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00000000B720000009B428C9716555D8079.png" manifest:media-type="image/png"/>
  <manifest:file-entry manifest:full-path="Pictures/10000201000003340000006A8A05325EC82813B0.png" manifest:media-type="image/png"/>
  <manifest:file-entry manifest:full-path="styles.xml" manifest:media-type="text/xml"/>
  <manifest:file-entry manifest:full-path="Thumbnails/thumbnail.png" manifest:media-type="image/png"/>
  <manifest:file-entry manifest:full-path="Object 1/settings.xml" manifest:media-type="text/xml"/>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Configurations2/" manifest:media-type="application/vnd.sun.xml.ui.configuration"/>
  <manifest:file-entry manifest:full-path="content.xml" manifest:media-type="text/xml"/>
  <manifest:file-entry manifest:full-path="ObjectReplacements/Object 1" manifest:media-type=""/>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 svg:font-family="'Liberation Mono', 'MS Gothic'" style:font-family-generic="modern"/>
    <style:font-face style:name="Liberation Serif1" svg:font-family="'Liberation Serif', 'Times New Roman'" style:font-family-generic="roman"/>
    <style:font-face style:name="FreeSans1" svg:font-family="FreeSans" style:font-family-generic="swiss"/>
    <style:font-face style:name="FreeSans2" svg:font-family="FreeSans, Arial" style:font-family-generic="swiss"/>
    <style:font-face style:name="DejaVu Sans1" svg:font-family="'DejaVu Sans', 'Times New Roman'" style:font-pitch="variable"/>
    <style:font-face style:name="FreeSerif" svg:font-family="FreeSerif" style:font-family-generic="roman" style:font-pitch="variable"/>
    <style:font-face style:name="Liberation Serif" svg:font-family="'Liberation Serif'" style:font-family-generic="roman" style:font-pitch="variable"/>
    <style:font-face style:name="Times New Roman Cyr" svg:font-family="'Times New Roman Cyr'"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text-align="end" style:justify-single-word="false"/>
    </style:style>
    <style:style style:name="P2" style:family="paragraph" style:parent-style-name="Text_20_body">
      <style:text-properties fo:font-style="italic" style:font-style-asian="italic" style:font-style-complex="italic"/>
    </style:style>
    <style:style style:name="P3" style:family="paragraph" style:parent-style-name="Text_20_body">
      <style:text-properties officeooo:paragraph-rsid="002029b4"/>
    </style:style>
    <style:style style:name="P4" style:family="paragraph" style:parent-style-name="Text_20_body">
      <style:text-properties officeooo:paragraph-rsid="002455f2"/>
    </style:style>
    <style:style style:name="P5" style:family="paragraph" style:parent-style-name="Text_20_body">
      <style:text-properties officeooo:paragraph-rsid="0028656c"/>
    </style:style>
    <style:style style:name="P6" style:family="paragraph" style:parent-style-name="Text_20_body">
      <style:text-properties officeooo:paragraph-rsid="002b0fa9"/>
    </style:style>
    <style:style style:name="P7" style:family="paragraph" style:parent-style-name="Text_20_body">
      <style:text-properties officeooo:paragraph-rsid="00388490"/>
    </style:style>
    <style:style style:name="P8" style:family="paragraph" style:parent-style-name="Text_20_body">
      <style:text-properties officeooo:paragraph-rsid="003b455e"/>
    </style:style>
    <style:style style:name="P9" style:family="paragraph" style:parent-style-name="Text_20_body">
      <style:text-properties officeooo:paragraph-rsid="0047acbe"/>
    </style:style>
    <style:style style:name="P10" style:family="paragraph" style:parent-style-name="Text_20_body">
      <style:text-properties officeooo:paragraph-rsid="005017ba"/>
    </style:style>
    <style:style style:name="P11" style:family="paragraph" style:parent-style-name="Text_20_body">
      <style:text-properties officeooo:paragraph-rsid="005e6eb9"/>
    </style:style>
    <style:style style:name="P12" style:family="paragraph" style:parent-style-name="Text_20_body">
      <style:text-properties officeooo:paragraph-rsid="005fc8a6"/>
    </style:style>
    <style:style style:name="P13" style:family="paragraph" style:parent-style-name="Text_20_body">
      <style:text-properties officeooo:paragraph-rsid="0060822e"/>
    </style:style>
    <style:style style:name="P14" style:family="paragraph" style:parent-style-name="Text_20_body">
      <style:text-properties officeooo:paragraph-rsid="006236be"/>
    </style:style>
    <style:style style:name="P15" style:family="paragraph" style:parent-style-name="Text_20_body">
      <style:text-properties officeooo:paragraph-rsid="006b82cb"/>
    </style:style>
    <style:style style:name="P16" style:family="paragraph" style:parent-style-name="Text_20_body">
      <style:text-properties officeooo:paragraph-rsid="006c2c40"/>
    </style:style>
    <style:style style:name="P17" style:family="paragraph" style:parent-style-name="Text_20_body">
      <style:paragraph-properties fo:text-align="center" style:justify-single-word="false"/>
    </style:style>
    <style:style style:name="P18" style:family="paragraph" style:parent-style-name="Text_20_body">
      <style:paragraph-properties fo:text-align="center" style:justify-single-word="false"/>
      <style:text-properties officeooo:paragraph-rsid="006c2c40"/>
    </style:style>
    <style:style style:name="P19" style:family="paragraph" style:parent-style-name="Text_20_body">
      <style:paragraph-properties fo:text-align="center" style:justify-single-word="false"/>
      <style:text-properties officeooo:paragraph-rsid="022423ee"/>
    </style:style>
    <style:style style:name="P20" style:family="paragraph" style:parent-style-name="Text_20_body">
      <style:text-properties officeooo:paragraph-rsid="006c8658"/>
    </style:style>
    <style:style style:name="P21" style:family="paragraph" style:parent-style-name="Text_20_body">
      <style:text-properties officeooo:paragraph-rsid="006de052"/>
    </style:style>
    <style:style style:name="P22" style:family="paragraph" style:parent-style-name="Text_20_body">
      <style:text-properties officeooo:paragraph-rsid="006e2449"/>
    </style:style>
    <style:style style:name="P23" style:family="paragraph" style:parent-style-name="Text_20_body">
      <style:text-properties officeooo:paragraph-rsid="00766915"/>
    </style:style>
    <style:style style:name="P24" style:family="paragraph" style:parent-style-name="Text_20_body">
      <style:text-properties officeooo:paragraph-rsid="007d5639"/>
    </style:style>
    <style:style style:name="P25" style:family="paragraph" style:parent-style-name="Text_20_body">
      <style:text-properties officeooo:paragraph-rsid="008bc171"/>
    </style:style>
    <style:style style:name="P26" style:family="paragraph" style:parent-style-name="Text_20_body">
      <style:text-properties officeooo:paragraph-rsid="009494b1"/>
    </style:style>
    <style:style style:name="P27" style:family="paragraph" style:parent-style-name="Text_20_body">
      <style:text-properties officeooo:paragraph-rsid="0094d8d9"/>
    </style:style>
    <style:style style:name="P28" style:family="paragraph" style:parent-style-name="Text_20_body">
      <style:text-properties officeooo:paragraph-rsid="009a5a2a"/>
    </style:style>
    <style:style style:name="P29" style:family="paragraph" style:parent-style-name="Text_20_body">
      <style:text-properties officeooo:paragraph-rsid="009c4c4d"/>
    </style:style>
    <style:style style:name="P30" style:family="paragraph" style:parent-style-name="Text_20_body">
      <style:text-properties officeooo:paragraph-rsid="00a1ace6"/>
    </style:style>
    <style:style style:name="P31" style:family="paragraph" style:parent-style-name="Text_20_body">
      <style:text-properties officeooo:paragraph-rsid="00aaac02"/>
    </style:style>
    <style:style style:name="P32" style:family="paragraph" style:parent-style-name="Text_20_body">
      <style:text-properties officeooo:paragraph-rsid="00b09de6"/>
    </style:style>
    <style:style style:name="P33" style:family="paragraph" style:parent-style-name="Text_20_body">
      <style:text-properties officeooo:paragraph-rsid="00b39899"/>
    </style:style>
    <style:style style:name="P34" style:family="paragraph" style:parent-style-name="Text_20_body">
      <style:text-properties officeooo:paragraph-rsid="00c38124"/>
    </style:style>
    <style:style style:name="P35" style:family="paragraph" style:parent-style-name="Text_20_body">
      <style:text-properties officeooo:paragraph-rsid="00c4ad28"/>
    </style:style>
    <style:style style:name="P36" style:family="paragraph" style:parent-style-name="Text_20_body">
      <style:text-properties officeooo:paragraph-rsid="00c595a4"/>
    </style:style>
    <style:style style:name="P37" style:family="paragraph" style:parent-style-name="Text_20_body">
      <style:text-properties officeooo:paragraph-rsid="00c5a1c7"/>
    </style:style>
    <style:style style:name="P38" style:family="paragraph" style:parent-style-name="Text_20_body">
      <style:text-properties officeooo:paragraph-rsid="00c96220"/>
    </style:style>
    <style:style style:name="P39" style:family="paragraph" style:parent-style-name="Text_20_body">
      <style:text-properties officeooo:paragraph-rsid="00ca7c42"/>
    </style:style>
    <style:style style:name="P40" style:family="paragraph" style:parent-style-name="Text_20_body">
      <style:text-properties officeooo:paragraph-rsid="00cab2b0"/>
    </style:style>
    <style:style style:name="P41" style:family="paragraph" style:parent-style-name="Text_20_body">
      <style:text-properties officeooo:paragraph-rsid="00cca6b6"/>
    </style:style>
    <style:style style:name="P42" style:family="paragraph" style:parent-style-name="Text_20_body">
      <style:text-properties officeooo:paragraph-rsid="00d25253"/>
    </style:style>
    <style:style style:name="P43" style:family="paragraph" style:parent-style-name="Text_20_body">
      <style:text-properties fo:font-weight="normal" style:font-weight-asian="normal" style:font-weight-complex="normal"/>
    </style:style>
    <style:style style:name="P44" style:family="paragraph" style:parent-style-name="Text_20_body">
      <style:text-properties officeooo:paragraph-rsid="00df6893"/>
    </style:style>
    <style:style style:name="P45" style:family="paragraph" style:parent-style-name="Text_20_body">
      <style:text-properties officeooo:paragraph-rsid="00e1ce3c"/>
    </style:style>
    <style:style style:name="P46" style:family="paragraph" style:parent-style-name="Text_20_body">
      <style:text-properties officeooo:paragraph-rsid="00e1ea05"/>
    </style:style>
    <style:style style:name="P47" style:family="paragraph" style:parent-style-name="Text_20_body">
      <style:text-properties officeooo:paragraph-rsid="00e3c689"/>
    </style:style>
    <style:style style:name="P48" style:family="paragraph" style:parent-style-name="Text_20_body">
      <style:text-properties officeooo:paragraph-rsid="00e4628b"/>
    </style:style>
    <style:style style:name="P49" style:family="paragraph" style:parent-style-name="Text_20_body">
      <style:text-properties officeooo:paragraph-rsid="00e4bb68"/>
    </style:style>
    <style:style style:name="P50" style:family="paragraph" style:parent-style-name="Text_20_body">
      <style:text-properties officeooo:paragraph-rsid="00e84d94"/>
    </style:style>
    <style:style style:name="P51" style:family="paragraph" style:parent-style-name="Text_20_body">
      <style:text-properties officeooo:paragraph-rsid="00eb0ed1"/>
    </style:style>
    <style:style style:name="P52" style:family="paragraph" style:parent-style-name="Text_20_body">
      <style:text-properties officeooo:paragraph-rsid="00eef302"/>
    </style:style>
    <style:style style:name="P53" style:family="paragraph" style:parent-style-name="Text_20_body">
      <style:text-properties officeooo:paragraph-rsid="00f5e236"/>
    </style:style>
    <style:style style:name="P54" style:family="paragraph" style:parent-style-name="Text_20_body">
      <style:text-properties officeooo:paragraph-rsid="00ff0722"/>
    </style:style>
    <style:style style:name="P55" style:family="paragraph" style:parent-style-name="Text_20_body">
      <style:text-properties officeooo:paragraph-rsid="00ffff48"/>
    </style:style>
    <style:style style:name="P56" style:family="paragraph" style:parent-style-name="Text_20_body">
      <style:text-properties officeooo:paragraph-rsid="01005844"/>
    </style:style>
    <style:style style:name="P57" style:family="paragraph" style:parent-style-name="Text_20_body">
      <style:text-properties officeooo:paragraph-rsid="0104d3ca"/>
    </style:style>
    <style:style style:name="P58" style:family="paragraph" style:parent-style-name="Text_20_body">
      <style:text-properties officeooo:paragraph-rsid="0107a7aa"/>
    </style:style>
    <style:style style:name="P59" style:family="paragraph" style:parent-style-name="Text_20_body">
      <style:text-properties officeooo:paragraph-rsid="0108452d"/>
    </style:style>
    <style:style style:name="P60" style:family="paragraph" style:parent-style-name="Text_20_body">
      <style:text-properties officeooo:paragraph-rsid="01094b0c"/>
    </style:style>
    <style:style style:name="P61" style:family="paragraph" style:parent-style-name="Text_20_body">
      <style:text-properties officeooo:paragraph-rsid="010c652a"/>
    </style:style>
    <style:style style:name="P62" style:family="paragraph" style:parent-style-name="Text_20_body">
      <style:text-properties officeooo:paragraph-rsid="011500f1"/>
    </style:style>
    <style:style style:name="P63" style:family="paragraph" style:parent-style-name="Text_20_body">
      <style:text-properties officeooo:paragraph-rsid="01166568"/>
    </style:style>
    <style:style style:name="P64" style:family="paragraph" style:parent-style-name="Text_20_body">
      <style:text-properties officeooo:paragraph-rsid="011d5069"/>
    </style:style>
    <style:style style:name="P65" style:family="paragraph" style:parent-style-name="Text_20_body">
      <style:text-properties officeooo:paragraph-rsid="01251aa1"/>
    </style:style>
    <style:style style:name="P66" style:family="paragraph" style:parent-style-name="Text_20_body">
      <style:text-properties officeooo:paragraph-rsid="01527df1"/>
    </style:style>
    <style:style style:name="P67" style:family="paragraph" style:parent-style-name="Text_20_body">
      <style:text-properties officeooo:paragraph-rsid="015d3688"/>
    </style:style>
    <style:style style:name="P68" style:family="paragraph" style:parent-style-name="Text_20_body">
      <style:text-properties officeooo:paragraph-rsid="015edee9"/>
    </style:style>
    <style:style style:name="P69" style:family="paragraph" style:parent-style-name="Text_20_body">
      <style:text-properties officeooo:paragraph-rsid="01677ecb"/>
    </style:style>
    <style:style style:name="P70" style:family="paragraph" style:parent-style-name="Text_20_body">
      <style:text-properties officeooo:paragraph-rsid="016ff846"/>
    </style:style>
    <style:style style:name="P71" style:family="paragraph" style:parent-style-name="Text_20_body">
      <style:text-properties officeooo:paragraph-rsid="017312b3"/>
    </style:style>
    <style:style style:name="P72" style:family="paragraph" style:parent-style-name="Text_20_body">
      <style:text-properties officeooo:paragraph-rsid="0178ee11"/>
    </style:style>
    <style:style style:name="P73" style:family="paragraph" style:parent-style-name="Text_20_body">
      <style:text-properties officeooo:paragraph-rsid="01797ab2"/>
    </style:style>
    <style:style style:name="P74" style:family="paragraph" style:parent-style-name="Text_20_body">
      <style:text-properties officeooo:paragraph-rsid="017c430a"/>
    </style:style>
    <style:style style:name="P75" style:family="paragraph" style:parent-style-name="Text_20_body">
      <style:text-properties officeooo:paragraph-rsid="017e9c95"/>
    </style:style>
    <style:style style:name="P76" style:family="paragraph" style:parent-style-name="Text_20_body">
      <style:text-properties fo:font-variant="small-caps"/>
    </style:style>
    <style:style style:name="P77" style:family="paragraph" style:parent-style-name="Text_20_body">
      <style:paragraph-properties fo:text-align="center" style:justify-single-word="false"/>
      <style:text-properties fo:font-variant="small-caps"/>
    </style:style>
    <style:style style:name="P78" style:family="paragraph" style:parent-style-name="Text_20_body">
      <style:text-properties officeooo:paragraph-rsid="017ef327"/>
    </style:style>
    <style:style style:name="P79" style:family="paragraph" style:parent-style-name="Text_20_body">
      <style:text-properties officeooo:paragraph-rsid="0185ad99"/>
    </style:style>
    <style:style style:name="P80" style:family="paragraph" style:parent-style-name="Text_20_body">
      <style:text-properties officeooo:paragraph-rsid="0185fa49"/>
    </style:style>
    <style:style style:name="P81" style:family="paragraph" style:parent-style-name="Text_20_body">
      <style:text-properties officeooo:paragraph-rsid="018718ae"/>
    </style:style>
    <style:style style:name="P82" style:family="paragraph" style:parent-style-name="Text_20_body">
      <style:text-properties officeooo:paragraph-rsid="01939a98"/>
    </style:style>
    <style:style style:name="P83" style:family="paragraph" style:parent-style-name="Text_20_body">
      <style:text-properties officeooo:paragraph-rsid="01977d1a"/>
    </style:style>
    <style:style style:name="P84" style:family="paragraph" style:parent-style-name="Text_20_body">
      <style:text-properties officeooo:paragraph-rsid="0198f1e1"/>
    </style:style>
    <style:style style:name="P85" style:family="paragraph" style:parent-style-name="Text_20_body">
      <style:text-properties officeooo:paragraph-rsid="01a2eb26"/>
    </style:style>
    <style:style style:name="P86" style:family="paragraph" style:parent-style-name="Text_20_body">
      <style:text-properties officeooo:paragraph-rsid="01a66abe"/>
    </style:style>
    <style:style style:name="P87" style:family="paragraph" style:parent-style-name="Text_20_body">
      <style:text-properties officeooo:paragraph-rsid="01ac3a71"/>
    </style:style>
    <style:style style:name="P88" style:family="paragraph" style:parent-style-name="Text_20_body">
      <style:text-properties officeooo:paragraph-rsid="01acd23e"/>
    </style:style>
    <style:style style:name="P89" style:family="paragraph" style:parent-style-name="Text_20_body">
      <style:text-properties officeooo:paragraph-rsid="01ad53a0"/>
    </style:style>
    <style:style style:name="P90" style:family="paragraph" style:parent-style-name="Text_20_body">
      <style:text-properties officeooo:paragraph-rsid="01ae3d70"/>
    </style:style>
    <style:style style:name="P91" style:family="paragraph" style:parent-style-name="Text_20_body">
      <style:text-properties officeooo:paragraph-rsid="01b2acc7"/>
    </style:style>
    <style:style style:name="P92" style:family="paragraph" style:parent-style-name="Text_20_body">
      <style:text-properties officeooo:paragraph-rsid="01b356ba"/>
    </style:style>
    <style:style style:name="P93" style:family="paragraph" style:parent-style-name="Text_20_body">
      <style:text-properties officeooo:paragraph-rsid="01bf02df"/>
    </style:style>
    <style:style style:name="P94" style:family="paragraph" style:parent-style-name="Text_20_body">
      <style:text-properties officeooo:paragraph-rsid="01c18c2e"/>
    </style:style>
    <style:style style:name="P95" style:family="paragraph" style:parent-style-name="Text_20_body">
      <style:text-properties officeooo:paragraph-rsid="01c32744"/>
    </style:style>
    <style:style style:name="P96" style:family="paragraph" style:parent-style-name="Text_20_body">
      <style:text-properties officeooo:paragraph-rsid="01c3eb3b"/>
    </style:style>
    <style:style style:name="P97" style:family="paragraph" style:parent-style-name="Text_20_body">
      <style:text-properties officeooo:paragraph-rsid="01c812e4"/>
    </style:style>
    <style:style style:name="P98" style:family="paragraph" style:parent-style-name="Text_20_body">
      <style:text-properties officeooo:paragraph-rsid="01d2a21a"/>
    </style:style>
    <style:style style:name="P99" style:family="paragraph" style:parent-style-name="Text_20_body">
      <style:text-properties officeooo:paragraph-rsid="01d348e9"/>
    </style:style>
    <style:style style:name="P100" style:family="paragraph" style:parent-style-name="Text_20_body">
      <style:text-properties officeooo:paragraph-rsid="01d3589f"/>
    </style:style>
    <style:style style:name="P101" style:family="paragraph" style:parent-style-name="Text_20_body">
      <style:text-properties officeooo:paragraph-rsid="01d3a0a6"/>
    </style:style>
    <style:style style:name="P102" style:family="paragraph" style:parent-style-name="Text_20_body">
      <style:text-properties officeooo:paragraph-rsid="01d94813"/>
    </style:style>
    <style:style style:name="P103" style:family="paragraph" style:parent-style-name="Text_20_body">
      <style:text-properties officeooo:paragraph-rsid="01da9d64"/>
    </style:style>
    <style:style style:name="P104" style:family="paragraph" style:parent-style-name="Text_20_body">
      <style:text-properties officeooo:paragraph-rsid="01ddfede"/>
    </style:style>
    <style:style style:name="P105" style:family="paragraph" style:parent-style-name="Text_20_body">
      <style:text-properties officeooo:paragraph-rsid="01ec2012"/>
    </style:style>
    <style:style style:name="P106" style:family="paragraph" style:parent-style-name="Text_20_body">
      <style:text-properties officeooo:paragraph-rsid="0219a410"/>
    </style:style>
    <style:style style:name="P107" style:family="paragraph" style:parent-style-name="Text_20_body">
      <style:text-properties officeooo:paragraph-rsid="021b0a70"/>
    </style:style>
    <style:style style:name="P108" style:family="paragraph" style:parent-style-name="Text_20_body">
      <style:text-properties officeooo:paragraph-rsid="021c6a33"/>
    </style:style>
    <style:style style:name="P109" style:family="paragraph" style:parent-style-name="Text_20_body">
      <style:text-properties officeooo:paragraph-rsid="022423ee"/>
    </style:style>
    <style:style style:name="P110" style:family="paragraph" style:parent-style-name="Text_20_body">
      <style:text-properties officeooo:paragraph-rsid="02252185"/>
    </style:style>
    <style:style style:name="P111" style:family="paragraph" style:parent-style-name="Text_20_body">
      <style:text-properties officeooo:paragraph-rsid="02254542"/>
    </style:style>
    <style:style style:name="P112" style:family="paragraph" style:parent-style-name="Text_20_body">
      <style:text-properties officeooo:paragraph-rsid="022b3cd2"/>
    </style:style>
    <style:style style:name="P113" style:family="paragraph" style:parent-style-name="Text_20_body">
      <style:text-properties officeooo:paragraph-rsid="0236caa0"/>
    </style:style>
    <style:style style:name="P114" style:family="paragraph" style:parent-style-name="Text_20_body">
      <style:text-properties officeooo:paragraph-rsid="02488961"/>
    </style:style>
    <style:style style:name="P115" style:family="paragraph" style:parent-style-name="Text_20_body">
      <style:text-properties officeooo:paragraph-rsid="024f2f8b"/>
    </style:style>
    <style:style style:name="P116" style:family="paragraph" style:parent-style-name="Text_20_body">
      <style:text-properties officeooo:paragraph-rsid="024fab84"/>
    </style:style>
    <style:style style:name="P117" style:family="paragraph" style:parent-style-name="Text_20_body">
      <style:text-properties officeooo:paragraph-rsid="025263b0"/>
    </style:style>
    <style:style style:name="P118" style:family="paragraph" style:parent-style-name="Text_20_body">
      <style:text-properties officeooo:paragraph-rsid="0260251c"/>
    </style:style>
    <style:style style:name="P119" style:family="paragraph" style:parent-style-name="Text_20_body">
      <style:text-properties officeooo:paragraph-rsid="02627cb6"/>
    </style:style>
    <style:style style:name="P120" style:family="paragraph" style:parent-style-name="Text_20_body">
      <style:text-properties officeooo:paragraph-rsid="026bc93d"/>
    </style:style>
    <style:style style:name="P121" style:family="paragraph" style:parent-style-name="Text_20_body">
      <style:text-properties officeooo:paragraph-rsid="026c4e56"/>
    </style:style>
    <style:style style:name="P122" style:family="paragraph" style:parent-style-name="Text_20_body">
      <style:text-properties officeooo:paragraph-rsid="026d18bd"/>
    </style:style>
    <style:style style:name="P123" style:family="paragraph" style:parent-style-name="Text_20_body">
      <style:text-properties officeooo:paragraph-rsid="026f1c88"/>
    </style:style>
    <style:style style:name="P124" style:family="paragraph" style:parent-style-name="Text_20_body">
      <style:text-properties officeooo:paragraph-rsid="0270252b"/>
    </style:style>
    <style:style style:name="P125" style:family="paragraph" style:parent-style-name="Text_20_body">
      <style:text-properties officeooo:paragraph-rsid="027768aa"/>
    </style:style>
    <style:style style:name="P126" style:family="paragraph" style:parent-style-name="Text_20_body">
      <style:text-properties officeooo:paragraph-rsid="02795e1e"/>
    </style:style>
    <style:style style:name="P127" style:family="paragraph" style:parent-style-name="Text_20_body">
      <style:text-properties officeooo:paragraph-rsid="027b0a31"/>
    </style:style>
    <style:style style:name="P128" style:family="paragraph" style:parent-style-name="Text_20_body">
      <style:text-properties officeooo:rsid="028f84fc" officeooo:paragraph-rsid="028f84fc"/>
    </style:style>
    <style:style style:name="P129" style:family="paragraph" style:parent-style-name="Text_20_body">
      <style:text-properties officeooo:paragraph-rsid="0297e1a1"/>
    </style:style>
    <style:style style:name="P130" style:family="paragraph" style:parent-style-name="Text_20_body">
      <style:text-properties officeooo:paragraph-rsid="02980c5f"/>
    </style:style>
    <style:style style:name="P131" style:family="paragraph" style:parent-style-name="Text_20_body">
      <style:text-properties officeooo:paragraph-rsid="029dda70"/>
    </style:style>
    <style:style style:name="P132" style:family="paragraph" style:parent-style-name="Text_20_body">
      <style:text-properties officeooo:paragraph-rsid="02a566ce"/>
    </style:style>
    <style:style style:name="P133" style:family="paragraph" style:parent-style-name="Text_20_body">
      <style:text-properties officeooo:paragraph-rsid="02a7053f"/>
    </style:style>
    <style:style style:name="P134" style:family="paragraph" style:parent-style-name="Text_20_body">
      <style:text-properties officeooo:paragraph-rsid="02a76a98"/>
    </style:style>
    <style:style style:name="P135" style:family="paragraph" style:parent-style-name="Text_20_body">
      <style:text-properties officeooo:paragraph-rsid="02b0f4c7"/>
    </style:style>
    <style:style style:name="P136" style:family="paragraph" style:parent-style-name="Text_20_body">
      <style:text-properties officeooo:paragraph-rsid="02b4bfc4"/>
    </style:style>
    <style:style style:name="P137" style:family="paragraph" style:parent-style-name="Text_20_body">
      <style:text-properties officeooo:paragraph-rsid="02bd533b"/>
    </style:style>
    <style:style style:name="P138" style:family="paragraph" style:parent-style-name="Text_20_body">
      <style:text-properties officeooo:paragraph-rsid="02be9e1c"/>
    </style:style>
    <style:style style:name="P139" style:family="paragraph" style:parent-style-name="Text_20_body">
      <style:text-properties officeooo:paragraph-rsid="02c14b90"/>
    </style:style>
    <style:style style:name="P140" style:family="paragraph" style:parent-style-name="Heading_20_3">
      <style:text-properties officeooo:paragraph-rsid="000f50f9"/>
    </style:style>
    <style:style style:name="P141" style:family="paragraph" style:parent-style-name="Heading_20_3">
      <style:paragraph-properties fo:text-align="center" style:justify-single-word="false"/>
      <style:text-properties officeooo:paragraph-rsid="000f50f9"/>
    </style:style>
    <style:style style:name="P142" style:family="paragraph" style:parent-style-name="Text_20_body">
      <style:paragraph-properties fo:margin-left="0in" fo:margin-right="0in" fo:text-align="start" style:justify-single-word="false" fo:text-indent="0in" style:auto-text-indent="false"/>
      <style:text-properties fo:language="none" fo:country="none" style:language-asian="none" style:country-asian="none"/>
    </style:style>
    <style:style style:name="P143" style:family="paragraph" style:parent-style-name="Text_20_body">
      <style:paragraph-properties fo:margin-left="0in" fo:margin-right="0in" fo:text-align="start" style:justify-single-word="false" fo:text-indent="0in" style:auto-text-indent="false"/>
      <style:text-properties fo:language="none" fo:country="none" officeooo:paragraph-rsid="002763ad" style:language-asian="none" style:country-asian="none"/>
    </style:style>
    <style:style style:name="P144" style:family="paragraph" style:parent-style-name="Text_20_body">
      <style:paragraph-properties fo:margin-left="0in" fo:margin-right="0in" fo:text-align="start" style:justify-single-word="false" fo:text-indent="0in" style:auto-text-indent="false"/>
      <style:text-properties fo:language="none" fo:country="none" officeooo:paragraph-rsid="00375486" style:language-asian="none" style:country-asian="none"/>
    </style:style>
    <style:style style:name="P145" style:family="paragraph" style:parent-style-name="Text_20_body">
      <style:paragraph-properties fo:margin-left="0in" fo:margin-right="0in" fo:text-indent="0in" style:auto-text-indent="false"/>
      <style:text-properties fo:language="none" fo:country="none" officeooo:rsid="0054a5ca" officeooo:paragraph-rsid="00697906" style:language-asian="none" style:country-asian="none"/>
    </style:style>
    <style:style style:name="P146" style:family="paragraph" style:parent-style-name="Text_20_body">
      <style:paragraph-properties fo:margin-left="0in" fo:margin-right="0in" fo:text-align="start" style:justify-single-word="false" fo:text-indent="0in" style:auto-text-indent="false"/>
      <style:text-properties fo:language="none" fo:country="none" fo:font-style="normal" officeooo:rsid="0054a5ca" officeooo:paragraph-rsid="0070ba87" style:language-asian="none" style:country-asian="none" style:font-style-asian="normal" style:font-style-complex="normal"/>
    </style:style>
    <style:style style:name="P147" style:family="paragraph" style:parent-style-name="Text_20_body">
      <style:paragraph-properties fo:margin-left="0in" fo:margin-right="0in" fo:text-align="start" style:justify-single-word="false" fo:text-indent="0in" style:auto-text-indent="false"/>
      <style:text-properties fo:language="none" fo:country="none" fo:font-style="normal" officeooo:rsid="0054a5ca" officeooo:paragraph-rsid="006ee34e" style:language-asian="none" style:country-asian="none" style:font-style-asian="normal" style:font-style-complex="normal"/>
    </style:style>
    <style:style style:name="P148" style:family="paragraph" style:parent-style-name="Text_20_body">
      <style:paragraph-properties fo:margin-left="0in" fo:margin-right="0in" fo:text-align="start" style:justify-single-word="false" fo:text-indent="0in" style:auto-text-indent="false"/>
      <style:text-properties fo:language="none" fo:country="none" fo:font-style="normal" officeooo:rsid="0054a5ca" officeooo:paragraph-rsid="00844015" style:language-asian="none" style:country-asian="none" style:font-style-asian="normal" style:font-style-complex="normal"/>
    </style:style>
    <style:style style:name="P149" style:family="paragraph" style:parent-style-name="Text_20_body">
      <style:paragraph-properties fo:margin-left="0in" fo:margin-right="0in" fo:text-align="start" style:justify-single-word="false" fo:text-indent="0in" style:auto-text-indent="false"/>
      <style:text-properties fo:language="none" fo:country="none" fo:font-style="normal" officeooo:rsid="0054a5ca" officeooo:paragraph-rsid="0096dc91" style:language-asian="none" style:country-asian="none" style:font-style-asian="normal" style:font-style-complex="normal"/>
    </style:style>
    <style:style style:name="P150" style:family="paragraph" style:parent-style-name="Text_20_body">
      <style:paragraph-properties fo:margin-left="0in" fo:margin-right="0in" fo:text-align="start" style:justify-single-word="false" fo:text-indent="0in" style:auto-text-indent="false"/>
      <style:text-properties fo:language="none" fo:country="none" fo:font-style="normal" officeooo:rsid="0054a5ca" officeooo:paragraph-rsid="009e5d60" style:language-asian="none" style:country-asian="none" style:font-style-asian="normal" style:font-style-complex="normal"/>
    </style:style>
    <style:style style:name="P151" style:family="paragraph" style:parent-style-name="Text_20_body">
      <style:paragraph-properties fo:margin-left="0in" fo:margin-right="0in" fo:text-align="start" style:justify-single-word="false" fo:text-indent="0in" style:auto-text-indent="false"/>
      <style:text-properties fo:language="ru" fo:country="RU" fo:font-style="normal" officeooo:rsid="0054a5ca" officeooo:paragraph-rsid="00bbee07" style:language-asian="none" style:country-asian="none" style:font-style-asian="normal" style:language-complex="hi" style:country-complex="IN" style:font-style-complex="normal"/>
    </style:style>
    <style:style style:name="P152" style:family="paragraph" style:parent-style-name="Text_20_body">
      <style:paragraph-properties fo:margin-left="0in" fo:margin-right="0in" fo:text-align="start" style:justify-single-word="false" fo:text-indent="0in" style:auto-text-indent="false"/>
      <style:text-properties fo:language="ru" fo:country="RU" fo:font-style="normal" officeooo:rsid="0054a5ca" officeooo:paragraph-rsid="00c7b5a4" style:language-asian="none" style:country-asian="none" style:font-style-asian="normal" style:language-complex="hi" style:country-complex="IN" style:font-style-complex="normal"/>
    </style:style>
    <style:style style:name="P153"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54a5ca" officeooo:paragraph-rsid="00e7d316" style:language-asian="none" style:country-asian="none" style:font-style-asian="normal" style:font-weight-asian="normal" style:language-complex="hi" style:country-complex="IN" style:font-style-complex="normal" style:font-weight-complex="normal"/>
    </style:style>
    <style:style style:name="P154"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0edf7bc" style:language-asian="none" style:country-asian="none" style:font-style-asian="normal" style:font-weight-asian="normal" style:language-complex="hi" style:country-complex="IN" style:font-style-complex="normal" style:font-weight-complex="normal"/>
    </style:style>
    <style:style style:name="P155"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013f06" style:language-asian="none" style:country-asian="none" style:font-style-asian="normal" style:font-weight-asian="normal" style:language-complex="hi" style:country-complex="IN" style:font-style-complex="normal" style:font-weight-complex="normal"/>
    </style:style>
    <style:style style:name="P156"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0fcc3f" style:language-asian="none" style:country-asian="none" style:font-style-asian="normal" style:font-weight-asian="normal" style:language-complex="hi" style:country-complex="IN" style:font-style-complex="normal" style:font-weight-complex="normal"/>
    </style:style>
    <style:style style:name="P157"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26fe32" style:language-asian="none" style:country-asian="none" style:font-style-asian="normal" style:font-weight-asian="normal" style:language-complex="hi" style:country-complex="IN" style:font-style-complex="normal" style:font-weight-complex="normal"/>
    </style:style>
    <style:style style:name="P158"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3ac95f" style:language-asian="none" style:country-asian="none" style:font-style-asian="normal" style:font-weight-asian="normal" style:language-complex="hi" style:country-complex="IN" style:font-style-complex="normal" style:font-weight-complex="normal"/>
    </style:style>
    <style:style style:name="P159"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4a159e" style:language-asian="none" style:country-asian="none" style:font-style-asian="normal" style:font-weight-asian="normal" style:language-complex="hi" style:country-complex="IN" style:font-style-complex="normal" style:font-weight-complex="normal"/>
    </style:style>
    <style:style style:name="P160"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5a613b" style:language-asian="none" style:country-asian="none" style:font-style-asian="normal" style:font-weight-asian="normal" style:language-complex="hi" style:country-complex="IN" style:font-style-complex="normal" style:font-weight-complex="normal"/>
    </style:style>
    <style:style style:name="P161"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6b1156" style:language-asian="none" style:country-asian="none" style:font-style-asian="normal" style:font-weight-asian="normal" style:language-complex="hi" style:country-complex="IN" style:font-style-complex="normal" style:font-weight-complex="normal"/>
    </style:style>
    <style:style style:name="P162"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7584eb" style:language-asian="none" style:country-asian="none" style:font-style-asian="normal" style:font-weight-asian="normal" style:language-complex="hi" style:country-complex="IN" style:font-style-complex="normal" style:font-weight-complex="normal"/>
    </style:style>
    <style:style style:name="P163"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7c430a" style:language-asian="none" style:country-asian="none" style:font-style-asian="normal" style:font-weight-asian="normal" style:language-complex="hi" style:country-complex="IN" style:font-style-complex="normal" style:font-weight-complex="normal"/>
    </style:style>
    <style:style style:name="P164"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82960c" style:language-asian="none" style:country-asian="none" style:font-style-asian="normal" style:font-weight-asian="normal" style:language-complex="hi" style:country-complex="IN" style:font-style-complex="normal" style:font-weight-complex="normal"/>
    </style:style>
    <style:style style:name="P165"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884733" style:language-asian="none" style:country-asian="none" style:font-style-asian="normal" style:font-weight-asian="normal" style:language-complex="hi" style:country-complex="IN" style:font-style-complex="normal" style:font-weight-complex="normal"/>
    </style:style>
    <style:style style:name="P166"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8ddb08" style:language-asian="none" style:country-asian="none" style:font-style-asian="normal" style:font-weight-asian="normal" style:language-complex="hi" style:country-complex="IN" style:font-style-complex="normal" style:font-weight-complex="normal"/>
    </style:style>
    <style:style style:name="P167"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9b7f6b" style:language-asian="none" style:country-asian="none" style:font-style-asian="normal" style:font-weight-asian="normal" style:language-complex="hi" style:country-complex="IN" style:font-style-complex="normal" style:font-weight-complex="normal"/>
    </style:style>
    <style:style style:name="P168"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a95264" style:language-asian="none" style:country-asian="none" style:font-style-asian="normal" style:font-weight-asian="normal" style:language-complex="hi" style:country-complex="IN" style:font-style-complex="normal" style:font-weight-complex="normal"/>
    </style:style>
    <style:style style:name="P169"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b01d9a" style:language-asian="none" style:country-asian="none" style:font-style-asian="normal" style:font-weight-asian="normal" style:language-complex="hi" style:country-complex="IN" style:font-style-complex="normal" style:font-weight-complex="normal"/>
    </style:style>
    <style:style style:name="P170"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b3ffba" style:language-asian="none" style:country-asian="none" style:font-style-asian="normal" style:font-weight-asian="normal" style:language-complex="hi" style:country-complex="IN" style:font-style-complex="normal" style:font-weight-complex="normal"/>
    </style:style>
    <style:style style:name="P171"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bbd5f8" style:language-asian="none" style:country-asian="none" style:font-style-asian="normal" style:font-weight-asian="normal" style:language-complex="hi" style:country-complex="IN" style:font-style-complex="normal" style:font-weight-complex="normal"/>
    </style:style>
    <style:style style:name="P172"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c6e4cd" style:language-asian="none" style:country-asian="none" style:font-style-asian="normal" style:font-weight-asian="normal" style:language-complex="hi" style:country-complex="IN" style:font-style-complex="normal" style:font-weight-complex="normal"/>
    </style:style>
    <style:style style:name="P173"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cccef4" style:language-asian="none" style:country-asian="none" style:font-style-asian="normal" style:font-weight-asian="normal" style:language-complex="hi" style:country-complex="IN" style:font-style-complex="normal" style:font-weight-complex="normal"/>
    </style:style>
    <style:style style:name="P174"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d62c0e" style:language-asian="none" style:country-asian="none" style:font-style-asian="normal" style:font-weight-asian="normal" style:language-complex="hi" style:country-complex="IN" style:font-style-complex="normal" style:font-weight-complex="normal"/>
    </style:style>
    <style:style style:name="P175"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e1bcb4" style:language-asian="none" style:country-asian="none" style:font-style-asian="normal" style:font-weight-asian="normal" style:language-complex="hi" style:country-complex="IN" style:font-style-complex="normal" style:font-weight-complex="normal"/>
    </style:style>
    <style:style style:name="P176"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eb4f28" style:language-asian="none" style:country-asian="none" style:font-style-asian="normal" style:font-weight-asian="normal" style:language-complex="hi" style:country-complex="IN" style:font-style-complex="normal" style:font-weight-complex="normal"/>
    </style:style>
    <style:style style:name="P177"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f76dc5" style:language-asian="none" style:country-asian="none" style:font-style-asian="normal" style:font-weight-asian="normal" style:language-complex="hi" style:country-complex="IN" style:font-style-complex="normal" style:font-weight-complex="normal"/>
    </style:style>
    <style:style style:name="P178"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fd9033" style:language-asian="none" style:country-asian="none" style:font-style-asian="normal" style:font-weight-asian="normal" style:language-complex="hi" style:country-complex="IN" style:font-style-complex="normal" style:font-weight-complex="normal"/>
    </style:style>
    <style:style style:name="P179"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faf48a" officeooo:paragraph-rsid="00faf48a" style:language-asian="none" style:country-asian="none" style:font-style-asian="normal" style:font-weight-asian="normal" style:language-complex="hi" style:country-complex="IN" style:font-style-complex="normal" style:font-weight-complex="normal"/>
    </style:style>
    <style:style style:name="P180"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2082d19" officeooo:paragraph-rsid="020bc6b0" style:language-asian="none" style:country-asian="none" style:font-style-asian="normal" style:font-weight-asian="normal" style:language-complex="hi" style:country-complex="IN" style:font-style-complex="normal" style:font-weight-complex="normal"/>
    </style:style>
    <style:style style:name="P181"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2082d19" officeooo:paragraph-rsid="021436eb" style:language-asian="none" style:country-asian="none" style:font-style-asian="normal" style:font-weight-asian="normal" style:language-complex="hi" style:country-complex="IN" style:font-style-complex="normal" style:font-weight-complex="normal"/>
    </style:style>
    <style:style style:name="P182"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2082d19" officeooo:paragraph-rsid="022377d2" style:language-asian="none" style:country-asian="none" style:font-style-asian="normal" style:font-weight-asian="normal" style:language-complex="hi" style:country-complex="IN" style:font-style-complex="normal" style:font-weight-complex="normal"/>
    </style:style>
    <style:style style:name="P183"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2082d19" officeooo:paragraph-rsid="02488961" style:language-asian="none" style:country-asian="none" style:font-style-asian="normal" style:font-weight-asian="normal" style:language-complex="hi" style:country-complex="IN" style:font-style-complex="normal" style:font-weight-complex="normal"/>
    </style:style>
    <style:style style:name="P184"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2082d19" officeooo:paragraph-rsid="0255fbc6" style:language-asian="none" style:country-asian="none" style:font-style-asian="normal" style:font-weight-asian="normal" style:language-complex="hi" style:country-complex="IN" style:font-style-complex="normal" style:font-weight-complex="normal"/>
    </style:style>
    <style:style style:name="P185"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2082d19" officeooo:paragraph-rsid="026d18bd" style:language-asian="none" style:country-asian="none" style:font-style-asian="normal" style:font-weight-asian="normal" style:language-complex="hi" style:country-complex="IN" style:font-style-complex="normal" style:font-weight-complex="normal"/>
    </style:style>
    <style:style style:name="P186"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2082d19" officeooo:paragraph-rsid="026f1c88" style:language-asian="none" style:country-asian="none" style:font-style-asian="normal" style:font-weight-asian="normal" style:language-complex="hi" style:country-complex="IN" style:font-style-complex="normal" style:font-weight-complex="normal"/>
    </style:style>
    <style:style style:name="P187"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2082d19" officeooo:paragraph-rsid="0273ee8e" style:language-asian="none" style:country-asian="none" style:font-style-asian="normal" style:font-weight-asian="normal" style:language-complex="hi" style:country-complex="IN" style:font-style-complex="normal" style:font-weight-complex="normal"/>
    </style:style>
    <style:style style:name="P188"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2082d19" officeooo:paragraph-rsid="02878ad6" style:language-asian="none" style:country-asian="none" style:font-style-asian="normal" style:font-weight-asian="normal" style:language-complex="hi" style:country-complex="IN" style:font-style-complex="normal" style:font-weight-complex="normal"/>
    </style:style>
    <style:style style:name="P189"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2941fee" officeooo:paragraph-rsid="02941fee" style:language-asian="none" style:country-asian="none" style:font-style-asian="normal" style:font-weight-asian="normal" style:language-complex="hi" style:country-complex="IN" style:font-style-complex="normal" style:font-weight-complex="normal"/>
    </style:style>
    <style:style style:name="P190"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2941fee" officeooo:paragraph-rsid="02a02955" style:language-asian="none" style:country-asian="none" style:font-style-asian="normal" style:font-weight-asian="normal" style:language-complex="hi" style:country-complex="IN" style:font-style-complex="normal" style:font-weight-complex="normal"/>
    </style:style>
    <style:style style:name="P191" style:family="paragraph" style:parent-style-name="Text_20_body">
      <style:paragraph-properties fo:margin-left="0in" fo:margin-right="0in" fo:text-indent="0in" style:auto-text-indent="false"/>
      <style:text-properties officeooo:rsid="02b99b7d" officeooo:paragraph-rsid="02b99b7d"/>
    </style:style>
    <style:style style:name="P192" style:family="paragraph" style:parent-style-name="Text_20_body">
      <style:paragraph-properties fo:margin-left="0in" fo:margin-right="0in" fo:text-indent="0in" style:auto-text-indent="false"/>
      <style:text-properties officeooo:rsid="02b99b7d" officeooo:paragraph-rsid="02cbd521"/>
    </style:style>
    <style:style style:name="P193"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0edf7bc" style:language-asian="none" style:country-asian="none" style:font-style-asian="normal" style:font-weight-asian="normal" style:language-complex="hi" style:country-complex="IN" style:font-style-complex="normal" style:font-weight-complex="normal"/>
    </style:style>
    <style:style style:name="P194"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013f06" style:language-asian="none" style:country-asian="none" style:font-style-asian="normal" style:font-weight-asian="normal" style:language-complex="hi" style:country-complex="IN" style:font-style-complex="normal" style:font-weight-complex="normal"/>
    </style:style>
    <style:style style:name="P195"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0fcc3f" style:language-asian="none" style:country-asian="none" style:font-style-asian="normal" style:font-weight-asian="normal" style:language-complex="hi" style:country-complex="IN" style:font-style-complex="normal" style:font-weight-complex="normal"/>
    </style:style>
    <style:style style:name="P196"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480ff9" style:language-asian="none" style:country-asian="none" style:font-style-asian="normal" style:font-weight-asian="normal" style:language-complex="hi" style:country-complex="IN" style:font-style-complex="normal" style:font-weight-complex="normal"/>
    </style:style>
    <style:style style:name="P197"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6b1156" style:language-asian="none" style:country-asian="none" style:font-style-asian="normal" style:font-weight-asian="normal" style:language-complex="hi" style:country-complex="IN" style:font-style-complex="normal" style:font-weight-complex="normal"/>
    </style:style>
    <style:style style:name="P198"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7c430a" style:language-asian="none" style:country-asian="none" style:font-style-asian="normal" style:font-weight-asian="normal" style:language-complex="hi" style:country-complex="IN" style:font-style-complex="normal" style:font-weight-complex="normal"/>
    </style:style>
    <style:style style:name="P199"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8ddb08" style:language-asian="none" style:country-asian="none" style:font-style-asian="normal" style:font-weight-asian="normal" style:language-complex="hi" style:country-complex="IN" style:font-style-complex="normal" style:font-weight-complex="normal"/>
    </style:style>
    <style:style style:name="P200"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9b7f6b" style:language-asian="none" style:country-asian="none" style:font-style-asian="normal" style:font-weight-asian="normal" style:language-complex="hi" style:country-complex="IN" style:font-style-complex="normal" style:font-weight-complex="normal"/>
    </style:style>
    <style:style style:name="P201"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a5166a" style:language-asian="none" style:country-asian="none" style:font-style-asian="normal" style:font-weight-asian="normal" style:language-complex="hi" style:country-complex="IN" style:font-style-complex="normal" style:font-weight-complex="normal"/>
    </style:style>
    <style:style style:name="P202"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b01d9a" style:language-asian="none" style:country-asian="none" style:font-style-asian="normal" style:font-weight-asian="normal" style:language-complex="hi" style:country-complex="IN" style:font-style-complex="normal" style:font-weight-complex="normal"/>
    </style:style>
    <style:style style:name="P203"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cccef4" style:language-asian="none" style:country-asian="none" style:font-style-asian="normal" style:font-weight-asian="normal" style:language-complex="hi" style:country-complex="IN" style:font-style-complex="normal" style:font-weight-complex="normal"/>
    </style:style>
    <style:style style:name="P204"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eb4f28" style:language-asian="none" style:country-asian="none" style:font-style-asian="normal" style:font-weight-asian="normal" style:language-complex="hi" style:country-complex="IN" style:font-style-complex="normal" style:font-weight-complex="normal"/>
    </style:style>
    <style:style style:name="P205"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fd9033" style:language-asian="none" style:country-asian="none" style:font-style-asian="normal" style:font-weight-asian="normal" style:language-complex="hi" style:country-complex="IN" style:font-style-complex="normal" style:font-weight-complex="normal"/>
    </style:style>
    <style:style style:name="P206"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2082d19" officeooo:paragraph-rsid="022377d2" style:language-asian="none" style:country-asian="none" style:font-style-asian="normal" style:font-weight-asian="normal" style:language-complex="hi" style:country-complex="IN" style:font-style-complex="normal" style:font-weight-complex="normal"/>
    </style:style>
    <style:style style:name="P207"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2082d19" officeooo:paragraph-rsid="02488961" style:language-asian="none" style:country-asian="none" style:font-style-asian="normal" style:font-weight-asian="normal" style:language-complex="hi" style:country-complex="IN" style:font-style-complex="normal" style:font-weight-complex="normal"/>
    </style:style>
    <style:style style:name="P208"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2082d19" officeooo:paragraph-rsid="0255fbc6" style:language-asian="none" style:country-asian="none" style:font-style-asian="normal" style:font-weight-asian="normal" style:language-complex="hi" style:country-complex="IN" style:font-style-complex="normal" style:font-weight-complex="normal"/>
    </style:style>
    <style:style style:name="P209"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2082d19" officeooo:paragraph-rsid="02878ad6" style:language-asian="none" style:country-asian="none" style:font-style-asian="normal" style:font-weight-asian="normal" style:language-complex="hi" style:country-complex="IN" style:font-style-complex="normal" style:font-weight-complex="normal"/>
    </style:style>
    <style:style style:name="P210"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2941fee" officeooo:paragraph-rsid="02941fee" style:language-asian="none" style:country-asian="none" style:font-style-asian="normal" style:font-weight-asian="normal" style:language-complex="hi" style:country-complex="IN" style:font-style-complex="normal" style:font-weight-complex="normal"/>
    </style:style>
    <style:style style:name="P211"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2941fee" officeooo:paragraph-rsid="02af05d3" style:language-asian="none" style:country-asian="none" style:font-style-asian="normal" style:font-weight-asian="normal" style:language-complex="hi" style:country-complex="IN" style:font-style-complex="normal" style:font-weight-complex="normal"/>
    </style:style>
    <style:style style:name="P212" style:family="paragraph" style:parent-style-name="Heading_20_3">
      <style:paragraph-properties fo:margin-left="0in" fo:margin-right="0in" fo:text-align="center" style:justify-single-word="false" fo:text-indent="0in" style:auto-text-indent="false"/>
      <style:text-properties fo:language="ru" fo:country="RU" fo:font-style="normal" fo:font-weight="bold" officeooo:rsid="00edf7bc" officeooo:paragraph-rsid="01a66abe" style:language-asian="none" style:country-asian="none" style:font-style-asian="normal" style:font-weight-asian="bold" style:language-complex="hi" style:country-complex="IN" style:font-style-complex="normal" style:font-weight-complex="bold"/>
    </style:style>
    <style:style style:name="P213" style:family="paragraph" style:parent-style-name="Heading_20_3">
      <style:paragraph-properties fo:margin-left="0in" fo:margin-right="0in" fo:text-align="start" style:justify-single-word="false" fo:text-indent="0in" style:auto-text-indent="false"/>
      <style:text-properties fo:language="ru" fo:country="RU" fo:font-style="normal" fo:font-weight="normal" officeooo:rsid="02941fee" officeooo:paragraph-rsid="02afd014" style:language-asian="none" style:country-asian="none" style:font-style-asian="normal" style:font-weight-asian="normal" style:language-complex="hi" style:country-complex="IN" style:font-style-complex="normal" style:font-weight-complex="normal"/>
    </style:style>
    <style:style style:name="P214" style:family="paragraph" style:parent-style-name="Heading_20_3">
      <style:paragraph-properties fo:margin-left="0in" fo:margin-right="0in" fo:text-align="center" style:justify-single-word="false" fo:text-indent="0in" style:auto-text-indent="false"/>
      <style:text-properties fo:language="ru" fo:country="RU" fo:font-style="normal" fo:font-weight="normal" officeooo:rsid="02941fee" officeooo:paragraph-rsid="02afd014" style:language-asian="none" style:country-asian="none" style:font-style-asian="normal" style:font-weight-asian="normal" style:language-complex="hi" style:country-complex="IN" style:font-style-complex="normal" style:font-weight-complex="normal"/>
    </style:style>
    <style:style style:name="P215" style:family="paragraph" style:parent-style-name="Text_20_body">
      <style:paragraph-properties fo:margin-left="0.9846in" fo:margin-right="0in" fo:text-indent="0in" style:auto-text-indent="false"/>
    </style:style>
    <style:style style:name="P216" style:family="paragraph" style:parent-style-name="Text_20_body">
      <style:paragraph-properties fo:margin-left="0.9846in" fo:margin-right="0in" fo:text-indent="0in" style:auto-text-indent="false"/>
      <style:text-properties officeooo:paragraph-rsid="0029820e"/>
    </style:style>
    <style:style style:name="P217" style:family="paragraph" style:parent-style-name="Text_20_body">
      <style:paragraph-properties fo:margin-left="0.9846in" fo:margin-right="0in" fo:text-indent="0in" style:auto-text-indent="false"/>
      <style:text-properties officeooo:paragraph-rsid="002eadc6"/>
    </style:style>
    <style:style style:name="P218" style:family="paragraph" style:parent-style-name="Text_20_body">
      <style:paragraph-properties fo:margin-left="0.9846in" fo:margin-right="0in" fo:text-indent="0in" style:auto-text-indent="false"/>
      <style:text-properties officeooo:paragraph-rsid="00388490"/>
    </style:style>
    <style:style style:name="P219" style:family="paragraph" style:parent-style-name="Text_20_body">
      <style:paragraph-properties fo:margin-left="0.9846in" fo:margin-right="0in" fo:text-indent="0in" style:auto-text-indent="false"/>
      <style:text-properties officeooo:paragraph-rsid="003b455e"/>
    </style:style>
    <style:style style:name="P220" style:family="paragraph" style:parent-style-name="Text_20_body">
      <style:paragraph-properties fo:margin-left="0.9846in" fo:margin-right="0in" fo:text-indent="0in" style:auto-text-indent="false"/>
      <style:text-properties officeooo:paragraph-rsid="0052143e"/>
    </style:style>
    <style:style style:name="P221" style:family="paragraph" style:parent-style-name="Text_20_body">
      <style:paragraph-properties fo:margin-left="0.9846in" fo:margin-right="0in" fo:text-indent="0in" style:auto-text-indent="false"/>
      <style:text-properties officeooo:paragraph-rsid="006de052"/>
    </style:style>
    <style:style style:name="P222" style:family="paragraph" style:parent-style-name="Text_20_body">
      <style:paragraph-properties fo:margin-left="0.9846in" fo:margin-right="0in" fo:text-indent="0in" style:auto-text-indent="false"/>
      <style:text-properties officeooo:paragraph-rsid="00c595a4"/>
    </style:style>
    <style:style style:name="P223" style:family="paragraph" style:parent-style-name="Text_20_body">
      <style:paragraph-properties fo:margin-left="0.9846in" fo:margin-right="0in" fo:text-indent="0in" style:auto-text-indent="false"/>
      <style:text-properties officeooo:paragraph-rsid="00c5a1c7"/>
    </style:style>
    <style:style style:name="P224" style:family="paragraph" style:parent-style-name="Text_20_body">
      <style:paragraph-properties fo:margin-left="0.9846in" fo:margin-right="0in" fo:text-indent="0in" style:auto-text-indent="false"/>
      <style:text-properties officeooo:paragraph-rsid="00c96220"/>
    </style:style>
    <style:style style:name="P225" style:family="paragraph" style:parent-style-name="Text_20_body">
      <style:paragraph-properties fo:margin-left="0.9846in" fo:margin-right="0in" fo:text-indent="0in" style:auto-text-indent="false"/>
      <style:text-properties officeooo:paragraph-rsid="00ca7c42"/>
    </style:style>
    <style:style style:name="P226" style:family="paragraph" style:parent-style-name="Text_20_body">
      <style:paragraph-properties fo:margin-left="0.9846in" fo:margin-right="0in" fo:text-indent="0in" style:auto-text-indent="false"/>
      <style:text-properties officeooo:paragraph-rsid="00cab2b0"/>
    </style:style>
    <style:style style:name="P227" style:family="paragraph" style:parent-style-name="Text_20_body">
      <style:paragraph-properties fo:margin-left="0.9846in" fo:margin-right="0in" fo:text-indent="0in" style:auto-text-indent="false"/>
      <style:text-properties officeooo:rsid="00cab2b0" officeooo:paragraph-rsid="00cab2b0"/>
    </style:style>
    <style:style style:name="P228" style:family="paragraph" style:parent-style-name="Text_20_body">
      <style:paragraph-properties fo:margin-left="0.9846in" fo:margin-right="0in" fo:text-indent="0in" style:auto-text-indent="false"/>
      <style:text-properties officeooo:paragraph-rsid="00ce3615"/>
    </style:style>
    <style:style style:name="P229" style:family="paragraph" style:parent-style-name="Text_20_body">
      <style:paragraph-properties fo:margin-left="0.9846in" fo:margin-right="0in" fo:text-indent="0in" style:auto-text-indent="false"/>
      <style:text-properties officeooo:paragraph-rsid="00ff0722"/>
    </style:style>
    <style:style style:name="P230" style:family="paragraph" style:parent-style-name="Text_20_body">
      <style:paragraph-properties fo:margin-left="0.9846in" fo:margin-right="0in" fo:text-indent="0in" style:auto-text-indent="false"/>
      <style:text-properties officeooo:paragraph-rsid="0104d3ca"/>
    </style:style>
    <style:style style:name="P231" style:family="paragraph" style:parent-style-name="Text_20_body">
      <style:paragraph-properties fo:margin-left="0.9846in" fo:margin-right="0in" fo:text-indent="0in" style:auto-text-indent="false"/>
      <style:text-properties fo:font-style="italic" officeooo:paragraph-rsid="0104d3ca" style:font-style-asian="italic" style:font-style-complex="italic"/>
    </style:style>
    <style:style style:name="P232" style:family="paragraph" style:parent-style-name="Text_20_body">
      <style:paragraph-properties fo:margin-left="0.9846in" fo:margin-right="0in" fo:text-indent="0in" style:auto-text-indent="false"/>
      <style:text-properties fo:font-style="italic" officeooo:paragraph-rsid="022423ee" style:font-style-asian="italic" style:font-style-complex="italic"/>
    </style:style>
    <style:style style:name="P233" style:family="paragraph" style:parent-style-name="Text_20_body">
      <style:paragraph-properties fo:margin-left="0.9846in" fo:margin-right="0in" fo:text-indent="0in" style:auto-text-indent="false"/>
      <style:text-properties officeooo:paragraph-rsid="0132a619"/>
    </style:style>
    <style:style style:name="P234" style:family="paragraph" style:parent-style-name="Text_20_body">
      <style:paragraph-properties fo:margin-left="0.9846in" fo:margin-right="0in" fo:text-indent="0in" style:auto-text-indent="false"/>
      <style:text-properties officeooo:paragraph-rsid="014395c0"/>
    </style:style>
    <style:style style:name="P235" style:family="paragraph" style:parent-style-name="Text_20_body">
      <style:paragraph-properties fo:margin-left="0.9846in" fo:margin-right="0in" fo:text-indent="0in" style:auto-text-indent="false"/>
      <style:text-properties officeooo:paragraph-rsid="019d6dd9"/>
    </style:style>
    <style:style style:name="P236" style:family="paragraph" style:parent-style-name="Text_20_body">
      <style:paragraph-properties fo:margin-left="0.9846in" fo:margin-right="0in" fo:text-indent="0in" style:auto-text-indent="false"/>
      <style:text-properties officeooo:paragraph-rsid="01a04ac2"/>
    </style:style>
    <style:style style:name="P237" style:family="paragraph" style:parent-style-name="Text_20_body">
      <style:paragraph-properties fo:margin-left="0.9846in" fo:margin-right="0in" fo:text-indent="0in" style:auto-text-indent="false"/>
      <style:text-properties officeooo:paragraph-rsid="01a71f79"/>
    </style:style>
    <style:style style:name="P238" style:family="paragraph" style:parent-style-name="Text_20_body">
      <style:paragraph-properties fo:margin-left="0.9846in" fo:margin-right="0in" fo:text-indent="0in" style:auto-text-indent="false"/>
      <style:text-properties officeooo:paragraph-rsid="01b2acc7"/>
    </style:style>
    <style:style style:name="P239" style:family="paragraph" style:parent-style-name="Text_20_body">
      <style:paragraph-properties fo:margin-left="0.9846in" fo:margin-right="0in" fo:text-indent="0in" style:auto-text-indent="false"/>
      <style:text-properties officeooo:paragraph-rsid="01b5294d"/>
    </style:style>
    <style:style style:name="P240" style:family="paragraph" style:parent-style-name="Text_20_body">
      <style:paragraph-properties fo:margin-left="0.9846in" fo:margin-right="0in" fo:text-indent="0in" style:auto-text-indent="false"/>
      <style:text-properties officeooo:paragraph-rsid="01b94988"/>
    </style:style>
    <style:style style:name="P241" style:family="paragraph" style:parent-style-name="Text_20_body">
      <style:paragraph-properties fo:margin-left="0.9846in" fo:margin-right="0in" fo:text-indent="0in" style:auto-text-indent="false"/>
      <style:text-properties officeooo:paragraph-rsid="01c812e4"/>
    </style:style>
    <style:style style:name="P242" style:family="paragraph" style:parent-style-name="Text_20_body">
      <style:paragraph-properties fo:margin-left="0.9846in" fo:margin-right="0in" fo:text-indent="0in" style:auto-text-indent="false"/>
      <style:text-properties officeooo:paragraph-rsid="01dbe000"/>
    </style:style>
    <style:style style:name="P243" style:family="paragraph" style:parent-style-name="Text_20_body">
      <style:paragraph-properties fo:margin-left="0.9846in" fo:margin-right="0in" fo:text-indent="0in" style:auto-text-indent="false"/>
      <style:text-properties officeooo:paragraph-rsid="01e73a42"/>
    </style:style>
    <style:style style:name="P244" style:family="paragraph" style:parent-style-name="Text_20_body">
      <style:paragraph-properties fo:margin-left="0.9846in" fo:margin-right="0in" fo:text-indent="0in" style:auto-text-indent="false"/>
      <style:text-properties officeooo:paragraph-rsid="020278ec"/>
    </style:style>
    <style:style style:name="P245" style:family="paragraph" style:parent-style-name="Text_20_body">
      <style:paragraph-properties fo:margin-left="0.9846in" fo:margin-right="0in" fo:text-indent="0in" style:auto-text-indent="false"/>
      <style:text-properties officeooo:paragraph-rsid="0203ca1b"/>
    </style:style>
    <style:style style:name="P246" style:family="paragraph" style:parent-style-name="Text_20_body">
      <style:paragraph-properties fo:margin-left="0.9846in" fo:margin-right="0in" fo:text-indent="0in" style:auto-text-indent="false"/>
      <style:text-properties officeooo:paragraph-rsid="0204069f"/>
    </style:style>
    <style:style style:name="P247" style:family="paragraph" style:parent-style-name="Text_20_body">
      <style:paragraph-properties fo:margin-left="0.9846in" fo:margin-right="0in" fo:text-indent="0in" style:auto-text-indent="false"/>
      <style:text-properties officeooo:paragraph-rsid="02045356"/>
    </style:style>
    <style:style style:name="P248" style:family="paragraph" style:parent-style-name="Text_20_body">
      <style:paragraph-properties fo:margin-left="0.9846in" fo:margin-right="0in" fo:text-indent="0in" style:auto-text-indent="false"/>
      <style:text-properties officeooo:paragraph-rsid="020bc6b0"/>
    </style:style>
    <style:style style:name="P249" style:family="paragraph" style:parent-style-name="Text_20_body">
      <style:paragraph-properties fo:margin-left="0.9846in" fo:margin-right="0in" fo:text-indent="0in" style:auto-text-indent="false"/>
      <style:text-properties officeooo:paragraph-rsid="020d5c6a"/>
    </style:style>
    <style:style style:name="P250" style:family="paragraph" style:parent-style-name="Text_20_body">
      <style:paragraph-properties fo:margin-left="0.9846in" fo:margin-right="0in" fo:text-indent="0in" style:auto-text-indent="false"/>
      <style:text-properties officeooo:paragraph-rsid="02123bb9"/>
    </style:style>
    <style:style style:name="P251" style:family="paragraph" style:parent-style-name="Text_20_body">
      <style:paragraph-properties fo:margin-left="0.9846in" fo:margin-right="0in" fo:text-indent="0in" style:auto-text-indent="false"/>
      <style:text-properties officeooo:paragraph-rsid="022423ee"/>
    </style:style>
    <style:style style:name="P252" style:family="paragraph" style:parent-style-name="Text_20_body">
      <style:paragraph-properties fo:margin-left="0.9846in" fo:margin-right="0in" fo:text-indent="0in" style:auto-text-indent="false"/>
      <style:text-properties officeooo:paragraph-rsid="0238a0c1"/>
    </style:style>
    <style:style style:name="P253" style:family="paragraph" style:parent-style-name="Text_20_body">
      <style:paragraph-properties fo:margin-left="0.9846in" fo:margin-right="0in" fo:text-indent="0in" style:auto-text-indent="false"/>
      <style:text-properties officeooo:paragraph-rsid="024fab84"/>
    </style:style>
    <style:style style:name="P254" style:family="paragraph" style:parent-style-name="Text_20_body">
      <style:paragraph-properties fo:margin-left="0.9846in" fo:margin-right="0in" fo:text-indent="0in" style:auto-text-indent="false"/>
      <style:text-properties officeooo:paragraph-rsid="0270252b"/>
    </style:style>
    <style:style style:name="P255" style:family="paragraph" style:parent-style-name="Text_20_body">
      <style:paragraph-properties fo:margin-left="0.9846in" fo:margin-right="0in" fo:text-indent="0in" style:auto-text-indent="false"/>
      <style:text-properties officeooo:paragraph-rsid="02afd014"/>
    </style:style>
    <style:style style:name="P256" style:family="paragraph" style:parent-style-name="Text_20_body">
      <style:paragraph-properties fo:margin-left="0.9846in" fo:margin-right="0in" fo:text-indent="0in" style:auto-text-indent="false"/>
      <style:text-properties officeooo:paragraph-rsid="02b4d5ec"/>
    </style:style>
    <style:style style:name="P257" style:family="paragraph" style:parent-style-name="Text_20_body">
      <style:paragraph-properties fo:margin-left="0.9846in" fo:margin-right="0in" fo:text-indent="0in" style:auto-text-indent="false"/>
      <style:text-properties officeooo:paragraph-rsid="02b664f3"/>
    </style:style>
    <style:style style:name="P258" style:family="paragraph" style:parent-style-name="Text_20_body">
      <style:paragraph-properties fo:margin-left="0.9846in" fo:margin-right="0in" fo:text-indent="0in" style:auto-text-indent="false"/>
      <style:text-properties officeooo:paragraph-rsid="02cba12e"/>
    </style:style>
    <style:style style:name="P259" style:family="paragraph" style:parent-style-name="Text_20_body">
      <style:paragraph-properties fo:margin-left="0.9846in" fo:margin-right="0in" fo:text-indent="0in" style:auto-text-indent="false"/>
      <style:text-properties officeooo:paragraph-rsid="02cbd521"/>
    </style:style>
    <style:style style:name="P260" style:family="paragraph" style:parent-style-name="indent-big">
      <style:paragraph-properties fo:text-align="start" style:justify-single-word="false"/>
      <style:text-properties fo:language="none" fo:country="none" style:language-asian="none" style:country-asian="none"/>
    </style:style>
    <style:style style:name="P261" style:family="paragraph" style:parent-style-name="indent-big">
      <style:paragraph-properties fo:margin-left="0in" fo:margin-right="0in" fo:text-align="start" style:justify-single-word="false" fo:text-indent="2.2402in" style:auto-text-indent="false"/>
      <style:text-properties fo:language="none" fo:country="none" style:language-asian="none" style:country-asian="none"/>
    </style:style>
    <style:style style:name="P262" style:family="paragraph" style:parent-style-name="indent-big">
      <style:paragraph-properties fo:margin-left="0in" fo:margin-right="0in" fo:text-align="start" style:justify-single-word="false" fo:text-indent="2.2402in" style:auto-text-indent="false"/>
      <style:text-properties fo:language="none" fo:country="none" officeooo:rsid="0054a5ca" officeooo:paragraph-rsid="0054a5ca" style:language-asian="none" style:country-asian="none"/>
    </style:style>
    <style:style style:name="P263" style:family="paragraph" style:parent-style-name="indent-big">
      <style:paragraph-properties fo:margin-left="0in" fo:margin-right="0in" fo:text-align="start" style:justify-single-word="false" fo:text-indent="2.2402in" style:auto-text-indent="false"/>
      <style:text-properties fo:language="none" fo:country="none" fo:font-style="normal" officeooo:rsid="0054a5ca" officeooo:paragraph-rsid="006ee34e" style:language-asian="none" style:country-asian="none" style:font-style-asian="normal" style:font-style-complex="normal"/>
    </style:style>
    <style:style style:name="P264" style:family="paragraph" style:parent-style-name="indent-big">
      <style:paragraph-properties fo:margin-left="0in" fo:margin-right="0in" fo:text-align="start" style:justify-single-word="false" fo:text-indent="2.2402in" style:auto-text-indent="false"/>
      <style:text-properties fo:language="none" fo:country="none" fo:font-style="normal" officeooo:rsid="0054a5ca" officeooo:paragraph-rsid="00844015" style:language-asian="none" style:country-asian="none" style:font-style-asian="normal" style:font-style-complex="normal"/>
    </style:style>
    <style:style style:name="P265" style:family="paragraph" style:parent-style-name="indent-big">
      <style:paragraph-properties fo:margin-left="0in" fo:margin-right="0in" fo:text-align="start" style:justify-single-word="false" fo:text-indent="2.2402in" style:auto-text-indent="false"/>
      <style:text-properties fo:language="none" fo:country="none" fo:font-style="normal" officeooo:rsid="0054a5ca" officeooo:paragraph-rsid="0096dc91" style:language-asian="none" style:country-asian="none" style:font-style-asian="normal" style:font-style-complex="normal"/>
    </style:style>
    <style:style style:name="P266" style:family="paragraph" style:parent-style-name="indent-big">
      <style:paragraph-properties fo:margin-left="0in" fo:margin-right="0in" fo:text-align="start" style:justify-single-word="false" fo:text-indent="2.2402in" style:auto-text-indent="false"/>
      <style:text-properties fo:language="none" fo:country="none" fo:font-style="normal" officeooo:rsid="0054a5ca" officeooo:paragraph-rsid="009e5d60" style:language-asian="none" style:country-asian="none" style:font-style-asian="normal" style:font-style-complex="normal"/>
    </style:style>
    <style:style style:name="P267" style:family="paragraph" style:parent-style-name="indent-big">
      <style:paragraph-properties fo:margin-left="0in" fo:margin-right="0in" fo:text-align="start" style:justify-single-word="false" fo:text-indent="2.2402in" style:auto-text-indent="false"/>
      <style:text-properties fo:language="ru" fo:country="RU" fo:font-style="normal" officeooo:rsid="0054a5ca" officeooo:paragraph-rsid="00ac8c2d" style:language-asian="none" style:country-asian="none" style:font-style-asian="normal" style:language-complex="hi" style:country-complex="IN" style:font-style-complex="normal"/>
    </style:style>
    <style:style style:name="P268" style:family="paragraph" style:parent-style-name="indent-big">
      <style:paragraph-properties fo:margin-left="0in" fo:margin-right="0in" fo:text-align="start" style:justify-single-word="false" fo:text-indent="2.2402in" style:auto-text-indent="false"/>
      <style:text-properties fo:language="ru" fo:country="RU" fo:font-style="normal" officeooo:rsid="0054a5ca" officeooo:paragraph-rsid="00bbee07" style:language-asian="none" style:country-asian="none" style:font-style-asian="normal" style:language-complex="hi" style:country-complex="IN" style:font-style-complex="normal"/>
    </style:style>
    <style:style style:name="P269" style:family="paragraph" style:parent-style-name="indent-big">
      <style:paragraph-properties fo:margin-left="0in" fo:margin-right="0in" fo:text-align="start" style:justify-single-word="false" fo:text-indent="2.2402in" style:auto-text-indent="false"/>
      <style:text-properties fo:language="ru" fo:country="RU" fo:font-style="normal" officeooo:rsid="0054a5ca" officeooo:paragraph-rsid="00d006d1" style:language-asian="none" style:country-asian="none" style:font-style-asian="normal" style:language-complex="hi" style:country-complex="IN" style:font-style-complex="normal"/>
    </style:style>
    <style:style style:name="P270" style:family="paragraph" style:parent-style-name="indent-big">
      <style:paragraph-properties fo:margin-left="0in" fo:margin-right="0in" fo:text-align="start" style:justify-single-word="false" fo:text-indent="2.2402in" style:auto-text-indent="false"/>
      <style:text-properties fo:language="ru" fo:country="RU" fo:font-style="normal" fo:font-weight="normal" officeooo:rsid="0054a5ca" officeooo:paragraph-rsid="00df6893" style:language-asian="none" style:country-asian="none" style:font-style-asian="normal" style:font-weight-asian="normal" style:language-complex="hi" style:country-complex="IN" style:font-style-complex="normal" style:font-weight-complex="normal"/>
    </style:style>
    <style:style style:name="P271" style:family="paragraph" style:parent-style-name="Text_20_body">
      <style:paragraph-properties fo:margin-left="0.4925in" fo:margin-right="0in" fo:text-indent="0in" style:auto-text-indent="false"/>
    </style:style>
    <style:style style:name="P272" style:family="paragraph" style:parent-style-name="Text_20_body">
      <style:paragraph-properties fo:margin-left="0.4925in" fo:margin-right="0in" fo:text-indent="0in" style:auto-text-indent="false"/>
      <style:text-properties officeooo:paragraph-rsid="00388490"/>
    </style:style>
    <style:style style:name="P273" style:family="paragraph" style:parent-style-name="Text_20_body">
      <style:paragraph-properties fo:margin-left="0.4925in" fo:margin-right="0in" fo:text-indent="0in" style:auto-text-indent="false"/>
      <style:text-properties officeooo:paragraph-rsid="00c4ad28"/>
    </style:style>
    <style:style style:name="P274" style:family="paragraph" style:parent-style-name="Text_20_body">
      <style:paragraph-properties fo:margin-left="0.4925in" fo:margin-right="0in" fo:text-align="start" style:justify-single-word="false" fo:text-indent="0in" style:auto-text-indent="false"/>
      <style:text-properties fo:language="ru" fo:country="RU" fo:font-style="normal" officeooo:rsid="0054a5ca" officeooo:paragraph-rsid="00d006d1" style:language-asian="none" style:country-asian="none" style:font-style-asian="normal" style:language-complex="hi" style:country-complex="IN" style:font-style-complex="normal"/>
    </style:style>
    <style:style style:name="P275" style:family="paragraph" style:parent-style-name="Text_20_body">
      <style:paragraph-properties fo:margin-left="0.4925in" fo:margin-right="0in" fo:text-align="start" style:justify-single-word="false" fo:text-indent="0in" style:auto-text-indent="false"/>
      <style:text-properties fo:language="ru" fo:country="RU" fo:font-style="normal" fo:font-weight="normal" officeooo:rsid="0054a5ca" officeooo:paragraph-rsid="00dfc7d6" style:language-asian="none" style:country-asian="none" style:font-style-asian="normal" style:font-weight-asian="normal" style:language-complex="hi" style:country-complex="IN" style:font-style-complex="normal" style:font-weight-complex="normal"/>
    </style:style>
    <style:style style:name="P276" style:family="paragraph" style:parent-style-name="Text_20_body">
      <style:paragraph-properties fo:margin-left="0.4925in" fo:margin-right="0in" fo:text-indent="0in" style:auto-text-indent="false"/>
      <style:text-properties officeooo:paragraph-rsid="019d6dd9"/>
    </style:style>
    <style:style style:name="P277" style:family="paragraph" style:parent-style-name="Text_20_body">
      <style:paragraph-properties fo:margin-left="0.4925in" fo:margin-right="0in" fo:text-indent="0in" style:auto-text-indent="false"/>
      <style:text-properties officeooo:paragraph-rsid="0270252b"/>
    </style:style>
    <style:style style:name="P278" style:family="paragraph" style:parent-style-name="Text_20_body">
      <style:paragraph-properties fo:margin-left="0.4925in" fo:margin-right="0in" fo:text-indent="0in" style:auto-text-indent="false"/>
      <style:text-properties officeooo:paragraph-rsid="02718bbd"/>
    </style:style>
    <style:style style:name="P279" style:family="paragraph" style:parent-style-name="Text_20_body" style:master-page-name="">
      <style:paragraph-properties style:page-number="auto" fo:break-before="auto" fo:break-after="auto"/>
      <style:text-properties fo:language="none" fo:country="none" officeooo:rsid="0054a5ca" officeooo:paragraph-rsid="0054a5ca" style:language-asian="none" style:country-asian="none"/>
    </style:style>
    <style:style style:name="P280" style:family="paragraph" style:parent-style-name="Text_20_body">
      <style:paragraph-properties fo:margin-left="1.4772in" fo:margin-right="0in" fo:text-indent="0in" style:auto-text-indent="false"/>
    </style:style>
    <style:style style:name="P281" style:family="paragraph" style:parent-style-name="Text_20_body">
      <style:paragraph-properties fo:margin-left="1.4772in" fo:margin-right="0in" fo:text-indent="0in" style:auto-text-indent="false"/>
      <style:text-properties officeooo:paragraph-rsid="006c8658"/>
    </style:style>
    <style:style style:name="P282" style:family="paragraph" style:parent-style-name="Text_20_body">
      <style:paragraph-properties fo:margin-left="1.4772in" fo:margin-right="0in" fo:text-indent="0in" style:auto-text-indent="false"/>
      <style:text-properties officeooo:paragraph-rsid="00dfc7d6"/>
    </style:style>
    <style:style style:name="P283" style:family="paragraph" style:parent-style-name="Text_20_body">
      <style:paragraph-properties fo:margin-left="2.4618in" fo:margin-right="0in" fo:text-indent="0in" style:auto-text-indent="false"/>
    </style:style>
    <style:style style:name="P284" style:family="paragraph" style:parent-style-name="Text_20_body">
      <style:paragraph-properties fo:margin-left="2.4618in" fo:margin-right="0in" fo:text-indent="0in" style:auto-text-indent="false"/>
      <style:text-properties officeooo:paragraph-rsid="006c2c40"/>
    </style:style>
    <style:style style:name="P285" style:family="paragraph" style:parent-style-name="Text_20_body_20__28_user_29_">
      <style:paragraph-properties fo:text-align="start" style:justify-single-word="false"/>
      <style:text-properties fo:language="none" fo:country="none" style:language-asian="none" style:country-asian="none"/>
    </style:style>
    <style:style style:name="P286" style:family="paragraph" style:parent-style-name="Text_20_body">
      <style:paragraph-properties fo:margin-left="1.9693in" fo:margin-right="0in" fo:text-indent="0in" style:auto-text-indent="false"/>
    </style:style>
    <style:style style:name="P287" style:family="paragraph" style:parent-style-name="Text_20_body">
      <style:paragraph-properties fo:margin-left="3.4465in" fo:margin-right="0in" fo:text-indent="0in" style:auto-text-indent="false"/>
      <style:text-properties officeooo:paragraph-rsid="00c4ad28"/>
    </style:style>
    <style:style style:name="P288" style:family="paragraph" style:parent-style-name="Text_20_body">
      <style:text-properties officeooo:paragraph-rsid="02d07c1f"/>
    </style:style>
    <style:style style:name="P289" style:family="paragraph" style:parent-style-name="Text_20_body">
      <style:text-properties officeooo:paragraph-rsid="02d26332"/>
    </style:style>
    <style:style style:name="P290" style:family="paragraph" style:parent-style-name="Text_20_body">
      <style:text-properties officeooo:paragraph-rsid="02d4463d"/>
    </style:style>
    <style:style style:name="P291" style:family="paragraph" style:parent-style-name="Text_20_body">
      <style:paragraph-properties fo:margin-left="0in" fo:margin-right="0in" fo:text-indent="0in" style:auto-text-indent="false"/>
      <style:text-properties officeooo:rsid="02b99b7d" officeooo:paragraph-rsid="02cf3693"/>
    </style:style>
    <style:style style:name="P292" style:family="paragraph" style:parent-style-name="Text_20_body">
      <style:paragraph-properties fo:margin-left="0in" fo:margin-right="0in" fo:text-indent="0in" style:auto-text-indent="false"/>
      <style:text-properties officeooo:rsid="02b99b7d" officeooo:paragraph-rsid="02dd66fe"/>
    </style:style>
    <style:style style:name="P293" style:family="paragraph" style:parent-style-name="Text_20_body">
      <style:paragraph-properties fo:margin-left="0.4925in" fo:margin-right="0in" fo:text-indent="0in" style:auto-text-indent="false"/>
    </style:style>
    <style:style style:name="P294" style:family="paragraph" style:parent-style-name="Heading_20_1">
      <style:text-properties fo:language="none" fo:country="none" style:language-asian="none" style:country-asian="none"/>
    </style:style>
    <style:style style:name="P295" style:family="paragraph" style:parent-style-name="Heading_20_6" style:master-page-name="Standard">
      <style:paragraph-properties fo:text-align="start" style:justify-single-word="false" style:page-number="auto"/>
      <style:text-properties fo:language="none" fo:country="none" style:language-asian="none" style:country-asian="none"/>
    </style:style>
    <style:style style:name="T1" style:family="text">
      <style:text-properties fo:font-style="italic" style:font-style-asian="italic" style:font-style-complex="italic"/>
    </style:style>
    <style:style style:name="T2" style:family="text">
      <style:text-properties fo:font-style="italic" officeooo:rsid="005fc8a6" style:font-style-asian="italic" style:font-style-complex="italic"/>
    </style:style>
    <style:style style:name="T3" style:family="text">
      <style:text-properties fo:font-style="italic" officeooo:rsid="006e2449" style:font-style-asian="italic" style:font-style-complex="italic"/>
    </style:style>
    <style:style style:name="T4" style:family="text">
      <style:text-properties fo:font-style="italic" officeooo:rsid="006edeb4" style:font-style-asian="italic" style:font-style-complex="italic"/>
    </style:style>
    <style:style style:name="T5" style:family="text">
      <style:text-properties fo:font-style="italic" officeooo:rsid="00766915" style:font-style-asian="italic" style:font-style-complex="italic"/>
    </style:style>
    <style:style style:name="T6" style:family="text">
      <style:text-properties fo:font-style="italic" officeooo:rsid="007b7f8f" style:font-style-asian="italic" style:font-style-complex="italic"/>
    </style:style>
    <style:style style:name="T7" style:family="text">
      <style:text-properties fo:font-style="italic" officeooo:rsid="007d5639" style:font-style-asian="italic" style:font-style-complex="italic"/>
    </style:style>
    <style:style style:name="T8" style:family="text">
      <style:text-properties fo:font-style="italic" officeooo:rsid="0089d02b" style:font-style-asian="italic" style:font-style-complex="italic"/>
    </style:style>
    <style:style style:name="T9" style:family="text">
      <style:text-properties fo:font-style="italic" officeooo:rsid="00937454" style:font-style-asian="italic" style:font-style-complex="italic"/>
    </style:style>
    <style:style style:name="T10" style:family="text">
      <style:text-properties fo:font-style="italic" officeooo:rsid="009494b1" style:font-style-asian="italic" style:font-style-complex="italic"/>
    </style:style>
    <style:style style:name="T11" style:family="text">
      <style:text-properties fo:font-style="italic" officeooo:rsid="00a1ace6" style:font-style-asian="italic" style:font-style-complex="italic"/>
    </style:style>
    <style:style style:name="T12" style:family="text">
      <style:text-properties fo:font-style="italic" officeooo:rsid="010b7f65" style:font-style-asian="italic" style:font-style-complex="italic"/>
    </style:style>
    <style:style style:name="T13" style:family="text">
      <style:text-properties fo:font-style="italic" officeooo:rsid="010c652a" style:font-style-asian="italic" style:font-style-complex="italic"/>
    </style:style>
    <style:style style:name="T14" style:family="text">
      <style:text-properties fo:font-style="italic" officeooo:rsid="011500f1" style:font-style-asian="italic" style:font-style-complex="italic"/>
    </style:style>
    <style:style style:name="T15" style:family="text">
      <style:text-properties fo:font-style="italic" officeooo:rsid="011c9984" style:font-style-asian="italic" style:font-style-complex="italic"/>
    </style:style>
    <style:style style:name="T16" style:family="text">
      <style:text-properties fo:font-style="italic" officeooo:rsid="0149f91c" style:font-style-asian="italic" style:font-style-complex="italic"/>
    </style:style>
    <style:style style:name="T17" style:family="text">
      <style:text-properties fo:font-style="italic" officeooo:rsid="018718ae" style:font-style-asian="italic" style:font-style-complex="italic"/>
    </style:style>
    <style:style style:name="T18" style:family="text">
      <style:text-properties fo:font-style="italic" officeooo:rsid="019c6fe5" style:font-style-asian="italic" style:font-style-complex="italic"/>
    </style:style>
    <style:style style:name="T19" style:family="text">
      <style:text-properties fo:font-style="italic" officeooo:rsid="01ec2012" style:font-style-asian="italic" style:font-style-complex="italic"/>
    </style:style>
    <style:style style:name="T20" style:family="text">
      <style:text-properties fo:font-style="italic" officeooo:rsid="01f5d10b" style:font-style-asian="italic" style:font-style-complex="italic"/>
    </style:style>
    <style:style style:name="T21" style:family="text">
      <style:text-properties fo:font-style="italic" officeooo:rsid="01fe87b1" style:font-style-asian="italic" style:font-style-complex="italic"/>
    </style:style>
    <style:style style:name="T22" style:family="text">
      <style:text-properties fo:font-style="italic" officeooo:rsid="020fa7f9" style:font-style-asian="italic" style:font-style-complex="italic"/>
    </style:style>
    <style:style style:name="T23" style:family="text">
      <style:text-properties fo:font-style="italic" officeooo:rsid="0230b726" style:font-style-asian="italic" style:font-style-complex="italic"/>
    </style:style>
    <style:style style:name="T24" style:family="text">
      <style:text-properties fo:font-style="italic" officeooo:rsid="0266bfeb" style:font-style-asian="italic" style:font-style-complex="italic"/>
    </style:style>
    <style:style style:name="T25" style:family="text">
      <style:text-properties fo:font-style="italic" officeooo:rsid="02671a5f" style:font-style-asian="italic" style:font-style-complex="italic"/>
    </style:style>
    <style:style style:name="T26" style:family="text">
      <style:text-properties fo:font-style="italic" officeooo:rsid="0260251c" style:font-style-asian="italic" style:font-style-complex="italic"/>
    </style:style>
    <style:style style:name="T27" style:family="text">
      <style:text-properties fo:font-style="italic" officeooo:rsid="026bc93d" style:font-style-asian="italic" style:font-style-complex="italic"/>
    </style:style>
    <style:style style:name="T28" style:family="text">
      <style:text-properties fo:font-style="italic" officeooo:rsid="027b0a31" style:font-style-asian="italic" style:font-style-complex="italic"/>
    </style:style>
    <style:style style:name="T29" style:family="text">
      <style:text-properties fo:font-style="italic" officeooo:rsid="02810275" style:font-style-asian="italic" style:font-style-complex="italic"/>
    </style:style>
    <style:style style:name="T30" style:family="text">
      <style:text-properties fo:font-style="italic" officeooo:rsid="028a8a52" style:font-style-asian="italic" style:font-style-complex="italic"/>
    </style:style>
    <style:style style:name="T31" style:family="text">
      <style:text-properties fo:font-style="italic" officeooo:rsid="02980c5f" style:font-style-asian="italic" style:font-style-complex="italic"/>
    </style:style>
    <style:style style:name="T32" style:family="text">
      <style:text-properties fo:font-style="italic" officeooo:rsid="029f9b43" style:font-style-asian="italic" style:font-style-complex="italic"/>
    </style:style>
    <style:style style:name="T33" style:family="text">
      <style:text-properties fo:font-style="italic" officeooo:rsid="02abd01b" style:font-style-asian="italic" style:font-style-complex="italic"/>
    </style:style>
    <style:style style:name="T34" style:family="text">
      <style:text-properties fo:font-style="italic" officeooo:rsid="02ac0068" style:font-style-asian="italic" style:font-style-complex="italic"/>
    </style:style>
    <style:style style:name="T35" style:family="text">
      <style:text-properties fo:font-style="italic" officeooo:rsid="02c328e5" style:font-style-asian="italic" style:font-style-complex="italic"/>
    </style:style>
    <style:style style:name="T36" style:family="text">
      <style:text-properties fo:font-style="italic" officeooo:rsid="02c14b90" style:font-style-asian="italic" style:font-style-complex="italic"/>
    </style:style>
    <style:style style:name="T37" style:family="text">
      <style:text-properties fo:font-style="italic" fo:font-weight="normal" style:font-style-asian="italic" style:font-weight-asian="normal" style:font-style-complex="italic" style:font-weight-complex="normal"/>
    </style:style>
    <style:style style:name="T38" style:family="text">
      <style:text-properties fo:font-style="italic" style:text-underline-style="none" style:font-style-asian="italic" style:font-style-complex="italic"/>
    </style:style>
    <style:style style:name="T39" style:family="text">
      <style:text-properties officeooo:rsid="00105bb5"/>
    </style:style>
    <style:style style:name="T40" style:family="text">
      <style:text-properties officeooo:rsid="0010c590"/>
    </style:style>
    <style:style style:name="T41" style:family="text">
      <style:text-properties officeooo:rsid="001160b9"/>
    </style:style>
    <style:style style:name="T42" style:family="text">
      <style:text-properties officeooo:rsid="00131786"/>
    </style:style>
    <style:style style:name="T43" style:family="text">
      <style:text-properties officeooo:rsid="00132abb"/>
    </style:style>
    <style:style style:name="T44" style:family="text">
      <style:text-properties officeooo:rsid="0015451c"/>
    </style:style>
    <style:style style:name="T45" style:family="text">
      <style:text-properties officeooo:rsid="0015fe1b"/>
    </style:style>
    <style:style style:name="T46" style:family="text">
      <style:text-properties officeooo:rsid="0016ac27"/>
    </style:style>
    <style:style style:name="T47" style:family="text">
      <style:text-properties officeooo:rsid="0016d9c1"/>
    </style:style>
    <style:style style:name="T48" style:family="text">
      <style:text-properties officeooo:rsid="00177ea2"/>
    </style:style>
    <style:style style:name="T49" style:family="text">
      <style:text-properties officeooo:rsid="001a0ff3"/>
    </style:style>
    <style:style style:name="T50" style:family="text">
      <style:text-properties officeooo:rsid="001b1cea"/>
    </style:style>
    <style:style style:name="T51" style:family="text">
      <style:text-properties officeooo:rsid="001d3f43"/>
    </style:style>
    <style:style style:name="T52" style:family="text">
      <style:text-properties officeooo:rsid="001ee9d7"/>
    </style:style>
    <style:style style:name="T53" style:family="text">
      <style:text-properties officeooo:rsid="001f2dae"/>
    </style:style>
    <style:style style:name="T54" style:family="text">
      <style:text-properties officeooo:rsid="002029b4"/>
    </style:style>
    <style:style style:name="T55" style:family="text">
      <style:text-properties officeooo:rsid="0021d915"/>
    </style:style>
    <style:style style:name="T56" style:family="text">
      <style:text-properties officeooo:rsid="00235e0f"/>
    </style:style>
    <style:style style:name="T57" style:family="text">
      <style:text-properties fo:font-variant="normal" fo:text-transform="none" fo:color="#000000" style:font-name="FreeSerif" fo:font-size="12pt" fo:font-style="normal" fo:font-weight="normal" fo:background-color="#ffffff" loext:char-shading-value="0" style:font-size-asian="12pt" style:font-size-complex="12pt"/>
    </style:style>
    <style:style style:name="T58" style:family="text">
      <style:text-properties fo:font-variant="normal" fo:text-transform="none" fo:color="#000000" style:font-name="FreeSerif" fo:font-size="12pt" fo:font-style="normal" fo:font-weight="normal" officeooo:rsid="00c38124" fo:background-color="#ffffff" loext:char-shading-value="0" style:font-size-asian="12pt" style:font-size-complex="12pt"/>
    </style:style>
    <style:style style:name="T59" style:family="text">
      <style:text-properties officeooo:rsid="002455f2"/>
    </style:style>
    <style:style style:name="T60" style:family="text">
      <style:text-properties officeooo:rsid="00262c81"/>
    </style:style>
    <style:style style:name="T61" style:family="text">
      <style:text-properties officeooo:rsid="0027090f"/>
    </style:style>
    <style:style style:name="T62" style:family="text">
      <style:text-properties officeooo:rsid="0027336b"/>
    </style:style>
    <style:style style:name="T63" style:family="text">
      <style:text-properties officeooo:rsid="002763ad"/>
    </style:style>
    <style:style style:name="T64" style:family="text">
      <style:text-properties officeooo:rsid="0028656c"/>
    </style:style>
    <style:style style:name="T65" style:family="text">
      <style:text-properties officeooo:rsid="0029820e"/>
    </style:style>
    <style:style style:name="T66" style:family="text">
      <style:text-properties officeooo:rsid="002a234a"/>
    </style:style>
    <style:style style:name="T67" style:family="text">
      <style:text-properties officeooo:rsid="002b575d"/>
    </style:style>
    <style:style style:name="T68" style:family="text">
      <style:text-properties officeooo:rsid="002cb16c"/>
    </style:style>
    <style:style style:name="T69" style:family="text">
      <style:text-properties officeooo:rsid="0031db1b"/>
    </style:style>
    <style:style style:name="T70" style:family="text">
      <style:text-properties officeooo:rsid="00327653"/>
    </style:style>
    <style:style style:name="T71" style:family="text">
      <style:text-properties officeooo:rsid="0033af24"/>
    </style:style>
    <style:style style:name="T72" style:family="text">
      <style:text-properties officeooo:rsid="0034424c"/>
    </style:style>
    <style:style style:name="T73" style:family="text">
      <style:text-properties officeooo:rsid="00363834"/>
    </style:style>
    <style:style style:name="T74" style:family="text">
      <style:text-properties officeooo:rsid="00375486"/>
    </style:style>
    <style:style style:name="T75" style:family="text">
      <style:text-properties officeooo:rsid="00388490"/>
    </style:style>
    <style:style style:name="T76" style:family="text">
      <style:text-properties officeooo:rsid="0039575f"/>
    </style:style>
    <style:style style:name="T77" style:family="text">
      <style:text-properties officeooo:rsid="003b455e"/>
    </style:style>
    <style:style style:name="T78" style:family="text">
      <style:text-properties officeooo:rsid="003d14fa"/>
    </style:style>
    <style:style style:name="T79" style:family="text">
      <style:text-properties officeooo:rsid="003d24c7"/>
    </style:style>
    <style:style style:name="T80" style:family="text">
      <style:text-properties officeooo:rsid="003d51bc"/>
    </style:style>
    <style:style style:name="T81" style:family="text">
      <style:text-properties officeooo:rsid="003e0318"/>
    </style:style>
    <style:style style:name="T82" style:family="text">
      <style:text-properties officeooo:rsid="00422cde"/>
    </style:style>
    <style:style style:name="T83" style:family="text">
      <style:text-properties officeooo:rsid="00461c1f"/>
    </style:style>
    <style:style style:name="T84" style:family="text">
      <style:text-properties officeooo:rsid="004b4e28"/>
    </style:style>
    <style:style style:name="T85" style:family="text">
      <style:text-properties officeooo:rsid="004b75cf"/>
    </style:style>
    <style:style style:name="T86" style:family="text">
      <style:text-properties officeooo:rsid="004cee7b"/>
    </style:style>
    <style:style style:name="T87" style:family="text">
      <style:text-properties officeooo:rsid="004eae8b"/>
    </style:style>
    <style:style style:name="T88" style:family="text">
      <style:text-properties officeooo:rsid="004f539d"/>
    </style:style>
    <style:style style:name="T89" style:family="text">
      <style:text-properties officeooo:rsid="005017ba"/>
    </style:style>
    <style:style style:name="T90" style:family="text">
      <style:text-properties officeooo:rsid="0050933c"/>
    </style:style>
    <style:style style:name="T91" style:family="text">
      <style:text-properties officeooo:rsid="0051b2c8"/>
    </style:style>
    <style:style style:name="T92" style:family="text">
      <style:text-properties officeooo:rsid="0052143e"/>
    </style:style>
    <style:style style:name="T93" style:family="text">
      <style:text-properties officeooo:rsid="00562877"/>
    </style:style>
    <style:style style:name="T94" style:family="text">
      <style:text-properties officeooo:rsid="0058dead"/>
    </style:style>
    <style:style style:name="T95" style:family="text">
      <style:text-properties officeooo:rsid="005aae29"/>
    </style:style>
    <style:style style:name="T96" style:family="text">
      <style:text-properties officeooo:rsid="005bc1cc"/>
    </style:style>
    <style:style style:name="T97" style:family="text">
      <style:text-properties officeooo:rsid="005c8e1b"/>
    </style:style>
    <style:style style:name="T98" style:family="text">
      <style:text-properties officeooo:rsid="005e6eb9"/>
    </style:style>
    <style:style style:name="T99" style:family="text">
      <style:text-properties officeooo:rsid="005fc8a6"/>
    </style:style>
    <style:style style:name="T100" style:family="text">
      <style:text-properties officeooo:rsid="0060822e"/>
    </style:style>
    <style:style style:name="T101" style:family="text">
      <style:text-properties officeooo:rsid="006236be"/>
    </style:style>
    <style:style style:name="T102" style:family="text">
      <style:text-properties officeooo:rsid="00633e55"/>
    </style:style>
    <style:style style:name="T103" style:family="text">
      <style:text-properties officeooo:rsid="0064a75b"/>
    </style:style>
    <style:style style:name="T104" style:family="text">
      <style:text-properties fo:font-variant="small-caps"/>
    </style:style>
    <style:style style:name="T105" style:family="text">
      <style:text-properties fo:font-style="normal" style:font-style-asian="normal" style:font-style-complex="normal"/>
    </style:style>
    <style:style style:name="T106" style:family="text">
      <style:text-properties fo:font-style="normal" officeooo:rsid="006b82cb" style:font-style-asian="normal" style:font-style-complex="normal"/>
    </style:style>
    <style:style style:name="T107" style:family="text">
      <style:text-properties fo:font-style="normal" officeooo:rsid="014395c0" style:font-style-asian="normal" style:font-style-complex="normal"/>
    </style:style>
    <style:style style:name="T108" style:family="text">
      <style:text-properties fo:font-style="normal" officeooo:rsid="01ec2012" style:font-style-asian="normal" style:font-style-complex="normal"/>
    </style:style>
    <style:style style:name="T109" style:family="text">
      <style:text-properties officeooo:rsid="006b82cb"/>
    </style:style>
    <style:style style:name="T110" style:family="text">
      <style:text-properties officeooo:rsid="006c2c40"/>
    </style:style>
    <style:style style:name="T111" style:family="text">
      <style:text-properties officeooo:rsid="006c8658"/>
    </style:style>
    <style:style style:name="T112" style:family="text">
      <style:text-properties officeooo:rsid="006de052"/>
    </style:style>
    <style:style style:name="T113" style:family="text">
      <style:text-properties officeooo:rsid="006e2449"/>
    </style:style>
    <style:style style:name="T114" style:family="text">
      <style:text-properties officeooo:rsid="006edeb4"/>
    </style:style>
    <style:style style:name="T115" style:family="text">
      <style:text-properties officeooo:rsid="0070ba87"/>
    </style:style>
    <style:style style:name="T116" style:family="text">
      <style:text-properties officeooo:rsid="0072333c"/>
    </style:style>
    <style:style style:name="T117" style:family="text">
      <style:text-properties officeooo:rsid="00733e8f"/>
    </style:style>
    <style:style style:name="T118" style:family="text">
      <style:text-properties officeooo:rsid="0074d84e"/>
    </style:style>
    <style:style style:name="T119" style:family="text">
      <style:text-properties officeooo:rsid="00761e8f"/>
    </style:style>
    <style:style style:name="T120" style:family="text">
      <style:text-properties officeooo:rsid="0076508e"/>
    </style:style>
    <style:style style:name="T121" style:family="text">
      <style:text-properties officeooo:rsid="00766915"/>
    </style:style>
    <style:style style:name="T122" style:family="text">
      <style:text-properties officeooo:rsid="007864d2"/>
    </style:style>
    <style:style style:name="T123" style:family="text">
      <style:text-properties officeooo:rsid="0079dab0"/>
    </style:style>
    <style:style style:name="T124" style:family="text">
      <style:text-properties officeooo:rsid="007b7f8f"/>
    </style:style>
    <style:style style:name="T125" style:family="text">
      <style:text-properties officeooo:rsid="007d5639"/>
    </style:style>
    <style:style style:name="T126" style:family="text">
      <style:text-properties officeooo:rsid="007e01df"/>
    </style:style>
    <style:style style:name="T127" style:family="text">
      <style:text-properties officeooo:rsid="007fbcf0"/>
    </style:style>
    <style:style style:name="T128" style:family="text">
      <style:text-properties officeooo:rsid="00804d34"/>
    </style:style>
    <style:style style:name="T129" style:family="text">
      <style:text-properties officeooo:rsid="00823165"/>
    </style:style>
    <style:style style:name="T130" style:family="text">
      <style:text-properties officeooo:rsid="00835f10"/>
    </style:style>
    <style:style style:name="T131" style:family="text">
      <style:text-properties officeooo:rsid="00854601"/>
    </style:style>
    <style:style style:name="T132" style:family="text">
      <style:text-properties fo:language="ru" fo:country="RU" style:language-complex="hi" style:country-complex="IN"/>
    </style:style>
    <style:style style:name="T133" style:family="text">
      <style:text-properties fo:language="ru" fo:country="RU" officeooo:rsid="00854601" style:language-complex="hi" style:country-complex="IN"/>
    </style:style>
    <style:style style:name="T134" style:family="text">
      <style:text-properties fo:language="ru" fo:country="RU" officeooo:rsid="00866f75" style:language-complex="hi" style:country-complex="IN"/>
    </style:style>
    <style:style style:name="T135" style:family="text">
      <style:text-properties fo:language="ru" fo:country="RU" officeooo:rsid="00aef8dd" style:language-complex="hi" style:country-complex="IN"/>
    </style:style>
    <style:style style:name="T136" style:family="text">
      <style:text-properties fo:language="ru" fo:country="RU" fo:font-style="normal" fo:font-weight="normal" officeooo:rsid="0054a5ca" style:language-asian="none" style:country-asian="none" style:font-style-asian="normal" style:font-weight-asian="normal" style:language-complex="hi" style:country-complex="IN" style:font-style-complex="normal" style:font-weight-complex="normal"/>
    </style:style>
    <style:style style:name="T137" style:family="text">
      <style:text-properties fo:language="ru" fo:country="RU" fo:font-style="normal" fo:font-weight="normal" officeooo:rsid="00d70aab" style:language-asian="none" style:country-asian="none" style:font-style-asian="normal" style:font-weight-asian="normal" style:language-complex="hi" style:country-complex="IN" style:font-style-complex="normal" style:font-weight-complex="normal"/>
    </style:style>
    <style:style style:name="T138" style:family="text">
      <style:text-properties fo:language="ru" fo:country="RU" fo:font-style="normal" fo:font-weight="normal" officeooo:rsid="02082d19" style:language-asian="none" style:country-asian="none" style:font-style-asian="normal" style:font-weight-asian="normal" style:language-complex="hi" style:country-complex="IN" style:font-style-complex="normal" style:font-weight-complex="normal"/>
    </style:style>
    <style:style style:name="T139" style:family="text">
      <style:text-properties fo:language="ru" fo:country="RU" fo:font-style="normal" fo:font-weight="normal" officeooo:rsid="02346dda" style:language-asian="none" style:country-asian="none" style:font-style-asian="normal" style:font-weight-asian="normal" style:language-complex="hi" style:country-complex="IN" style:font-style-complex="normal" style:font-weight-complex="normal"/>
    </style:style>
    <style:style style:name="T140" style:family="text">
      <style:text-properties fo:language="ru" fo:country="RU" fo:font-style="italic" fo:font-weight="normal" officeooo:rsid="02082d19" style:language-asian="none" style:country-asian="none" style:font-style-asian="italic" style:font-weight-asian="normal" style:language-complex="hi" style:country-complex="IN" style:font-style-complex="italic" style:font-weight-complex="normal"/>
    </style:style>
    <style:style style:name="T141" style:family="text">
      <style:text-properties fo:language="ru" fo:country="RU" fo:font-weight="normal" officeooo:rsid="02082d19" style:language-asian="none" style:country-asian="none" style:font-weight-asian="normal" style:language-complex="hi" style:country-complex="IN" style:font-weight-complex="normal"/>
    </style:style>
    <style:style style:name="T142" style:family="text">
      <style:text-properties officeooo:rsid="00866f75"/>
    </style:style>
    <style:style style:name="T143" style:family="text">
      <style:text-properties officeooo:rsid="00878ebd"/>
    </style:style>
    <style:style style:name="T144" style:family="text">
      <style:text-properties officeooo:rsid="00885efa"/>
    </style:style>
    <style:style style:name="T145" style:family="text">
      <style:text-properties officeooo:rsid="0089d02b"/>
    </style:style>
    <style:style style:name="T146" style:family="text">
      <style:text-properties officeooo:rsid="008bc171"/>
    </style:style>
    <style:style style:name="T147" style:family="text">
      <style:text-properties officeooo:rsid="008d4797"/>
    </style:style>
    <style:style style:name="T148" style:family="text">
      <style:text-properties officeooo:rsid="008e3cf3"/>
    </style:style>
    <style:style style:name="T149" style:family="text">
      <style:text-properties officeooo:rsid="00937454"/>
    </style:style>
    <style:style style:name="T150" style:family="text">
      <style:text-properties officeooo:rsid="009494b1"/>
    </style:style>
    <style:style style:name="T151" style:family="text">
      <style:text-properties officeooo:rsid="0094d8d9"/>
    </style:style>
    <style:style style:name="T152" style:family="text">
      <style:text-properties officeooo:rsid="009604e0"/>
    </style:style>
    <style:style style:name="T153" style:family="text">
      <style:text-properties officeooo:rsid="0099b814"/>
    </style:style>
    <style:style style:name="T154" style:family="text">
      <style:text-properties officeooo:rsid="009a5a2a"/>
    </style:style>
    <style:style style:name="T155" style:family="text">
      <style:text-properties officeooo:rsid="009baae0"/>
    </style:style>
    <style:style style:name="T156" style:family="text">
      <style:text-properties officeooo:rsid="009c4c4d"/>
    </style:style>
    <style:style style:name="T157" style:family="text">
      <style:text-properties officeooo:rsid="009d4d29"/>
    </style:style>
    <style:style style:name="T158" style:family="text">
      <style:text-properties officeooo:rsid="009e1fea"/>
    </style:style>
    <style:style style:name="T159" style:family="text">
      <style:text-properties officeooo:rsid="009e3ce2"/>
    </style:style>
    <style:style style:name="T160" style:family="text">
      <style:text-properties officeooo:rsid="009e873f"/>
    </style:style>
    <style:style style:name="T161" style:family="text">
      <style:text-properties officeooo:rsid="00a07f85"/>
    </style:style>
    <style:style style:name="T162" style:family="text">
      <style:text-properties officeooo:rsid="00a0ca12"/>
    </style:style>
    <style:style style:name="T163" style:family="text">
      <style:text-properties officeooo:rsid="00a1ace6"/>
    </style:style>
    <style:style style:name="T164" style:family="text">
      <style:text-properties officeooo:rsid="00a37572"/>
    </style:style>
    <style:style style:name="T165" style:family="text">
      <style:text-properties officeooo:rsid="00a49d98"/>
    </style:style>
    <style:style style:name="T166" style:family="text">
      <style:text-properties officeooo:rsid="00a8b305"/>
    </style:style>
    <style:style style:name="T167" style:family="text">
      <style:text-properties officeooo:rsid="00aa4ee9"/>
    </style:style>
    <style:style style:name="T168" style:family="text">
      <style:text-properties officeooo:rsid="00aaf337"/>
    </style:style>
    <style:style style:name="T169" style:family="text">
      <style:text-properties officeooo:rsid="00aef8dd"/>
    </style:style>
    <style:style style:name="T170" style:family="text">
      <style:text-properties officeooo:rsid="00b09de6"/>
    </style:style>
    <style:style style:name="T171" style:family="text">
      <style:text-properties officeooo:rsid="00b2e0fa"/>
    </style:style>
    <style:style style:name="T172" style:family="text">
      <style:text-properties officeooo:rsid="00b39899"/>
    </style:style>
    <style:style style:name="T173" style:family="text">
      <style:text-properties officeooo:rsid="00b472ed"/>
    </style:style>
    <style:style style:name="T174" style:family="text">
      <style:text-properties officeooo:rsid="00b56284"/>
    </style:style>
    <style:style style:name="T175" style:family="text">
      <style:text-properties officeooo:rsid="00b5f240"/>
    </style:style>
    <style:style style:name="T176" style:family="text">
      <style:text-properties officeooo:rsid="00bfcf9e"/>
    </style:style>
    <style:style style:name="T177" style:family="text">
      <style:text-properties officeooo:rsid="00c0a824"/>
    </style:style>
    <style:style style:name="T178" style:family="text">
      <style:text-properties officeooo:rsid="00c12e4b"/>
    </style:style>
    <style:style style:name="T179" style:family="text">
      <style:text-properties officeooo:rsid="00c2d48f"/>
    </style:style>
    <style:style style:name="T180" style:family="text">
      <style:text-properties officeooo:rsid="00c38124"/>
    </style:style>
    <style:style style:name="T181" style:family="text">
      <style:text-properties officeooo:rsid="00c4ad28"/>
    </style:style>
    <style:style style:name="T182" style:family="text">
      <style:text-properties officeooo:rsid="00c595a4"/>
    </style:style>
    <style:style style:name="T183" style:family="text">
      <style:text-properties officeooo:rsid="00c5a1c7"/>
    </style:style>
    <style:style style:name="T184" style:family="text">
      <style:text-properties officeooo:rsid="00c6a6fc"/>
    </style:style>
    <style:style style:name="T185" style:family="text">
      <style:text-properties officeooo:rsid="00c96220"/>
    </style:style>
    <style:style style:name="T186" style:family="text">
      <style:text-properties officeooo:rsid="00ca7c42"/>
    </style:style>
    <style:style style:name="T187" style:family="text">
      <style:text-properties officeooo:rsid="00cab2b0"/>
    </style:style>
    <style:style style:name="T188" style:family="text">
      <style:text-properties fo:font-weight="normal" style:font-weight-asian="normal" style:font-weight-complex="normal"/>
    </style:style>
    <style:style style:name="T189" style:family="text">
      <style:text-properties fo:font-weight="normal" officeooo:rsid="00d7d536" style:font-weight-asian="normal" style:font-weight-complex="normal"/>
    </style:style>
    <style:style style:name="T190" style:family="text">
      <style:text-properties fo:font-weight="normal" officeooo:rsid="00d9b0d8" style:font-weight-asian="normal" style:font-weight-complex="normal"/>
    </style:style>
    <style:style style:name="T191" style:family="text">
      <style:text-properties officeooo:rsid="00cca6b6"/>
    </style:style>
    <style:style style:name="T192" style:family="text">
      <style:text-properties officeooo:rsid="00ce3615"/>
    </style:style>
    <style:style style:name="T193" style:family="text">
      <style:text-properties officeooo:rsid="00d03fc5"/>
    </style:style>
    <style:style style:name="T194" style:family="text">
      <style:text-properties officeooo:rsid="00d23023"/>
    </style:style>
    <style:style style:name="T195" style:family="text">
      <style:text-properties officeooo:rsid="00d25253"/>
    </style:style>
    <style:style style:name="T196" style:family="text">
      <style:text-properties officeooo:rsid="00d30f16"/>
    </style:style>
    <style:style style:name="T197" style:family="text">
      <style:text-properties officeooo:rsid="00d31bf1"/>
    </style:style>
    <style:style style:name="T198" style:family="text">
      <style:text-properties officeooo:rsid="00d4f64c"/>
    </style:style>
    <style:style style:name="T199" style:family="text">
      <style:text-properties fo:font-weight="bold" style:font-weight-asian="bold" style:font-weight-complex="bold"/>
    </style:style>
    <style:style style:name="T200" style:family="text">
      <style:text-properties officeooo:rsid="00d70aab"/>
    </style:style>
    <style:style style:name="T201" style:family="text">
      <style:text-properties officeooo:rsid="00d7aa22"/>
    </style:style>
    <style:style style:name="T202" style:family="text">
      <style:text-properties officeooo:rsid="00d7d536"/>
    </style:style>
    <style:style style:name="T203" style:family="text">
      <style:text-properties officeooo:rsid="00d9b0d8"/>
    </style:style>
    <style:style style:name="T204" style:family="text">
      <style:text-properties officeooo:rsid="00dde28f"/>
    </style:style>
    <style:style style:name="T205" style:family="text">
      <style:text-properties officeooo:rsid="00dfc7d6"/>
    </style:style>
    <style:style style:name="T206" style:family="text">
      <style:text-properties officeooo:rsid="00e07a21"/>
    </style:style>
    <style:style style:name="T207" style:family="text">
      <style:text-properties officeooo:rsid="00e1ce3c"/>
    </style:style>
    <style:style style:name="T208" style:family="text">
      <style:text-properties officeooo:rsid="00e1ea05"/>
    </style:style>
    <style:style style:name="T209" style:family="text">
      <style:text-properties officeooo:rsid="00e3c689"/>
    </style:style>
    <style:style style:name="T210" style:family="text">
      <style:text-properties officeooo:rsid="00e4628b"/>
    </style:style>
    <style:style style:name="T211" style:family="text">
      <style:text-properties officeooo:rsid="00e4bb68"/>
    </style:style>
    <style:style style:name="T212" style:family="text">
      <style:text-properties officeooo:rsid="00e54357"/>
    </style:style>
    <style:style style:name="T213" style:family="text">
      <style:text-properties officeooo:rsid="00e78eef"/>
    </style:style>
    <style:style style:name="T214" style:family="text">
      <style:text-properties officeooo:rsid="00e84d94"/>
    </style:style>
    <style:style style:name="T215" style:family="text">
      <style:text-properties officeooo:rsid="00e9e5c5"/>
    </style:style>
    <style:style style:name="T216" style:family="text">
      <style:text-properties officeooo:rsid="00eb0ed1"/>
    </style:style>
    <style:style style:name="T217" style:family="text">
      <style:text-properties officeooo:rsid="00ebfa12"/>
    </style:style>
    <style:style style:name="T218" style:family="text">
      <style:text-properties officeooo:rsid="00ee147e"/>
    </style:style>
    <style:style style:name="T219" style:family="text">
      <style:text-properties officeooo:rsid="00eef302"/>
    </style:style>
    <style:style style:name="T220" style:family="text">
      <style:text-properties officeooo:rsid="00f03964"/>
    </style:style>
    <style:style style:name="T221" style:family="text">
      <style:text-properties officeooo:rsid="00f04056"/>
    </style:style>
    <style:style style:name="T222" style:family="text">
      <style:text-properties officeooo:rsid="00f23baa"/>
    </style:style>
    <style:style style:name="T223" style:family="text">
      <style:text-properties officeooo:rsid="00f2dab7"/>
    </style:style>
    <style:style style:name="T224" style:family="text">
      <style:text-properties officeooo:rsid="00f4635a"/>
    </style:style>
    <style:style style:name="T225" style:family="text">
      <style:text-properties officeooo:rsid="00f5e236"/>
    </style:style>
    <style:style style:name="T226" style:family="text">
      <style:text-properties officeooo:rsid="00f7aee9"/>
    </style:style>
    <style:style style:name="T227" style:family="text">
      <style:text-properties officeooo:rsid="00f92d47"/>
    </style:style>
    <style:style style:name="T228" style:family="text">
      <style:text-properties officeooo:rsid="00fbe8a5"/>
    </style:style>
    <style:style style:name="T229" style:family="text">
      <style:text-properties officeooo:rsid="00fd4ae5"/>
    </style:style>
    <style:style style:name="T230" style:family="text">
      <style:text-properties officeooo:rsid="00ff0722"/>
    </style:style>
    <style:style style:name="T231" style:family="text">
      <style:text-properties officeooo:rsid="00ffff48"/>
    </style:style>
    <style:style style:name="T232" style:family="text">
      <style:text-properties officeooo:rsid="01005844"/>
    </style:style>
    <style:style style:name="T233" style:family="text">
      <style:text-properties officeooo:rsid="0100c33a"/>
    </style:style>
    <style:style style:name="T234" style:family="text">
      <style:text-properties officeooo:rsid="01027d2b"/>
    </style:style>
    <style:style style:name="T235" style:family="text">
      <style:text-properties officeooo:rsid="01063295"/>
    </style:style>
    <style:style style:name="T236" style:family="text">
      <style:text-properties officeooo:rsid="01076227"/>
    </style:style>
    <style:style style:name="T237" style:family="text">
      <style:text-properties officeooo:rsid="0107a7aa"/>
    </style:style>
    <style:style style:name="T238" style:family="text">
      <style:text-properties officeooo:rsid="0108452d"/>
    </style:style>
    <style:style style:name="T239" style:family="text">
      <style:text-properties officeooo:rsid="01094b0c"/>
    </style:style>
    <style:style style:name="T240" style:family="text">
      <style:text-properties officeooo:rsid="010b7f65"/>
    </style:style>
    <style:style style:name="T241" style:family="text">
      <style:text-properties officeooo:rsid="01135272"/>
    </style:style>
    <style:style style:name="T242" style:family="text">
      <style:text-properties officeooo:rsid="011435f7"/>
    </style:style>
    <style:style style:name="T243" style:family="text">
      <style:text-properties officeooo:rsid="011500f1"/>
    </style:style>
    <style:style style:name="T244" style:family="text">
      <style:text-properties officeooo:rsid="01166568"/>
    </style:style>
    <style:style style:name="T245" style:family="text">
      <style:text-properties officeooo:rsid="01168cae"/>
    </style:style>
    <style:style style:name="T246" style:family="text">
      <style:text-properties officeooo:rsid="0120bef9"/>
    </style:style>
    <style:style style:name="T247" style:family="text">
      <style:text-properties officeooo:rsid="01287784"/>
    </style:style>
    <style:style style:name="T248" style:family="text">
      <style:text-properties officeooo:rsid="012a4a15"/>
    </style:style>
    <style:style style:name="T249" style:family="text">
      <style:text-properties officeooo:rsid="012bbd8e"/>
    </style:style>
    <style:style style:name="T250" style:family="text">
      <style:text-properties officeooo:rsid="012d6a00"/>
    </style:style>
    <style:style style:name="T251" style:family="text">
      <style:text-properties officeooo:rsid="012f5252"/>
    </style:style>
    <style:style style:name="T252" style:family="text">
      <style:text-properties officeooo:rsid="01363ebc"/>
    </style:style>
    <style:style style:name="T253" style:family="text">
      <style:text-properties officeooo:rsid="01365ea0"/>
    </style:style>
    <style:style style:name="T254" style:family="text">
      <style:text-properties officeooo:rsid="013779fb"/>
    </style:style>
    <style:style style:name="T255" style:family="text">
      <style:text-properties officeooo:rsid="0137f14c"/>
    </style:style>
    <style:style style:name="T256" style:family="text">
      <style:text-properties officeooo:rsid="0138cccd"/>
    </style:style>
    <style:style style:name="T257" style:family="text">
      <style:text-properties officeooo:rsid="0138d5e3"/>
    </style:style>
    <style:style style:name="T258" style:family="text">
      <style:text-properties officeooo:rsid="01396c70"/>
    </style:style>
    <style:style style:name="T259" style:family="text">
      <style:text-properties officeooo:rsid="0139e95a"/>
    </style:style>
    <style:style style:name="T260" style:family="text">
      <style:text-properties officeooo:rsid="0139f028"/>
    </style:style>
    <style:style style:name="T261" style:family="text">
      <style:text-properties officeooo:rsid="013ac95f"/>
    </style:style>
    <style:style style:name="T262" style:family="text">
      <style:text-properties officeooo:rsid="013c37f2"/>
    </style:style>
    <style:style style:name="T263" style:family="text">
      <style:text-properties officeooo:rsid="013d0ec1"/>
    </style:style>
    <style:style style:name="T264" style:family="text">
      <style:text-properties officeooo:rsid="013ee1b3"/>
    </style:style>
    <style:style style:name="T265" style:family="text">
      <style:text-properties officeooo:rsid="013f5edb"/>
    </style:style>
    <style:style style:name="T266" style:family="text">
      <style:text-properties officeooo:rsid="01415628"/>
    </style:style>
    <style:style style:name="T267" style:family="text">
      <style:text-properties officeooo:rsid="01435163"/>
    </style:style>
    <style:style style:name="T268" style:family="text">
      <style:text-properties officeooo:rsid="014395c0"/>
    </style:style>
    <style:style style:name="T269" style:family="text">
      <style:text-properties officeooo:rsid="0143dea5"/>
    </style:style>
    <style:style style:name="T270" style:family="text">
      <style:text-properties officeooo:rsid="0146d7a3"/>
    </style:style>
    <style:style style:name="T271" style:family="text">
      <style:text-properties officeooo:rsid="0149f91c"/>
    </style:style>
    <style:style style:name="T272" style:family="text">
      <style:text-properties officeooo:rsid="014a159e"/>
    </style:style>
    <style:style style:name="T273" style:family="text">
      <style:text-properties officeooo:rsid="014c06bd"/>
    </style:style>
    <style:style style:name="T274" style:family="text">
      <style:text-properties officeooo:rsid="014d9d43"/>
    </style:style>
    <style:style style:name="T275" style:family="text">
      <style:text-properties officeooo:rsid="014f5a46"/>
    </style:style>
    <style:style style:name="T276" style:family="text">
      <style:text-properties officeooo:rsid="014f8f50"/>
    </style:style>
    <style:style style:name="T277" style:family="text">
      <style:text-properties officeooo:rsid="01501f6a"/>
    </style:style>
    <style:style style:name="T278" style:family="text">
      <style:text-properties officeooo:rsid="015100b4"/>
    </style:style>
    <style:style style:name="T279" style:family="text">
      <style:text-properties officeooo:rsid="015155d9"/>
    </style:style>
    <style:style style:name="T280" style:family="text">
      <style:text-properties officeooo:rsid="0151b53c"/>
    </style:style>
    <style:style style:name="T281" style:family="text">
      <style:text-properties officeooo:rsid="0151ed51"/>
    </style:style>
    <style:style style:name="T282" style:family="text">
      <style:text-properties officeooo:rsid="01525f43"/>
    </style:style>
    <style:style style:name="T283" style:family="text">
      <style:text-properties officeooo:rsid="01527df1"/>
    </style:style>
    <style:style style:name="T284" style:family="text">
      <style:text-properties officeooo:rsid="0154182a"/>
    </style:style>
    <style:style style:name="T285" style:family="text">
      <style:text-properties officeooo:rsid="015463b2"/>
    </style:style>
    <style:style style:name="T286" style:family="text">
      <style:text-properties officeooo:rsid="01549ed5"/>
    </style:style>
    <style:style style:name="T287" style:family="text">
      <style:text-properties officeooo:rsid="015641fb"/>
    </style:style>
    <style:style style:name="T288" style:family="text">
      <style:text-properties officeooo:rsid="0156f873"/>
    </style:style>
    <style:style style:name="T289" style:family="text">
      <style:text-properties officeooo:rsid="01577a47"/>
    </style:style>
    <style:style style:name="T290" style:family="text">
      <style:text-properties officeooo:rsid="01589e1d"/>
    </style:style>
    <style:style style:name="T291" style:family="text">
      <style:text-properties officeooo:rsid="015d3688"/>
    </style:style>
    <style:style style:name="T292" style:family="text">
      <style:text-properties officeooo:rsid="015edee9"/>
    </style:style>
    <style:style style:name="T293" style:family="text">
      <style:text-properties officeooo:rsid="015ee7fe"/>
    </style:style>
    <style:style style:name="T294" style:family="text">
      <style:text-properties officeooo:rsid="0160b910"/>
    </style:style>
    <style:style style:name="T295" style:family="text">
      <style:text-properties officeooo:rsid="01629334"/>
    </style:style>
    <style:style style:name="T296" style:family="text">
      <style:text-properties officeooo:rsid="0163a991"/>
    </style:style>
    <style:style style:name="T297" style:family="text">
      <style:text-properties officeooo:rsid="01647f33"/>
    </style:style>
    <style:style style:name="T298" style:family="text">
      <style:text-properties officeooo:rsid="0164f6d8"/>
    </style:style>
    <style:style style:name="T299" style:family="text">
      <style:text-properties officeooo:rsid="01668274"/>
    </style:style>
    <style:style style:name="T300" style:family="text">
      <style:text-properties officeooo:rsid="01677ecb"/>
    </style:style>
    <style:style style:name="T301" style:family="text">
      <style:text-properties officeooo:rsid="01688552"/>
    </style:style>
    <style:style style:name="T302" style:family="text">
      <style:text-properties officeooo:rsid="0168addb"/>
    </style:style>
    <style:style style:name="T303" style:family="text">
      <style:text-properties officeooo:rsid="016964a8"/>
    </style:style>
    <style:style style:name="T304" style:family="text">
      <style:text-properties officeooo:rsid="016daab9"/>
    </style:style>
    <style:style style:name="T305" style:family="text">
      <style:text-properties officeooo:rsid="016f5c01"/>
    </style:style>
    <style:style style:name="T306" style:family="text">
      <style:text-properties officeooo:rsid="016ff846"/>
    </style:style>
    <style:style style:name="T307" style:family="text">
      <style:text-properties officeooo:rsid="017015b2"/>
    </style:style>
    <style:style style:name="T308" style:family="text">
      <style:text-properties officeooo:rsid="0171a9d9"/>
    </style:style>
    <style:style style:name="T309" style:family="text">
      <style:text-properties officeooo:rsid="0172432e"/>
    </style:style>
    <style:style style:name="T310" style:family="text">
      <style:text-properties officeooo:rsid="017312b3"/>
    </style:style>
    <style:style style:name="T311" style:family="text">
      <style:text-properties officeooo:rsid="0178ee11"/>
    </style:style>
    <style:style style:name="T312" style:family="text">
      <style:text-properties officeooo:rsid="01797ab2"/>
    </style:style>
    <style:style style:name="T313" style:family="text">
      <style:text-properties officeooo:rsid="017b3f07"/>
    </style:style>
    <style:style style:name="T314" style:family="text">
      <style:text-properties officeooo:rsid="017c430a"/>
    </style:style>
    <style:style style:name="T315" style:family="text">
      <style:text-properties officeooo:rsid="017d4213"/>
    </style:style>
    <style:style style:name="T316" style:family="text">
      <style:text-properties officeooo:rsid="017e9c95"/>
    </style:style>
    <style:style style:name="T317" style:family="text">
      <style:text-properties officeooo:rsid="017ef327"/>
    </style:style>
    <style:style style:name="T318" style:family="text">
      <style:text-properties officeooo:rsid="017f5b1e"/>
    </style:style>
    <style:style style:name="T319" style:family="text">
      <style:text-properties officeooo:rsid="0180ef31"/>
    </style:style>
    <style:style style:name="T320" style:family="text">
      <style:text-properties officeooo:rsid="01814858"/>
    </style:style>
    <style:style style:name="T321" style:family="text">
      <style:text-properties officeooo:rsid="018281e5"/>
    </style:style>
    <style:style style:name="T322" style:family="text">
      <style:text-properties officeooo:rsid="01841855"/>
    </style:style>
    <style:style style:name="T323" style:family="text">
      <style:text-properties officeooo:rsid="0185ad99"/>
    </style:style>
    <style:style style:name="T324" style:family="text">
      <style:text-properties officeooo:rsid="0185fa49"/>
    </style:style>
    <style:style style:name="T325" style:family="text">
      <style:text-properties officeooo:rsid="018718ae"/>
    </style:style>
    <style:style style:name="T326" style:family="text">
      <style:text-properties officeooo:rsid="018fad9a"/>
    </style:style>
    <style:style style:name="T327" style:family="text">
      <style:text-properties officeooo:rsid="019027f5"/>
    </style:style>
    <style:style style:name="T328" style:family="text">
      <style:text-properties officeooo:rsid="0191d6f9"/>
    </style:style>
    <style:style style:name="T329" style:family="text">
      <style:text-properties officeooo:rsid="0194f112"/>
    </style:style>
    <style:style style:name="T330" style:family="text">
      <style:text-properties officeooo:rsid="019613bd"/>
    </style:style>
    <style:style style:name="T331" style:family="text">
      <style:text-properties officeooo:rsid="01977d1a"/>
    </style:style>
    <style:style style:name="T332" style:family="text">
      <style:text-properties officeooo:rsid="0197acdc"/>
    </style:style>
    <style:style style:name="T333" style:family="text">
      <style:text-properties officeooo:rsid="0198221e"/>
    </style:style>
    <style:style style:name="T334" style:family="text">
      <style:text-properties officeooo:rsid="019852b6"/>
    </style:style>
    <style:style style:name="T335" style:family="text">
      <style:text-properties officeooo:rsid="0198f1e1"/>
    </style:style>
    <style:style style:name="T336" style:family="text">
      <style:text-properties officeooo:rsid="019ac404"/>
    </style:style>
    <style:style style:name="T337" style:family="text">
      <style:text-properties officeooo:rsid="019c6fe5"/>
    </style:style>
    <style:style style:name="T338" style:family="text">
      <style:text-properties officeooo:rsid="019d6dd9"/>
    </style:style>
    <style:style style:name="T339" style:family="text">
      <style:text-properties officeooo:rsid="01a04ac2"/>
    </style:style>
    <style:style style:name="T340" style:family="text">
      <style:text-properties officeooo:rsid="01a21e8b"/>
    </style:style>
    <style:style style:name="T341" style:family="text">
      <style:text-properties officeooo:rsid="01a2eb26"/>
    </style:style>
    <style:style style:name="T342" style:family="text">
      <style:text-properties officeooo:rsid="01a4dd48"/>
    </style:style>
    <style:style style:name="T343" style:family="text">
      <style:text-properties officeooo:rsid="01a66abe"/>
    </style:style>
    <style:style style:name="T344" style:family="text">
      <style:text-properties officeooo:rsid="01a71f79"/>
    </style:style>
    <style:style style:name="T345" style:family="text">
      <style:text-properties officeooo:rsid="01a786ea"/>
    </style:style>
    <style:style style:name="T346" style:family="text">
      <style:text-properties officeooo:rsid="01ac3a71"/>
    </style:style>
    <style:style style:name="T347" style:family="text">
      <style:text-properties officeooo:rsid="01acd23e"/>
    </style:style>
    <style:style style:name="T348" style:family="text">
      <style:text-properties officeooo:rsid="01ad53a0"/>
    </style:style>
    <style:style style:name="T349" style:family="text">
      <style:text-properties officeooo:rsid="01ae3d70"/>
    </style:style>
    <style:style style:name="T350" style:family="text">
      <style:text-properties officeooo:rsid="01af913c"/>
    </style:style>
    <style:style style:name="T351" style:family="text">
      <style:text-properties officeooo:rsid="01b1c942"/>
    </style:style>
    <style:style style:name="T352" style:family="text">
      <style:text-properties officeooo:rsid="01b21631"/>
    </style:style>
    <style:style style:name="T353" style:family="text">
      <style:text-properties officeooo:rsid="01b2acc7"/>
    </style:style>
    <style:style style:name="T354" style:family="text">
      <style:text-properties officeooo:rsid="01b356ba"/>
    </style:style>
    <style:style style:name="T355" style:family="text">
      <style:text-properties officeooo:rsid="01b5294d"/>
    </style:style>
    <style:style style:name="T356" style:family="text">
      <style:text-properties officeooo:rsid="01b74a10"/>
    </style:style>
    <style:style style:name="T357" style:family="text">
      <style:text-properties officeooo:rsid="01b94988"/>
    </style:style>
    <style:style style:name="T358" style:family="text">
      <style:text-properties officeooo:rsid="01ba7684"/>
    </style:style>
    <style:style style:name="T359" style:family="text">
      <style:text-properties officeooo:rsid="01bedf14"/>
    </style:style>
    <style:style style:name="T360" style:family="text">
      <style:text-properties officeooo:rsid="01bf02df"/>
    </style:style>
    <style:style style:name="T361" style:family="text">
      <style:text-properties officeooo:rsid="01bf8e5f"/>
    </style:style>
    <style:style style:name="T362" style:family="text">
      <style:text-properties officeooo:rsid="01c18c2e"/>
    </style:style>
    <style:style style:name="T363" style:family="text">
      <style:text-properties officeooo:rsid="01c32744"/>
    </style:style>
    <style:style style:name="T364" style:family="text">
      <style:text-properties officeooo:rsid="01c3eb3b"/>
    </style:style>
    <style:style style:name="T365" style:family="text">
      <style:text-properties officeooo:rsid="01c3fa59"/>
    </style:style>
    <style:style style:name="T366" style:family="text">
      <style:text-properties officeooo:rsid="01c43f07"/>
    </style:style>
    <style:style style:name="T367" style:family="text">
      <style:text-properties officeooo:rsid="01c56928"/>
    </style:style>
    <style:style style:name="T368" style:family="text">
      <style:text-properties officeooo:rsid="01c71729"/>
    </style:style>
    <style:style style:name="T369" style:family="text">
      <style:text-properties officeooo:rsid="01c7cc54"/>
    </style:style>
    <style:style style:name="T370" style:family="text">
      <style:text-properties officeooo:rsid="01c812e4"/>
    </style:style>
    <style:style style:name="T371" style:family="text">
      <style:text-properties officeooo:rsid="01c9eff2"/>
    </style:style>
    <style:style style:name="T372" style:family="text">
      <style:text-properties officeooo:rsid="01cf3a25"/>
    </style:style>
    <style:style style:name="T373" style:family="text">
      <style:text-properties officeooo:rsid="01d0a681"/>
    </style:style>
    <style:style style:name="T374" style:family="text">
      <style:text-properties officeooo:rsid="01d0fd8a"/>
    </style:style>
    <style:style style:name="T375" style:family="text">
      <style:text-properties officeooo:rsid="01d2a21a"/>
    </style:style>
    <style:style style:name="T376" style:family="text">
      <style:text-properties officeooo:rsid="01d348e9"/>
    </style:style>
    <style:style style:name="T377" style:family="text">
      <style:text-properties officeooo:rsid="01d3589f"/>
    </style:style>
    <style:style style:name="T378" style:family="text">
      <style:text-properties officeooo:rsid="01d3a0a6"/>
    </style:style>
    <style:style style:name="T379" style:family="text">
      <style:text-properties officeooo:rsid="01d53903"/>
    </style:style>
    <style:style style:name="T380" style:family="text">
      <style:text-properties officeooo:rsid="01d793e3"/>
    </style:style>
    <style:style style:name="T381" style:family="text">
      <style:text-properties officeooo:rsid="01d94813"/>
    </style:style>
    <style:style style:name="T382" style:family="text">
      <style:text-properties officeooo:rsid="01da9d64"/>
    </style:style>
    <style:style style:name="T383" style:family="text">
      <style:text-properties officeooo:rsid="01dbe000"/>
    </style:style>
    <style:style style:name="T384" style:family="text">
      <style:text-properties officeooo:rsid="01dd774b"/>
    </style:style>
    <style:style style:name="T385" style:family="text">
      <style:text-properties officeooo:rsid="01ddfede"/>
    </style:style>
    <style:style style:name="T386" style:family="text">
      <style:text-properties officeooo:rsid="01dfda64"/>
    </style:style>
    <style:style style:name="T387" style:family="text">
      <style:text-properties officeooo:rsid="01e5ca30"/>
    </style:style>
    <style:style style:name="T388" style:family="text">
      <style:text-properties officeooo:rsid="01e6421a"/>
    </style:style>
    <style:style style:name="T389" style:family="text">
      <style:text-properties officeooo:rsid="01e73a42"/>
    </style:style>
    <style:style style:name="T390" style:family="text">
      <style:text-properties officeooo:rsid="01e8c399"/>
    </style:style>
    <style:style style:name="T391" style:family="text">
      <style:text-properties officeooo:rsid="01e9aac0"/>
    </style:style>
    <style:style style:name="T392" style:family="text">
      <style:text-properties officeooo:rsid="01ecce95"/>
    </style:style>
    <style:style style:name="T393" style:family="text">
      <style:text-properties officeooo:rsid="01eff5b4"/>
    </style:style>
    <style:style style:name="T394" style:family="text">
      <style:text-properties officeooo:rsid="01f0688e"/>
    </style:style>
    <style:style style:name="T395" style:family="text">
      <style:text-properties officeooo:rsid="01f14df0"/>
    </style:style>
    <style:style style:name="T396" style:family="text">
      <style:text-properties officeooo:rsid="01f49eea"/>
    </style:style>
    <style:style style:name="T397" style:family="text">
      <style:text-properties officeooo:rsid="01faaef6"/>
    </style:style>
    <style:style style:name="T398" style:family="text">
      <style:text-properties officeooo:rsid="01fbe928"/>
    </style:style>
    <style:style style:name="T399" style:family="text">
      <style:text-properties officeooo:rsid="01ff4e22"/>
    </style:style>
    <style:style style:name="T400" style:family="text">
      <style:text-properties officeooo:rsid="020278ec"/>
    </style:style>
    <style:style style:name="T401" style:family="text">
      <style:text-properties officeooo:rsid="0203ca1b"/>
    </style:style>
    <style:style style:name="T402" style:family="text">
      <style:text-properties officeooo:rsid="0204069f"/>
    </style:style>
    <style:style style:name="T403" style:family="text">
      <style:text-properties officeooo:rsid="02045356"/>
    </style:style>
    <style:style style:name="T404" style:family="text">
      <style:text-properties officeooo:rsid="02056311"/>
    </style:style>
    <style:style style:name="T405" style:family="text">
      <style:text-properties officeooo:rsid="02069c6c"/>
    </style:style>
    <style:style style:name="T406" style:family="text">
      <style:text-properties officeooo:rsid="02099c16"/>
    </style:style>
    <style:style style:name="T407" style:family="text">
      <style:text-properties officeooo:rsid="020b2a25"/>
    </style:style>
    <style:style style:name="T408" style:family="text">
      <style:text-properties officeooo:rsid="020bc6b0"/>
    </style:style>
    <style:style style:name="T409" style:family="text">
      <style:text-properties officeooo:rsid="020d5c6a"/>
    </style:style>
    <style:style style:name="T410" style:family="text">
      <style:text-properties officeooo:rsid="020f1457"/>
    </style:style>
    <style:style style:name="T411" style:family="text">
      <style:text-properties officeooo:rsid="020fa7f9"/>
    </style:style>
    <style:style style:name="T412" style:family="text">
      <style:text-properties officeooo:rsid="0217f75e"/>
    </style:style>
    <style:style style:name="T413" style:family="text">
      <style:text-properties officeooo:rsid="0219a410"/>
    </style:style>
    <style:style style:name="T414" style:family="text">
      <style:text-properties officeooo:rsid="021b0a70"/>
    </style:style>
    <style:style style:name="T415" style:family="text">
      <style:text-properties officeooo:rsid="021b9543"/>
    </style:style>
    <style:style style:name="T416" style:family="text">
      <style:text-properties officeooo:rsid="021c6a33"/>
    </style:style>
    <style:style style:name="T417" style:family="text">
      <style:text-properties officeooo:rsid="021d7473"/>
    </style:style>
    <style:style style:name="T418" style:family="text">
      <style:text-properties officeooo:rsid="021f6d7b"/>
    </style:style>
    <style:style style:name="T419" style:family="text">
      <style:text-properties officeooo:rsid="02215ed7"/>
    </style:style>
    <style:style style:name="T420" style:family="text">
      <style:text-properties officeooo:rsid="02235483"/>
    </style:style>
    <style:style style:name="T421" style:family="text">
      <style:text-properties officeooo:rsid="022423ee"/>
    </style:style>
    <style:style style:name="T422" style:family="text">
      <style:text-properties officeooo:rsid="02252185"/>
    </style:style>
    <style:style style:name="T423" style:family="text">
      <style:text-properties officeooo:rsid="02254542"/>
    </style:style>
    <style:style style:name="T424" style:family="text">
      <style:text-properties officeooo:rsid="022608a0"/>
    </style:style>
    <style:style style:name="T425" style:family="text">
      <style:text-properties officeooo:rsid="0226c1ba"/>
    </style:style>
    <style:style style:name="T426" style:family="text">
      <style:text-properties officeooo:rsid="0227dd4f"/>
    </style:style>
    <style:style style:name="T427" style:family="text">
      <style:text-properties officeooo:rsid="02293f3d"/>
    </style:style>
    <style:style style:name="T428" style:family="text">
      <style:text-properties officeooo:rsid="022a900b"/>
    </style:style>
    <style:style style:name="T429" style:family="text">
      <style:text-properties officeooo:rsid="022b3cd2"/>
    </style:style>
    <style:style style:name="T430" style:family="text">
      <style:text-properties officeooo:rsid="022cea64"/>
    </style:style>
    <style:style style:name="T431" style:family="text">
      <style:text-properties officeooo:rsid="022e77de"/>
    </style:style>
    <style:style style:name="T432" style:family="text">
      <style:text-properties officeooo:rsid="022f62c9"/>
    </style:style>
    <style:style style:name="T433" style:family="text">
      <style:text-properties officeooo:rsid="0230d47e"/>
    </style:style>
    <style:style style:name="T434" style:family="text">
      <style:text-properties officeooo:rsid="023156eb"/>
    </style:style>
    <style:style style:name="T435" style:family="text">
      <style:text-properties officeooo:rsid="02346dda"/>
    </style:style>
    <style:style style:name="T436" style:family="text">
      <style:text-properties officeooo:rsid="0234e610"/>
    </style:style>
    <style:style style:name="T437" style:family="text">
      <style:text-properties officeooo:rsid="0236caa0"/>
    </style:style>
    <style:style style:name="T438" style:family="text">
      <style:text-properties officeooo:rsid="0238a0c1"/>
    </style:style>
    <style:style style:name="T439" style:family="text">
      <style:text-properties officeooo:rsid="023c1eef"/>
    </style:style>
    <style:style style:name="T440" style:family="text">
      <style:text-properties officeooo:rsid="02452f56"/>
    </style:style>
    <style:style style:name="T441" style:family="text">
      <style:text-properties officeooo:rsid="02488961"/>
    </style:style>
    <style:style style:name="T442" style:family="text">
      <style:text-properties officeooo:rsid="024f2f8b"/>
    </style:style>
    <style:style style:name="T443" style:family="text">
      <style:text-properties officeooo:rsid="024fab84"/>
    </style:style>
    <style:style style:name="T444" style:family="text">
      <style:text-properties officeooo:rsid="025034c1"/>
    </style:style>
    <style:style style:name="T445" style:family="text">
      <style:text-properties officeooo:rsid="02521c80"/>
    </style:style>
    <style:style style:name="T446" style:family="text">
      <style:text-properties officeooo:rsid="025263b0"/>
    </style:style>
    <style:style style:name="T447" style:family="text">
      <style:text-properties officeooo:rsid="0252c0d9"/>
    </style:style>
    <style:style style:name="T448" style:family="text">
      <style:text-properties officeooo:rsid="02558e71"/>
    </style:style>
    <style:style style:name="T449" style:family="text">
      <style:text-properties officeooo:rsid="0256a7ad"/>
    </style:style>
    <style:style style:name="T450" style:family="text">
      <style:text-properties officeooo:rsid="025733ac"/>
    </style:style>
    <style:style style:name="T451" style:family="text">
      <style:text-properties officeooo:rsid="025b68ab"/>
    </style:style>
    <style:style style:name="T452" style:family="text">
      <style:text-properties officeooo:rsid="025d5ec0"/>
    </style:style>
    <style:style style:name="T453" style:family="text">
      <style:text-properties officeooo:rsid="025e6aad"/>
    </style:style>
    <style:style style:name="T454" style:family="text">
      <style:text-properties officeooo:rsid="0260251c"/>
    </style:style>
    <style:style style:name="T455" style:family="text">
      <style:text-properties officeooo:rsid="0261a422"/>
    </style:style>
    <style:style style:name="T456" style:family="text">
      <style:text-properties officeooo:rsid="02627cb6"/>
    </style:style>
    <style:style style:name="T457" style:family="text">
      <style:text-properties officeooo:rsid="02635bff"/>
    </style:style>
    <style:style style:name="T458" style:family="text">
      <style:text-properties officeooo:rsid="02643c7c"/>
    </style:style>
    <style:style style:name="T459" style:family="text">
      <style:text-properties officeooo:rsid="02646268"/>
    </style:style>
    <style:style style:name="T460" style:family="text">
      <style:text-properties officeooo:rsid="02671a5f"/>
    </style:style>
    <style:style style:name="T461" style:family="text">
      <style:text-properties officeooo:rsid="02671da7"/>
    </style:style>
    <style:style style:name="T462" style:family="text">
      <style:text-properties officeooo:rsid="026a2277"/>
    </style:style>
    <style:style style:name="T463" style:family="text">
      <style:text-properties officeooo:rsid="026b7986"/>
    </style:style>
    <style:style style:name="T464" style:family="text">
      <style:text-properties officeooo:rsid="026bc93d"/>
    </style:style>
    <style:style style:name="T465" style:family="text">
      <style:text-properties officeooo:rsid="026f1c88"/>
    </style:style>
    <style:style style:name="T466" style:family="text">
      <style:text-properties officeooo:rsid="0270252b"/>
    </style:style>
    <style:style style:name="T467" style:family="text">
      <style:text-properties officeooo:rsid="02718bbd"/>
    </style:style>
    <style:style style:name="T468" style:family="text">
      <style:text-properties officeooo:rsid="02730b4e"/>
    </style:style>
    <style:style style:name="T469" style:family="text">
      <style:text-properties officeooo:rsid="027768aa"/>
    </style:style>
    <style:style style:name="T470" style:family="text">
      <style:text-properties officeooo:rsid="02795e1e"/>
    </style:style>
    <style:style style:name="T471" style:family="text">
      <style:text-properties officeooo:rsid="027b0a31"/>
    </style:style>
    <style:style style:name="T472" style:family="text">
      <style:text-properties officeooo:rsid="027c28b2"/>
    </style:style>
    <style:style style:name="T473" style:family="text">
      <style:text-properties officeooo:rsid="02878ad6"/>
    </style:style>
    <style:style style:name="T474" style:family="text">
      <style:text-properties officeooo:rsid="02879adf"/>
    </style:style>
    <style:style style:name="T475" style:family="text">
      <style:text-properties officeooo:rsid="0288b407"/>
    </style:style>
    <style:style style:name="T476" style:family="text">
      <style:text-properties officeooo:rsid="028a8a52"/>
    </style:style>
    <style:style style:name="T477" style:family="text">
      <style:text-properties officeooo:rsid="02908691"/>
    </style:style>
    <style:style style:name="T478" style:family="text">
      <style:text-properties officeooo:rsid="0295f535"/>
    </style:style>
    <style:style style:name="T479" style:family="text">
      <style:text-properties officeooo:rsid="0296a856"/>
    </style:style>
    <style:style style:name="T480" style:family="text">
      <style:text-properties officeooo:rsid="0297e1a1"/>
    </style:style>
    <style:style style:name="T481" style:family="text">
      <style:text-properties officeooo:rsid="0298089f"/>
    </style:style>
    <style:style style:name="T482" style:family="text">
      <style:text-properties officeooo:rsid="02980c5f"/>
    </style:style>
    <style:style style:name="T483" style:family="text">
      <style:text-properties officeooo:rsid="0298ed85"/>
    </style:style>
    <style:style style:name="T484" style:family="text">
      <style:text-properties officeooo:rsid="029ae404"/>
    </style:style>
    <style:style style:name="T485" style:family="text">
      <style:text-properties officeooo:rsid="029d6e7a"/>
    </style:style>
    <style:style style:name="T486" style:family="text">
      <style:text-properties officeooo:rsid="02a1753c"/>
    </style:style>
    <style:style style:name="T487" style:family="text">
      <style:text-properties officeooo:rsid="02a264ea"/>
    </style:style>
    <style:style style:name="T488" style:family="text">
      <style:text-properties officeooo:rsid="02a35473"/>
    </style:style>
    <style:style style:name="T489" style:family="text">
      <style:text-properties officeooo:rsid="02a4ac4e"/>
    </style:style>
    <style:style style:name="T490" style:family="text">
      <style:text-properties officeooo:rsid="02a566ce"/>
    </style:style>
    <style:style style:name="T491" style:family="text">
      <style:text-properties officeooo:rsid="02a5a991"/>
    </style:style>
    <style:style style:name="T492" style:family="text">
      <style:text-properties officeooo:rsid="02a7053f"/>
    </style:style>
    <style:style style:name="T493" style:family="text">
      <style:text-properties officeooo:rsid="02a76a98"/>
    </style:style>
    <style:style style:name="T494" style:family="text">
      <style:text-properties officeooo:rsid="02a7c9de"/>
    </style:style>
    <style:style style:name="T495" style:family="text">
      <style:text-properties officeooo:rsid="02ac0068"/>
    </style:style>
    <style:style style:name="T496" style:family="text">
      <style:text-properties officeooo:rsid="02afd014"/>
    </style:style>
    <style:style style:name="T497" style:family="text">
      <style:text-properties officeooo:rsid="02b0f4c7"/>
    </style:style>
    <style:style style:name="T498" style:family="text">
      <style:text-properties officeooo:rsid="02b19450"/>
    </style:style>
    <style:style style:name="T499" style:family="text">
      <style:text-properties officeooo:rsid="02b1db0e"/>
    </style:style>
    <style:style style:name="T500" style:family="text">
      <style:text-properties officeooo:rsid="02b382c2"/>
    </style:style>
    <style:style style:name="T501" style:family="text">
      <style:text-properties officeooo:rsid="02b4549a"/>
    </style:style>
    <style:style style:name="T502" style:family="text">
      <style:text-properties officeooo:rsid="02b4bfc4"/>
    </style:style>
    <style:style style:name="T503" style:family="text">
      <style:text-properties officeooo:rsid="02b4d5ec"/>
    </style:style>
    <style:style style:name="T504" style:family="text">
      <style:text-properties officeooo:rsid="02b55246"/>
    </style:style>
    <style:style style:name="T505" style:family="text">
      <style:text-properties officeooo:rsid="02b664f3"/>
    </style:style>
    <style:style style:name="T506" style:family="text">
      <style:text-properties officeooo:rsid="02b6e6af"/>
    </style:style>
    <style:style style:name="T507" style:family="text">
      <style:text-properties officeooo:rsid="02b8e259"/>
    </style:style>
    <style:style style:name="T508" style:family="text">
      <style:text-properties officeooo:rsid="02bb8a29"/>
    </style:style>
    <style:style style:name="T509" style:family="text">
      <style:text-properties officeooo:rsid="02bd533b"/>
    </style:style>
    <style:style style:name="T510" style:family="text">
      <style:text-properties officeooo:rsid="02bde3ef"/>
    </style:style>
    <style:style style:name="T511" style:family="text">
      <style:text-properties officeooo:rsid="02be9e1c"/>
    </style:style>
    <style:style style:name="T512" style:family="text">
      <style:text-properties officeooo:rsid="02c0e603"/>
    </style:style>
    <style:style style:name="T513" style:family="text">
      <style:text-properties officeooo:rsid="02c14b90"/>
    </style:style>
    <style:style style:name="T514" style:family="text">
      <style:text-properties officeooo:rsid="02c1e3ec"/>
    </style:style>
    <style:style style:name="T515" style:family="text">
      <style:text-properties officeooo:rsid="02c328e5"/>
    </style:style>
    <style:style style:name="T516" style:family="text">
      <style:text-properties officeooo:rsid="02c7a652"/>
    </style:style>
    <style:style style:name="T517" style:family="text">
      <style:text-properties officeooo:rsid="02ca796d"/>
    </style:style>
    <style:style style:name="T518" style:family="text">
      <style:text-properties officeooo:rsid="02cba12e"/>
    </style:style>
    <style:style style:name="T519" style:family="text">
      <style:text-properties officeooo:rsid="02cbd521"/>
    </style:style>
    <style:style style:name="T520" style:family="text">
      <style:text-properties officeooo:rsid="02ccde7e"/>
    </style:style>
    <style:style style:name="T521" style:family="text">
      <style:text-properties officeooo:rsid="02cd9deb"/>
    </style:style>
    <style:style style:name="T522" style:family="text">
      <style:text-properties officeooo:rsid="02cf3693"/>
    </style:style>
    <style:style style:name="T523" style:family="text">
      <style:text-properties officeooo:rsid="02d07c1f"/>
    </style:style>
    <style:style style:name="T524" style:family="text">
      <style:text-properties officeooo:rsid="02d26332"/>
    </style:style>
    <style:style style:name="T525" style:family="text">
      <style:text-properties officeooo:rsid="02d4463d"/>
    </style:style>
    <style:style style:name="T526" style:family="text">
      <style:text-properties officeooo:rsid="02d5db6f"/>
    </style:style>
    <style:style style:name="T527" style:family="text">
      <style:text-properties officeooo:rsid="02d74f4b"/>
    </style:style>
    <style:style style:name="T528" style:family="text">
      <style:text-properties officeooo:rsid="02d92cfb"/>
    </style:style>
    <style:style style:name="T529" style:family="text">
      <style:text-properties officeooo:rsid="02d94d35"/>
    </style:style>
    <style:style style:name="T530" style:family="text">
      <style:text-properties officeooo:rsid="02d969a9"/>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top" style:vertical-rel="baseline"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style:vertical-pos="from-top" style:horizontal-pos="from-left" style:horizontal-rel="paragraph-conten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95" text:outline-level="6">предисловие переводчика</text:h>
      <text:p text:style-name="Text_20_body">Так хочется же, даже при всей неизбежной невозможности, заранее зная, что не постичь до самого конца, а только лишь в меру одухотворённости собственной испорченности, да, знать об этом (и терзаться—сдюжит ли?)... но хочется всё равно, хочется так, как ничего из возможного никогда не смогло хотеться... хочется приобщиться к чему-то действительно стоящему.... </text:p>
      <text:p text:style-name="Text_20_body">B 1975 «Круглая <text:span text:style-name="T160">Р</text:span>адуга» Томаса Пинчена не удостоилась высшей литературной награды США, Пулицеровской премии. Премиальный комитет вынес решение, что книгу читать невозможно... И я их очень <text:span text:style-name="T450">даже </text:span>понимаю: после некоторых страниц, мне приходилось откладывать её на пару дней, а то и на неделю, пока уляжется тошнота отвращения и позывы блюнуть. А иногда чувство самосохранения буквально <text:span text:style-name="T450">вынуждало</text:span> отложить, чтобы не задохнуться от хохота.... То вдруг, среди мультяшных потасовок, врезаешься в <text:span text:style-name="T449">массив</text:span> невыразимо <text:span text:style-name="T449">неизбывной</text:span> горечи, что плющит тебя напрочь <text:span text:style-name="T449">и не даёт дышать</text:span>, <text:span text:style-name="T449">разве что совсем очень мелко,</text:span> сердце идёт вразнос и давишься ужасом от неизбежно<text:span text:style-name="T449">й участи</text:span> быть частью всего этого, частью людей, и замираешь, стиснутым, лишённым слов, лишённым слёз растраченных давным-давно, а зря, они бы помогли сейчас... <text:span text:style-name="T449">возможно</text:span>.... </text:p>
      <text:p text:style-name="Text_20_body">Немалое число среди читающих американцев и поныне не перестают задаваться вопросом: "что она вообще такое <text:span text:style-name="Emphasis">Круглая Радуга </text:span>Томаса Пинчона, и о чём?" И я их очень даже уважаю за откровенную любознательность. А от себя лично никак не могу отойти от изумления: возможно ли, чтоб столь необъятная прорва всего могла уместиться в отдельном индивидууме—авторе <text:span text:style-name="Emphasis">Радуги</text:span>? </text:p>
      <text:p text:style-name="Text_20_body">Конечно же, литературоведы не бросили читателей опупевших от измывательской тусовки метастазирующих метатез, но услужливо пришли на помощь и нацепили на произведение пояснительные бирки: "экстраваганца", "пик пост-модернизма"... И многим, кстати, полегчало... Ну, не в смысле будто понятней стало, а просто с отклассифицированными спокойней как-то... незнакомый зверь, когда он с биркой, то малос<text:span text:style-name="T395">n</text:span>ь уже не так страшен... или, всё-таки, как? </text:p>
      <text:p text:style-name="Text_20_body">На всякий, изложу своё, посюбугорное, понятие, в первую очередь и скорей всего хотя бы лишь для себя же. </text:p>
      <text:p text:style-name="Text_20_body">По форме своей <text:span text:style-name="Emphasis">Круглая Радуга </text:span>является атомом в молекуле полимера возникающего в процессе его необратимого синтеза (сам не понял что это за херню я тут сморозил, но, типа, впечатляет). И если ядро упомянутого атома охватывает ХХ-й век всемирной истории, то электроны, со своей непоседливостью, носятся по более широким орбитам, прихватывая впечатления из "до" и "после". Пассажи из прошлого потрясают ёмкой передачей неведомых доселе граней, а те, что из будущего... ну, во всяком случае, вас предупреждали.... </text:p>
      <text:p text:style-name="Text_20_body">С содержанием всё намного проще – это 7,6 сотен страниц поэмы в прозе (и не только) о сути дела излагаемой неуловимыми формами <text:span text:style-name="Emphasis">Круглой Радуги</text:span> абсолютно ей соответствующими, перемежаясь отголосками эха из иных, сопряжённых молекул цепочки потому что вертлявые электроны переходят от ядра к ядру соседствующих атомов в непредсказуемых рокировках... Говоря короче, данное произведение содержит потрошилово всех людских изнанок, на основании чего выносится справедливый приговор человечеству в целом, а заодно объявляется <text:soft-page-break/>мера наказания: условно амнистировать, поскольку в своих недрах оно способно вынашивать Творцов подобных Томасу Пинчону. </text:p>
      <text:p text:style-name="Text_20_body">Мои личные впечатления от <text:span text:style-name="Emphasis">Круглой Радуги </text:span>и отношение к ней же?.. Ну, это как если тебя заглотала галактика похожая на белого кашалота, а потом бы испустила: "ты свободен!" и теперь вот побалтываешься тут, средь зыби волн эфира, как амбра выкаканная уплывшим Моби Диком... Нет! Хочу обратно! Туда где тошно, смешно, плачно, восторженно, противно, изумительно.... </text:p>
      <text:p text:style-name="Text_20_body">Возможно ли сие? Хотя бы по знакомству? А то возьму и обойдусь без позволения, графоману закон не писан, он может тупо переписывать текст под видом, типа, перевода... Перевести? Ха! Исключено. Это ты бабульку можешь перевести через трамвайные пути, а для галактик переход не предусмотрен. Галактика не вмещается в шляпу. </text:p>
      <text:p text:style-name="Text_20_body">Ну, разве что, какие-то клочки поддавшиеся постижению... для заполнения оставшегося досуга... с учётом разности культурных (гм!) корней, образовательного уровня и неполной совместимости моих отчасти шизоидных круговоззрений с его пирамидально параноидной картиной мира... как дань уважения к Маэстрищу. </text:p>
      <text:p text:style-name="Text_20_body">2020.10.02 </text:p>
      <text:p text:style-name="P285"/>
      <text:h text:style-name="P294" text:outline-level="1"/>
      <text:h text:style-name="P294" text:outline-level="1">Круглая Радуга</text:h>
      <text:p text:style-name="P1">Посвящается Ричарду Фаринья</text:p>
      <text:h text:style-name="P141" text:outline-level="3">1</text:h>
      <text:h text:style-name="P141" text:outline-level="3">За пределами Нуля</text:h>
      <text:h text:style-name="P140" text:outline-level="3"> </text:h>
      <text:p text:style-name="P2">Природа не знает уничтожения; ей известно лишь превращение. Всё, чему меня научила наука, и продолжает учить, подтверждает мою убеждённость в продолжении нашего духовного бытия после смерти. </text:p>
      <text:p text:style-name="P1">—Вернер фон Браун <text:s text:c="23"/><text:tab/></text:p>
      <text:p text:style-name="Text_20_body"><draw:frame draw:style-name="fr1" draw:name="Image1" text:anchor-type="paragraph" svg:width="6.9252in" svg:height="0.3661in" draw:z-index="1"><draw:image xlink:href="Pictures/1000000000000B720000009B428C9716555D8079.png" xlink:type="simple" xlink:show="embed" xlink:actuate="onLoad" loext:mime-type="image/png"/></draw:frame></text:p>
      <text:p text:style-name="Text_20_body"><text:s/></text:p>
      <text:p text:style-name="Text_20_body">Всё ближе визг и скрежет с неба. Это уже бывало, но никогда ещё с такой неотвратимостью. </text:p>
      <text:p text:style-name="Text_20_body">Всё теперь слишком поздно. И хотя Эвакуация продолжается, это уже просто театр. Освещение в вагонах отключено. Нигде вообще нет света. Над ним опорные балки купола, древние как железные кровати королевской величины, и, где-то совсем высоко, стекло, чтобы проникал <text:soft-page-break/>дневной свет. Но вокруг ночь. Жутко представить обвал этих стёкол—совсем уже скоро—спектакль, <text:span text:style-name="T39">закачаешься</text:span>: хрустальный дворец вдр<text:span text:style-name="T39">ызг</text:span>. Однако, в полной темноте, без проблеска света, <text:span text:style-name="T40">только</text:span> незримый грохот обрушения. </text:p>
      <text:p text:style-name="Text_20_body">Посреди особого вагона, многоярусного, он погружён в бархатисто глубокий мрак, сидит без курева, ощущает трение металла, тут и там, в сцепках, отрывистые выхлопы пара, вибрацию вагонной основы, напряжённость, скованность, и всех остальных, что сюда втиснуты, слабаки, стадо овец упустивших удачу и время: алкаши, ветераны, всё ещё в ступоре от артобстрела двадцатилетней давности, прохиндеи в городском прикиде, бродяги, истерзанные женщины с несусветно бесчисленными выводками детей порастыкан<text:span text:style-name="T39">н</text:span>ых среди прочей всячины, которую <text:span text:style-name="T41">приходится</text:span> волочить к спасению. Различаются лица лишь тех, кто поближе, да и то в виде серебристых очертаний из видоискателя, как лица ВИПов за пуленепробиваемой зеленью стёкол несущихся по городу автомобилей.... </text:p>
      <text:p text:style-name="Text_20_body">Тронулась. Покатила цепочка, оставляя вокзал, оставляя центр города, потянула<text:span text:style-name="T41">с</text:span>ь через его изнанку, районы запустения. Может выберемся? Лица обёрнуты к окнам, но спросить не хватает духа, вслух не осмеливаются. Падает дождь. Нет, это не высвобождение, а неизбывное увязание в узах—они впутываются под арки, тайные входы в <text:span text:style-name="T42">трухлый</text:span> бетон, <text:span text:style-name="T42">что лишь</text:span> с виду ведут в подземный туннель… какая-то конструкция из почернелой древесины медленно пришла в движение над головой, и расплылись запахи угля <text:span text:style-name="T43">давно</text:span> минувших дней, запахи керосинных зим, воскресных дней без уличного движения, кораллоподобно <text:span text:style-name="T44">необъяснимого</text:span> живого роста, начали вписыват<text:span text:style-name="T44">ь</text:span>ся в крутизны поворотов и миновать одиночные разъезды с кислым запахом отсутствия подвижного состава, вызревающей ржавчины, что нарастает сквозь опустошённость этих дней сверкающих глубиной, особенно на рассвете, в синеве теней, в попытке отрезать ей дорогу и вернуть происходящее к Абсолютному Нулю… по мере удаления, <text:span text:style-name="T44">беднеет</text:span> вид… развалюхи тайных поселений нищеты, названия, которых он и не слыхивал… руины стен, а крыш всё меньше, и всё меньше шансов на огонёк… путь, что должен был бы слиться с широкой магистралью, становится всё раздолбанней, пустыннее, вьётся всё теснее и круче покуда как-то сразу, слишком резко, они оказываются под последней аркой: тормоза схватили намертво, аж подбросило. Это приговор, который обжалованию не подлежит. </text:p>
      <text:p text:style-name="Text_20_body">Поезд остановился. Здесь кончились пути. Всем беженцам приказано сходить. Они движутся <text:span text:style-name="T45">замедлено</text:span>, но и не противясь. Те, что их направляют, в кокардах свинцового цвета, делают своё дело молча. Их встречает огромный, очень старый и тёмный отель, железный придаток путей и разъездов, по которым их сюда привезли.... Шары фонарей, на <text:span text:style-name="T46">опорах</text:span> в тёмно-зелёной краске, свисают <text:span text:style-name="T47">чуть </text:span>ниже загогулин железных карнизов, не включались веками… толпа движется без ропота, без кашля, по коридорам прямым и практичным, как проходы большого склада… бархатн<text:span text:style-name="T48">о</text:span> чёрные перегородки сдерживают движение: пахнет старым деревом, заброшенными коридорами, что всегда под замком, но теперь отперты, вместить нахлынувшие души, холодной штукатуркой, где вымерли все крысы <text:span text:style-name="T49">до единой </text:span>и только <text:span text:style-name="T50">лишь </text:span>призраки их, <text:span text:style-name="T50">недвижимые подобно</text:span> рисунк<text:span text:style-name="T50">ам</text:span> в пещере, застыли <text:span text:style-name="T50">по</text:span> стена<text:span text:style-name="T50">м</text:span> упрямым свечением… беженцев забирают партиями, на лифте—дощатая п<text:span text:style-name="T50">одъём</text:span>ная платформа открыта со всех сторон, её тянут вверх старые просмоленные верёвки через чугунные блоки, чьи спицы отлиты в форме <text:span text:style-name="T1">Ss</text:span>. На каждом <text:soft-page-break/><text:span text:style-name="T51">из </text:span>этаже<text:span text:style-name="T51">й</text:span> беженцы продвигаются и <text:span text:style-name="T51">пере</text:span>ходят на коричневый пол… тут тысячи этих тихих комнат без света…. </text:p>
      <text:p text:style-name="P3">Некоторые отстранённо ждут, кто-то уже делит своё невидимое помещение с другими. Не видно не зги, да, хотя <text:span text:style-name="T51">чего уж</text:span> перебирать <text:span text:style-name="T51">меблировкой</text:span>, раз <text:span text:style-name="T51">докатились</text:span> до такого? Под ногами хрустит древнейшая грязь города, последние напластования всего, что город <text:span text:style-name="T51">отжал</text:span>, чем <text:span text:style-name="T51">пуг</text:span>ал, лгал своим детям. Кому не сл<text:span text:style-name="T52">ышался этот</text:span> голос, <text:span text:style-name="T52">задушевный такой</text:span>, типа, <text:span text:style-name="T52">только между нами</text:span>: «<text:span text:style-name="T52">Да</text:span> ты <text:span text:style-name="T52">ж </text:span>и <text:span text:style-name="T52">сам </text:span>не вери<text:span text:style-name="T53">л</text:span>, <text:span text:style-name="T52">что</text:span> спасёшься. <text:span text:style-name="T54">Чего там</text:span>, теперь-<text:span text:style-name="T53">то все</text:span> мы уж<text:span text:style-name="T53">е</text:span> знаем <text:span text:style-name="T53">кто мы и что</text:span>. Никто и не собирался спасать <text:span text:style-name="T1">тебя</text:span>, дружище....» </text:p>
      <text:p text:style-name="Text_20_body">Выхода нет. Лежи и жди, тихо лежи, не двигайся. Визг с неба не затихает. Когда это случится, то в темноте, или с каким-то своим светом? Свет при<text:span text:style-name="T54">ходит</text:span> до, или после? </text:p>
      <text:p text:style-name="P4"><text:span text:style-name="Emphasis">Но уже светло. </text:span>И сколько уже от рассвета? Всё это время свет проливался внутрь вместе с холодным утренним воздухом, что струится теперь по его соск<text:span text:style-name="T57">а́</text:span>м: начинает различаться сб<text:span text:style-name="T55">род</text:span> <text:span text:style-name="T55">перепившихся</text:span> <text:span text:style-name="T56">гуляк</text:span>, и в форме, и без, в обнимку с пустыми или полупустыми бутылками, <text:span text:style-name="T56">тут</text:span> развесился на стуле, <text:span text:style-name="T56">там</text:span> свернулся калачиком в нетопленном камине, вон те раскинулись на диванах, <text:span text:style-name="T56">поверх затоптанных</text:span> ковр<text:span text:style-name="T56">ов</text:span>, в шезлонгах на разных уровнях громадного зала, храпя<text:span text:style-name="T56">т</text:span> и сопя<text:span text:style-name="T56">т</text:span> на все лады <text:span text:style-name="T56">вторящим самому себе</text:span> хором, покуда свет Лондона, зимний тягучий свет, ширится в вертикальных переплётах окон, проступает в слоях вчерашнего дыма, что до сих пор свисает, редея, с навощённых балок потолка. А рас<text:span text:style-name="T56">тянувшиеся</text:span> вокруг горизонталы, товарищи по оружию, поразрумянились, <text:span text:style-name="T56">будто</text:span> компашка голландских мужиков, которым снится их воскрешение в следующие пару минут. </text:p>
      <text:p text:style-name="Text_20_body">По званию он Капитан, имя <text:span text:style-name="T59">Джеффри</text:span> («Пират») Прентис. Поверх него тёплое одеяло шотландской расцветки из оранжевого, ржавого, алого. У его черепа такое ощущение, словно <text:span text:style-name="T59">его</text:span> отли<text:span text:style-name="T59">ли</text:span> из металла. </text:p>
      <text:p text:style-name="Text_20_body">Прямиком над ним, на высоте четырёх метров, Тэди Блот вот-вот свалится с балкончика музыкантов, <text:span text:style-name="T59">из</text:span>брав для падения дыру, которую кто-то в грандиозном бзике прошиб несколько недель назад в эбонитовых до<text:span text:style-name="T59">ще</text:span>чках балюстрады. Теперь, в своей отключке, Блот мало-помалу свесился в провал, головой, руками, туловищем, единственное, что всё ещё удерживает его там наверху, это узкий фужер для шампанского воткнутый в задний карман, который как-то там за что-то зацепился— </text:p>
      <text:p text:style-name="P4">И тут Пирату уже удалось сесть на своей узкой холостяцкой кровати и зыркнуть вверх. Какой ужас. Просто ужасно бля… сверху раздаётся треск материи. Спецподготовка к исполнению особых заданий выработала в нём быстроту реакций. Соскакивая с кровати, он ударом ноги посылает её катнуться на своих колёсиках в направлении Блота. Рухнув, Блот шмякается точно посерёдке под громкий <text:span text:style-name="T59">аккомпанемент</text:span> зазвякавших пружин сетки. Одна из ножек отлетает прочь. «Доброе утро»,– <text:span text:style-name="T59">за</text:span>мечает Пират. Блот кратко улыбается и засыпает снова, уютно укутавшись в одеяло Пирата. </text:p>
      <text:p text:style-name="Text_20_body">Блот один из квартирантов в этом мезонине воздвигнутом в прошлом веке, неподалёку от Набережной Челси, Коридоном Роспом, который был дружен с Розетти, носил визитку и увлекался культивацией фармацевтических растений на крыше здания (недавно молодой Осби <text:soft-page-break/>Фил возродил эту традицию), слишком мало привычных к туманам с холодами и возвращавшихся как правило, в виде фрагментов специфичных алкалоидов, в почву на крыше, куда <text:span text:style-name="T59">помимо этого</text:span> шло <text:span text:style-name="T60">также</text:span> удобрение от троицы призовых Вессекских свиноматок размещённых там восприемником Роспа, и опавшие листья многих декоративных деревьев трансплантированных на крышу последующими обитателями, а плю<text:span text:style-name="T61">с</text:span> к тому добавки из недопереваренной пищи <text:span text:style-name="T61">отрыгнувшейся</text:span> или же выблеванной тем или иным утончённым эпикурейцем—всё это впоследствии смешалось, лемехами смен времён года, в напластование, чуть ли не <text:span text:style-name="T61">с</text:span> полметра, невероятного чернозёма, на котором способно произрастать всё что угодно, хотя бы даже и бананы. Пират, доведённый до отчаяния дефицитом военного времени на бананы, решил соорудить на крыше стеклянную оранжерею и уговорил друга, который летал по маршруту Рио-Асунсьон-Форт-Лами, прихватить для него саженцы банана, три, на крайний случай парочку, в обмен на фотокамеру германского производства, как только Пирата сбросят туда на парашюте для следующего задания. </text:p>
      <text:p text:style-name="Text_20_body">Пират славится своими Банановыми Завтраками. От едоков отбоя нет, ломятся сюда со всей Англии, даже те, у кого аллергия либо неодолимая несовместимость с бананами, <text:span text:style-name="T61">желают </text:span>хоть одним глазком <text:span text:style-name="T61">взглянуть</text:span>—потому что взаимодействие бактерий, в почве из органических колец, цепочек и сетей, в которых сам Бог концов не сыщет, позволяет фруктам вырастать до полуметра, да, невероятно, но факт. </text:p>
      <text:p text:style-name="Text_20_body">Пират стоит в туалете и ссыт, с головой свободной от наималейшей мысли. Затем продевает себя в шерстяной халат, который он носит наизнанку для недосягаемости кармана с сигаретами, хоть это не слишком-то помогает и, огибая тёплые тела друзей, пробирается к высоким французским окнам, выскальзывает в холод снаружи, а когда тот шибанул по пломбам в его зубах, чуть стонет, поднимается по винтовой лестнице, что кругами ведёт в сад на крыше и на миг замирает, глядя на реку. Солнце всё ещё ниже горизонта. Похоже без дождя не обойдётся, но покуда что в воздухе необычайная прозрачность. Громада электростанции и нефтеперегонный за нею проступают чётко: трубы, сифоны, башни, колонны, крученные клубы пара и дыма…. </text:p>
      <text:p text:style-name="Text_20_body">– Ххахх!– Пират в беззвучном рёве следит как его выдох всплывает над парапетами, «ххахх!» Верхушки крыш в утреннем танце. Его гигантские вязки бананов, сияюще жёлтых, влажно зелёных. Друзья там внизу спят и видят в своих снах Банановый Завтрак. Этот дочиста драенный день обещает стать не хуже, чем любой— </text:p>
      <text:p text:style-name="Text_20_body">Ой ли? Далеко на востоке, в самом низу розовеющего неба что-то сверкнуло, очень ярко. Новая звезда, совсем незаметная. Он опирается на парапет, всматриваясь. Искристая точка уже <text:span text:style-name="T61">о</text:span>бернулась белой вертикальной чёрточкой. Должно быть уже где-то над Северным морем… не ближе… внизу ледяные поля и холодное пятно солнца…. </text:p>
      <text:p text:style-name="Text_20_body">Что это? Раньше такого не было. Но Пират всё равно знает что. Он видел фильм, всего пару недель назад… это след испарения. Уже выше на ширину пальца. И это не самолёт. Отвесно вверх самолёт не запускают. Это новая, и всё ещё Самая Секретная, немецкая ракета бомба. </text:p>
      <text:p text:style-name="Text_20_body">– Получите и распишитесь,– это он произнёс или только подумал? Он подтянул обтрёпанный пояс халата. Ну, у этой хрени радиус действия 200 миль. Ты же не можешь различить след испарения за 200 миль, как видно, можешь. </text:p>
      <text:p text:style-name="Text_20_body"><text:soft-page-break/>О? Никаких о: за дугой поверхности земного шара, к востоку, солнце оттуда, только что взошло над Голландией, ударяет в выхлопные пары ракеты, все эти капли, кристалы, заставляет ярко блестеть через море…. </text:p>
      <text:p text:style-name="Text_20_body">Белая линия, резко, прекратила свой подъём. Подача горючего прервана, выгорело, как там по ихнему… <text:span text:style-name="Emphasis">Brennschluss.</text:span> У нас нет такого. Или засекречено. Основание линии, изначальная звёздочка, начало уже теряться в красном рассвете. Но ракета грянет тут прежде, чем Пират увидит восход солнца. </text:p>
      <text:p text:style-name="Text_20_body">След, смазанный, слегка порванный натрое, висит в небе. Сама ракета, уже как чисто баллистический снаряд, взвилась выше. Теперь невидима. </text:p>
      <text:p text:style-name="Text_20_body">Может надо что-то сделать… дозвониться в штаб в Станморе, должны засечь её радарами над Проливом—нет: нет времени, правда. Меньше пяти минут от Гааги сюда (столько же, чтоб дошагать до чайной на углу… чтобы солнца свет согрел планету любви… времени ни на что не осталось.) Выбежать на улицу? Предупредить остальных? </text:p>
      <text:p text:style-name="Text_20_body">Собирай бананы. Он топает по чёрному компосту в оранжерею. Чувствует как подпёрло срать. Ракета, на высоте в шестьдесят миль, сейчас, наверно, приближается к пику своей траектории… начинает падение… сейчас…. </text:p>
      <text:p text:style-name="Text_20_body">Каркас пронизан дневным светом, молочные стёкла благодушно лучатся вниз. Откуда тут быть зиме—даже такой—достаточно суровой чтобы состарить это железо, которое может петь на ветру, или застить эти окна, за которыми другая пора года, обманом сохранённая? </text:p>
      <text:p text:style-name="Text_20_body">Пират взглядывает на свои часы. Не с чего отсчитать. Поры лица начинает пощипывать. Стирая все мысли—как учат <text:span text:style-name="T62">командос</text:span>—он шагнул во влажную теплынь своей бананной, начинает сбор самых спелых и лучших в подставленную полу своего халата. Позволяя себе лишь вести счёт бананов, голоного ступая между их висячих вязок, среди этих жёлтых канделябров, в этом тропическом сумраке…. </text:p>
      <text:p text:style-name="Text_20_body">Обратно в зиму. Бывший след напрочь исчез с неба. Кожу Пирата покрывает пот холодный почти до точки замерзания. </text:p>
      <text:p text:style-name="Text_20_body">Какое-то время уходит, чтобы закурить сигарету. Он не услышит как долетит эта хрень. Скорость её больше скорости звука. Первым делом ты засекаешь вспышку. Только потом, если ты ещё жив, докатывается звук её приближения. </text:p>
      <text:p text:style-name="Text_20_body">Что если попадёт точнёхонько—ах, нет—вся эта жуткая масса сверху, долбанёт по черепу в темечко.... </text:p>
      <text:p text:style-name="Text_20_body">Нахохлив плечи, Пират несёт свои бананы по винтовой лестнице. </text:p>
      <text:p text:style-name="P260"><draw:frame draw:style-name="fr1" draw:name="Image2" text:anchor-type="paragraph" svg:width="6.9252in" svg:height="0.3661in" draw:z-index="0"><draw:image xlink:href="Pictures/1000000000000B720000009B428C9716555D8079.png" xlink:type="simple" xlink:show="embed" xlink:actuate="onLoad" loext:mime-type="image/png"/></draw:frame></text:p>
      <text:p text:style-name="P142"/>
      <text:p text:style-name="P143">Через патио в синей облицовке, в дверь кухни. Наезженная лыжня: включить американский блендер, что выиграл у Янки в покер прошлым летом, ставки не выше наличости на столе, где-<text:soft-page-break/>то на севере, теперь уж не вспомнить… Нарезать бананы кусками. Засыпать кофе в кофейник. Достать банку молока из холодильника. Пюре «наны в молоке». Прелестно. Я покрою все изъеденные выпивкой желудки Англии... Кусочек марга, нет, ещё не завонялся, на сковородку. Начистить ещё бананов, порезать вдоль. Марг шкварчит, эти длинные туда. Электропечка шандарахнет и взорвёт всех нас в один прекрасный день, ох, ха,ха, как пить дать. Начистить целые бананы для гриля пока нагреется. Где эти зефиры…. </text:p>
      <text:p text:style-name="Text_20_body">На кухню, покачиваясь, прибрёл Тэди Блот, голова укутана одеялом Пирата, поскользнулся на кожуре банана и шлёпнулся на задницу. «Самоубился»,– бормочет он. </text:p>
      <text:p text:style-name="Text_20_body">– Немцы сделают это вместо тебя. Угадай что я видел с крыши. </text:p>
      <text:p text:style-name="Text_20_body">– Как летела та V-2?</text:p>
      <text:p text:style-name="Text_20_body">– A4, да. </text:p>
      <text:p text:style-name="Text_20_body">– Я видел её из окна. Минут десять назад. Странный вид, нет? С тех пор всё тихо, а ты слышал? Наверно, недолёт. В море, что ли. </text:p>
      <text:p text:style-name="Text_20_body">– Десять минут?– пытается свериться со своими часами. </text:p>
      <text:p text:style-name="Text_20_body">– Не меньше.– Блот сидит на полу, впихивая кожуру в лацкан своей пижамы изобразить бутоньерку. </text:p>
      <text:p text:style-name="Text_20_body">Пират идёт к телефону и всё-таки звонит в Стенмор. Придётся проходить обычную, долгую рутину, но он уже разуверился в увиденной им ракет<text:span text:style-name="T63">e</text:span>. Господь выдернул её ради него из безвоздушного неба, как стальной банан. «Прентис на связи, у вас там пикнуло что-то из Голландии только что? Ага. Ага. Да, мы видели.» Так вот и отбивается у человека охота к любованию восходами. Он положили трубку. «Они потеряли её над береговой линией. Говорят случился преждевременный <text:span text:style-name="Emphasis">Brennschluss</text:span>». </text:p>
      <text:p text:style-name="Text_20_body">– Не кисни,– говорит Блот пробираясь обратно к разбитой кровати.– Будут ещё другие. </text:p>
      <text:p text:style-name="P5">Старый добряк Блот, всегда найдёт чем утешить. <text:span text:style-name="T63">Вы</text:span>жидая секунд<text:span text:style-name="T64">у-другую</text:span>, на случай если перезвонят из Стенмора, Пират думал, Опасность позади, Банановый завтрак спасён. Но это только лишь отсрочка. Не так ли. Наверняка будут и другие, и каждая может свалиться на него. Никому, по обе стороны фронта, не известно сколько будет ещё других. Или просто не смотреть в небо? </text:p>
      <text:p text:style-name="Text_20_body">Осби Фил стоит на балкончике музыкантов, держит один из самых крупных бананов Пирата так, чтобы тот торчал из ширинки его полосатой пижамы—другой рукой наяривает по его желтушному изгибу триоли на 4/4 к потолку, встречает рассвет нижеследующим: </text:p>
      <text:p text:style-name="P216">А ну, оторви-ка свою жопу от пола,</text:p>
      <text:p text:style-name="P216">(пожуй банан-чик) </text:p>
      <text:p text:style-name="P216">Зубы почисть и вперёд, на войну! </text:p>
      <text:p text:style-name="P216">Махни на прощанье <text:span text:style-name="T65">своей </text:span>спящей стране, </text:p>
      <text:p text:style-name="P216"><text:soft-page-break/>И мечтам пошли поцелуй, </text:p>
      <text:p text:style-name="P216">Скажи Мисс Гребл, </text:p>
      <text:p text:style-name="P216">У тебя не стои́т, </text:p>
      <text:p text:style-name="P216">И не встанет до самой Победы, о, </text:p>
      <text:p text:style-name="P216">Но в мирное время всё будет торчком, </text:p>
      <text:p text:style-name="P216">(пожуй банан-чик) </text:p>
      <text:p text:style-name="P216">Вино шипучее, девульки жгучие— </text:p>
      <text:p text:style-name="P216">Осталось лишь пару немчур победить,</text:p>
      <text:p text:style-name="P216">Так улыбнись пошире, улыбкой лучшей в мире, </text:p>
      <text:p text:style-name="P216">Не заставляй нас повторять— </text:p>
      <text:p text:style-name="P216">Тебе пора от пола жопу оторвать! </text:p>
      <text:p text:style-name="Text_20_body">Там есть ещё и второй куплет, но не успел он перейти, как на резвящегося Осби Фила навалились и надавали по шее, отчасти даже его здоровенным бананом, Бартли Габич, ДеКаверли Пакс, и Морис («Саксофон») Рид, не считая остальных. </text:p>
      <text:p text:style-name="Text_20_body">На кухне, зефиры с чёрного рынка шмякаются в сироп налитый в верхнюю ёмкость пароварки Пирата, и вскоре там же начинают исходить крупными пузырями. Кофе варится. На деревянной вывеске паба, однажды отважно захваченной, в дневном налёте, пьяным Бартли Г<text:span text:style-name="T65">а</text:span>бичем, поперёк которо<text:span text:style-name="T65">й</text:span> всё ещё сохранилась витиеватая надпись МАШИНИСТ И КОЛЕНВАЛ, Тэди Блот крошит бананы здоровенным равнобедренным ножом, из-под нервного лезвия которого Пират одной рукой отгребает блондинистое крошево в вафельное тесто упругое от свежих куриных яиц, тех что Осби Фил выменял на равное количество мячиков для гольфа, которые в эту зиму попадаются даже реже, чем свежие яйца, а другой рукой сбивает фрукты, без лишнего напряга, проволочным венчиком, покуда сам Осби Фил, хмуро и часто прикладываясь к виски Бочка-69 с водой в четверть-литровой молочной бутылке, следит за бананами на сковородке и в гриле. У выхода в синее патио стоят ДеКаверли Пакс и Жокин Стик рядом с бетонной масштабной моделью вершины Юнгфрау, которую какой-то энтузиаст моделировал и воссоздавал ещё в середине 20-х пока ему не дошло, что она не пролезет ни в одну из дверей, и хлещут склоны знаменитой горы красными резиновыми грелками набитыми кубиками льда в целях производства ледяной крошки для бананового фраппе Пирата. С их однодневной щетиной, всклоченными волосами, глазами налившимися кровью, со смрадом в их дыхании, ДеКаверли и Жокин, типа, пара опустившихся богов, что приеблись зачем-то к сраному леднику. </text:p>
      <text:p text:style-name="Text_20_body">Повсеместно в мезонине, прочие собутыльники выпутываются из одеял (кто-то пердит, всё ещё в кошмарном сне, где его сбросили на парашюте), ссут в раковины в ванной, уныло смотрятся в вогнутые зеркальца для бритья, шлёпают воду, без чёткого плана зачем, на свои головы редеющих волос, впрягаются в постромки портупеи, кремят обувь от дождя, что пойдёт днём, рукой чьи мускулы уже изнемогают, напевают обрывки популярных песен, которые они не всегда знают, лежат, полагая что греются, в полосах нового солнца, которое пробивается в <text:soft-page-break/>оконные створки, пытаются говорить о службе, к которой придётся приступать уже меньше, чем через час, служаки и вояки, зевают, колупаются в носу, рыщут по тумбочкам и полкам, в поисках опохмелки от всего того, чем отключались накануне. </text:p>
      <text:p text:style-name="P6">И вот <text:span text:style-name="T65">по</text:span> все<text:span text:style-name="T65">м</text:span> комнат<text:span text:style-name="T65">ам</text:span> ширится, <text:s/>сменяя застойный дым ночи, <text:span text:style-name="T66">вперемешку с </text:span>алкогол<text:span text:style-name="T66">ем</text:span> и п<text:span text:style-name="T57">о́</text:span>т<text:span text:style-name="T66">ом</text:span>, хрупкий, райск<text:span text:style-name="T67">и</text:span>-банановый аромат Завтрака: роскошный, обволакивающий, удивляющий больше, чем цвет лучей зимнего солнца, покоряющий не животной остротой и обилием, но изысканной сложностью сплетения своих молекул, передающих магический секрет благодаря которому—пусть и не часто, <text:span text:style-name="T67">но вот </text:span>так, без экивоков, Смерть посылают на хуй—живая генетическая цепочка оказывается достаточно лабиринтной, чтоб сохран<text:span text:style-name="T69">я</text:span>ть какое-то людское лицо на десять двадцать поколений… именно это утверждение-посредством-структуры позволяет этому утреннему банановому запаху <text:span text:style-name="T67">посреди</text:span> войн<text:span text:style-name="T67">ы</text:span> струиться, преобладать, одолевать. Ну, почему не распахнуть все окна и не позволить, чтоб этот добрый запах окутал всю Челси? Как амулет от от падающих с небес предметов…. </text:p>
      <text:p text:style-name="Text_20_body">Со стуком придвигаемых стульев, перевёрнутых снарядных гильз, скамеек, оттоманок, банда Пирата <text:span text:style-name="T67">окружает</text:span> побереж<text:span text:style-name="T67">ья</text:span> громадного трапезного стола, остров южных морей за пару тропиков от промозглых средневековых фантазий Коридона Роспа, <text:span text:style-name="T67">заставленный</text:span> сейчас, поверх своей макушки из тёмных волнистых линий полированного орехового дерева, банановыми омлетами, банановыми сэндвичами, кастрюльками с варёными бананами, пюре из бананов в форме вставшего на дыбы британского льва, бананы смешанные с яйцами в тесте французских тостов, выдавленные из кондитерского мешка поверх бананового бланманже в кремовую вязь слов <text:span text:style-name="Emphasis">C’est magnifique, mais ce n’est pas la guerre</text:span> (как сказал <text:span text:style-name="T67">один </text:span>француз наблюдая самоубийственную Атаку Бригады Лёгкой Кавалерии), которые Пират присвоил для личного девиза… высокие флаконы с тягучим бледным банановым сиропом для смазывания банановых вафлей, гигантский стеклянный кувшин, в котором кубики нарезанных бананов настаивались ещё с лета с диким мёдом и мускатными орешками, из которого, этим зимним утром, черпаются кружки пенной банановой медовухи… банановые круас<text:span text:style-name="T67">с</text:span>аны, банановые пельмени, банановый джем, банановый хлеб и бананы обожжённые на пламени коньяка многолетней выдержки, который Пират при<text:span text:style-name="T67">хватил</text:span> с собой в прошлом году из винного погреба в <text:span text:style-name="T67">Пиренеях</text:span>, где была ещё подпольная рация…. </text:p>
      <text:p text:style-name="Text_20_body">Раздавшись, телефонный звонок враз прорезает шум в комнате, все похмелья, чесание задниц, звяк блюд, обсуждение дел, едкое хмыканье, своим сдвоенным металлическим бзд-бзденьем и Пират знает, что это наверняка ему. Блот, котор<text:span text:style-name="T70">ый</text:span> ближе всех, снимает трубку, вилка с нанизанным <text:span text:style-name="Emphasis">bananes glacées</text:span> элегантно зависла в воздухе. Пират зачерпнул медовухи напоследок, чувствует как она скатывается в его горло, словно это время, время того летнего покоя, он сейчас проглотил. </text:p>
      <text:p text:style-name="Text_20_body">– Твой работодатель. </text:p>
      <text:p text:style-name="Text_20_body">– Это нечестно,– стонет Пират,– я ещё не делал свои утренние отжимания. </text:p>
      <text:p text:style-name="Text_20_body">Голос, который он слышал всего лишь раз—в прошлом году на брифинге, руки и лицо спрятаны тенью, аноним среди десятка других совещающихся—говорит Пирату об адресованном ему послании, которое дожидается его сейчас в Гринвиче. «Доставлено изумительным способом,»– <text:soft-page-break/>голос повышен и раздражён,– «никто из моих знакомых так не умничает. Мне всё доставляют по почте. Извольте явиться и получить, Прентис.» Трубка резко брошена, разговор окончен, и теперь Пират знает где упала ракета сегодня утром, и почему не было взрыва. Вот уж действительно, входящая почта. Он уставился сквозь бастионы солнечного света, <text:span text:style-name="T71">возвращаясь</text:span> в трапезную к остальным, что наслаждаются своим банановым изобилием, густое насыщенье их изголодалых нёб <text:span text:style-name="T68">потерялось </text:span>где-то по ходу утра протяну<text:span text:style-name="T68">того</text:span> между ним и ими. <text:span text:style-name="T68">Разобщены н</text:span>а сотню миль, и <text:span text:style-name="T68"><text:s/></text:span>так <text:span text:style-name="T68">мигом</text:span>. Одиночество, даже в сетях войны, может, когда хочет, поймать его за слепую кишку и стиснуть, вот как сейчас, по-хозяйски. </text:p>
      <text:p text:style-name="Text_20_body">Пират снова по ту сторону окна, наблюдает завтрак чужаков. </text:p>
      <text:p text:style-name="Text_20_body">Его увозит прочь, по мосту Воксхол-Бридж в пошарпанной зелёной Лагонде, его денщик, капрал Вэйн. С подъёмом солнца, утро кажется всё холоднее. Облака <text:span text:style-name="T68">и впрямь</text:span> начали собираться. Команда американских сапёров высыпали на дорогу, <text:span text:style-name="T68">топают</text:span> расчищать какие-то руины неподалёку, <text:s/>и поют: </text:p>
      <text:p text:style-name="P217">Ух…</text:p>
      <text:p text:style-name="P217">Холодней, чем титьки ведьмы! </text:p>
      <text:p text:style-name="P217">Холодней ведра</text:p>
      <text:p text:style-name="P217">пингвиньего дерьма! </text:p>
      <text:p text:style-name="P217">Холодней, чем шерсть</text:p>
      <text:p text:style-name="P217">на заднице полярного медведя! </text:p>
      <text:p text:style-name="P217">И даже, чем иней на </text:p>
      <text:p text:style-name="P217">фужере шампанского вина! </text:p>
      <text:p text:style-name="P261"/>
      <text:p text:style-name="P144">Нет, они <text:span text:style-name="T72">только </text:span>прикидываются народниками, но я-то знаю, они из Ясс, за Кодреану, его люди, люди из Железной Гвардии… они убьют за него—у них же клятва! <text:s/>и меня убить <text:span text:style-name="T73">хотели</text:span>… Трансильванские мадьяры, умеют порчу насылать… шепчут <text:span text:style-name="T74">среди</text:span> ноч<text:span text:style-name="T74">и</text:span>… Ну, <text:span text:style-name="T74">вот тебе и </text:span>здрасьте, хе-хе, опять наплывает на Пирата его Состояние, когда меньше всего ждал, как обычно—тут можно упомянуть о том, что в досье Пирата Прентиса отмечено как странный дар—в общем, проник<text:span text:style-name="T74">новение</text:span> в фантазии посторонних: способность даже, брать на себя бремя управления ими, в данном случае <text:span text:style-name="T74">это всё</text:span> нафантазил румынский эмигрант-роялист, который может пригодиться в недалёком будущем. Этот его дар Фирма <text:span text:style-name="T74">считает</text:span> крайне полезным: в наше время не тронутые умственно лидеры и прочие исторические фигуры <text:span text:style-name="T74">нужны как воздух</text:span>. <text:span text:style-name="T74">Намного</text:span> удобней <text:s/>всевозможных банок, притираний, кровопусканий в целях избавления от лишних тревог, иметь кого-то, кто вместо них займётся грёзами, что изнуряют их средь бела дня… станет жить в уютной зелени их тропических <text:span text:style-name="T74">схронов</text:span>, под ветерком овевающ<text:span text:style-name="T74">и</text:span>м их бунгало, пить за них что им вредно, <text:span text:style-name="T75">удерживать их на курсе</text:span> ко входу их присутственных мест, не допускать, чтоб их невинность пострадала больше, чем она и без того уже натерпелась… <text:span text:style-name="T75">возбуждаться</text:span> вместо них до эрекции <text:span text:style-name="T75">от </text:span>непрошенны<text:span text:style-name="T75">х</text:span> мысл<text:span text:style-name="T75">ей</text:span>, которые по мнению докторов не совсем того… страшится всего, что не должно <text:span text:style-name="T75">в</text:span>ызывать в них страха… тут будет уместным <text:soft-page-break/>вспомнить слова П.М.С. Блакета: «Н<text:span text:style-name="T75">а войне н</text:span>ельзя руковод<text:span text:style-name="T75">ствоваться</text:span> порывами эмоций». <text:span text:style-name="T75">Вот и</text:span> мурлы<text:span text:style-name="T75">чь</text:span> себе тот тупой мотивчик, которому тебя обучали, <text:span text:style-name="T81">да</text:span> постарайся хуйни не напороть: </text:p>
      <text:p text:style-name="P218">Да—я—тот </text:p>
      <text:p text:style-name="P218">Самый, кто бредёт </text:p>
      <text:p text:style-name="P218">сквозь их фан-тази-и! </text:p>
      <text:p text:style-name="P218">Переживаю вместо них— </text:p>
      <text:p text:style-name="P218">Даже когда на девушку я вла-зи-ю— </text:p>
      <text:p text:style-name="P218">Приходится мне думать за других, </text:p>
      <text:p text:style-name="P218">Я знаю наперёд кому придёт черёд… </text:p>
      <text:p text:style-name="P218"/>
      <text:p text:style-name="P272">[И тут вступают тубы, баритоны и тромбоны в единой октаве] </text:p>
      <text:p text:style-name="P218"/>
      <text:p text:style-name="P218">И мне по барабану, что опааааасно это, </text:p>
      <text:p text:style-name="P218">Опасность – крыша, с которой я упал давным-давно— </text:p>
      <text:p text:style-name="P220">А когда придёт мне каюк, ты не <text:span text:style-name="T92">слишком </text:span>печалься, друг, </text:p>
      <text:p text:style-name="P218"><text:span text:style-name="T92">Вы</text:span>ссы на мой надгробный камень, </text:p>
      <text:p text:style-name="P218">Пив<text:span text:style-name="T92">о</text:span>, что задолжал <text:span text:style-name="T92">ты </text:span>мне, </text:p>
      <text:p text:style-name="P218">И—вперёд! </text:p>
      <text:p text:style-name="P7"/>
      <text:p text:style-name="Text_20_body"><text:span text:style-name="T75">Тут </text:span>он взаправду пускается в пляс туда-сюда, высоко вскидывая колени, покручивая тросточку с набалдашником из головы, носа и шляпы-котелка В.С.Филдза, прямо тебе доктор магии, покуда оркестр играет второй припев. Всё это сопровождается фантасмагорией, в кинематографическом смысле, льющейся на экран поверх голов зрителей на тонких перепонках аккуратного поперечного сечения цветка Виктории, что смахивает на профиль шахматного коня, отчасти фривольный, но без вульгарности—а потом скачут вперёд-назад, чик-трахк, кадры столь скоро меняющие ближний / дальний план, <text:span text:style-name="T76">в настолько</text:span> непредсказуемые масштаб<text:span text:style-name="T76">ы</text:span>, что временами у тебя ум за разум спотыкает, как говорится. Картинки высвечивают сцены из карьеры Пирата в качестве подставного фантазёра, возвращаются вспять, когда он носил, с собой повсюду, знак Юной Бесшабашности перерастающий в явно <text:span text:style-name="T76">из</text:span>лишнюю хромосому Симптома Дауна, точно по темечку. С какого-то момента он <text:span text:style-name="T76">понимал </text:span>уже, что некоторые эпизоды в его снах принадлежат не ему. Не потому что об этом, уже наяву, свидетельствовал дотошный анализ <text:span text:style-name="T76">у</text:span>виденного, нет, он просто знал. И пришёл день, когда он встретил, в самый первый раз, настоящего владельца сна, который он, Пират, видел: это случилось возле фонтанчика питьевой воды в парке, у очень длинного ровного ряда скамеек, где ощущалось присутствие моря сразу за ухоженной посадкой <text:soft-page-break/>невысоких кипарисов, дроблённый серый камень на дорожках смотрелся таким мягким, что хоть вздремни на нём, как на мягких полях шляпы федоры, и тут подходит этот <text:span text:style-name="T76">расхристанный</text:span> заслюненный ханыга, что просто глянешь и жуть берёт, и тормознулся, вылупившись на двух Девочек Гидов, что хотели отрегулировать напор воды в фонтанчике. Они перегнулись, без умысла, милые нахалюшки, показывая крайнюю полоску белых полотняных штанишек, складочки младенчески пухленьких ягодиц шарахают по Генитальному Мозгу, как ни сбавляй резкость. Бродяга захихикал и показал пальцем, он оглянулся на Пирата и сказал нечто сверхъестественное: «Гля! Девульки водичкой заигралися… <text:span text:style-name="T1">а ночью у тебя забулькает</text:span>, а?» И тут он уставился на одно<text:span text:style-name="T76">го</text:span> только Пирата, напрямки.... В общем, Пирату уже снилась эта реплика, слово в слово, в позапрошлое утро, перед тем как проснулся, она стояла в списке призов Конкурса ставшего опасным и многолюдным из-за толпы нахлынувшей из схождения улиц нарисованных углём… тут он не совсем запомнил… но теперь, <text:span text:style-name="T82">пере</text:span>пугавшись до смерти, он ответил: «Убирайся, или я позову полицию.» </text:p>
      <text:p text:style-name="Text_20_body">На текущий момент проблема была снята. Однако, рано или поздно наступит время, когда кто-то ещё откроет его дар, кто-то, кому он понадобится—у него случались и свои затяжные сны, в духе мелодрам Эжена Сю, где его похищают банды дакойтов или сицилийцев и пользуются им в неудобосказуемых целях. </text:p>
      <text:p text:style-name="Text_20_body">В 1935 у него <text:span text:style-name="T76">состоялся</text:span> первый эпизод вне условий какого-либо сна—это случилось в <text:span text:style-name="T76">ходе </text:span>его Киплинговск<text:span text:style-name="T76">ого</text:span> период<text:span text:style-name="T76">а</text:span>, куда ни глянь, зверовидные Фази-Вази, дракункулиас и Восточная болячка гуляют среди личного состава, пива нет месяцами, радиосвязь глушат другие державы, которым охота править этими чёрными, Бог его знает зачем, все анекдоты насточертели, и как Кэри Грант втихаря крадётся подсыпать возбудителя… не говоря уже про Араба с Большим и Жирным Носом, тоскливая классика известная каждому британскому томми… что ж удивляться, что однажды в четыре пополудни, под жужжанье мух, с открытыми глазами, среди вони гниющих дынных корок, под звуки единственного в подразделении граммофона с записью Сэнди МакФерсона «Смена караула» на его органе, что крутился в 77-миллионный раз, Пирату ничего не оставалось как составить сочный Восточный эпизод: плавно перемахнув через ограду, податься в город, в Запретный Квартал. Там наткнуться на оргию устроенную местным Мессией, которого пока что не признали, и как только глаза ваши встретились, понять, что ты его Иоанн Креститель, его Натан из Газы, что тебе суждено возвестить ему его Божественную сущность, объявить его остальным, любить его любовью как простой, так и во Имя того, кем он является… подобная фантазия никому не подходила <text:span text:style-name="T76">лучше</text:span>, <text:span text:style-name="T76">чем</text:span> для Х.У. Лофа. В каждом подразделении найдётся хотя бы один такой Лоф, тот самый Лоф, который вечно забывает, что мусульмане не слишком-то стремятся, чтобы их фоткали на улице… тот самый, который одолжит у тебя рубаху, а когда у него кончатся сигареты, найдёт незаконную заначку в твоём кармане, и выкурит в столовой на общем обеде, и вскоре <text:span text:style-name="T85">потащится</text:span> к столам <text:span text:style-name="T85">взвода суданских арабов</text:span> с широкой улыбкой и обратится к их сержанту на ты и по имени, <text:span text:style-name="T79">по братски</text:span>. Так что, конечно, Пират сделал ошибку, когда признал <text:span text:style-name="T76">свою</text:span> причастность к этой фантазии Лофа, о которой очень даже скоро узнали и верхние эшелоны. Заносится в досье, а в результате Фирма, в Их неустанном поиске <text:span text:style-name="T79">способных устраивать дела</text:span>, вызывает его в район <text:span text:style-name="T86">У</text:span>айтхолла понаблюдать его трансы поверх столешниц под синей бязью и жутких бумажных игрищ, как его <text:soft-page-break/>глаза закатываются задом наперёд в его голове <text:span text:style-name="T77">для прочтения</text:span> <text:span text:style-name="T77">давних</text:span>, глипто-древни<text:span text:style-name="T77">х </text:span>письм<text:span text:style-name="T77">ён</text:span> в <text:span text:style-name="T77">своих</text:span> собственных глазницах.... </text:p>
      <text:p text:style-name="Text_20_body">Первые пару раз не сработало. Фантазии улавливались чётко, но принадлежали мелкой сошке. Однако, Фирма имеет терпения, Они приверженцы Прицела на Будущее. Наконец, в один истинно Шерлок Холмсовский лондонский вечер, на Пирата явственно пахну́ло газом от фонаря в тёмной улочке и в тумане материализовалась гигантская органоподобная форма. Осторожно, шаг за шагом чёрных ботинков, Пират <text:span text:style-name="T79">направился</text:span> к этой <text:span text:style-name="T79">непонятности</text:span>. <text:span text:style-name="T79">Та</text:span> <text:span text:style-name="T79">за</text:span>скользи<text:span text:style-name="T79">ла</text:span> ему навстречу по камням мостовой медленно, как слизняк, оставляя в улице позади себя след с непонятно слизистым отблеском, исходивши<text:span text:style-name="T79">м</text:span> никак не от тумана. В разделя<text:span text:style-name="T79">ющ</text:span>ем их пространстве <text:span text:style-name="T79">располагался</text:span> пешеходный переход, который, будучи несколько проворнее, Пират пересёк первым. Он отшатнулся, в ужасе, попятился вспять через переход, однако, опознания таког<text:span text:style-name="T77">о</text:span> рода необратимы. Это был гигантский Аденоид. Размером со Св. Пола и продолжал час от часу расти. Лондон, а возможно и вся Англия, оказались в смертельной опасности! </text:p>
      <text:p text:style-name="Text_20_body">Помянутое лимфоидное чудище однажды перекрыло носоглотку лорда Блатрарда Осмо, возглавлявшего на тот момент Отдел по Нови Пазар в Министерстве Иностранных Дел, созданный в виде неясной епитимии за британскую политику в Восточном Вопросе на протяжении предыдущего столетия, поскольку на данном неясном санджаке в своё время вращ<text:span text:style-name="T77">а</text:span>лись судьбы всей Европы: </text:p>
      <text:p text:style-name="Text_20_body"/>
      <text:p text:style-name="P219">Никто не-знает-где на-карте,</text:p>
      <text:p text:style-name="P219">Кто-б-мог подумать всё пойдёт-с-того? </text:p>
      <text:p text:style-name="P219">Но всякий серб иль монте-негро-ец </text:p>
      <text:p text:style-name="P219">Только и ждут, что грянет наконец— </text:p>
      <text:p text:style-name="P219">О, милая, пакуй мой саквояж, </text:p>
      <text:p text:style-name="P219">И прикури сигару мне потолще, </text:p>
      <text:p text:style-name="P219">Пиши мне до востр-ебо-вания: </text:p>
      <text:p text:style-name="P219">Вос-точный Экс-пресс, </text:p>
      <text:p text:style-name="P219">В сан-джак Но-ви Па-зар! </text:p>
      <text:p text:style-name="P8"/>
      <text:p text:style-name="P9">Тут строй хористок, аппетитно молоденьких, вызывающе вытанцовывают в меховых гусарских шапках и ботфортах, пока в соседней сфере лорд Осмо продолжает ассимилироваться со стороны собственного разбухающего Аденоида, ужасающая трансформация клеточной плазмы, совершенно необъяснимая с позиций эдвардианской медицины… и очень скоро шляпы цилиндры усеивают всю площадь Мейфэйр, запах дешёвых духов, лишивши<text:span text:style-name="T83">й</text:span>ся своих владелиц, висит у трактирных фонарей Ист-Енда, покуда Аденоид не прекращает бесчинств, но не заглатывает в жертву кого п<text:span text:style-name="T57">о́</text:span>падя, нет, у злобного Аденоида имеется общий план, в соответствии <text:soft-page-break/>с которым ведётся отбор определённых особ—<text:span text:style-name="T79">с учётом</text:span> предстоящи<text:span text:style-name="T79">х</text:span> выбор<text:span text:style-name="T79">ов</text:span>, ширящ<text:span text:style-name="T79">его</text:span>ся невысказанн<text:span text:style-name="T79">ого</text:span> недовольств<text:span text:style-name="T79">а</text:span> в Англии, вверга<text:span text:style-name="T79">ющего</text:span> Министерство Внутренних Дел в истерические случаи болезненной нерешительности… все без понятия как быть… производиться попытка эвакуации Лондона, чисто для галочки, чёрные фаэтоны цокотят через старинные мосты в муравьиной процессии, наблюдательные аэростаты зависли в небе. «Замечен в Хэмстед Хит, просто сидит как бы дышит, <text:span text:style-name="T77">что ли</text:span>… в себя, обратно…» «Какие-нибудь, типа, звуки до вас доходят?» «Да, и это просто ужасно… словно, великанский нос захлёбывается соплями… подождите, сейчас оно… начинает… о, нет!. о, Боже, я не могу описать, это настолько чудовищ—»,–провод оборван, связь прекратилась, аэростат взмывает в лазурь рассвета. Прибывают команды из Лабаратории Кавендиша, обтягивают Хит громадными магнитами, терминалами электро-арок, чёрным железом панелей управления со множеством экранов и тумблеров, подтягивается Армия в полной боевой, в бомбах начинка из новейшего смертельного газа—Аденоид взорван, убит электрошоком, отравлен, там и сям отмечаются изменения формы и цвета, жёлтые жировые узлы торчат выше деревьев… под вспышки фотокамер Прессы, необъятный зелёный псевдопод ползет к боевому кордону и вдруг шшлёп! Сметает весь наблюдательный пункт потоком какой-то отвратительно оранжевой слякоти, которая <text:span text:style-name="T1">переваривает</text:span> несчастных—но вместо криков только хохот, им <text:span text:style-name="T1">это по кайфу</text:span>…. </text:p>
      <text:p text:style-name="Text_20_body">Задача Пирата/Осмо наладить связь с Аденоидом. Ситуация стабилизировалась, Аденоид заполняет весь парк Сент-Джеймс, исторических зданий больше нет, правительственные офисы переразмещены, но так хаотично, что связь между ними весьма ненадёжна—почтальон<text:span text:style-name="T80">ов</text:span> на их маршруте перехватывают твёрдо-пупырчаты<text:span text:style-name="T80">е</text:span> щупальца <text:s/>Аденоида бежево-светящегося цвета, телеграфная связь отключается по малейшей прихоти Твари. Каждое утро лорду Блатрарду Осмо приходится одевать свой котелок, брать брифкейс и отправляться к Аденоиду со своей ежедневной нотой-<text:span text:style-name="Emphasis">démarche</text:span>. Это отнимает у него так много времени, что он начал запускать дела по Нови Пазар, МИД озабочен. В тридцатые, доктрина баланса сил была ещё достаточно сильна, дипломаты поголовно заражались балканосисом, любая станция на развалинах Оттоманской империи кишела шпионами под именами гибридных иностранцев, закодированные сообщения на дюжине славянских языков татуировались на обритых верхних губах агентов где они потом отращивали усы, заново сбриваемые уполномоченными для этого офицерами-криптологами и пластические хирурги Фирмы производили пересадку кожи поверх шифровок… их губы превращались в палимпсесты неоднократных секретных посланий во плоти, иссечённой неестественно белыми шрамами, по которым они узнавали друг друга. </text:p>
      <text:p text:style-name="Text_20_body">Нови Пазар, каким-то образом продолжал оставаться <text:span text:style-name="Emphasis">croix mystique</text:span> на ладони Европы и МИД, в конце концов, обратился к Фирме за помощью. Фирма знала кому поручить. </text:p>
      <text:p text:style-name="Text_20_body">Каждый день на протяжении 2½ лет, Пират отправлялся в Сент-Джеймс Парк <text:s/>проведать Аденоида. Он чуть не чок<text:span text:style-name="T78">н</text:span>улся. Хотя ему и удалось разработать ломаный диалект, на котором они с Аденоидом могли общаться, его <text:span text:style-name="T78">всё же </text:span>весьма ограничивала нехватка носовых полостей для правильной фонетики, так что общение превращалось в изнурительные мытарства. Пока они напару сморкались взад-вперёд, алиенисты в чёрных длиннополых костюмах, последователи доктора Фрейда, на которого Аденоиду было, в общем-то, чихать, стояли на приставных лестницах вдоль его отвратительного грязно-серого бока и лопатами вбрасывали <text:soft-page-break/>новейший чудо-препарат, кокаин—подтаскивая белую субстанцию коробами, по очереди, на соседние лестницы, откуда и расшвыривали по колышливому гландоподобному, посыпая бактерии с токсинами гнусаво пузырящиеся в его кавернах, без каких-либо видимых последствий (хотя пойди узнай что ощущал при этом <text:span text:style-name="T1">Аденоид</text:span>, не так ли?) </text:p>
      <text:p text:style-name="Text_20_body">Однако, лорд Блатрард Осмо смог, наконец, уделять всё своё время Нови Пазару. В начале 1939, его обнаружили утонувшим при загадочных обстоятельствах в ванне наполненной тапио<text:span text:style-name="T78">ков</text:span>ым пудингом в доме Небезызвестной Виконтессы. Некоторые усмотрели в этом руку Фирмы. Прошли месяцы, началась Вторая Мировая война, прошло ещё несколько лет, из Нови Пазара ничего не слыхать. Пират Прентис спас Европу от Балканского Армагеддона, который кошмарился старикам и они метались в своих постелях <text:span text:style-name="T80">ужасаясь</text:span> его грандиозностью—но только не <text:s/>второй мировой, разумеется. Впрочем, Пирату <text:span text:style-name="T78">в тот период</text:span> Фирма позволяла лишь крошечно гомеопатические дозы мира, чтобы он не пошёл вразнос, но, <text:span text:style-name="T80">вместе с тем,</text:span> <text:span text:style-name="T80">чтобы</text:span> <text:span text:style-name="T84">и </text:span>не отравился <text:s/>ими. </text:p>
      <text:p text:style-name="P261"><draw:frame draw:style-name="fr1" draw:name="Image3" text:anchor-type="paragraph" svg:width="6.9252in" svg:height="0.3661in" draw:z-index="2"><draw:image xlink:href="Pictures/1000000000000B720000009B428C9716555D8079.png" xlink:type="simple" xlink:show="embed" xlink:actuate="onLoad" loext:mime-type="image/png"/></draw:frame></text:p>
      <text:p text:style-name="P142">У Тэди Блота перерыв на обед, но какой, спрашивается, обед из слипшегося бананового сэндвича обёрнутого провощённой бумагой в его стильной планшетке поверх остальных необходимостей—крошечной шпионской фотокамеры, коробочки тянучек, ментоловых пастилок на основе стручкового перца Для Мелодичности Голоса, солнцезащитны<text:span text:style-name="T91">х</text:span> очк<text:span text:style-name="T91">ов</text:span> по рецепту, в золотой оправе <text:span text:style-name="T91">и</text:span> стиле генерала МакАртура, пар<text:span text:style-name="T91">ы</text:span> серебряных щёточек-расчёсок в форме пылающего меча ГКСЭС, подарок Мамы, который он находит весьма изысканным. </text:p>
      <text:p text:style-name="Text_20_body">В это моросящее зимнее утро он держит курс в городской дом серого камня, не слишком большой или исторический, чтобы фигурировать в каком-либо путеводителе, в двух шагах от площади Гросвенор, чуть в стороне от официальных воинских маршрутов и коридоров через столицу. Когда печатным машинкам случается умолкнуть (8:20 и прочие мифические моменты), а в небе не пролетают американские бомбардировщики и уличное движение вдоль Оксфорд-Стрит не слишком интенсивно, можно даже услышать чириканье зимних птиц снаружи, слетевшихся к кормушкам, что понаставили девушки для них. </text:p>
      <text:p text:style-name="Text_20_body">Плитки мостовой скользки туманом. Это середина дня давящей сумрачности, табачного голодания, головой боли, и тяжести в желудке, миллион бюрократов усердно составляют планы смерти и некоторые даже <text:span text:style-name="T91">осо</text:span>знают это, многие уже оприходовали вторую или третью кружку или фужер, что создаёт тут некую ауру отчаяния. Но сейчас, минуя вход обложенный мешками с песком (временные пирамиды воздвигнутые для <text:span text:style-name="T91">излишне</text:span> любопытных), Блоту не до этого всего: он слишком поглощён подготовкой возможных оправданий, если его застукают, хот<text:span text:style-name="T87">я</text:span> это вряд ли, просто на всякий…. </text:p>
      <text:p text:style-name="Text_20_body">Добродушная, резинкожвачная, девушка-очкарик на контроле приглашающе махнула ему, чтоб подымался дальше по лестнице. Адьютанты в плотно-шерстяном расходятся вдоль коридоров по совещаниям, замы-завы, час-другой прихлёбывать по глоточку, дремать, его, в общем-то, не видят, он тут примелькался, ну-этот-как-его, они <text:span text:style-name="T87">тут</text:span>, вроде, <text:span text:style-name="T87">с</text:span> Ок<text:span text:style-name="T87">с</text:span>форд<text:span text:style-name="T87">ской</text:span>, лейтенант что работает в конце коридора в ТОТСССГ…. </text:p>
      <text:p text:style-name="Text_20_body"><text:soft-page-break/>Старое здание поделено распорядителями трущоб войны. ТОТСССГ сокращение от «Технические Отделы Трансакций Союзных Сил по Северной Германии». Это сеть прокуренных закоулков бумаготворчества, в данный момент почти безлюдна<text:span text:style-name="T87">я</text:span>, с высокими, как надгробные камни, печатными машинками. На полу замызганный линолеум, окон нет: электрический свет жёлтый, дешёвый, безжалостный. Блот заглядывает в кабинет своего старого друга по Колледжу Исуса в Кембридже. Лейтенант Оливер («Тантиви») Ма<text:span text:style-name="T87">х</text:span>ер-Маффик. Никого. Тантиви и Янки вышли на обед. Отлично. Достаём камеру, включаем настольную лампу, рефлектор направляем так, чтоб…. </text:p>
      <text:p text:style-name="P10">Должно быть такие же загородки по всему ЕТВД: три нищенские стенки прессованной фанеры исцарапанно-кремового цвета, даже своего потолка нет. Тантиви делит её с американским коллегой, лейтенант Тайрон Слотроп. Столы их поставлены под прямым углом, так что и не не <text:span text:style-name="T87">взглянуть</text:span> в глаза друг другу, пока не скрипнешь стулом на 90°. Стол Тантиви аккуратен, у Слотропа же жуткая свалка, <text:span text:style-name="T87">в которой</text:span> и чёрт ногу сломит. Он не расчищался до столешницы с 1942. Навал слежался слоями <text:span text:style-name="T88">скреплёнными</text:span> вкраплени<text:span text:style-name="T88">ями</text:span> бюрократической молофьи, что упорно просачивается до дна миллионами своих крошечных завитушек от красной и коричневой стирательной резинки, карандашной стружк<text:span text:style-name="T88">ой</text:span>, лепёшками высохших пятен чая или кофе, следами сахара и Домашнего Молока, <text:span text:style-name="T88">сюда же примешаны </text:span>пригоршн<text:span text:style-name="T88">и</text:span> сигаретного пепла, очень мелкие чёрные волоконца лент для печатной машинки, выколупанные и брошенные тут же, разлагающийся канцелярский клей, кусочки аспирина <text:span text:style-name="T88">растолчённые </text:span>в пыль. Затем <text:span text:style-name="T88">идёт</text:span> россыпь скрепок, кремней <text:span text:style-name="T88">от </text:span>зажигалок Зиппо, резиночек, канцелярских скоб, сигаретных окурков и скомканных пачек, случайно затесавшиеся спички, кнопки, огрызки ручек, обломки карандашей всех цветов и оттенков включая так-<text:span text:style-name="T88">жутко-</text:span>трудно-<text:span text:style-name="T88">где-</text:span>на<text:span text:style-name="T88">йти</text:span> гелиотропный и горчичный, Скользкий Вяз Таблетки Т<text:span text:style-name="T93">э</text:span>я от Горла, присланные мамой Слотропа, Налиной, аж из <text:span text:style-name="T91">Массачусетса</text:span>, кусочки лент, бечёвок, мела… ещё выше слой забытых циркуляров, корешков от коричневых продовольственных талонов, телефонных номеров, неотвеченных писем, истёртых листов копирки, размашистые наброски аккордов укулеле для дюжины песен, включая «Джонни Д<text:span text:style-name="T89">ю</text:span>б<text:span text:style-name="T89">э</text:span> нашёл розу в Ирландии» («У него <text:span text:style-name="T89">попадаются</text:span> неплохие аранжировки»,– уверяет Тантиви,–«<text:span text:style-name="T89">это</text:span>, как бы, американский Джордж Формби, если возможно такое представить».– Но Блот решил, что лучше не пробовать.) Пустая бутылочка тоника для роста волос «Кремль», затерявшиеся кусочки пазла разной формы представляющие част<text:span text:style-name="T89">ь</text:span> левого карего глаза Ваймаранера, зелёные бархатные складки халата, сизые разводы в отдалённой туче, нимб оранжевого взрыва (вероятно, закат солнца), заклёпки <text:span text:style-name="T89">в </text:span>обшивк<text:span text:style-name="T89">е</text:span> Летающей Крепости, розовая внутренняя сторона ляжки надувшейся девушки с настенного постера… пара старых <text:span text:style-name="T1">Еженедельников Разведывательной Информации </text:span>при армейском разведуправлении, свившийся штопором завиток лопнувшей струны укулеле, коробочки клейких бумажных звёзд для маркировки различны<text:span text:style-name="T89">м</text:span> цвето<text:span text:style-name="T89">м</text:span>, части разобранного фонарика, крышка от круглой коробочки обувного крема Нагета, в которую Слотроп иногда заглядывает за своим размытым медным отражением, всевозможное количество справочников из библиотеки ТОТСССГ в конце коридора—технический словарь немецкого языка, <text:span text:style-name="T1">Специальный Справочник или План Города</text:span> изданный МИДом—и обычно, если не утащили или не выброшен, номер <text:span text:style-name="T1">Новостей Мира</text:span> тоже где-нибудь воткнут—Слотроп заядлый читатель. </text:p>
      <text:p text:style-name="Text_20_body"><text:soft-page-break/>На стене возле стола Слотропа прикноплена карта Лондона, которую Блот сейчас фотографирует свой миниатюрной камерой. Его планшетка распахнута и в загородке начинает распространяться запах бананов. Может закурить для маскировки? Тут не проветривается, а то догадаются, что кто-то заходил. Ему потребовалось всего четыре экспозиции, чихк-чик-трак, ух, до чего уж<text:span text:style-name="T89">е</text:span> наловчился—кто-то заглянет, просто роняешь камеру в раскрытую планшетку где банановый сэндвич смягчает падение, маскирует подозрительный звук и заснятую кассету данных, столько всего и сразу. </text:p>
      <text:p text:style-name="Text_20_body">Жаль, что тот, кто платит за эту маленькую шалость, не раскошелился на цветную плёнку. Интересно, велика ли разница, но Блот не знает кого можно спросить. Звёзды наклеенные на карте Слотропа охватывают весь спектр, начиная с серебряного (с пометкой «Каролина») в одном созвездии с Глэдис, зелён<text:span text:style-name="T89">ая</text:span>, и Катариной, золот<text:span text:style-name="T89">ая</text:span>, <text:span text:style-name="T89">а</text:span> взгляд переходит на Алису, Делорес, Ширли, парочка Сэлли—тут в основном красн<text:span text:style-name="T89">ые</text:span> и сини<text:span text:style-name="T89">е</text:span>—гроздь возле Тауэр-Хилла, фиолетовый сплошняк вокруг Ковент Гарден, туманность перетекает в Мэйфэйр, Сохо, и дальше к Вимбли и наверх к Хэмпстед-Хит—в любом направлении расходится это небесное мерцание частью отклеившихся звёзд из Каролин, Марий, Анн, Сюзан, Элизабет. </text:p>
      <text:p text:style-name="Text_20_body">Но возможно цвета взяты как попало, без кодировки. Может даже и девушки не настоящие. От Тантиви, после нескольких недель расспросов невзначай (мы знаем, что вы учились вместе, но задействовать его было бы рискованно), Блот может только доложить, что Слотроп работает над этой картой с прошлой осени, примерно с того времени как начал выезжать для обследования для ТОТСССГ разрушений причинённых ракетами-бомбами—и в путешествиях по места<text:span text:style-name="T90">м</text:span> смерти <text:span text:style-name="T90">ему</text:span> явно <text:span text:style-name="T90">хватает</text:span> врем<text:span text:style-name="T90">ени</text:span>, чтоб и за девушками успе<text:span text:style-name="T90">ва</text:span>ть. Если <text:span text:style-name="T90">имеется</text:span> какая-то причина клеить эти бумажные звезды кажд<text:span text:style-name="T90">ые</text:span> пару дней, то он о ней не распространяется—она, похоже, не для посторонних. Карту видит один только Тантиви и тот относится к ней со снисходительностью дружелюбного антрополога: «<text:span text:style-name="T90">Некая</text:span> разновидность безвредного Янковского хобби»,– отвечает он своему другу Блоту. «Может, чтоб не потерялись. У него и вправду довольно напряжённая жизнь в обществе.» И после этого переходит на историю Лорейн с Джуди, про гомосексуального констебля Чарльза, пианино в мебельном фургоне, или эксцентричный маскарад с участием Глории и её всё ещё аппетитной мамочки, и о ставке в целый фунт на игру Блеквуд-Престон в Норт-Енде, про бесстыдную версию «Тихой ночки», и судьбоносный туман. Но ни одна из этих тем не развеет туман недоумения тех, кому докладывает Блот. </text:p>
      <text:p text:style-name="Text_20_body">Ладно. Дело сделано. Планшетку застегнул, лампу выключил и поставил где была. Может успеет перехватить Тантиви в МЕХАНИКЕ И КОЛЕНВАЛЕ, самое время для дружеской кружки. Он покидает фанерный лабиринт в слабом жёлтом свете, против течения возвращающихся девушек в галошах, Блот неприступно неулыбчив, нет времени на шлёпы-щекотульки, знаете ли, ему сегодня надо ещё работу сдать. </text:p>
      <text:p text:style-name="P261"><draw:frame draw:style-name="fr1" draw:name="Image4" text:anchor-type="paragraph" svg:width="6.9252in" svg:height="0.3661in" draw:z-index="3"><draw:image xlink:href="Pictures/1000000000000B720000009B428C9716555D8079.png" xlink:type="simple" xlink:show="embed" xlink:actuate="onLoad" loext:mime-type="image/png"/></draw:frame></text:p>
      <text:p text:style-name="P262"/>
      <text:p text:style-name="P279"><text:soft-page-break/>Ветер изменился, дует с юго-запада, и барометр падает. Немногим за полдень, а уже стемнело <text:span text:style-name="T94">как</text:span> будто уже вечер под этой массой дождевых туч. Сегодня была долгая идиотская гонка к нулевой отметке и, как обычно, не на что смотреть. Говорили, что это случай взрыва в воздухе с недолётом, горящие куски ракеты рассыпались на многие мили вокруг, главным образом в реку, всего один кусок, неизвестно какой формы и тот плотно оцеплен <text:span text:style-name="T95">ещё </text:span>до приезда Слотропа, самая усиленная охрана из всех, что он вообще <text:span text:style-name="T95">когда-то </text:span>видел, и самая недружелюбная. Мягкие, линялые береты на фоне шиферных туч, «стэны» с глушителями,поставлены на стрельбу очередями, усищи поверх рта покрыли верхние губы, угрюм<text:span text:style-name="T95">ы</text:span>—американскому лейтенанту и <text:span text:style-name="T95">посмотреть</text:span> нельзя, нет, не сегодня. ТОТСССГ, конечно, бедный родственник для разведки Союзных Сил. Но хоть на этот раз Слотроп не один <text:span text:style-name="T95">такой</text:span>, он с холодным удовлетворением пронаблюдал как его ровню из ТехИнформа, а вскоре и шефа <text:span text:style-name="T95">того же</text:span> отдела, который прирулил на своём Волсли Воспе качать права, спровадили ни с чем. Ха! Ни один из них не ответил на дружеский кивок Слотропа. Не повезло, парням. Однако, приставала Тайрон торчит тут по прежнему, раздавая сигареты Лаки Страйк, чтоб хотя бы прикинуть что к чему. </text:p>
      <text:p text:style-name="Text_20_body">Что это за графитовый цилиндр сантиметров пятнадцат<text:span text:style-name="T95">и</text:span> в длину и пять в диаметре, на нём лишь малость закоптилась зелёная армейская краска. Единственная часть уцелевшая при взрыве. Как и планировалось, конечно. Внутри наверняка бумаги. Старшина обжёг руку, когда попробовал поднять и вскрикнул «ёб твою!», вызвав смех среди рядового состава. Все ждали прибытия Капитана Прентиса из УСО (эти грёбанные ублюдки никогда не торопятся), который вскоре и прибыл. Слотроп полюбовался со стороны—обветренное лицо, здоровенный жлоб. Прентис забирает цилиндр и уезжает, сеанс окончен. </text:p>
      <text:p text:style-name="Text_20_body">В таком случае, прикидывает Слотроп, ТОТСССГ может, хотя хули толку, подать пятьдесят-пять-миллионный служебный запрос в ОСО, с просьбой сообщить о содержимом цилиндра, и, как обычно, не получить ответа. Нет, всё окей, он не в обиде. УСО всех игнорирует, и все игнорируют ТОТСССГ. А и что с того, вообще? Это его последняя ракета на какое-то время. Хотелось бы насовсем. </text:p>
      <text:p text:style-name="Text_20_body">Сегодня утром в его корзинке «входящее» был приказ о временном откомандировании его в какой-то госпиталь в Ист-Енде. Никаких пояснений кроме копии предписания ТОТСССГу о его переназначении «в рамках тестовой программы ОПБ». Что ещё за тесты? ОПБ это Отдел Политической Борьбы, он посмотрел <text:span text:style-name="T95">по справочнику</text:span>. <text:span text:style-name="T95">За этим</text:span> что-то больше<text:span text:style-name="T95">е,</text:span> чем стандартное дерьмо психометрического теста, наверняка. Но хоть какая-то перемена от этой рутины охоты за ракетами, которая уже приелась. </text:p>
      <text:p text:style-name="Text_20_body">Когда-то Слотроп старался. Нет, серьёзно. Во всяком случае, ему так кажется. Многое из того, что было до 1944 уже малость в тумане. Первая волна Блица вспоминается как полоса сплошной удачи. Всё что Люфтваффе сбрасывали и близко не падало рядом с ним. Но с прошлого лета они перешли на эти бомбы-роботы. Идёшь себе по улице, в постели только-только заснул и тут нежданно этот пердёжный звук над крышами—если он продолжается, доходит до пика и <text:span text:style-name="T96">звучит</text:span> дальше, ну, так это класс, это уже проблема кого-то ещё… но если двигатель смолк, Джексон, берегись—начала падать, подача горючего прекращена, и у тебя 10 секунд, чтобы решить чего тебе напоследок хочется. Ну, в общем, тоже ничего. Понемногу втягиваешься, начинаешь делать <text:soft-page-break/>маленькие ставки, на шиллинг-два, с Тантиви Махер-Маффиком, <text:span text:style-name="T96">из-</text:span>за соседн<text:span text:style-name="T96">его</text:span> столом, куда ахнет следующий падла…. </text:p>
      <text:p text:style-name="Text_20_body">Но с сентября пошли ракеты. Эти ёбаные ракеты. К этим сукам невозможно приспособиться. Никак. Впервые он с удивлением обнаружил, что он по настоящему боится. Начал больше пить, спать меньше, курить одну за одной, чувствовать, что его, типа, <text:span text:style-name="T96">подставили</text:span>. Боже, нельзя же, чтоб <text:span text:style-name="T96">это</text:span> продолжалось.... </text:p>
      <text:p text:style-name="Text_20_body">– Кстати, Слотроп, у тебя уже одна во рту. </text:p>
      <text:p text:style-name="Text_20_body">– Это от нервов,– Слотроп всё равно прикуривает. </text:p>
      <text:p text:style-name="Text_20_body">– Ну, <text:span text:style-name="T102">хотя бы</text:span> <text:span text:style-name="T1">не мои</text:span>,– упрашивает Тантиви. </text:p>
      <text:p text:style-name="Text_20_body">– Две за раз, видал?– переставляет их, чтобы смотрели вниз, как клыки в комиксах. Лейтенанты уставились друг на друга сквозь пивные тени, день углуб<text:span text:style-name="T96">ляется</text:span> за высокими холодными окнами М<text:span text:style-name="T96">Е</text:span>ХАНИКА И КОЛЕНВАЛА, и Тантиви готов рассмеяться или фыркнуть, О, Боже, по ту сторону деревянной Атлантики их стола. Атлантики тут было под завязку за последние три года, и зачастую в ней штормило круче, чем в той, которую некий Вильям, первый трансатлантический Слотроп, пересёк много поколений предков тому назад. Варварство в одежде и речи, буйство в поведении—в один ужасный вечер пьяный в стельку Слотроп, гость Танвити в великосветском клубе Юниор Атенем, до<text:span text:style-name="T96">прыгал</text:span>ся, что их обоих выставили оттуда, за фланговую атаку на ДеКаверли Покса с клювом чучела совы нацеленным на сонную артерию Покса пока тот, загнанный на биллиардный стол, пытался загнать турняк кия Слотропу в глотку. Увы, происшествия подобного толка были довольно часты: однако, доброта – надёжный корабль <text:span text:style-name="T96">в подобных</text:span> океан<text:span text:style-name="T96">ах</text:span>, Тантиви всегда рядом, красне<text:span text:style-name="T96">ет </text:span>и улыба<text:span text:style-name="T96">ется</text:span>, а Слотроп изумл<text:span text:style-name="T96">ён, что</text:span> в самых крутых передрягах Тантиви ни разу его не подвёл. </text:p>
      <text:p text:style-name="P11">Он знает, что с ним можно говорить обо всём. Это касается не только текущего докладах об амурах с Нормой (ямочки на плотных ножках как у девч<text:span text:style-name="T96">о</text:span>нки из Седар Рапидз, штат Айова), Марджори (рослая, элегантная, танцует в строю хористок в Ветряной Мельнице), или про странные события субботней ночи в клубе Фрик-Фрак, Сохо, логово низкопробной репутации расцвеченной плывущими лучами различных пастельных оттенков, с <text:span text:style-name="T96">плакатиками</text:span> <text:span text:style-name="T104">запрещается</text:span> или <text:span text:style-name="T104">джитербаг не танцевать</text:span>, для отвода глаз всякого рода полиции, военной или гражданской, хотя что такое «гражданская» в наши дни, которые нет-нет да и заглянут, и где <text:span text:style-name="T97">недавно</text:span>, ну, это вообще <text:span text:style-name="T98">ни в какие ворота</text:span>, жуткий заговор какой-то, когда Слотроп зашёл, как и условились, встретиться с одной, но увидел двух, рядышком, и ракурс <text:span text:style-name="T98">точно под</text:span> него, над синим шерстяным плечом машиниста 3-й статьи, под голой миленькой подмышкой девушки, что замерла, откинувшись в танце линди-хоп, кожа с оттенком лаванды, которая как раз проплывал<text:span text:style-name="T98">а</text:span> в луче, тут-то и накатила паранойя, лица их <text:span text:style-name="T1">обеих</text:span> двух начали к нему <text:span text:style-name="T98">раз</text:span>ворачиваться…. </text:p>
      <text:p text:style-name="P11">Эти две юные леди <text:s/>помечены серебряными звёздами на карте Слотропа. Должно быть, в те оба раз у него был серебристый настрой—сияющий, звенящий. Цвет звёзд, которые он наклеивает, это просто для передачи его настроения, от фиолетового до золотого. Не для распределения их по рангам—<text:span text:style-name="T98">ничего подобного</text:span>! Никто <text:span text:style-name="T98">и </text:span>не видит эту карту, кроме Тантиви, к тому же, Исусе, они <text:span text:style-name="T1">все</text:span> прекрасны… цветение или листва, в этом его зимнем городе, в чайных, в очередях, <text:soft-page-break/>повязав<text:span text:style-name="T98">шись</text:span> платк<text:span text:style-name="T98">ам</text:span>и, вздыхают, шмыгают, хлопчатобумажные ножки на мостовой, голосуют машине, печатают на машинках, помечают файлы, в помпадурах, жёлтыми ростками карандашей, он их находит—дамочек, девулек, красотулек с грудями в обтяжечку—да, это <text:span text:style-name="T98">малость перебор</text:span>, возможно, но… «Мне ведомо, есть в миру любовь <text:span text:style-name="T98">необузданная </text:span><text:s/>и дикие увеселения»,– проповедовал Томас Хукер, –«как есть дикий чабрец и иные травы; но у нас будет сад любви, сад радостей, насаждаемых Господом нашим». В точности как и произрастает сад Слотропа. Утопает в незабудках, лозинках, в душистой руте—и повсюду эти, лилово-жёлтые как засосы, анютины глазки, целуй-меня-скорей…. </text:p>
      <text:p text:style-name="P11">Он любит рассказывать им про светлячков. Английские девушки ничего вообще не знают про светлячков, и это пожалуй всё, что Слотроп в точности знает про английских девушек. </text:p>
      <text:p text:style-name="P12">Карта ставит Тантиви в тупик. Её не спишешь на обычную охоту американского горлопана <text:span text:style-name="T99">з</text:span>а охо<text:span text:style-name="T99">чими</text:span> двуствол<text:span text:style-name="T99">ками</text:span>, <text:span text:style-name="T99">это скорее</text:span> рефлекс на пустоту в своём-пацане, рефлекс, который Слотроп не может подавить и продолжает лаять в пустую тишь лабораторию, в извилистые ходы гулких коридоров, когда это уже давным-давно не нужно и вся братва отправлены на вторую мировую искать свою смерть. Слотроп и вправду не любит говорить о своих девушках: Тантиви приходится <text:span text:style-name="T99">под</text:span>водить его <text:span text:style-name="T99">к</text:span> тем<text:span text:style-name="T99">е</text:span> дипломатическим<text:span text:style-name="T99">и уловками</text:span>, даже теперь. На первых порах Слотроп, с чудаковатым <text:span text:style-name="T99">джентльменством</text:span>, вообще <text:span text:style-name="T99">её не касался</text:span>, пок<text:span text:style-name="T99">уд</text:span>а не понял насколько Тантиви застенчив. Ему дошло это, когда тот попросил найти ему подружку. И примерно в то же время, Тантиви <text:span text:style-name="T99">разглядел</text:span> насколько Слотроп одинок. Во всём Лондоне ему, похоже, не с кем было поговорить, кроме бесчисленного множества девушек, которых он почти никогда не встречал больше, поговорить <text:span text:style-name="T1">хот</text:span><text:span text:style-name="T2">я бы</text:span><text:span text:style-name="T1"> о чём-нибудь</text:span>. </text:p>
      <text:p text:style-name="Text_20_body">И всё же Слотроп продолжает свою карту ежедневно, с тупой упёртостью. В лучшем случае, она дань течению изменчивых перемен, из которых—посреди нежданных разрушений с неба, загадочных приказов, что прибывают из тёмных бдений ночи, да им просто делать там нечего—он запечатлевает миг, оттуда, отсюда, дни опять холодают, иней по утрам, ощущение груди Дженифер <text:span text:style-name="T99">под</text:span> холодной шерст<text:span text:style-name="T99">ью</text:span> свитера, когда прижал, чтоб чуть согреться в пропахшей <text:span text:style-name="T99">угольным</text:span> дымом <text:s/>прихожей, дневную унылость которой ему никогда не узнать… чашка закипевшего бульона, капля <text:span text:style-name="T99">падает</text:span> на колено и об<text:span text:style-name="T99">жигает</text:span>, пока Айрин, голая как и он, в потоке солнечного света сквозь стекло, проверяет бесценные нейлоны, один за другим, найти пару без затяжек, каждый чулок вспыхивает в свете сквозь зимние шпалеры за окном… голоса модных американских певичек звучащие в нос из бороздок на диске через обшарпанную иглу маминой радиолы у Алисон… обнявшись для тепла, шторы затемнения на окнах, никакого света кроме огонька их последней сигареты, английский светлячок, колышется в капризном курсиве слов что ей захотелось написать, но прочитать их он не может…. </text:p>
      <text:p text:style-name="Text_20_body">– И что дальше?– От Слотропа ни звука. – Эти две твои морячки… когда увидели тебя...– И тут он замечает, что Слотроп, вместо того, чтоб продолжить рассказ, дёргается. Да, он дрожал и перед этим, тут холодно, но не настолько же.– Слотроп! </text:p>
      <text:p text:style-name="P13">– Я не пойму. Исусе.– Даже интересно. Такое дико странное ощущение. Он не может остановиться. Подымает воротник своей курточки, втягивает ладони внутрь рукавов и сидит так какое-то время. </text:p>
      <text:p text:style-name="Text_20_body"><text:soft-page-break/>Вскоре, после паузы, с трясущейся сигаретой: – Их не <text:span text:style-name="T100">услышать</text:span>, когда на подходе. </text:p>
      <text:p text:style-name="Text_20_body">Тантиви знает кто эти «они». Он отводит глаза. Недолгое молчание. </text:p>
      <text:p text:style-name="Text_20_body">– Конечно, не слышно, у них скорость больше скорости звука. </text:p>
      <text:p text:style-name="Text_20_body">– Да, но—я не про то,– слова вырываются между волнами дрожи.– Те другие, Фау-1, их ведь слышно. Так? Может у тебя есть шанс увернуться. Но эти сперва взрываются, а и уж потом слышишь, что летят. Если не убит, тогда уже не слышишь. </text:p>
      <text:p text:style-name="Text_20_body">– То же самое и в пехоте. Сам знаешь. Никогда не слышишь ту, которая в тебя. </text:p>
      <text:p text:style-name="Text_20_body">– У, но— </text:p>
      <text:p text:style-name="Text_20_body">– Считай, что это такая большая пуля, Слотроп. С плавниками. </text:p>
      <text:p text:style-name="Text_20_body">– Исусе,– зубы клацают,– ты умеешь утешить. </text:p>
      <text:p text:style-name="Text_20_body">Тантиви, встревоженно наклоня<text:span text:style-name="T103">етя</text:span> сквозь запах конопли и коричневый сумрак, теперь больше обеспокоен <text:span text:style-name="T100">содроганьями</text:span> Слотропа, чем личными страхами, ему ничего не оста<text:span text:style-name="T100">ётся</text:span> кроме известных ему каналов в попытке развеять и снять <text:span text:style-name="T103">их</text:span>.– Может тебе стоит посмотреть места, где они взрывались…. </text:p>
      <text:p text:style-name="Text_20_body">– Зачем? От них же ничего не остаётся. Не так разве? </text:p>
      <text:p text:style-name="P13">– Я не знаю. Даже немц<text:span text:style-name="T100">ам</text:span> вряд ли <text:span text:style-name="T100">известно</text:span>. Но это для нас отличная возможность об<text:span text:style-name="T100">какать </text:span>ТехИнформ. <text:span text:style-name="T100">Ну, ч</text:span>то скажешь? </text:p>
      <text:p text:style-name="Text_20_body">Вот так и начал Слотроп расследования «случаев» V-бомб. Когда отгремят. Первым делом—каждое утро—кто-то из Гражданской Обороны направлял в ТОТСССГ сводку о вчерашних взрывах. Она доходила до Слотропа в последнюю очередь, от отцеплял список кому адресовалась, уже исчёрканный карандашными пометками, и отправлялся заводить стареющий Хамбер на стоянке, чтоб произвести свой обход, Святой Георгий после факта, идёт колупаться в помёте Зверюги, в осколках немецкого производства, которы<text:span text:style-name="T100">е фиг найдёшь</text:span>, писать пустые заключения в своих блокнотах—трудотерапия. Когда ТОТСССГ стали извещать скорее, он поспевал ко времени работы поисковых групп—следуя за мускулистыми собаками-ищейками КВС в запах штукатурки, в шипенье истекающего газа, среди длинных расщеплённых обломков и провисших сетей арматуры, опрокинутых безносых кариатид с уже проступающей вокруг гвоздей ржавчиной, с ободранной поверхностью, взмах запылённой руки. Ничего по пришепётывающим обоям с павлинами, что распустили хвосты на лужайках у домов в Георг<text:span text:style-name="T100">ие</text:span>вском стиле давным-давно, у вечнозелёных падубов… к крикам требующим <text:span text:style-name="T100">заткнуться</text:span>, где торчащая рука или белизна кожи ожидала их, выживший или жертва. Когда его помощь не требовалась, он стоял в стороне, молясь, поначалу, Богу, как положено, впервые с прошлого Блица, чтобы жизнь победила. Но слишком многие умирали и вскоре, не видя смысла, он бросил. </text:p>
      <text:p text:style-name="P14">Вчера случился хороший день. Нашли ребёнка, живого, маленькая девочка полузадохшаяся в клетке убежища Морисона. Пока сбегали за носилками, Слотроп держал её маленькую руку, посинелую от холода. На улице лаяли собаки. Когда она открыла глаза и увидела его, первое, что <text:soft-page-break/>сказала, было: «Жвачка <text:span text:style-name="T101">есть</text:span>, друг?» Два дня под завалом, без жевательной резинки—всё, что он мог предложить Скользкий Вяз Тэя. Он чувствовал себя идиотом. Прежде, чем её унесли, она всё равно поцеловала его руку, её рот и щека в свете фонариков холодные как иней, город вокруг сразу стал больших заброшенным холодильником, прокисши<text:span text:style-name="T101">й</text:span> запах и больше никогда никаких сюрпризов внутри. И тут она улыбнулась, совсем слабо, и он понял, что именно этого и ждал, <text:span text:style-name="T101">ух-ты</text:span>!—улыбка Ширли Темпл, которая сразу перечеркнула всё, среди чего они её нашли. Глупее не придумаешь. Он <text:span text:style-name="T101">телипается</text:span> на кончике лавины своего рода, 300 лет янки на западных болотах, и не способен на что-либо кроме хрупкого перемирия с их Провидением. </text:p>
      <text:p text:style-name="Text_20_body"><text:span text:style-name="T1">Разрядка напряжённости</text:span>. Каждая из руин, которые он ежедневно обшаривает, это проповедь о суетности. Идут недели, и ни малейшего кусочка никакой ракеты, и это знак насколько непередаваем акт смерти… Духовное Продвижение Слотропа: мирской Лондон его научает: заверни за любой угол и окажешься внутри параболы. </text:p>
      <text:p text:style-name="P145"><text:span text:style-name="T105">У него появилась навязчивая идея ракеты, на которой написано его имя—если они и впрямь решили его </text:span><text:span text:style-name="T106">кончить</text:span><text:span text:style-name="T105"> («Они» включает вероятности намного выходящие за пределы нацистской Германии), то это самый надёжный способ, и им ничего не стоит </text:span><text:span text:style-name="T1">написать его имя на каждой, верно? </text:span></text:p>
      <text:p text:style-name="Text_20_body">– Да, <text:span text:style-name="T109">это</text:span> может пригодиться,– Тантиви позабавлено <text:span text:style-name="T109">взглядывает</text:span> на него, – надёжный финт, особенно перед боем, знаешь, <text:span text:style-name="T1">просимулировать</text:span> что-то в <text:span text:style-name="T109">этом</text:span> роде. Полный верняк. Назови это «боевая паранойя» или типа того. Но— </text:p>
      <text:p text:style-name="Text_20_body">– Кто симулирует?– закуривает сигарету, встряхивая чубом в дыму,– блин, Тантиви, послушай, не хочу тебя расстраивать, но… я уже переслужил четыре года, пойми, это может случиться в любой момент, в следующую секунду, сейчас, враз… блядь… просто нуль, просто и того <text:span text:style-name="T109">даже </text:span>нет… и…. </text:p>
      <text:p text:style-name="Text_20_body">Нет ничего, что он бы мог посмотреть, пощупать руками—вдруг газы, взрыв, и после никаких следов… без предупреждения, Слово тебе на ухо, а потом вечная тишь. Помимо неуловимости, помимо грохота и грома небес разверстых, полнейший ужас в этом издевательстве, в обещанной ему, с немецкой стопроцентной точностью, смерти, которая смеётся над тихими подначками Тантиви… нет, это не пуля с плавниками, Ас<text:span text:style-name="T109">с</text:span>… не Слово, не то Слово, что разрывает день к чертям…. </text:p>
      <text:p text:style-name="Text_20_body">Пятница это была, вечер, в прошлом сентябре, сразу после работы направлялся к станции Подземки на Бонд-Стрит, голова занята предстоящим уик-эндом и его двумя морячками из Морской Службы Гражданской Обороны, те самые Марджори и Норма, которых надо держать по раздельности, чтоб не узнали друг про друга, и в тот момент, когда он сунул палец в нос вытащить козявку, вдруг с неба, за много миль у него за спиной, <text:span text:style-name="Emphasis">mementomori </text:span>резкого мощного взрыва, накатился сзади, как раскат грома. Ну, не совсем гром. Через пару секунд, и уже спереди, шарахнуло снова: чётко и громко, над всем городом. Взят в скобки. Не робот-бомба, и не Люфтваффе. «И не гром,»– удивился он вслух. </text:p>
      <text:p text:style-name="Text_20_body">– Какая-нибудь блинская газомагистраль,– женщина с <text:span text:style-name="T109">коробкой</text:span> для ланча, с глазами припухшими после рабочего дня над машинкой, задела его локтем, проходя мимо. </text:p>
      <text:p text:style-name="P15"><text:soft-page-break/>– Нет, это немцы,– её подруга <text:span text:style-name="T109">всколыхнула</text:span> свои блондинные кудряшки под клетчатым головным платком и выкинула жуткий номер: вскинула ладони к Слотропу,– это за ним они, немцы обожают толстых, пухленьких американцев.– Тут она ущипнула его щеку и подёргала туда-сюда. </text:p>
      <text:p text:style-name="Text_20_body">– Привет, шикарная,– сказал Слотроп. Её звали Синтия. Он успел взять её номер телефона прежде, чем она помахала по-ка, уносимая волнами в толпе часа пик. </text:p>
      <text:p text:style-name="Text_20_body">Это был один из великолепных лондонских железных дней: жёлтое солнце соблазняли тысячи дышащих труб, бесстыдно завлекали. Этот дым больше чем дыхание дня, больше чем мощь темноты—это империальное присутствие, что живёт и движется. Люди пересекали улицы и площади, направляясь во все стороны. Автобусы стартовали, сотнями, по длинным бетонированным мостовым <text:span text:style-name="T110">завозюканными</text:span> <text:span text:style-name="T110">многолетней</text:span> безжалостно<text:span text:style-name="T110">й</text:span> <text:span text:style-name="T110">эксплуатацией</text:span> на износ, в серое марево, жирно-чёрное, красно-свинцовое, алюминиево-бледное, меж груд обломков высотою с двухэтажки, вписываясь в повороты к дорогам забитым воинскими колоннами и другими высокими автобусами, грузовиками с брезентовым верхом, велосипедами и авто, у каждого тут своё назначению и своя точка старта, всё плывёт, иногда голосует, и над всем <text:span text:style-name="T110">над</text:span> этим газовая развалина солнца среди дымовых труб, аэростаты противосамолётных заграждений, линии электропередач и печные трубы, коричневые, как старинные деревянные панели в домах, коричневость темнеет, через минуту обратится чёрным—наверное, истинный момент заката—вот ваше вино, вино и покой. </text:p>
      <text:p text:style-name="Text_20_body">Было ровно 6:43:16 по Британскому Военно-Летнему Времени: небо, как тугой барабан смерти, ещё гудело после удара, а хуй Слотропа—что такое? да, точно, загляни в его армейские трусы, шевельнулся в <text:span text:style-name="Emphasis">эрекции</text:span>, вот-вот торчком вспрыгнет—Боже праведный, а <text:span text:style-name="Emphasis">это</text:span> вдруг с чего? </text:p>
      <text:p text:style-name="Text_20_body">В его истории и, очень может быть, помилуй его Господи, в его досье отмечена особая чувствительность <text:span text:style-name="T110">к</text:span> происходяще<text:span text:style-name="T110">му</text:span> в небе. (Но с чего эрекция?) </text:p>
      <text:p text:style-name="Text_20_body">На старом аспидном сланце надгробного камня на кладбище Конгрегационалистской церкви дома в Минчборо, штат Массачусетс, рука Господа возникает из облака, края фигуры кое-где изъедены двумя столетиями смен огня и льда в долоте времён года, а надпись такова: </text:p>
      <text:p text:style-name="Text_20_body"/>
      <text:p text:style-name="P18"><text:span text:style-name="Emphasis">В память Константа </text:span></text:p>
      <text:p text:style-name="P18"><text:span text:style-name="Emphasis">Слотропа, что умер Марта </text:span></text:p>
      <text:p text:style-name="P18"><text:span text:style-name="Emphasis">4-го 1766 г., на 29-м </text:span></text:p>
      <text:p text:style-name="P18"><text:span text:style-name="Emphasis">году от роду. </text:span></text:p>
      <text:p text:style-name="P16"><text:span text:style-name="Emphasis"/></text:p>
      <text:p text:style-name="P284"><text:span text:style-name="Emphasis">Смерть есть природе долг, </text:span></text:p>
      <text:p text:style-name="P283"><text:span text:style-name="Emphasis">Я уплатил, и ты заплатишь.</text:span> </text:p>
      <text:p text:style-name="P283"/>
      <text:p text:style-name="Text_20_body"><text:soft-page-break/>Констант видел, и не только лишь в своём сердце, эту каменную руку из мирских облак, указующую на него, края её охвачены невыносимым светом, над шёпотом его реки, над синевой широких склонов его Бёркшира, как увидит и сын его, Верайбл Слотроп, да и все в роду Слотропов, так или иначе, все девять или десять поколений которых, обратясь к истокам, укорачиваясь ветвями: все до единого, за исключением Вильяма, самого первого, лежащие под опавшими листьями, под мятой и лиловым дербенником, под прохладными вязами и тенистыми ивами на кладбище у края болот, в давней степени гниения, щелочения, ассимиляции с землёй, под камнями, на которых представлены круглолицые ангелы с собачье длинными носами, зубастый череп Смерти с провалами глазниц, масонские знаки, вазы цветов, пышные ивы, стоячие и сломленные, истёкшие песочные часы, лик солнца, рассветного или закатного, что заглядывает, на манер «здесь был Килрой», поверх горизонта, и строки мемориальных стихов, от простых рубленых строк, как для Костанта Слотропа, до широкого размера Звёз<text:span text:style-name="T111">д</text:span>ного Знамени, как для м-с Элизабет, жены лейтенанта Исайи Слотропа (ум. 1812): </text:p>
      <text:p text:style-name="Text_20_body"/>
      <text:p text:style-name="P281">Смерть ненасытная меня скосила, </text:p>
      <text:p text:style-name="P281"><text:span text:style-name="T111">До часа, когда вновь</text:span> Христос приидет </text:p>
      <text:p text:style-name="P281"><text:span text:style-name="T111">Ч</text:span>ад Его спас<text:span text:style-name="T111">ать, как сказано в</text:span> Писании <text:span text:style-name="T111">о Нём,</text:span> </text:p>
      <text:p text:style-name="P281">Мой плач услышь, читающий сие, </text:p>
      <text:p text:style-name="P281"><text:span text:style-name="T111">Злато н</text:span>е сдела<text:span text:style-name="T111">ет</text:span> вечным твоё бытие. </text:p>
      <text:p text:style-name="P281">Ткацкий стан Господа не <text:span text:style-name="T111">прекращает</text:span> дела своего, </text:p>
      <text:p text:style-name="P281">Наши пути следуют нитям любви Его. </text:p>
      <text:p text:style-name="P20"/>
      <text:p text:style-name="Text_20_body">Вплоть до дедушки текущего Слотропа, Фредерика (ум. 1933 г.), который с присущим ему сарказмом и жёлчностью спёр эпитафию у Эмили Дикинсон, не поминая автора строк: </text:p>
      <text:p text:style-name="Text_20_body"/>
      <text:p text:style-name="P215">Мне некогда было дожидаться Смерти,</text:p>
      <text:p text:style-name="P215">Она любезно дождалась меня </text:p>
      <text:p text:style-name="Text_20_body"/>
      <text:p text:style-name="Text_20_body">Каждый из них, в порядке очереди, платил надлежащий долг природе, оставляя излишки следующему звену в цепи продолжения имени. Они начинали как <text:span text:style-name="T111">мехо</text:span>торговцы, козлиными шкурами, <text:span text:style-name="T111">как </text:span>засольщики и коптильщики бекона, перешли не стеклопроизводство, стали выборными людьми, строителями дубилен, карьеров мрамора. Округа на многие мили превратилась в некрополь серый от мраморной пыли, той пыли, которой дышали призраки всех тех псевдо-античных монументов, <text:span text:style-name="T112">которые</text:span> увозили <text:s/>куда-нибудь ещё, по всей Республике. Всегда куда-нибудь ещё. Деньги находили лазейки просочиться <text:span text:style-name="T112">прочь </text:span>из портфелей акций более хитрыми путями, чем любая генеалогия: <text:span text:style-name="T112">то, </text:span>что оставалось дома, шло на земельные участки <text:soft-page-break/>леса, чьи зелёные массивы таяли акрами за один повал, превращаясь в бумагу—туалетную бумагу, банкноты, газеты—орудия или источники дерьма, денег и Слова. Ни один Слотроп никогда не заносился в Социальный Регистр, не удостаивался членства в Сомерсет Клубе—они тихо делали своё дело, ассимилировались с динамичностью жизни, которая окружала их так же плотно, как после их смерти стиснет земля церковного кладбища. Дерьмо, деньги и Слово, три американские истины питающие американскую мобильность, затребовали Слотропов, навеки пристегнули их к судьбе страны. </text:p>
      <text:p text:style-name="Text_20_body">Однако, они не процветали… почти всё добывалось упорством—хотя всё это начало скисать примерно в те времена, или около того, когда Эмили Дикинсон писала: </text:p>
      <text:p text:style-name="P21"/>
      <text:p text:style-name="P221">Падение дьявольски нелёгкий труд,</text:p>
      <text:p text:style-name="P221">Ведётся постепенно, кропотливо— </text:p>
      <text:p text:style-name="P221">Никто не согрешает в одночасье, </text:p>
      <text:p text:style-name="P221">Тут дребезги нужны, чтоб поскользнуться, </text:p>
      <text:p text:style-name="P21">но всё-таки они держались. Традиция, <text:span text:style-name="T112">среди</text:span> остальных, была простой, её знал каждый—застолби, разработай, выжми всё, что возможно, потом двигай на запад, там всегда найдёшь. Но из как<text:span text:style-name="T112">ой</text:span>-то <text:span text:style-name="T112">устоявшейся</text:span> инерции, Слотропы оставались на востоке, в Бёркшире, извращенчески—рядом с затопленными карьерами и холмами из-под вырубленных лесов, которые они оставили, как подписанные признания вины, по всей этой коричневой, как старая солома, плесневеющей ведьмацкой стороне. Прибыли падают, семейство постоянно разрастается. Доход от немногих разных трестов опять-таки вкладывался, семейными банками в Бостоне, каждое второе или третье поколение, в какой-нибудь следующий трест, в затяжном раллентандо, в бесконечной серии едва ощутимого, год за годом, умирания… но никогда до полного нуля…. Депрессия, грянув, <text:span text:style-name="T112">засвидетельствовала</text:span> процесс. Слотроп рос среди холмов иссякшей деловой активности, каменные ограды вокруг усадеб безмерно богатых, полумифических жильцов из Нью-Йорка, вновь превраща<text:span text:style-name="T112">ли</text:span>сь в зелёную пустошь или усыха<text:span text:style-name="T112">ли</text:span> на корню, все хрустальные окна, до единого, перебиты, все Харриманы и Витни в отъезде, газоны позарастали для сенокоса, осенний сезон уже не пора фокстротов вдалеке, лимузинов и фонарей, а всё тех же привычных цикад опять, опять яблок, ранних заморозков <text:span text:style-name="T112">изгоняющих</text:span> колибри прочь, восточных ветров, октябрьских дождей: и только зимы неизменны. </text:p>
      <text:p text:style-name="Text_20_body">В 1931, год большого пожара в Аспинвол Отеле, юный Тайрон навещал свою тётушку в Леноксе. Был апрель, но секунды две, проснувшись в непривычной комнате от топота больших и маленьких ног вниз по лестнице, он подумал что это зима, потому что часто в такой же час папа или Хоган будили его и, закутавшись, всё ещё смаргивая в холод остатки сна наблюдали северное сияние. </text:p>
      <text:p text:style-name="Text_20_body">Охренеть, до чего они его пугали. Что если эти сияющие занавеси сейчас распахнуться? Что покажут ему призраки севера, усыпанные драгоценностями? </text:p>
      <text:p text:style-name="P22"><text:soft-page-break/>Но это была весенняя ночь, небо переливалось красным, тёмно-оранжевым, в долинах выли сирены пожарных машин из Питсфилда, Ленокса, Ли—соседи стояли на своих крылечках, поглазеть на ливень искр осыпающих крутой склон… «Как метеоритный дождь,»– говорили они.– «Как угольки на четвёртое июля...»– шёл 1931, <text:span text:style-name="T112">отсюда</text:span> и сравнения таки<text:span text:style-name="T112">е</text:span>. Головешки падали пять часов кряду, дети давно заснули, а взрослые пили кофе и рассказывали друг другу какие пожары вид<text:span text:style-name="T113">а</text:span>ли они в другие годы. </text:p>
      <text:p text:style-name="P22">Но это что за сияние? Какие призраки командуют тут? Что если в следующий момент всё заслонит кромешная ночь, контроль утрачен и занавеси распахиваются показать зиму, которую никто и представить не мог…. </text:p>
      <text:p text:style-name="Text_20_body">6:43:16, БВЛВ—<text:span text:style-name="T3">вот когда</text:span><text:span text:style-name="T113"> </text:span><text:span text:style-name="Emphasis">небо <text:s/></text:span>именно так и распахивается, вот-вот прорвётся, его лицо уже очерчено этим светом, сейчас всё пропадёт и он <text:span text:style-name="T113">утратит</text:span> себя, как <text:span text:style-name="T113">постоянно</text:span> гов<text:span text:style-name="T113">а</text:span>ри<text:span text:style-name="T113">ва</text:span>ли там, где он вырос… стройные шпили церквей на всех этих осенних склонах, белые ракеты готовые к запуску, всего несколько секунд обратного отсчёта, розовые окна вбирают воскресный свет, который одухотворяет и омывает лица проповедников <text:span text:style-name="T114">толкующих о</text:span> благодати, они клянутся, <text:span text:style-name="T4">именно</text:span><text:span text:style-name="T114"> </text:span><text:span text:style-name="Emphasis">так оно и бывает—да </text:span><text:span text:style-name="Emphasis"><text:span text:style-name="T114">и </text:span></text:span><text:span text:style-name="Emphasis">великая длань света </text:span><text:span text:style-name="Emphasis"><text:span text:style-name="T114">тянется вниз</text:span></text:span><text:span text:style-name="Emphasis"> из облаков....</text:span> </text:p>
      <text:p text:style-name="P263"><draw:frame draw:style-name="fr1" draw:name="Image5" text:anchor-type="paragraph" svg:width="6.9252in" svg:height="0.3661in" draw:z-index="4"><draw:image xlink:href="Pictures/1000000000000B720000009B428C9716555D8079.png" xlink:type="simple" xlink:show="embed" xlink:actuate="onLoad" loext:mime-type="image/png"/></draw:frame></text:p>
      <text:p text:style-name="P146">На стене, в орнаментальном зажиме тёмной меди, пылает газовый факел, ровно и с лёгким напевом—<text:span text:style-name="T115">от</text:span>регулиров<text:span text:style-name="T115">ан до уровня, которому</text:span> <text:s/>учёны<text:span text:style-name="T115">е</text:span> прошлого века <text:s/><text:span text:style-name="T115">дали имя</text:span>«чувствительное пламя», невидимое у основания, на выходе из отверстия, <text:span text:style-name="T115">оно </text:span>завис<text:span text:style-name="T115">ает</text:span> в паре дюймов выше, бледнеет кверху ровным синим светом маленьк<text:span text:style-name="T115">ого</text:span> мерцающ<text:span text:style-name="T115">его</text:span> конус<text:span text:style-name="T115">а</text:span>, <text:span text:style-name="T115">что </text:span>способ<text:span text:style-name="T115">ен</text:span> реагировать на самые незаметные перемены давления воздуха в комнате. Он отмечает гостей, когда заходят и выходят с одинаковым любопытством и сдержанностью, как будто за круглым столом идёт какая-то азартная игра. Круг сидящих не отвлекается, им не мешает. Никаких тут тебе бледных рук или <text:span text:style-name="T115">фосфоренцирующих труб</text:span>. </text:p>
      <text:p text:style-name="Text_20_body">Офицеры Кемрина в парадных бриджах в клеточку, синих обмотках, шотландских килтах забредают, беседуя с американцами срочной службы… есть и священнослужители, гвардейцы Местной Обороны, Пожарной Службы, только что сменившись, складки шерстяных кителей отяжелел<text:span text:style-name="T116">и</text:span> от дыма, каждый жалуется, что не прочь поспать бы с часик, и выглядит соответственно… древние Эдвардианские леди в шёлковом крепе, выходцы Вест-Индии мягко <text:span text:style-name="T116">о</text:span>плетают гласны<text:span text:style-name="T116">ми</text:span> <text:span text:style-name="T116">цепочки из</text:span> неподатливых российско-еврейских согласных… Большинство минуют свя<text:span text:style-name="T116">щены</text:span>й круг по касательной, некоторые остаются, потом и эти некоторые расходятся по другим комнатам, не прерывая хрупкую медиума, что сидит ближе всех к чувствительному пламени, спиною к стене, рыжевато-каштановые волосы плотно приглажены, высокий лоб без морщин<text:span text:style-name="T116">ок</text:span>, тёмные губы движутся то без усилий, то спотыкаясь: </text:p>
      <text:p text:style-name="Text_20_body">– Трансектировавшись в сферу Доминуса Блисеро, Ролан обнаружил, что все знаки <text:span text:style-name="T116">ополчились на него</text:span>… Огни, которые он изучил также хорошо, как один из <text:span text:style-name="T116">здесь </text:span>присутствующих, <text:span text:style-name="T116">их </text:span>расположен<text:span text:style-name="T116">ность</text:span> и движение, <text:span text:style-name="T116">оказались </text:span>вдруг на противоположном конце, все в танце… в неуместном танце. Ничего из обычного <text:span text:style-name="T116">развития</text:span> Блисеро, ничего нового… отчуждён… Роланд также ощутил вихрь, в т<text:span text:style-name="T116">ак</text:span>ой мере как смертная оболочка никогда ему не позволяла. Открыл, что <text:soft-page-break/>это так… так радостно, что стрела может менять своё направление. Ветер дул год напролёт, год за годом, но Роланд чувствовал только мирской ветер… он имеет ввиду, его личный ветер. Однако… Селена, ветер, ветер повсюду…. </text:p>
      <text:p text:style-name="Text_20_body">Здесь медиум прерывается, <text:span text:style-name="T117">чуть</text:span> молчит… <text:span text:style-name="T117">лёгкий</text:span> стон… момент тихого отчаяния: «Селена, Селена, ты <text:span text:style-name="T117">ушла</text:span>?» </text:p>
      <text:p text:style-name="Text_20_body">– Нет, дорогой,– на её щекам полоски от недавних слёз.– Я слушаю. </text:p>
      <text:p text:style-name="Text_20_body">– Всё дело в контроле. <text:span text:style-name="T117">Причина всех </text:span>трудност<text:span text:style-name="T117">ей</text:span>: <text:span text:style-name="T117">в </text:span>контрол<text:span text:style-name="T117">е</text:span>. Впервые он оказался <text:span text:style-name="T1">внутри</text:span>, понимаешь. Контроль <text:span text:style-name="T119">помещён</text:span> внутри. Уже нет надобности пассивно <text:span text:style-name="T119">дожидаться</text:span> «внешни<text:span text:style-name="T119">х</text:span> сил»—сворачива<text:span text:style-name="T118">еш</text:span>ь в любой ветер. <text:span text:style-name="T118">Словно</text:span>… </text:p>
      <text:p text:style-name="P23">– Рынок уже не нужда<text:span text:style-name="T119">л</text:span>ся в управлении Невидимой Рукой, но <text:span text:style-name="T119">мог </text:span>теперь <text:span text:style-name="T1"><text:s/>сам создавать себя</text:span>—свою логику, импульс, стиль, <text:span text:style-name="T1">изнутри</text:span>. Перен<text:span text:style-name="T120">ос</text:span> контроля внутрь <text:span text:style-name="T120">ратифицировало то</text:span>, что уже произошло де факто—что вы отринули Бога. Но вы <text:span text:style-name="T120">впали в</text:span> ещё б<text:span text:style-name="T57">о́</text:span>льш<text:span text:style-name="T120">ую</text:span> и более опасн<text:span text:style-name="T120">ую</text:span> иллюзи<text:span text:style-name="T121">ю</text:span>. Иллюзи<text:span text:style-name="T121">я</text:span> контроля. Будто А может ко<text:span text:style-name="T121">н</text:span>тролировать Б. Полностью. <text:span text:style-name="T121">Это <text:s/>никем не </text:span><text:span text:style-name="T5">делается</text:span>. <text:span text:style-name="T121">Всё лишь</text:span> происходит, А и Б не имеют реальности, они просто наименования частей, которы<text:span text:style-name="T121">м надо оставаться</text:span> неразрывн<text:span text:style-name="T121">ыми</text:span>…. </text:p>
      <text:p text:style-name="P23">– <text:span text:style-name="T121">Выдаёт</text:span> белиберду Успенского,– шепнула леди протискиваясь мимо, под руку с портовым грузчиком. Запахи дизельного топлива и духо<text:span text:style-name="T129">в</text:span> <text:span text:style-name="T1">Sous le Vent</text:span>, смешавшись, <text:span text:style-name="T121">плывут</text:span> мимо пока они про<text:span text:style-name="T121">ходят</text:span>. Джессика Свонлейк, цветущая девушка в форме рядовой ВТС, <text:span text:style-name="T121">учуяв</text:span> довоенные духи, взглянула вслед, фнн, наряд не меньше, чем гиней <text:span text:style-name="T121">в</text:span> 15 и целую кучу талонов сверху, наверное, из Харродс и на мне смотрелся б куда лучше, уж это <text:span text:style-name="T121">наверняка</text:span>. Леди, обернувшись вдруг, улыбается поверх плеча, ты так уверена? Боже, неужто она услышала? Ну, в таком-то месте почти наверняка. </text:p>
      <text:p text:style-name="P23">Джессика стоит недалеко от стола для сеанса с пригоршней дротиков дартс в ладони, которые <text:span text:style-name="T121">бесцельно</text:span> выдернула из доски на стене, голова чуть наклонена, повыше коричневого воротника виднеется ложбинка в её шее и верхние позвонки под прядями светло каштановых волос спадающих вдоль её щёчек. Латунные тельца согретые её кровью, подрагивают у неё на ладони. Она тоже уж<text:span text:style-name="T121">е</text:span> словно, поглаживая кончики их оперения, впала в лёгкий транс.… </text:p>
      <text:p text:style-name="Text_20_body">Снаружи, из восточных районом, докатывается приглушённый взрыв очередной ракеты-бомбы. Окна дрожат, пол вздрагивает. Чувствительное пламя ныряет увернуться, тени поперёк стола приплясывают, темнея, к комнате напротив—потом оно высоко подскакивает, втягивая тени вспять, и исчезает вообще. Гас шипит в скудно освещённой комнате. Милтон Гломинг, <text:span text:style-name="T122">бакалавр</text:span> Кембриджа с отличием, десять лет тому, прекращает стенографировать, чтобы подняться и пойти перекрыть газ. </text:p>
      <text:p text:style-name="Text_20_body">Похоже, самое время для Джессики метнуть дарт: всего один. Волосы встрепенулись, груди классно так подпрыгнули, каждая под своим тяжёлым лацканом. Посвист воздуха, шмяк: точнёхонько <text:span text:style-name="T122">в</text:span> центр. Милтон Гломинг вскидывает бровь. Его ум, постоянно занятый сбором соответствий, думает, что <text:span text:style-name="T122">ему подвернулось</text:span> ещё одно. </text:p>
      <text:p text:style-name="Text_20_body"><text:soft-page-break/>Медиум, уже с раздражённостью, начин<text:span text:style-name="T123">а</text:span>ет выходить из транса. Любому ясно что сейчас происходит по ту сторону. Для этого сеанса, как и для любого другого, необходим не только родственный круг <text:s/>в <text:span text:style-name="T123">этом</text:span> мире, но <text:span text:style-name="T123">и</text:span> основ<text:span text:style-name="T123">ополагающ</text:span>ая четырёхсторонняя согласованность, <text:span text:style-name="T123">которая</text:span> не должна прерываться ни в одном из своих звеньев: Роланд (дух), Питер Сачса (контроль), Кэрол Эвентир (медиум), Селена (жена и уцелевшая). Где-то там за гранью усилий, плутаний, порывов белого шума в эфире, эта целостность начала распадаться. Расслабление, поскрипывание стульев, вздохи, откашливания… Милтон Гломинг чиркает в своём блокноте, резко захлопывает. </text:p>
      <text:p text:style-name="Text_20_body">Вскоре Джессика начинает прохаживаться. Роджера нигде не видно и она не знает понравится ли ему, что она его искала, а Гломинг хоть и застенчивый, но не такой скукотный как некоторые другие из друзей Ро<text:span text:style-name="T123">д</text:span>жера…. </text:p>
      <text:p text:style-name="Text_20_body">– Роджер говорил, что <text:span text:style-name="T123">вы </text:span>теперь подсчитаете все слова, которые записывали и составите какие-то графики,– приветливо, предотвращая <text:span text:style-name="T123">любое</text:span> замечание про тот бросок дарта, который она предпочла б замять.– Они у вас только про сеансы? </text:p>
      <text:p text:style-name="Text_20_body">– Машинальные тексты,– напряжённый общением с девушкой, Гломинг хмурится, кивает.– Ну, ещё пара случаев с реакциями видж-доски, да, да… мы пытаемся разработать вокабуляр кривых—понимаете, определённые патологии, характерные конфигурации— </text:p>
      <text:p text:style-name="Text_20_body">– Я как-то это всё не очень— </text:p>
      <text:p text:style-name="Text_20_body">– Ну, если вспомнить принцип Зипфа о Наименьшем Усилии: если мы спроецируем частотность слова Пи суб эн на ординату эн на логорифмических осях...– бормочет в её молчание, она и <text:span text:style-name="T123">изумлённой</text:span> грациозна,– то мы, конечно же, получим что-то наподобие прямой… однако, у нас есть данные, <text:span text:style-name="T123">которые</text:span> предполагают <text:span text:style-name="T123">и </text:span>кривые при определённых—условиях они, ну, фактически, совсем другие—шизофреники, например, показывают некоторую ровность в верхней части, а затем прогрессирующую крутизну, как бы в форме лука… я думаю с этим другом, ну, с этим Роландом, мы имеем классическую паранойю— </text:p>
      <text:p text:style-name="Text_20_body">– Ха,– это слово ей известно.– Мне показалось, вы оживились, когда он сказал «<text:span text:style-name="T123">ополчились против</text:span>». </text:p>
      <text:p text:style-name="Text_20_body">– «Против», «наоборот», да, вас бы удивила частотность этих слов. </text:p>
      <text:p text:style-name="Text_20_body">– А какое самое частое слово,– спросила Джессика,– номер один по вашим записям. </text:p>
      <text:p text:style-name="Text_20_body">– То же самое, что и всегда в собраниях <text:span text:style-name="T123">для дел такого рода</text:span>,– ответил статистик, <text:span text:style-name="T124">словно</text:span> каждый знает, что это «смерть». </text:p>
      <text:p text:style-name="Text_20_body">Пожилой волонтёр службы оповещения воздушных налёт<text:span text:style-name="T124">ов</text:span>, накрахмаленный и хрупкий как тонкая кисея, приподымается на цыпочки заново зажечь чувствительное пламя. </text:p>
      <text:p text:style-name="Text_20_body">– Кстати, а где это ваш молодой безумец? </text:p>
      <text:p text:style-name="Text_20_body">– Роджер с <text:span text:style-name="T130">К</text:span>апитаном Прентисом,– неопределённый взмах руки.– Как <text:span text:style-name="T124">всегда</text:span>: <text:span text:style-name="T124">неясные</text:span> Микроплёночные Ман<text:span text:style-name="T130">ё</text:span>вры. </text:p>
      <text:p text:style-name="Text_20_body"><text:soft-page-break/>Включённый в <text:span text:style-name="T124">какой-то</text:span> из <text:span text:style-name="T124">дальних</text:span> комнат, через запретную игру в зернь, слои дыма и говорильни, Фолкмэн с его оркестром Апачей доносится из приглушённой волны Би-Би-Си, коренастые пинты и стройные рюмки для шерри, зимний дождь <text:span text:style-name="T124">в</text:span> окна. Пора заклейки щелей, газовых обогревателей, тёплых шалей от холода ночи, коротай её со своей молодой леди или старым голландским ромом, или как тут, в Сноксоле, в хорошей компании. В этом убежище—пожалуй, истинный уголок покоя из нескольких рассеянных в этом долгом военном времени, где собираются не совсем в военно-оборонительных целях. </text:p>
      <text:p text:style-name="Text_20_body">Пират Прентис так это <text:span text:style-name="T124">и </text:span>воспринимает, косвенно, <text:span text:style-name="T124">в виде</text:span> классово<text:span text:style-name="T124">й нервозности</text:span>, он несёт свою улыбку среди всех тут собравшихся как боевую фалангу. <text:span text:style-name="T124">Её о</text:span>н перенял <text:span text:style-name="T124">в кино</text:span>—та <text:span text:style-name="T124">самая зло</text:span>вредная ирландская ухмылка, с которой Денис Морган взводит курок когда стволы клыкастых жёлтых крыс начинают изрыгать чёрные дымы, перед тем как он их всех положит. </text:p>
      <text:p text:style-name="Text_20_body">Эта усмешка нужна ему так же, как он нужен Фирме—которые, и это всем известно, используют кого угодно, предателей, убийц, извращенцев, негров, даже женщин, лишь бы добиться того, что Они хотят. Сперва, Они не слишком-то верили в полезность Пирата, но затем, по ходу дел, Они очень даже убедились в этом. </text:p>
      <text:p text:style-name="Text_20_body">– Генерал-<text:span text:style-name="T124">М</text:span>айор, <text:span text:style-name="T124">как </text:span>вы можете поддерживать такое. </text:p>
      <text:p text:style-name="Text_20_body">– Мы следим за ним круглые сутки. Физически, расположение он не покидает, это точно. </text:p>
      <text:p text:style-name="Text_20_body">– Значит у него есть сообщник. Каким-нибудь гипнозом—наркотиками, я не знаю—они выходят на его подопечного и транквилизируют. Бога ради, вы ещё начните следовать гороскопам. </text:p>
      <text:p text:style-name="Text_20_body">– Гитлер так и делает. </text:p>
      <text:p text:style-name="Text_20_body">– Гитлер человек одухотворённый, а мы с вами просто наёмные работники, не забывайте…. </text:p>
      <text:p text:style-name="Text_20_body">После первого всплеска интереса, количество клиентов назначенных Пирату поубавилось. На текущий момент, его нагрузка вполне приемлема. Но ему не этого хочется. Они не поймут, эти <text:span text:style-name="T124">джентльменски</text:span> муштрованные маньяки из УСО, <text:span text:style-name="T1">ах очень </text:span><text:span text:style-name="T7">мило</text:span><text:span text:style-name="T1">, </text:span><text:span text:style-name="T6">К</text:span><text:span text:style-name="T1">апитан</text:span>, трандёж <text:span text:style-name="T124">командных </text:span>совещаний, шарканье ботинками, очки, какие сейчас носят в правительстве, <text:span text:style-name="T1">превосходно и вот бы показали это как-нибудь у нас в клубе…. </text:span></text:p>
      <text:p text:style-name="Text_20_body">Пират хочет быть своим среди Них, хочет их грубоватой любви с запахом отличного виски и табачного блэнда Латакии. Он хочет свойского понимания, а не этих заумных шибздиков и рационально долбанутых в этом Сноксале, такие преданные своей науке, такие терпимые, что только тут (<text:span text:style-name="T124">вот</text:span> <text:span text:style-name="T124">что и</text:span> достаёт по полной) единственное место во всех пределах империи войны, где он чувствует себя не <text:span text:style-name="T125">окончательным</text:span> чужаком. </text:p>
      <text:p text:style-name="P24">– Это вообще не<text:span text:style-name="T125">постижимо</text:span>,– говори<text:span text:style-name="T125">т</text:span> Роджер Мехико,– что у них на уме, в голове не укладывается, Закон о Ведьмовании, принят 200 лет назад, это обломок из совершенно другой эпохи, тогда <text:span text:style-name="T125">и </text:span>мыслили по иному. И вдруг в 1944 по нему осуждают направо и налево. Нашего м-ра Эвентира,– указыва<text:span text:style-name="T125">ет</text:span> на медиума, который в другом конце комнаты болтает с Гевином Трефойлом,– могут в любой момент повязать—вломятся через окна и увезут особо опасного Эвентира в тюрьму Скрабз за-попытку-применения-заклинаний-в-целях-принуждения-<text:soft-page-break/>покойных-особ-раскрыть-их-тогдашнее-местопребывание-и-чем-занимались-с-живими-на-тот-момент-лицами, Боже мой, докатиться до <text:span text:style-name="T125">настолько</text:span> идиот<text:span text:style-name="T125">ского</text:span> грёбанного фашизма… </text:p>
      <text:p text:style-name="Text_20_body">– Полегче, Мехико, ты опять теряешь старую добрую объективность—человеку науки это не к лицу. Это уж совсем не по-научному. </text:p>
      <text:p text:style-name="Text_20_body">– <text:span text:style-name="T126">Осёл</text:span>. И ты <text:span text:style-name="T1">за них</text:span>. <text:span text:style-name="T127">Как т</text:span>ы <text:span text:style-name="T127">мог </text:span>не почувствова<text:span text:style-name="T127">ть ещё на входе</text:span>? Это громадн<text:span text:style-name="T127">ая трясина </text:span>паранойи. </text:p>
      <text:p text:style-name="Text_20_body">– Это мой дар, кто спорит,– зная, что скажет резкость, Пират пытается сперва загладить,– но не знаю готов ли я к таким <text:span text:style-name="T1">разнообразным</text:span> её проявлениям…. </text:p>
      <text:p text:style-name="Text_20_body">– А, Прентис.– Ни бровью не <text:span text:style-name="T127">повёл.</text:span> Терпимость. А<text:span text:style-name="T128">х</text:span>. </text:p>
      <text:p text:style-name="Text_20_body">– Ты бы <text:span text:style-name="T128">заглянул как-нибудь</text:span>, пусть доктор Грост проверит на своей ЭЭГ. </text:p>
      <text:p text:style-name="Text_20_body">– Ладно, как только <text:span text:style-name="T128">найду</text:span> время,– неопределённо. И тут <text:span text:style-name="T128">уже </text:span>проблема безопасности, пустая болтовня пускает корабли на дно, он не может быть <text:span text:style-name="T128">чересчур</text:span> уверен, даже насчёт Мехико. В текущей операции слишком много кругов, внешних и внутренних. Список доверенных лиц сокраща<text:span text:style-name="T128">е</text:span>тся, <text:span text:style-name="T128">с</text:span> <text:span text:style-name="T128">продвижением</text:span>, кольцо за кольцом, к центру, Инструкция Уничтожить постепенно охватывает каждый клочок, лишнюю запись, ленту с печатной машинки. </text:p>
      <text:p text:style-name="Text_20_body">По его прикидкам, Мехико изредка обеспечивает поддержку <text:span text:style-name="T128">свежей</text:span> мании Фирмы, известной как операция Чёрное Крыло, своей статистикой—анализиру<text:span text:style-name="T128">ет</text:span> данные чуждой морали, например—выходя за пределы предприятия, вот как в этот вечер, Пират служит посредником между Мехико и своим со-комнатником Тэди Блотом. </text:p>
      <text:p text:style-name="Text_20_body">Ему известно, что Блот куда-то ходит что-то снимать на микроплёнку, а потом передаёт, через Пирата, молодому Мехико. А дальше, надо полагать, в «Белое Посещение», где размещается общее аген<text:span text:style-name="T128">т</text:span>ство известное как ПРПУК, Психологические Разведывательные Проекты по Ускорению Капитуляции. Про чью капитуляцию речь, ни гу-гу. </text:p>
      <text:p text:style-name="Text_20_body">Пират не исключает возможности сотрудничества Мехико с одной из сотен тех скользких меж-Союзнических программ наблюдения, что расплодились в Лондоне с момента расквартированию тут американцев и нескольких <text:span text:style-name="T128">эмиграционных </text:span>правительств. Среди них интересоваться Германией просто неуместно. Каждый оглядывается через плечо, Свободные Французы составляют планы мести предателям в Виши, люблинские коммунисты сводят счёты с варшавскими теневыми министрами, греки из ЭЛАС подсиживают роялистов, мечтатели невозвращенцы всех языков надеются волей, кулаками, молитвами восстановить королей, республики, самозванцев, анархических однодневок усохших ещё до жатвы… некоторые гибнут, жутко, безымянно, подо льдом и снегом бомбовых кратеров в Ист-Енда, до весны не докопаться, другие хронически пьяны или занаркотизированы, чтоб прожить ещё один день повторения, в основном почему-то потерь, теряя остатки своих душ, уж сколько там <text:span text:style-name="T128">и </text:span>было-<text:span text:style-name="T128">то</text:span>, всё меньше способны доверять, погрязнув в нескончаемой болтологии, в ежедневной самокритике, <text:span text:style-name="T128">в</text:span> призывах к тотальной бдительности… но кто тут самый чуждый иностранец, по мнению Пирата, если не этот наёмник без родины, которого он видит в своём зеркале, самый жалкий из всех эмигрантов…. </text:p>
      <text:p text:style-name="Text_20_body"><text:soft-page-break/>Ладно: допустим Они втянули Мехико в какое-то византийское упражнение, возможно, с американцами. Может быть, с русскими. В «Белом Посещении» предназначенном для психологической войне, найдётся по паре от чего угодно, бихевиорист слева, последователь уче<text:span text:style-name="T131">н</text:span>ия Павлова справа. Пирата это не касается. Но он замечает, что с каждой переданной микроплёнкой, энтузиазм Роджера заметно нарастает. Нездоровая тенденция: у него такое ощущение будто он способствует наркотической зависимости. Он чувствует как его друг, его временный друг военного времени, используется для чего-то не очень приличного. </text:p>
      <text:p text:style-name="Text_20_body">А он что может? Если бы Мехико захотел поговорить об этом, он бы нашёл возможность, в обход их бдительности. Его сдержанность, в отличие от Пиратовой, объясняется не механикой Операции Чёрное Крыло. Это больше похоже на стыд. Сегодня, когда Мехико брал конверт, он отворачивал лицо, глаза метались по углам комнаты, рефлекс покупателя порнухи.... Зная Блота, наверное так и есть, дружеский визит молодой леди к хорошо накачанному молодому человеку, в нескольких позах—куда здоровее, чем всё <text:span text:style-name="T128">заснятое на</text:span> этой войн<text:span text:style-name="T128">е</text:span>… по крайней мере, жизнь…. </text:p>
      <text:p text:style-name="P147"><text:span text:style-name="T132">Вон девушка Мехико </text:span><text:span text:style-name="T133">за</text:span><text:span text:style-name="T132">ходит в комнату. Он замечает её мгновенно, чистота вокруг неё, дым и шум отступают… так </text:span><text:span text:style-name="T134">это </text:span><text:span text:style-name="T132">он уже и ауру начинает различать? Она заметила Роджера и улыбнулась, огромные глаза… тёмные ресницы и никакой косметики, во всяком случае Пират не различил, волосы валиком, до плеч—ну, на кой ей сдалась та зенитная батарея? Ей бы работать в столовой для рядового состава, разливать кофе по чашкам. </text:span><text:span text:style-name="T134">И тут о</text:span><text:span text:style-name="T132">н вдруг просто старый пердун и придурок, таящий щемящее чувство, да просто любовь к ним обоим, которая не просит ничего, лишь бы они остались в живых, но он легко замаскирует её другими словами «забота», ну, или там «привязанность»…</text:span>. </text:p>
      <text:p text:style-name="Text_20_body">В 1936, Пират (она говорила «<text:span text:style-name="T147">с </text:span>апрел<text:span text:style-name="T147">я</text:span> Т. С. Элиота», хоть это была более холодная пора года) полюбил жену управляющего. Тонкая, как вёрткий стебель девушка по имени Скорпия Мосмун. Её муж Клайв, эксперт по пластмассам из Кембриджа, работал На Империал Кемиклз. У Пирата, профессионального вояки, случился год или два передышки для гражданской жизни. У него появилось в то время чувство, как служил к востоку от Суэца, в местах типа Бахрейна, где пиво приходится пить разбавленным своим же по́том среди вечной вони нефти-сырца из Мухарака, с заходам солнца находиться в расположении—всё равно 98% заражены венерическими болезнями—обожжённое солнцем, замызганное подразделение для охраны шейха и нефтяных денег против любой угрозы к востоку от пролива Ла-Манш, сексуально озабоченный, одурелый от укусов вшей и тепловой сыпи (мастурбировать в таких условия утончённая пытка), постоянно на взводе—и через всё это к Пирату просочилось неясное подозрение, что жизнь как-то его обходит. </text:p>
      <text:p text:style-name="Text_20_body">Невероятная чёрно-белая Скорпия подтвердила немало фантазий Пирата про гламурный английский высший свет с шёлковыми ножками, который, как он чувствовал, был для него за семью замками. Они встретились, когда Клайв уехал в срочную служебную командировку—это же надо!—в Бахрейн. Такая симметричность снимала чувство вины в Пирате, отчасти. На званых вечерах они притворялись незнакомыми, хотя она так и не научилась владеть собой, <text:span text:style-name="T142">если</text:span> нежданно замечала его в другом конце комнаты (где он пытался казаться таким же как все, словно не был всю жизнь наёмным работником). Ей казалось трогательном его невежество во всём—званых вечерах, любви, деньгах—чувствовала себя великосветской и отчаянно забот<text:span text:style-name="T142">илась </text:span><text:soft-page-break/><text:span text:style-name="T142">сберечь</text:span> это<text:span text:style-name="T142">т</text:span> момент мальчишества в его имперски вышколенном, уже устоявшемся (ему было 33) быту, в его пред-Аскетизме, <text:span text:style-name="T142">эту его</text:span>, <text:span text:style-name="T142">как</text:span> Скорпия определила, последнюю любовь—хотя сама была слишком молода, чтобы знать <text:span text:style-name="T143"><text:s/></text:span><text:span text:style-name="T1">это</text:span>, <text:span text:style-name="T143">понимать</text:span>, как <text:span text:style-name="T143">понимал</text:span> Пират, <text:span text:style-name="T143">про что</text:span> <text:span text:style-name="T1">на самом деле</text:span> поётся в песне «Танцы в темноте»…. </text:p>
      <text:p text:style-name="P25">Он старательно <text:span text:style-name="T145">ни разу ей не сказал об этом</text:span>. Но порой это такая мука не упасть к её ногам, зная, что она не оставит Клайва, с криком <text:span text:style-name="T1">ты моя последняя надежда</text:span>… <text:span text:style-name="T1">если не ты, то </text:span><text:span text:style-name="T8">больше уж ни разу</text:span>.... Разве не хочет<text:span text:style-name="T143">ся ему</text:span>, вопреки всем ожиданиям, <text:span text:style-name="T145">чтоб он </text:span><text:span text:style-name="T8">мог</text:span><text:span text:style-name="T145"> </text:span>отбросить скудное расписание человека Запада… но как <text:span text:style-name="T143">возможно </text:span>человек<text:span text:style-name="T143">у</text:span>… где ему вообще начинать в возрасте 33-х… «Т<text:span text:style-name="T145">ак это </text:span><text:span text:style-name="T8">самое время</text:span>,»– засме<text:span text:style-name="T145">ялась бы она</text:span>, не так от раздражения (<text:span text:style-name="T145">это </text:span><text:span text:style-name="T8">было бы</text:span><text:span text:style-name="T145"> смешно</text:span>), сколько от <text:span text:style-name="T146">забавности</text:span> нереальной проблемы—сама <text:span text:style-name="T146">же шла враспыл</text:span> <text:span text:style-name="T146">от</text:span> его маниакальности, <text:span text:style-name="T143">непрестанной безудержности</text:span>, так <text:span text:style-name="T146">берёт</text:span>, раскладывает е<text:span text:style-name="T143">ё</text:span> (потому что туже, чем когда дрочил в армейскую фланель в Персидском Заливе, сейчас щемящий ошейник любви стискивал <text:span text:style-name="T1">его</text:span>, его хуй), слишком неукротим, чтобы она не поддалась этому безумию, но <text:span text:style-name="T143">ведь </text:span>и вправду <text:span text:style-name="T148">же </text:span>слишком безум<text:span text:style-name="T143">ец</text:span>, чтобы <text:s/>это <text:span text:style-name="T143">считалось </text:span>изменой Клайву…. </text:p>
      <text:p text:style-name="Text_20_body">Чертовски удобно для неё, в любом случае. Роджер Мехико сейчас проходит через почти всё то же самое с Джессикой, в их случае Тот Другой носит имя Бобёр. Пират всё <text:span text:style-name="T143">видит</text:span>, но никогда не говори<text:span text:style-name="T143">т</text:span> об этом с Мехико. Да, он ждёт, посмотреть так ли всё кончится для Роджера, как для него, какая-то часть его, что никогда не радуется зрелищу неудачи другого, стоит за победу Бобра и всего того, что стоит за ним, как и за Клайвом. Но другая часть—второе «я»?— которую он не торопился бы назвать «честной»—похоже и <text:span text:style-name="T1">впрямь</text:span> желает Роджеру того, что он, Пират, проиграл…. </text:p>
      <text:p text:style-name="Text_20_body">– Ты и <text:span text:style-name="T1">вправду</text:span> пират,– прошептала она в их последний день—никто их них не знал, что это последний день—ты нагрянул и увёз меня на своём пиратском <text:span text:style-name="T143">бриге</text:span>. Девушку из хорошей семьи и честных правил. Ты меня изнасиловал и теперь я Красная Сука Открытого Моря…. </text:p>
      <text:p text:style-name="Text_20_body">Симпатичная игра. Пират не прочь, чтобы она придумала это пораньше. Заёбывая свет того последнего (уже последнего) дня в сумерки, ебля час за часом, слишком поглощены любовью, чтобы распасться, они заметили, как снятая комната мягко покачивается, потолок скосился и стал на метр ниже, лампы поколыхива<text:span text:style-name="T143">ются</text:span> в своих оснастках, какая-то часть уличного движения по набережной Темзы обернулась солёными криками над волнами, звоном корабельного колокола…. </text:p>
      <text:p text:style-name="Text_20_body">Но позади, за спиной их пригнувшегося морского неба, ищейки Правительства шли по следу—всё ближе, катера настигают, катера и скользкие гермафродиты-законники, агенты с ловкостью рук, устроят всё для её безопасного возвращения, и не будут настаивать на его казни или поимке. У них железная логика: нанеси ему тяжкую рану и он очнётся и придёт в себя, <text:span text:style-name="T144">вернётся</text:span> к правилам этого мира, старого вкрутую сваренного яйца, к его расписаниям для превращения ночи в ночь компромисса…. </text:p>
      <text:p text:style-name="Text_20_body">Он оставил её на станции Ватерлоо. Там была праздничная толпа провожали Фреда Ропера с его хором Чудо Карапузиков на имперскую ярмарку в Йоганесбурге, Южная Африка. Карапузики в тёмных зимних одеждах, в <text:span text:style-name="T144">щегольских</text:span> сюртучках и приталенных пальтецах, бегали по всей станции, глотали свои предотъездные шоколадки и выстраивались <text:span text:style-name="T144">рядком</text:span> для новых <text:span text:style-name="T144">снимков</text:span>. <text:soft-page-break/>Белое как тальк лицо Скорпии в последнем окне, напротив последнего входа, ударило его в сердце. Всплеск хохота и пожеланий счастливого пути раздался от Карапузиков и их поклонников. Что ж, подумал Пират, наверно, подамся обратно в армию…. </text:p>
      <text:p text:style-name="P264"><draw:frame draw:style-name="fr1" draw:name="Image6" text:anchor-type="paragraph" svg:width="6.9252in" svg:height="0.3661in" draw:z-index="5"><draw:image xlink:href="Pictures/1000000000000B720000009B428C9716555D8079.png" xlink:type="simple" xlink:show="embed" xlink:actuate="onLoad" loext:mime-type="image/png"/></draw:frame></text:p>
      <text:p text:style-name="P148">Сейчас они движутся на восток, Роджер всматривается поверх руля сгорбившись как Дракула, в своём Бербери, Джессика в миллионах крохотных капелек, мягкой сетью осевших на её плечах и рукавах тинисто-зелёной шерсти. Им хочется быть вместе, в постели, в любви, а вместо этого на восток, к югу от Темзы встречаться с каким-то высокопоставленным вивисекционистом прежде, чем часы на башне Тауэра пробьют час ночи. И когда мыши набегаются, кто знает в эту ночь, но когда они набегаются навеки? </text:p>
      <text:p text:style-name="Text_20_body">Её лицо на фоне дыханием затуманенного окна стало ещё одной туманностью, ещё одним свето-фокусом зимы. За нею прокручивается белая раздробленность дождя. «Почему он лично выходит собирать своих собак? Он ведь администратор, нет? Не может, что ли, нанять какого-нибудь парнишку или ещё кого-то?» </text:p>
      <text:p text:style-name="Text_20_body">– У нас их называют «служащими,»– отвечает Роджер,– и я понятия не имею почему Пойнтсмен делает то, что делает, он последователь Павлова, милая. Член Королевского Научного Общества. Откуда мне знать про таких шишек? Такие же непонятные как тот сброд в Сноксоле. </text:p>
      <text:p text:style-name="Text_20_body">Они оба на нервах в эту ночь, хрупки как листовое стекло после неправильного отжига, готовы пойти вразнос от малейшего прикосновения в скулящей матрице стресса— </text:p>
      <text:p text:style-name="Text_20_body">– Бедный Роджер, бедный ягнёночек, попал на такую бяку войну. </text:p>
      <text:p text:style-name="Text_20_body">– Ну, ладно,– его голова трясётся в пене «б» или «п», что отказывается взорваться,– ууух, какая ты умная, да,– Роджер в бешенстве, руки бросили руль, помогая словам выйти, «дворники» ползают по стеклу, прищёлкивая,– когда-никогда вы сбиваете робота-бомбу, ты и твой друг, дорогой Нутрия— </text:p>
      <text:p text:style-name="Text_20_body">– <text:span text:style-name="T1">Бобёр</text:span>. </text:p>
      <text:p text:style-name="Text_20_body">– Точно, тот самый, да ещё весь тот небывалый боевой дух, которым вы так славитесь, но что-то не слышно, чтоб вы сбивали ракеты, ха-ха!– выдаёт свою самую злую улыбку, жмурит глаза и морщит нос,– больше, чем насбивал я, больше Пойнтсмена, ну, так кто <text:span text:style-name="T1">теперь</text:span> лучше кого, дорогуша?– подпрыгивает вверх-вниз на коже сиденья. </text:p>
      <text:p text:style-name="Text_20_body">К этому моменту рука её протянута, вот-вот коснётся его плеча. Она опёрлась щекой на свою руку, волосы рассыпаны, сонная, смотрит на него. Не может подыскать достойный довод против неё. А так старался. Свои умолкания она использует как поглаживания рукой, о<text:span text:style-name="T149">твлечь</text:span> его<text:span text:style-name="T149">б внести тишину в</text:span> угл<text:span text:style-name="T149">ы</text:span> комнат, <text:span text:style-name="T149">на </text:span>покрывал<text:span text:style-name="T149">а</text:span>, стол<text:span text:style-name="T149">ешницы</text:span>—<text:span text:style-name="T149">где придётся</text:span>... Даже в кино, когда смотрели т<text:span text:style-name="T149">у</text:span> <text:span text:style-name="T149">чепуху</text:span> <text:span text:style-name="T1">Нам </text:span><text:span text:style-name="T9">П</text:span><text:span text:style-name="T1">о </text:span><text:span text:style-name="T9">П</text:span><text:span text:style-name="T1">ути</text:span>, в день их встречи, он видел каждое белое движение её свободных от перчаток рук, кожей чувствовал малейшее подрагивание её оливково-янтарных, её кофейных глаз. Он израсходовал литры растворителя, щёлкая своей неизменной зажигалкой Зипо, её обугленный фитилёк, мужественность уступает бережливости, укорочён до крохотного <text:soft-page-break/>кончика, голубое пламя вспыхивало на краешке в темноте, в самой разной темноте, проследить как меняется её лицо. При каждой вспышке, новое лицо. </text:p>
      <text:p text:style-name="Text_20_body">И случались моменты, особенно в последнее время—когда лицом к лицу <text:span text:style-name="T150">настолько</text:span>, что никак не отличить которое из них чьё. Оба одновременно чувствовали странное недоумение… как если нежданно <text:span text:style-name="T150">у</text:span>видишь себя в зеркале… и даже более того, чувство <text:span text:style-name="T150">единения</text:span>… что появляло<text:span text:style-name="T150">с</text:span>ь потом—через пару минут, через неделю, тут не угадаешь, и им доходило, когда уже не вместе, отчего <text:span text:style-name="T150">это </text:span>Роджер и Джессика сливались в единое существо не подозревавшее о своём существовании… В жизни, которую он клял, раз за разом, за то, что в ней оказалось нечто не поддающееся научному описанию, это стало первым, самым первым реальным волшебством: данностью, от которой невозможно отмахнуться. </text:p>
      <text:p text:style-name="Text_20_body">Это <text:span text:style-name="T150">это случилось наподобие того</text:span>, что в Голливуде называют «крутым знакомством», в Танбридж-Веллз, в его сердцевине 18-го столетия, Роджер гнал свой подержанный Ягуар, а Джессика на обочине неотразимо боролась с раздолбанным велосипедом, тёмно-шерстяная юбка зенитчицы задрана его рулём, совершенно неуставная чёрная резинка и ясный жемчуг ляжек там где кончаются чулки цвета хаки, ну— </text:p>
      <text:p text:style-name="Text_20_body">– Ну, ты даёшь, красавица,– провизжав тормозами,– Тут тебе не закулисье старой Мельницы, знаешь ли. </text:p>
      <text:p text:style-name="Text_20_body">Она знала. «Гм,»– упавшая прядка, щекоча её нос, добавила больше, чем обычно, едкости в её ответ:– «Я и не знала, что пацанят пускают в такие места». </text:p>
      <text:p text:style-name="Text_20_body">– Как видно,– уже научившись не замечать подобных замечаний по поводу своей внешности,– девочкам из твоего звена скаутов, ещё никто не позвонил. </text:p>
      <text:p text:style-name="Text_20_body">– Мне двадцать. </text:p>
      <text:p text:style-name="Text_20_body">– Ура, тогда имеешь полное право прокатиться на этом Ягуаре аж до Лондона. </text:p>
      <text:p text:style-name="Text_20_body">– Мне в другую сторон. Почти в Гастингс. </text:p>
      <text:p text:style-name="Text_20_body">– Ну, тогда туда и обратно. </text:p>
      <text:p text:style-name="Text_20_body">Убирая волосы со своего лица:– «А матери твоей известно, как ты себя ведёшь, когда не дома?» </text:p>
      <text:p text:style-name="P26">– <text:span text:style-name="T150">Война моя мамаша</text:span>,– провозглашает Роджер Мехико, склоняясь, чтобы открыть дверь. </text:p>
      <text:p text:style-name="Text_20_body">– Это что-то странное,– маленькая заляпанная туфелька повременила на подножке. </text:p>
      <text:p text:style-name="Text_20_body">– Ладно, милая, не задерживай при исполнении задания, оставь велосипед где есть и аккуратней со своей юбкой, когда садишься, я не хочу докатиться до непроизносимого акта здесь, на улицах Танбридж-Ве<text:span text:style-name="T150">л</text:span>лз— </text:p>
      <text:p text:style-name="Text_20_body">И тут падает ракета. Круто, круто. Взрыв, глухие раскаты. Довольно далеко в городе, чтоб <text:span text:style-name="T150">оказаться</text:span> опасной, слишком близко, чтобы она преодолела сотни миль между собой и незнакомцем: в долгом взмахе, балетном, её чудный круглый зад поворачивается усесться на сиденьи рядом, волосы в мгновенном взлёте, рука оправляет армейскую юбку под себя, словно крыло, пока гудят отголоски взрыва. </text:p>
      <text:p text:style-name="Text_20_body"><text:soft-page-break/>Ему мерещится торжественно шишковатое что-то, глубже или переменчивей чем облака, подымается к северу. Прижмётся ли мило она к нему, ища защиты? Он вообще не ждал, что она сядет в машину, <text:span text:style-name="T150">будь</text:span> там ракета <text:span text:style-name="T150">или</text:span> нет, поэтому сейчас на Ягуаре Пойнтсмена включает заднюю вместо, да, въезжа<text:span text:style-name="T150">ет</text:span> на велик, с хрустом превращая его в полный металлолом. </text:p>
      <text:p text:style-name="Text_20_body">– Я в твоей власти,– вскрикивает она.– <text:span text:style-name="T10">Совершенно</text:span>. </text:p>
      <text:p text:style-name="Text_20_body">– Гм,– Роджер наконец-то справляется с коробкой передач и, танцуя по педалям, уфыркивает, фррр, в сторону Лондона. Но Джессика не в его власти. </text:p>
      <text:p text:style-name="Text_20_body">Ну, а война, она и впрямь <text:span text:style-name="T151">ему </text:span>мать, выела все мягкие, уязвимые вкрапления надежды и бахвальства рассеянные, под слюдяными прослойками, в минерале серо-каменной сути Роджера, унося их прочь, с их всхлипами, своим серым потоком. Вот уже шесть лет, всегда на виду, куда ни глянь. Он уже забыл свой первый труп, или когда впервые видел умирающего. Слишком издавна длится. Кажется уже всю жизнь. Город, где он бывает теперь наездами, приёмная Смерти: тут ведётся весь конторск<text:span text:style-name="T151">и</text:span>й учёт и отчётность, контракты подписаны, дни сочтены. Ничего от величественной, полной садов и приключений столицы, которую он знал в детстве. Он стал Упрямым Молодчиком в «Белом Посещении», пауком прядущим свою сеть <text:span text:style-name="T151">из </text:span>чисел. Ни для кого не секрет его неуживчивость с остальными сотрудниками его отдела. Но кому под силу такое? Они тут все дикие таланты—ясновидцы и чокнутые волшебники, телекинетики, астралоходцы, собиратели света. Роджер всего лишь статистик. Ни разу не видал пророческого сна, не посылал телекенетических сообщений, никогда не касался Другого Мира напрямую. Если там что-то есть, оно должно отражаться в экспериментальных данных: не так ли, в числах… единственное для него средство приблизиться и осознать. Что ж удивляться его отчуждённости в Отделе Пси, где на весь подвальный коридор у каждого какой-то сдвиг как минимум в 3 сигмы? Исусе, попробуй тут не <text:span text:style-name="T151">стать отрезанным ломтем</text:span>! </text:p>
      <text:p text:style-name="Text_20_body">И потом эта явная потребность каждого из них, которая его просто бесит… Ладно, это и его потребность тоже. Но разве возможно подвести научную основу под что-либо «духовное» когда тобою правит собственная смертность, никак не поддающаяся статистическим счислениям квадратами чи, покуда листаются карты Зенера, в паузах между глухими, напряжёнными словами медиума? Чуть успокоившись, он утешает себя мыслью, что непрестанные попытки делают его смелее. Но чаще, он клянёт себя, что не занят разработками контроля взрывов, или составлением графиков Стандартизированные Показатели Поражения Цели на Тонну для соединений бомбардировщиков… да что угодно вместо этого неблагодарного барахтанья в болоте неуловимой Смерти…. </text:p>
      <text:p text:style-name="Text_20_body">Они подъехали к зареву над крышами. Пожарные машины с рёвом проносятся мимо, в том же направлении. Это гнетущий район кирпичных улиц и молчащих стен. </text:p>
      <text:p text:style-name="Text_20_body">Роджер тормозит, пропуская толпу сапёров, пожарных, соседей в тёмных пальто поверх ночных одежд, старушек у которых, в их ночных грёзах, найдётся сокровенное местечко для пожарников… нет, пожалуйста, не лезьте на меня с этим Шлангом… о, нет… ну хотя бы сняли эти <text:span text:style-name="T152">свои </text:span>жуткие резиновые сапожищи… а да да так— </text:p>
      <text:p text:style-name="Text_20_body"><text:soft-page-break/>Солдаты стоят через каждые несколько метров, разреженное заграждение, малость потустороннее. Битва за Британию никогда ещё не велась настолько формально. Джессика замечает угольно-чёрный Паккард в боковой улице, полон гражданскими в тёмных костюмах. Резкая белизна воротничков из тени— </text:p>
      <text:p text:style-name="Text_20_body">– Кто они? </text:p>
      <text:p text:style-name="Text_20_body">Роджер пожимает плечами, «они» для них достаточно:– «Не слишком дружелюбная компашка». </text:p>
      <text:p text:style-name="P27">– Кто бы говорил!– Но улыбка их привычно заученная. Было время, когда его работа малость её <text:s/>бесила: блокнотики о летающих бомбах, как мило… И его раздражённый вздох: Джес, не считай меня бездушным научным сухарём…. </text:p>
      <text:p text:style-name="Text_20_body">Жар стягивает их лица, обжигающая глаз желтизна, где струи хлещут по огню. Лестница, уцепившись за край крыши, колышется в резких порывах. Наверху, напротив неба, фигуры в отблескивающей меди, машут руками, сходятся передать приказы. Полквартала сметено, яркие лампы подсвечивают спасательным работам в угольно чёрных обломках, от машин и прицепных насосов тянутся брезентовые шланги раздутые давлением, торопливо подключённые брандспойты выбрасывают звёзды холодных струй, свирепо холодных, что вспыхивают жёлтым в прыжках пламени. Откуда-то по радио доносится женский голос, спокойная девушка из Йоркшира, посылает другие подразделения в другие части города. </text:p>
      <text:p text:style-name="Text_20_body">Когда-то Роджер и Джессика может и остановились бы. Но они оба выпускники Битвы за Британию, оба призывались в чёрную утреннюю рань полную криков о помощи, в тупую инерцию брусчатки и брусьев, в глубокую нехватку жалости в наставшие дни… К тому времени: как вытаскиваешь энную жертву, или часть энной жертвы из энной груды обломков, сказал он ей однажды, злой, усталый, это уже перестало его задевать… значение эн может быть разным для каждого из нас, но, извини меня: рано или поздно…. </text:p>
      <text:p text:style-name="Text_20_body">И помимо изнеможения от всего у них ещё и это. Если даже они не до конца вышли из состояния войны, то по крайней мере нашли начала тихого отхода… у них никогда не было ни времени, ни места поговорить об этом, что может даже и не нужно—но оба знали, чётко, лучше быть вместе, в обнимку, чем обратно к бумагам, пожарам, хаки, железу Фронта в Тылу. И что на самом деле Фронт в Тылу просто обман и фикция придуманная, не слишком-то умно, чтобы разлучить их, превратить любовь в труд, абстракцию, неизбежную боль, злую смерть. </text:p>
      <text:p text:style-name="Text_20_body">Они нашли дом в закрытой зоне, под аэростатами заграждений южнее Лондона. Город эвакуированный в 40-м, всё ещё «управляется»—всё ещё в списках Министерства. Роджер и Джессика заняли место незаконно, вопреки им неизвестно чему, и они не узнают, если не будут пойманы. Джессика привезла старую куклу, морские раковины, саквояж её тётки с кружевными панталончиками и шёлковыми чулками. Роджеру удалось загнать пару куриц, чтобы насестились в пустом гараже. Когда они тут встречаются, кто-нибудь из них не забывает привезти живой цветок, или пару. Ночи полны взрывов и гула моторов транспорта, и ветра, который с рассветом доносит до них остатки запаха моря. День начинается с чашки горячего и сигареты за маленьким столом с поломанной ножкой, которую Роджер починил, временно, коричневой проволокой. Разговоров немного, только прикосновения и взгляды, улыбки друг другу, <text:soft-page-break/>перебранки на прощанье. Всё так несущественно, голодно, холодно—параноидальные страхи редко когда позволяют зажечь камин—но они хотят сохранять это, так сильно хотят, что берут на себя, впрягаются безогляднее, чем пропаганда когда-либо требовала от них. Они любят друг друга. Пошла <text:span text:style-name="T152">она, </text:span>эта война, на хуй. </text:p>
      <text:p text:style-name="P265"><draw:frame draw:style-name="fr1" draw:name="Image7" text:anchor-type="paragraph" svg:width="6.9252in" svg:height="0.3661in" draw:z-index="6"><draw:image xlink:href="Pictures/1000000000000B720000009B428C9716555D8079.png" xlink:type="simple" xlink:show="embed" xlink:actuate="onLoad" loext:mime-type="image/png"/></draw:frame></text:p>
      <text:p text:style-name="P149">Сегодняшний улов, чьим именем станет Владимир (или Илья, Сергей, Николай, смотря как вздумается доктору), осторожно крадётся ко входу в погреб. Эта раздолбанная дыра должна привести туда, где глубже и безопаснее. У него есть память, или рефлекс, о том как он спасался в такую же темноту от ирландского сеттера, что весь пропах угольным дымом и нападает без предупреждения… в другой раз от своры детворы, недавно от нежданного огня и грохота, кирпичи рухнули и пришибли его левую заднюю (всё ещё приходится вылизывать). Но в эту ночь угроза выглядит по-новому: вместо жестокости систематическая хитрость, с которой он <text:span text:style-name="T153">никогда </text:span>не сталкивался. В здешней жизни всё напрямую. </text:p>
      <text:p text:style-name="Text_20_body">Идёт дождь, ветер едва пошевеливается. Приносит какой-то непонятный для него запах, <text:span text:style-name="T153">он</text:span> в жизни <text:s/>и близко <text:span text:style-name="T153">не бывал</text:span> к лаборатории. </text:p>
      <text:p text:style-name="Text_20_body">Это запах эфира, он исходит от м-ра Эдварда В. А. Пойнтсмена, ЧККХ. Как только пёс исчез<text:span text:style-name="T153">ает</text:span> за рухнувшей стеной, мелькнув прощально кончиком хвоста, нога доктора проваливается в белую разинутую глотку унитаза, которую <text:span text:style-name="T153">тот</text:span>, сосредоточ<text:span text:style-name="T153">я</text:span>сь на охоте, не у<text:span text:style-name="T153">гля</text:span>дел. Он склоняется, неловко, выдёргивает унитаз из окружающих обломков, бормоча проклятья всем разиням, не имея в виду себя конкретно, но владельцев разрушенной квартиры (если они не убиты взрывом) или кто там ещё не вытащил этот унитаз, который, похоже, крепко-таки <text:span text:style-name="T153">вцепился</text:span>…. </text:p>
      <text:p text:style-name="Text_20_body">М-р Пойнтсмен подтаскивает ногу к разбитой лестнице, бьёт слегка, чтоб не спугнуть собаку, об нижнюю половину стойки перил и<text:span text:style-name="T153">з</text:span> морёного дуба. Унитаз только дзенькает, деревяшка трясётся. Издеваетесь—ну, ладно. Он садиться на ступеньки ведущие в открытое небо и пытается стащить с ноги эту фиговину. Не подаётся. Ему слышно, что невидимый пёс, постукивая когтями лап, нашёл убежище в погребе. Не<text:span text:style-name="T153">т </text:span>возможно<text:span text:style-name="T153">сти как-то</text:span> <text:span text:style-name="T153">протиснуться</text:span> в унитаз, чтоб развязать этот ёбаный ботинок…. </text:p>
      <text:p text:style-name="Text_20_body">Поправив окошечко своей вязаной лыжной шапки, чтоб удерживалась за нос, хоть и щекотно, м-р Пойнтсмен решает не поддаваться панике, встаёт и вынужден подождать пока восстановится циркуляция крови, вернётся наполнит все миллионы своих капилляров среди этой моросящей ночи, отфильтруется до правильного баланса—затем прихрамывая, побрякивая, <text:span text:style-name="T153">бредёт</text:span> обратно к машине за помощью молодого Мехико, который, как он надеется, не забыл привезти электрический фонарик…. </text:p>
      <text:p text:style-name="Text_20_body">Роджер и Джессика нашли его совсем недавно, <text:span text:style-name="T153">за</text:span>таивш<text:span text:style-name="T153">его</text:span>ся в конце улицы из линии домов. V-бомба, в чьих разрушениях он вёл охоту, <text:span text:style-name="T154">среала</text:span> четыре жилища, аккурат четыре, как хирургическим скальпелем. Пахнет преждевременно угасшими дровами, дождём прибитым пеплом. Уже обтянули верёвками, постовой молча опирается на дверь уцелевшего дома, после <text:soft-page-break/>которого <text:span text:style-name="T154">и</text:span> начинаются развалины. Если они с доктором перекинулись хоть словом, то сейчас ни один не подаёт вида. Джессика видит два глаза неопределённого цвета в окошечке лыжной шапке, смахивает на средневекового рыцаря в шлеме. С каким чудищем пришёл он сразиться в эту ночь за своего короля? <text:span text:style-name="T154">Руина</text:span> ждёт его, уходя склоном вверх, к задним стенам, неразберихой штукатурной дран<text:span text:style-name="T154">к</text:span>и в бесцельны<text:span text:style-name="T154">х</text:span> связ<text:span text:style-name="T154">ях</text:span> стропил—обломки пола, мебели, стекла, кусков штукатурки, длинные лохмы обоев, расщеплённые обломанные балки: давнее гнездо какой-то женщины, разорённое до отдельных соломин, брошенное в этот ветер и тьму. Глубже в р<text:span text:style-name="T154">азвали</text:span>нах помигивает медь кроватной стойки; вкруг обмотался чей-то лифчик, белая довоенная услада из кружев и сатина, просто застрял.... На секунду, с болью, которую ей не сдержать, вся жалость оставшаяся в её сердце летит к нему, как к маленькому зверьку, опутанному и забытому. Роджер открыл багажник машины. Двое мужчин шарят там, находят большой брезентовый мешок, флакон эфира, сеть, собачий свисток. Она знает, что ей нельзя плакать: что непонятные глаза в вязаной окошечке не станут ради её слез отыскивать Чудище с большей рьяностью. Но эта бедная затерянная беззащитная вещица… ждёт в ночи под дождём свою владелицу, чтобы вся комната собралась снова вокруг воедино.... </text:p>
      <text:p text:style-name="Text_20_body">Ночь, полная мелкого дождя, пахнет промокшей псиной. Пойнтсмен, похоже, на минутку отлучился. «Я сошла с ума. Вместо того, чтоб в эту минуту где-нибудь обниматься с Бобром, смотреть как он раскуривает свою Трубку, я тут с этим егерем, или типа того, <text:span text:style-name="T154">и </text:span>с этим спиритуалистом, <text:s/>этим статистиком, или что ты вообще такое—» </text:p>
      <text:p text:style-name="Text_20_body">– Обниматься?– Роджер вот-вот завопит.– <text:span text:style-name="T1">Обниматься</text:span>? </text:p>
      <text:p text:style-name="P28">– Мехико.– Это опять <text:s/>доктор, на ноге унитаз, вязаный шлем перекошен. </text:p>
      <text:p text:style-name="Text_20_body">– Опаньки! Ходить не мешает? Наверняка, да… сюда, просуньте в дверь, ага, так, хорошо,– закрыв <text:span text:style-name="T154">снова</text:span> дверь вокруг лодыжки Пойнтсмена, Роджер привалился к бедру Джессики,– теперь тяните, со всей силы, сколько можете. </text:p>
      <text:p text:style-name="Text_20_body">Думая <text:span text:style-name="T1">молодой прохиндей </text:span><text:span text:style-name="T105">и</text:span><text:span text:style-name="T1"> издевается придурок</text:span>, доктор откачивается назад, кряхтит, унитаз ворочается туда-сюда. Удерживая дверь, Роджер внимательно уставился в место заглота ноги.– «Сюда бы немного вазелина, тогда бы мы—что-нибудь скользкое. Стоп! Держитесь так, Пойнстмен, есть способ…» Он уже под машиной, импульсивный <text:span text:style-name="T154">молодчик</text:span>, отыскивает заглушку картера, когда Пойнтсмен, наконец, может выговорить:– «Нет времени, Мехико, он убежит, он убежит». </text:p>
      <text:p text:style-name="Text_20_body">– Точно,– опять на ногах, нашаривает фонарик в кармане.– Я напугаю его светом, а вы поджидайте с сеткой. Сможете дойти? Нехорошо если свалитесь, или ещё что, когда он рванёт смыться. </text:p>
      <text:p text:style-name="Text_20_body">– Ради бога,– Пойнтсмен <text:span text:style-name="T158">побухивает</text:span> вслед за ним в р<text:span text:style-name="T154">у</text:span>ины,– не напугайте его, Мехико, тут не сафари в Кении, он нужен нам близким к норме, насколько возможно. </text:p>
      <text:p text:style-name="Text_20_body">К норме? <text:span text:style-name="T1">К норме</text:span>? </text:p>
      <text:p text:style-name="Text_20_body">– Ясно,– откликается Роджер, сигналя ему фонариком, короткий-длинный-короткий. </text:p>
      <text:p text:style-name="Text_20_body">– Посмотрим,– бормочет Джессика, на цыпочках за ними следом. </text:p>
      <text:p text:style-name="Text_20_body"><text:soft-page-break/>– <text:span text:style-name="T1">Давай</text:span>, приятель,– уговаривает Роджер,– тут для тебя бутылочка эфира.– Открыв флакон, помахивает перед входом в погреб, потом включает свой лучик. Пёс выглядывает из старой <text:span text:style-name="T155">заржавелой</text:span> коляски, скачущие тени от его головы, язык болтается, на морде крайне скептическое выражение. – Так это ж м-с Насбом!– вскрикивает Роджер, точь-в-точь как это делает Фред Ален в передачах Би-Би-Си, по средам. </text:p>
      <text:p text:style-name="Text_20_body">– А шо, ты може думал шо то Лесси?– отвечает пёс. </text:p>
      <text:p text:style-name="Text_20_body">Роджер чувствует крепкий запах паров эфира, начинает свой осторожный спуск в погреб.– «Давай, друг. Всё кончится быстрее, чем ты думаешь. Пойнтсмен просто хочет посчитать сколько капель слюны ты накапаешь, вот и всё. Маленькая прорезь у тебя в щеке, красивая стеклянная трубочка, чего бояться-то, а? Время от времени звонок звонит. Романтика лаборатории, тебе понравиться».– Эфир, похоже начинает на него действовать. Он пытается заткнуть флакон, делает шаг, нога проваливается. Расшатываясь из стороны в сторону, он пытается нащупать за что ухватиться. Крышка выпадает из флакона и навеки в мусор на дне разбитого дома. Над головою крик Пойнтсмена:– «Губка, Мехико, вы забыли губку!»– Вниз скатывается бледный круг с коллекцией щелей скачущих в свете фонарика.– «Шустрый парняга,»– Роджер пытается словить двумя руками щедро расплёскивая эфир вокруг. Наконец, он обнаруживает губку в свете своего фонарика, пёс наблюдает из коляски малость в растерянности.– «Ха!»– льёт эфир, чтобы смочить губку и смыть холод с рук, пока не опорожнил флакон. Держа мокрую губку двумя пальцами, шатается в направлении собаки, подсвечивая своё лицо из-под подбородка, чтоб скорчить, как ему кажется вампирскую рожу.– «Момент—истины!»– Он делает рывок. Пёс <text:span text:style-name="T155">отскакивает</text:span> в сторону и пулей <text:span text:style-name="T155">на выход</text:span>, пока Роджер <text:span text:style-name="T155">свалился</text:span> со своей губкой в коляску <text:span text:style-name="T155">разлетевшуюся</text:span> под его весом. Расплывчато, доносится сверху вой доктора:– «Он убегает, Мехико, поспешите!» </text:p>
      <text:p text:style-name="Text_20_body">– <text:span text:style-name="T155">Иду-иду!</text:span>– стискивая губку, Роджер выпутывается из младенческого транспорта, снимая его с себя, как рубашку, выказывая, как ему кажется, спортивную подготовку. </text:p>
      <text:p text:style-name="Text_20_body">– Мехико-о-о-о,– чуть не плача. </text:p>
      <text:p text:style-name="Text_20_body">– Праааильно,– Роджер с трудом выбирается по остаткам погреба наружу опять, где он видит как доктор подбирается к собаке, сетка широко поднята над головой. Дождь упорно падает на эт<text:span text:style-name="T155">от</text:span> <text:span text:style-name="T155">этюд</text:span>. Роджер <text:span text:style-name="T155">направляется</text:span> в обход, чтоб животное оказалось взятым в клещи там, где стоит упершись лапами в обломки, оскаля зубы, вжимаясь в кусок задней стены, который ещё не рухнул. Джессика ждёт, чуть заинтересованно, руки в карманах, курит, наблюдает. </text:p>
      <text:p text:style-name="Text_20_body">– Эй!– Орёт постовой:– Вы! Идиоты! Подальше от той стенки. Она ни на чём не держится. </text:p>
      <text:p text:style-name="Text_20_body">– Сигаретка найдётся?– спрашивает Джессика. </text:p>
      <text:p text:style-name="Text_20_body">– Он щас па<text:span text:style-name="T156">а</text:span>бежит,– вскрикивает Роджер. </text:p>
      <text:p text:style-name="Text_20_body">– Бога ради, Мехико, осторожней.– Проверяя каждый свой шаг они движутся вверх по склону по хрупкому равновесию р<text:span text:style-name="T156">азвалин</text:span>ы. Это сложная система рычагов готовая рухнуть и накрыть их в любой момент. Он подбираются всё ближе к своей дичи, что смотрит то на доктора, то на <text:soft-page-break/>Роджера, резко <text:span text:style-name="T156">дёргая мордой</text:span>. Он предупреждающе рычит, хвост безостановочно хлещет по сторонам угла, куда они его загнали. </text:p>
      <text:p text:style-name="Text_20_body">Когда Роджер, с фонариком, заходит сзади, пёс, какая-то схема в нём, припоминает другой свет, что в последние несколько дней появлялся позади—свет, после которого следовал оглушительный взрыв бурлящий болью и холодом. Свет сзади означает смерть / человека с сетью, готового к прыжку, можно избежать— </text:p>
      <text:p text:style-name="Text_20_body">– Губка!– визжит доктор, Роджер бросается на пса, который рванулся в направлении Пойнтсмена и прочь на улицу. Пойнтсмен <text:span text:style-name="T156">вскрякнув</text:span> вскидывает свою заунитаженную ногу, промахивается, замах разворачивает его кругом, сеть <text:span text:style-name="T156">раскрыта</text:span>, как антенна радара. Роджер, с рожей полною эфира, уже не может сдержать свой полёт—доктор заканчивает полный оборот вокруг своей оси, а он врезается в него, получив болезненный удар унитазом по ноге. Оба охотника падают, сеть накрывает их сверху. Перебитая балка <text:span text:style-name="T156">затрещала</text:span>, валятся куски промокшей штукатурки. Стенка над ними, лишённая всякой опоры, шата<text:span text:style-name="T156">ется</text:span>. </text:p>
      <text:p text:style-name="Text_20_body">– Убирайтесь оттуда!– орёт постовой. Но усилия парочки под сеткой лишь раскачивают стенку всё сильнее. </text:p>
      <text:p text:style-name="Text_20_body">– Нам конец,– трясётся доктор. Роджер пытается взглянуть ему в глаза, проверить это он серьёзно, или как, но в окошечке лыжной шапки только белое ухо и кайма волос. </text:p>
      <text:p text:style-name="Text_20_body">– Давай покатимся,– предлагает Роджер. Им удаётся скатиться на пару метров вниз, покуда стена падает в обратную сторону. Они смогли вернуться к Джессике не причиняя <text:s/><text:span text:style-name="T156">дополнительных разрушений</text:span>. </text:p>
      <text:p text:style-name="Text_20_body">– Он туда убежал, в ту улицу,– сообщает она, помогая им выпутаться из сетки. </text:p>
      <text:p text:style-name="Text_20_body">– Ладно,– вздыхает доктор,– это не имеет значения. </text:p>
      <text:p text:style-name="P29">– Да, но ведь <text:span text:style-name="T1">только</text:span> начали,– доносится от Роджера. </text:p>
      <text:p text:style-name="Text_20_body">– Нет, нет. Достаточно. </text:p>
      <text:p text:style-name="Text_20_body">– Но чем вы тогда замените собаку? </text:p>
      <text:p text:style-name="Text_20_body">Они снова в пути, Роджер за рулём, Джессика между ними, унитаз вытарчивает в полуоткрытую дверь, когда пришёл ответ:– «Наверное, это знак. Должно быть, <text:span text:style-name="T156">мне следует</text:span> <text:span text:style-name="T156">сменить направление</text:span>». </text:p>
      <text:p text:style-name="Text_20_body">Роджер искоса взглядывает на него. Молчи, Мехико. Постарайся не думать что <text:span text:style-name="T1">это</text:span> может значить. В любом случае, он тебе не начальник, оба подчинены Бригадному Генералу в «Белом Посещении» так что, типа, ровня. Но иногда—Роджер взглядывает поверх тёмно-шерстяной <text:span text:style-name="T156">г</text:span>руди Джессики на вязаную голову, обнажённый нос и глаза—ему кажется, что доктору нужно больше, чем его содействие, <text:span text:style-name="T156">или </text:span>его добрая воля. Доктору нужен он сам. Как кому-то хочется собаку редкой породы…. </text:p>
      <text:p text:style-name="Text_20_body">Тогда зачем он тут, помогая умыкнуть ещё одну собаку? Какой ещё, настолько чокнутый, незнакомец сидит в нём— </text:p>
      <text:p text:style-name="Text_20_body"><text:soft-page-break/>– Вы возвращаетесь сегодня, доктор? Мне нужно ещё подвезти юную леди. </text:p>
      <text:p text:style-name="Text_20_body">–Нет, останусь в городе, а вы можете отогнать машину обратно. Мне нужно поговорить с д-ром Спектро. </text:p>
      <text:p text:style-name="Text_20_body">Сейчас они <text:span text:style-name="T159">подъезжают</text:span> к длинной кирпичной импровизации, Викторианское изложение того, что когда-то, давным-давно, выли<text:span text:style-name="T157">ва</text:span>лось в готические соборы—но которое, в свой черёд, возникло не из потребности взбираться через подгонку подходящих путаниц к некоему Богу в апогее, но скорее из-<text:span text:style-name="T157">за</text:span> некоего сдвига цели, в сомнении относительно местоположения Бога (а у некоторых даже в его существовании), из жестокой цепи чувственных моментов, вне которых вырваться невозможно, что и низвело порывы строителей от зенита к страху, к обыденному бегству, в любом направлении, к тому, что индустриальный дым, уличные экскременты, тоннели улиц без окон, гудящий лес кожаных приводных ремней, текучие терпеливые теневые государства крыс и мух, определяли как шансы на милосердие в тот год. Закопчённый кирпичный спрут известный как Госпиталь Св. Вероники Истиного Лика респираторных заболеваний и нарушени<text:span text:style-name="T157">й</text:span> функци<text:span text:style-name="T157">и </text:span>толстой кишки, один из обитателей которого д-р Кевин Сп<text:span text:style-name="T157">е</text:span>ктро, невролог и последователь учения Павлова. </text:p>
      <text:p text:style-name="Text_20_body">Спектро, один из семи изначальных владельцев Книги, и если вы спросите д-ра Пойнтсмена какой, он лишь презрительно поморщится. Она переходит, таинственная Книга, от одного со-владельца к другому, на еженедельной основе, так что <text:span text:style-name="T157">теперь</text:span>, как понял Роджер, неделя Спектро, которого могут нав<text:span text:style-name="T157">е</text:span>стить в любой час. Остальные, по Пойнтсменовским неделям, точно так же являлись в «Белое Посещение» среди ночи. Роджер слышал их взволнованный заговорщицкий шёпот в коридорах, осторожн<text:span text:style-name="T157">ое</text:span> топ<text:span text:style-name="T157">анье</text:span> их обуви, как танцы пуантов по мрамору, нарушающих твой покой, не стихающие удаляясь, голос Пойнтсмена и походка всегда выделя<text:span text:style-name="T157">ются</text:span> из остальных. Как он прозвучит сейчас с унитазом на ноге? </text:p>
      <text:p text:style-name="Text_20_body">Роджер и Джессика оставляют доктора у бокового входа, в котором <text:span text:style-name="T157">тот</text:span> тает, не оставляя ничего кроме дождя, что льётся со всех скатов и завитков в надписи на перемычке. </text:p>
      <text:p text:style-name="Text_20_body">Они поворачивают к югу. Огоньки приборной доски в тёплом мерцании. Фары раздвигают мокрое небо. Стройная машина трепещет вдоль дорог. Джессику клонит в сон, поскрипывает кожаное сиденье. в котором она свернулась. Дворники на лобовом стекле сметают дождь ритмичными яркими дугами. Начало третьего, пора домой. </text:p>
      <text:p text:style-name="P266"><draw:frame draw:style-name="fr1" draw:name="Image8" text:anchor-type="paragraph" svg:width="6.9252in" svg:height="0.3661in" draw:z-index="7"><draw:image xlink:href="Pictures/1000000000000B720000009B428C9716555D8079.png" xlink:type="simple" xlink:show="embed" xlink:actuate="onLoad" loext:mime-type="image/png"/></draw:frame></text:p>
      <text:p text:style-name="P150">Внутри госпиталя Св. Вероники они усаживаются вместе, напротив палаты Военных <text:span text:style-name="T161">Н</text:span>еврозов, как обычно по своим вечерам. Автоклав переваривает тонкий перезвон своей порции стальных рёбрышек. Пар уплывает в сияние лампы на гибкой шее, что время от времени становится нестерпимо яркой, и в нём <text:span text:style-name="T161">тогда</text:span> <text:span text:style-name="T161">прочерчиваются</text:span> их тени, чётко обрезанные, мелькнут и пропадают. Но оба лица полны обычной сдержанности, оттянуты назад в аннуляцию ночи. </text:p>
      <text:p text:style-name="Text_20_body">Из тьмы палаты, приоткрытый шкаф каталога болей, где каждая койка отдельный файл, доносятся крики, придушенный крики, как от холодного металла. Кевину Спектро придётся в эту ночь раз десять брать свой шприц и колоть в темноте, утихомиривая Лису (это его общее имя <text:soft-page-break/>для любого пациента—дай три круга бегом вокруг здания, ни разу не подумав о лисе, и сможешь излечить что угодно). Пойнтсмен будет всякий раз сидеть, ждать возобновления их беседы, радуясь передышке в этой полутьме, потёртый отблеск золочёных букв от книжных корешков, пахучий кофейник в осаде тараканов, зимний дождь в водосточной трубе за окном…. </text:p>
      <text:p text:style-name="Text_20_body">– Не очень хорошо выглядишь. </text:p>
      <text:p text:style-name="Text_20_body">– А, тот старый ублюдок, он меня довёл. Каждый <text:span text:style-name="T1">день</text:span> схватываемся, Спектро, я уже не...– хмурится вниз на свои очки, которые протирает рубашкой,– в этом чёртовом Падинге больше, чем могу <text:span text:style-name="T1">понять</text:span>… всегда подбросит какой-то ещё свой… старческий сюрпризик. </text:p>
      <text:p text:style-name="Text_20_body">– Так это возраст такой. Право же. </text:p>
      <text:p text:style-name="Text_20_body">– Ну, <text:span text:style-name="T1">это</text:span> я б ещё стерпел, но он такой, чёрт побери—такой <text:span text:style-name="T1">ублюдок</text:span>, он никогда не спит, всё <text:span text:style-name="T1">придумывает</text:span> как бы ещё… </text:p>
      <text:p text:style-name="Text_20_body">– Не сенильность, нет, я имею в виду его должность. А <text:span text:style-name="T162">Пойнтсмен</text:span>? У тебя ещё нет его приоритетов, не так ли? Ты не станешь рисковать там, где он может. Ты же лечил их в таком возрасте, тебе наверняка знакомо это их… <text:span text:style-name="T1">самодовольство</text:span>…. </text:p>
      <text:p text:style-name="Text_20_body">Собственная Лиса <text:span text:style-name="T162">Пойнтсмена</text:span> ждёт, где-то в городе, военный трофей. В тесном пространстве этого кабинета заключена пещера оракула: вздымающийся пар, сивилловы вопли из тьмы… Абреакции Бога Ночи…. </text:p>
      <text:p text:style-name="Text_20_body">– Мне это не нравится, Пойнтсмен. Если уж <text:span text:style-name="T167">ты спросил</text:span>. </text:p>
      <text:p text:style-name="Text_20_body">– Почему нет?– Молчание.– Неэтично? </text:p>
      <text:p text:style-name="Text_20_body">– Да, ради бога. А <text:span text:style-name="T1">это</text:span> этично?– подняв руку к двери в палату, в почти фашистском салюте.– Нет, я думаю об обоснованности эксперимента. Не нахожу доводов. Тут всего один человек. </text:p>
      <text:p text:style-name="P31">– Этот Слотроп. Ты знаешь о нём. Даже Мехико считает… о, самый обычный. Предзнание. Психокинез. У них свои проблемы, в той шарашке… но предположим, у тебя появился бы шанс изучить по настоящему классический случай… некоей патологии, превосходный образчик механизма…. </text:p>
      <text:p text:style-name="P31">В одну из таких ночей Спектро спросил:– «Если бы он не был одним из подопечных Ласло Джамфа, твой интерес к нему был бы столь же настойчив?»</text:p>
      <text:p text:style-name="Text_20_body">– Ну, конечно. </text:p>
      <text:p text:style-name="Text_20_body">– Гмм. </text:p>
      <text:p text:style-name="Text_20_body">Представим ракету, чьё приближение ты слышишь лишь после её взрыва. В обратном порядке! Аккуратно вырезанный кусочек времени… пара метров плёнки прокручивается назад... взрыв ракеты, что падает быстрее скорости звука—потом из этого нарастает рёв её падения, догоняющий то, что стало уже смертью и огнём… призрак в небе…. </text:p>
      <text:p text:style-name="Text_20_body">Павлов увлекался «идеями противоположности». Назови это группами клеток в коре головного мозга. Они помогают различать боль от удовольствия, свет от тьмы, господство от покорности.... Но потом, каким-нибудь способом—истощи их, травмируй, подвергни шоку, кастрируй, пошли в <text:soft-page-break/>какую-то из их сумеречных фаз пребывания вне границ своего бодрствующего состояния, вне «эквивалентных» и «парадоксальных» фаз—и ты ослабишь эту идею противоположности, и вот тебе параноидальный пациент, который был бы господином, но теперь чувствует себя рабом… который был бы любим, но чувствует себя обделённым в этом мире и «я думаю,»– пишет Павлов Жанету,–«что именно <text:span text:style-name="T1">сверхпарадоксальная</text:span> фаза является основой ослабления идеи противоположности в наших пациентах». Наши сумасшедшие, наши параноики, маньяки, шизоиды, моральные уроды— </text:p>
      <text:p text:style-name="Text_20_body">Спектро качает головой:– Ты ставишь реакцию прежде стимула. </text:p>
      <text:p text:style-name="Text_20_body">– Вовсе нет. Сам подумай. Он гуляет и может чувствовать их приближение <text:span text:style-name="T1">за несколько дней</text:span>. Но это рефлекс. Реакция на что-то пребывающее вокруг<text:span text:style-name="T1"> </text:span><text:span text:style-name="T11">уже сейчас</text:span>. С нашим слишком грубым строением, мы не в состоянии ощутить это, а <text:span text:style-name="T1">Слотроп может</text:span>. </text:p>
      <text:p text:style-name="Text_20_body">– Но это и есть экстрасенсорность. </text:p>
      <text:p text:style-name="Text_20_body">– А почему бы не сказать «ощутимый намёк, на который мы не обращаем внимание». Нечто присущее всегда, нечто доступное рассмотрению, но никто этого не делает. Зачастую в наших экспериментах… По-моему, М. К. Петрова первой заметила это… одна из женщин, когда всё это только ещё начиналось… уже одно то, что помещаешь собаку<text:span text:style-name="T1"> в лабораторию</text:span>—особенно в наших экспериментах по неврозам… один вид испытательного стенда, лаборанта, случайная тень, лёгкий сквозняк, какой-то намёк, который нам никак не определить, оказывается достаточным, чтоб <text:span text:style-name="T162">до</text:span>вести её <text:span text:style-name="T162">до </text:span>сумеречност<text:span text:style-name="T162">и</text:span>. </text:p>
      <text:p text:style-name="Text_20_body">Вот так же и Слотроп. Предположительно. Вот он в городе, достаточно окружающей атмосферы—предположим, рассматривая войну как лабораторию, а? Когда взрывается V-2, понимаешь, сперва взрыв, потом звук её падения… таким образом, нормальное течение стимулов обращено вспять… итак он может свернуть за какой-то угол, войти в некую улицу и по неясной причине вдруг почувствовать…. </text:p>
      <text:p text:style-name="P30">Вступает тишина вылепленная высказанными мечтами, криками боли из соседней двери выживших в ракетных бомбёжках, детей Бога Ночи, голосами зависшими в затхлом от медикаментов воздухе. Молят их Повелителя: рано или поздно придёт абреакция, для каждого, для всех в этом <text:span text:style-name="T162">замёрзшем</text:span> измученном городе…. …как будто снова пол, типа, громадный лифт взмыва<text:span text:style-name="T162">ет</text:span> вместе с тобой к потолку—воспроизводя, теперь, как стены разлета<text:span text:style-name="T162">ются</text:span> во все стороны, кирпичи, штукатурка сып<text:span text:style-name="T162">ятся</text:span> вниз, твой мгновенный паралич <text:span text:style-name="T162">от</text:span> смерт<text:span text:style-name="T162">и подступающей</text:span> окутать и оглушить, <text:span text:style-name="T1">я не знаю, док, наверно я отключился а как пришёл в себя её уже не было всё горело вокруг моя вся голова в дыму</text:span>… и вид твоей крови <text:span text:style-name="T163">бьющей</text:span> из <text:span text:style-name="T163">висячего</text:span> обрывка артерии, обмёрзлый шифер крыши осыпавший твою кровать, тот поцелуй в кино недоконченный, тебя скрутило и два часа, захлёбываясь болью, смотрел на смятую сигаретную пачку на полу, ты слышал крики из других рядов, но не мог шевельнуться… неожиданный свет затопивший всю комнату, жуткая тишь, ярче любого утра сквозь одеяла превращённые в марлю, ни малейшей тени, только неописуемый рассвет в два часа ночи… и…. …этот сумеречный прыжок, эта капитуляция. В которой сходятся идеи противоположности и утрачивают свою противоположность. (<text:span text:style-name="T163">А</text:span> Слотроп действительно настроен на ракетный взрыв, или <text:span text:style-name="T163">же </text:span>на эту <text:span text:style-name="T1">деполяризацию</text:span>, эту невротическую «растерянность», что наполняет палату в эту ночь?) Сколько <text:soft-page-break/>раз ещё, прежде, чем <text:span text:style-name="T163">удастся</text:span>, <text:span text:style-name="T163">ещё </text:span>этих приливающих повторений, повторных переживаний взрыва, в страхе отключиться, потому что отключаешься <text:span text:style-name="T163">настолько</text:span> окончательно, откуда мне знать, доктор, что я очнусь? <text:span text:style-name="T163">а</text:span> ответ доверься нам, после ракеты, это такая пустопорожность, пустое актёрство—довериться вам?—и оба вы знаете это… Спектро чувствует себя шарлатаном, но продолжает… просто потому что боль остаётся реальной. </text:p>
      <text:p text:style-name="Text_20_body">А те, кто, наконец-таки, сдаются: из каждого катарсиса восстают новыми детьми, без боли, без «я» на один удар пульса <text:span text:style-name="T164">Отделённые От</text:span>… чистая табличка, начинай писать, рука с мелком зависла в зимнем сумраке над несчастными палимпсестами из людей, что трясутся под казёнными одеялами, утопая в слезах и соплях горя настолько реального, оторванные от такой глубины, что изумляет, кажется больше их взаправдашней.... </text:p>
      <text:p text:style-name="Text_20_body">О, как вожделеет Пойнтсмен к ним, милым дет<text:span text:style-name="T164">кам</text:span>. Его серые трусы вот-вот лопнут от тяги без обиняков, воспользоваться их невинностью по-мирски, вписать в них новые слова себя, свои собственные мечты коричневой Реал-Политик, некая физическая простата в постоянной жажде любви обещанной, ах, намёками, но пока что… как <text:span text:style-name="T164">искушающе</text:span> лежат они рядами на своих железных койках, в девственных простынях, такие безыскусно эротичные м<text:span text:style-name="T164">алышата</text:span>…. </text:p>
      <text:p text:style-name="Text_20_body">Автобусная станция Св. Вероники, их раздорожье (по прибытии на эту имитацию паркета с нашлёпками жевательной резинки зашмыганной до черноты, <text:span text:style-name="T164">в</text:span> пятна<text:span text:style-name="T164">х</text:span> ночной блевотины, светло-жёлтой, прозрачной как флюиды богов, <text:span text:style-name="T164">от</text:span>брошенные газеты или пропагандистские лист<text:span text:style-name="T164">к</text:span> никем не читанные, серповидно подранные, засохшие козявки выколупанные из носа, чёрная копоть, что мягко поколыхивается внутрь на каждое открытие дверей…). </text:p>
      <text:p text:style-name="Text_20_body">Тебе приходилось ждать в таких местах ранним утром, когда в зале начинает белеть, ты знаешь расписание Прибытия наизусть, заполнив пустую память, пустое сердце. И знаешь откуда сбежали эти дети и что, в этом городе, их некому встретить. Ты впечатляешь их своей воспитанностью. Не уверен, смогли ли они различить сквозь неё твою пустоту. Пока что они не смотрят тебе в глаза, их тонкие ноги не знают покоя, в обвисших вязаных чулках (всё эластичное ушло на нужды войны), но очаровательны: пяточки стучат не уставая по холстяным сумкам, об<text:span text:style-name="T164">шарпа</text:span>нным чемоданам под деревянной скамьёй. Репродукторы под потолком объявляют отправления и прибытия на английском, потом на других, языках эмигрантов. Дитя этой ночи прибыла сюда после долгой дороги, не спала. Глаза её красны, платьице помято. Пальтишко служило подушкой. Ты чувствуешь её изнеможение, чувствуешь невозможную необъятность всей спящей округи у неё за спиной, и на минуту ты и впрямь бескорыстный, бесполый… думая лишь о том, как оградить её, ты Вспомогатель в Пути. </text:p>
      <text:p text:style-name="Text_20_body">За твоей спиной длинные, длиною в ночь, очереди мужчин в униформе медленно продвигаются прочь, пиная сво<text:span text:style-name="T165">и вещевые сумки</text:span>, по большей части молча, к дверям выхода в бежевой краске, но края покоричневее в неровных <text:span text:style-name="T164">кривых</text:span> от прощаний с поколением рук. Двери открываются не часто, чтобы впустить холодный воздух, выпустить отсчитанный строй мужчин и снова закрыться. Водитель, или клерк, стоит у дверей проверяя билеты, пропуска, отпускные удостоверения. Друг за другом мужчины шагают в совершенно чёрный прямоугольник ночи и исчезают. Пропали, война заб<text:span text:style-name="T164">р</text:span>ала их, следующий предъявляет свой билет. Снаружи гудят моторы: но вместо транспорта скорее напоминают гул какого-то стационарного станка, <text:soft-page-break/>сотряс<text:span text:style-name="T165">ают</text:span> земл<text:span text:style-name="T165">ю</text:span> <text:span text:style-name="T165">на </text:span>очень низких частот<text:span text:style-name="T165">ах</text:span>, доходят, смешавшись с холодом—предупрежда<text:span text:style-name="T165">ют</text:span>, что снаружи твоя слепота, после яркого внутреннего освещения, <text:span text:style-name="T165">грянет</text:span> словно нежданный удар….Солдаты, моряки, матросы, лётчики. Один за другим, пропадают. Те, кто курил, могут продержаться на секунду дольше, слабый уголёк качнётся оранжевой дугой, раз, другой—и нету. Ты сидишь, <text:s/>смотришь <text:span text:style-name="T165">в полуобороте </text:span>на них, твоя замурзанная сонная малышка начинает жаловаться, но тут уж ничего не поделаешь—как могут твои похоти вместиться в один и тот же белый кадр с таким большим, таким бесконечным отбытием? Тысяча детей шаркают в эту ночь через эти двери, но редко в какую ночь войдёт хотя бы даже один, домой, в твою продавленную, затруханную койку, к ветру от нефтеперегонного, к ближним запахам плесени на мокрых осадках кофе, кошачьему дерьму, к линялым свитеркам с картинками кучей в углу, с каким-нибудь случайным жестом, зверушкой или объятием. Эта бессловесно втягиваемая очередь… уходят тысячами прочь… только заплутавшая ненормальная частица, случайно, движется против общего течения…. </text:p>
      <text:p text:style-name="Text_20_body">И за все свои страдания всё, что Пойнтсмен, смог добиться, на данный момент, это осьминог—да, гигантская каракатица из фильмов ужасов по имени Григори: серый, слизистый, в постоянном движении, подрагивающий в своей временной загородке у волнолома в Ик Регис… ужасный ветер дул в тот день с Канала, у Пойнтсмена в его лыжной шапке-маске глаза мёрзли, д-р Поркиевич, отвернул воротник своей шинели, в меховой шапке на самые уши, дыханье их отдаёт дохлой рыбой, и на кой чёрт Пойнтсмену это животное? </text:p>
      <text:p text:style-name="Text_20_body">Уже, сам по себе, приходит ответ, в какой-то момент безликое бластоблаблу, но <text:span text:style-name="T168">тут же</text:span> разворачивается, приобретая формы…. </text:p>
      <text:p text:style-name="Text_20_body">Помимо прочего, что Спектро <text:span text:style-name="T165">вы</text:span>сказал в ту ночь—да, это было в ту ночь—было:– «Мне только интересно, так ли бы ты к этому отнёсся без всех тех собак. Если бы твоими субъектами всё время были люди». </text:p>
      <text:p text:style-name="Text_20_body">– Тебе следовало бы предложить мне парочку, в таком случае—ты серьёзно?—гигантских осьминогов.– Доктора в упор смотрят друг на друга. </text:p>
      <text:p text:style-name="Text_20_body">– Мне интересно что бы ты делал. </text:p>
      <text:p text:style-name="Text_20_body">– Мне тоже. </text:p>
      <text:p text:style-name="Text_20_body">– Возьми осьминога.– Он имеет в виду «оставь Слотропа»? Напряжённый момент. </text:p>
      <text:p text:style-name="Text_20_body">Но тут Пойнтсмен засмеялся хорошо известным смехом, который служил ему верой и правдой в профессии, где слишком часто всё заходит в полный тупик. – «Мне <text:span text:style-name="T1">постоянно</text:span> советуют завести животное.»– Это он о том, что много лет назад, один коллега—уже покойный—сказал, что он стал бы человечнее, теплее, если бы завёл свою собаку, вне лаборатории. Пойнтсмен попробовал—видит Бог—это был спаниель по кличке Глостер, довольно приятное животное, пожалуй, но попытка не продлилась и месяца. Что его окончательно вывело из себя, эта собака не умела корректировать своё поведение. Могла открывать двери настежь для дождя и прыгающих насекомых, но не закрывать их… перевернуть мусор, нагадить на пол, но не убрать—разве <text:span text:style-name="T166">сможет</text:span> <text:span text:style-name="T1">кто-нибудь</text:span> <text:span text:style-name="T166">ужиться с</text:span> такой тварью? </text:p>
      <text:p text:style-name="Text_20_body"><text:soft-page-break/>– Осьминоги,– уговаривает Спектро,– спокойно воспринимают хирургию. Способны пережить массированное удаление мозговой ткани. Их безусловная реакция на добычу весьма надёжна—покажи им краба, ХРЯСЬ! выскакивает щупальце, и в дом, отравить и переварить. И, Пойнтсмен, они не лают! </text:p>
      <text:p text:style-name="Text_20_body">– О, но. Нет… цистерны, насосы, фильтры, особая еда… может всё это годится для Кембриджа, такая прорва всего, но тут все такие скупердяи, должно быть из-за проклятого наступления Рундштедта… ОПВ отказывается финансировать что-либо без немедленной тактической выгоды—на прошлой неделе, знаете ли, или ранее того. Нет, осьминог слишком заумно, даже Падинг не пойдёт на это, ни сам лорд с манией величия. </text:p>
      <text:p text:style-name="Text_20_body">– Их можно обучить чему угодно. </text:p>
      <text:p text:style-name="Text_20_body">– Спектро, вы не дьявол,– вглядываясь внимательнее,– или всё же? Вам известно, мы нацелены на звуковые стимулы, весь упор этой программы по Слотропу должен быть на реверсивно слуховые… Мне случалось видеть мозг одного-двух осьминогов, дружище, и не подумайте, что я не заметил те здоровенные оптические доли. А? Вы пытаетесь всучить мне визуальное создание. Что можно видеть, когда те штуки падают? </text:p>
      <text:p text:style-name="Text_20_body">– Свечение. </text:p>
      <text:p text:style-name="Text_20_body">– Чего? </text:p>
      <text:p text:style-name="Text_20_body">– Огненно красный шар. Падает как метеор. </text:p>
      <text:p text:style-name="Text_20_body">– Чепуха. </text:p>
      <text:p text:style-name="Text_20_body">– Гверхидви однажды видел такой среди ночью, над Дептфордом. </text:p>
      <text:p text:style-name="Text_20_body">– Чего я хочу,– тут Пойнтсмен наклонился в центр сияния лампы, его белое лицо уязвимее, чем его голос шепчущий над горящим шпилем коробки со шприцами поставленной посреди стола,– что мне действительно нужно, так это не собаку, не осьминога, а одного из ваших чудных Лисов. <text:span text:style-name="T1">Чёрт побери</text:span>. Хотя бы одну лисичку!</text:p>
      <text:p text:style-name="P267"><draw:frame draw:style-name="fr1" draw:name="Image9" text:anchor-type="paragraph" svg:width="6.9252in" svg:height="0.3661in" draw:z-index="8"><draw:image xlink:href="Pictures/1000000000000B720000009B428C9716555D8079.png" xlink:type="simple" xlink:show="embed" xlink:actuate="onLoad" loext:mime-type="image/png"/></draw:frame></text:p>
      <text:p text:style-name="P150"><text:span text:style-name="T132">Что-то бродит по городу Дыма—собирает стройных девушек, милых и гладких как куклы, целыми пригоршнями. </text:span><text:span text:style-name="Emphasis"><text:span text:style-name="T132">Их жалобные крики… их жалобные кукло-крики…</text:span></text:span><text:span text:style-name="T132"> лицо одной из них вдруг очень близко и хлоп! поверх уставившихся глаз падают кремовые веки с щёточкой жёстких ресниц, громко захлопнулись, протяжный гул свинцовых грузиков прокатывается в её голове и в тот же </text:span><text:span text:style-name="T135">миг</text:span><text:span text:style-name="T132"> распахиваются глаза Джессики. Она очнулась вовремя, чтобы услышать заключительные отголоски эха прокатившегося следом за взрывом, сурово пронзительный, зимний звук….Роджер на секу</text:span><text:span text:style-name="T135">н</text:span><text:span text:style-name="T132">ду про</text:span><text:span text:style-name="T135">с</text:span><text:span text:style-name="T132">ыпается бормочет что-то вроде «ёбаный дурдом» и вновь соскальзывает в сон. </text:span></text:p>
      <text:p text:style-name="Text_20_body"><text:span text:style-name="T132">Она вытягивается, мален</text:span>ькая слепая рука ощупывает тикающий будильник, потёртый плюшевый живот её панды Майкла, пустую молочную бутылку с алым цветом молочая из придорожного сада за пару миль отсюда: тянется туда, где должны быть её сигареты, но их нет. <text:soft-page-break/>Наполовину из-под одеял, она зависла между двух миров, белое, атлетическое усилие в этой холодной комнате. А, ладно… она покидает его в их тёплой норе и движется дрожа ву-ву-ву в зернистой темноте по скованным зимой доскам пола, скользким как лёд под её голыми ступнями. </text:p>
      <text:p text:style-name="Text_20_body">Её сигареты на полу гостиной, остались среди подушек перед камином. Одежда Роджера разбросана вокруг. Затягиваясь сигаретой, прижмурив один глаз от дыма, она прибирается, складывает его брюки, вешает рубашку. Потом проходит к окну, подымает штору затемнения, пытается увидеть сквозь затянувший стёкла иней что-нибудь там, в снегу, следы оставленные лисами, кроликами, давно бездомными собаками, птицами, но ни одного человечьего. Пустые полосы снега тянутся прочь среди деревьев к городу, чьё имя она всё ещё не знает. Она прячет сигарету в ковшике своей ладони, скрывая огонёк, хотя затемнение было отменено несколько недель назад, оно уже часть другого времени в другом мире. Моторы поздних грузовиков ревут в ночи на север и на юг, самолёты наполняют небо гулом, потом перетекают на восток к какой-то более-менее тишине. </text:p>
      <text:p text:style-name="Text_20_body">Может им лучше перейти на отели, на заполнение форм, на проверку наличия фотокамер и биноклей? Этот дом, город, скрещённые арки Джессики и Роджера такие уязвимые для германского оружия и британских законоуложений… не то, чтобы она чувствовала себя тут в оп<text:span text:style-name="T169">а</text:span>сности, но всё-таки пусть были бы вокруг ещё люди, и чтоб это действительно было городком, её городком. Прожекторы могут оставаться, освещать ночь, и аэростаты тоже, как толстопузые приятели утра—всё, даже разрывы вдалеке могут остаться, если они не подбираются… пока никому не надо умирать… почему нет? Просто возбуждение, вспышка и грохот, приближение летней грозы (жить в мире где это украшает день), всего лишь добрый гром? </text:p>
      <text:p text:style-name="Text_20_body">Джессика всплывает над собой, взлянуть на себя смотрящую в ночь, парить в широкобрючном, широкоплечном белом, атласногладком на её обращённых в ночь <text:span text:style-name="T169">сторонах</text:span>. Пока что-то не упадёт слишком близко, они в безопасности: в их чаще среб<text:span text:style-name="T169">р</text:span>осиних стеблей тянущихся с наступлением темноты притронуться или отгрести тучи, зелёно-коричневые массы в формах, в конце дня, каменные, глаза неотрывно упёрты вдаль, на колоны к передовым, к их высшим судьбам, которые, так странно, не имеют отношения к ним двоим тут… тебе не <text:span text:style-name="T169">доходит</text:span> что <text:span text:style-name="T169">идёт</text:span> война, идиотка? да, но тут Джессика в пижаме от своей сестры и Роджер спящий голяком, при чём тут война? </text:p>
      <text:p text:style-name="Text_20_body">Пока их не коснётся. Пока что-то не грянет. Каляки-маляки оттянут время, чтоб они укрылись, ракета ударит прежде, чем они услышат приближение. Библейское, а может жуткое, как старая северная сказка, но не Война, не битва добра и зла из ежедневных радио-новостей. И нет причины, чтобы, ну, не держаться… </text:p>
      <text:p text:style-name="Text_20_body">Роджер пытался объяснить ей статистику V-бомб: разность распределения, с высоты полёта ангела, на карте Англии, и шансы их двоих, если смотреть отсюда, снизу. Она почти поняла, врубилась в его уравнение Поиссона, но просто не могла свести концы с концами—её ежедневно вынуждаемое спокойствие и чистые числа, чтоб они сходились. Как-то всё пыталось ускользнуть. </text:p>
      <text:p text:style-name="Text_20_body"><text:soft-page-break/>– Почему твои уравнения только для ангелов, Роджер? Почему мы не можем снизу повлиять? Какое-нибудь уравнение, чтоб мы смогли найти более безопасное место? </text:p>
      <text:p text:style-name="Text_20_body">– И как меня угораздило попасть,– его дежурный сочувственный ответ,– в среду статистических невежд? Это невозможно, милая, при постоянной средней плотности попаданий. Пойнтсмену даже и этого не доходит. </text:p>
      <text:p text:style-name="Text_20_body">Ракеты <text:span text:style-name="Emphasis">распределяются </text:span>по Лондону как предписано учебниками про уравнение Поиссона. Данные продолжают поступать и Роджер всё больше становится похож на предсказателя. Персонал отдела Пси глазеет на него в вестибюлях. Его даже тянет объявить в кафетерии или что <text:span text:style-name="T170">уж оно такое</text:span>, <text:span text:style-name="T170">никакое </text:span>это не предзнание… когда это я прикидывался тем, кем не являюсь? Я просто подставляю цифры в хорошо известное, найдите его в учебнике и делайте сами…. </text:p>
      <text:p text:style-name="Text_20_body">В его маленьком бюро сейчас водружена огромная карта, окно в иной ландшафт, не в зимний Сассекс, названия и паутина улиц, печатный призрак Лондона в 576 квадратах, один квадрат для каждого квадратного километра. Удары ракет помечены красными кружками. Уравнение Поиссона скажет, для произвольно выбранного количества, какие квадраты не будут задеты, какие получат по одному, два, три и так далее. </text:p>
      <text:p text:style-name="P32">Эрленмерова колба булькает на подставке. Голубой огонь <text:span text:style-name="T170">потрескивает,</text:span> преломляясь в циркуляции смеси внутри стекла. Древние истрёпанные учебники и математические пособия разбросаны вокруг, на столе и по полу. Где-то снимок Джессики выглядывает из-под совместной работы Виттакера и Ватсона, что Роджер приобрёл ещё студентом. Седовласый последователь Павлова шагает, тощий как игла, своей напряжённой походкой по утрам в лабораторию, где ждут собаки с распоротыми щеками, посеребрённые зимою капли скатываются из каждой свежей фистулы наполняя вощёную чашечку или градуированную пробирку, останавливается перед распахнутой дверью Роджера. Воздух внутри синеет дымом выкуренных сигарет, <text:span text:style-name="T170">а окурки</text:span> затем, в ледяные чёрные утренние смены, <text:span text:style-name="T170">перевыкурены, </text:span>давящая и отвратная атмосфера. Но он должен войти, должен выдержать свою обычную утреннюю чашу. </text:p>
      <text:p text:style-name="P33">Оба знают насколько странным должно выглядеть их содружество. Если есть в природе анти-Пойнтсмен, то это Роджер. Впрочем, не настолько уж, доктор согласится, <text:span text:style-name="T171">относительно</text:span> физических <text:span text:style-name="T171">явлений</text:span>. Молодой статистик предан цифрам и методу, никаких постукиваний по столу или мечтательных грёз. Но в сфере нуля и единицы, не-чего-то и чего-то, Пойнтсмену подвластны только ноль и единица. Он не способен, подобно Мехико, существовать где бы то ни было в промежутке между ними. Как его хозяин, И. П. Павлов до него, он представляет кору головного мозга подобной мозаике крохотных включённых/отключённых элементов. Некоторые в постоянной яркой возбуждённости, другие тёмно заторможены. Контуры, между ярким и тёмным, постоянно меняются. Но всякой точке дозволено лишь два состояния: сон или бодрствование. Либо один, либо ноль. «Совокупность», «переход», «рассеивание», «концентрация», «обоюдная стимуляция»—вся Павловская механика мозга—предполагает наличие этих би-устойчивых точек. Но Мехико управляет сферой между нулём и единицей—та самая середина, которую Пойнтсмен исключил из своих верований—вероятности. Вероятность на 0.37, что к моменту, когда он прекратит свои расчёты, данный квадрат на его карте получит только одно попадание, 0.17 за то, что попаданий будет два…. </text:p>
      <text:p text:style-name="Text_20_body"><text:soft-page-break/>– А вы могли бы… <text:span text:style-name="Emphasis">сказать</text:span>,– Пойнтсмен предлагает Мехико одну из своих Кипринос Ориент, которые он держит в секретных кармашках встроченных в его лабораторные халаты,– из этой вашей карты, в какие места безопаснее всего заходить, безопаснее от ракет. </text:p>
      <text:p text:style-name="Text_20_body">– Нет. </text:p>
      <text:p text:style-name="Text_20_body">– Но позвольте— </text:p>
      <text:p text:style-name="Text_20_body">– Любой квадрат может <text:s text:c="2"/>снова <text:span text:style-name="T172">получить удар</text:span>. Попадания не мешают друг другу. Средняя плотность величина постоянная. </text:p>
      <text:p text:style-name="Text_20_body">Ничто на карте не противоречит этому. Одна лишь классическая <text:span text:style-name="T172">распределённость</text:span> Поиссона, аккуратно и тихо заполняет квадраты, всё как и должно быть… растёт к своей предопределённой форме…. </text:p>
      <text:p text:style-name="Text_20_body">– Но квадраты, которые уже получили несколько попаданий, я имею в виду— </text:p>
      <text:p text:style-name="Text_20_body">– Извините, Но это Заблуждение Монте-Карло. Неважно сколько <text:s/>уже <text:span text:style-name="T172">случилось </text:span>попада<text:span text:style-name="T172">ний</text:span> в определённый квадрат, шансы остаются теми же, какими они всегда и были. <text:span text:style-name="T172">Всякое</text:span> попадание независимо от <text:span text:style-name="T172">остальных</text:span>. Бомбы не собаки. Нет связи. Нет памяти. Нет <text:span text:style-name="T173">привитого рефлекса</text:span>. </text:p>
      <text:p text:style-name="Text_20_body">Сказать такое последователю Павлова. Это обычная самодово<text:span text:style-name="T173">л</text:span>ьная толстокожесть Мехико, или он знает о чём говорит? Если между ракетными ударами не существует связи—ни рефлекторной дуги, ни Закона Отрицательного Воздействия… тогда… он каждое утро заходит к Мехико как для болезненной хирургии. Всё более пугаясь его внешностью мальчика-певчего, его колледжевскими любезностями. Но этот визит он должен делать. Как может Мехико играться, да так запросто, со всеми теми символами непредсказуемости и страха? Невинный как дитя, возможно не осознаёт—возможно—что своей игрой он рушит элегантные залы истории, угрожает самой идее причины и следствия. Что если всё поколение Мехико окажется таким же? Не превратится ли послевоенное время в ничто помимо «событий», заново создаваемые от одного момента к другому? Никаких связей? Это конец истории? </text:p>
      <text:p text:style-name="Text_20_body">– Римляне,– Роджер и его преподобие д-р Де ла Нут однажды вечером напились вместе,– древне-римские священники клали решето на дорогу, а потом следили стебли какой травы прорастают сквозь дырки. </text:p>
      <text:p text:style-name="Text_20_body">Роджер моментально уловил связь:– «Интересно»,– обшаривая свои карманы, один за другим, чёрт, никогда когда надо—а, вот, наконец-то:– «последует ли этот случай уравнению Поиссон<text:span text:style-name="T174">а</text:span>… посмотрим…» </text:p>
      <text:p text:style-name="Text_20_body">– Мехико,– подавшись вперёд с явной враждебностью.– Проросшие стебли они применяли для лечения больных. У них решето было оче<text:span text:style-name="T174">н</text:span>ь священным предметом. А что вы сделаете со своим, которое наложили поверх Лондона? Как вы используете то, что вырастает в вашей сети смертей? </text:p>
      <text:p text:style-name="Text_20_body">– Я вас не понимаю. Это всего лишь уравнение…. </text:p>
      <text:p text:style-name="Text_20_body">Роджер вправду хочет, чтобы другим было понятно о чём от говорит. Джессика знает это. Когда они не понимают, лицо его становится белым и туманным, словно за грязным стеклом окна в вагоне поезда, словно <text:span text:style-name="T174">опущены</text:span> чуть серебристые шторки, вклиниваются пространства отделить <text:soft-page-break/>его ещё больше, тающим в своём одиночестве. Она знала с самого первого их дня, когда он <text:span text:style-name="T174">с</text:span>клонился <text:span text:style-name="T174">вбок</text:span> открыть дверь Ягуара такой убеждённый, что она ни за что не сядет. Она видела его одиночество: в его лице, в красных руках с обкусанными ногтями…. </text:p>
      <text:p text:style-name="Text_20_body">– Но так не честно. </text:p>
      <text:p text:style-name="Text_20_body">– Честнее не бывает,– с таким циничным видом, Роджер <text:span text:style-name="T174">выглядит</text:span> очень юным, как её кажется.– Все равны. Равные шансы угодить под взрыв. Равны перед ракетой. </text:p>
      <text:p text:style-name="Text_20_body">На что она выдаёт ему одну из своих гримас Фэй Рей увидевшей Кинг Конга, глаза округлились, что дальше некуда, красный рот вот-вот распахнётся в крике, и тут он вынужден рассмеяться.– «Ну. Прекрати.» </text:p>
      <text:p text:style-name="Text_20_body">– Иногда...– но что она может тут сказать? Что он всегда должен быть милым, нуждаться в ней и никогда не превращаться, как сейчас, в парящего статистического херувима, кто никогда не был в аду, но разговаривает словно он самый падший…. </text:p>
      <text:p text:style-name="Text_20_body">Капитан Прентис называет это «дешёвым нигилизмом». В тот день рядом с замёрзшим прудом недалеко от «Белого Посещения», Роджер чуть в стороне сосал сосульки, валялся на спине и махал руками, сделать отпечатки ангелов, порхающих. </text:p>
      <text:p text:style-name="Text_20_body">– Вы хотите сказать, он не заплатил…,– заглянула вверх, выше, обветренное лицо Пирата, казалось, кончается далеко в небе, покуда собственная прядка пересекла взгляд его сдержанных серых глаз. Он друг Роджера, он не заигрывал и не подчёркивал его недостатки, вообще понятия не имел, так ей казалось, про такие булавочные войны—впрочем, ему и ни к чему, потому что она сама уже во всю флиртовала… ну, ничего серьёзного, но эти глаза, в которые она никогда не могла заглянуть толком, были такие головокружительные, такие жутко бесподобные, правда…. </text:p>
      <text:p text:style-name="Text_20_body">– Чем больше V-2 ждут запуска оттуда, чтоб долететь сюда,– сказал Капитан Прентис,– тем больше у него шансов получить свою. Конечно же, нельзя сказать, что он не вносит минимальной платы. Но кто из нас нет. </text:p>
      <text:p text:style-name="Text_20_body">– Ну,– покивал Роджер позднее, когда она ему рассказала, глаза притуманились, обдумывая то, что он услышал,– тут снова проклятый кальвинистский сдвиг. Плата. И почему они всё переводят в терминологию биржи? А Прентису что надо, ещё один вариант Предложения Бевриджа, или как? Определить Коэффициент Горечи для каждого! такая прелесть—всем предстать перед комиссией, столько-то очков, если еврей, за концлагерь столько, за нехватку конечностей или жизненно важных органов, за утрату жены, любовника, близкого друга— </text:p>
      <text:p text:style-name="Text_20_body">– Я знала, что ты рассердишься,– пробормотала она. </text:p>
      <text:p text:style-name="Text_20_body">– Я не сержусь. Нисколько. Он прав. Так дешевле. Но как в таком случае, он хочет,– расхаживая сейчас по этой переполненной, тусклой, маленькой гостиной, увешанной застывшими портретами любимых охотничьих собак в стойке среди полей, что никогда не существовали, кроме как в некоторы<text:span text:style-name="T174">х</text:span> фантазиях о смерти, луга всё золотистее, когда стареет их масло льняного семени, более осенние, некрополитичные, чем даже довоенные надежды—что кончатся все перемены, надежды на долгий статичный день с фазаном застывшим в смазанном взлёте, вид уходящий наискосок через лиловые холмы в бледное небо, умный пёс насторожён вечным <text:soft-page-break/>запахом, взрыв на его голову всегда ещё только-только должен грянуть—эти надежды настолько явно, беззащитно выставлены, что Роджер при всём своём дешёвом нигилизме, не наберётся духу снять картины и поставить на пол лицом к стене– «Ну, что вы все хотите от меня, день за днём работаю среди <text:span text:style-name="T174">отпетых</text:span> лунатиков,»– Джессика, вздыхая о боже, подтягивает свои красивые ноги вверх на кресло,– «они верят в жизнь после смерти, о связи сознания-к-сознанию, в пророчества, ясновидение, телепортацию—они <text:span text:style-name="Emphasis">верят</text:span>, Джес! и—и—,»– что-то не даёт ему говорить. Она забывает о своём раздражении, подымается из кресла с узором из набухших капель, чтобы обнять его и <text:span text:style-name="Emphasis">как она только знает</text:span>, её ляжки из-под тепла юбки, её лобок, что теснится всё крепче, разогреть и возбудить его хуй, обтира<text:span text:style-name="T174">ет</text:span> остатки её губной помады о его рубашку, мускулы, прикосновения, кожи <text:span text:style-name="T175">смешались</text:span>, приливы крови—знает в точности что хочет Роджер сказать? </text:p>
      <text:p text:style-name="Text_20_body"><text:span text:style-name="Emphasis">Cознание-сознанию</text:span>, в эту позднюю ночь у окна пока он спит, прикуривая другую ценную сигарету от уголька предыдущей, переполнясь потребностью расплакаться, потому что она так ясно видит свои пределы, знает, что никогда не сможет защитить его так, как должна—от того, что может упасть с неба, от того, в чём он не смог признаться в тот день (скрипучие аллеи снега, аркады обросших льдом пригнувшихся деревьев… ветер стряхнул кристаллики снега: лилово-оранжевые существа расцветающие на её ресницах), или от м-ра <text:span text:style-name="T175">Пойнтсмена</text:span>, и от <text:span text:style-name="T175">Пойнтсмен</text:span>овской… его <text:span text:style-name="T175">такой</text:span>… мрачности, всякий раз, когда она его встречает. Научная оскоплённость. Руки, которые—она вздрагивает. Сейчас начнут проступать враждебные формы в снегу и неподвижности. Она опускает штору затемнения. Руки, которые могут точно так же <text:span text:style-name="T175">мучить</text:span> людей, как собак, и никогда не чувствовать их боли…. </text:p>
      <text:p text:style-name="Text_20_body">Свора лисиц, сброд шавок движутся в сегодняшней ночи, шебуршат но дворам и аллеям. Мотоцикл от основного шоссе, круто рыча, как истребитель, проносится через деревню в направлении Лондона. Большущие аэростаты зависли в небе, взращённые в перламутре, и воздух настолько тих, что краткий снегопад сегодняшнего утра всё ещё лежит на стальных тросах, белизна вьётся вокруг шестов перечной мяты сквозь тысячи футов ночи. А люди, которые могли бы спать в этих домах, изгнан<text:span text:style-name="T175">ы</text:span> взрывами, некоторые уже навсегда… может им сняться города сияющие в ночи фонарями, рождественские праздники виденные в детстве, а не в оглядке овец, сбившихся так беззащитно на склоне голого холма, выбеленных жутким сиянием Звезды? Или песенки, такие забавные, милые, простодушные, что их не вспомнить, когда проснёшься… сны мирного времени…. </text:p>
      <text:p text:style-name="Text_20_body">– Как это всё было? До войны?– Она знает, что уже жила тогда, ребёнком, но она не об этом спрашивает. Статические разряды в Вариациях на тему Френка Бриджа, расчёска для закрученных мозгов по Радио Би-Би-Си, бутылка Монтраше, подарок от Пирата, охлаждается у кухонного окна. </text:p>
      <text:p text:style-name="Text_20_body">– Ну, в общем,– скрипучим голосом старого пердуна, парализованная рука тянется щипнуть её за грудь <text:span text:style-name="T175">в </text:span>сам<text:span text:style-name="T175">ой</text:span> мерзк<text:span text:style-name="T175">ой манере</text:span>, как<text:span text:style-name="T175">ую только</text:span> он знает,– это, девонька, зависит от того <text:span text:style-name="T175">которую</text:span> войну, ты имеешь в виду.– И вот она подходит, слюна в уголке его нижней губы собирается, ве, и капает тонкой белесой ниточкой, он такой умный, натренировал все самые гадкие гадости…. </text:p>
      <text:p text:style-name="Text_20_body"><text:soft-page-break/>– Брось, Роджер. Я серьёзно. Я не помню.– Наблюдает ямочки, что всплыли по сторонам его рта, пока он обдумывает, улыбаясь ей странной улыбкой. <text:span text:style-name="Emphasis">Так это будет, когда мне перевалит за тридцать</text:span>… промелькивают несколько детей, сад за окном, голоса <text:span text:style-name="Emphasis">Мама, что тут</text:span>… огурцы и лук на разделочной доске, цветки дикой моркови, взбрызги сияюще жёлтого, <text:span text:style-name="T175">на </text:span>тёмной, очень зелёной лужайке и его голос— </text:p>
      <text:p text:style-name="Text_20_body">– <text:span text:style-name="Emphasis">Я</text:span> помню только, что это было глупо. Просто потрясающе глупо. Ничего не происходило. Ах, да Эдвард VIII отрёкся. Он полюбил— </text:p>
      <text:p text:style-name="Text_20_body">– Это я знаю. Читаю журналы. Но на что это было<text:span text:style-name="Emphasis"> похоже</text:span>? </text:p>
      <text:p text:style-name="Text_20_body">– Просто… да просто чертовски глупо. И всё. Переживали о вещай, которые вообще—Джес, ты вправду не помнишь? </text:p>
      <text:p text:style-name="Text_20_body">Игры, фартучки, подружки, чёрный котёнок в проулке с белыми лапками, праздники всей семьёй у моря, солёная вода, рыба на сковородке, катанье на осле, персиковая таффета, мальчик по имени Робин… </text:p>
      <text:p text:style-name="Text_20_body">– Ничего такого, что пропало бы полностью, чего я больше не смогу найти. </text:p>
      <text:p text:style-name="Text_20_body">– Даже так. А по <text:span text:style-name="Emphasis">моим</text:span> воспоминаниям— </text:p>
      <text:p text:style-name="Text_20_body">– Ну, и?– Они оба улыбаются. </text:p>
      <text:p text:style-name="Text_20_body">– Кто-то принимает много аспирина. Другой пьёт или пьян постоянно. Кто-то переживает чтобы его выходные костюмы хорошо сидели. Кто-то презирает высшие классы, но из кожи вон лезет, чтобы держаться как они…. </text:p>
      <text:p text:style-name="Text_20_body">– А кто-то всю дорогу хрюкает, хрю, хрю...,– Джессика заходится смехом, потому что он добрался до места на её боку под свитером где, как он знает, она не может вынести щекотки. Она съёжилась, уклонилась, и он прокатился мимо свалиться с дивана, но тут же вернулся и ей уже щекотно где бы он ни ухватил, за щиколотку, за локоть— </text:p>
      <text:p text:style-name="Text_20_body">Но вдруг ударяет ракета. Жуткий взрыв совсем рядом с деревней: сам состав воздуха, время, изменились—оконная рама распахнута внутрь, деревянно попискивает, пока весь дом продолжает трястись. </text:p>
      <text:p text:style-name="Text_20_body">Сердца их колотятся. Барабанные перепонки напряжены болезненным звоном сверхдавления. Невидимый поезд громыхает прочь над крышей…. </text:p>
      <text:p text:style-name="Text_20_body">Они сидят неподвижно, как нарисованные псы, молча, странно неспособные прикоснуться. Смерть вошла в дверь через кухню: стоит, глядя на них, железная и терпеливая, с видом, который говорит <text:span text:style-name="Emphasis">а попробуй-ка меня пощекотать</text:span>.... </text:p>
      <text:p text:style-name="P268"><draw:frame draw:style-name="fr1" draw:name="Image10" text:anchor-type="paragraph" svg:width="6.9252in" svg:height="0.3661in" draw:z-index="9"><draw:image xlink:href="Pictures/1000000000000B720000009B428C9716555D8079.png" xlink:type="simple" xlink:show="embed" xlink:actuate="onLoad" loext:mime-type="image/png"/></draw:frame></text:p>
      <text:p text:style-name="P151">(1) </text:p>
      <text:p text:style-name="P273">ВЗ Палата Абреакции</text:p>
      <text:p text:style-name="P273"><text:soft-page-break/>Госпиталь Св. Вероники </text:p>
      <text:p text:style-name="P273"><text:span text:style-name="T176">Б</text:span>ончеплгейт, Е1 </text:p>
      <text:p text:style-name="P273">Лондон, Англия </text:p>
      <text:p text:style-name="P273">Зима 1944 </text:p>
      <text:p text:style-name="P287">Парнишке из Кеноши </text:p>
      <text:p text:style-name="P287">Общая Почта </text:p>
      <text:p text:style-name="P287">Кеноша, Висконсин, США</text:p>
      <text:p text:style-name="P35"><text:s/></text:p>
      <text:p text:style-name="Text_20_body"><text:tab/>Дорогой сэр, </text:p>
      <text:p text:style-name="Text_20_body">Я когда-нибудь в жизни Вас о чём-то просил? </text:p>
      <text:p text:style-name="Text_20_body">Искренне Ваш, </text:p>
      <text:p text:style-name="P280">лейт. Тайрон Слотроп </text:p>
      <text:p text:style-name="Text_20_body"/>
      <text:p text:style-name="P273">Общая Почта </text:p>
      <text:p text:style-name="P273">Кеноша, Виск., США </text:p>
      <text:p text:style-name="P273">несколькими днями позже </text:p>
      <text:p text:style-name="P287">Тайрону Слотропу, Эскв. </text:p>
      <text:p text:style-name="P287">ВЗ Палата Абреакции </text:p>
      <text:p text:style-name="P287">Госпиталь Св. Вероники </text:p>
      <text:p text:style-name="P287"><text:span text:style-name="T177">Б</text:span>ончеплгейт, Е1 </text:p>
      <text:p text:style-name="P287">Лондон, Англия </text:p>
      <text:p text:style-name="Text_20_body"><text:tab/>Дорогой м-р Слотроп: </text:p>
      <text:p text:style-name="Text_20_body">Такого не случалось. </text:p>
      <text:p text:style-name="P286">Парнишка из Кеноши </text:p>
      <text:p text:style-name="P286"/>
      <text:p text:style-name="Text_20_body">(2) Хитрожопый юнец: А, я делал все эти старомодные танцы, я делал «Чарльстон», а и «Большое Яблоко» тоже! </text:p>
      <text:p text:style-name="Text_20_body">Старый танцор ветеран: Спорим, ты никогда не сделал «Кеношу», паренёк. </text:p>
      <text:p text:style-name="Text_20_body"/>
      <text:p text:style-name="Text_20_body">(2.1) Х.Ю.: Блин! Я делал все те танцы, я делал «К<text:span text:style-name="T178">асл</text:span> Вок», и я делал «Линди» тоже! </text:p>
      <text:p text:style-name="Text_20_body"><text:soft-page-break/>С.Т.В.: Спорим, ты никогда не сделал того «Парнишку из Кеноши». </text:p>
      <text:p text:style-name="Text_20_body"/>
      <text:p text:style-name="Text_20_body">(3) Младший сотрудник: Ну, он избегал меня, и я подумал может это из-за Дела Слотропа. Если он считает меня виновным— </text:p>
      <text:p text:style-name="Text_20_body">Старший (заносчиво): Тебя! Да, никогда Пар<text:span text:style-name="T182">нишка</text:span> из Кеноши и на секунду не подумал бы, что ты… </text:p>
      <text:p text:style-name="Text_20_body"><text:line-break/>(3.1) Старший (изумлённо): Тебя? Никогда! Да, чтоб Пар<text:span text:style-name="T182">нишка</text:span> из Кеноши хоть на секунду бы подумал, что ты…? </text:p>
      <text:p text:style-name="Text_20_body"><text:line-break/>(4) И в конце того великого дня, когда он представил нам огненными письменами в небесах все нужные слова, которыми мы восхищаемся и поныне, которыми мы заполняем наши словари, <text:span text:style-name="T182">смиренный</text:span> голос маленького Тайрона Слотропа, с тех пор восславляемого в легендах и песнях, раздался пробиваясь вверх к вниманию Парн<text:span text:style-name="T182">ишки</text:span>: – «Ты никогда не делал этого, Пар<text:span text:style-name="T182">нишка</text:span> из Кеноши!» </text:p>
      <text:p text:style-name="Text_20_body">Все эти варианты текста «Ты никогда не делал Парн<text:span text:style-name="T182">ишку</text:span> из Кеноши» поглощают внимание Слотропа, когда из белизны над головой склоняется доктор, чтобы разбудить и начать сессию. Игла вскальзывает безболезненно в вену точно за сгибом локтя: 10% Sodium Amytal, один cc в одной дозе, как положено. </text:p>
      <text:p text:style-name="Text_20_body"><text:line-break/>(5) Возможно ты профукал Филадельфию, обручил Рочестер, обжулил Жолиет, но ты никогда не сделал парн<text:span text:style-name="T182">ишку</text:span> из Кеноши. </text:p>
      <text:p text:style-name="P36">(6) (День Вознесения и жертвы. Блюдётся повсеместно. Обжаривается жир, каплет кровь и подгорает в солоно коричневый…) Ты делал Шарлотвилского поросёнка, <text:span text:style-name="T182">голубчик</text:span>, Форестхилского жеребёнка, <text:span text:style-name="T182">голубчик</text:span>. (Отсюда затихая…) Ларедского ягнёнка. <text:span text:style-name="T182">Голубчик</text:span>. О-го. Погоди. Что такое, Слотроп? Ты никогда не делал парня из Кеноши. Очнись, Слотроп.</text:p>
      <text:p text:style-name="P222"/>
      <text:p text:style-name="P222">Мой кулак уже торчком, </text:p>
      <text:p text:style-name="P222">Не злись,</text:p>
      <text:p text:style-name="P222">Запишись, </text:p>
      <text:p text:style-name="P222">Вва-ли, Слотроп! </text:p>
      <text:p text:style-name="P222"/>
      <text:p text:style-name="P222">Джексон, это похуй мне, </text:p>
      <text:p text:style-name="P222">Покажь свой значок, что был на войне,</text:p>
      <text:p text:style-name="P222">Вва-ли, Слотроп! </text:p>
      <text:p text:style-name="P222"><text:soft-page-break/></text:p>
      <text:p text:style-name="P222">Меня тут не любят, не могут понять, </text:p>
      <text:p text:style-name="P222">Лишь ищут куда бы ещё послать…. </text:p>
      <text:p text:style-name="P222">Голову мне продырявь, провода в мозги мне вставь, </text:p>
      <text:p text:style-name="P222">Вену проткни иглой, </text:p>
      <text:p text:style-name="P222">Слотроп, очнись! </text:p>
      <text:p text:style-name="P36"/>
      <text:p text:style-name="Text_20_body">ПРПУК: Сегодня мы хотим чуть подробней поговорить о Бостоне, Слотроп. Помните в прошлый раз мы говорили о неграх в Роксбери. Мы знаем для вас это не слишком приятно, но постарайтесь, соберитесь. Итак—где вы. Слотроп? Вы что-нибудь видите? </text:p>
      <text:p text:style-name="Text_20_body">Слотроп: Ну, не <text:span text:style-name="T182">совсем</text:span>, не то, чтобы вижу… </text:p>
      <text:p text:style-name="Text_20_body">С рёвом по эстакаде подземки, только в Бостон, сталь и углеродный саван на древней кирпичной кладке— </text:p>
      <text:p text:style-name="P222">Этот ритм словил меня, </text:p>
      <text:p text:style-name="P222">О, бэби, этта свинг, свинг, свинг! </text:p>
      <text:p text:style-name="P222">Ей-ей, меня словил, </text:p>
      <text:p text:style-name="P222">Прикинь, весь-целый-мир-вокруг поёт, </text:p>
      <text:p text:style-name="P222">Я в жизни не слыхал столь-сладких-звуков, </text:p>
      <text:p text:style-name="P222">Таких нет даже за углом, на Бейсин-Стрит, </text:p>
      <text:p text:style-name="P222">И в этом ритме, крошка, мы будем делать </text:p>
      <text:p text:style-name="P223">Свинг, свинг, свинг,</text:p>
      <text:p text:style-name="P223">Давай же, крошка… вжарим… свинг! </text:p>
      <text:p text:style-name="P36"/>
      <text:p text:style-name="P34">Чёрные лица, белые скатерти, мерцание очень острых ножей в ряд с тарелками… дым табака и «плана» <text:s/>меша<text:span text:style-name="T179">ются по полной</text:span>, глаза <text:span text:style-name="T180">на лоб лезут</text:span>, <text:span text:style-name="T180">над</text:span><text:span text:style-name="T58">ы́</text:span><text:span text:style-name="T180">хаешься</text:span> этай <text:s/>дури <text:span text:style-name="T180">аж</text:span> мазги <text:span text:style-name="T180">утюжит, с</text:span> ходу, бу спок! </text:p>
      <text:p text:style-name="Text_20_body">ПРПУК: Это было «бу спок», Слотроп? </text:p>
      <text:p text:style-name="Text_20_body">Слотроп: Да ладно вам, парни… зачем вот так вот сразу… </text:p>
      <text:p text:style-name="Text_20_body">Белые ребята из колледжа, орут заказы гру<text:span text:style-name="T183">п</text:span>пке джазменов на возвышении. Голоса из восточных частных школ, выговарива<text:span text:style-name="T183">ют</text:span> «жопа» чуть округляют губы и <text:span text:style-name="T183">выходит</text:span> <text:span text:style-name="Emphasis">жииопя</text:span>… они оттягиваются, отрываются. Аспидистры, здоровенные филадендроны, широкие зелёные листья и джунглевые пальмы свисают в полумрак… пара барменов, один очень светлый Западно-<text:soft-page-break/>Индианец, хрупкий, с усиками, его напарник в беготне, чёрный как рука в вечерней перчатке, бесконечно снуют перед глубоким океаническим зеркалом, что заглотило большую часть зала в свои металлические тени… сотня бутылок удерживают свой отсвет лишь на секунду, прежде чем он отплывает в зеркало… даже если кто-то пригнётся прикурить сигарету, пламя отражается обратно как тёмная оранжевость заката. Слотроп не может даже различить своё белое лицо. Какая-то женщина поворачивается взглянуть на него от стола. Её глаза говорят ему, мгновенно, что он из себя представляет. Губная гармошка в его кармане возвращается к медной инерции. Вес. Дурацкая принадлежность. Но он без неё никуда. </text:p>
      <text:p text:style-name="Text_20_body">Наверху, в мужской уборной Бального Зала Роузленд он млеет коленопреклонённый над туалетным унитазом, выблёвывая пиво, гамбургеры, домашнее печенье, фирменный салат с французским соусом, полбутылки Мокси, послеобеденные сладости, плитку Кларка, фунт солёного арахиса, и целку одной девушки из Радклифа, старомодной. Без пр<text:span text:style-name="T183">е</text:span>дупреждения, пока слёзы струятся из его глаз, ПЛЮХ! выпадает гармошка в, ййееееххк, отвратную дыру! Мгновенно пузырьки скользят вдоль её блестящих боков кверху, вдоль коричнево деревянного края, где-то <text:span text:style-name="T183">лакированном</text:span>, где-то по<text:span text:style-name="T183">вытертом</text:span> губами, эти мелкие серебряные зёрнышки распоясываются по ходу спуска гармошки в белокаменную шейку матки и в ночь за <text:span text:style-name="T183">н</text:span>ею следом, там внизу… Придёт день и в армии США ему выдадут рубашки, карманы которых можно застегнуть, но в те довоенные дни он мог довериться лишь крахмалу в своих белоснежных <text:span text:style-name="T1">Эроу</text:span>, чтобы тугие карманы удерживали содержимое от… Но нет же, нет, дурак, гармошка выпала, помнишь? Нижний регистр запел на мгновенье ударившись о фаянс (где дождь стучит в окно, и наверху вент-канал из листового железа на крыше: холодный дождь Бостона) и поперхнулся водой в полосах завершающих, жёлчно-коричневых разводах его рвоты. Уже не вернуть. Либо простись с гармошкой, твоим серебряным шансом на песню, или отправляйся вслед. </text:p>
      <text:p text:style-name="Text_20_body">Вслед? Красный, негр чистильщик-бой, выжидает у своего сиденья пыльной кожи. Негры по всему Роксбери ждут. «Чероки» доносится воплем из танцзала внизу, покрывая хай-хэт, контрабас, тысячу пар ног, где вертлявый розовый свет предлагает не бледных юнцов из Гарварда с их подружками, но толпу в пух и прах принаряженных краснокожих. А сама песня ещё одна фальшивка про преступления бледнолицых. Немало музыкантов забредали в течение «Чероки», да не все прошли её всю из конца в конец. Все эти длинные, долгие ноты… что они замышляют всё это время там, внутри? это индейский духовный заговор? В центре Нью-Йорка, гони скорей успеть на последнее представление—7-я Авеню, между 139-й и 140-й, сегодня, «Ярдбёрд» Паркер сегодня выдаёт открытие как у<text:span text:style-name="T183">д</text:span>алось ему использовать ноты из верхушек этих же аккордов и разложить мелодию в охренеть какой по полной ёбаный пулемёт или не знаю что, мэн, он слетел с катушек тридцать вторые ноты тридцатьвторушки произнеси это очень (тридцатьвторушка) быстро и <text:span text:style-name="T181">лилипуточным</text:span> голос<text:span text:style-name="T181">к</text:span>ом, если ты в состоянии тут врубиться, покидая Чилли Хауз Дэна Волза, и вдоль по улице—блядь, вдоль любой из улиц (его подача, к '39-му, хорошее начало: глубоко в его самых утверждающих соло уже крячет бездельное, насмешливое дам-де-ду-дамканье госпожи ёб твою Смерти личной персоной) по радиоволнам, в развлекательны<text:span text:style-name="T183">х</text:span> программ<text:span text:style-name="T183">ах</text:span>, в своё время просочится <text:span text:style-name="T183">и </text:span>в <text:span text:style-name="T183">спрятанные</text:span> динамики городских лифтов и во все маркеты, опрокинуть колыбельные Человека, подмять изматывающий хлам бесконечного, трусливого звуконаложения струн… Так что это пророчество, даже здесь, на <text:soft-page-break/>дождливой Массачусетс Авеню, начинает нынче срабатывать в «Чероки», саксофоны внизу выдают, ух, ты! крутую стоящую хрень…. </text:p>
      <text:p text:style-name="P37">Если Слотроп погонит за гармошкой в унитаз, то это возможно лишь головой вперёд, что не очень хорошо, потому что его жопа остаётся в воздухе беззащитной, а с неграми вокруг <text:span text:style-name="T183">такое</text:span> тебе как раз и <text:span text:style-name="T184">ни к чему</text:span>, его лицо где-то там в вонючей темноте, а коричневые пальцы, сильные и умелые, вмиг распускают его пояс, расстёгивают ширинку, сильные руки удерживают его ноги врозь—он чувствует холодный от Лизола воздух на своих ляжках, пока сдёргиваются его короткие трусы, <text:span text:style-name="T184">вот уже </text:span>сейчас, с цветастыми блёснами на окуня и мухами на форель по ним. Он бьётся втискиваясь в дыру унитаза, и тут глухо, сквозь зловонную воду, доходит звук всей тёмной банды жутких негров врывающихся с радостными воплями в уборную для белых мужчин, сбиваются вокруг несчастного извивающегося Слотропа, ещё и свингуют как у них водится припе<text:span text:style-name="T184">вая</text:span>, «Припудри меня тальком, Малкольм!» А чей ещё им отвечает голос, если не Красного, боя-чистильщика, который наяривал патентованные чёрные Слотропа раз двадцать, на коленях, прихлёстывая бархаткой в такт оркестру… вот Красный, высоченный, тощий, в экстравагантно перекрашенных волосах, бой-чистильщик, который был просто «Красным» для гарвардских студентов:– «Эй, Красный, в твоём там ящичке презерватив найдётся?», «Как насчёт счастливого телефонного номерка, Красный?»—тот самый негр, чьё настоящее имя только сейчас, наполовину в унитазе, наконец, достигло слуха Слотропа—пока толстенный палец с каплищей очень скользкого желе или крема скользит меж половинок в дыру его жопы приглаживая волосы как линии волнистых гор вокруг речной долины—<text:span text:style-name="Emphasis">настоящее имя его Малкольм</text:span>, и его знают все чёрные хуи, Малкольм, который знал его всё время—Красный Малкольм Несусветный Нигилист грит:–«Боже ж мой, у него жопа больше, чем он сам, не?» Охренеть, Слотроп, как тебя угораздило в такую позу! И хотя ему уже удалось протиснуться настолько вниз, что торчат одни только ноги, а ягодицы ворочаются и колышутся чуть ниже уровня воды, как бледные купола льда. «Держи его, братва, уходит!» «<text:span text:style-name="T184">А</text:span>х, ты <text:span text:style-name="T184">ж</text:span>!» Далёкие руки вцепляются в его икры, щиколотки, обрывают подвязки и дёргают клетчатые носки, что мама связала ему в Гарвард, но они достаточно плотные, или он уже так далеко засунулся в унитаз, что почти совсем не чувствует их рук…. </text:p>
      <text:p text:style-name="P152">Потом он их сбрыкнул, оставил захват последнего негра наверху позади и свободен, скользкий как рыба, его девственная жопа спасена. Тут кто-то может сказать, ого! благодари Бога за <text:span text:style-name="Emphasis">это</text:span>, а другие прокряхтят, эх жаль, но Слотроп не сказал ни так: ни эдак, потому что он ничего так особо не чувствует. А и его потерянную гармошку <text:span text:style-name="Emphasis">всё ещё</text:span> нигде не видать. Свет тут, внизу, тёмно-серый и довольно слабый. Уже сколько-то времени он замечает говно тщательно укоренившееся по сторонам этого керамического (к этому моменту, уже железного) тоннеля, в котором и он: такое говно невозможно смыть, смешанное с минералами жёсткой воды по ходу всего старательно коричневого моллюско-крученного маршрута, узоры полные значений, придорожные рекламные знаки туалетного мира, привязчиво липкие, криптичная глиптика, эти формы выпячиваются и гладко отстают пока он так и движется вдоль длинной затуманенной линии канализации, звуки «Чероки» всё ещё очень глухо пульсируют над головой, провожая его к морю. Он обнаружил, что может опознать некоторые следы говна определённо принадлежащие тому или иному <text:span text:style-name="T185">гарвардскому</text:span> приятелю из числа его знакомых. Какая-то часть, конечно же, должна быть негритянским говном, но оно всё такое похожее. <text:span text:style-name="T185">О-па</text:span>, а вот это <text:soft-page-break/>«Проглота» Бидла, наверняка, с той ночи как мы ели чоп-суей в Промашке Фью потому что тут вон те бобовые ростки и даже отдаёт тем же соусом из дикой сливы… по-моему, некоторые чувства явно обостряются… ух-ты… Промашка Фью, это ж несколько месяцев тому назад. А и вот от Дампстера Виларда, у него недавно запор приключился, не так ли—вот это чёрное говно противное как резина, что однажды откристаллизируется навсегда до тёмно-янтарного. В этих притуплённых, цепких мазках по стене (что реверсивно излагают про свою сплочённость) он может, теперь такой сверхъестественно говно-чуткий, прочитывать былые муки внутри бедного Дампстера, который пытался покончить с собой в последний семестр: дифференциальные уравнения никак не складывались для него ни во что элегантное, мать в шляпке с короткими полями и в шёлковых гольфах наклонилась через стол Слотропа в Большом Жёлтом Гриле Сиднея закончить за него бутылку канадского эля, девушки Редклифа, что избегали его, чёрные профессионалки, которых ему разрекламировал Малкольм, и те причиняли ему эротическую жестокость за доллар, или на сколько хватало выдержать, или, если чек Мамы запаздывал, на сколько он мог себе позволить. Оставшись позади, вверх по течению, барельеф Дампстера теряется в сером свете, а Слотроп тем временем минует знаки Вилла Стониблока, Дж<text:span text:style-name="T185">о</text:span> Питера Питта, Джека Кеннеди, сына посла—нет, но где к чёрту этот Джек сегодня? Если кто-то и мог спасти сегодня ту гармошку, так это, нечего и сомневаться, Джек. Слотроп восхищается им со стороны—он <text:span text:style-name="T185">спортивный</text:span>, и добрый, и один из самых уважаемых парней в классе Слотропа. Хотя глупо, конечно, что так получилось. Джек… смог бы Джек затормозить её, как-то, в падении, нарушить закон притяжения? Где-то тут, в этом проходе к Атлантике, запах<text:span text:style-name="T185">и</text:span> соли, водорослей, разложения доносятся к нему издалека, как и звук прибоя, да, похоже, что Джек смог бы. Ради всех несыгранных мелодий, миллионов блюзовых строк, ради нот вопреки официальным частотам, всех тех вывертов, на которые у Слотропа вообще-то не хватало дыхания… нет, пока что, но однажды… ну, по крайней мере если (когда…) он найдёт инструмент, тот будет хорошенько промочен, намного легче извлекать звуки. Утешающая мысль, чтобы нести с собой уносясь по канализации. </text:p>
      <text:p text:style-name="P38"/>
      <text:p text:style-name="P224">Сквозь унитаз, <text:span text:style-name="T185">ты </text:span>взгляни на меня,</text:p>
      <text:p text:style-name="P224">Вот дурак попался,</text:p>
      <text:p text:style-name="P224">Хоть бы не начали ссать </text:p>
      <text:p text:style-name="P224">Дирли тирли трали рался </text:p>
      <text:p text:style-name="P38"/>
      <text:p text:style-name="Text_20_body">И в ту <text:span text:style-name="T185">же </text:span>секунду раздался этот страшенный плеск выше по линии, шум нарастает как мощный прилив, вздымая плотную волну говна, блевотины, туалетной бумаги, мелкого дерьма, что присыхает на волосне вокруг жопы, в умопомрачительной мозаике, мчит на паникующего Слотропа как поезд столичной подземки на свою жертву. Бежать некуда. Оцепенев, он уставился назад через плечо. Высокая волна, <text:span text:style-name="T185">развевающая</text:span> за собой длинные усики говнобумаги, это цунами настигает его—ГААХХ! он пробует уйти в последний момент дохленьким брассом, но цилиндр отходов уже <text:span text:style-name="T186">саданул</text:span>, тёмный как холодный говяжий студень, по его позвоночнику, <text:soft-page-break/><text:span text:style-name="T186">смёл, </text:span><text:s/>бумага охлёстывает, обворачивает его губы, ноздри, всё пропало и пропахло говном пока ему приходится смаргивать микро-какашки с ресниц, это хуже чем когда тебя торпедируют япошки! коричневая жижа прёт дальше, унося его беспомощного… похоже, он кувырка<text:span text:style-name="T186">ет</text:span>ся как попало—хотя трудно сказать в этом тусклом урагане говна, глазу не за что зацепиться… время от времени он тёрся о колючий кустарник, или может быть низкорослые густые деревца. Ему подумалось, что уже не чувствует твёрдости стен после того, как закувыркался, если это то, что он делает. </text:p>
      <text:p text:style-name="Text_20_body">С какого-то момента коричневый мрак вокруг него начинает светлеть. Типа рассвет. Мало-помалу головокружение покидает его. Последние полосы сральной бумаги, тянущиеся от него к жиже, опадают… <text:span text:style-name="T186">с грустью</text:span>, растворяясь, прочь. Жуткий свет падает на него разрастаясь, водянистый мраморный свет, лишь бы не надолго, он страшится того, что этот свет, похоже, хочет показать. Но «связные» живут в этих отходных пределах. Люди, которых он знает. В скорлупе древних руин плотной кладки—изношенные ячейки, одна <text:span text:style-name="T186">подле</text:span> другой, многие без крыш. Дрова горят в чёрных каминах, вода вскипает в ржавых оптовых коробках фасоли лима и пар подымается к щелястым дымоходам. И они сидят вокруг на искрошившейся брусчатке занятые чем-то… ему трудно сказать чем… чем-то несколько религиозным…. Спальни полностью обставлены, с огнями, что шевелятся и мерцают, бархат свисает со стен и потолка. До самой последней синей бусинки, пропущенной, слежавшейся с пылью под лакированной тумбой роскошного патефона, до последнего паучка и сложной взлохмаченности ковёрного ворса, эти жилища потрясают его своей запутанностью. В этом месте скрываются от катастрофы. Не обязательно от смыва в Унитаз—такое тут не в диковинку, просто неизбежное неудобство, позади древнего неба в его разъеденной однотонности оттенка—но что-то ещё ужасно не так в этих краях, что-то чего бедняга Слотроп не может услышать или увидеть… как будто тут каждое утро Пирл-Харбор невидимо обрушивается с неба.... У него туалетная бумага в волосах, а в правой ноздре застрял мохнатый клок волосни с присохшим говном. Ве, ве. Разруха и упадок безмолвно придавили этот ландшафт. Ни солнца, ни луны, только протяжные ровные синусоиды света. Это говно какого-то негра, он уверен—затвердело как зимняя козюлина, когда он пробует вытащить. Ногти доцарапались до крови. Он стоит снаружи всех этих коммунальных комнат и пространств, снаружи, в своём персональном утре посреди пустыни, красновато-коричневый коршун, два, зависли на воздушном потоке оглядывая горизонт. Холодно. Дует ветер. Он чувствует лишь свою отстранённость. Они зазывают его внутрь, но он не может присоединиться к ним. Что-то его не пускает: зайти внутрь, это словно бы дать какую-то клятву на крови. Они его уже не выпустят никогда. И как знать, от него могут потребовать сделать что-то… что-то такое…. </text:p>
      <text:p text:style-name="Text_20_body">И тут каждый отдельный камень, каждый кусок фольги, полено дров, пучок растопки или тряпка подскакивают вверх и вниз, приподымаются на три метра и снова падают ударяя в мостовую с твёрдым стуком. Свет сгустился до цвета тёмно-зелёной воды. Во всех улицах обломки подымаются и падают в унисон, словно во власти какой-то глубокой постоянной волны. Невозможно что-нибудь различить сквозь этот вертикальный танец. Перестук по мостовой длится одиннадцать битов, двенадцатый пропущен, и цикл начинается заново… это ритм какого-то традиционного американского напева… На улицах ни души. Сейчас рассвет или сумерки. Части обломков, которые из металла, блестят с упорным, почти синим постоянством. </text:p>
      <text:p text:style-name="Text_20_body"><text:soft-page-break/></text:p>
      <text:p text:style-name="P225">Уже не помнишь Красного Малкольма, что наверху остался, </text:p>
      <text:p text:style-name="P225">В причёске Красный Дьявол до Волос Дорвался… </text:p>
      <text:p text:style-name="P39"/>
      <text:p text:style-name="Text_20_body">Ну, и вот этот самый Крачфилд, или Крочфилд, западопроходец. Не «архитипический» западопроходец, но<text:span text:style-name="Emphasis"> единственный</text:span>. Пойми, он был всего один. И всего один индеец, который с ним бился. Один бой, одна победа. И только один президент, и один убийца, и одни выборы. Точно. От всего, что есть всего по одному. Ты подумал о солипсизме и представил структуру для наполнения—на твоём уровне—всего лишь, жутко подумать, одним. И можешь не рассчитывать на какие-то ещё уровни. Но оказывается, оно не так уж и одиноко. Пустовато, да, но намного лучше, чем в полном одиночестве. Всего по одному от всего совсем не так уж и плохо. Половина Ковчега лучше, чем никакого. Этот самый Крачфилд закоричневел от солнца, ветра и грязи—на фоне тёмно-коричневых досок амбара, или это конюшня, он дерево несколько иной породы и обстружки. Он добродушный, крепко сбитый, на фоне лиловых склонов гор, и смотрит наполовину в солнце. Его тень резко оттянута назад поверх <text:span text:style-name="T186">с</text:span>плетений древесины в конюшне—брусья, косяки, стойки сто<text:span text:style-name="T186">й</text:span>л, перекладины ясл<text:span text:style-name="T186">ей</text:span>, стропила, доски потолка пронизанные солнцем: слепящая небесная твердь даже в этот неверный час суток. Кто-то играет на губной гармошке позади уборной во дворе—какой-то музыкальный проглот, в рот всасывающий гигантские пятинотные аккорды помимо самой мелодии </text:p>
      <text:p text:style-name="Text_20_body"/>
      <text:p text:style-name="P226">Средь Долины Красной Реки <text:s/>говорят, <text:span text:style-name="T192">в этот раз</text:span></text:p>
      <text:p text:style-name="P228"><text:span text:style-name="T187">П</text:span>оток снёс тебя <text:span text:style-name="T187">в</text:span> унитаз— </text:p>
      <text:p text:style-name="P226">Присядь, отдохни, <text:span text:style-name="T187">хвост держи пистолетом,</text:span> </text:p>
      <text:p text:style-name="P226">Канализации близок конец, </text:p>
      <text:p text:style-name="P226">Держись, молодец, </text:p>
      <text:p text:style-name="P227">На всём свете этом</text:p>
      <text:p text:style-name="P226">Не най<text:span text:style-name="T187">ти</text:span> крепче говна, </text:p>
      <text:p text:style-name="P226">Чем на </text:p>
      <text:p text:style-name="P226">Наших крутых берегах. </text:p>
      <text:p text:style-name="P40"/>
      <text:p text:style-name="Text_20_body">О, так это Красная Река, точно, если не веришь спроси того «Красного», когда появится (сказать вам что значит Красные, вы ФДРовские <text:span text:style-name="T187">прихлебатели</text:span>, они хотят всё позабирать, а у женщин ноги волосатые, всё им отдай или взорвут круглой чёрной железякой посреди ночи кровавой через Полаков в серых шапках, всяких там окав, ниггеров, да, особенно через нигеров…) </text:p>
      <text:p text:style-name="Text_20_body"><text:soft-page-break/>Ну, тут, в общем, дружок Крачфилда как раз вышел из сарая. Его дружок на это время, по крайней мере. Крачфилд оставил полосу дружков с разбитым сердцем по всей этой широкой щелочной равнине. Одного слабачка в Южной Дакоте, </text:p>
      <text:p text:style-name="P226">Одного в Сан Берду бандитика,</text:p>
      <text:p text:style-name="P226"><text:span text:style-name="T187">К</text:span>итайчонка <text:span text:style-name="T187">о</text:span>дного, что с<text:span text:style-name="T187">линял</text:span> с железной дороги,</text:p>
      <text:p text:style-name="P226">Одного с триппер<text:span text:style-name="T187">к</text:span>ом, с зобом <text:span text:style-name="T188">одного</text:span>, </text:p>
      <text:p text:style-name="P226">Одного в последней стадии прока-з<text:span text:style-name="T187">ы</text:span>, </text:p>
      <text:p text:style-name="P226">Зато с широким тазом,</text:p>
      <text:p text:style-name="P226">Хромого на левую, хромого на правую, </text:p>
      <text:p text:style-name="P226">Хромого на обе ноги, всех будет три! </text:p>
      <text:p text:style-name="P226">Одного гом<text:span text:style-name="T187">осе</text:span>ка, даже лесбу одну, </text:p>
      <text:p text:style-name="P226">Одного негришку, одного евреишку, </text:p>
      <text:p text:style-name="P226">Одного краснокожего с бизоном одним, </text:p>
      <text:p text:style-name="P226">И охотника на бизонов из Нью Мексико </text:p>
      <text:p text:style-name="P226"/>
      <text:p text:style-name="P41">И так далее, и так далее, по одному от всего, он Белый Йобмен в <text:span text:style-name="Emphasis">terre mauvaise </text:span>делает это с любым полом и со всеми животными кроме гремучих змей (правильнее будет «кроме гремучей змеи» поскольку тут всего одна), но в последнее время у него появились такие фантазии даже насчёт <text:span text:style-name="Emphasis">гремучей змеи </text:span>тоже! Клыки легонько щекочут залупу… бледный рот широко раскрыт и жуткая радость в прищуре глаз… Его дружок на данный момент это Ваппо, норвежский юноша мулат, у которого фетиш на конские принадлежности, любит, чтоб его хлестали арапником в пропотел<text:span text:style-name="T191">ых</text:span> кожаных подсобных помещениях по ходу их скитаний, которым сегодня исполнилось три недели, довольно долгий срок для дружка продержаться. Ваппо носит набрючные чехлы из шкуры импортной газели, <text:span text:style-name="T191">что</text:span> купил ему Крачфилд в Игл Пасе у профессионального игрока в фараон с зависимостью к опиумной настойке, который пересекал великую Рио навсегда в сплошную топку дикой Мексики. Ваппо украшен также банданой пурпурно-зелёной, как и предписано (как полагают, у Крачфилда целая кладовая этих шёлковых шарфиков дома, на Ранчо Пелигросо, и он никогда не выезжает в горную местность или по тропам вдоль русла рек без заначки из пары дюжин их в своих седельных сумках. Это должно означать, что правило один-от-всякого приложимо лишь к формам жизни, типа дружков, но отнюдь не к предметам типа банданы.) А сверху Ваппо завершается высокой блестящей оперной шляпой японского шёлка. Ваппо в этот день просто стиляга, фактически, когда прогулочно выходит из конюшни. </text:p>
      <text:p text:style-name="Text_20_body">– Ах, Крачфилд,– вскидывая руку,– как мило, что ты заявился. </text:p>
      <text:p text:style-name="Text_20_body">– Ты знал, что я явлюсь, негодяйчик эдакий,– блядь, этот Ваппо такой ушлый. Так и норовит всегда подловить своего хозяина в надежде схлопотать рубец-другой от хлёсткого ремня поперёк <text:soft-page-break/>этих тёмных своих афро-скандинавских ягодиц, где сочетается каллипижная округлость наблюдаемая среди рас Тёмного Континента с напряжённо благородной мускулатурой крепкого Олафа, нашего северного кузена блондина. Но на этот раз Крачфилд возвращается к обозреванию отдалённых гор. Ваппо насупился. Его шляпа цилиндр отображает приближение холокоста. Что белому человеку вовсе ни к чему говорить, пусть даже вскользь, так это что-то типа:– «Торо Рохо собирается прискакать сегодня к ночи». Оба партнёра <text:span text:style-name="Emphasis">знают это</text:span>. Ветер, доносящий до них сырой индейский запах, достаточен для кого угодно. О, Боже, будет перестрелка и чертовски кровавая. Ветер будет дуть так сильно, что кровь забрызжет деревья с их северной стороны. У краснокожего будет собака, единственная индейская собака на все эти пепельные равнины—шавка схватится с крохой Ваппо и кончит тем, что повиснет на крюке мясника в открытой лавке на грязной плаза в Лос Мадрес, глаза широко распахнуты, шелудивая шкура всё же не тронута, чёрные блохи скачут на фоне залитой солнцем цементной штукатурки каменной церковной стены по ту сторону площади, кровь потемнела и спеклась в ране на собачьей шее, где зубы Ваппо порвали сонную артерию (а может и несколько сухожилий, потому что голова болта<text:span text:style-name="T191">е</text:span>тся на одну сторону). Крюк вонзён со спины между двух позвонков. Мексиканские дамы тычут в дохлого пса, и он неохотно покачивается в предполуденном рыночном запахе платанос для для жарки, сладких морковок из Долины Красной Реки, помятой зелени всевозможных видом, цилатро пахнущих как мускус животных, крепких белых луковиц, забродившихся на солнце ананасов, готовых вот-вот лопнуть, большущих пёстрых полок с горными грибами. Слотроп движется между ларей и висячих тряпок, невидимый, среди лошадей и собак, свиней, милиции в коричневой форме, индианок с младенцами вложенными в шали, слугами из побелённых домов дальше на склоне холма—плаза полнится жизнью и Слотроп изумлён. Разве тут не должно быть только по одному от всякого? </text:p>
      <text:p text:style-name="Text_20_body">Отв.: Да. </text:p>
      <text:p text:style-name="Text_20_body">Вопр.: Значит одна девушка индейка… </text:p>
      <text:p text:style-name="Text_20_body">Отв.: Одна чисто индейка. Одна<text:span text:style-name="Emphasis"> mestiza</text:span>. Одна <text:span text:style-name="Emphasis">criolla</text:span>. Потом: одна якви. Одна навахо. Одна аппачи— </text:p>
      <text:p text:style-name="Text_20_body">Вопр.: Минуточку! Начнём с того, что был только один индеец, которого Кранчфилд убил. </text:p>
      <text:p text:style-name="Text_20_body">Отв.: Да. </text:p>
      <text:p text:style-name="Text_20_body">Рассматривайте это как вопрос оптимизации. Страна в состоянии хорошо поддерживать только одного от всякого. </text:p>
      <text:p text:style-name="Text_20_body">Вопр.: Тогда как же все остальные? Бостон. Лондон. Те что живут в городах. Те люди реальны или как? </text:p>
      <text:p text:style-name="Text_20_body">Отв.: Некоторые реальны, а некоторые нет. </text:p>
      <text:p text:style-name="Text_20_body">Вопр.: Ну, а реальные, они нужны? или не нужны? </text:p>
      <text:p text:style-name="Text_20_body">Отв.: Это зависит от того, что вы имеете в виду. </text:p>
      <text:p text:style-name="Text_20_body">Вопр.: Блядь, я ничего не имею в виду. </text:p>
      <text:p text:style-name="Text_20_body"><text:soft-page-break/>Отв.: Зато мы имеем. </text:p>
      <text:p text:style-name="Text_20_body">На миг десять тысяч трупов <text:span text:style-name="T191">заметённых</text:span> снегом в Арденнах приобрели солнечно Диснеландовски вид пронумерованных младенчиков под белым шерстяным одеялом, дожидаясь пока их пошлют осчастливленным родителям в такие места как Ньютон Апер Фолз. Это длится всего лишь миг. Затем в следующий миг кажется, что все рождественские колокола этого мира вот-вот сольются в едином хоре—что весь их разрозненный звон станет, на этот раз, управляемым, гармоничным, разнося весть совершенного утешения, достижимого счастья. </text:p>
      <text:p text:style-name="Text_20_body">Но зарулим сегвей на склон Роксбери. Снег набился в его дуги, в рубчатые бороздки на его чёрных резиновых подошвах. Его снегоходы бряцают своими ступнями. Снег в этом трущобном мраке похож на сажу в негативе… он втекает в ночь и вытекает прочь… Кирпичные плоскости в дневном свете (он видит их только на рассвете, с болью в своих галошах, высматривая машины вверх и вниз по Холму) обращаются в пылающую ржавчину, плотную, глубокую, охваченную морозами снова и снова: запечатлены так, как он никогда не видел на Бикон-Стрит…. </text:p>
      <text:p text:style-name="Text_20_body">В тенях, чёрные и белые пятна разлеглись узором панды по его лицу, каждое из них нарост или масса рубцующихся шрамов, ожидает его знакомый, ради встречи с которым он проделал весь этот путь. Лицо вялое, как у домашней собаки и владелец лица постоянно пожимает плечами. </text:p>
      <text:p text:style-name="Text_20_body">Слотроп: Где он? Почему не пришёл? Ты кто? </text:p>
      <text:p text:style-name="P41">Голос: Парнишку прикончили. <text:span text:style-name="T191">А меня</text:span> ты знаешь Слотроп. Забыл? Меня зовут Никогда. </text:p>
      <text:p text:style-name="Text_20_body">Слотроп: (вглядываясь)<text:span text:style-name="Emphasis"> Ты </text:span>Никогда? (пауза) <text:span text:style-name="Emphasis">Сделал</text:span> Парнишку из Кеноши? </text:p>
      <text:p text:style-name="P269"><draw:frame draw:style-name="fr1" draw:name="Image11" text:anchor-type="paragraph" svg:width="6.9252in" svg:height="0.3661in" draw:z-index="10"><draw:image xlink:href="Pictures/1000000000000B720000009B428C9716555D8079.png" xlink:type="simple" xlink:show="embed" xlink:actuate="onLoad" loext:mime-type="image/png"/></draw:frame></text:p>
      <text:p text:style-name="P274">«Криптосем» является приватизированной формой тайросина, разработанной IG Farben в рамках исследовательского контракта для OKW. В него включён активизирующий агент, который в присутствии определённого компонента в семинальном растворе не выявленного и до сих пор [1934], способствует првращению тайросина в меланин, или кожный пигмент. В отсутствие семинального раствора, «Криптосем» остаётся невидимым. Никакие иные известные реагенты, среди доступных оперативным исполнителям при исполнении их заданий, не превратит «Криптосем» в визуально различимый меланин. Предлагается, для применения в криптографических целях, прилагать к сообщениям надлежащий стимул, который произведёт набухание и семяизвержение. Тщательное ознакомление с психосексуальным профилем адресата окажется неоценимо полезным. </text:p>
      <text:p text:style-name="P215">—Проф. Д-р Ласло Джамф, «Криптосем» (рекламная брошюра) Агфа, Берлин, 1934</text:p>
      <text:p text:style-name="Text_20_body"/>
      <text:p text:style-name="Text_20_body"><text:span text:style-name="T193">Набросок</text:span> на плотной кремовой бумаге под чёрно-буквенным штампом GEHEIME KOMMANDOSACHE, весьма подробно передающий, чернилом и ручкой, <text:span text:style-name="T193">фигуру</text:span>, немного в <text:soft-page-break/>стиле скабрезных картинок фон Байроса и Бирдсли. Эта женщина абсолютный дубликат Скорпии Мосмун. Комната одна из тех, о которых они говорили, но никогда не видели, комната, где они хотели бы однажды поселиться, углубление бассейна, шёлковый тент ниспадающий с потолка—прямо тебе съёмочная площадка Де Милля, стройные <text:span text:style-name="T193">умащённые</text:span> девушки прислужницы, намёк на полуденный свет с потолка, Скорпия раскинулась среди пухлых подушек в точной копии корсетки бельгийского кружева, тёмных чулках и туфельках, о чём он мечтал довольно часто, но никогда— Нет, конечно же он никогда ей ничего не говорил. Он никому не говорил. Как любой молодой человек вырастающий в Англии, он обусловлено испытывал эрекцию в присутствии определённых фетишей, а потом обусловленно сгорал от стыда за свои новые рефлексы. Может Они (Они?) где-то держат досье, как-то умудри<text:span text:style-name="T193">л</text:span>ись отсле<text:span text:style-name="T193">дит</text:span>ь всё, что он смотрел или читал достигнув полового созревания… иначе, откуда ещё могли Они знать? </text:p>
      <text:p text:style-name="Text_20_body">– Тсс,– шеп<text:span text:style-name="T193">чет</text:span> она, её пальцы ласкают её длинные оливковые ляжки, обнажённые груди выпирают через верх<text:span text:style-name="T193">ний край</text:span> её одежды. Лицо обращено к потолку, но глаза смотрят прямо в глаза Пирата, длинные, суженные вожделеньем, две световые точки блестят сквозь густые ресницы…– «Я оставлю его. Мы переедем сюда жить. Будем всё время заниматься любовью. Я твоя, я всегда это знала...»– Её язык пробегает по остреньким зубкам. Её мохнатая пизда в центре всего освещения, у него во рту появляется привкус, который он почувствует вновь…. </text:p>
      <text:p text:style-name="Text_20_body">Ну, Пират чуть не облажался, едва успел вытащить хуй из штанов, <text:span text:style-name="T193">так</text:span> и по<text:span text:style-name="T193">гнал брызгать</text:span> струёй во все стороны. Впрочем, спермы хватило и для смазки чистого кусочка бумаги приложенного к картинке. Потом медленно, проступая сквозь перламутровую плёнку его семени, является негро<text:span text:style-name="T193">идно</text:span>-коричневое сообщение: изложено в простой нигилистической транспозиции, чьи ключевые слова он может почти угадать. Большую часть он делает в уме. Там <text:span text:style-name="T193">указано</text:span> время, мест<text:span text:style-name="T193">о</text:span> и просьба о помощи. Он сжигает сообщение упавшее на него из-за пределов земной атмосферы, подобранное на нулевом меридиане, оставляет себе картинку, хм, и моет руки. Его простата ноет. Тут что-то большее, чем он может понять. Ему не уклониться, не отмолиться: он должен отправиться туда и привезти агента обратно. Сообщение равносильно приказу <text:span text:style-name="T194">с</text:span> самых высоких уровней. </text:p>
      <text:p text:style-name="Text_20_body">Далеко, сквозь дождь, доносится взрыв ещё одной германской ракеты. Третья за сегодня. Они штурмуют небо как Вотан и его обезумелая рать. </text:p>
      <text:p text:style-name="Text_20_body">Руки Пирата, его личные роботы, начинают рыскать по выдвижным ящикам отыскивая все нужные бумаги и формы. Сегодня поспать не удастся. Возможно, придётся двинуть в путь без чашки горячего и сигареты. За что? </text:p>
      <text:p text:style-name="Text_20_body"><draw:frame draw:style-name="fr1" draw:name="Image12" text:anchor-type="paragraph" svg:width="6.9252in" svg:height="0.3661in" draw:z-index="11"><draw:image xlink:href="Pictures/1000000000000B720000009B428C9716555D8079.png" xlink:type="simple" xlink:show="embed" xlink:actuate="onLoad" loext:mime-type="image/png"/></draw:frame><text:s/></text:p>
      <text:p text:style-name="Text_20_body">В Германии, всё ближе к концу, непрестанными письменами на стенах было <text:span text:style-name="T104">was tust du für die front, für den sieg? was hast du heute für deutschland getan?</text:span> В «Белом Посещении» по стенам пи<text:span text:style-name="T194">шет</text:span> лёд. Граффити льда в пасмурный день остекля<text:span text:style-name="T194">ет</text:span> тёмную кровь кирпича и терракоты как бы для сохранения дома свеженьким, в какой-то коже чистого музейного <text:soft-page-break/>пластика, архитектурная памятка, старомодный аппарат, чьё назначение забыто. Лёд разной толщины, волнистый, мутный, надпись для расшифровки лордами зимы, региональными гласиологами, и для споров в их журналах. Вверх по склону, ближе к морю, снег собирается <text:span text:style-name="T194">как</text:span> <text:span text:style-name="T194">под</text:span>свет<text:span text:style-name="T194">ка</text:span> во всех наветренных закоулках древнего аббатства, крыша давно содрана по маниакальному капризу Генри VIII, стены оставлены стоять, чтобы оконными проёмами, без святых, смягчать солёный ветер дующий по ходу повторения временами года смен в пучках травяного пола от зелёного, к соломенному, к снегу. Из дома с его архитектурой <text:s/>палладинс<text:span text:style-name="T194">кого</text:span> стил<text:span text:style-name="T194">я</text:span> в его унизительной и сумрачной ложбине, это единственный вид: аббатство, <text:span text:style-name="T194">либо</text:span> же мягкие пёстрые волнистости возвышенности. Морской вид исключается, хотя по некоторым дням в приливы можно услышать его запахи, всё своё гнусное происхождение. В 1925, Рег Ле Фройд, пациент в «Белом Посещении» сбежал—пронёсся через верхний город и встал покачиваясь на краю отвесно<text:span text:style-name="T194">го</text:span> <text:span text:style-name="T194">утёса</text:span>, волосы и госпитальный халат трепещут на ветру, <text:span text:style-name="T194">над</text:span> раскинувш<text:span text:style-name="T194">ей</text:span>ся на мили ширь<text:span text:style-name="T194">ю</text:span> южного побережья, бледный мел <text:span text:style-name="T194">скал</text:span>, волноломы и морские променады теряются направо и налево в мареве над водами моря. За ним пришёл констебль Стаглз, во главе любопытной толпы. «Не прыгай!»– кричит констебль. </text:p>
      <text:p text:style-name="Text_20_body">– Я и не думал,– Ле Фройд продолжает вглядываться в море. </text:p>
      <text:p text:style-name="Text_20_body">– Тогда что ты тут делаешь? А? </text:p>
      <text:p text:style-name="Text_20_body">– Хотел посмотреть на море,– объясняет Ле Фройд.– Я никогда не видел. Хотя <text:span text:style-name="T194">и </text:span>родственник, по крови, знаете ли, морю. </text:p>
      <text:p text:style-name="Text_20_body">– Вон оно что,– хитрый Стаглз подбирается всё ближе,– значит родственников посещаете, очень мило. </text:p>
      <text:p text:style-name="Text_20_body">– Я могу расслышать Бога Моря!– кричит Ле Фройд изумлённо. </text:p>
      <text:p text:style-name="Text_20_body">– Ну и ну, и как его зовут?– Они оба, с мокрыми лицами, орут против ветра. </text:p>
      <text:p text:style-name="Text_20_body">– Не знаю,– кричит Ле Фройд,– а какое подошло бы? </text:p>
      <text:p text:style-name="Text_20_body">– Берт,– предлагает констебль и пытается вспомнить правой рукой схватить левую повыше локтя, или левой рукой схватить… </text:p>
      <text:p text:style-name="Text_20_body">Ле Фройд оборачивается и в первый раз видит собеседника и толпу. Глаза его становятся круглыми и покорными.– «Берт хорошее имя.»– Говорит он и делает шаг спиною вперёд в пустоту. </text:p>
      <text:p text:style-name="Text_20_body">Вот и всё, что горожане Ик Региса получили от «Белого Посещения» в виде развлечения—на фоне <text:span text:style-name="T198">каждо</text:span>летнего глазенья на розовый или веснушчатый поток из Брайтона, Флотсома и Джетсома, что изливает каждый день беспроволочной истории в песню, на фоне закатов над променадом, глазниц линз постоянно меняющихся в свете моря, который разливается то буйно, то утихомирено в небе, аспирина на ночь—только прыжок Ле Фройда единственный аттракцион до начала войны. </text:p>
      <text:p text:style-name="P42">С разгромом Польши, министерские кортежи вдруг начали замечаться <text:span text:style-name="T195">в</text:span> направлени<text:span text:style-name="T195">и</text:span> «Белого Посещения» в любой час ночи, тихие как шхуны, моторы приглушены—чёрные машины без хрома, что о<text:span text:style-name="T195">т</text:span>блескивали <text:s/>свет<text:span text:style-name="T195">ом</text:span> звёзд, а в их отсутствие маскировались лицом, которое вот-вот <text:soft-page-break/>припомнишь, если бы память не подводила.... Потом, с падением Парижа, на скале установили радиопередающую станцию, с антеннами нацеленными на <text:span text:style-name="T195">Континент</text:span>, под усиленной охраной, а их наземные линии скрытно протянулись по низинам к дому под круглосуточной охраной псов специально обманутых, избитых, измученных голодом для выработки рефлекса прыгнуть и убить, при любом человеческом приближении. Может, кто-то на Самом Верху поднялся ещё выше—в смысле, рехнулся? Или Наша Сторона пытается деморализовать Германского Зверя передачей ему бессвязных мыслей сумасшедших, перечисляя для него, тоже в традиции констебля Стаглза в тот знаменательный день, глубинное, едва различимое? Ответом будет, да, всё из вышеперечисленного и много кое-чего ещё. </text:p>
      <text:p text:style-name="P42">Спросите их, в «Белом Посещении», про стратегический план Майрона Грантона из Би-Би-Си, чей тающе шоколадный голос годами <text:span text:style-name="T195">прокладывал</text:span> путь из обтрёпанных динамиков беспроволочных приёмников <text:span text:style-name="T195">к</text:span> английски<text:span text:style-name="T195">м</text:span> мечт<text:span text:style-name="T195">ам</text:span>, <text:span text:style-name="T195">в </text:span>затуманенные старые головы, к детям почти безнадзорным… Ему приходилось постоянно откладывать свой план, применять поначалу лишь только голос, не располагающий столь необходимой информацией, без всякой опоры, в попытках затронуть немецкую душу чем подвернётся, тут и допросы военнопленных, и учебники МИДа, и братья Гримм, и собственные туристические воспоминания (флешбэки в молодую бессонную эру Довса, виноградники <text:span text:style-name="T195">такие</text:span> зелёные <text:s/>в <text:s/>потоках <text:span text:style-name="T195">солнца</text:span>, окаймляющие южные склоны <text:span text:style-name="T195">вдоль </text:span>долины Рейна, ночь в дыму камвольных кабаре столицы, подтяжки с оборочками словно <text:span text:style-name="T195">две </text:span>косы <text:span text:style-name="T195">из </text:span>гвоздик, шёлковые чулки, каждый высвечен одним долгим штрихующим светом…) Но, наконец, пришли американцы и контора под названием ВКСЭС, и ошеломительные суммы денег. </text:p>
      <text:p text:style-name="Text_20_body">Проект называется <text:span text:style-name="T1">Операция Чёрное Крыло</text:span>. Охрененно выверенная конструкция, отрабатывается пять лет. Никто не может назвать её своей, даже и Грантон. Генерал Айзенхауэр заложил основополагающий принцип, идея «стратегии правды». Айк требовал чего-то «реального»: крючок на исклёванной стенке для расстрелов, чтобы было куда вешать правдивую историю. Пират Прентис из УСО вернулся с первыми чёткими данными, что в Германии имелись настоящие африканцы, Иреро, экс-угнетённые из Юго-Западной Африки, как<text:span text:style-name="T196">им</text:span>-то <text:span text:style-name="T196">образом</text:span> задействованные в программе секретного вооружения. Майрон Грантон, по вдохновению, однажды ночью выпустил в эфир абсолютно спонтанный пассаж, который <text:span text:style-name="T196">нашёл отражение</text:span> в первой директиве <text:span text:style-name="T1">Чёрного Крыла</text:span>: «Германия обращалась со своими африканцами как строгий, но любящий отчим, наказывала их, когда следовало, зачастую смертью. Помните? Но это было далеко на далёком Südwest и с тех пор появилось новое поколение. Теперь Иреро живёт в доме своего отчима. Возможно ты, слушатель, видел его. Теперь он встаёт, несмотря на комендантский час, и смотрит на своего спящего отчима, невидимый, покрытый ночью того же цвета, как и он сам. О чём они думают? Где в эту ночь Иреро? Что они делают в эту минуту, твои тёмные тайные дети?» И <text:span text:style-name="T1">Чёрное</text:span> Крыло даже нашли американца, лейтенанта Слотропа, согласившегося на лёгкий наркоз с тем, чтобы прояснить расовые проблемы в его собственной стране. Бесценное дополнительное измерение. К концу, когда начало поступать больше данных о чуждой морали—янки-социологи с блокнотами для опросов в скрипуче новых башмаках или галошах посещающие смягчённые снегом освобождённые руины, чтобы докопаться до трюфелей истины возникающих, как полагали древние, во время грозы от удара молнии—связной из американского ОПВ сумел переправить копии и довести до сведения «Белого <text:soft-page-break/>Посещения». Теперь трудно выяснить кто предложил имя «Schwarzkommando». Майрон Грантон стоял за «Wütende Heer», тот взвод духов, что топтал пустоши неба в бешеной скачке охоты с великим Вотаном во главе—Майрон признал, что это скорее северный миф. Эффективность для Баварии может оказаться ниже оптимальной. </text:p>
      <text:p text:style-name="Text_20_body">Они всегда говорили про эффективность, одну из американских ересей, возможно даже чересчур, в «Белом Посещении». Громче всех, обычно, м-р Пойнтсмен, часто используя как боекомплект статистику предоставленную Роджером Мехико. К моменту высадки в Нормандии, Пойнтсмен переживал сезон глубокого отчаяния. Он пришёл к пониманию, что большие континентальные клещи были, всё-таки, обречены на успех. Что эта война, это состояние, чьим гражданином он начал себя чувствовать, будет от<text:span text:style-name="T196">мен</text:span>ено и переформировано в мир—и что, выражаясь языком профессионалов, ему в нём мало чего светит. Финансы направляются на всевозможные радары, волшебные торпеды, самолёты и ракеты, <text:span text:style-name="T196">а </text:span>с чем остаётся Пойнтсмен при таком раскладе? Он временный управляющий, вот и всё: его Отдел Исследований Абреакции (ОИА), куда успел заловить десяток подчинённых, дрессировщика собак из театра варьете, пару студентов ветеринарии, даже крупную рыбину, эмигранта д-ра Поркиевича, который работал с самим Павловым в институте в Колтуш<text:span text:style-name="T197">ах</text:span>, перед тем как начались чистки с репрессиями. Сообща, команда ОИА получала, регистрировала, взвешивала, классифицировала темпераменты по Гиппократу, размещала по клеткам и затем экспериментировала на дюжине свежих собак в неделю. Ну, и плюс ещё коллеги, совладельцы Книги, все нынешние—все что остались из изначальных семерых—работающие по госпиталям, <text:span text:style-name="T197">где </text:span>занимаются контуженными и доведёнными в боях до срывов, которых привозят через Пролив, а также бомбо- или ракето-сдвинутыми на этом берегу. Им приходится наблюдать больше абреакций, в эти дни усиленных V-бомбардировок, чем докторам былого доводилось встретить за несколько поколений, что даёт им возможность предлагать новые подходы в исследованиях. УПП скупердяйски, по капле, вливает деньги, жалкий шелест бумажек через корпоративное сито, хватает, чтобы продержаться, достаточно, чтобы оставаться колонией в войне метрополии, недостаточно для статуса государственности…. Расходы на статистические графики Мехико, из расчёта капель слюны, веса тела, напряжения в вольтах, уровней громкости, частоты метронома, дозировки брома, количества отрезанных нервных окончаний, процент<text:span text:style-name="T197">а</text:span> удалённой мозговой ткани, <text:span text:style-name="T197">с </text:span>дат<text:span text:style-name="T197">ами</text:span> и час<text:span text:style-name="T197">ами</text:span> усыпления, оглушения, ослепления, кастрации. Поддержка поступает также от Секции Пси, колонии покладистых пофигистов, у которых вообще нет мирских интересов. </text:p>
      <text:p text:style-name="P44">Старик Бригадный Генерал Падинг вполне способен уживаться с этой шайкой спиритуалистов, у него и самого уже тенденции в ту же сторону. Но при Неде Пойнтсмене, с его неотступным комбинациями в погоне за деньгами—Падингу остаётся почаще оглядываться и стараться быть повежливее. Не такой рослый, как его отец, и уж точно не такой румяный. <text:span text:style-name="T204">С</text:span>луж<text:span text:style-name="T204">ил</text:span> в полку Громобоя Прода, словил кусок шрапнели в бедро в Многоугольном Лесу, молча пролежал семь часов пока они, не говоря ни слова, в этой грязи в этой вонище, в, да, Многоугольный Лес… или может это—кто был тот жёлтоволосый парень, что спал не снимая шляпы? ааах, брось. В общем, Многоугольный Лес… но тоже как-то ускользает. Поваленные деревья, трупы, однотонно серое, расщепленноедеревокакзамёрзшийдым… жёлтый… гром… бестолку, без долбанного толку, ускользнуло, опять ускользнуло, опять, ох… </text:p>
      <text:p text:style-name="P44"><text:soft-page-break/><text:span text:style-name="T136">Возраст старого Бригадного Генерала неясен, хотя наверняка волочит за 80—призван из отставки в 1940, задействован в новом качестве, не только на поле боя—где фронт каждый день ежечасно меняется как удавка, как золотисто-мерцающие границы сознания (хотя, пожалуй, не стоит тут слишком злорадствовать, в точности как они… так что, лучше «как удавка»)—но то же состояние войны, та же структура. Падинг задаётся вопросом, порою вслух и в присутствии подчинённых, кто из врагов настолько его ненавидит, что </text:span><text:span text:style-name="T137">добился его</text:span><text:span text:style-name="T136"> назнач</text:span><text:span text:style-name="T137">ения</text:span><text:span text:style-name="T136"> в службу Политической Борьбы. Ты должен действовать согласованно—но слишком часто в изумляющем диссонансе—с прочими поименованными сферами Войны, колониями этого Материнского Полиса охватывающего всё, где сфера производства это систематическая смерть: УПБ перехлёстывается с Министерством Информации, с Европейской Службой Би-Би-Си, с Управлением Спецопераций, с Министерством Экономической Борьбы и Отделом Политической Разведки при МИДе в Фицморис-Хаус. Среди всего прочего. С приходом американцев, нужно координироваться с их ОСС, ОВИ и Армейским Отделом Психологической Борьбы. Недавно сформирован объединённый Отдел Психологичекой Борьбы при ВКСЭС напрямую подчинённый Айзенхауэру и, чтобы охватить всё это, Лондонский Совет Координации Пропаганды, у которого вообще никакой реальной власти. </text:span></text:p>
      <text:p text:style-name="P43">Кто не заблудится среди этого махрового лабиринта аббревиатур, стрелок <text:span text:style-name="T199">Жирных</text:span> и пунктиром, клеточек крупных и мелких, имён напечатанных и заученных на память? Только не Эрнест Падинг—такое для Новых Парней с их зелёными антенночками для улавливания излучений власти пригодной к использованию, натасканными в американской политике (знающими разницу между сторонниками Нового Курса в ОВИ и восточными, богатыми на деньги республиканцами из ОСС), которые держат в своём мозгу досье на тормознутости, слабости, привычки в еде, эрогенные зоны всех, кто может когда-то пригодиться. Эрнест Падинг был воспитан верить в буквальную Цепь Командования, как церковники ранних столетий веровали в Цепь Бытия. Новейшие геометрии сбивают его с толку. Величайший триумф его военной карьеры случился в 1917, в загазованной, армагеддонской грязи Иприйского клина, где он завоевал полоску ничейной земли, около 40 метров в ширину, потеряв всего лишь 70% личного состава своего подразделения. Его отправили на пенсию где-то с началом Великой Депрессии—сидеть в кабинете пустого дома в Девоне, в окружении фотографий старых товарищей, чей взгляд как-то не получается уловить, и <text:span text:style-name="T200">где</text:span> прикипе<text:span text:style-name="T200">л</text:span> к определённой точке в комбинаторном анализе, излюбленно<text:span text:style-name="T200">му</text:span> времяпрепровождени<text:span text:style-name="T200">ю</text:span> отставных армейских офицеров, с пристрастной увлечённостью. </text:p>
      <text:p text:style-name="P43">Ему пришло в голову сосредоточиться на европейском балансе сил, по причине хронической патологии которого он однажды очутился в глубоком, без надежд на пробуждение, кошмаре Фландрии. Он начал необъятный труд озаглавленный Что Могло бы Случиться в Европейской Политике. Начиная, конечно же, с Англии, «Во-первых», написал он, «В начале начал: Рамсей МакДональд мог бы умереть». Пока он описывал вытекающие партийные изменения и перестановки на постах в кабинете, Рамсей МакДональд умер. «Не угонишься»,– поймал он себя на бормотании перед началом ежедневного труда,– «выкручиваются из-под меня. Ох, изворотливы, очень изворотливы.» </text:p>
      <text:p text:style-name="P43"><text:soft-page-break/>Когда докрутилось до немецких бомб падающих на Англию, <text:span text:style-name="T200">Б</text:span>ригадный <text:span text:style-name="T200">Г</text:span>енерал Падинг отставил свою навязчивую идею и добровольно вызвался служить своей стране. Если бы он знал тогда, что это приведёт в «Белое Посещение»… не то, чтобы он ожидал пост полевого командира, понимаете ли, однако, разве там не упоминалось что-то о разведывательной службе? Вместо того, он нашёл заброшенную больницу для умалишённых, пару символических лунатиков, громадную свору краденных собак, клики спиритуалистов, актёров варьете, радиотехников, Куеистов, Успенскистов, Скинеристов, энтузиастов лоботомии, фанатиков Дейла Карнеги, все оторваны текущей войной от своих любимых затей и маний обречённых, продлись мир дольше, на провал в той или иной степени—но теперь их надежды сфокусирова<text:span text:style-name="T200">ны</text:span> на Бригадном Генерале Падинге и возможном финансировании: больше надежд, чем, До-Войны, эта недоразвитая провинция, когда-либо могла предложить. Падингу остаётся лишь занять позицию в стиле Старого Завета по отношению к ним всем, не исключая собак, и втайне изумляться и уязвляться тем, что представляется ему актом предательства в высших штабных эшелонах. </text:p>
      <text:p text:style-name="P43">Снежный свет вливается через высокие многостворчатые окна, тёмный день, свет включён лишь в некоторых кабинетах. Курсанты кодировщики, подданные с завязанными глазами, объявляют свои догадки карт из колоды Зенера в спрятанные микрофоны:–«Волны… Волны… Крест… Звезда...» Пока кто-то из Секции Пси записывает их из динамика внизу в холодном подвале. Секретарши в шерстяных шалях и резиновых галошах дрожат от зимнего холода вдыхаемого через множество щелей сумасшедшего дома, у клавишей их пишущих машинок зуб на зуб не попадает. Мод Чилкс, которая сзади похожа на фотографию Марго Асквит снятую Сесилом Битоном со спины, сидит мечтая о булочке и чашке чая. </text:p>
      <text:p text:style-name="P43">В крыле ОИА, краденные собаки спят, чешутся, вспоминают тени запахов людей, которые возможно их любили, угрюмо слушают осцилляторы и метрономы Неда Пойнтсмена. Сдвинутые шторы оставляют лишь хрупкие струйки света снаружи. Техники движутся позади толстого окна наблюдения, но их халаты, зеленоватые и подводнолодочные сквозь стекло, колышутся замедлено, не ярко… Царит оцепенение, или войлочная сумеречность. Метроном на 80 в секунду застучал деревянными отголосками и пёс Ваня, привязанный поверх испытательного стенда, начинает исходить слюной. Все прочие звуки жестоко подавлены: балки подпирающие лабораторию задушены в заполненных песком комнатах, мешки с песком, солома, униформа м<text:span text:style-name="T201">е</text:span>ртвецов заполнили пространства меж стен в комнатах без окон… где сиживали чокнутые со всей страны, ссорясь, нюхая оксид азота, хихикая, рыдая при переходе аккорда ми мажор в соль-диез минор, теперь кубические пустыни, песчаные комнаты, чтобы метроном царствовал тут, в лаборатории за железными дверями запертыми герметически. </text:p>
      <text:p text:style-name="P43">Канал подчелюстной железы пса Вани давно уже выведен через его подбородок и накрепко пришит сливать слюну наружу в собирательную воронку закреплённую традиционно оранжевым Павловским канифольным цементом, окисью железа и пчелиным воском. Вакуум приносит секрецию по блестящему трубкопроводу, чтобы сдвинуть колонку светло-красного масла, вправо вдоль шкалы маркированной в «каплях»—произвольная единица измерения, возможно не такая, как фактические капли падавшие в 1905 году в Санкт-Петербурге. Но <text:soft-page-break/>количество капель для данной лаборатории и пса Вани и метронома на 80 всякий раз предсказуемо. </text:p>
      <text:p text:style-name="Text_20_body"><text:span text:style-name="T188">Теперь, когда он вошёл в «эквивалентную» фазу, эту первую из трансграничных фаз, некая мембрана, едва заметная, протягивается между псом Ваней и внешним миром. Внешний и внутренний остаются точно такими же, как они и были, но связующий их </text:span><text:span text:style-name="T37">интерфейс</text:span><text:span text:style-name="T188">—кора мозга пса Вани—меняется всевозможнейшим образом, что так характерно для этих трансграничных случаев. Теперь уже неважно насколько громко тикает метроном. Усиленный стимул уже не вызывает сильной реакции. То же самое количество капель вытекает или падает. Работник подходит и убирает метроном в дальний угол этой приглушённой комнаты. Он спрятан в ящик под подушку с вышитой надписью </text:span><text:span text:style-name="Emphasis"><text:span text:style-name="T188">Вспоминая Брайтон</text:span></text:span><text:span text:style-name="T188">, но капли не прерываются… затем звук подаётся через микрофон в усилитель, так что каждый «тик» наполняет комнату как вскрик, но капель не добавляется. Всякий раз прозрачная слюна толкает красную линию до той же самой отметки, количество капель не изменилось…. </text:span></text:p>
      <text:p text:style-name="P43"><text:s text:c="2"/></text:p>
      <text:p text:style-name="Text_20_body"><text:span text:style-name="T188">– Эт-от старык </text:span><text:span text:style-name="T37">н</text:span><text:span text:style-name="T188">е име-эт </text:span><text:span text:style-name="T37">стыд</text:span><text:span text:style-name="T188">,– Гёза Рожавёлги, ещё один эмигрант (и несдержанно анти-Советски настроенный, что создаёт определённую напряжённость в ОИА), вскидывая руки в сторону Бригадного Генерала в оживлённом отчаянии, взвеселённый венгро-цыганский шёпот тарахтит как тамбурины по всей комнате, отвлекая, так или иначе всех, за исключением самого престарелого Генерала, который продолжает бубнить с кафедры в помещении, что служило частной часовней когда-то давно, в маниакальный период 18-го столетия, а теперь стало пусковой площадкой для «Еженедельных Брифингов», ошеломительный поток старческих рассуждений, служебной паранойи, сплетен про Войну которые могут, или не могут содержать секретную информацию, воспоминания о Фландрии… угольные ящики с неба с рёвом падающие прямо на тебя… ураганный огонь такой молочно светящийся в ночь его дня рождения… мокрая равнина снарядных воронок на многие мили вокруг и открытое ветру осеннее небо… и что Хейг, вот же был остряк, сказал однажды в офицерской столовой по поводу отказа лейтенанта Сассуна участвовать в войне… артиллеристы по весне в их вьющихся зелёных халатах… дорожные обочины с разлагающимися трупами бедных лошадей в абрикосовых сумерках рассвета… двенадцать спиц в опрокинутом артиллерийском орудии—грязевой циферблат, зодиак из грязи налипшей и взявшейся коркой под солнцем в разных оттенках коричневого. Грязь Фландрии собиравшаяся в творожистую массу по фактуре как чуть разжиженное человечье говно, нагромождённое, покрытое мостками, прорезанное траншеями исковырянное снарядами лиги говна по всем направлениям, нигде нет даже почернелого обрубка дерева—и тут старый рехнувшийся актёр разговорного жанра пытается потрясти кафедру вишнёвого дерева, как будто самым худшим во всём ужасе Пашендейла, было это отсутствие хоть доли вертикальности.... А он продолжает болтать, не умолкая, о рецептах приготовления свёклы сотней способов и все вкусные, или такие бахчевые невообразимости как Тыквенный Сюрприз Эрнеста Падинга—да, в них есть что-то садистское в этих рецептах с «сюрпризом» в их названии, голодному парню просто хочется есть, </text:span><text:span text:style-name="T189">сам знаешь</text:span><text:span text:style-name="T188">, ему не до сюрпризов, он просто хочет откусить (вздох) старой картофелины и быть вполне уверенным, что внутри не увидишь ничего кроме картошки, конечно же, не какой-нибудь заумный «Сюрприз!», какая-то намятая </text:span><text:soft-page-break/><text:span text:style-name="T188">кашица вся лиловая из гранатов или ещё чего-то… да, но это уже шутка сомнительного толка, которую любит сыграть Бригадный Генерал Падинг: как он хмыкнул, когда доверчивые обеденные гости взрезают ножом его пресловутую Жабу-в-Дырке, сквозь честный йоркширский кляр до </text:span><text:span text:style-name="T189">самого</text:span><text:span text:style-name="T188">—ве! что это? беф </text:span><text:span text:style-name="Emphasis"><text:span text:style-name="T188">rissolé?</text:span></text:span><text:span text:style-name="T188"> фаршированный беф </text:span><text:span text:style-name="Emphasis"><text:span text:style-name="T188">rissolé?</text:span></text:span><text:span text:style-name="T188"> Или может быть сегодня пюре с самфиром, что отдаёт морем (который ему еженедельно доставляет один и тот же толстый сынок рыботорговца, крутит педали, отдуваясь, своего велосипеда до самого верха на белой меловой скал</text:span><text:span text:style-name="T189">е</text:span><text:span text:style-name="T188">)—ни один из этих странных, очень странных овощных </text:span><text:span text:style-name="Emphasis"><text:span text:style-name="T188">rissolé </text:span></text:span><text:span text:style-name="T188">не напоминают обычную «Жабу», а скорее испорченных полоумных созданий, с которыми Молодые Ребята из Королей Дороги имеют Связи в шуточных стишках—у Падинга тысячи таких рецептов, которыми он беззастенчиво делится с составом ПРПУК, как и, чуть позже в еженедельных монологах с самим собой, строчкой другой, на восемь тактов из «Ты Предпочёл бы быть Полковником с Орлом на Плече, или Рядовым с Цыпонькой на Колене?» затем, возможно, долгий отчёт о всех его финансовых затруднениях, всех, начиная со времён ещё даже предшествовавших возникновению Электра Хаус Груп… о его междоусобицах, которые он вёл своими письмами в </text:span><text:span text:style-name="Emphasis"><text:span text:style-name="T188">Таймз </text:span></text:span><text:span text:style-name="T188">против критиков Хайга…. </text:span></text:p>
      <text:p text:style-name="P43">И все они сидели там под очень высокими почернелыми окнами в свинцовых крестах фрамуг, позволяя ему его дурость, собачники сбившись сворой в одном углу, передавая записки, склоняясь друг к другу пошептаться (они сговариваются, сговариваются, во сне или наяву они никогда не перестают), компашка Секции Пси чётко на другой половине комнаты—будто у нас тут какой-то парламент… каждый годами занимал его собственное неповторимое место на церковной скамье и свой угол обзора отклонений у рыжеватого с пятнами печени на коже Бригадного Генерала Падинга—а эмигранты-прочих-убеждений россыпью между этими двумя крылами: баланс сил, если таковой когда-либо существовал в «Белом Посещении». </text:p>
      <text:p text:style-name="Text_20_body"><text:span text:style-name="T188">Д-р Рожавёлги чувствует, что вполне мог бы и быть, если бы ребята «разыграли свои карты правильно». Главная задача сейчас выжить—пережить жуткий интерфейс Дня Победы, жить в светлом новом После Войны сохраняя чувства и память здравыми. Нельзя допустить, чтобы ПРПУК отправился под молот с остальным блеющим стадом. Должен подняться, и чертовски скоро, способный сплотить их в фалангу, в сконцентрированную точку света, некий лидер или программа достаточно мощная, чтобы продолжать её ещё кто знает сколько лет После Войны. Д-р Рожавёлги предпочёл бы сильную программу сильному лидеру. Может потому, что это 1945. В те дни многие полагали, что за Войной—за всеми смертями, жестокостью и разрушением—лежал </text:span><text:span text:style-name="Emphasis"><text:span text:style-name="T188">Führer</text:span></text:span><text:span text:style-name="T188">-принцип. Но если возможно заменить личности абстракциями власти, если приёмы разработанные корпорациями срабатывают, разве не смогут народы жить рационально? Одна из самых сладких надежд После Войны: что не останется места для такой ужасной болезни как харизма… на смену ей придёт её рационализация, которую следует продолжить насколько хватит времени и ресурсов…. </text:span></text:p>
      <text:p text:style-name="P43">Нужно ли пояснять, что главную ставку д-р Рожавёлги делает на этот последний проект, вокруг фигуры лейтенанта Слотропа? Все психологические тесты в досье субъекта, отслеживающие до его дней в колледже, представляют больную личность. «Рожа» прихлопывает папку рукой, для выразительности. Служебный стол содрогнулся.– «Напри-мэр: его Минесо-та, Мул-тэ-фазык <text:soft-page-break/>Лыч-ност-ный Пере-чэн чрэз-вы-чаэно нерав-но-мэрны, всегда к псико-патычни и нездоро-вы скло-ност». </text:p>
      <text:p text:style-name="P43">Однако, преподобный д-р Де ла Нут не любит ММЛП:– «Рожа, разве имеются весы для измерения межличностных характерных черт?» Орлиный нос пробует, <text:span text:style-name="T202">испытует</text:span>, глаза опущены в политичной кротости.– «А для общечеловеческих ценностей. Вера, честность, любовь? Имеются ли—простите мою особую настойчивость—весы религиозности, вообще?» </text:p>
      <text:p text:style-name="P43">Не пройдёт, падре: ММЛП разработан в 1943. В самой <text:span text:style-name="T202">что ни на есть серёдке</text:span> Войны. Исследование Ценностей Олпорта и Вернона, Перечень Бернройтера переработанный Фланаганом в 35-м—тесты времён до Войны—кажутся Полу Де ла Нут более гуманными. Похоже всё, что определяют тесты ММЛП, это станет ли человек хорошим солдатом, или плохим солдатом. </text:p>
      <text:p text:style-name="P43">– На солдат нынче большой спрос, преподобный Доктор,– бормочет Пойнтсмен. </text:p>
      <text:p text:style-name="P43">– Я только надеюсь, что мы не станем слишком доверяться его показателям в ММЛП тесте. Он кажется мне слишком узким. Упускает обширные области человеческой личности. </text:p>
      <text:p text:style-name="P43">– Имэн-но почэму,– впрыгивает Рожавёлги,– мы тепэр предлага-эм дат Слотропу совэр-шэнно ын-ной рода тэст. Мы разраба-ты-ваэм для нэго так называ-эм проэктыв-ни тэст. Наибол-шэ знакоми примэр этот тип, ест Роршач кляксы. Основни тэория ест, когда мы предлага-эт не-струк-туры-ровани стимулюс, бэз-форми кляк-са пере-жыто-го, су-бэкт пыта-этся нало-жыт струк-тура на эт-та. Как он структуриро-ват дан-ни клякса, отража-эт его потрэб-ности, его над-эжды—показыва-эт нам разгад-ки к его мэч-ты, фан-та-зи, сами глубоки районы его соз-нани.– Брови движутся милю в час, необычайно плавная изысканная жестикуляция рук, напоминающая—скорее всего, так и задумано, но кто упрекнёт Рожу за использование <text:span text:style-name="T203">удобного </text:span>случая—одного из самых знаменитых его земляков, хотя имеются и нежелательные побочные эффекты: сотрудники, которые клянутся, что видели его ползущим вниз головой по северному фасаду «Белого Посещения», например. «И-так мы в пол-ном сог-ла-сыи, Преподобны Доктор. Тэст, как ММЛП, в дан-ны слу-чай, не-адекват-эн. Он ест структуриро-вани стимулюс. Субэкт может фалсифи-цыроват, сознателно, или подавит, без-сознателно. Однако, при проэктивни тэкник, он мож-эт дела-эт что хочэт, сознателно или без-сознателно, но не мож-эт мешат нам узнат что мы хотым узнат. Мы контролирова-эт. Он не мож-эт помогат себе. </text:p>
      <text:p text:style-name="P43">– Должен заметить, это не похоже на вашу чашку чая, Пойн<text:span text:style-name="T203">т</text:span>смен,– улыбается д-р Аарон Тровстер.– У вас, по большей части, стимулы структурированы. </text:p>
      <text:p text:style-name="P43">– Ну, скажем, я нахожу в этом некое постыдное очарование. </text:p>
      <text:p text:style-name="P43">– Нет, не скажем. Не говорите мне, будто вы не собираетесь приложить свою милую Павловскую руку к этому всему. </text:p>
      <text:p text:style-name="P43">– Ну, отчасти, Тровстер, отчасти. Раз уж вы затронули. Мы тоже рассчитываем на весьма структурированный стимул. Тот самый, фактически, что вызвал наш интерес. Мы хотим подвергнуть Слотропа немецкой ракете…. </text:p>
      <text:p text:style-name="Text_20_body"><text:soft-page-break/><text:span text:style-name="T188">Вверху, на лепную штукатурку потолка, втиснулась методистская версия царства Христова: львы лижутся с ягнятами, фрукты рассыпаются щедро и безостановочно в руки и под ноги джентльменам и леди, пастушкам с молочницами. У всех не совсем верное выражение. Крохотные создания смотрят с вожделением, лютые звери словно под наркотиком или уколом успокоительного, и никто из людей вообще в глаза не смотрит. Потолки «Белого Посещения» тоже не единственная сумасбродность в этом месте. Это классический «дорогостоящий каприз». Пивной погреб был спланирован как арабский гарем в миниатюре, по причинам, о которых мы можем лишь гадать сегодня, полон шелков, лепнины и смотровых щелей. Одна из библиотек какое-то время служила свинарником, пол углублён на метр и заменён грязью до порогов для з</text:span><text:span text:style-name="T190">д</text:span><text:span text:style-name="T188">оровущих Глостерширских Пятнистых, чтоб баловались, хрюкали и прохлаждались в летние сезоны, глядя на полки книг в матерчатых обложках, прикидывая каковы </text:span><text:span text:style-name="T190">те</text:span><text:span text:style-name="T188"> на вкус. Эксцентричность вигов доведена в этом доме до самых нездоровых крайностей. Комнаты треугольные, сферичные, переходящие в лабиринт из стен. Портреты, диссертации генетической курьёзности, смотрят или ухмыляются тебе в любой точке наблюдения. Туалеты украшены фресками с Клайвом и его индийскими слонами топчущими французов, фонтаны представляют Саломэ с головой Иоанна (вода плещет из ушей, рта и носа), мозаика полов выплетает различные версии </text:span><text:span text:style-name="Emphasis"><text:span text:style-name="T188">Homo Monstrosus</text:span></text:span><text:span text:style-name="T188">, довольно интересное занятие в ту эпоху—циклопы, гуманоидные жирафы, сросшийся кентавр на все четыре стороны. Повсюду арки, гроты, штукатурка в растительной аранжировке, стены завешены истёршимся бархатом или парчой. Балконы выдаются в неожиданных местах, увешанные горгульями, чьи клыки многим из новичков рассекли головы. Даже в проливные дожди монстры способны лишь изредка капать—питающие их водосточные трубы уже которое столетие без ремонта, продырявлено тянутся по черепице и под карнизами, мимо потрескавшихся пилястров, болтающихся Купидонов, терракотовой облицовки на каждом этаже, вдоль бельведеров и рустованных швов, псевдо-итальянских колонн, торчащих минаретов, покосившихся дымовых труб—издалека ни одна пара наблюдателей, как бы близко они ни стояли друг к другу, не увидят совсем одно и то же здание в этой оргии самовыражения, добавленной каждым из последующих владельцев до реквизиции в текущей Войне. Фигурно подстриженные деревья тянутся вдоль какой-то части подъездной дорожки, прежде чем уступить лиственницам и вязам: утки, бутылки, улитки и всадники в стиплчейзе сходят на нет у дороги с железным ограждением в их невозделанное молчание, в тени туннеля вздыхающих деревьев. Часовой, тёмная фигура в белых полосках, с оружием поперёк груди в свете твоих маскировочных фар и ты должен остановиться перед ним. Псы, натасканные и смертельные, следят за тобой из перелесков. Вскоре, когда подступает вечер, редкие горькие снежинки начинают падать. </text:span></text:p>
      <text:p text:style-name="P270"><draw:frame draw:style-name="fr1" draw:name="Image13" text:anchor-type="paragraph" svg:width="6.9252in" svg:height="0.3661in" draw:z-index="12"><draw:image xlink:href="Pictures/1000000000000B720000009B428C9716555D8079.png" xlink:type="simple" xlink:show="embed" xlink:actuate="onLoad" loext:mime-type="image/png"/></draw:frame></text:p>
      <text:p text:style-name="P275">А будешь ерепениться, пошлём тебя обратно к д-ру Джамфу! </text:p>
      <text:p text:style-name="P275">Джамф привил ему рефлекс, и выбросил стимул. </text:p>
      <text:p text:style-name="P275">Похоже д-р Джамф сегодня проверял твою пипетку, а? </text:p>
      <text:p text:style-name="P282">—Нейл Носпикер 50,000 Оскорблений, § 6.72 </text:p>
      <text:p text:style-name="P282"><text:soft-page-break/>«Невежа Недоросль», Найлан Смит Прес,</text:p>
      <text:p text:style-name="P282">Кембридж (Массач.) 1933 </text:p>
      <text:p text:style-name="P282"/>
      <text:p text:style-name="Text_20_body"><text:span text:style-name="T104">Падинг</text:span>: Но не слишком ли это— </text:p>
      <text:p text:style-name="Text_20_body"><text:span text:style-name="T104">Пойнтсмен</text:span>: Сэр? </text:p>
      <text:p text:style-name="Text_20_body"><text:span text:style-name="T104">Падинг</text:span>: Разве это не <text:span text:style-name="T205">подло</text:span>, Пойнтсмен? Так вот вмешиваться в сознание другого человека? </text:p>
      <text:p text:style-name="Text_20_body"><text:span text:style-name="T104">Пойнтсмен</text:span>: Генерал, мы просто присоединяемся к длинному ряду экспериментов и изучения. Гавардский Университет, Армия США? Вряд ли это <text:span text:style-name="T206">подлые</text:span> заведения. </text:p>
      <text:p text:style-name="Text_20_body"><text:span text:style-name="T104">Падинг</text:span>: Мы не можем, Пойнтсмен, это зверство </text:p>
      <text:p text:style-name="Text_20_body"><text:span text:style-name="T104">Пойнтсмен</text:span>: Но американцы уже им занимались! разве не ясно? <text:span text:style-name="T206">М</text:span>ы с<text:span text:style-name="T206">же не с</text:span>овраща<text:span text:style-name="T206">ем</text:span> девственницу, или что— </text:p>
      <text:p text:style-name="Text_20_body"><text:span text:style-name="T104">Падинг</text:span>: <text:span text:style-name="T206">Выходит,</text:span> <text:span text:style-name="T206">будем</text:span> делать это потому, что американцы <text:span text:style-name="T206">так </text:span>делают? Позволим им совратить нас? </text:p>
      <text:p text:style-name="Text_20_body">Ещё где-то в 1920, д-р Ласло Джамф полагал, что если Ватсону и Райнеру успешно удалось привить «<text:span text:style-name="T206">Крошке</text:span> Альберту» рефлекс ужаса перед чем-либо мохнатым, будь то даже меховое боа его матери, то Джамф, конечно же, сможет сделать то же самое <text:span text:style-name="T206">со </text:span>сво<text:span text:style-name="T206">им</text:span> <text:span text:style-name="T206">Крошкой</text:span> Тайрон<text:span text:style-name="T206">ом </text:span>относительно <text:span text:style-name="T206">его </text:span>младенческого полового рефлекса. <text:span text:style-name="T206">Т</text:span>от год <text:span text:style-name="T206">отмечен приездом </text:span>Джамф<text:span text:style-name="T206">а</text:span> <text:span text:style-name="T206">в</text:span> Гарвард, <text:span text:style-name="T206">куда он </text:span><text:s/>прибы<text:span text:style-name="T206">л</text:span> из Дармштадта. Это было <text:span text:style-name="T207">на</text:span> начальной <text:span text:style-name="T207">стадии</text:span> его карьеры, прежде, чем <text:span text:style-name="T207">он </text:span>переключился на органическую химию (что стало судьбоносной переменой поля деятельности, как знаменитый переход самого Кейкелея в химию из архитектуры <text:span text:style-name="T207">за </text:span>одн<text:span text:style-name="T207">о</text:span> столетие до него). Для эксперимента он получил небольшой грант от Национального Совета по Исследованиям (в рамкам долгосрочной программы НСИ психологических исследований начатых в период Мировой Войны, когда понадобились методы для отбора офицеров и классификации призывников). Скудное финансирование стало, пожалуй, причиной того, что своим целевым рефлексом Джамф избрал эрекцию ребёнка. Для замера секреций, как делал Павлов, потребовалась бы хирургия. Измерение «страха», рефлекса выбранного Ватсоном, несло в себе слишком много субъективности (что такое страх? сколько будет «много»? Кому <text:span text:style-name="T207">определять</text:span>, когда исследование проводится в-реальной-ситуации и нет времени проходить через долгий медленный процесс сверки с Таблицей Страха?) Приборное оснащение тогда просто отсутствовало. В лучшем случае, он мог бы использовать «детектор лжи» Ларсона-Килер<text:span text:style-name="T207">а</text:span> из трёх показателей, но тот пребывал ещё на стадии <text:span text:style-name="T207">разработки</text:span>. </text:p>
      <text:p text:style-name="Text_20_body"><text:span text:style-name="T207">Другое дело</text:span> эрекция, <text:span text:style-name="T207">которая</text:span> либо есть, либо нет. Элегантная бинарность. Задание наблюдения может исполнить даже студент. </text:p>
      <text:p text:style-name="Text_20_body">Безусловный стимул = поглаживание пениса антисептичным ватным тампоном. </text:p>
      <text:p text:style-name="Text_20_body">Безусловная реакция = эрекция. </text:p>
      <text:p text:style-name="Text_20_body">Условный стимул = х. </text:p>
      <text:p text:style-name="Text_20_body"><text:soft-page-break/>Условный рефлекс = эрекция в присутствии х, поглаживание уже не нужно, всё, что требуется это только х. </text:p>
      <text:p text:style-name="Text_20_body">Значит х? а что такое х? Ну, это <text:span text:style-name="T207">тот </text:span>знаменитый «Загадочный Стимул» который вдохновлял поколения студентов бихевиоральной психологии, вот что это такое. Усреднённая колонка студенческих юмористических журналов затрагивающая эту тему, составляет 1.05 дюйма в год, что, как ни странно, полностью совпадает со средней длиной отражённой в отчете Джамфа об эрекции <text:span text:style-name="T213">Крошки</text:span> Т. </text:p>
      <text:p text:style-name="P45">Следующим шагом, по традиции в данных вопросах, сосунка следует лишить условия. Джамф должен, используя терминологию Павлова, «подавить» привитый им рефлекс эрекции, прежде, чем отпустить ребёнка. Скорее всего, именно так он и поступил. Однако, как говорил сам Иван Петрович:– «Мы должны не только говорить о частичном или полном подавлении условного рефлекса, нам следует также понять, что затухание может прод<text:span text:style-name="T207">ли</text:span>ться <text:span text:style-name="T208">за предположенный период</text:span> сведения рефлекса к нулю. <text:span text:style-name="T207">Следовательно,</text:span> мы не можем судить о степени угасания лишь только по силе проявления рефлекса или его отсутствию, поскольку может иметь место <text:span text:style-name="T208">частичное</text:span> подавление <text:span text:style-name="T207">вне</text:span> предел<text:span text:style-name="T207">ов</text:span> нуля.» <text:span text:style-name="Emphasis">Курсив м-ра Пойнтсмена.</text:span> </text:p>
      <text:p text:style-name="P46">Может ли условный рефлекс сохраниться в человеке, скрытно, в продолжении 20 или 30лет? <text:span text:style-name="T208">Уг</text:span>асил ли <text:span text:style-name="T208">его</text:span> д-р Джамф <text:span text:style-name="T208">всего лишь</text:span> до нуля—дожда<text:span text:style-name="T208">вшись</text:span> пока ребёнок стал показывать нулевые эрекции на стимул х, и прекратил на этом? Может он забыл—или проигнорировал—«<text:span text:style-name="T208">частичное</text:span> подавление <text:span text:style-name="T207">вне</text:span> предел<text:span text:style-name="T207">ов</text:span> нуля»? Если проигнорировал, то почему? Что может <text:span text:style-name="T208">сообщить</text:span> Национальный Совет по Исследованиям по этому поводу? </text:p>
      <text:p text:style-name="Text_20_body">Когда Слотроп был открыт, в конце 1944, «Белым Посещением»—хотя многие там уже знали его как знаменитого <text:span text:style-name="T208">Крошку</text:span> Тайрона—<text:span text:style-name="T208">то, как в случае с о</text:span>ткрыти<text:span text:style-name="T208">ем</text:span> Нового Света, разные люди сочли, что они открыли разные вещи. </text:p>
      <text:p text:style-name="Text_20_body">Роджер Мехико <text:span text:style-name="T208">полагает</text:span> это статистической странностью. Однако, он чувствует теперь некое <text:span text:style-name="T208">п</text:span>отрясение основ <text:span text:style-name="T208">данной</text:span> дисциплины, причём более сильное, чем позволительно колебать их <text:span text:style-name="T208">какой-то</text:span> странности. Странно, странно, странно—вдумайтесь в само слово: это взрывное «т» вслед за «с», переходит—<text:span text:style-name="T208">вне</text:span> предело<text:span text:style-name="T208">в</text:span> своего нуля—в иную область. Конечно, ты не переходишь. Но ты понимаешь, умом, <text:span text:style-name="T209">что</text:span><text:span text:style-name="Emphasis"> надо</text:span> <text:span text:style-name="T209">для перехода</text:span>. </text:p>
      <text:p text:style-name="Text_20_body">Ролло Грост называет это предзнанием: «Слотроп способен предугадать где упадёт следующая ракета. То, что он до сих пор жив доказывает, что он действовал на основе предварительной информации, избегая место во время предполагаемого падения ракеты.» Д-р Гросту не вполне ясно как<text:span text:style-name="T209">им образом</text:span>, если вообще как<text:span text:style-name="T209">им-то</text:span>, <text:span text:style-name="T209">связано</text:span> это <text:span text:style-name="T209">с</text:span> секс<text:span text:style-name="T209">ом</text:span>. </text:p>
      <text:p text:style-name="Text_20_body">Но Эдвин Трикл, самый фрейди<text:span text:style-name="T209">с</text:span>тски настроенный среди физических исследователей, полагает, что дар Слотропа заключается в психокинезе. Это Слотроп, силой своего сознания,<text:span text:style-name="Emphasis"> заставляет</text:span> ракеты падать т<text:span text:style-name="T209">уда</text:span>, где они падают. Может он и не регулирует их движением по небу: но скорее всего подбрасывает электросигналы в систему наведения ракет. Каким бы способом он ни делал это, секс <text:span text:style-name="Emphasis"><text:span text:style-name="T209">непременно</text:span></text:span> входит в теорию д-ра Трикла. «Он чувствует подсознательную потребность снять всякий след сексуального Другого, которого на своей карте он символизирует, весьма <text:soft-page-break/>значимо, <text:span text:style-name="Emphasis">звездой</text:span>, этой анал<text:span text:style-name="T209">ьн</text:span>о-садистской эмблемой успеха в классе, которой так пропитано начальное образование в Америке….» </text:p>
      <text:p text:style-name="Text_20_body">Именно от карты все они впадают в ужас, той карты, где Слотроп держал учёт своих девушек. Звёзды рассыпаны в дистрибуции Поиссона, как на карте ракетных ударов на карте составляемой Мехико о Блице роботов. </text:p>
      <text:p text:style-name="P47">Да, но тут не только дистрибуция. Обе схемы оказались идентичными. Они совпадают в каждом из квадратов. Слайды <text:span text:style-name="T209">снимков</text:span>, которые Теди Блот <text:span text:style-name="T209">сделал</text:span> с карты Слотропа, были спроецированы на Роджерову и обе картинки, девушки-звёзды и кружочки ракетны<text:span text:style-name="T209">х</text:span> удар<text:span text:style-name="T209">ов</text:span>, полностью совпали. </text:p>
      <text:p text:style-name="Text_20_body">Весьма удачно, Слотроп ставил даты на свои звёзды. Звезда всегда появляется до соответствующего ракетного удара. Удар может случится <text:span text:style-name="T209">довольно</text:span> <text:span text:style-name="T209">в</text:span>скор<text:span text:style-name="T209">е</text:span>, <text:s/>через <text:span text:style-name="T209">пару дней</text:span>, либо задержаться <text:s/>надолго, <text:span text:style-name="T209">до</text:span> десят<text:span text:style-name="T209">и</text:span>. Средняя продолжительность оттяжки 4 ½ дней. </text:p>
      <text:p text:style-name="Text_20_body">Допустим, рассуждает Пойнтсмен, что стимулом х у Джамфа служил какой-то громкий шум, как и в эксперименте Ватсона-Райнера. Допустим, что, в случае Слотропа, рефлекс эрекции не был окончательно подавлен. В таком случае, он должен получать её при любом громком шуме, который следует за неким зловещим нарастанием, которое отсутствовало в лаборатории Джамфа—которое собаки по сей день ощущают в собственной лаборатории Пойнтсмена. Это подводит к V-1: любой трах-бах достаточно близко, чтобы заставить его подскочить, должен давать ему эрекцию: звук двигателя гремящий всё ближе и ближе, затем пауза и тишина, нарастающее напряжённость и—взрыв. Бац, эрекция. Но, о, нет. Слотроп получает эрекцию, когда последовательность направлена <text:span text:style-name="Emphasis">вспять.</text:span> Сперва взрыв, затем звук приближения: V-2. </text:p>
      <text:p text:style-name="P48">И всё-таки стимулом, каким-то образом <text:span text:style-name="Emphasis">должна </text:span>быть ракета, некое предшествующее видение, некий <text:span text:style-name="T210">щедрый</text:span> подарок Слотропу от ракеты в количестве улыбок в автобусе, в воздействии на менструальные циклы каким-то загадочным образом—что там ещё заставляет этих шлюшек давать бесплатно? Происходят ли какие-то колебания на рынке секс<text:span text:style-name="T210">а</text:span>, в порнографии и у проституток, возможно <text:span text:style-name="T210">даже с</text:span>вязанные с изменением курсов на самой бирже, о которых мы, добропорядочно живущие, понятия не имеем? Может новости с фронта добавляют зуда между их миленьких ляжек, может желание растёт напрямую, или в обратную, от реального шанса нежданной смерти—чёрт побери, какой <text:span text:style-name="T210">всё же </text:span>намёк под самым нашим носом у нас не хватает ума, или смелости, заметить?… </text:p>
      <text:p text:style-name="Text_20_body">Но, если это <text:span text:style-name="T210">нечто </text:span>в воздухе, прямо тут, прямо сейчас, тогда ракеты следуют <text:span text:style-name="T210">ему</text:span>, в 100% случаев. Без исключений. Обнаружив его, мы снова докажем железную детерминированность всего, <text:span text:style-name="T210">для </text:span>каждой души. <text:span text:style-name="T210">Это о</text:span>ста<text:span text:style-name="T210">вит</text:span> слишком мало места для каких-<text:span text:style-name="T210">либо</text:span> надежд вообще. Сами понимаете, насколько важным <text:span text:style-name="T210">станет</text:span> <text:span text:style-name="T210">подобное</text:span> открытие. </text:p>
      <text:p text:style-name="Text_20_body">Они шагают вдоль присыпанных снегом собачьих вольеров, Пойнтсмен в дублёнке поверх британской тёплой шинели, Мехико в шарфе недавно связанном ему Джессикой, что плещет вглубь острова алым драконовым языком—это самый холодный день за всё зиму, 39 градусов мороза. Вниз к скалам, лица мёрзнут, вниз к пустынному пляжу. Волны набегают, соскальзывают обратно, оставляя огромный полумесяц льда тонкий, как <text:span text:style-name="T210">ко</text:span>жа, слепящий в <text:soft-page-break/>слабом свете солнца. Ботинки обоих хрустят но песку или гальке. Самое дно года. Сегодня слышны орудийные раскаты во Фландрии, ветер доносит через весь Пролив. Руины аббатства стоят словно серый кристалл на утёсе. </text:p>
      <text:p text:style-name="Text_20_body">В прошлую ночь, в доме на краю закрытого города, Джессика, прижавшись, наплаву, когда сон вот-вот унесёт их, прошептала: «Роджер… а как же девушки?» Вот и всё, что она сказала. Что напрочь прогнало его сон. В своей усталости до костей, он лежал ещё час, с широко открытыми глазами, думая о девушках. </text:p>
      <text:p text:style-name="Text_20_body">Теперь, зная, что без толку: «Пойнтсмен, а что если Эдвин Трикл прав? Это ПК. Что если Слотроп—даже не осознавая—<text:span text:style-name="Emphasis">заставляет</text:span> их падать именно там?» </text:p>
      <text:p text:style-name="Text_20_body">– Ну, тогда у вас есть кое-что, не так ли. </text:p>
      <text:p text:style-name="Text_20_body">– Но… <text:span text:style-name="Emphasis">зачем</text:span> ему. Если они падают там где он был— </text:p>
      <text:p text:style-name="Text_20_body">– Может он ненавидит женщин. </text:p>
      <text:p text:style-name="Text_20_body">– Нет, я серьёзно. </text:p>
      <text:p text:style-name="Text_20_body">– Мехико. Вас это действительно трогает? </text:p>
      <text:p text:style-name="Text_20_body">– Не знаю. Наверное, я подумал не получится ли увязать это, каким-то образом, с вашей ультрапарадоксальной фазой. Возможно… я хочу знать, что именно вы хотите найти. </text:p>
      <text:p text:style-name="Text_20_body">Над ними гуденье эскадрильи В-17-ых, сегодня в необычном направлении, далеко от постоянных коридоров полёта. Позади этих Крепостей синеют брюха холодных облаков и их гладкие пласты в разводах синего—остальн<text:span text:style-name="T211">а</text:span>я масс<text:span text:style-name="T211">а</text:span> тронута обесцвеченным розовым или пурпурным…. Крылья и стабилизаторы затенены снизу в тёмно-серый. Тени мягко переходят в чуть более светлый вокруг изгибов фюзеляжа или кабины. Втулки пропеллера возникают из темноты под капотом обтекателей, вращающиеся лопасти невидимы, свет неба улавливает все подвернувшиеся плоскости в монотонный туско-серый. Самолёты плывут дальше, чинно, в нулевом небе, стряхивая образующийся на них иней, засевая небо позади себя бело-ледяными бороздами, а их собственный цвет совпадает с некоторыми оттенками облаков, все крохотные окошечки и отверстия в мягкой черноте, плексигласовый нос отзеркаливает, навсегда искривлёнными и струящимися, облачность и солнце. Внутри: чёрный обсидан. </text:p>
      <text:p text:style-name="Text_20_body">Пойнтсмен обсуждал паранойю и «идею противоположностей». Он чиркал восклицательные знаки и<text:span text:style-name="Emphasis"> как верно</text:span> в Книге по всем полям открытого письма Павлова к Жане насчёт<text:span text:style-name="Emphasis"> ощущений внешнего воздействия</text:span> и в Главе LV, «Попытка физиологической интерпретации навязчивых идей и паранойи»—он не мог сдержаться от такой невоспитанности, несмотря на соглашение между совладельцами не делать пометок в Книге—она была слишком большой ценностью для подобного обращения, им пришлось складываться по гинее с носа. </text:p>
      <text:p text:style-name="Text_20_body">Она была продана ему тайком, в темноте, во время налёта Люфтваффе (большинство существующих экземпляров уничтожены на складе в самом начале Битвы за Британию). Пойнтсмен так никогда и не увидел лицо продавца, тот исчез в хриплый слуховой рассвет отбоя воздушной тревоги, оставив доктора и Книгу, посмертный том уже нагревался, мокрел под его стиснутыми пальцами… да, возможно, это было редкое произведение эротики, особенно тот <text:soft-page-break/>грубый упорный взгляд на шрифт… грубость изложения, словно странный перевод д-ра Хорсли Ганта был зашифрован, простой текст в списках постыдных наслаждений, преступных восторгов…. А сколько от миловидной жертвы бьющейся в её неумолимых путах видит Нед Пойнтсмен в каждой собаке привязанной к его экспериментальным стендам… и разве скальпель и зонд не столь же декоративно утончённые орудия, как бич и хлыст? </text:p>
      <text:p text:style-name="P49">Конечно, предшествовавший Книге том—Сорок Одна Лекция—явился ему, 28-летнему, как наказ от п<text:span text:style-name="T211">о</text:span>дгорной Венеры, противиться которой он не мог: покинуть Харлей-Стрит ради путешествия всё более и более отклоняющегося от нормы, с наслаждением дальше, в лабиринт работы с условным рефлексом, где только теперь, <text:span text:style-name="T211">про</text:span>след<text:span text:style-name="T211">овав </text:span>за клубком тринадцать лет, он начинает кружить <text:span text:style-name="T211">заново</text:span>, спотыкаться о старые приметы, что он уже проходил этим путём, встречать то там, то тут последствия своего более молодого, полного понимания…. Но ведь она его предупреждала—разве нет? он что не слушал?—об отсрочках платежей, в полном объёме. Венера и Ариадна! Она казалась стоящей любой цены, похожая на лабиринт, в те дни, слишком запутанной для них—сводников потёмок, что заключили сделку между одной из его версий, соучастником-Пойнтсм<text:span text:style-name="T211">е</text:span>ном, и его судьбой… слишком разнообразна, думал он тогда, чтобы они когда-либо его настигли. Но теперь-то он знает. Слишком углубившись, предпочитая пока что не задумываться об этом, он знает, что они просто ждут, каменные и уверенные—эти агенты Синдиката, которому она тоже должна платить—ждут в центральном зале, пока он подтягивается ближе… Они владеют всем: Ариадной, Минотавром и даже, опасается Пойнтсмен, им самим. С недавних пор они мелькают перед ним, обнажённые, в позах атлетов дышат в за<text:span text:style-name="T212">тылок</text:span>, жуткие пенисы торчком, неорганич<text:span text:style-name="T212">ны</text:span>е, как и их глаза, что поблескивают инеем, или пластинками слюды, но не вожделением, и не к нему. Для них существует лишь работа…. </text:p>
      <text:p text:style-name="P153">– Пьер Жане—он иногда вещал как восточный мистик. Никогда по настоящему не понял противоположностей. «Акт нанесения раны и акт получения раны объединены в едином ранения». Сплетник, и тот о ком речь, хозяин и раб, девственница и совратитель, каждая часть в удобном сочетании и неотделима—<text:span text:style-name="T214">п</text:span>оследнее прибежище неисправимых лодырей, Мехико, как раз такая вот йинь-янова галиматьи. Способ увильнуть от тягот работы в лаборатории. Но что он сказал этим? </text:p>
      <text:p text:style-name="Text_20_body">– Я не хочу вступать в религиозный диспут с вами,– невыспавшийся Мехико сегодня более резок, чем обычно,– но иногда думаю, не чересчур ли вы, учёные—ну, схватились за достоинства анализа. То есть, когда вы всё это разобрали по частям, чудесно, я первый зааплодирую вашей сноровке. Но кроме кусков и частей, что рассыпаны вокруг, вы что сказали? </text:p>
      <text:p text:style-name="Text_20_body">Подобные диспуты Пойнтсмену тоже не по вкусу. Но он остро взглядывает на этого юного анархиста в его красном шарфе: «Павлов верил, что идеал, конечная цель к которой все мы стремимся в науке, есть чисто механическим объяснением. Он был достаточно реалистичен, и не ожидал достижения такой цели на протяжении своей жизни, или даже нескольких поколений. Но он надеялся на длинную цепь всё более и более точных приближений. В конечном итоге, его вера заключается в чисто физиологической основе жизни души. Никакого последствия без причины и чёткая череда взаимосвязей. </text:p>
      <text:p text:style-name="Text_20_body"><text:soft-page-break/>– Это не мой конёк, конечно,– Мехико и вправду не хочет обижать, но ведь сколько можно,– но есть такое ощущение, что эту причину-следствие заездили по полной. Что для продвижения науки дальше, вообще, ей нужно поискать не такой узкий… менее стерильный набор допущений. Возможно, следующий великий прорыв наступит когда у нас появится смелость выбросить эту причину-следствие полностью и ударить под новым углом. </text:p>
      <text:p text:style-name="P50">– Нет, не «ударить». Отступить. Вам тридцать, молодой человек. «Других углов» не существует. Есть лишь вперёд—прямиком—либо назад. </text:p>
      <text:p text:style-name="Text_20_body">Мехико наблюдает как ветер треплет полы пальто Пойнтсмена. Чайка, крича, летит прочь под углом к замёрзшему выступу берега. Меловые утёсы громоздятся за спиной, холодные и упокоенные как смерть. Ранние варвары Европы, кто отваживался приблизиться к этому побережью, <text:span text:style-name="T214">у</text:span>виде<text:span text:style-name="T214">в</text:span> белые преграды сквозь туман, <text:s/><text:span text:style-name="T214">уже</text:span> знали куда забирают их умерших. </text:p>
      <text:p text:style-name="Text_20_body">Пойнтсмен обернулся и… О, Боже. Он улыбается. Есть нечто столь древнее в этом предположении братства, что—не сейчас, парой месяцев позже, когда весна вступит в свои права, а Война в Европе закончится—Роджер будет вспоминать эту улыбку—она будет преследовать его—как самое зловещее выражение, что он когда-либо видел на лице человека. Они прекратили шагать. Роджер смотрит в ответ. Анти-Мехико. Воплощённые «идеи противоположного», но на какой коре, в каком полушарии зимы? Какая сокруш<text:span text:style-name="T214">ающ</text:span>ая мозаика смотреть наружу в Пустыню… вне охранительного города… понятна лишь тем, кто отправляется вне… глаза вдал<text:span text:style-name="T214">ь</text:span>… варвары… всадники…. </text:p>
      <text:p text:style-name="Text_20_body">– У нас обоих есть Слотроп,– вот что только что сказал Пойнтсмен. </text:p>
      <text:p text:style-name="Text_20_body">– Пойнтсмен—что вам с этого? Кроме славы, я имею в виду. </text:p>
      <text:p text:style-name="Text_20_body">– Не больше, чем Павлову. Физиологическое обоснование тому, что кажется весьма странным поведением. И мне не важно в какую из ваших <text:span text:style-name="T217">ОФИ</text:span> категорий это может вписаться—странно ещё, что никто из вас не предложил телепатию: может он знает кого-то на той стороне, кого-то кому заранее известно расписание запуска немецких ракет. Ну, как? И мне не важно, если это какая-то жуткая фрейдистская месть его матери, которая пыталась кастрировать его или что-то там ещё. Я без претензий, Мехико. Я скромный, методичный— </text:p>
      <text:p text:style-name="Text_20_body">– Смиренный. </text:p>
      <text:p text:style-name="Text_20_body">– Я установил <text:span text:style-name="T214">для </text:span>себ<text:span text:style-name="T214">я</text:span> ограничения в этом. Всё что у меня есть, это обратное звучание ракеты перед взрывом… его клиническая история установки условного сексуального рефлекса, возможно на слуховой стимул, и то, что выглядит как обращённая вспять связь причина-следствие. Может, я не настолько готов, как вы, выбросить на свалку причину-и-следствие, но если ей требуются поправки—то быть по сему. </text:p>
      <text:p text:style-name="Text_20_body">– И чего вы добиваетесь? </text:p>
      <text:p text:style-name="Text_20_body">– Вы видели его ММЛП. Его шкалу F? Искажения, извращённые мыслительные процессы… Оценки показывают вполне ясно: у него психопатические отклонения, навязчивые идеи, он латентный параноик—ну, Павлов полагал, что навязчивые идеи и параноидальные мании являются результатом неких—назовём их клетками, нейронами, в мозаике мозга, возбуждённых <text:soft-page-break/>до такого уровня, когда, через взаимную индукцию, во всём прилегающем районе происходит замыкание. Одна яркая, горящая точка окружённая темнотой. Темноту же породила она сама. Изолировав эту яркую точку, может <text:span text:style-name="T215">быть</text:span> до конца жизни пациента, от всяких идей, чувств, самокритики, <text:span text:style-name="T215">всего, </text:span>что только раздувает её пламя, вы возвращаете её к нормальности. Он называл это «точкой патологической инерции». Сейчас мы работаем с собакой… он прошёл «эквивалентную» фазу, когда любой стимул, сильный или слабый, вызывает равное количество капель слюны… а затем «парадоксальную» фазу—сильные стимулы вызывают слабую реакцию и наоборот. Вчера мы довели его до ультрапарадоксальной. За пределы. Включаем метроном что был настроен на еду—от которого прежде Ваня пускал слюну фонтаном—теперь он отворачивается. Когда мы отключаем метрономн о, тут-то он и заводится, нюхает его, лижет, пытается грызть—ищет, в тишине, стимул, которого там нет. Павлов считал, что все болезни сознания могут быть объяснены, со временем, ультрапарадоксальной фазой, паталогически инертными точками в коре мозга, путаницей идей противоположного. Он умер на самом пороге постановки всего этого на экспериментальную основу. Но я живу. У меня есть финансирование, и время, и воля. Слотроп силён невозмутимостью. Непросто будет послать его в какую-либо из этих фаз. Может придётся морит голодом, запугивать, я не знаю… не обязательно, что дойдёт до такого. Но я выявлю его точки инерции, я узнаю что они такое, даже если придётся вскрыть его чёртов череп, и почему нет у них пары и, возможно, решу загадку отчего ракеты падают туда, куда падают—хотя признаю, с вашей поддержкой это стало намного проще. </text:p>
      <text:p text:style-name="Text_20_body">– Зачем?– что пробрало, Мехико?– Зачем я вам нужен? </text:p>
      <text:p text:style-name="Text_20_body">– Я не знаю. Но вы нужны. </text:p>
      <text:p text:style-name="Text_20_body">– У вас навязчивая идея. </text:p>
      <text:p text:style-name="Text_20_body">– Мехико.– Стоя совсем без движения, половина лица обращённая к морю кажется состарилась на пятьдесят лет в этот миг, глядя как волны трижды оставили свою стерильную плёнку льда.– Помогите мне. </text:p>
      <text:p text:style-name="Text_20_body">Я не могу никому помочь, думает Роджер. Почему его так это манит? Это опасно и порочно. Он действительно хочет помочь, у него такой же неестественный страх перед Слотропом как и у Джессики. Как же девушки? Наверное, это его одиночество в Секции Пси из-за убеждённости, <text:span text:style-name="T215">потому </text:span>что он не может от чистого сердца принять, или отбросить… их веру, даже у неулыбчивого Гломинга, что должно быть что-то ещё, вне ощущений, вне Смерти, вне Вероятностей, а это всё, во что должен верить Роджер… О, Джесси, уткнувшись лицом в её голую, спящую, замысловато сплетённую из костей и сухожилий спину, мне не доходит всё это…. </text:p>
      <text:p text:style-name="Text_20_body">На полпути между водой и жёсткой прибрежной травой, длинная полоса из труб и колючей проволоки вызванивает на ветру. Чёрная решётка поддерживается длинными подпорками, копья нацеленные в море. Заброшенный и математический вид: ободранный до векторов-силы удерживающих на месте, местами удвоенные, один ряд позади другого, пришли в движение, когда Пойнтсмен и Мехико двинулись дальше, отставая в тёмном муаре узора повторяющихся подъёмов смещённых относительно повторяющихся диагоналей и витков проволоки внизу в более беспорядочных повторах. Вдали, где конструкция <text:span text:style-name="T215">за</text:span>ворачивает в марево, стена <text:soft-page-break/>заграждения становится серой. После снегопада минувшей ночи, каждая строка размашистого почерка выгравировалась белым. Но сегодня ветер и песок снова обнажили тёмное железо, в разводах соли, местами краткие полоски ржавчины… в других местах солнце и лёд превращают конструкцию в электро-белые линия энергии. </text:p>
      <text:p text:style-name="Text_20_body">Дальше вверх, после закопанных мин и противотанковых столбов из разлагающегося бетона, в дзоте покрытом сетью и дёрном, на полдороге вверх по утёсу, молодой д-р Блей и его ассистирующая медсестра Айви отдыхают после трудной лоботомии. Его промытые и привычные пальцы <text:span text:style-name="T215">втискиваются</text:span> под резинки чулков, тянут наружу, отпускают с нежданно громким шлепком под ха-ха-ха д-ра Блея, когда она подскакивает и тоже смеётся, стараясь не выкручиваться слишком чересчур. Они лежат на постели из старых морских карт, инструкций по эксплуатации, лопнувших мешков с песком и высыпавшегося песка, обгорелых спичек и кончиков сигаретных окурков давно сгнивших, что успокаивали в ночи 41-го, снимая нежданное биенье сердца при всяком взблеске огонька в море. «Ты сумасшедший»,– шепчет она. «Я похотливый»,– улыбается он и снова щёлкает её подвязкой, мальчик-и-рогатка. </text:p>
      <text:p text:style-name="Text_20_body">На возвышенности, линия цилиндрических блоков предназначенных калечить заглохшие Королевские Тигры, которым никогда не катиться по этим просторам, словно множество пирожных-рулетов поперёк коричневатого пастбища, среди осевших полос снега и бледных обнажений известняка. На маленьком пруду чёрный человек из Лондона, катается на коньках, невероятный, как зуав, катается на своих высоких лезвиях, с достоинством, словно рождённый для них и для льда, а не для пустыни. Детвора из городка рассыпаются перед ним так близко, что крупицы льда от его разворотов жалят их щёки. Пока он не улыбнётся, они не решаются заговорить, только бегают следом, дёргают, заигрывают, хотят его улыбки, бояться её, хотят…. У него волшебное лицо, лицо, которое они знают. От побережья, Майрон Грантон и Эдвин Трикл, куря одну за одной, в раздумьях об <text:span text:style-name="Emphasis">Операции Чёрное Крыло</text:span> и вероятности <text:span text:style-name="Emphasis">Schwarzkommando</text:span>, наблюдают своего волшебного негра, свой прототип, ни один не рискнёт выйти на лёд, сделать луп или другую фигуру перед этими детьми. </text:p>
      <text:p text:style-name="Text_20_body">Зима в неопределённости—всё небо тусклый светящийся гель. Внизу на пляже, Пойнтсмен выудил рулон туалетной бумаги, каждый листок пропечатан СОБСТВЕННОСТЬ ПРАВИТЕЛЬСТВА ЕГО ВЕЛИЧЕСТВА, из кармана, чтобы высморкаться. Роджер время от времени заправляет свои волосы под шапку. Ни один из них не говорит. Так, вдвоём: топая дальше, руки в карманах и снаружи, фигуры их уменьшаются, желтоватая и серая, и язычок алого, очень острый, оставленные ими следы—длинная замерзающая последовательность угасших звёзд, облачность отражается в остекленелом пляже почти белой…. </text:p>
      <text:p text:style-name="P51">Мы потеряли их. Никто не слушал тех ранних бесед—не сохранилось даже случайного снимка. Они шагали пока та зима скрыла их и казалось, что жестокий Пролив замёрзнет и сам, и никто, никто из нас, так никогда и не с<text:span text:style-name="T216">уме</text:span>ет полностью их найти. <text:span text:style-name="T216">С</text:span>леды <text:span text:style-name="T216">их </text:span>заполнились льдом и чуть позже были унесены в море. </text:p>
      <text:p text:style-name="P193"><draw:frame draw:style-name="fr1" draw:name="Image14" text:anchor-type="paragraph" svg:width="6.9252in" svg:height="0.3661in" draw:z-index="13"><draw:image xlink:href="Pictures/1000000000000B720000009B428C9716555D8079.png" xlink:type="simple" xlink:show="embed" xlink:actuate="onLoad" loext:mime-type="image/png"/></draw:frame></text:p>
      <text:p text:style-name="P154"><text:soft-page-break/>По тихому, скрытно от неё, камера следит как она движется, <text:span text:style-name="T218">пред</text:span>намеренно никуда, по комнатам, длинноногая, <text:span text:style-name="T218">с </text:span>подростков<text:span text:style-name="T218">ой</text:span> шир<text:span text:style-name="T218">иной</text:span> и присутуленность<text:span text:style-name="T218">ю</text:span> плеч, волосы не <text:span text:style-name="T218">вызывающе</text:span> голландские, нет, а <text:s/>собраны в модный взлёт вверх под старинную корону матового серебра, вчерашняя свежая завивка удерживает её очень светлые волосы наверху в сотне з<text:span text:style-name="T218">астывши</text:span>х вихрей, что блестят сквозь тёмную филигрань. Сегодня после полудня линзы расширены до предела, включён дополнительный свет вольфрама, в этот самый дождливый день <text:span text:style-name="T218">из</text:span> <text:span text:style-name="T218">кратковременной</text:span> памяти, взрывы ракет далеко к югу и востоку иногда навещают небольшую квартиру, дребезжа не залитыми окнами, а только дверями в медленных триол<text:span text:style-name="T218">ьны</text:span>х и четверных подрагиваниях, словно несчастные духи, жаждущие общения, просят впустить их на секундочку, лишь прикоснуться.... </text:p>
      <text:p text:style-name="Text_20_body">Она в доме одна, кроме затаившегося оператора и Осби Фила, который на кухне готовит нечто загадочное из урожая грибов с крыши. У них блестящие красно-оранжевые шляпки над присобранными складками бледно-серой кисеи. Время от времени геометрия её неугомонности приводит её взглянуть в дверной проём на его ребяч<text:span text:style-name="T218">ь</text:span>ю возню с<text:span text:style-name="Emphasis"> Amanita muscaria </text:span>(потому что именно этот родственник ядовитого Ангела Убийцы занимает внимание Осби, или что там в нём считается внимание<text:span text:style-name="T218">м</text:span>)—и послать ему улыбку, выказать дружелюбность, но которая для Осби кажется жутко светской, утончённой, порочной. Она первая голландская девушка, с кем он когда-либо говорил и удивлён её высокими каблуками вместо деревянных башмаков, ошарашен, можно сказать, её таким холёным (<text:span text:style-name="T218">в</text:span> его понятия<text:span text:style-name="T218">х</text:span> Континентальным) стилем, умом в её окаймлённых светлыми ресницами глазах, либо спрятанными за тёмными стёклами, когда она на улице, остатками младенческой пухлости в ямочках по обе стороны её рта. (Когда совсем рядом, на её почти идеальной коже заметно лёгкая пудра и шелушение, ресницы капельку подчернены, брови подправлены на два-три волоска). </text:p>
      <text:p text:style-name="Text_20_body">Но что это затеял юный Осби? Он тщательно выскабливает внутренность каждой грибной шляпки цвета персимона и измельчает остатки. Вы<text:span text:style-name="T218">дворе</text:span>нные эльфы бегают по крыше, тараторя. Перед ним растущая куча оранжево-серой грибной мякоти, которую он пригоршнями отправляет в кастрюлю с кипящей водой. Предыдущая порция тоже булькает на плите, превратившись в густую кашицу под жёлтой пеной, которую Осби снимает с огня и прокручивает в блендере Пирата. Затем он расстилает грибное пюре на тонкий жестяной противень. Вот он открыл духовку, азбестными хваталками вынимает оттуда другой противень, покрытый тёмной спёкшейся коркой, и заменяет его тем, который только что приготовил. Пестиком в ступке он растирает вещество в пыль, чтоб пересыпать в старую коробку из-под печенья Хантли &amp; Палмерс, придержав лишь на самокрутку, которую сноровисто с<text:span text:style-name="T219">крути</text:span>л из лакричной сигаретной бумаги Ризла. </text:p>
      <text:p text:style-name="Text_20_body">И как-то так совпало, что она заглянула как раз в тот момент, когда Осби открывал гулкую печь-духовку. Камера записывает, что лицо её ничуть не изменилось, но отчего же стоит она сейчас в дверях так неподвижно? словно <text:span text:style-name="T219">этот </text:span>кадр следовало остановить и продолжить ровно на столько, момент золота свежего и матового, невинности микроскопически замаскированной, локоть чуть согнут, ладонь опёрта на стену, пальцы веером на оранжевых обоях, словно прикасается к собственной коже, печальное прикосновение.... Снаружи долгий дождь из кремниевых и замерзающих в сползании шлепках, безутешный, медленно разрушительный на средневековых <text:soft-page-break/>окнах, занавесил, как дым, дальний берег реки. Этот город на все свои исковырянные бомбами мили: эта нескончаемо опутанная жертва… кожа из отблескивающего шифера крыш, копоть на кирпиче в струях потока вкруг каждого окна, светящегося или нет, каждое из миллиона отверстий открыто сумраку этого зимнего дня. Дождь хлещет, льёт, наполняет поющие стоки, город принимает его, приподнимает в извечном пожатии плеч.... С писком и металлическим трахом печка снова захлопывается, но для Катье она никогда не закроется. Она так часто стояла перед зеркалами сегодня, знает, что волосы её и косметика безупречны, любуется платьем, которое ей купили от Харвей Николз, прозрачный шёлк стекает с подложенных плечей к глубокой точке между её грудей, насыщенный оттенок какао, который в этой стране называют «нигер», ярды этого тончайшего шёлка сотканы и наброшены, свободно скреплены на талии, мягкое плиссе спадает к её коленям. Оператор доволен нежданным эффектом от этого обильно стекающего шёлка, особенно когда Катье проходит перед окном и свет дождя, <text:span text:style-name="T219">просачиваясь</text:span> внутрь, превращает его на пару кратких кадров в затемнённое стекло, насыщенное сажей, древнее, изношенное непогодой платье, лицо, волосы, руки, стройные икры, всё обернулось стеклом, на взвешенный целлулоидный миг—прозрачный хранитель дождя весь день сотрясаемого ракетными взрывами ближе и дальше, к центру, тёмный и губительный фон позади, который на несколько кадров обрисовал её. </text:p>
      <text:p text:style-name="P52"><text:span text:style-name="T219">За</text:span> отражени<text:span text:style-name="T219">я</text:span>, которые она видит в зеркале, Катье тоже удостаивается удовлетворённости оператора, но ей известно то, ч<text:span text:style-name="T219">его</text:span> он знать не может: что глубоко внутри себя, облачённой в элегантную поверхность дорогих тканей и отмерших клеток, она лишь пепел и продажность, неким жестоким образом, о котором никто из них не может догадаться, она принадлежит Печи… <text:span text:style-name="T1">Der Kinderofen</text:span>. . . вспоминает как его зубы, длинные, жуткие, в прожилках ярко-коричневой гнили, когда он произносит эти слова, жёлтые зубы Капитана Блисеро, сет<text:span text:style-name="T220">оч</text:span>ка пятн<text:span text:style-name="T220">ист</text:span>ых трещин, а в его ночном дыхании, в тёмной печи его самого, навсегда <text:span text:style-name="T220">угнездившийся</text:span> шёпот разложения… Его зубы она вспоминает прежде остальных его черт, зубам в первую очередь достанется продукция Печи: то, что уготовано ей и Готфриду. Он никогда не произносил это чётко в виде угрозы, ни к одному из них никогда не обращался напрямую, но скорее поверх её атласных <text:span text:style-name="T220">на</text:span>тренированных ляжек к какому-либо гостю вечера, или вдоль покорной спины Готфрида («Ось Рим-Берлин» назвал он это в ночь, когда приезжал итальянец и все они были на круглой кровати, Капитан Блисеро вставился в приподнятую жопу Готфрида и итальянец в то же время в его красивый рот) Катье участвовала пассивно, связанная, с кляпом и накладными ресницами, служила в ту ночь живой подушкой для надушенных седеющих кудрей итальянца (розы и жир на грани перехода к прогорклости)… каждое из оброненных замечаний закрытый цветок, способный распуститься в бесчисленные откровения (она думает о математической функции, что станет у неё расширяться, подобно цветению, в серии степеней без общего термина, бесконечно, непостижимо, но предсказуемо)… <text:span text:style-name="T226">одна </text:span>его фраза <text:span text:style-name="Emphasis">Padre Ignacio</text:span>, оборачивается испанским инквизитором в чёрных одеждах, коричневый горбатый нос, удушающий запах ладана + исповедник/палач + Катье и Готфрид, оба на коленях в темной исповедальне + дети из старинной сказки, на коленях, за<text:span text:style-name="T220">стывшие от</text:span> боли, пред Печью, перешёптываются тайнами, которые не могут высказать никому больше + ведьмацкая паранойя Капитана Блисеро, подозревающего их обоих, Катье, несмотря даже на её принадлежность к национал-социалистической партии Нидерландов + Печь, как слушатель/мститель + Катье на <text:soft-page-break/>коленях перед Блисеро в полном улёте, чёрный бархат и кубинские каблуки, его член стиснут невидимо <text:s/>кожаными плавками телесного цвета, поверх которых у него накладная пизда в соболином паричке, и то и другое ручная работа пресловутой <text:span text:style-name="Emphasis">Mme.</text:span> Офир в Берлине, поддельные лабии и ярко пурпурный клитор смоделированы из—мадам жалостливо оправдывалась дефицитом—синтетической резины и ещё <text:span text:style-name="T220">добавлен </text:span>Миполам, новый поливиниловый хлорид… крохотные кусочки лезвия бритвы топорщ<text:span text:style-name="T220">атся</text:span> из жизнеподобной розовой влажности, сотнями, о которые Катье, стоя на коленях, <text:span text:style-name="T220">приходится</text:span> обрезать свои губы и язык, а затем оставлять абстрактные отпечатки кровавых поцелуев на золотистой спине своего «брата» Готфрида. Брат по играм, брат по рабству… она никогда прежде не встречала его, до её приезда в реквизированный дом недалеко от стартовых площадок скрытых в лесах и парках в этом ухоженном уголке небольших ферм и поместий, что тянется к востоку от королевского города, между двух массивов польдерных земель, к Васенаару—однако, его лицо в тот первый раз, увиденное в свете осеннего солнца сквозь громадное западное окно гостиной, когда он стоял совершенно голый, за исключением собачьего ошейника с торчащими шипами, мастурбируя метрономически, следуя командным окрикам Капитана Блисеро, <text:span text:style-name="T221">по всей</text:span> его светл<text:span text:style-name="T221">ой</text:span> кож<text:span text:style-name="T221">е</text:span> пятна послеполуденн<text:span text:style-name="T221">ого </text:span>блес<text:span text:style-name="T221">ка</text:span> синтетически оранжев<text:span text:style-name="T221">ого</text:span>, который она никогда прежде не увязывала с кожей, его член налившийся кровью монолит, задыхающийся рот слышен в тиши ковров, лицо его поднято не к кому-то из них, но как бы к чему-то на потолке, или к небу, которое потолки ему подмен<text:span text:style-name="T221">и</text:span>ли, с опущенными глазами, как он чаще всего их и держал—его лицо, возносясь, твердея, доходя, до того схоже с тем, что она всю жизнь видела в зеркалах, её собственный заучено манекенный взор, что ей пришлось <text:span text:style-name="T221">даже </text:span>сдержать дыхание, на минуту <text:span text:style-name="T221">по</text:span>чувств<text:span text:style-name="T221">овав</text:span> учащённое биенье <text:span text:style-name="T221">собственного</text:span> сердца, прежде чем обратить точно такой же взор к Капитану Блисеро. Тот в восторге. «Может быть»,– говорит он ей,– «я обстригу твои волосы». Он улыбается Готфриду:– «Может быть, оставлю, чтобы его отрас<text:span text:style-name="T221">та</text:span>ли». Унижение пойдёт на пользу пареньку по утрам в расположении, в строю его батареи возле <text:span text:style-name="Emphasis">Schußstelle 3</text:span>, где когда-то <text:span text:style-name="T234">неистово проносились </text:span><text:s/>лошади перед <text:span text:style-name="T234">бушующими </text:span><text:s/>лузерами, любителями скачек в старое мирное время—будет получать одно взыскание за другим, но оставаться под прикрытием Капитана от армейской дисциплины. Вместо которой, между запусками, невзирая на ночь или день, недосыпая, в неурочные часы, подвергаться личному<text:span text:style-name="Emphasis"> «Hexenzüchtigung»</text:span> <text:span text:style-name="T220">К</text:span>апитана. Однако, постриг ли ей Блисеро волосы? Теперь она уже не вспомнит. Помнится лишь, что пару раз она одевала форму Готфрида (волосы, конечно же, прятала под фуражку) и выглядела, вполне возможно, его двойником, проводя те ночи «в клетке», по правилам установленным Блисеро, а Готфриду пришлось одевать её шёлковые чулки, кружевной передник и капот, всё её нижнее и её кисею с ленточками. Но после ему всегда приходилось возвращаться снова в клетку. Так-то вот. Их Капитан не оставляет сомнений кто, из братика с сестричк<text:span text:style-name="T221">ой</text:span>, на самом деле прислуга, а кто откармливаемый гусь. </text:p>
      <text:p text:style-name="Text_20_body">Насколько всерьёз она играет? В завоёванной стране, твоей родной оккупированной стране, лучше, как она считает, войти в некую формальную, рационализированную версию того, что снаружи продолжается без оглядки на форму или приличные ограничения дня и ночи, массовые казни, разборки, избиения, обман, паранойя, позор… хотя <text:span text:style-name="T221">открыто</text:span> они не обсуждают это, похоже, Катье, Готфрид и Капитан Блисеро <text:span text:style-name="T221">пришли к соглашению</text:span>, что эта северная древняя форма, всем им известная и привычная—заблудившиеся дети, лесная баба-яга в съедобной <text:soft-page-break/>хижине, поимка, откорм, Печь—станет их охранительной рутиной, их убежищем от того, что никто из них не <text:span text:style-name="T222">в силах</text:span> выносить снаружи—Войну, абсолютную власть случая, их собственную жалкую случайность здесь, посреди всего…. </text:p>
      <text:p text:style-name="Text_20_body">Это небезопасно, даже внутри, в доме...чуть ли не каждый день осечки при запуске. В прошлом октябре недалеко от этой усадьбы, одна упала обратно и взорвалась, убила 12 из наземного расчёта, высадила окна на много сотен метров вокруг, в том числе западное окно гостиной, где Катье впервые увидела своего золотистого брата-дичь. По официальным слухам взорвалось <text:span text:style-name="T222">лишь</text:span> топливо и окислитель. Но Капитан Блисеро с трепе<text:span text:style-name="T222">тны</text:span>м—она бы даже сказала нигилистическим—наслаждением, сказал, что заряд Аматола в боеголовке тоже взорвался, делая из них такую же цель, как и стартовая площадка.... Что все они обречены. Дом расположен к западу от ипподрома Дунидингт, противоположно направлению на Лондон, но никакое направление не искл<text:span text:style-name="T222">ючено</text:span>—<text:span text:style-name="T222">за</text:span>част<text:span text:style-name="T222">ую</text:span> ракеты, <text:span text:style-name="T222">свихнувшись</text:span>, разворачиваются куда попадя с жутким ржанием в небе, разворачиваются и падают, каждая согласно своему <text:span text:style-name="T222">безумию</text:span>, непонятному и, как опасаются, неизлечимому. Если есть время, их владельцы уничтожают их, по радио, во время припадка. Кроме запусков ракет, есть ещё английские налёты. <text:span text:style-name="Emphasis">Спитфайеры </text:span>с рёвом проносятся на бреющем над тёмным морем во время ужина, прожектора спотыкаются над городом, эхо сирен висит в вышине над мокрыми железными скамьями в парках, торопливо татакают противозенитные орудия, выискивая, и бомбы падают в леса, на польдерные земли, на квартиры, где, ориентировочно, размещены ракетные военнослужащие. </text:p>
      <text:p text:style-name="Text_20_body">Это придаёт обертона игре, что слегка меняет свой тембр. <text:span text:style-name="T222">Ведь именно</text:span> ей, в какой-то неопределённый момент будущего, предстоит толкнуть Ведьму в Печь приготовленную для Готфрида. Поэтому Капитану следует <text:span text:style-name="T222">не исключать</text:span> возможность, что она британский шпион, или участница голландского подполья. Несмотря на все старания немцев, информация продолжает постоянно <text:span text:style-name="T222">доходить</text:span> из Голландии в штаб бомбардировщиков КАС, сообщая о расположении, маршрутах подвоза, в каких тёмно-зелёных группах деревьев могут скрываться установки А4—данные меняются ежечасно, настолько мобильны ракеты и оборудование их обеспечения. Но <text:span text:style-name="Emphasis">Спитфайеры</text:span> могут ударить по электростанции, складу жидкого кислорода, по квартире командира батареи… это <text:span text:style-name="T222">щекотливый</text:span> вопрос. Почувствует ли Катье свою обязанность отменённой, однажды вызвав английские истребители-бомбардировщики на этот самый дом, её тюрьму для дичи, хоть это означало бы смерть? Капитан Блисеро не может сказать наверняка. До данного момента состояние агонии восхитительно. Конечно же, <text:span text:style-name="T223">исходные данные</text:span> о ней от людей Мусерата безупречны, ею выявлены три семьи замаскированных евреев, она регулярно посещает собрания, <text:s/>работает на курорте Люфтваффе в Шевенингене, где руководство считает её умелой и жизнерадостной, не отлынивает. Не так, как многие другие, что используют партийный фанатизм, скрывая недостаток способностей. Пожалуй, лишь как тень предостережения: её преданность не согрета чувством. У неё, кажется, есть личный интерес состоять в Партии. Женщина с каким-то математическим образованием и с резонами…. «Желайте перемены»,– сказал однажды Рильке,– «у пламени берите вдохновенье!» В лавр, в соловья, в ветер… желать быть вобранным, объять, рухнуть в пламя взвившееся, чтобы заполнить все чувства и… не любить, потому что нечем более… но быть безнадёжно в состоянии любви…. </text:p>
      <text:p text:style-name="Text_20_body"><text:soft-page-break/>Но это не про Катье: вот уж где никаких метаний моли. Он должен сделать вывод, что втайне она боится Перемены, предпочитая взамен тривиально менять то, что значит менее всего, одежду и украшения, не продвигаясь далее политичного трансвестизма, не только в одежду Готфрида, но даже в традиционную мазохистскую форму французского производства, такую неподходящую к её высокой, длинноногой походке, к её блондинистости, её упрямым плечам похожим на крылья—она всего лишь играет, играет в участие в игре. </text:p>
      <text:p text:style-name="P53">Он ничего не может поделать. Посреди умирающего рейха, где приказы становятся бессильн<text:span text:style-name="T223">ее </text:span>бумаг<text:span text:style-name="T223">и</text:span> для них, она нужна ему, как и Готфрид, ремни и кожаный кнут, реальный в его руках, которые всё ещё могут чувствовать, нужны её вскрики, красные рубцы поперёк ягодиц мальчика, их рты, его член, пальцы рук и ног—целую зиму на это всё можно вполне положиться—ему трудно найти объяснение, но в глуб<text:span text:style-name="T223">ине</text:span> сердц<text:span text:style-name="T223">а</text:span> он верит, возможно только лишь теперь, в эту форму, из всех легенд и сказок, верит, что этот зачарованный дом в лесу уцелеет, что никакие бомбы никогда не упадут на него случайно, а только лишь по предательству, если Катье и впрямь наводчица англичан и попросит их—а он знает, что она не может: что по какому-то волшебству, глубже сокровенных резонансов любых слов, британский налёт исключён, как вариант, <text:span text:style-name="T223">из</text:span> всех в<text:span text:style-name="T223">ероят</text:span>ных подталкивани<text:span text:style-name="T223">й</text:span> в железо Печи и последнее лето. Придёт, она придёт, его Судьба… пусть иначе—но она придёт… <text:span text:style-name="Emphasis">Und nicht einmal sein Schritt klingt aus dem tonlosen Los. . . .</text:span> Из всей поэзии Рильке, больше всего он любит эту Десятую Элегию, начинает чувствовать, как горькое пиво Тоски щиплет глаза, покалывает в глубине носа, когда припоминает каждую строку… только что умерший юноша, обнимает свою Безутешность, свою последнюю связь, покидая даже её отдалённо человеческое прикосновение навсегда, подымаясь совсем один, смертельно один, выше и выше в горы изначальной Боли, с дико чуждыми созвездиями в вышине… Ни разу шаг его не <text:span text:style-name="T224">вызвал</text:span> эха <text:span text:style-name="T224">у</text:span> Судьбы безгласной.... Это он, Блисеро, взбирается на гору, как и взбирался почти уже 20 лет, задолго до того как принял <text:span text:style-name="T224">пыл</text:span> Рейха, со времён Юго-Запада… в одиночку. Какой бы плотью не пытался утихомирить Ведьму, людоедку, колдунью, размахивающую орудиями боли—один, всегда один. Он даже и не знает Ведьмы, не может понять её/его голода, и только лишь в минуты слабости изумляется, что оно может сосуществовать в одном с ним теле… Спортсмен и его умения разные вещи…. Во всяком случае, молодой Раухандел сказал так… много лет назад в мирное время… Блисеро смотрел на своего юного друга (уже тогда так откровенно, так патетически обречённого на какую-то <text:span text:style-name="T224">из </text:span>форм Восточного фронта) в баре, на улице, в каком угодно тесном и неудобном костюме, тот безупречно реагировал на футбольный мяч, <text:span text:style-name="T224">когда</text:span> шутники, узнав его, <text:span text:style-name="T224">швыряли в него из</text:span> ниоткуда—бессмертное исполнение! один из тех импровизированных ударов, <text:span text:style-name="T224">до того</text:span> невозможно высоких, так чётко параболичных, мяч взмывает на мили вверх, чтобы <text:span text:style-name="T224">скользнуть</text:span> точн<text:span text:style-name="T224">ёхоньк</text:span>о меж двух высоких, фалличных электрических колонн Ufa-театра на Фридрихштрассе… он мог удерживать мяч на голове <text:span text:style-name="T224">вдоль</text:span> нескольк<text:span text:style-name="T224">их</text:span> кварталов напролёт, часами, ноги чётки, как поэтическая строка… Но только лишь качал головой, стараясь быть хорошим парнем, когда у него спрашивали, не в силах объяснить: «Ну, это... так получается… мускулы делают сами»—затем, припомнив выражение старого тренера—«это мускульное»,– улыбаясь прекрасной улыбкой и за это одно уже приз<text:span text:style-name="T224">ывник</text:span>, уже пушечное мясо, бледный свет бара <text:span text:style-name="T224">лоится</text:span> поперёк его коротко остриженного черепа—«это рефлексы, понимаешь… Не я… Просто рефлексы». Когда же начал<text:span text:style-name="T224">ась перемена</text:span>, для Блисеро тех дней, от похоти к жалости, <text:soft-page-break/>тупой как изумленье Рауханделя собственным даром? Он навидался этих Рауханделей, особенно после 39-го, <text:span text:style-name="T224">в которых таятся</text:span> не менее загадочны<text:span text:style-name="T224">е</text:span> гост<text:span text:style-name="T224">и</text:span>, чужак<text:span text:style-name="T224">и</text:span>, иногда не менее причудливы<text:span text:style-name="T224">е</text:span>, чем дар всегда оказываться там, где нет взрывов… кто-нибудь из <text:span text:style-name="T1">них</text:span>, это<text:span text:style-name="T227">го</text:span> сырь<text:span text:style-name="T227">я</text:span>, «<text:span text:style-name="T224">желают</text:span> Перемены»? Или хотя бы знают? Он сомневается…. Их рефлексы просто используются, сотнями тысяч за раз—королевскими молями, которых вдохновило Пламя. Блисеро утратил, много лет назад, всякую невинность в этом вопросе. Итак, его Судьба это Печь: покуда заблудившиеся дети, которые никогда не ведают, ничто не меняется кроме формы и паспортов, будут жить-поживать долго после его золы и газов исхода через печную трубу. Именно так. Странник в горах Боли. Это длится уже слишком долго, игра им избрана не ради чего-то другого кроме конца, которым она закончится, <text:span text:style-name="Emphasis">nicht wahr?</text:span> <text:span text:style-name="T225">Чересчур уж состарился</text:span>, грипп <text:s/>проходит не <text:span text:style-name="T225">так уже</text:span> быстро, живот может скрутить иногда на весь день, глаза ощутимо слепее с каждой <text:span text:style-name="T225">очередной</text:span> проверкой, слишком «реалистичен», чтобы избрать смерть героя, или даже солдатскую. Всё, чего ему хочется, это покинуть зиму, уйти в тепло Печи, в тьму железного убежища, дверь позади него в сужающемся прямоугольнике кухонного света со звяком захлоп<text:span text:style-name="T225">нулась бы</text:span>, навсегда. Всё прочее лишь любовная игра перед актом. </text:p>
      <text:p text:style-name="P179">Да, он думает, больше, чем следовало бы, и это его удивляет, о детях—об их мотивах. Он полагает, они что скорее всего стремятся к своей свободе, тоскуя по ней как он по Печи, и подобная извращённость преследует его и гнетёт… он возвращается вновь и вновь к пустой бессмысленной картине того, <text:span text:style-name="T228">как выглядел</text:span> дом в лесу, сейчас искрошенный до сахарных крупинок, всё, что уцелело, это одна лишь неукротимая Печь, и пара деток, пик сладкой энергии позади, опять подступает голод, блуждания в зелёной непроглядности деревьев.... Куда им идти, где укрываться на ночь? Непредусмотрительность детей… и вежливый парадокс этого их Состояньица, основой которому всё та же Печь, <text:span text:style-name="T229">призванная</text:span> всё уничтожить.... Однако, всякий истинный бог должен быть и творцом, и разрушителем. Ему, воспитанному в христианской среде, трудно было постичь это до его путешествия на Юго-Запад, до его личного покорения Африки. Среди пыльных костров Калахари, под ширью прибрежного моря, огонь и вода, он учился. Мальчик Иреро, загнанный долгими мучительствами в ужас перед христианскими <text:span text:style-name="T229">прегрешениями</text:span>, духи шакалов, могучие европейские волки-оборотни, преследовали его, жаждая насытиться его душой, бесценным червячком, что живёт в его позвоночнике, теперь пытался загнать своих прежних богов в клетку, поймать в капканы из слов, выдать их, диких, парализованных, этому учёному белому, что так увлекался языками. Увозя в своём ранце экземпляр <text:span text:style-name="Emphasis">Duino Elegies</text:span>, только что из печати при его отправлении на Юго-Запад, подарок Матери на причале, запах свежей типографской краски кружил его голову по ночам, покуда старый пароход бороздил тропик за тропиком… пока созвездия, как новые звёзды над <text:span text:style-name="T235">Страной</text:span>-<text:span text:style-name="T229">Боли</text:span>, стали сов<text:span text:style-name="T229">с</text:span>ем незнакомыми, а времена года перевернулись… и он подошёл к берегу на высоконосой деревянной лодке, что двадцатью годами раньше перевозила синебрючные войска с железа на рейде, чтобы подавить Великое Восстание Иреро. Найти в глухих местах между Намибом и Калахари свою собственную верную родню, свой цвет ночи. </text:p>
      <text:p text:style-name="Text_20_body">Непроходимые пустоши камня палимого солнцем… многие мили каньонов заворачивающих в никуда, засыпанны<text:span text:style-name="T229">х</text:span> белым песком <text:span text:style-name="T229">по дну</text:span>, что оборачивается холодно синим в протяжённости дней… мы сотворить Нджамби Карунга сейчас, омахона… шёпот над горящими ветвями колючек, где этот немец заклинает прочь энергии окружившие свет костра своей тонкой <text:soft-page-break/>книжицей. Он встревоженно вскидывает взгляд. Мальчик хочет ебтись, но он использует слово обозначающее бога на языке Иреро. Необычный холод пронял белого человека. Он верит, как и Рейнское Миссионерское Общество, в богохульство. Особенно тут в пустыне, г<text:span text:style-name="T229">д</text:span>е опасности, чьи имена он боится произнести даже в городах, даже при свете дня, собираются вокруг, крылья сложены, ягодицы соприкасаются с холодным песком, выжидают… В эту ночь он чувствует мощь каждого слова: слова отделены всего одним лишь мигом от вещей, которые они обозначают, Риск при натягивании мальчика под отголоски святого Имени наполняет его безумной похотью, похоть в лице—маска—мгновенное воздаяние из-за пределов костра… но для мальчика Нджамби Карунга это происходящее, когда они совокупились, вот и всё: Бог творец и разрушитель, солнце и тьма, все наборы противоположностей сведённые вместе, включая чёрное и белое, мужское и женское… и он становится в своей невинности дитём Нджамби Карунга (как весь его былой клан, безжалостно, за пределы их собственной истории) здесь под европейским потом, рёбрами, мускулами брюшного пресса, хуем (мускулы самого мальчика невыносимо торчат, кажется, уже часами, как будто он собирается убить, но ни слова, только долгие, клонированные куски ночи, что тянутся над их телами). </text:p>
      <text:p text:style-name="Text_20_body">Что я сотворил из него? Капитан Блисеро знает, что на данный момент африканец посреди Германии, в глубине Гарца, и что на случай если Печь захлопнется за ним в эту зиму, ими уже сказано прощальное <text:span text:style-name="Emphasis">auf Wiedersehen</text:span>. Он сидит, живот обвис, гланды полны недомогания, склонившись над панелью управления в окрашенной пятнами машине управления пуском. Сержанты двигательной и направляющей панелей снаружи, перекуривают—он один за контролями. Снаружи, через немытый перископ, узловатый туман распускается с яркой зоны инея, что опоясал вздыбленную затенённую ракету, у которой свинчена крышка бака для жидкого кислорода. Деревья плотно сгрудились: над головой едва различается достаточный кусок неба для подъёма ракеты. <text:span text:style-name="Emphasis">Bodenplatte</text:span>—бетонная плита положенная на обрезки стали—уложена на землю между трёх деревьев с пометками <text:span text:style-name="T229">для</text:span> обеспеч<text:span text:style-name="T229">ения</text:span> точно<text:span text:style-name="T229">го</text:span> направление, 260°, на Лондон. Отметкой служит грубо намалёванная мандала, красный круг с жирным чёрным крестом внутри, опознаваемая как древний символ колеса-солнца, из которого, как говорят легенды, ранние христиане выломили свастику, для маскировки своего запретного символа. </text:p>
      <text:p text:style-name="Text_20_body">Два гвоздя вбиты в дерево в центре креста, Рядом с одной из намалёванных отметок, на западном из деревьев, кто-то нацарапал на коре остриём штыка <text:span text:style-name="Emphasis"><text:span text:style-name="T104">in hoc signo vinces</text:span></text:span><text:span text:style-name="T104">.</text:span> Никто на батарее не признаётся, что сделал это. Наверное, работа подпольщиков. Но приказа убрать не было. Бледно-жёлтые верхушки обрезанных комлей проглядывают вокруг <text:span text:style-name="Emphasis">Bodenplatte</text:span>, свежие щепки и опилки мешаются со старой опавшей листвой. Запах, глубокий, как в детстве, перебит запахом бензина и спирта. Дождь собирается сегодня, а может, снег. Расчёт в нервном движении, серо-зелёные. Блестяще-чёрный каучук кабелей уползает в лес подключить наземное оборудование к го<text:span text:style-name="T229">л</text:span>ландской линии на 380 вольт. <text:span text:style-name="Emphasis">Erwartung. . . </text:span>. </text:p>
      <text:p text:style-name="Text_20_body">В последние дни ему почему-то всё труднее вспоминать. Этот ограниченный, сквозь помутневшие призмы, ритуал, ежедневные переезды на эти свежерасчищенные треугольники в лесах подменили произвольные прогулки памяти, невинный сбор цветков-воспоминаний. Его отлучки, к Катье с Готфридом, стали короче и ценнее с ускорением темпа пусков. Хотя мальчик <text:soft-page-break/>из подразделения Блисеро, капитан редко видит его на службе—вспышка золота, что помогает наблюдателям увязать километраж до их рации, яркий всплеск его волос на ветру, исчезающий среди деревьев… Как странно противоположен африканцу—цветовой негатив, жёлтый и синий. Капитан: в каком-то приливе сентиментальности, какого-то предзнания, дал своему африканскому мальчику имя «Норичник», одно из названий горечавки с горного склона у Рильке, нордического цвета, принесённой в долины: </text:p>
      <text:p text:style-name="P229"><text:span text:style-name="Emphasis">Bringt doch der Wanderer auch vom Hange des Bergrands nicht eine </text:span></text:p>
      <text:p text:style-name="P229"><text:span text:style-name="Emphasis">Hand voll Erde ins Tal, die alle unsägliche, sondern ein erworbenes </text:span></text:p>
      <text:p text:style-name="P229"><text:span text:style-name="Emphasis">Wort, reines, den gelben und blaun Enzian.</text:span> </text:p>
      <text:p text:style-name="P54"/>
      <text:p text:style-name="Text_20_body">– Омухона… посмотри на меня. Я красный и коричневый… чёрный, омухона. </text:p>
      <text:p text:style-name="Text_20_body">– <text:span text:style-name="Emphasis">Liebchen</text:span>, <text:span text:style-name="T230">тут</text:span> другой край земли, в Германии ты был бы жёлтым и синим.– Метафизика зеркальных отражений. Сам восхитился такой элегантностью, такой книжной симметричностью… А всё же зачем говорить так бесцельно с бесплодной горой, с жаром дня, с диким цветком, из которого он пил, так бесконечно… зачем растрачивать такие слова в мираже, в жёлтом солнце и в морозно синих тенях ущелий, если только они не пророчество, за пределами синдрома предкатастрофы, за пределами ужаса перед тем, чтоб задуматься о своём среднем возрасте, хоть на секунду, однако, любое «провидение» исключено—<text:span text:style-name="Emphasis">запредельное</text:span> было чем-то воздыхающим, шевелящимся, всегда под его словами, чем-то, что уже тогда могло видеть ужас предстоящего времени, <text:span text:style-name="Emphasis">по крайней мере </text:span>настолько же ужасного, как эта зима и очертания того, во что превратилась теперь Война, очертания сделавшие неизбежным форму последнего кусочка в головоломке: эта Печь-игра с жёлтоволосым и синеглазым юношей и молчаливой, себе на уме, Катье (кто был её противоположностью на Юго-Западе? какая чёрная девочка, которую он никогда не увидел, укрытая в слепящем солнце, в хрустко-угольном проезде ночных поездо<text:span text:style-name="T230">в</text:span>, в созвездии тёмных светил, которому никто, ни один анти-Рильке, никогда не дал имени...)—но 1944 слишком поздно, чтоб это имело хоть какое-нибудь значение. Подобные симметрии довоенная роскошь. Ему уже не о чем пророчествовать. </text:p>
      <text:p text:style-name="Text_20_body">Менее всего о её нежданном выходе из игры. Такого оборота он не предвидел, может и впрямь из-за того, что никогда не увидел ту чёрную девочку. Возможно, чёрная девочка была гением мета-решений—опрокинуть шахматную доску, пристрелить судью. Но после такого ранения, разлома, что станет с маленьким царством Печи? Возможно ли поправить? Перевести в новую форму, большего соответствия… лучник и его сын, и сбивание яблока… да, и Война в роли короля-деспота… ещё можно как-то спасти, починить перемен<text:span text:style-name="T230">ой</text:span> ролей, незачем бросаться наружу где… </text:p>
      <text:p text:style-name="P55">Готфрид, в клетке, наблюдает как она сбрасывает её путы и уходит. Светлый и стройный, волосы на его ногах заметны лишь в солнечном свете, да и то как тончайшая невесомая сеточка золота, по его векам уже потянулись странные юно/старческие отметки, расцветают, в глазах настолько редкостная синь, что в некоторые дни, зависимо от погоды, слишком глубока для этой миндалевидной каймы, синь сочится, истекает, чтобы осветить всё юное лицо, девственная <text:soft-page-break/>синева, синева утопленника, синева так ненасытно втягиваемая меловыми стенами средиземноморских улиц, где мы неспешно крутили педали велосипеда сквозь полдни старого мира…. Он не может остановить её. Если <text:span text:style-name="T230">К</text:span>апитан спросит, он расскажет что видел. Готфрид и раньше видел как она уходила тайком, есть слухи, что она с подпольщиками, что влюбилась в Швенингене в пилота юнкерса.... Но она должна любить <text:span text:style-name="T230">К</text:span>апитана Блисеро тоже. Готфрид держится как пассивный наблюдатель. Он дожидался своего нынешнего возраста и призывной повестки, что настигнут его, с дерзким ужасом, как неудержимое приближение поворота, который ты должен взять в управляемом заносе, <text:span text:style-name="T1">пронеси</text:span>, набирая скорость до последнего возможного момента, <text:span text:style-name="T1">пронеси</text:span> его единственная молитва на ночь. Опасность, которая, как он думает, нужна ему, всё ещё у него надуманная: то, с чем он флиртует и дразнится, не кончается настоящей смертью, герой всегда вышагивает из сердцевины взрыва, лицо в копоти, но с улыбкой—взрыв это грохот и смена, и бросок в укрытие. Готфрид ещё не видел трупов, вблизи нет. Иногда из дому приходят вести о смерти кого-то из его друзей, он только видел как длинные, обвисающие мешки грузят вдалеке на ядовито-серые грузовики, фары прорезают туман… но при осечке, когда ракеты пытаются свалиться на тебя, те, кто запускал их, и вы, все двенадцать, втиснули свои тела в прорезь узкой траншеи, ожидая в п<text:span text:style-name="T57">о́</text:span>том пропахшей шерсти, сдерживая напряжённый смех, <text:span text:style-name="T231">а </text:span>ты думаешь только—будет что рассказать в столовой, написать домой к <text:span text:style-name="Emphasis">Mutti....</text:span> Эти ракеты у него любимые звери, едва приручённые, часто непослушные, даже могут развернуться. Он любит их, как любил бы лошадей или танки Тигр, если б туда призвали. </text:p>
      <text:p text:style-name="Text_20_body">Здесь он чувствует, что пронесло, тут легко. На что мог бы он надеяться без Войны? Но участвовать в <text:span text:style-name="Emphasis">таком</text:span> приключении… <text:span text:style-name="Emphasis">Если ты не можешь петь, Зигфрид, ты всё же можешь нести копьё…</text:span> На каком горном склоне, от какого загорелого любимого лица слышал он эти слова? Всё, что ему запомнилось, белый взмыв вверх, квадраты лугов окружённые тучей… Сейчас он обучается специальности, обслуживает ракеты, а как Война закончится он выучится на инженера. Он понимает, что Блисеро умрёт или скроется, и он покинет клетку. Но у него это связано с концом Войны, а не с Печью. Ему известно, как любому каждому, что дети всегда освобождаются в момент самой большой опасности. Ебля, солёный конец капитанского усталого, часто не стоячего члена сунутого в его покорный рот, жалящий хлыст, отражение его лица, когда целует ботинки капитана, их блеск испятнан, подпорчен солидолом, маслом, спиртом пролитым при заправках, делают из его лица кого-то, кого он не может распознать—это необходимо, это делает его неволю особенной, без чего это почти не отличалось бы от армейского удушения, армейского гнёта. Ему стыдно, что он получает такое удовольствие от этого—теперь слово <text:span text:style-name="Emphasis">сука </text:span>произнесённое особым тоном голоса вызывает у него эрекцию, которую он не может подавить—боится, что, хоть и не осуждён и проклят, он стал сумасшедшим. Вся батарея знает об этом: хотя они все подчиняются <text:span text:style-name="T232">К</text:span>апитану, это видно по их лицам, он чувствовал это в подёргиваньях стальной ленты рулетки, по тому, как вплёскивали суп в его тарелку в столовой, толкали локтем его правый рукав на каждом одевании во взводе. С недавних пор ему часто снится очень бледная белая женщина, которая хочет его, которая никогда не говорит, но эта абсолютная уверенность в её глазах… его полная уверенность, что она, знаменитость, которую все узнают с первого взгляда, его знает и ей незачем заговаривать с ним после этого зова в её лице, пробуждает его трепещущим среди ночи, изнеможённое лицо <text:span text:style-name="T232">К</text:span>апитана в полуметре, над шёлком серебряных складок, слабые глаза уставились точно как его <text:soft-page-break/>собственные, бакенбарды, о которые приходится тереться щеками, рыдая, пытаясь пересказать какая она было, как смотрела на него…. </text:p>
      <text:p text:style-name="Text_20_body">Капитан видел её, конечно же. А кто нет? В виде утешения он может сказать ребёнку: «Она настоящая. Ты тут ни при чём. Ты должен понять, что она тебя хочет. Незачем просыпаться с криками и меня будить». </text:p>
      <text:p text:style-name="Text_20_body">– Но если она <text:span text:style-name="T1">вернётся</text:span>— </text:p>
      <text:p text:style-name="Text_20_body">– Подчинись Готфрид. <text:span text:style-name="T1">Сдайся полностью</text:span>. Рассмотри куда она тебя ведёт. Вспомни тот первый раз, когда я ебал тебя. Как ты был напряжён, пока не понял, что я хочу войти внутрь. Твоя розочка расцвела. Тебе стало нечего, даже твоему, на тот момент невинному рту, терять…. </text:p>
      <text:p text:style-name="Text_20_body">Но мальчик продолжает плакать. Катье не поможет ему. Наверное, она спит. Её никогда не понять. Он хочет быть ей другом, но они почти не разговаривают. Она холодная, загадочная, иногда он её ревнует, а иногда—обычно, когда ему хочется выебать её, но из-за какой-то уловки Капитана он не может—в такие моменты ему кажется, что он безумно её любит. В отличие от Капитана, он никогда не смотрел на неё, как на верную сестру, которая освободит его из клетки. Он мечтает о <text:span text:style-name="T1">том</text:span> освобождении, но как о тёмном внешнем Процессе, который произойдёт независимо от того, что каждый из них может хотеть. От того, уйдёт она или останется. Поэтому, когда Катье покидает игру навсегда, он молчит. </text:p>
      <text:p text:style-name="Text_20_body">Блисеро сыплет проклятьями в её адрес. Швыряет подставку для обуви в дорогую картину тер Борха. Бомбы падают западнее в Хаагше Бош. Ветер дует, подёрнув рябью декоративные пруды снаружи. Штабные машины урчат прочь вдоль длинной дорожки обсаженной буками. Месяц блестит среди рваных туч, его тёмная половина цвета застарелого мяса. Блисеро приказывает всем спуститься в убежище, погреб полон джина в коричневых кувшинах, решетчатые ящики луковиц анемонов. Шлюха подставила его батарею под прицел британцев, налёт может случиться в любую минуту! Все сидят кружком, пьют <text:span text:style-name="T1">Оude Genever</text:span>, и чистят сыры. Рассказывают истории, в основном смешные, из до-Войны. К рассвету все упились и спят. Восковая кожура устилает пол словно листья. Никакие <text:span text:style-name="Emphasis">Спитфайеры </text:span>не налетали. Но позже утром <text:span text:style-name="Emphasis">Schußstelle 3</text:span> меняет позицию, а реквизированный дом брошен. И нет её. Ушла к англичанам, через выступ, где великое воздушное приключение увязло в зиме, в ботинках Готфрида и его старом платье, чёр<text:span text:style-name="T232">н</text:span>о-лиловом, ниже колен, на один размер великовато, безвкусица. Её последнее переодевание. В дальнейшем она станет Катье. Она обязана лишь Капитану Прентису. Все остальные—Пит, Вим, Барабанщик, Индеец—её бросили, посчитали мёртвой. Или же это ей предупреждение, что— </text:p>
      <text:p text:style-name="P56">– Извини, но нет, пуля нам понадобится.– Лицо Вима в тени, куда не может проникнуть её взгляд, отрывисто шепчет под Шевенингенским пиром, неровные шаги толпы над головой,– нужна каждая ёбаная пуля. Нам нужна тишина. У нас нет человека, чтобы избавиться от трупа. Я уже пять минут с тобой потерял,– вот так их последнюю встречу, он извёл на технические мелочи, которые её уже не интересуют. Когда она оглянулась, его уже нет, тихо, по партизански, и ей как-то не укладывается как увязать его чувства год назад под прохладной синелью, до того как у него появились все эти мускулы, и эти шрамы на плече и ляжке—тугодум, нейтральный человек выведенный, наконец, за свой порог, но она любила его до этого… наверное, да…. </text:p>
      <text:p text:style-name="Text_20_body"><text:soft-page-break/>Сейчас она для них ничто. Им нужна была <text:span text:style-name="Emphasis">Schußstelle 3</text:span>. Она давала им всё, но находила причины не указывать местоположение ракетной площадки <text:span text:style-name="T232">К</text:span>апитана, и теперь слишком много сомнений насчёт вескости бывшей причины. Да, местоположение часто менялось. И невозможно было продвинуть её ближе к источнику решений: это её, лишённое выражение лицо прислуги склонялось над их шнапсами и сигарами, над картами, в кофейных круглых отпечатках, <text:span text:style-name="T233">расстеленными</text:span> на низких столиках, над листами плотной бумаги со штампами лиловыми как избитая плоть. Вим и его товарищи вложили время и жизни—три еврейские семьи отправлены на восток—хотя погоди, она же больше, чем отработала, не так ли, за эти месяцы в Шевенингене? <text:span text:style-name="T233">То</text:span> были дети, нервные, одинокие, что так любили говорить про лоцманов и моряков, а она передала кто знает сколько пачек Самых Секретных шифровок через Северное море, не правда ли, номера эскадрилий, места заправки, способы выхода из штопора, радиусы поворота, настройка питания, радио частоты, сектора, расписание перелётов—это же всё она, нет? Чего же ещё от неё хотят? Она спрашивает это всерьёз, как будто существует фактор конвертации между информацией и жизнями. Как ни странно это звучит, но такой имеется. Записан в Инструкции, в файле Военного Департамента. Не забывайте, истинное дело Войны это купля-продажа. Убийства и насилия управляются сами собой и могут быть поручены не-профессионалам. Массовость смерти в военной время полезна во многих отношениях. Она служит как спектакль, отвлекающий от истинного течения Войны. Она служит сырьём для записи в Историю, чтобы дети могли изучать Историю как цепь насилия, битва за битвой, и лучше подготавливаться к взрослому миру. Лучше всего, что массовая смерть является стимулом для простых людей, маленьких челове<text:span text:style-name="T233">ч</text:span>ков, ухватить кусок от этого Пирога, пока они ещё тут, и заглотать его. Настоящая война это празднество рынков. Органические рынки, которые профессионалы с осторожностью именуют «чёрными», возникают повсеместно. Сертификаты, стерлинги, рейхсмарки продолжают движение неумолимые как классический балет, внутри своих антисептических мраморных палат. Но снаружи, тут внизу, среди людей, появляются более истинные валюты. Так что, евреи подлежат обороту. Абсолютно, как и сигареты, пизда, или шоколад Хёрши. К тому же в евреях имеется элемент вины, либо шантажа в будущем, что <text:span text:style-name="T233">склоняет</text:span>, ессесн, в пользу профессионалов. Так что эта Катье орёт в тишину, в Северное море надежд, а Пират, кто знает её по торопливым встречам—на городских площадях обращённых к казармам, оставаясь, вместе с тем, клаустафобными, под тёмными, пахнущими мягким деревом ступенями лестничных клеток, крутых, как приставные лестницы, на лодочном причале у замасленной набережной, рядом с кошкой, что опустила взгляд своих янтарных глаз, в блоке старых квартир и с дождём снаружи, с древний пулемётом <text:span text:style-name="Emphasis">Schwarzlose</text:span>, раствор разобран и <text:span text:style-name="T233">вокруг</text:span> масляный насос, россыпью по пыльной комнате—который всякий раз встречал её как лицо работавшее с другими, кого он знал лучше, она оставалась на краях каждого задания, но теперь лицом к её лицу выхваченному из контекста, огромное небо заполненное морскими тучами на марше, высокими и пухлыми за её спиной, отмечает опасность в её одиночестве, догадывается, что он даже имени её не знал, до этой встречи рядом с мельницей именуемой «Ангел». </text:p>
      <text:p text:style-name="Text_20_body">Она рассказала ему отчего одна—более, менее—почему никогда не сможет вернуться туда, где лицо её всё ещё, нарисованное на холсте, висит среди остальных уцелевших, в доме неподалёку от Дуиндингта, наблюдавших игру в Печь—столетия минуют, как пурпурные тучи, затемняя <text:soft-page-break/>бесконечно малый слой лака между нею и Пиратом, прикрывая её щитом безмятежности, так нужной ей, классической отстранённости… </text:p>
      <text:p text:style-name="Text_20_body">– Но куда вы теперь?– Руки обоих в карманах, шарфы плотно затянуты, камни оставленные водой отблескивают чёрным, как сточка из сна, вот-вот обретут печатный смысл здесь на пляже, каждый фрагмент так удивительно понятен, но… </text:p>
      <text:p text:style-name="Text_20_body">– Не знаю. Куда мне будет лучше? </text:p>
      <text:p text:style-name="Text_20_body">– «Белое Посещение».– Предлагает Пират. </text:p>
      <text:p text:style-name="Text_20_body">– «Белое Посещение» неплохо,– сказала она и ступила в пустоту…. </text:p>
      <text:p text:style-name="Text_20_body">– Осби, я что с ума сошёл?– снежная ночь, пять бомб-ракет после полудня, трясясь на кухне в этот поздний час и при свечах, Осби Фил, идиот-учёный в этом доме, настолько углублён в разборку с миндальным орехом, что данный вопрос выглядит вполне уместным, цементо-бледная девица в приседе на корточки, вялая и похоже как распсихованная, в тёмном углу. </text:p>
      <text:p text:style-name="Text_20_body">– Конечно, конечно,– грит Осби, с плавным вывертом пальцев и кисти, основанным на жесте, с которым Бела Лугоши подавал бокал вина с подмешанной наркотой юной главной героине в Белом Зомби, самый первый фильм, из всех что видел Осби и, в определённом смысле, последний в его Полном Списке Всех, включая <text:span text:style-name="T1">Сына Франкенштейна, Чокнутые Летят в Рио</text:span> и, возможно, <text:span text:style-name="T1">Дамбо</text:span>. Который он пошёл смотреть на Оксфорд-Стрит в прошлый вечер, но на полпути заметил, вместо волшебного пёрышка, суровое зелёное с пурпуром лицо м-ра Эрнеста Бевина, охваченное толстеньким хоботом слонёнка с длинными ресницами, и решил, что ему лучше воздержаться. </text:p>
      <text:p text:style-name="Text_20_body">– Нет,– поскольку Пират не разобрал тут что Осби вообще там говорил,– не «конечно, ты сошёл с ума» это не про то совсем.… </text:p>
      <text:p text:style-name="Text_20_body">– А что?– спрашивает Пират, когда пауза Осби затянулась дольше минуты. </text:p>
      <text:p text:style-name="Text_20_body">– А?– грит Осби. </text:p>
      <text:p text:style-name="Text_20_body">Пират передумал, вот что. Он вспоминает, что Катье теперь избегает всякое упоминание о доме в лесу. Она лишь заглянула и отодвинула, но страницы кристалла истины преломили все произносимые её слова—часто до слёз—и он как-то не совсем понимает того, что говорится, ещё меньше получается соотнести с самим кристаллом. Ну, действительно, почему она покинула <text:span text:style-name="Emphasis">Schußstelle 3</text:span>? Нам никогда не говорят почему. Но иногда, участникам игры, в затишье или в кризис, напоминают что к чему, играй, в конце концов, по настоящему—и больше уже не вздумай выкидывать такие номера.... Не обязательно, чтобы случилось резко, с показухой—может и мягко накатить—и неважно какой счёт, сколько зрителей, какая их коллективная воля, сколько пенальти могут назначить они, или Лига, игрок, постепенно приходя в себя, возможно даже с упрямой походкой и пожимом плечей молодого отщепенца как у Катье, скажет, на хуй, и бросит игру, бросит и всё тут.... </text:p>
      <text:p text:style-name="Text_20_body">– Хорошо,– продолжает он в одиночку, Осби затерялся в лунатичной улыбке наркуши, отслеживая зрелую женскую снежную кожу Альп в углу, он и ледяной пик в вышине и синяя ночь… – значит это причуда характера, бзик. Как ношение долбанного Мендозы.– Все <text:soft-page-break/>остальные в Фирме пользуются Стеном, знаете ли. Мендоза весит в три раза больше, никто даже не видал 7-милиметровых патронов для мексиканского маузера в последнее время, даже и на Портобелло-роуд не найти: в нём нет великой Гаражной Простоты или скорострельности, но он всё равно его любит (да, скорее всего это любовь в наше время),– сам знаш, чё ни возьми, всё чем-то лучче, а чем-то не,– ностальгия в его прямом спуске, типа, Льюиса, и возможность снять ствол в следующую же секунду (когда-нибудь пробовал снять ствол Стена?), и курок с бойками с двух сторон, на случай если один сломается….– Ну, и что, если тяжелее? Это моя причуда. Мне вес без разницы, иначе не вытаскивал бы девушку обратно, так? </text:p>
      <text:p text:style-name="Text_20_body">– Я не твоя подопечная.– Статуя в узорном бархате винного цвета от шеи до запястий и щиколоток, и как давно, джентльмены, она наблюдает из той тени? </text:p>
      <text:p text:style-name="Text_20_body">– О,– Пират становится простачком,– я за тебя отвечаю, знаешь ли. </text:p>
      <text:p text:style-name="Text_20_body">– Счастливая парочка!– взревел вдруг Осби, принимая ещё одну щепоть миндаля, как понюшку, глаза закатываются, белки как горы в миниатюре. И тут же громко расчихался по всей кухне, наблюдая невероятное явление: они оба оказались в одном поле зрения. Лицо Пирата темнеет в замешательстве, Катье не меняется, половина облита светом из соседней комнаты, половина в аспидной тени. </text:p>
      <text:p text:style-name="Text_20_body">– Значит, мне надо было тебя там бросить?– И когда она лишь сжала губы, с раздражением:– Или ты думаешь тут кто-то обязан был тебя вытаскивать? </text:p>
      <text:p text:style-name="Text_20_body">– Нет.– Это её достало. Пират спросил потому лишь, что начал подозревать, неясно, любое количество таких Тут Кто-То. Но для Катье долг это то, что надо стереть. Её давний, неуловимый недостаток—она хочет пересекать моря, объединять страны между которыми отсутствует возможный курс обмена. Её предки пели, на Средне-Голландском: </text:p>
      <text:p text:style-name="P231">ic heb u liever dan ên everswîn, </text:p>
      <text:p text:style-name="P230"><text:span text:style-name="T1">al waert van finen goude ghewracht</text:span> </text:p>
      <text:p text:style-name="P57"/>
      <text:p text:style-name="Text_20_body">любовь не измерить золотом, ни золотым тельцом, ни, как в этой песне, золотой свиньёй. Но к середине 17-го столетия уже не осталось свиней из золота, а только из плоти, как те, с которыми Франц ван дер Грув, один из предков, отправился на Маврикий, полный трюм живых свиней, и потратил тринадцать лет, таская свою аркебузу по эбонитовым лесам, через болота и лавовые потоки, систематически убивая местных додо по причине, которую сам не мог объяснить. Голландские свиньи разбирались с яйцами и птенцами. Франц тщательно наводил мушку на родителей с 10 или 20 метров, медленно тянул курок, не сводя глаз с расплывчатого уродства, покуда рядом в медленном подобии, смоченный в вине, стиснутый челюстями змия, спускался красновато тлеющий цвет, опаляя жаром щёку, словно моё личное маленькое светило, писал он домой своему старшему брату Хендрику, повелитель моего Знака... приоткрывал замок с зарядом пороха загороженный другой рукой—вспышка на затравной полке под фитилём и громкий выстрел отдавался эхом среди крутых скал, отдача била прикладом в его плечо (натёртая кожа там поначалу покрывалась водянками, но затвердела и обмозолилась после <text:soft-page-break/>первого лета). И тупая неуклюжая птица, не сотворённая летать или быстро бегать—на что они вообще годятся?—теперь неспособная даже увидеть своего убийцу, вскинувшись, брызжа кровью, с квохтаньем умирала…. </text:p>
      <text:p text:style-name="Text_20_body">Дома брат просматривал его письма, некоторые свежие, другие подмоченные морем или выцветшие, за несколько лет кряду, доставленные все разом—мало что в них понимая, торопясь провести день как обычно, в садах и теплице со своими тюльпанами (царящее сумасшествие тех времён), особенно новая разновидность названная именем его теперешней любовницы: кроваво-красные с тонкой пурпурной татуировкой… «Недавно прибывшие все носят новомодные мушкеты… но я всё не расстаюсь со своим старым фитильным замком… разве не заслуживаю такое неуклюжее оружие для неуклюжей дичи?» Но Франц так и не написал что удерживало его там среди зимних циклонов, забивавшего ствол кусками старой униформы следом за свинцовыми пулями, обожжённого солнцем, обросшего бородой и грязного—если только не под проливным дождём, или когда он поднимался наверх, где кратеры старых вулканов держали в своих ладонях дождевую воду цвета небес подъятых в жертвоприношении. </text:p>
      <text:p text:style-name="Text_20_body">Он оставляет додо гнить, его воротит от их мясо. Обычно, охотился он один. Но зачастую, спустя месяцы, уединённость начинала менять его, менять сами его ощущения—неровные горы при полном свете дня распускаются у него на глазах причудливыми шафранами, потоками индиго, небо стеклом в его теплице, весь остров его тюльпаномания. Голоса—у него бессоница, южные звёзды слишком густы, чтоб складываться в созвездия, сбиваются в лица и в существа из мифов более несусветных, чем додо—бормочут слова спящих, напевно, в дуэтах, хором. Ритмы и тембры голландские, но без какого-либо явного смысла. Кроме того, они, как ему кажется, предупреждают о чём-то… бранят, выходят из себя, что ему не доходит. Однажды он просидел весь день, уставясь на единственное белое яйцо додо в гамаке из травы. Место было слишком удалённое, чтоб забрела пасущаяся свинья. Он ждал царапинки, первой трещины, что обернётся сеткой в меловой поверхности: возникновение. Пакля зажата зубами стальной змеи, готова быть зажжённой, готова опуститься, солнцем к морю чёрного пороха, и уничтожить младенца, яйцо света в яйцо тьмы, на первой же минуте его изумлённого зрения, в мокром пуху пошевеливаемом прохладным юго-восточным ветром… Он следил вдоль ствола час за часом. Именно тогда, если когда-либо, он мог рассмотреть как оружие составляет ось, мощную как сама земная, между ним и его жертвой, неподвижной, внутри яйца, с наследственной цепочкой, что не должна прерваться покуда не узрит на миг свет этого мира. Так они и застыли, безмолвное яйцо и чокнутый голландец, и аркебуза, что навсегда связала их в композицию блистательно неподвижную как у Вермеера. Лишь солнце двигалось: из зенита вниз и за зубчатые горы в Индийский океан, в неторопливую ночь. Яйцо не дрогнуло, не вылупилось. Ему надо было разнести его на месте, где лежало: он понимал, что птенец появится до рассвета. Но цикл завершился. Он поднялся на ноги, колено и тазобедренные суставы в агонии, в голове гул от инструкций его сноголосов назойливо требовательных, наперебой, но он просто похромал прочь, оружие вскинуто на правое плечо. </text:p>
      <text:p text:style-name="Text_20_body">Когда одиночество начало доводить его до подобных ситуаций, он чаще всего возвращался в поселение и присоединялся к отряду охотников. Пьяные, охваченные общей истерикой недорослей, в ночных вылазках они сразу начинали палить во что попало, в вершины деревьев, в <text:soft-page-break/>облака, в демонских летучих мышей, что кричат за пределами слышимого. Ветра с юго-востока взбирались по склону охладить их ночную потливость, небо наполовину малиновое от вулкана, гул у них под ногами настолько же глубоко, как высоки голоса летучих мышей, все эти люди пойманы в срединном спектре, схвачены частотой собственных голосов и слов. </text:p>
      <text:p text:style-name="Text_20_body">Эта безумная ватага были лишь лузерами, что прикидывались расой избранных Богом. Колония, компания, умирали—как эбонитовые деревья, которые они обдирали с острова, как насчастный вид животных, которых они стирали с лица земли. К 1681 году <text:span text:style-name="Emphasis">Didus ineptus</text:span> исчезнут, к 1710 исчезнет и последний поселенец на Маврикии. Компания там продержится на срок одной человеческой жизни. </text:p>
      <text:p text:style-name="Text_20_body">Для кого-то это имело смысл. Они увидели птиц настолько несуразных, что возникало подозрение Сатанинского вмешательства, чьё уродство служило аргументом против Божественного творения. Не был ли Маврикий первым ядовитым протеканием в охранительной дамбе Земли? Христиане должны искоренить его, либо погибнуть во втором Потопе, разверзстом на сей раз не Богом, но Вражиной. Акт вбивания зарядов в дула их мушкетов был для этих мужчин актом веры, деянием, символизм которого они понимали. </text:p>
      <text:p text:style-name="Text_20_body">Но если они были избраны придти на Маврикий, почему они стали также избранниками для провала и ухода восвояси? Это избранность или скороминущесть? Они Избранные, или они Былое и обречены так же, как и додо? </text:p>
      <text:p text:style-name="Text_20_body">Франц не мог знать, что за исключением пары-другой на острове Воссоединения, это были единственные додо во всём Творении и что он содействовал уничтожению расы. Но иногда масштабы и дикость охоты доходили таки и тревожили его сердце. «Если бы этот вид не был подобным извращением»,– писал он,– «их можно было бы с выгодой одомашнить для пропитания наших поколений, я не могу ненавидеть их так же яростно, как некоторые тут. Но чем приостановить это убийство? Слишком поздно… Возможно, более пристойный клюв, больше перьев, способность к полёту, хотя бы краткому… части Промысла. Или, если бы мы встретили дикарей на этом острове, то внешность птицы, возможно, не показалась бы нам более странной, чем дикие индюшки Северной Америки. Увы, их трагедия в том, что они преобладающая форма Жизни на Маврикии, не обладающая речью.» </text:p>
      <text:p text:style-name="Text_20_body">Вот, и в этом вся суть. Отсутствие своего языка исключало шанс включения их в то, что их упитанные и льноволосые захватчики именовали Спасением. Но Франц, более одинокий в часы рассвета, чем большинство, не мог в конце концов не узреть чудо: Дар Речи… Обращение Додо. Восстоя тысячами на берегу, светящийся профиль рифа на воде позади них, его прибой единственный звук утра, вулканы отдыхают, ветер утих, осенний восход осыпает стеклянисто глубоким светом всех их… они пришли из своих гнёзд и птичьих базаров, из-за потоков вырывающихся из туннелей в лаве, с мелких островов разбросанных, как обломки, у северного побережья, из нежданных водопадов и сведённых джунглей, где топоры покрываются ржавчиной, а грубо сколоченные желоба гниют и валятся от ветра, из своих сырых утр в тенях гор-пней приковыляли они в неуклюжем паломничестве на эту ассамблею: дабы освятиться и быть приобщёнными.... <text:span text:style-name="T1">Ибо, поскольку есть они твореньями Господа, имеющими дар разумного общения, признающими, что лишь в Слове Его возможно найти жизнь вечную.</text:span>.. И в глазах додо <text:soft-page-break/>стоят слёзы счастья. Они братья отныне, они и люди, что их избивали, братья во Христе, они мечтают быть сейчас рядом с младенцем на его насесте в конюшне, смотреть на него и любоваться его бесценным лицо ночь напролёт…. </text:p>
      <text:p text:style-name="Text_20_body">Вот наичистейшая форма европейского прогресса. Чего же ради всё это нужно было, убийственные моря, гангренозные зимы, голодные вёсны, преследование неверных до изнеможенья, полуночные боренья со Зверем, наш пот ставший льдом и слёзы обернувшиеся бледными крупицами снега, если не ради таких моментов, как этот: маленькие обращённые, всех не вобрать одним взглядом, такие кроткие, настолько верящие—как может чей-то зоб стиснуться в страхе, как может раздаться квохтанье отступника в присутствии нашего клинка, нашего непременного клинка? Повящённые, теперь они будут кормить нас, посвящённые останки их и помёт будут удобрять наши урожаи. Мы говорили им о «Спасении»? Мы имели в виду вечную жизнь во Граде? Жизнь вечную? Рай земной восстановлен, вернуть им их остров каким он был? Может быть. Всегда думаем о братьях меньших, коими мы благословенны среди наших прочих благословений. Право же, коль они спасают нас от голода в мире этом, тогда в следующем, в царстве Христовом, наши спасения должны быть, в равной же мере, неотделимы. Иначе додо будут только тем, чем кажутся в иллюзорном свете мира—всего лишь нашей дичью. Бог не может быть настолько жестоким. </text:p>
      <text:p text:style-name="Text_20_body">Франц может рассматривать обе версии, чудо и охота на протяжении столь долгих лет, что всех он уж теперь и не упомнит, как реальные, равносильные возможности. В обоих, под конец, додо умирают. Но что касается веры… он может верить только лишь в стальную реальность огнестрельного оружия, которое носит при себе. «Он знал, что мушкет весит меньше, что его спуск, кремень и сталь, обеспечивают более надёжное зажигание—но он чувствовал ностальгию по аркебузе… ему наплевать на лишний вес, <text:span text:style-name="T240">такая </text:span><text:span text:style-name="T12">у него</text:span> была <text:s/>причуда….» </text:p>
      <text:p text:style-name="Text_20_body">Пират и Осби Фил опёрлись на парапет крыши, великолепный закат по ту сторону и вверх извивов реки, имперский змий, толпы фабрик, квартир, парков, закопчённых шпилей и фронтонов, накалённое небо шлёт вниз на мили глубоких улиц и громоздящихся крыш, и на жилистую реку Темзу резкое пятно обожжёно оранжевого, напомнить посетителю о временности его смертного пребывания тут, запечатать или опустошить все окна и двери доступные взору его глаз, которые ищут всего лишь капельку общения, перекинуться словом на улице, прежде, чем подниматься в пропахшую мылом съёмную комнату и к квадратам кораллового заката на досках пола—антикварный свет, само-поглощаемый, учтённый как потреблённое топливо на счётчике холокоста зимы, более отдалённые формы среди нитей или листов дыма обернулись превосходными пепельными руинами самих себя, окна поближе, на миг ударенные солнцем, не отражают вовсе, а льют такой же разрушительный свет, это напряжённое угасание, которое не обещает возвращенья, свет, что обращает в ржавчину правительственные машины припаркованные у тротуара, лакирует последние лица спешащие по холоду вдоль магазинов, как будто прозвучала наконец безкрайняя сирена, свет, пронзающий холодом неизведанные каналы множества улиц, переполненный лондонскими скворцами, что миллионами слетаются к расплывчатым каменным пьедесталам, к пустеющим площадям и великому коллективному сну. Они летят колцами, концентрическими кольцами на экранах радаров. Операторы называют их «ангелами». </text:p>
      <text:p text:style-name="Text_20_body"><text:soft-page-break/>– Он за тобой увязался,– Осби затягивается мухоморной сигаретой. </text:p>
      <text:p text:style-name="Text_20_body">– Да,– Пират инспектирует края сада на крыше, недовольный в закате,– но совсем не хочется в это верить. Хватит с меня и того… </text:p>
      <text:p text:style-name="Text_20_body">– И что ты думаешь про неё, вообще. </text:p>
      <text:p text:style-name="Text_20_body">– Кто-то сможет её использовать, я так думаю,– прийдя к этой мысли вчера, на станции Чаринг-Крос, когда она уезжала в «Белое Посещение».– Нежданная прибыль кому-то. </text:p>
      <text:p text:style-name="Text_20_body">– А тебе известно что они там надумали? </text:p>
      <text:p text:style-name="Text_20_body">Только то, что они замышляют что-то с использованием гигантского осьминога. Но в Лондоне никто ничего определённого не знает. Даже в «Белом Посещении» суета нежданной суматохи, и вязкая неясность отчего. Майрон Грантон замечен бросающим не слишком товарищеские взгляды на Роджера Мехико. Зуав отбыл обратно в своё подразделение в Северной Африке, служить дальше под Крестом Лорейна, всё, что может напугать немцев в его черноте, заснято на плёнку, всё выжатое из него уговорами или внушениями самого фон Гёля, когда-то дружного с и по прежнему равного Лангу, Пабсту, Любичу, с недавних пор замешанного в дела энного количества правительств в изгнании, в колебание валют, в учреждения и прекращения существований удивительнейшей сети рыночных операций, на которые закрывают глаза, перемаргивают дальше по всему воюющему континенту, даже когда пожарные расчёты с воем мчат по улицам, а огненный смерч уносит кислород в небо и клиенты валяются, задохнувшиеся как клопы в присутствие ДДТ… однако, коммерция нисколько не умалила Манеру фон Гёля: теперь она стала более прочувствованной, чем прежде. В начальных отрывках чёрный человек в форме SS движется на фоне модели ракеты и трейлера (непременно заснятые сквозь сосны, снег, под удалённым углом, чтобы не выдавалось английское месторасположение), остальные, достаточно чёрнолицые, призваны на день, вся шара забавляется, м-р Пойнстмен, Мехико, Эдвин Трикл, и Ролло Грост, постоянный нейрохирург ОИА Аарон Тростер, все играют чёрных ракетчиков вымышленной<text:span text:style-name="Emphasis"> Schwarzkommando</text:span>—даже Майрон Грантон на роли без слов, смазанный статист как и все остальные. Продолжительность фильма три минуты 25 секунд из двенадцати кусков. Плёнку состарят, добавят малость плесени и зернистости и перебросят в Голландию, чтобы стала частью «остатков» поддельной стартовой площадки ракет в Рийксвийкше Бош. Потом голландской сопротивление совершит «налёт» на эту площадку, производя много шума, оставляя отпечатки шин и следы поспешного бегства. Армейский грузовик будет распотрошён коктейлями Молотова: в пепле, среди обгорелой ткани, почернелых и частью расплавившихся бутылок джина, будут найдены фрагменты тщательно сфальфсифицированных документов <text:span text:style-name="Emphasis">Schwarzkommando</text:span> и эта катушка плёнки, которую можно просматривать всего три минуты 25 секунд. Фон Гёль, твердея лицом, объявляет это величайшей из своих работ. </text:p>
      <text:p text:style-name="Text_20_body">«Действительно, с учётом дальнейших событий»,– пишет знаменитый киновед Митчел Притиплейс,– «невозможно оспаривать такую его оценку, хотя по далеко иным причинам, чем мог бы предложить фон Гёль, или даже предположить с его тогдашней точки зрения». </text:p>
      <text:p text:style-name="Text_20_body"><text:soft-page-break/>В «Белом Посещении», из-за беспорядочного финансирования, всего один кинопроектор. Каждый день, около полудня, когда люди из <text:span text:style-name="Emphasis">Оперции Чёрного Крыла</text:span> заканчивают смотр своих фальшивых афро-чёрных ракетные войска, Вибли Силвернейл приходит унести проектор обратно по холодным коридором потёртого дерева в крыло ОИА, во внутреннюю комнату, где осьминог Григори молча пускает сопли в своей ёмкости. В остальных комнатах воют псы, пронзительно лают от боли, скулят о стимуле, которого не получают и не получат, а снег кружится, невидимыми татуировочными иглами за лишённым нервов стеклом окна позади зелёных занавесок. Плёнка заправлена, свет выключен, внимание Григори привлечено к экрану, где уже движутся кадры. Камера следит как она движется преднамеренно никуда по комнатам, длинноногая, с подростковой шириной и присутуленностью плеч, волосы не вызывающе голландские, нет, а собраны в модный взлёт вверх под старинную корону матового серебра.... </text:p>
      <text:p text:style-name="P194"><draw:frame draw:style-name="fr1" draw:name="Image15" text:anchor-type="paragraph" svg:width="6.9252in" svg:height="0.3661in" draw:z-index="14"><draw:image xlink:href="Pictures/1000000000000B720000009B428C9716555D8079.png" xlink:type="simple" xlink:show="embed" xlink:actuate="onLoad" loext:mime-type="image/png"/></draw:frame></text:p>
      <text:p text:style-name="P155">Было очень раннее утро. Он проспотыкался наружу один, в улочку мокрого кирпича. К югу заградительные аэростаты, сёрфингисты на утренних перистых, мерцали, розово-жемчужные, в рассвете. </text:p>
      <text:p text:style-name="Text_20_body">Вот и выпустили Слотропа на волю, снова гуляет, блядь, последний шанс имел уйти на дембель, типа как чокнутый, да он его прошлёпал…. Чего ж не придержали его в той палате сдвинутых сколько собирались—говорили ж на пару недель? Никаких объяснений. Просто «Приветики!» и залупай отсылает его обратно в тот же ТОТСССГ. Парнишка из Кеноши, Крочмен, западопроходец, и его приятель Ваппо составляли весь его мир в последние дни… остались ещё непроработанные вопросы, незавершённые приключения, механизм сдерживания и до хрена счислений о порядке категоризации старушки, как отвести её свинью домой через перелаз, а тут, на тебе!—и снова тот же Лондон. </text:p>
      <text:p text:style-name="Text_20_body">Но что-то не так… что-то... поменялось… не хочу скулить, братаны, но—ну, например, он мог почти поклясться, что за ним следят, или по крайней мере подглядывают. Некоторые из хвостов очень ск<text:span text:style-name="T236">о</text:span>льзкие, но других он может вычислить запросто. На рождественской распродаже вчера в Вулворсе, он уловил парочку вылупленных глаз в отделе игрушек, возле кучи аэропланов из бальзового дерева и велосипедов для малышей. И какое-то постоянство в том, что отражает зеркало заднего вида в его Хамбер<text:span text:style-name="T236">е</text:span>, ни цвет ни модель пока что не засветились, но что-то постоянно присутствует в маленькой рамочке, довело до того, что начал оглядываться на другие машины, выезжая по утрам на работу. Вещи на его столе в ТОТСССГ как-то не так как оставлял. Девушки ищут отговорки, чтоб отменить свидание. Он чувствует, что его мягко отстранили от жизни, которой он жил до побывки в Св. Веронике. Даже в кино, позади него всегда кто-то, кто старается не говорить, не шелестеть бумагой, не смеяться слишком громко: Слотроп достаточно бывал в кино, чтобы враз усечь такую аномалию. </text:p>
      <text:p text:style-name="Text_20_body">Отсек возле Гросвенор-сквер начинает всё больше смахивать на капкан. Он проводит время, иногда целые дни, бродя по Ист-Енду, вдыхая резкий воздух Темзы, выискивая места где хвосты не смогут идти следом. Однажды сворачивает он в узкую улочку, вся из кирпича и продуктовых лотков, и слышит как его зовут по имени—и, опаньки!.. тут она и подходит, блондиновые <text:soft-page-break/>волосы вразлёт, белые танкетки постукивают по мостовой, клёвая чува в форме медсестры, а зовут её, э-э, ну, а—Дарлин. Она работает в госпитале Св. Вероники, а живёт неподалёку у м-с Квод, леди давно овдовела и с той поры страдает серией антикварных болезней, типа, общая анемия, экзема, фолликулит, хлоазма, и аденома сальных желез, совсем недавно добавилась щепоточка цинги. В общем, вышла за зелёными лимонами для квартирной хозяйки, и тут фрукты начали скакать и сыпаться из её соломенной корзинки и покатились, жёлто-зелёные, вдоль по улице, молоденькая Дарлин бегом вдогонку в своей шапочке медсестры, её груди как мягкие буфера для этой встречи в сером море города. </text:p>
      <text:p text:style-name="Text_20_body">– Ты вернулся! Ах, Тайрон, ты вернулся,– слезинка или две, они оба в приседе, подбирают цитрусовые, шелестит накрахмаленное хаки платье, даже пара пришмыгиваний от не совсем уж не сентиментального носа Слотропа. </text:p>
      <text:p text:style-name="Text_20_body">– Это я, милая… </text:p>
      <text:p text:style-name="Text_20_body">Колея шин в слякоти обернулась жемчугом, мягким жемчугом. Чайки медленно кружат на фоне высоких безоконных кирпичных стен района. Квартира м-с Квод вверх по трём тёмным лестничным маршам, с куполом далёкого Св. Пола из кухонного окна сквозь дым, в некоторые дни, а сама крохотная леди в кресле розового плюша в общей комнате, слушает по радиоприёмнику концерт аккордеонного оркестра Прима Скалы. На вид достаточно здорова. Хотя на столе её скомканный платочек из шифона: перистые пятна крови извилинами так и сяк, как узорчик из цветов. </text:p>
      <text:p text:style-name="P58">– Вы заходили, когда у меня была банальная лихорадка,– вспоминает она Слотропа,– мы в тот день заварили чай из полыни.– Ну, конечно, сейчас даже <text:span text:style-name="T236">и </text:span>вкус, поднимаясь сквозь подошвы его башмаков, пронимает его. Они переиначивают… должно быть это вне его памяти… холодный чистый интерьер, девушка и женщина, независимо от его стенографии звёзд… так много осунувшихся девушек, продутых ветром набережных, сиделок, прощаний на автобусных остановках, как можно ждать, чтоб он запомнил? но эта комната продолжала напоминания: в какой-то части того, кем уж он там был внутри, она соизволила остаться, сберегалась <text:span text:style-name="T237">себе спокойненько</text:span> все эти месяцы вне его головы, разложенной в зернистые тени по засаленным баночкам трав, конфет, приправ, полного собрания романов Комптона Маккензи на полке, застеклённые образа её покойного мужа Остина, <text:s/>в золочёных, припорошённы<text:span text:style-name="T237">х</text:span> подступающей ночью, рамочках на каминной доске, где в прошлый раз дикие астры приветствовали из перепутаницы в маленькой вазе сервского фарфора, которую она <text:span text:style-name="T237">и</text:span> Остином нашли давны<text:span text:style-name="T237">м</text:span>-давно <text:span text:style-name="T237">когда-то </text:span>в магазине на Вардор-Стрит…. </text:p>
      <text:p text:style-name="Text_20_body">– Он был моим здоровьем,– часто повторяет м-с Квод,– с тех пор как он умер, мне пришлось стать окончательной ведьмой, из чистого самосохранения.– Из кухни доносится запах свеженарезанны<text:span text:style-name="T237">х</text:span> и выжатых лимонов. Дарин часто входит и выходит из комнаты, ищет разные ботанические добавки, спрашивает куда подевалась тряпочка для сыра.– «Тайрон помоги мне снять ту—нет рядом, высокая банка, спасибо милый»,— обратно на кухню, скрипнув крахмалом, полыхнув розовым.– «Тут ни у кого нет памяти, кроме меня»,– вздыхает м-с Квод,– «мы помогаем друг другу, как видите.»– Из-под кретонового камуфляжа она достаёт большую вазу с конфетами.– «А теперь»,– засияла она к Слотропу,– «Вот: винные желе. Они довоенные». </text:p>
      <text:p text:style-name="P58"><text:soft-page-break/>– Теперь я вспомнил вас—леди со связями в Министерстве Снабжения!– Но он знает, по прошлому разу, никакая галантность ему не поможет. После того визита он написал домой к Налин: «Англичане малость странные в том, что касается какие вещи на вкус, Мам. Они не такие как мы. Наверно это из-за климата. Им нравится такое, на что и не подумал бы никогда. Иногда просто желудок выворачивает. Недавно я угостился тем, что у них называется «винное желе». Для них это конфета, Мам! Придумай как скормить одну из них Гитлеру и война кончится завтра же!» Сейчас он снова лицом к лицу с этими рыжеватыми предметами из желатина, кивает, как он надеется, радостно м-с Квод. На них выпукло написаны имена различных вин. </text:p>
      <text:p text:style-name="Text_20_body">– И ещё капельку ментола,– м-с Квод закладывает в рот одну.– Прелесть. Слотроп наконец выбрал одну с барельефом<text:span text:style-name="Emphasis"> Lafitte Rothschild </text:span>и отправляет в свой целовальник: «О, да. Да. Ммм. Великолепно.» </text:p>
      <text:p text:style-name="Text_20_body">– Если вы хотите что-то совсем особенное, попробуйте Бернкаслер Докторский. О! Не вы ли мне принесли тогда те миленькое американские штучки, слизистый вяз. </text:p>
      <text:p text:style-name="Text_20_body">– Скользкий вяз. Какая жалость, они вчера кончились. </text:p>
      <text:p text:style-name="Text_20_body">Входит Дарин с горячим чайником и тремя чашками на подносе. </text:p>
      <text:p text:style-name="Text_20_body">– Что тут?– Слотроп малость поспешно. </text:p>
      <text:p text:style-name="Text_20_body">– Тебе лучше не знать, Тайрон. </text:p>
      <text:p text:style-name="P61">– Это точно,– после первого глотка, жалея, что мало она добавила лимонного сока, или хот<text:span text:style-name="T237">я бы</text:span> чего-нибудь, чтоб снять основной вкус, убийственно горький. Эти люди и впрямь сумасшедшие. И без сахара, есесна. Он тянется к вазе с конфетами, выуживает ребристый шарик лакрицы. На вид безопасна. И как раз когда он кусает, Дарлин смотрит на него со значением, грит, умничка, <text:span text:style-name="T237">совсем</text:span> вовремя: «О, я думала мы от <text:span text:style-name="T1">всех тех</text:span>—«Жильберт &amp; Саливан неподдельное наслаждение»—избавились <text:span text:style-name="T13">пару лет</text:span><text:span text:style-name="T1"> назад</text:span>»,– как раз в тот в момент, когда Слотроп распробовал тягуче-жидкую сердцевину со вкусом майонеза и корок апельсина. </text:p>
      <text:p text:style-name="Text_20_body">– Вы забрали последнюю из моих Мармеладный Сюрпризов!– вскрикивает м-с Квод, с быстротой фокусника доста<text:span text:style-name="T237">ёт</text:span> сладость в форме яйца мягко зелёного цвета, всю усыпанную лавандовым типографским шрифтом.– И за это не получите ни одной кремовой рабарбы.– И вся та штука исчезает в её рту. </text:p>
      <text:p text:style-name="P59">– Так мне и надо,– говорит Слотроп, удивляясь что это он хотел этим сказать, прихлёбыва<text:span text:style-name="T237">ет</text:span> чай из трав, чтобы снять вкус конфеты из майонеза—чёрт! и это было ошибкой, точно, потому что его рот снова наполняет жуткая алкалоидная разруха, аж до самого мягкого нёба, где она и осела. Дарлин, сочувственная <text:span text:style-name="T237">Голуб</text:span>ушка, подаёт ему твёрдую красную конфету в форме малины… мм, как ни странно, у неё даже вкус малины, хотя не может снять всё ту горечь. Нетерпеливо, вгрызается он и уже дохрустывая понимает, ёбаный идиот, что опять нарвался, по языку разливается самая жуткая кристаллиновая концентрация, Боже, наверн<text:span text:style-name="T237">яка</text:span> это <text:span text:style-name="T237">чистая</text:span> нитритная кислота.– Ой-йой, уж эта и вправду кисленькая.– Едва способен выговаривать слова, до того его корёжит, из тех шуточек, которыми Хоп Хариган отвлекал Танка Тинкера от игры на <text:soft-page-break/>его свирельке, дешёвый трюк в тех комиксах и вдвойне предосудительный со стороны старой леди, которая, типа, как одна из наших Союзников, блядь, он даже ничего не видит, оно зашло ему в нос и чем бы оно ни было, совсем не растворяется, просто продолжает пытку его дрожащего языка и хрустит как толчёное стекло у него на зубах. М-с Квод тем временем занята поглощением, кусочек за кусочечком, пироженого <text:span text:style-name="Emphasis">petit four </text:span>из вишни с хинином. Она излучает довольство на молодых людей по ту сторону вазы с конфетами. Слотроп, забывшись, снова тянется к чаю. Теперь не получается галантно увильнуть. Дарин спускает ещё две-три банки с конфетами с полки, и он <text:s/>теперь срывается, как путешествие к центру некоей малой, враждебной планеты в громком конфетном <text:span text:style-name="T1">чавк</text:span> сквозь шоколадную кору отдающей эвкалиптом помадки к, наконец, ядру из какой-то очень тугой резинки арабской. Ногтями он выдирает кусочек этого из зубов и какое-то время рассматривает. Цвет пурпурный. </text:p>
      <text:p text:style-name="Text_20_body">– Вот вы и догадались!– М-с Квод машет ему пёстрым конгломератом из корня имбиря, ириски и семени аниса,– понимаете всегда надо наслаждаться <text:span text:style-name="T1">внешним видом</text:span>. И почему вы, американцы, такие импульсивные? </text:p>
      <text:p text:style-name="Text_20_body">– Ну,– бормочет,– обычно мы не доходим до чего-то более сложного, чем плитки Херши, понимаете… </text:p>
      <text:p text:style-name="Text_20_body">– О, попробуй <text:span text:style-name="T1">это</text:span>!– кричит Дарлин ухватившись за горло и качаясь на него. </text:p>
      <text:p text:style-name="Text_20_body">– Ух-ты, это наверняка что-то,– с сомнением берёт эту новинку коричневого цвета, уменьшенная вчетверо полная копия ручной гранаты, <text:span text:style-name="T238">защёлка</text:span>, кольцо и всё прочее, одна из серии патриотических сластей выпущенных <text:span text:style-name="T238">до того как</text:span> сахар стал таким дефицитом, <text:span text:style-name="T238">наряду</text:span>, как он определил заглянув в банку, <text:span text:style-name="T238">с обоймой</text:span> Вибли .455 калибра из розовых и зелёных ирисок, шеститонной бомбы из желатина в серебристой обёртке, и базуки из лакрицы. </text:p>
      <text:p text:style-name="Text_20_body">– Ну, давай,– Дарлин ухватив его руку с конфетой, пытается <text:span text:style-name="T238">впихнуть</text:span> в его рот. </text:p>
      <text:p text:style-name="Text_20_body">– Да, просто, знаешь, смотрю на вид, как советует м-с Квод. </text:p>
      <text:p text:style-name="Text_20_body">– Но плющить в руке нечестно, Тайрон. </text:p>
      <text:p text:style-name="Text_20_body">Под своей тамариндовой глазурью, граната оказывается приторной нугой сдобренной пепсином, полной пряных ягодок кубеба поверх жёсткой сердцевины камфорной камеди.. Это невыразимо отвратительно. У Слотропа начинает кружиться голова от камфорных испарений, глаза слезятся, язык в неизбывном холокосте. Кубеб? Ему случалось лишь <text:span text:style-name="T1">курить</text:span> эту дрянь.– «Отравлен»...– удаётся ему выстонать. </text:p>
      <text:p text:style-name="Text_20_body">– Ну, же, по-мужски,– советует м-с Квод. </text:p>
      <text:p text:style-name="Text_20_body">– Да,– Дарин через слои обсосанной карамели,– не забывай, война идёт. Давай, милый, открой ротик. </text:p>
      <text:p text:style-name="Text_20_body">Сквозь слёзы он не может толком разглядеть, но слышит, как м-с Квод напротив за столом долдонит: «Ням, ням, ням»,– а Дарин давится смехом. Это большущее и мягкое, как зефир, но почему-то—если только у него всерьёз не сдвинулись мозги—по вкусу похоже на джин. – Эа шо,– спрашивает он непрожёванно. </text:p>
      <text:p text:style-name="Text_20_body"><text:soft-page-break/>– Джиновый зефир,– грит м-с Квод. </text:p>
      <text:p text:style-name="Text_20_body">– Аааа… </text:p>
      <text:p text:style-name="Text_20_body">– О, это ещё что, попробуйте одну такую...– Его зубы с какой-то извращённой рефлектив<text:span text:style-name="T238">н</text:span>остью прохрустнулись через твёрдую кислую крыжовниковую скорлупу до влажной брызжущей неприятности, наверное, как ему кажется, тапиоки, липкие кусочки чего-то наполненного пудренными дольками. </text:p>
      <text:p text:style-name="Text_20_body">– Ещё чаю?– предлагает Дарин. Слотроп в безудержном кашле, вдохнув малость той начинки из долек. </text:p>
      <text:p text:style-name="Text_20_body">– Нехороший кашель,– м-с Квод предлагает коробочку тех невероятных английских капель от кашля, Меггезон,– Дарлин, чая просто чудесный, я чувствую как моя цинга проходит, просто чувствую. </text:p>
      <text:p text:style-name="Text_20_body">Меггезон это как если тебя шарахнут по голове Швейцарскими Альпами. Ментоловые сосульки моментально вырастают с крыши ротовой полости Слотропа. Полярные медведи вцарапываются когтями, чтобы удержаться на морозных гроздьях альвеолярных кистей в его лёгких. Зубы ободрало настолько, что больно дышать, даже через нос, даже послабив галстук и засунув нос под шейный вырез в его оливково-серой майк<text:span text:style-name="T238">е</text:span> с короткими рукавами. Испарения бензоина проникают <text:span text:style-name="T238">ему в</text:span> мозг. Голова плывёт кругом в нимбе из<text:span text:style-name="T238">о</text:span> льда. </text:p>
      <text:p text:style-name="Text_20_body">Даже час спустя привкус Меггезона не проходит, в воздухе призрак мяты. Слотроп лежит с Дарлин, Отвратные Английские Конфетные Манёвры в прошлом, его пах прижат к её тёплому заду. Единственная конфета, которую он не попробовал—м-с Квод её придержала—была <text:span text:style-name="T1">Райское Пламя</text:span>,та знаменитая сладость по дорогой цене и переменчивого вкуса—для одного <text:span text:style-name="T238">как</text:span> «солёная слива», для другого «искусственные вишни»… «засахаренные фиалки»… «Ворчестерский соус»… «патока с перцем»… сколько угодно подобных определений, уверенных, кратких, никогда длиннее, чем пара слов—напоминают описание <text:span text:style-name="T238">отравляющих</text:span> и одуряющих газов в тренировочных инструкциях, «кисло-сладкий баклажан» самое, пожалуй, длинное на данный момент. <text:span text:style-name="T1">Райское Пламя</text:span> сегодня оперативно вымерло и в 1945 его вряд ли можно найти: во всяком случает среди залитых солнцем магазинов и полированных витрин Бонд-Стрит или развалин Белгравии. Но время от времени какая-то да и всплывёт в местах обычно не торгующих кондитерскими товарами: спокойно, в глубине больших стеклянных банок затуманенных временем, среди других подобных предметов, иногда просто одна конфета на всю банку, почти скрытая окружающими турмалинами в немецком золоте, резны<text:span text:style-name="T239">ми</text:span> эбонитовы<text:span text:style-name="T239">ми</text:span> напёрстк<text:span text:style-name="T239">ами</text:span> из прошлого столетия, <text:span text:style-name="T239">за </text:span>шпильк<text:span text:style-name="T239">ам</text:span>и, част<text:span text:style-name="T239">ям</text:span>и клапанов, резьбовы<text:span text:style-name="T239">ми</text:span> запчаст<text:span text:style-name="T239">ям</text:span>и от непонятных музыкальных инструментов, радиодетал<text:span text:style-name="T239">ям</text:span>и из канифоли и меди, которую Война, в своей ненасытном, всеобгладывающем поглощении не успела слизнуть в темноту… В местах, чья тишь не нарушается слишком громким звуком автомобильных моторов, а снаружи деревья вдоль улицы. Комнаты глубже, а лица проявляющиеся в свете, что падает сквозь застеклённую крышу, старше, желтее, дряхлее…. </text:p>
      <text:p text:style-name="Text_20_body">Поколыхиваясь около нулевой отметки между сном и бодрствованием, его полупоникший хуй всё ещё в ней, их <text:span text:style-name="T239">обессиленные</text:span> ноги согнуты под одинаковым углом… Комната углубляется в <text:soft-page-break/>воду и прохладность. Где-то садится солнце. Света едва хватает различить тёмные веснушки у неё на спине. В гостиной, м-с Квод снится, что она вернулась в сады Бёрнмаута, в гущу рододендроно<text:span text:style-name="T239">в</text:span> и нежданного дождя, Остин кричит <text:span text:style-name="Emphasis">Прикоснитесь к её горлу, Величество. Прикоснитесь! </text:span>и Йрйё—самозванец, но настоящий король из какой-то весьма сомнительной семейной ветви узурпировавшей трон в результате интриг по поводу Бессарабии в 1878—Йрйё, в старомодном сюртуке с золотыми галунами поблескивающими на рукавах, склоняется к ней сквозь дождь навсегда излечить от золотухи королевским прикосновением, выглядит так же как на ротогравюре, в паре шагов позади, его милая Хризола, в серьёзном ожидании, вокруг них колошматит дождь, белая королевская рука вынута из перчатки, складывается, как бабочка, прикоснуться к впадинке на горле м-с Квод, чудотворное прикосновение, лёгкое… прикосновение… </text:p>
      <text:p text:style-name="Text_20_body"><text:span text:style-name="Emphasis">Вспышка молнии—</text:span> </text:p>
      <text:p text:style-name="P60">И Слотроп зевает: – Который час?– а Дарин всплывает из сна. И тут, без предупреждения, комната полна полдня, слепяще-белого, каждый волосок взбитый у неё на загривке отчётлив как днём, и сотрясение обрушивается на них, потрясая дом до его бедных косточек, ударяя в оконную занавеску, обернувшуюся чёрно-белой сеткой траурных карточек. Сверху, догоняя, нараста<text:span text:style-name="T239">ет</text:span> вой паденья ракеты, скорый поезд с высот вниз, в звенящую тишину. Снаружи лопается стекло, протяжный диссонанс цимбал дальше по улице. Член Слотропа подскочил, торча до боли. Для Дарин, пробудившейся вдруг, сердце колотится, ладони и пальцы свело от страха, это торчание, разумеется, кажется частью белой вспышки, грохота. К тому времени, когда взрыв сошёл на красное постоянное мерцание за занавеской, она начала удивляться… как одно с другим… но они уже заняты еблей, и какая разница, а ради Бога, почему <text:span text:style-name="T239">бы</text:span> и не быть хоть какой-то пользе от этого дурацкого Блица? </text:p>
      <text:p text:style-name="Text_20_body">Но кто там, в просвете оранжевой занавески, сдерживает дыхание? Подсматривает? Ну, и где же по вашему, составители карт, мастера слежки, упадёт следующая? </text:p>
      <text:p text:style-name="P195"><draw:frame draw:style-name="fr1" draw:name="Image16" text:anchor-type="paragraph" svg:width="6.9252in" svg:height="0.3661in" draw:z-index="15"><draw:image xlink:href="Pictures/1000000000000B720000009B428C9716555D8079.png" xlink:type="simple" xlink:show="embed" xlink:actuate="onLoad" loext:mime-type="image/png"/></draw:frame></text:p>
      <text:p text:style-name="P156">Самое первое прикосновение: он говорил какую-то гадость, обычное для Мехико самобичевание—ты меня не знаешь, я ещё тот стервец—«Нет»,– она хотела приложить свой палец к его губам,– «не говори так».– Когда она потянулась, он не задумываясь перехватил её запястье и отвёл руку, чистая самозащита—но продолжал удерживать её. Они оказались лицом к лицу и ни один не отводил глаз. Потом Роджер поднёс её руку к своим губам и поцеловал, всё так же глядя ей в глаза. Пауза, его сердце резкими толчками <text:span text:style-name="T241">бьёт в</text:span> стенку его груди… –«Ооо»,– вырвалось у неё и она потянулась обнять его, отбросив всякую сдержанность, открыта, <text:span text:style-name="T241">вся </text:span>дрожа, пока они прижимались друг к другу. <text:span text:style-name="T241">Позже</text:span> она ему рассказывала, что как только он взял её руку в тот вечер, она кончила. И первый раз, когда он прикоснулся к её пизде, <text:span text:style-name="T241">при</text:span>стисну<text:span text:style-name="T241">л</text:span> мягкую пизду Джессики <text:span text:style-name="T241">сквозь</text:span> её трусики, дрожь <text:span text:style-name="T241">снова</text:span> началась высоко меж её ляжек, охватывая <text:span text:style-name="T241">всю</text:span>. Она кончила дважды, прежде, чем хуй официально вошёл в её пизду и это важно для них обоих, хотя ни ни один не смог понять почему, собственно. </text:p>
      <text:p text:style-name="Text_20_body"><text:span text:style-name="T241">В ходе этого</text:span>, свет для <text:span text:style-name="T241">обоих</text:span> становится очень красным. </text:p>
      <text:p text:style-name="Text_20_body"><text:soft-page-break/>Однажды они встретились в чайной: на ней был красный свитер с короткими рукавами и её обнажённые руки теплились красным по бокам. Она была без <text:span text:style-name="T241">всякой</text:span> косметики, первый раз он видел её такой. Шагая к машине, она берёт руку Роджера и прикладывает на секунду, слегка, между своих движущихся ног. Сердце Роджера наполняется эрекцией и кончает. Такое <text:span text:style-name="T241">вот</text:span> ощущение. Резко вверх до уровня кожи, выплёскиваясь <text:span text:style-name="T241">из</text:span> его соск<text:span text:style-name="T241">ов</text:span>… это любовь, это изумительно. Даже когда её нет рядом, очнувшись ото сна, на улице вслед за лицом, которое вопреки вероятности может оказаться лицом Джессики, Роджер никак не может совладать с этим, он <text:span text:style-name="T242">не принадлежит себе</text:span>. </text:p>
      <text:p text:style-name="Text_20_body">Про Бобра. Или Джереми, под таким именем тот проходит у своей матери, Роджер старается не думать больше, чем приходится. Конечно же, он в агонии насчёт технических деталей. Она ведь никак не может—или может?—Делать Такие же Вещи с Джереми. Разве может этот <text:span text:style-name="T1">мудак</text:span>—она же не потянется вокруг когда они ебуться, а и чтоб вставить свой хулиганский палец, в его английскую розу, в жопу <text:span text:style-name="T1">Джереми</text:span>? Стоп, прекрати это (но сосёт ли она его хуй? <text:span text:style-name="T242">Поб</text:span>ывала ли когда-нибудь его <text:span text:style-name="T242">неизменно</text:span> наглая рожа между её сладеньких ягодиц?), бесполезно, это полоса юношеского помешательства и сидел бы сейчас лучше в Тиволи, да смотрел очередную серию Марии Монтез и Йона Хола, или же наблюдал бы леопардов и карибских вепрей в зоопарке Регент Парка да гадал пойдёт ли дождь до 4:30. </text:p>
      <text:p text:style-name="Text_20_body">Время, которое Роджер и Джессика провели вместе, в сумме, измеряется часами. А все сказанные слова не превы<text:span text:style-name="T242">ся</text:span>т <text:span text:style-name="T242">к</text:span>оличества в меморандуме ВКСЭС. И нет ни малейшей возможности, впервые за его карьеру, чтобы статистик придал этим числам хоть какой-то смысл. </text:p>
      <text:p text:style-name="Text_20_body">Когда вместе, они единый интерфейс кожи, истекающей потом, стиснутой насколько их мускулам с костями хватает сил приж<text:span text:style-name="T242">им</text:span>аться, почти без слов. кроме её имени, или его. </text:p>
      <text:p text:style-name="Text_20_body">По отдельности, время для составления крутых кино-диалогов, сценариев, чтобы разыгрывать наедине с собой, по ночам, когда её зенитка стучит в дверь небес над нею, а его ветер гудит в завитках колючей проволоки вдоль пляжа. Отель Мэйфловер: «Кое у кого реактивная скорость, опоздала всего на полчаса.» </text:p>
      <text:p text:style-name="Text_20_body">– Ну,– девушки из ЖКМС и УФАА, ювелирно украшенные юные вдовы, косятся со всех сторон,– надеюсь ты время зря не терял. </text:p>
      <text:p text:style-name="Text_20_body">– Времени достаточно, чтоб сговориться о паре свиданий,– отвечает он тщательно всматриваясь в наручные часы застёгнутые, по моде второй мировой войны, на внутренней стороне запястья,– и<text:span text:style-name="T1"> на текущий момент</text:span> обеспечена беременность, или две, если только… </text:p>
      <text:p text:style-name="Text_20_body">– Ах!– Она подскакивает радостно (вверх, не на),– это мне <text:span text:style-name="T1">напомнило</text:span>… </text:p>
      <text:p text:style-name="Text_20_body">– Вуууййй!– Роджер отшатывается назад к растению в горшке, под разухабистые саксофоны Роланда Пичи и Его Оркестра, исполняющие «Вот, я Ляпнул Это Снова», и роняет голову на грудь. </text:p>
      <text:p text:style-name="Text_20_body">– Так <text:span text:style-name="T1">вот</text:span>, что у тебя на уме. Если, конечно, ум подходящее слово. </text:p>
      <text:p text:style-name="Text_20_body"><text:soft-page-break/>Они приводят всех в замешательство. Кажутся невыносимо невинными. Людей тут же тянет защитить их: следят за собой, чтобы не говорить о смерти, делах, изменах, когда Роджер и Джессика рядом. Всё только лишь про дефициты, песни, дружков, фильмы и блузки… </text:p>
      <text:p text:style-name="Text_20_body">Когда заложит волосы за уши, с её мягким подбородком, она выглядит 9, 10-летней, потерялась <text:span text:style-name="T246">у</text:span> витрин, моргает на солнце, голова мечется по светлому стёганому покрывалу, кончает в слезах, покрасневшее сморщенное лицо ребёнка готового разреветься, стонет<text:span text:style-name="T1"> о, о</text:span>… </text:p>
      <text:p text:style-name="Text_20_body">Однажды ночью, в тёмном холодно-одеяльном убежище их постели, сам задрёмывая и просыпаясь, он зализал Джессику до сна. <text:span text:style-name="T242">О</text:span>щути<text:span text:style-name="T242">в</text:span> как его первые тёплые вздохи к<text:span text:style-name="T242">асаются</text:span> её половых губ, она трепетала и кричала как кошка. Две-три ноты, казалось, звучат вместе, хрипло, колеблясь, пронизанные снежинками, что запомнились из прошедшего вечера. Деревья снаружи просеивают ветер, невидимые ей грузовики несутся по дорогам и улицам, за домами, за каналами или рекой, за простеньким парком. О, и ещё собаки и коты, что выбрались потоптаться по мягкому снегу…. </text:p>
      <text:p text:style-name="Text_20_body"/>
      <text:p text:style-name="P65">«… как бы картины, ну, ладно, скорее сцены всплывают, Роджер. Сами собой, серьёзно, я их не <text:span text:style-name="T1">выдумываю</text:span>….» Яркий рой их проплывает на фоне низкого изотонического мерцания потолка. Он и она лежат и дышат кверху, его <text:span text:style-name="T243">обмягчившийся</text:span> хуй млеет, свисая <text:span text:style-name="T243">через</text:span> его ляжк<text:span text:style-name="T243">у</text:span>, подгору, поближе к Джессике. Ночная комната испускает вздох, да, Испускает Вздох—старомодная смешная комната, ой-ой, я безнадёжен, кто клоуном родился вовек <text:span text:style-name="T243">неисправим</text:span>, заигрывает из зеркальной рамы в чём-то зелёно-полосатом, панталоны, волосы дыбом—и тем не менее это <text:span text:style-name="T1">очень</text:span> даже странно, за большинством комнат сегодня, гм, знаете ли, замечалось, что они «дышат», да, или <text:span text:style-name="T1">замирают в безмолвном ожидании</text:span> и в этом уже наметилась некая, должно быть, зловещая традиция, длинные стройные создания, тяжёлая парфюмерия и мулеты по комнатам подвергшимся атаке среди ночи, проткнуты винтовыми лестницами, сине-лепестковыми беседками, окружение в котором никто, как угодно разъярённый или сдвинутый, моя юная леди, никогда не Испускает Вздоха. Так не бывает. </text:p>
      <text:p text:style-name="Text_20_body">Но тут. С <text:span text:style-name="T1">этой</text:span> юной леди. Бумазея в клеточку. Взъерошенные брови. Распоясалась так, что удержу нет. Красный бархат. На «слабо́» она сняла свою блузку, в движении по основной магистрали возле Ловер Бидинга. </text:p>
      <text:p text:style-name="Text_20_body">– О, Боже, она чокнутая, и за что мне попадаются только <text:s text:c="2"/>такие вот? </text:p>
      <text:p text:style-name="Text_20_body">– Ну, ха, ха,– Джессика помахивает своим форменным галстуком как стриптизёрша,– сказал, побоюсь, да? Гри-и-л. Назвал меня «трусишка зайчишка, трусишка», я помню.– И конечно же, без лифчика, она их никогда не носит. </text:p>
      <text:p text:style-name="Text_20_body">– Послушай,– смотрит искоса,– ты знаешь, что тебя могут арестовать? Забудь про «<text:span text:style-name="T1">тебя</text:span>»,– ему только что дошло,– <text:span text:style-name="T1">меня</text:span> арестуют! </text:p>
      <text:p text:style-name="Text_20_body">– Скажут на тебя, ты и отвечай, ла, ла.– Нижние зубы выпятила в улыбке зловредины.– Я ведь просто невинный ягнёночек, а этот,– чуть вскидывает руку, резкий отсвет светлых волосков на её <text:soft-page-break/>предплечье,– этот Роджер-держи-морджер! вот этот ужасный зверюга! заставляет меня делать всякие гадкие... </text:p>
      <text:p text:style-name="P62">Тем временем, самый здоровенный грузовик из всех, что Роджер видел в своей жизни, совершает обгон сотрясаясь сталью, и теперь не только водитель, но и несколько—ну, это вообще жуть… <text:span text:style-name="T14">карликов</text:span>, в непонятной опереточной форме, в общем-то, какого-нибудь из центрально-европейских эмиграционных правительств, которы<text:span text:style-name="T243">е</text:span> как-то втиснуты все в высоко закреплённую кабину и поголовно уставились вниз,<text:span text:style-name="T243"> из</text:span> <text:span text:style-name="T243">своей</text:span> поросячьей возн<text:span text:style-name="T243">и</text:span> по свиноматке, для лучшего обзора, глаза вылуплены, смуглые, слюна каплет <text:span text:style-name="T243">с</text:span> губ, <text:span text:style-name="T243">этого </text:span>представления его Джессики Свонлейк со скандально голой грудью и его самого пытающегося притормозить и отстать от грузовика—да <text:span text:style-name="T243">не тут-то было,</text:span> сейчас позади Роджера, поджимая его, на той же, фактически, скорости, что и грузовик, появилась, у, блядь, так и есть, машина военной полиции. Он не может сбавить, а <text:s/>попыт<text:span text:style-name="T244">ка</text:span> об<text:span text:style-name="T244">гона</text:span> и <text:span text:style-name="T1">впрямь</text:span> покажется подозрительны<text:span text:style-name="T244">й</text:span>.... </text:p>
      <text:p text:style-name="Text_20_body">– Э, Джеси, пожалуйста, оденься, э, ладно, милая?– делая вид, что ищет свою расчёску, которая, как обычно, утеряна, задержанный известен как злостный расчёско<text:span text:style-name="T244">ман</text:span>… </text:p>
      <text:p text:style-name="P63">Водитель здоровенного ревущего грузовика пытается привлечь внимание Роджера, остальные коротышки, сгрудившись у окон, орут «Эй! Эй!», издавая сальные гортанные смешки. Их старший говорит на английском с невыразимо отвратным европейским акцентом. Тоже с кучей подмигов и подёргов: <text:s/>«Мийстир! Ай, ти! Какий малишка, а?»– Ещё больше хохота. В зеркале заднего вида Роджер видит английские полицейские рожи розовые в своей правильности, красные погоны, склоняются, подскакивают, советуются, временами резко взглядывают на парочку в Ягуаре, которые как-то, типа—«<text:span text:style-name="T1">Что</text:span> они <text:span text:style-name="T1">делают</text:span>, Приксбери, тебе видно?» </text:p>
      <text:p text:style-name="Text_20_body">– Похоже мужчина и женщина, сэр. </text:p>
      <text:p text:style-name="Text_20_body">– <text:span text:style-name="T244">Осёл</text:span>.– И вскидывает чёрный бинокль.</text:p>
      <text:p text:style-name="Text_20_body"/>
      <text:p text:style-name="Text_20_body">Сквозь дождь… потом сквозь замечтавшееся стекло, зелёное от вечера. И сама она в кресле, в старомодной шляпке, смотрит на запад, вдоль диска Земли, геено-красного по краям, и дальше в коричневые с золотом тучи… </text:p>
      <text:p text:style-name="Text_20_body">Потом, вдруг, ночь: Пустое кресло-качалка залито голубовато-меловым от—это луна, или какой-то другой свет с неба? просто деревянное кресло, уже пустое, посреди очень ясной ночи и этот свет спускается…. </text:p>
      <text:p text:style-name="P63">Образы продолжаются, расцветают, приходят и уходят, некоторые красивы, какие-то просто ужасны… но ей тут так уютно с её ягнёнком, её Роджером, и до чего же она любит очертания его шеи вся прям такая <text:span text:style-name="T244">уж</text:span>—ну, вот, как раз тут, под затылком его шишковатой головы как у десятилетнего мальчика. Она его целует вверх и вниз кисло солён<text:span text:style-name="T244">ого</text:span> кусоч<text:span text:style-name="T244">ка</text:span> кожи, что так завёл её, завёл её освещённую ночью, вдоль этих высоких сухожилий, целует его, поцелуи словно непрерывное дыхание, текущее без конца. </text:p>
      <text:p text:style-name="P64">Однажды утром—он не видел её уже около полумесяца—он проснулся в своей келье отшельника в «Белом Посещении» с напряжённо стоячим, <text:s/>веки <text:span text:style-name="T244">не разодрать</text:span>, и с длинным <text:soft-page-break/>светло-каштановым волосом впутавшимся ему в рот. Это явно не его волос. И ни кого-<text:span text:style-name="T244">нибудь</text:span> <text:span text:style-name="T244">ещё</text:span>, кроме как один из волос Джессики. Но это невозможно—он не встречался с ней. Он всхлипнул пару раз, потом чихнул. За окном начиналось утро. Его правый клык ныл. Он размотал длинный волос в капельках слюны, зубной камень, утренняя пушинка тому, кто дышит ртом, и уставился на него. Как он сюда попал? Просто жуть, душечка. Прямо тебе полный <text:span text:style-name="Emphasis">je ne sais quoi de sinistre.</text:span> Ему надо поссать. Пошаркал к уборной, его серая армейская фланель вяло заткнута под резинку пижамы, ему пришла мысль: <text:span text:style-name="T244">а </text:span>что если это сизая история начала века про заговор мстительных духов и эта волосина некий Первый Шаг… О, паранойя? Ты бы видел как он просчитывал все комбинации, прикидывал, справляя нужду в уборной среди спотыкливых, пердливых, скребущихся лезвием, кашляющих, чхающих и обсопливленных обитателей Секции Пси. Только <text:span text:style-name="T245">чуть погодя</text:span> он задумался о Джессике—о её безопасности. Заботливый Роджер. Что если она погибла в эту ночь, взрыв на складе боеприпасов… этот волос последнее прости-прощай, <text:span text:style-name="T245">которое</text:span> её призрачная любовь смогла протолкнуть на эту сторону, к единственному кто что-то значил.... Один такой <text:span text:style-name="T245">себе </text:span>паук-статистик: его глаза и впрямь наполнились слезой перед тем, как пришла Следующая Мысль—<text:span text:style-name="T1">о. О</text:span>, нет. Закрути-ка этот вентиль, Нетель, да прикинь <text:span text:style-name="T1">вот</text:span> о чём. Он стоял, полусогнувшись над раковиной, застыл, отложив свои страхи за Джессику <text:span text:style-name="T245">на </text:span>чуть <text:span text:style-name="T245">попозже</text:span>, так и <text:span text:style-name="T245">подмывало</text:span> оглянуться через плечо, или даже просто в, в старое зеркало, знаешь, <text:span text:style-name="T245">убедиться,</text:span> что они ещё там, но слишком парализован, чтобы рискнуть хотя бы и так… <text:span text:style-name="T15">вот тут-то</text:span>… о, да, самая ясная вероятность нашла почву в его мозгу и пустила корни. Что если все они, вся эта шайка психов из Секции Пси сговорились против него? Ну, как? Да: предположим они могут читать твоё сознание! а и что если—что если это гипнотизм? А? Исусе: тогда целая куча других оккультных заморочек, таких как астральное наущение, контроль сознания (ну, в <text:span text:style-name="T38">этом-то</text:span> ничего оккультного), тайные проклятия, чтоб вызвать импотенцию, флюс, сумасшествие, вуууййй!—<text:span text:style-name="T1">зелья</text:span>! (вот когда он, наконец, распрямляется и умственный взор, очень осторожно, обращает к толкучке в кофейном баре, о, Боже…), психо-<text:span text:style-name="T245">распределение</text:span>, чтобы Роджер стал им, а он Роджером, да, да, парочка таких понятий прокатились у него в уме на этом месте, ни одна из которых, в принципе, не манит, кстати—особенно посреди этого служебного сортира, с лицом Гавина Трефола лиловой окраски, яркое цветение клевера на ветру, Рональд Черикок выхаркивает ком зеленоватой с прожилками мокроты в раковину—что всё это, <text:span text:style-name="T1">кто все эти люди</text:span>…. Чокнутые. <text:span text:style-name="T1">Чоооокнутые</text:span>! Его обложили! они были тут всё эту войну, прослушивали его мозг, телепаты, ведьмаки, Сатанинские механики всех мастей, подключаются <text:span text:style-name="T1">во всё</text:span>—даже когда они с Джессикой в постели, <text:span text:style-name="T1">ебуться</text:span>— </text:p>
      <text:p text:style-name="Text_20_body">Старайся не подать виду, дружок, паникуй, если уж должен, но потом, не здесь…. Квёлые лампочки для ванных углубляют старые набрызги тысяч пятен воды и мыла <text:span text:style-name="T245">по</text:span> зеркала<text:span text:style-name="T245">м</text:span> до взаимоперистости облаков, дыма и кожи, пока он прошатывает свою голову мимо, лимонно-бежевую, коптяще-чёрную и сумеречно-коричневую в этих отражениях, из очень крупных крупинок, такая тут фактура…. </text:p>
      <text:p text:style-name="P157">Чудесное утро, Вторая Мировая Война. Всё, что он в состоянии удерживать на поверхности своего сознания, это слова <text:span text:style-name="Emphasis">Мне нужно перевестись</text:span>, типа, мурлыканье без музыки перед зеркалом, да, сэр, следует подать рапорт немедля. Вызовусь добровольцем на фронт в Германии, вот что я сделаю. Там та рам та рам. Точно, было объявление в прошлую среду в секретном разделе<text:span text:style-name="Emphasis"> Нацистов в Новостях</text:span>, втиснуто между объявлениями Мерсисайдского отделения <text:soft-page-break/>лейбористов ищущих публициста и Лондонского рекламного агентства о местах сразу <text:span text:style-name="T247">же </text:span>по демобилизации. То объявление посерёдке разместила какая-то рука из G-5, отловить пару специалистов по «переобразованию». Насущная, насущная фигня. Обучать Немецкого Зверя Великой Хартии Вольностей, спортивной честности, и прочему такому, а? Прочь, внутрь механизма какой-нибудь баварской деревушки из часов с кукушкой, вер-эльфы прошмыгивают из лесу по ночам оставить подрывные листовки у двери и под окнами—«Что угодно!»– Роджер бредёт обратно в свою узкую комнату,–«что угодно, только не это….» </text:p>
      <text:p text:style-name="Text_20_body">Вот до чего дошло. Он зна<text:span text:style-name="T247">ет</text:span>, что <text:span text:style-name="T247">станет</text:span> чувствовать себя спокойней в безумной Германии с Врагом, чем здесь в Секции Пси. Время года делает всё это ещё нестерпимее. Рождество. Быыы<text:span text:style-name="T247">л</text:span>юююввээ, хватаясь за желудок. Только Джессика делала это всё людским и переносимым. Джессика… Его повело тогда, на полминуты, дрожащего и зевающего, в длинном нижнем белье, мягком, почти невидимом в загородке декабрьского рассвета, среди множества острых краёв книг, рулонов, копирок, схем и карт (и главная, красные оспины на чистой белой коже леди Лондон, взирающая на всё… <text:span text:style-name="Emphasis">погоди-ка</text:span>… болезнь кожи… может она носит роковую инфекцию внутри себя? Возможно, места предопределены и полёт ракеты, фактически, определяется фатальн<text:span text:style-name="T251">o</text:span> <text:span text:style-name="Emphasis">зреющим нарывом посреди города</text:span>… но <text:span text:style-name="T248">ему не удаётся</text:span> ухватить это, не больше, чем понять навязчивую идею Пойнтсмена о реверсивном звуковом стимуле и, пожалуйста, пожалуйста, давай просто оставим это ненадолго…), посетило, не <text:span text:style-name="T248">ведавшего,</text:span> пока не прошло, <text:span text:style-name="T248">как</text:span> ясно он <text:span text:style-name="T248">понимает</text:span> честную половину своей жизни, которой сейчас была Джессика, <text:span text:style-name="T248">как</text:span> фанатично должна его мать Война <text:span text:style-name="T248">возмущаться</text:span> её красот<text:span text:style-name="T248">ой,</text:span> её нахальн<text:span text:style-name="T248">ым</text:span> безразличие<text:span text:style-name="T248">м</text:span> к <text:span text:style-name="T248">догмам</text:span> смерти, в которые он <text:span text:style-name="T248">совсем</text:span> недавно <text:span text:style-name="T248">верил</text:span>—её не<text:span text:style-name="T249">одоли</text:span>м<text:span text:style-name="T249">ой</text:span> надежд<text:span text:style-name="T249">ой</text:span> (хотя она терпеть не могла составлять планы), её изгнание из детства (хотя она отказывалась хоть как-то цепляться за воспоминания)… </text:p>
      <text:p text:style-name="Text_20_body">Его жизнь всегда была увязана с прошлым. Он представлялся себе точкой в бегущей волне, движимым по стерильной истории—известное прошлое, проецируемое будущее. Но Джессика оказалась разломом этой волны. Нежданно, впереди возник пляж, непредсказуемое… новая жизнь. Прошлое и будущее обрывались на пляже: так он это вычислил. Но он хотел ещё и верить, также как и любил её, вне возможности передать какими угодно словами слов—верить, что каким бы плохим ни было время, нет ничего постоянного, всё можно изменить и она всегда может отменить тёмное море у него за спиной, перечеркнуть своей любовью. И (эгоистически) что из угрюмой юности, прочно основанной на Смерти—катившей вместе со Смертью—он может, вместе с ней, найти свой путь к жизни и радости. Он никогда не говорил ей, избегал говорить самому себе, но такой была мера его веры, когда это седьмое Рождество Войны садануло новым зарядом в его тощий дрожащий бок…. </text:p>
      <text:p text:style-name="Text_20_body">Она кружит суетясь по спальне, клянчит у девушек затяжку-другую залежалых Вудбиндз, наборы починки нейлона, воробьино шустрые шуточки войны сходят за взаимопонимание. В эту ночь она будет с Джереми, её лейтенантом, но хочет быть с Роджером. Хотя на самом деле не хочет. Или хочет? Она и не упомнит, чтоб когда-либо впадала настолько в растерянность. Когда она с Роджером, это сплошная любовь, но на любом отдалении—на любом, Джек—она обнаруживает, что он её гнетёт и даже пугает. Верхом на нём, в бешеные ночи скачки вверх-вниз по его хую своею осью, стараясь сдержать себя настолько, чтоб не превратиться в кремовый <text:soft-page-break/>воск свечки и не растаять по покрывалу, кончая, в ней остаётся место только для Роджер, Роджер, о, любимый до скончания дыхания. Но вне постели, в хождении-говорении, его горечь, непроглядность, ранят глубже, чем Война, чем зима: он так ненавидит Англию, ненавидит «Систему», без конца придирается, говорит, что эмигрирует когда Война кончится, остаётся в своей пещере бумажного циника, ненавидя сам себя… но хочет ли она вытащить его оттуда на самом деле? Разве с Джереми не безопаснее? Она не позволяет себе слишком часто задаваться этим вопросом, но он есть. Три года с Джереми. Считай, почти что женаты. Три года что-то да значат. Ежедневные маленькие стежки и разглаживанья. Она одевала старые банные халаты Бобра, заваривала ему чай и кофе, искала его взгляд на парковках грузовиков, в комнатах отдыха и в дождливых полях полных грязи, когда все мерзкие, унылые потери дня могут быть спасены одним взглядом—знакомым, полным доверия, хотя вокруг слова употребляют для вычурной белиберды или пустого смеха. И всё это вырвать? три года? ради этого сумасбродного, зацикленного на себе—<text:span text:style-name="T1">мальчишки</text:span>, честное слово. Охренеть, да ему же должно быть за тридцать, он на несколько лет старше неё. Должен же был <text:span text:style-name="T1">чему-то</text:span> научиться, правда ведь? Мужчина с жизненным опытом? </text:p>
      <text:p text:style-name="Text_20_body">Хуже всего, что ей не с кем об этом поговорить. Политическая жизнь этой смешанной батареи, профессиональное кровосмешение, нездоровая тормознутость на том кто что кому сказал весной <text:span text:style-name="T1">1942</text:span><text:span text:style-name="T105">,</text:span> Боже ж ты мой, возле Крафти Крина, Кент, или ещё там где, и кто как должен был бы ответить, но не ответил, а сказал ещё кому-то тем самым вызывав ненависть махрово цветущую по сей день—шесть лет наговоров, амбиций, истерик сделали малейшую попытку довериться кому-нибудь вокруг хоть с чем-либо актом чистого мазохизма. </text:p>
      <text:p text:style-name="Text_20_body">– Девушка в горе, Джесс?– Мэгги Дакёрк, проходит мимо подтягивая свои перчатки. Через громкоговоритель оркестр свинга Би-Би-Си жарко выдувает синкопированную рождественскую музыку. </text:p>
      <text:p text:style-name="Text_20_body">– Сигарета найдётся, Мэг?– уже чисто автоматически, <text:span text:style-name="T250">н</text:span>е так ли, Джес? </text:p>
      <text:p text:style-name="Text_20_body">Ладно— «Думала, тут, прямо тебе фильм с Гарбо, блин, а не всегдашняя никотиновая голодуха, но фиг я угадала, пока...» </text:p>
      <text:p text:style-name="Text_20_body">О, да проваливай уже: – «Думала про свой рождественский шопинг». </text:p>
      <text:p text:style-name="Text_20_body">– А ты Бобру что купишь? </text:p>
      <text:p text:style-name="Text_20_body">Сосредоточясь на пристёгивании своих нейлоновых, старая пара, верх-наперёд-низ-назад мнемонически переворачивая их в своих пальцах, прачечно-белые наморщенные эластичные зверюшки чётко растянулись по касательной теперь, вдоль мягкого переднего изгиба её ляжки, пряжечки на резинках взблескивают серебром под или позади красного лака на её ногтях, словно струи отдалённых фонтанов за красными, фигурно остриженными деревьями, Джессика отвечает: – «О. Мм. Трубку, наверное...» </text:p>
      <text:p text:style-name="Text_20_body">Однажды среди ночи, недалеко от её батареи, как проезжали Где-то-в-Кенте, Роджеру с Джессикой встретилась церквушка, холмик на тёмной возвышенности, освещённый лампочками, вырастал из земли. Был вечер воскресенья, близко к вечерней службе. Мужчины в шинелях, в накидках из клеёнки, в тёмных беретах, которые они сдёргивали на входе, в <text:soft-page-break/>американских лётных куртках на овечьем меху, несколько женщин в пристукивающих ботинках и в широкоплечих, по моде, пальто, но без детей, ни одного ребёнка вокруг, только взрослые сходились от своих взлётных полей, аэростатных бивуаков, дзотов на пляже, через Нормандский вход мохнатый от зимующей лозы. Джессика сказала: «О, я помню...»,– но ничего не добавила. Ей вспомнилась другая предрождественская служба, ограды заснеженные как овцы за её окном, и Звезда, которую вот-вот опять наклеют в небе. </text:p>
      <text:p text:style-name="Text_20_body">Роджер свернул и они смотрели на поношенную замызганную униформу сходившихся к вечерне. Ветер пах свежим снегом. </text:p>
      <text:p text:style-name="Text_20_body">– Нам пора домой,– сказала она,– поздно уже. </text:p>
      <text:p text:style-name="Text_20_body">– Можем просто зайти на минутку. </text:p>
      <text:p text:style-name="Text_20_body">Ну, вот уж <text:span text:style-name="Emphasis">это</text:span> её удивило, ну, пра, после всех его едких придирок? Его раздражённость неверующего против всех прочих в Секции Пси, которых одних достаточно, по его мнению, чтоб сделать его тронутым, и его нарекания множились с приближением дней рождественского шопинга. –«Это как бы не в твоём стиле»,– сказала она ему. Но самой ей хотелось зайти, ностальгия грузно нависала в снежном небе сегодня, её собственный голос готов выдать её и побежать к поющим в обходе, чьи колядки так чётко слышатся нам вдалеке, за день-два до Рождества, голоса звучащие над мёрзлыми долинами, где выработанные шахты часты как сливы в пудинге… и нередко в звуках тающего снега, ветров, дувших, должно быть, не сквозь Рождественский воздух, а сквозь субстанцию времени, донося к ней эти детские голоса поющих за шесть пенсов, и хоть сердце её не было готово вынести все до одного удары смертности, своей и их, то хотя бы оставалась в живых боязнь, что она начинает утрачивать их—что в одну из зим она выбежит за ворота увидеть, найти их, добежит аж до самых деревьев, но зря, голоса их стихают…. </text:p>
      <text:p text:style-name="Text_20_body">Они шагали по следам оставленным в снегу другими, она хмурилась на его руке, ветер взмётывал её волосы в завитки, каблуки один раз заскользили по льду. –«Послушаем музыку»,– пояснил он. Сегодняшний сборный хор состоял из одних только мужчин, плечи в погонах виднеются в широких воротах белых накидок, многие из лиц почти такие же белые от изнеможения в промокших грязных полях, караулов, кабелей натянутых нервными аэростатами, которые удят солнце за тучами, от палаток, чьи огоньки мерцают словно атомы сквозь сумерки, отстранённо пронизывая заштрихованные стенки, превращая их в марлю, по которой барабанит дождь. Правда, было одно чёрное лицо, высокий альт, капрал с Ямайки, привезённый с его тёплого острова на этот—из его детства, где он пел в дым-ром-и-джин салунах на Хай-Холборн-Стрит, где матросы вбрасывают здоровущие красные хлопушки, чуть ли не в четверть палки динамита, мэн, в вихляющиеся створки входа и отбегают, хихикая, через улицу, или приходят увести девушек в коротких юбках, девушек-островитянок, китаянок или француженок… раздавленные очистки лимонов в сточных канавах вдоль улиц пахли ранним утром, где он обычно пел О вы встречали мою милую Лолу с фигурой как бутылка Кока-Колы, матросы шмыгают в коричневых тенях аллей, отряхивая шейные платки и клёши штанин на ходу, а девушки перешёптываются и смеются… каждое утро он пересчитывал полкармана монеток всех наций. Из Кингстона с его пальмами, сложные потребности Англо-Американской Империи <text:soft-page-break/>(1939-1945) привели его в эту холодную мышиную церковь, где почти слышится северное море, на которое он едва взглянул при транспортировке, на девятичасовую службу, в программе сегодня простые псалмы в унисон на английском, один-два заезда в полифонию: Томас Таллис, Генри Пёрсел, даже немецкая ломаная латынь из пятнадцатого века, которую приписывают Хайрику Сусо: </text:p>
      <text:p text:style-name="P233"><text:span text:style-name="Emphasis"><text:span text:style-name="T105">In dulci jubilo </text:span></text:span></text:p>
      <text:p text:style-name="P233"><text:span text:style-name="Emphasis"><text:span text:style-name="T105">Nun singet und seid froh! </text:span></text:span></text:p>
      <text:p text:style-name="P233"><text:span text:style-name="Emphasis"><text:span text:style-name="T105">Unsers Herzens Wonne </text:span></text:span></text:p>
      <text:p text:style-name="P233"><text:span text:style-name="Emphasis"><text:span text:style-name="T105">Leit in</text:span></text:span><text:span text:style-name="Emphasis"> praesipio, </text:span></text:p>
      <text:p text:style-name="P233"><text:span text:style-name="Emphasis"><text:span text:style-name="T105">Leuchtet vor die Sonne </text:span></text:span></text:p>
      <text:p text:style-name="P233"><text:span text:style-name="Emphasis"><text:span text:style-name="T105">Matris in gremio</text:span></text:span><text:span text:style-name="Emphasis">. </text:span></text:p>
      <text:p text:style-name="P233"><text:span text:style-name="Emphasis">Alpha es et O.</text:span> </text:p>
      <text:p text:style-name="Text_20_body">С высоким голосом чёрного человека взмывающим над остальными, не какой-то там головной фальцет, но полный, по честному, из всей груди, баритон доведенный годами обтёсывания до такой высоты… он приводил коричневых девушек на экскурсию среди этих нервных протестантов, Аниту Большую и Маленькую, Стилетту Мэй, Плангетту, которая любит чтоб ей между титек и так даёт задаром—не говоря уже про Латынь, <text:span text:style-name="Emphasis">Немецкий</text:span>? в Английской церкви? Ну, это не ереси, а скорее имперские издержки, неизбежные как присутствие чёрного человека, из актов лёгкого сюрреализма—которые, в массированном приёме, превращаются уже в акт самоубийства, но патологии в своей, в своей беспробудной версии реальности, Империя совершает подобные тысячами ежедневно, абсолютно не ведая что творит.... И чистый альт так парил, находя способ затронуть её сердце и даже сердце Роджера, как ей казалось при осторожных взглядах искоса и вверх сквозь коричневые призраки её волос, во время речитативов и пауз. Он не казался отвергающим, нет и намёка на дешёвый пофигизм. Он казался… </text:p>
      <text:p text:style-name="Text_20_body">Нет, Джессика ни разу не видела его лицо таким вот, в свете нескольких висящих керосиновых ламп, бестрепетное и очень жёлтое пламя, на ближней два длинных отпечатка пальцев служки в V-значит-победа по тонкой пыли на брюхе лампового стекла, в коже Роджера больше детской розовости, а в глазах больше сияния, чем объяснялось бы просто светом лампы—правда ведь? или ей лишь хочется, чтобы так оно было. Церковь холодна, как и ночь снаружи. Пахнет влажной шерстью, пивом в дыхании этих трудяг, дымом свечей и тающего воска, стиснутым выпердом, тоником для волос, горением самого керосина, окутывая прочие запахи, по-матерински, более близкой принадлежностью Земле, глубоким слоям, иным временам, и слушай… слушай: это вечерня Войны, каноничная служба Войны, и ночь реальна. Чёрные шинели сгрудились вместе, пустые капюшоны полны густых храмовых теней. Там на побережье ЖКМС работают запоздно, на дне холодных выпотрошенных трюмов, их синие факелы как новорожденные звёзды в приливную ночь. Куски корпуса качаются в небе, как огромные железные листья, на стропах, что поскрипывают осколками звука. Слегка, в нейтральном, пламя <text:soft-page-break/>горелок, смягчённо, наполняют круглые стеклянные лица манометров абрикосовым светом. В будках газосварщиков, обледенелых, погромыхивающих, когда штормит в проливе, тысячи старых использованных тюбиков от зубной пасты, навалены до потолков, тысячи хмурых человечьих утр сделаны сносными, обратились в мятный дух и неясную песню, что оставляла белые брызги на ртути зеркал от Харроу до Грейвсенда, у тысяч детишек, что взбивали пену в ступках своих ртов, и потеряли в тысячу раз больше слов в меловых пузырях—жалоб на ночь глядя, несмелых признаний в любви, новостей от толстячков или таких, что аж светятся, взлохмаченных или приглаженных существ из стране под одеялом—бессчётные мыльно-лакричные миги вытиснутые и смытые в канализацию и в обрастающее слизью серое устье реки, утренние рты растягивающиеся от дневного табака, пересыхающие от страха, воняющие от безделья, утопающие при мысли о немыслимых блюдах, набиваемые вместо этого недельной падалью пирогов из субпродуктов, Домашним Молоком, и печеньем переполовиненным мельче чем обычно, так разве ментол не чудодейственное средство для снятия многого из всего этого каждое утро, уносящим, становясь большущими тусклыми пузырями свитыми в туго застоялую мозаику вдоль просмоленных береговых линий, после сложных чертёжных отводов подающих, умножаясь, в море, покуда эти тюбики пасты, один за другим, выпорожняются и сдаются обратно Войне, груды чуть пахучего метала, призраки острой мяты в зимних будках, каждый тюбик изморщен или смят несознательными руками Лондона, исписанные неповторимыми почерками, каракули по каракулям, теперь дожидаются—это истинное возвращение—чтобы расплавиться в припое, лужении, пойти добавкой в отливку, в подшипники, уплотнители, скрытые трескучим дымом превращения, которые чадам иной, домашней инкарнации никогда не познать. Однако преемственность, плоть единокровных металлов, прибежище неделимого моря, сохранена. И отнюдь не смерть разделяет эти инкарнации, но бумага: назначение бумаг, бумажные рутины. Война, Империя торопятся воздвигнуть подобные барьеры между нашими жизнями. Войне необходимо разделять таким способом, и подразделять, хотя её пропаганда всегда будет подчёркивать единство, породнённость, сплочённость. Для Войны никак не сподручно народное самосознание, даже в том виде, как сработали немцы, <text:span text:style-name="Emphasis">ein Volk ein Führer</text:span>—ей нужна машина из множества различных частей, не монолитность, но усложнённость… Хотя кто отважится утверждать что требуется Войне, до того уж она неохватна, так превознесена… настолько<text:span text:style-name="Emphasis"> заочна</text:span>. Пожалуй, Война никак не осознание—и даже не жизнь, чеслово. В чём-то может показаться некое грубое, случайное подобие жизни. В «Белом Посещении» имеется застарелый шизик, знаете ли, который себя считает Второй Мировой Войной. Газет ему не носят, слушать радио он отказывается, и всё-таки в день высадки в Нормандии его температура почему-то подскочила до 40°. Теперь, когда эти клещи с востока и запада продолжают их медленное рефлективное сокращение, он говорит о тьме охватывающей его сознание, что теряет себя.... Правда, контр-наступление Рундштедта его взбодрило, дало ему новый импульс к жизни: «Прекрасный Рождественский подарок»,– признался он другому жильцу в своей палате. Когда ракеты падают—из тех, чьи взрывы не слышны—он улыбается, слёзы вот-вот брызнут из уголков его повеселевших глаз, охвачен румяной взвинченностью, которая не может не взбодрить таких же пациентов. Дни его сочтены. Он умрёт в День Победы. Если он и вправду не сама Война, так значит её приёмное дитя, какой-то срок живёт по полной, но с приходом дня торжеств: смотри в оба. Истинный царь умирает только лишь для отвода глаз. Запомни. Любое <text:soft-page-break/>число молодых людей могут предназначиться к смерти вместо него, покуда настоящий царь, старый ублюдок выжига, продолжает своё. Покажется ли он под Звездой, преклонить исподтишка колени в числе прочих царей, с приближением к нам зимнего солнцестояния? Принесёт ли в караван-сарай дары вольфрама, взрывчатки, высокооктанового? Воззрит ли дитя вверх со своей подстилки золотистого сена, воззрит ли в глаза старого царя, что склоняется длясь и распространяясь сверху, тянется предложить свой дар, встретятся ли их глаза, и какая весть, какое возможное приветствие, или союзный договор протекут между царём и принцем инфантом? Что там такое, младенец улыбнулся или это от газиков? А тебе как хотелось бы? </text:p>
      <text:p text:style-name="P158"><text:span text:style-name="T270">Сочельником веет </text:span><text:s/>с моря, <text:span text:style-name="T252">оно</text:span> сегодня на закате сияло зеленью и гладью, как стекло насыщенное железом: <text:span text:style-name="T252">веет</text:span> каждый день на нас, вс<text:span text:style-name="T252">е</text:span> неб<text:span text:style-name="T252">еса</text:span> <text:span text:style-name="T252">вышние</text:span> брюхатится святыми и тонкими <text:span text:style-name="T252">фанфарами</text:span> глашатаев. Ещё один год свадебных платьев, <text:span text:style-name="T252">что застряли</text:span> в сердце зимы, <text:span text:style-name="T252">по прежнему</text:span> невостребованны<text:span text:style-name="T252">ми</text:span>, <text:span text:style-name="T252">так и</text:span> висят себе тихими атласными рядами, <text:span text:style-name="T252">сборочки</text:span> белы<text:span text:style-name="T252">х</text:span> вуал<text:span text:style-name="T252">ей</text:span> начинают желтеть, и только <text:span text:style-name="T252">лишь </text:span>чуть всколыхиваются, когда <text:span text:style-name="T252">ты </text:span>проходишь мимо, зритель… гость <text:span text:style-name="T252">во </text:span>всех тупик<text:span text:style-name="T252">ах</text:span> города.... Уловив в платьях собственное отраженье пару раз, <text:s/>пол<text:span text:style-name="T252">увозникающее</text:span> из тени, <text:span text:style-name="T252">просто</text:span> лишь смазано яркие цвета по <text:span text:style-name="Emphasis">peau de soie</text:span>, <text:span text:style-name="T252">по</text:span>тянешься туда, где <text:span text:style-name="T252">уловишь</text:span> первый жуткий запашок плесени, но так всё и было задумано, впрочем—прикрыть малейший след её собственного запаха, вспотелость брачующейся из среднего класса, благоп<text:span text:style-name="T252">ристойными</text:span> мыло<text:span text:style-name="T252">м и </text:span>пудрой. Однако, сердцем своим девственна, и в надеждах своих <text:span text:style-name="T252">тоже</text:span>. <text:span text:style-name="T253">И не рассчитывай на</text:span> ярко-швейцарск<text:span text:style-name="T253">ие</text:span> или кристал<text:span text:style-name="T253">ь</text:span>но-<text:span text:style-name="T253">хрустальные праздники</text:span>, но <text:span text:style-name="T253">на</text:span> тёмный, затянутый тучами день <text:span text:style-name="T253">со</text:span> снег<text:span text:style-name="T253">ом, что</text:span> валит пеленой за городом, пелена халатов зимы, мягких <text:span text:style-name="T253">среди</text:span> ноч<text:span text:style-name="T253">и</text:span>, почти безветренно дышащих <text:span text:style-name="T253">под боком</text:span>. На станциях города <text:span text:style-name="T253">возвратившиеся</text:span> из Индо-Китая <text:span text:style-name="T253">военно</text:span>пленные <text:s/>прогуливают свои <text:span text:style-name="T253">жутко</text:span> вы<text:span text:style-name="T253">пир</text:span>ающие кости, <text:span text:style-name="T253">невесомые</text:span> как тот соня, или сони на лике луны, среди колясок на хроме пружин, из чёрных шкур, гулких как барабаны, меж <text:span text:style-name="T253">светлокожего</text:span> дерева высоких стульчиков, розово-синих, с резными или трафаретными цветами, меж раскладушек, средь пива с красно-войлочными языками, и одеял для новорожденных, что создают <text:span text:style-name="T254">холодок</text:span> ярки<text:span text:style-name="T254">х</text:span> облак<text:span text:style-name="T254">ов</text:span> среди запахов угля и пара, и <text:span text:style-name="T254">металло</text:span>пространства среди стоящих в очереди, бродящих, устало спящих, понаеха<text:span text:style-name="T254">вших</text:span> сотнями к праздникам, несмотря на предупреждения и озабоченность министра внутренних дел, м-ра Морриса, германская ракета в состоянии пробить туннель под рекой, даже теперь, после так<text:span text:style-name="T254">их оповещений и</text:span> отсутствия, что может ожидать их, городских адресов, которые давно уже не существуют. Глаза из Бирмы, из Тонкина, смотрят на женщин на упрямство их сотни—глаза<text:span text:style-name="T254">ми</text:span> из посине<text:span text:style-name="T254">лых</text:span> орбит, сквозь головную боль, которую не может снять никакой Алазилс. Итальянцы-военнопленные бранятся из-под мешков с почтой, что <text:span text:style-name="T254">разбухают</text:span>, ежечасно прибывая с гулким эхом, <text:span text:style-name="T254">празднич</text:span>ной толщин<text:span text:style-name="T254">ой</text:span>, обсев заснеженный груз на платформах поезда словно грибы, как будто поезда всё ночь шли под землёй через страну мёртвых. Если кто из итальяшек иногда и запоёт, то, уж конечно, не фашистский гимн<text:span text:style-name="Emphasis"> Giovinezza</text:span>, а что-нибудь, наверное, из<text:span text:style-name="Emphasis"> Rigoletto</text:span> или<text:span text:style-name="Emphasis"> La Bohème</text:span>—Почтовое Управление <text:span text:style-name="T254">всерьёз</text:span> рассматривает вопрос <text:span text:style-name="T254">составления</text:span> списка Неприемлемых Песен, с таблатурой для укелеле, <text:span text:style-name="T254">в целях</text:span> облегч<text:span text:style-name="T254">ения</text:span> опознани<text:span text:style-name="T254">я. </text:span><text:s/>Их жизнерадостность и любовь к песням, <text:span text:style-name="T254">помимо упомянутых</text:span>, довольно искренни—но с нарастающей нагрузкой в эти дни, от этой оргии рождественских поздравлений, что превышают, день ото дня, всякие разумные пределы и сдержанность, не стоит дожидаться следующего за рождеством дня, <text:span text:style-name="T255">так что</text:span> они решили, сами по себе, придерживаться <text:soft-page-break/>профессионального итальянства, поглядыва<text:span text:style-name="T255">ют</text:span> свободным глазком на дам, что тут проездом, найдя способ удерживать мешок на плече одной рукой, пока другая притворилась «мертвой»—<text:span text:style-name="Emphasis">cioé</text:span>, то есть, условно живой—где толпа <text:span text:style-name="T255">сгущается</text:span> женщинами, бесцельно… <text:span text:style-name="T255">для тех, что</text:span> посдобнее. Жизнь должна продолжаться. Пленные обоих разновидностей признают это, но для англичан вернувшихся из КБИ никакой <text:span text:style-name="Emphasis">mano morta</text:span>, никакого <text:span text:style-name="T255">скачка</text:span> из мёртвой в ожившую с лёгкого позволения подходящего бедра или ляжки—никаких игрищ, Бога ради, на тему жизнь-и-смерть! Хватит с них приключений: только старая жена, чтобы возилась со старой плитой или согревала старую постель, какой <text:span text:style-name="T255">там </text:span>крокет <text:span text:style-name="T255">по</text:span>среди зимы, им хочется полуот<text:span text:style-name="T255">ключившейся</text:span> воскресной сонливости опавших листьев усохшего сада. Если же подвернётся вдруг <text:span text:style-name="T255">бесшабашно свежий</text:span> <text:s/>мир, типа ябло<text:span text:style-name="T255">чка</text:span> сброшенно<text:span text:style-name="T255">го</text:span> ветром <text:span text:style-name="T255">под</text:span> ног<text:span text:style-name="T255">и</text:span>, ну, найдётся время как-нибудь приноровиться… Но <text:span text:style-name="T256">они разохотились на </text:span><text:s/>почти послевоенн<text:span text:style-name="T257">ую</text:span> роскош<text:span text:style-name="T257">ь</text:span> <text:span text:style-name="T257">в</text:span> эт<text:span text:style-name="T257">у</text:span> недел<text:span text:style-name="T257">ю</text:span>, купить набор <text:span text:style-name="T257">детского </text:span>электр<text:span text:style-name="T257">о</text:span>поезда, <text:span text:style-name="T257">и тем самым попытаться каждому озарить </text:span><text:s/>свой набор маленьких <text:span text:style-name="T257">важных лиц</text:span>, сгладить свою <text:span text:style-name="T258">отчуждённость</text:span>, <text:span text:style-name="T258">так</text:span> знакомы <text:span text:style-name="T258">по</text:span> фотографи<text:span text:style-name="T258">ям</text:span> все, <text:span text:style-name="T258">а теперь вот в</text:span> жизни, охи <text:span text:style-name="T258">и </text:span>ахи, но не сейчас, не здесь на станции, <text:span text:style-name="T258">любое из</text:span> самы<text:span text:style-name="T258">х нужных</text:span> движени<text:span text:style-name="T258">й</text:span>: Война <text:span text:style-name="T258">избегала</text:span> их, за<text:span text:style-name="T258">капыва</text:span>ла, эти <text:span text:style-name="T258">произвольные</text:span> губительные <text:span text:style-name="T258">сигналы</text:span> любви. Дети развернули прошлогодние игрушки и нашли реинкарнации жестянок от мясного пирога, они уясняют, что это ещё одна и, кто знает, наверное, неизбежная сторона игры в Рождество. В промежуточные месяцы—<text:span text:style-name="T259">из </text:span>деревенских в<text:span text:style-name="T259">е</text:span>сны и лета—они играли<text:span text:style-name="T259">сь</text:span> настоящими жестянками того же пирога—танки, истребители танков, дзоты, дредноуты розово-мясые, сине-жёлтые, <text:span text:style-name="T259">дислоцировались</text:span> на пыльном полу кладовых, под койками или диванами в местах их ссылки. Но вот опять пришло время. Лепной младенец, лакированные волы с золотым листом, овцы с человечьими глазами снова становятся взаправдашними, плоть срастается с краской. <text:span text:style-name="T259">И вовсе не верой платят они</text:span>—<text:span text:style-name="T259">это выходит</text:span> само собой. Он явился Новый Младенец. В волшебную ночь <text:span text:style-name="T259">перед этим</text:span>, животные <text:span text:style-name="T259">за</text:span>гов<text:span text:style-name="T259">орят между собой</text:span>, а небо будет из молока. Бабушки и дедушки, которые каждую неделю ждали пока Радио Доктор <text:span text:style-name="T259">станет</text:span> спрашивать, Что Такое Геморрой? Что Такое Энфизема? Что Такое Сердечный Приступ? <text:span text:style-name="T259">начнут</text:span> ждать за пределы бессонницы, <text:span text:style-name="T259">снова</text:span> <text:span text:style-name="T259">следить</text:span>, чтобы не <text:span text:style-name="T259">произошло</text:span> ежегодное невозможное, но с каким-то <text:span text:style-name="T260">зловредным </text:span>осадком—<text:span text:style-name="Emphasis">это</text:span> вот склон, небо <text:span text:style-name="Emphasis">может</text:span> показаться <text:span text:style-name="T260">нам </text:span>светлее—<text:span text:style-name="T260">как бы</text:span> трепет, хороший момент, которого т<text:span text:style-name="T260">ы</text:span> так <text:span text:style-name="T260">ждал</text:span>, не совсем обл<text:span text:style-name="T260">амывается</text:span>, но <text:span text:style-name="T260">у</text:span>же далеко не чудо… на посту в своих свитерах и шалях, наигранно сердитые, но осадок внутри <text:span text:style-name="T260">оживает в</text:span> нов<text:span text:style-name="T260">ой</text:span> зимн<text:span text:style-name="T260">ей</text:span> ферментаци<text:span text:style-name="T260">и</text:span> каждый год, всякий раз чуть слабее, но всегда <text:span text:style-name="T260">годен на то</text:span>, чтоб оживиться в эту пору…. <text:span text:style-name="T261">Обнослись догола</text:span>, блестящие костюмы и наряды <text:span text:style-name="T261">поры </text:span>шатания по пабам в <text:span text:style-name="T261">годы</text:span> их расцвета давно разодраны на полосы <text:span text:style-name="T261">для </text:span>обмот<text:span text:style-name="T261">ки</text:span> труб горячей воды и нагревател<text:span text:style-name="T261">ей</text:span> квартирных хозяев, чужаков, чтоб дома оставались домами зимой. Войне нужен уголь. Они пошли на самый предпоследний шаг, приняли участие в сертификации Радио Доктора на<text:span text:style-name="T261">сколько</text:span> они знают своё <text:s/>тел<text:span text:style-name="T261">о</text:span> и на Рождество они голы как гусь под этим шерстяным, тёмным, дешёвым пеленаньем стариков. Эти электрические часы всегда убегают, даже Биг Бен сейчас спешит <text:span text:style-name="T261">до наступления новой</text:span> <text:s/>весн<text:span text:style-name="T261">ы</text:span>, слишком спешит, но похоже никому до этого <text:span text:style-name="T261">и</text:span> дела нет, или <text:span text:style-name="T261">же </text:span>не понимают. Войн<text:span text:style-name="T261">а нуждается в</text:span> электричеств<text:span text:style-name="T261">е</text:span>. <text:span text:style-name="T261">Идёт ускоренная</text:span> игра, Электро Монополия, между электрокомпаниями, Центральны<text:span text:style-name="T261">м</text:span> Комитет<text:span text:style-name="T261">ом по</text:span> Электричеств<text:span text:style-name="T261">у</text:span> и прочи<text:span text:style-name="T261">ми</text:span> ведомства<text:span text:style-name="T261">ми</text:span> Войны, чтобы синхронизировать Время Электросети со Временем Гринвичского Меридиана. Ночью, в самых глубоких бетонных колодцах ночи, турбины засекреченного местонахождения крутятся быстрее <text:soft-page-break/>и, соответственно, стрелки часов <text:span text:style-name="T262">лицом к лицу со</text:span> всеми старыми бессонными глазами—раскручивают свои минуты до воя переходящего в писк, до прострел<text:span text:style-name="T262">а в</text:span> сирен<text:span text:style-name="T262">у</text:span>. Это Безумный Карнавал Ночи. Веселье под <text:span text:style-name="T262">сенью</text:span> минутных стрелок. Истерика на бледных лицах циферблатов. Электрокомпании <text:span text:style-name="T262">твердят</text:span> о нагрузках, военные потребности столь велики, что часы снова замедлятся, если только этот ночной марш не краден<text:span text:style-name="T262">ная энергия</text:span>, <text:span text:style-name="T262">однако,</text:span> предпо<text:span text:style-name="T262">лагаемые</text:span> нагрузки не случаются <text:s/>день <text:span text:style-name="T262">ото дня </text:span>и Сеть по<text:span text:style-name="T262">мал</text:span>у набирает обороты, и старые лица оборачиваются к циферблатам и думают <text:span text:style-name="T1">сговор</text:span>, а цифры вертятся к Рождению, потугам, к воссиянию новой звезды сердца, что обратит нас всех, навсегда <text:span text:style-name="T263">превратит нас в</text:span> самы<text:span text:style-name="T263">е</text:span> забыты<text:span text:style-name="T263">е</text:span> корн<text:span text:style-name="T263">и самих нас</text:span>. Но над морем туман сегодня, всё ещё тихо<text:span text:style-name="T263">нько</text:span> <text:span text:style-name="T263">извлекаемый</text:span> жемчуг. В центре города дуговые лампы трещат, взъерепенясь, в <text:span text:style-name="T263">приглушённом</text:span> сиянии на центральны<text:span text:style-name="T263">е</text:span> линии улиц, слишком льдистого цвета для свечек, в слишком густой измороси для <text:span text:style-name="T263">холокоста</text:span>… высокие красные автобусы <text:span text:style-name="T264">по</text:span>шат<text:span text:style-name="T264">ыва</text:span>ются, со всех фар маскировка снята недавн<text:span text:style-name="T264">им</text:span> распоряжени<text:span text:style-name="T264">ем</text:span>, теперь уворачивайся, пересекай ослеплённый, громадные, <text:span text:style-name="T264">горстями <text:s/>надранные</text:span> клочья сырости <text:span text:style-name="T264">ве</text:span>ют мимо, одинокие как пляжи под перламутровым туманом, чья колючая проволока, <text:s/>никогда не <text:span text:style-name="T264">изведавшая</text:span> внутреннего укуса тока, <text:s/>лишь пассивно тян<text:span text:style-name="T264">ется</text:span>, окисляясь в ночи, <text:span text:style-name="T264">обвивает теперь </text:span>как подводная водоросль, <text:span text:style-name="T265">кольцами, зверски холодная, </text:span>острая как скорпион, весь песок <text:span text:style-name="T264">милю за милей </text:span>без единого следа гуляющих, <text:span text:style-name="T265">с тех пор как</text:span> <text:span text:style-name="T264">ушли</text:span> <text:span text:style-name="T265">прогулочные лайнеры </text:span><text:s/>последни<text:span text:style-name="T265">х</text:span> лет мирного времени <text:span text:style-name="T265">торжественно провожать</text:span> прежни<text:span text:style-name="T265">й</text:span> мир <text:span text:style-name="T266">вечеров с</text:span> вином, оливковой рощицей, <text:span text:style-name="T266">дымом </text:span>трубоч<text:span text:style-name="T266">ки</text:span>, про<text:span text:style-name="T266">чь по ту сторону</text:span> Войны, теперь <text:span text:style-name="T266">он обглодан</text:span> до ржавых стоек и распорок пахнущих такой же морской горечью как и этот пляж, по которому тебе даже ходить нельзя, потому что Война. На возвышенности, поверх низин, <text:span text:style-name="T266">в обход</text:span> прожекторов, в чьи лучи прошлой осенью набивались перелётные птицы, ночь за ночью, фатально пойманы, пока не свалятся замертво с неба, ливень из мёртвых птиц, верующие на вечерне сидят в холодной церкви, трясутся безгласно на вопрошание хора: где радости? А где же ещё как не там, где Ангелы поют новые песни и льётся звон колокола при дворе Царя. <text:span text:style-name="Emphasis">Eia</text:span>—странный вздох, тысячелетний—<text:span text:style-name="Emphasis">eia, wärn wir da</text:span>! эх, нам бы туда…. Усталые люди и чёрный их вожак с бубенцом отд<text:span text:style-name="T266">е</text:span>ляются насколько получится, <text:span text:style-name="T266">настолько</text:span> далеко от своих овечьих одёжек, насколько год дозволит им отбрести. Так приидите ж. О<text:span text:style-name="T266">т</text:span>ставьте <text:span text:style-name="T266">пока что </text:span>свою Войну, бумажную или железную войну, бензиновую или плотскую, придите с вашей любовью, с вашим страхом поражения, вашим изнеможением от неё. Она не оставляла вас целый день, убеждала, прибалтывала, требовала верить в пропасть всякой неправды. Да разве это ты, вот это смутно преступное лицо на карточке твоего удостоверения, чья душа отчикнута казённым фотоаппаратом, когда упала гильотина шторки—или может остался при своей душеньк<text:span text:style-name="T267">е</text:span>, у Служебного Входа Столовой, где они пересчитывают ночной приход, девушки из УФАА, девушки по имени Айлин, аккуратно сортирующие по морозным отделениям прорезиненные буро-малиновые органы с их желтоватой приправой жира—о, Линда, иди сюда пощупай-ка этот, засунь палец в этот желудочек, обалдеть, всё ещё <text:span text:style-name="Emphasis">дёргается</text:span>.... Любой, на кого ты и не подумал бы, все замешаны, все до одного, кроме тебя: свяще<text:span text:style-name="T267">н</text:span>ник, доктор, твоя мать надеется прицепить на флаг ту Золотую Звезду за погибшего, плоская сопрано из вчерашней программы Би-Би-Си, и не забудем м-ра Ноэла Трусса такого стильного и умного на тему смерти и последующей жизни, штампует напропалую четвёртый год подряд, а также парней в Голливуде, что толкуют нам как тут классно всё, сплошная хохма, В<text:span text:style-name="T267">о</text:span>лт Дисней, у которого слонёнок Дамбо ухватывается за своё <text:soft-page-break/>пёрышко, как все те трупы под снегом сегодня среди танков выкрашенных белым, столько рук, каждая примёрзла к Чудотворной Медал<text:span text:style-name="T267">ьке</text:span>, кусочек обработанной кости на счастье, за пол-доллара, с усмешливым солнцем, что подглядывает под широченный халат Свободы, тупо стискивают, рядом с воронкой, где разорвался 88-ми<text:span text:style-name="T267">л</text:span>лиметровый, а что вы думали, это детская сказочка? Сказки кончились. Детишки не здесь, спят они, но у Империи нет места для снов и сегодня тут вечер Только Для Взрослых, в этом убежище под лампами с глубоким горением до-Кэмбрийского выдоха, душистого как готовящийся обед, тяжёлого, как сажа. А выше, за 60 миль, ракеты зависли на неизмеримый миг над чёрным Северным морем, прежде чем упасть, всё ускоряясь, до оранжевого жара, Рождественской звездой, в неудержимом <text:span text:style-name="T267">по</text:span>рыве к Земле. В небе пониже ещё и летающие бомбы, ревут как Вражина, выискивают кого им сожрать. Сегодня путь домой неблизок. Слушай пение этих поддельных ангелов, причастись хотя бы через слух, и пусть даже им не изъяснить твоих надежд в точности, в точности не передать твой тёмный ужас, слушай. Здесь должно быть звучало песнопение задолго до вести про Христа. Наверняка, если только случались настолько же плохие ночи как эта—ну, хоть что-нибудь, чтобы <text:span text:style-name="T267">дать</text:span> шанс друг<text:span text:style-name="T267">ой</text:span> ноч<text:span text:style-name="T267">и</text:span>, которая и впрямь могла бы стать любовью и рассветом, осветить путь домой, изгнать Вражину, разрушить границы между нашими странами, нашими телами, нашими историями, всё полное враньё, о том кто мы такие: на одну ночь, оставляя лишь ясный путь домой и память о младенце, которого ты почти <text:span text:style-name="T267">у</text:span>видел, чересчур хрупкого, слишком много дерьма на этих улицах, верблюды и прочая скотина тяжко ворочаются снаружи, каждое копыто может его растоптать, сделать из него всего-навсего ещё одного Мессию, и наверняка кто-то уже делает ставки на это, пока здесь, в этом городе, еврейские <text:span text:style-name="T267">коллаборационисты</text:span> продают ценную информацию Имперской Разведслужбе, а местные проститутки ублаготворяют необрезанных интервентов, заламывают цену насколько выгорит, в точности как и держатели гостиниц, которые, естественно, в восторге от постановления про регистрацию, а в столице уже задумываются не пора ли, возможно, давать каждому номер, да, пронумеровать всех, что поспособствует SPQR держать Учёт… Да ещё Ирод или Гитлер, хлопцы (полевые священники тута в Б<text:span text:style-name="T268">убель</text:span>гии мужиковатые, обтрёпанные и крепко пьющие), что это за мир («Забыли Рузвельта, падре»,– доносятся голоса сзади, святой отец не может их разглядеть, эти искусители преследуют его даже и во сне: «Вендель Вилки!», «Как насчёт <text:span text:style-name="T268">Черчилля</text:span>?», «Арри Полит<text:span text:style-name="T270">а</text:span>!») для младенца, чтобы сюда явиться, показать 7 фунтов 8 унций на весах Толедо и думать будто он тут всё искупит, блин, да ему бы провериться мозги в порядке или как.... </text:p>
      <text:p text:style-name="Text_20_body">Но по пути домой в эту ночь, тебе хочется поднять его, подержать чуть-чуть. Просто подержать его, близко к своему сердцу, с его щекой у впадины твоей ключицы, спящего. Будто это ты, кто мог бы, как-то спасти его. И на минуту тебе уже без разницы как там тебя регистрируют. На целую минуту ты не тот, кем Цезари сказали тебе быть. </text:p>
      <text:p text:style-name="P234"><text:span text:style-name="Emphasis"><text:span text:style-name="T107">O</text:span></text:span><text:span text:style-name="Emphasis"><text:span text:style-name="T268">, </text:span></text:span><text:span text:style-name="Emphasis">Jesu parvule</text:span>,</text:p>
      <text:p text:style-name="P234">Nach dir ist mir so weh . . . </text:p>
      <text:p text:style-name="Text_20_body">Итак эта случайная группа, эти ссыльные и пацанва, у которых встал, хмурые гражданские призванные в среднем возрасте, мужчины толстеющие несмотря на их голод, и оттого мучаются газами, грубые, сопленосые, красноглазые, больногорлые, мочевспухшие мужчины страдающие болью в крестце, от непробудного похмелья, желающие смерти офицерам, которых они <text:soft-page-break/>искренне ненавидят, мужчины которых ты видел неулыбчиво шагающими в городах, но забыл, мужчины, которые тоже тебя не помнят, знающие что им нужнее поспать, а не это выступление тут перед чужаками, выдают тебе это вечернее песнопение, достигают сейчас вершины своим высоким фрагментом некоей древней гаммы, голоса, накладыва<text:span text:style-name="T269">я</text:span>сь втрое, вчетверо, устремляются вверх, эхом наполняют всю пустоту церкви—никакого поддельного младенца, никакого оглашения Царства, нет и малейшей попытки согреть или осветить эту жуткую ночь, а только лишь, да будь мы прокляты, наш всегдашний шелудивый скулёж, предел всего, что способны выразить—<text:span text:style-name="Emphasis">слава Богу</text:span>!—чтобы было тебе с чем вернуться к своему военному адресу, к своему званию на войне, по следам в снегу и отпечаткам шин, вступая, в конце концов, на путь, который ты должен создать сам, один в темноте. Хочешь ли ты этого или нет, и за какие бы моря тебя не забросило, путь домой…. </text:p>
      <text:p text:style-name="P196"><draw:frame draw:style-name="fr1" draw:name="Image17" text:anchor-type="paragraph" svg:width="6.9252in" svg:height="0.3661in" draw:z-index="16"><draw:image xlink:href="Pictures/1000000000000B720000009B428C9716555D8079.png" xlink:type="simple" xlink:show="embed" xlink:actuate="onLoad" loext:mime-type="image/png"/></draw:frame></text:p>
      <text:p text:style-name="P159">Парадоксальная фаза, <text:span text:style-name="T271">если</text:span> слабые стимулы вызывают <text:span text:style-name="T271">резкую</text:span> реакцию.... Когда это было? Н<text:span text:style-name="T271">а какой-то</text:span> ранн<text:span text:style-name="T271">ей</text:span> стади<text:span text:style-name="T271">и</text:span> сна: <text:s/>не услы<text:span text:style-name="T271">ш</text:span>ал <text:span text:style-name="T271">сегодняшних </text:span>Москитов и Ланкастеров ночью на пути в Германию, их моторы надрывались в небе, сотрясали и рвали его на части, целый час, пара разреженных зимних облаков плыли под стальными заклёпками брюха ночи, <text:span text:style-name="T271">упорно </text:span>вибрир<text:span text:style-name="T271">овали</text:span>, ужас<text:span text:style-name="T271">аясь</text:span> <text:span text:style-name="T271">подобной</text:span> армад<text:span text:style-name="T271">е</text:span> бомбардировщиков <text:span text:style-name="T271">летящих</text:span> на задание. Твоя собственная фигура недвижна, дышит ртом, одна, лицом <text:span text:style-name="T271">к</text:span>верх<text:span text:style-name="T271">у</text:span> на узкой койке <text:span text:style-name="T271">у</text:span> стен<text:span text:style-name="T271">ы</text:span> <text:span text:style-name="T271">совсем</text:span> без-картинной, без-схемной, без-картной: <text:span text:style-name="T1">такой </text:span><text:span text:style-name="T16">обыденно</text:span><text:span text:style-name="T1"> пустой</text:span>.... Твои ступни смотрят на высокую прорезь окна в дальнем конце комнаты. Свет звёзд, непрестанный гул отлёта бомбардировщиков, вкрадывающийся ледяной воздух. На столе навал книг <text:s/>в истрёпанных обложках, наброски колонок озаглавленных <text:span text:style-name="T1">Время / Стимул / Секреция (30) / Замечания</text:span>, чайные чашки, блюдца, карандаши, ручки. Ты спал, видел сны: в тысяч<text:span text:style-name="T271">е</text:span> футов над твоим лицом <text:span text:style-name="T271">летели</text:span> бомбардировщики, волна за волной. Снилось помещение, громадное место собраний. В нём множество людей. С недавнего времени в определённый час, круг белого света, довольно интенсивного, скользит, снижа<text:span text:style-name="T272">ется, следуя</text:span> наклонной линии, по воздуху. И тут, неожиданно, он появился снова, курс <text:span text:style-name="T272">всё также</text:span> линейный, как всегда, справа налево. На этот раз свечение неровное—свет изливается уже яркими вспышками или сверкает сполохами. Явление, <text:span text:style-name="T272">теперь уже</text:span>, восприн<text:span text:style-name="T272">ято</text:span> присутствующими как пред<text:span text:style-name="T272">вест</text:span>ие—что-то не так, что-то совсем <text:span text:style-name="T272">даже </text:span>не так на сегодня… Никто не знает что означает этот круг света. <text:span text:style-name="T272">Была собрана</text:span> комиссия, <text:span text:style-name="T272">проводилось</text:span> исследование, ответ был так маняще близок—но теперь поведение света изменилось…. Собрание откладывается. От <text:span text:style-name="T272">столь</text:span> беспорядочных сполохов, наполняешься ожиданием чего-то ужасного—не <text:span text:style-name="T272">так</text:span>, чтоб <text:span text:style-name="T272">прям тебе</text:span> воздушный налёт, но что-то около того. Бросаешь быстрый взгляд на часы. Ровно шесть, стрелки идеально вверх и вниз, и понимаешь, что шесть это час появления света. Выходишь, и тебя окружает вечер. Это улица перед домом твоего детства: каменистая, в колдобинах и трещинах. Ты сворачиваешь влево. (Обычно в этих снах про дом ты выбираешь местность направо—широкие ночные газоны, древние деревья грецкого ореха высятся над ними, холм, деревянный забор, в поле лошади с впадинами глаз, кладбище.... Тебе в этих снах надо дойти—под деревьями, через тени—прежде чем что-то случится. Чаще всего ты выходишь в поле под паром, рядом с кладбищем, там так много осенних шмелей и кроликов, где <text:soft-page-break/>живут цыгане. Иногда ты летаешь. Но никогда не получается подняться за определённую высоту. Чувствуешь как тебя затормаживает, до неумолимой неподвижности: <text:span text:style-name="T273">это не</text:span> острый ужас падения, а всего лишь запрет, но просить бесполезно… и местность начинает расплываться... ты <text:span text:style-name="T1">знаешь</text:span>… <text:span text:style-name="T1">что</text:span>…) Но в этот вечер, в шесть часов <text:span text:style-name="T274">светящегося </text:span>круг<text:span text:style-name="T274">а</text:span>, ты вместо этого сворачиваешь влево. С тобою девушка, которая тебе жена, хотя вы никогда не <text:span text:style-name="T274">вступали в брак</text:span>, <text:span text:style-name="T274">и</text:span> никогда не встречал её прежде, но зн<text:span text:style-name="T274">аешь</text:span> <text:span text:style-name="T274">уже </text:span>много лет. Она молчит. Недавно прошёл дождь. Всё поблескивает, кр<text:span text:style-name="T290">омки</text:span> исключительно чёткие, освещение не сильное и очень прозрачное. Куда ни глянь, повсюду пучки белых цветов. Всё в цвету. Ты снова подмечаешь круг света в его привычном спуске наискосок, <text:span text:style-name="T274">тот </text:span>кратко мигает и гаснет. Несмотря на явную свежесть, недавний дождь, живые цветы, <text:s/>вид <text:span text:style-name="T274">вокруг </text:span>тебя настораживает. Ты пытаешься подобрать запах какой-нибудь свежести, что соответствовала бы тому, что видишь, но не выходит. Всё обеззвучено, лишено запахов. Из-за такого поведения света, что-то должно случиться и тебе остаётся лишь ждать. <text:span text:style-name="T274">Всё сияет вокруг</text:span>. Влага на мостовой. <text:span text:style-name="T274">Набрасывая</text:span> как<text:span text:style-name="T274">ой</text:span>-то тёплы<text:span text:style-name="T274">й</text:span> капюшон <text:span text:style-name="T274">себе на</text:span> <text:s/>шею и плечи, ты хочешь сказать жене: «Это самый зловещий момент <text:span text:style-name="T274">в этот вечер</text:span>». Но есть слово <text:span text:style-name="T274">подходящее лучше</text:span> «зловещ<text:span text:style-name="T274">его</text:span>». Пытаешься вспомнить его. Это чьё-то имя. Оно ждёт за сумерками, ясность, белые цветы. Свет <text:span text:style-name="T274">тихонько</text:span> постучал в дверь. </text:p>
      <text:p text:style-name="Text_20_body">Ты вскинулся и сидишь посреди своей постели, сердце испуганно бьётся. Ты ждал что он повторится и услышал множество бомбардировщиков в небе. Повторный стук. Это <text:span text:style-name="T275">оказывается</text:span> Томас Гвенхидви, приехал аж из Лондона с новостью про Спектро. Ты проспал гром эскадрилий ревущих без перерыва, но тихий сдержанный стук Гвенхидви <text:s/>разбудил тебя. Нечто подобное происходит в коре Собаки во время «парадоксальной» фазы. </text:p>
      <text:p text:style-name="Text_20_body"/>
      <text:p text:style-name="Text_20_body">А призраки толпятся под карнизами. Растягиваются среди заснеженных и закопчённых печных труб, подвывают в воздушные шахты, слишком разрежены, чтобы самим производить звуки, теперь навеки иссохшие среди этих мокрых вихрей, растянуты, но никогда не перервутся, <text:span text:style-name="T276">исхлёстаны</text:span> стеклянистой <text:span text:style-name="T276">круговертью</text:span> с французистыми завит<text:span text:style-name="T276">уш</text:span>ками <text:span text:style-name="T276">поверх</text:span> крыш, вдоль посеребрённых низин, проскальзывают где море, замерзая, бьётся о берега. Они сбиваются вместе, плотнее день ото дня, английские призраки, в такие столпотворения по ночам, <text:span text:style-name="T276">засеивают</text:span> <text:s/>воспоминания<text:span text:style-name="T276">ми</text:span> зим<text:span text:style-name="T276">у</text:span>, <text:span text:style-name="T276">их </text:span>семена <text:s/>никогда не прорастут, <text:span text:style-name="T276">чересчур затерялись</text:span>, самым частым нынче стало слово, намёк живущим —«Лисы», выкликаемое Спектро через астральные пространства, это слово адресовано м-ру Пойн<text:span text:style-name="T276">т</text:span>смену, который тут не присутствует, которому не передадут, потому что <text:span text:style-name="T277">у </text:span>пар<text:span text:style-name="T276">ы</text:span>-<text:span text:style-name="T276">тройки</text:span>, <text:span text:style-name="T276">в</text:span> Секции Пси, способных расслышать, <text:span text:style-name="T277">подобного</text:span> загадочн<text:span text:style-name="T277">ого</text:span> хлам<text:span text:style-name="T277">а</text:span> <text:span text:style-name="T277">завались</text:span> на каждом сеансе—если вообще <text:span text:style-name="T277">обратят внимание</text:span>, то <text:span text:style-name="T277">оно отметится</text:span> в проект<text:span text:style-name="T277">е</text:span> Мильтона Гломинга с его подсчётом слов—«Лисы», отдаёт зудящим эхом в этот день, Кэрол Эвентир, медиум живущий в «Белом Посещении», завитки плотно приглажены поперёк его головы, выговаривает слово «Лисы» своими очень красными, тонкими губами… у половина госпиталя Св. Вероники этим утром разнесло крышу, оставив лишь стены как в древнем аббатстве Ик Регис, в мелкий, как снег, прах, <text:span text:style-name="T277">а</text:span> бедняга Спектро взлетел в освещённой норе-кабинке <text:span text:style-name="T277">как </text:span>и вся тёмная палата, ста<text:span text:style-name="T277">ли</text:span> часть<text:span text:style-name="T277">ю</text:span> взрыва, чьё приближение он так и не услы<text:span text:style-name="T277">х</text:span>ал, звук слишком запаздывает, уже после взрыва, призрак ракеты <text:span text:style-name="T277">приветствует</text:span> призраки только что произведённые ею. Дальше тишина. <text:span text:style-name="T277">Очередной</text:span> «случай» для Роджера Мехико, <text:soft-page-break/>воткнуть кругоголовую кнопку в его карту, квадрат перешёл <text:span text:style-name="T277">от</text:span> дв<text:span text:style-name="T277">у</text:span>х к трём попаданиям, <text:span text:style-name="T278">выравнивая</text:span> заполн<text:span text:style-name="T278">ение</text:span> тр<text:span text:style-name="T278">ёх вероятностей</text:span>, что как-то отставали в последнее время…. </text:p>
      <text:p text:style-name="Text_20_body">Кнопка? <text:span text:style-name="T279">Да и</text:span> того меньше, просто дырка от кнопки в бумаге, <text:span text:style-name="T279">которую</text:span> однажды <text:span text:style-name="T279">снимут</text:span>, когда ракеты <text:span text:style-name="T279">прекратят</text:span> падать, или когда молодой статистик решит забросить свой подсчёт, бумагу у<text:span text:style-name="T279">несут</text:span> уборщицы, она будет разодрана, сгорит… Пойнтсмен один, беспомощно ч<text:span text:style-name="T279">ихает</text:span> в своём расплывающемся бюро, под лай из конур, приглушённый и расплющенный холодом, покачивает головой, нет… во мне, в моей памяти... больше, чем просто «случай»… наша <text:span text:style-name="T280">одинаковая</text:span> смертность… эти трагичные дни… Но вот он уже просто трясётся, <text:span text:style-name="T279">разрешает</text:span> себе уставиться через пространство своего кабинета на Книгу, напомнить себе, что из <text:span text:style-name="T279">числа </text:span>начальных семи остались лишь двое совладельцев, он сам и Томас Гвенхидви, что ухаживает за своей бедняжкой в окраинном Степни. Пять призраков нанизаны по ясной возрастающей: Памм в перевернувшемся джипе, Эстерлинг в ранние налёты Люфтваффе, Дромонд немецкой артиллерией на Шел-Корнер, Ламплайтер летающей бомбой, и теперь Кевин Спектро… авто, бомба, орудие, V-1 и теперь V-2, и у Пойнтсмена нет других чувств кроме ужаса, вся кожа ноет, от нарастающей усложняемости этого, от диалектики, что тут явно подразумевается…. </text:p>
      <text:p text:style-name="Text_20_body">– Ах, не иначе. Проклятие мумии, ты идиот. Боже, Боже, я созрел для Крыла Д. </text:p>
      <text:p text:style-name="P66">В общем, Крыло Д это прикрытие «Белого Посещения», всё ещё содержащее пару настоящих пациентов. Мало кто из <text:span text:style-name="T288">сотрудников</text:span> ПРПУК приближается к нему. У сведённого к минимуму обычного больничного штата там своя столовая, туалеты, спальни, кабинеты, продолжают как при старом мирном времени, терпя Понаехавших на своей территории. Точно так же как, в свою очередь, <text:span text:style-name="T288">работники</text:span> ПРПУКа терп<text:span text:style-name="T288">я</text:span>т садовое и довоенное сумасшествие Крыла Д, <text:span text:style-name="T281">крайне</text:span> <text:span text:style-name="T281">редко</text:span> находя <text:span text:style-name="T281">случай для</text:span> обмена информацией о лечении и симптомах. Да, <text:span text:style-name="T281">а </text:span>могли бы <text:span text:style-name="T281">и потесней</text:span> сотрудничать. Истерика, в конце концов, <text:span text:style-name="T281">не та же </text:span>разве истерика. А вот <text:span text:style-name="T281">и</text:span> нет, <text:span text:style-name="T282">иди и убедись</text:span>, что нет. Как долго можно чувствовать себя таким <text:span text:style-name="T282">беззаботно </text:span>правым <text:span text:style-name="T282">касательно</text:span> пере<text:span text:style-name="T282">мены</text:span>? От заговоров настолько мягких, таких домашних, от змия свернувшегося в чайной чашке, застывшей руки, отведённых глаз при словах, <text:span text:style-name="T1">словах</text:span>, <text:span text:style-name="T282">что</text:span> могут <text:span text:style-name="T282">довести</text:span> до состояния, <text:span text:style-name="T283">с</text:span> котор<text:span text:style-name="T283">ым</text:span> Спектро <text:span text:style-name="T283">сталкивался </text:span>каждый день в своей палате, уже не существующей… до того, что Пойнтсмен <text:span text:style-name="T283">обнаруживает</text:span> в Собаках: <text:span text:style-name="T283">у</text:span> Пётр<text:span text:style-name="T283">а</text:span>, Наташ<text:span text:style-name="T283">и</text:span>, Никола<text:span text:style-name="T283">я</text:span>, Серге<text:span text:style-name="T283">я</text:span>, Катеньк<text:span text:style-name="T283">и</text:span>—или <text:span text:style-name="T283">у </text:span>Пав<text:span text:style-name="T283">ла</text:span> Сергеевич<text:span text:style-name="T283">а</text:span>, Варвар<text:span text:style-name="T283">ы</text:span> Николаевн<text:span text:style-name="T283">ы</text:span>, а потом<text:span text:style-name="T283">у</text:span> детей <text:span text:style-name="T283">их</text:span>, и—Когда это так отчётливо читается в лицах врачей… Гвенхидви <text:s/>под его мохнатой бородой не настолько уж непро<text:span text:style-name="T283">бив</text:span>аем, как, <text:span text:style-name="T283">возможно</text:span>, ему <text:span text:style-name="T283">бы этого </text:span>хотелось, Спектро поспеша<text:span text:style-name="T283">я</text:span> со шприцем к своему Лису, когда <text:span text:style-name="T283">на</text:span> самом деле ничто не <text:span text:style-name="T283">силах</text:span> остановить Абреакцию Бога Ночи, <text:span text:style-name="T283">покуда</text:span> не прекратится Блиц, ракеты <text:span text:style-name="T283">не</text:span> будут разобраны, <text:span text:style-name="T283">а</text:span> вся плёнка прокручена сзаду наперёд: <text:span text:style-name="T286">полированная</text:span> обшивка обратно в листовое железо, обратно в отливки, в белую раскалённость, в руду, в Землю. Но действительность необратима. Кажд<text:span text:style-name="T283">ая</text:span> вспы<text:span text:style-name="T283">шка</text:span> цвет<text:span text:style-name="T283">а</text:span> <text:span text:style-name="T283">пламени</text:span>, за котор<text:span text:style-name="T283">ой</text:span> следует взрыв <text:span text:style-name="T283">затем</text:span> звук падения, <text:span text:style-name="T284">издёвка</text:span> (может ли такое <text:span text:style-name="T283">случиться ненароком</text:span>?) обратимо<text:span text:style-name="T284">го</text:span> процесса: кажд<text:span text:style-name="T284">ой</text:span> из них Господь <text:span text:style-name="T284">узаконивает</text:span> своё Государство, а мы, <text:s/>не <text:span text:style-name="T284">способные</text:span> его <text:span text:style-name="T284">обнаружить</text:span>, ни даже <text:span text:style-name="T284">понять</text:span>, начинаем думать о смерти не чаще, <text:span text:style-name="T285">право же</text:span>, чем <text:span text:style-name="T285">прежде</text:span>… и, не в силах пред<text:span text:style-name="T286">видеть их появление,</text:span> <text:s/>не <text:span text:style-name="T286">у</text:span>мея сби<text:span text:style-name="T286">ва</text:span>ть, держимся на притворстве, как <text:span text:style-name="T286">и </text:span>во времена <text:span text:style-name="T286">без </text:span>Блицев. Когда это <text:span text:style-name="T287">и в правду </text:span>происходит, отделываемся словом «случай». Или так <text:span text:style-name="T287">уж </text:span>нас у<text:span text:style-name="T287">бед</text:span>или. <text:span text:style-name="T288">Е</text:span>сть <text:span text:style-name="T288">такие </text:span><text:soft-page-break/>уровни, <text:span text:style-name="T288">где</text:span> случайность едва различима. <text:span text:style-name="T288">А</text:span> для таких работников как Роджер Мехико, это музыка, до<text:span text:style-name="T289">воль</text:span>но величавая, <text:span text:style-name="T288">все </text:span>эти серии степеней <text:s/></text:p>
      <text:p text:style-name="P280"><draw:frame draw:style-name="fr4" draw:name="Object1" text:anchor-type="as-char" svg:y="-0.2681in" svg:width="2.3146in" svg:height="0.4165in" draw:z-index="17"><draw:object xlink:href="./Object 1" xlink:type="simple" xlink:show="embed" xlink:actuate="onLoad"/><draw:image xlink:href="./ObjectReplacements/Object 1" xlink:type="simple" xlink:show="embed" xlink:actuate="onLoad"/><svg:desc>formula</svg:desc></draw:frame></text:p>
      <text:p text:style-name="Text_20_body">термины исчисляются <text:s/>соответств<text:span text:style-name="T289">енно</text:span> ракетопопаданиями в квадрат, распределение Поиссона определяет не только эти уничтожения, <text:span text:style-name="T289">от </text:span>которых никто не <text:span text:style-name="T289">в силах</text:span> <text:span text:style-name="T289">у</text:span>бежать, но и несчастные случаи при верховой езде, группы крови, радиоактивный распад, количество воен за год…. </text:p>
      <text:p text:style-name="P160">Пойнтсмен стоит у окна, его неясно отражённое лицо про<text:span text:style-name="T291">низано</text:span> снегом проносящимся сквозь темнеющий снаружи день. Далеко среди полей кричит гудок поезда, зернистый, как поздний туман: предрассветное — ·—·——, долгий гудок, ещё кукареку, вспышка у железнодорожной колеи, ракета, другая ракета, в лесах или низине…. </text:p>
      <text:p text:style-name="Text_20_body">Ну… А почему вообще <text:span text:style-name="Emphasis">не</text:span> отказаться от книги, Нед, отдать и всё, устаревающие данные, <text:span text:style-name="T291">изредка</text:span> поэтические <text:span text:style-name="T291">приступы</text:span> Маэстро, просто бумага, тебе это ни к чему, Книга и жуткое проклятье… пока не поздно… Да, отступись, п<text:span text:style-name="T291">ади</text:span> на колен<text:span text:style-name="T291">и</text:span>, о, бесподобно—но перед кем? Кто слушает? Но он уже прошёл к столу и даже возложил на неё руки…. </text:p>
      <text:p text:style-name="P67">– Осёл. Суеверный осёл.– Расхаживает с пустой головой… такие эпизоды участились в последнее время. <text:span text:style-name="T291">Разваливается</text:span> как <text:span text:style-name="T291">в наползающей </text:span>простуд<text:span text:style-name="T291">е</text:span>. Памм, Эстерлинг, Дромонд, Ламплайтер, Спектро… что следовало бы сделать, так это пойти в Секцию Пси, попросить Эвентира провести сеанс, попытаться установить связь с одним из них хотя бы… наверное... да… Что сдерживает его? –«Неужто во мне»,– шепчет он стеклу, аспираторные согласные туманят холодную плоскость веерами дыхания, тёплого, безутешного дыхания,–«столько гордыни?» Невозможно, для него невозможно <text:span text:style-name="T291">отправиться</text:span> именно в тот коридор, не может даже заикнуться, нет, даже и перед Мехико, как ему их не хватает… хотя он едва знал Дромонда, или Эстерлинга...но… скучает по Алену Ламплайтеру, который бился об заклад о чём угодно, знаете ли, о собаках, грозах, трамвайных номерах, о ветре на углу улицы и возможной юбке, о том как далеко ударит данная ракета, возможно, о, Боже… даже та, что упала на него…. Памм игравший на пи<text:span text:style-name="T291">а</text:span>нино в стиле настройщика, его поддатый баритон, амуры с медсестричками…. Спектро… почему бы не<text:span text:style-name="Emphasis"> попросить</text:span>? Найдётся ведь сотня способов представить так…. </text:p>
      <text:p text:style-name="P68">Мне бы надо, надо было бы… Так много в его жизни этих не сделанных шагов, так много «надо было бы»—надо было бы жениться на ней, чтобы её отец направлял его, надо было бы остаться на Харлей-Стрит, быть добрее, чаще улыбаться незнакомым, хотя бы сегодня надо было улыбнуться в ответ Моди Чилкес… почему не сумел? Всего лишь глупая улыбка, блин, почему нет, что не пускает, какая щербинка в мозаике? Женщины его избегают. <text:span text:style-name="T291">Ему</text:span> <text:span text:style-name="T291">даже</text:span>, в общем, <text:span text:style-name="T291">понятно</text:span> из-за чего: он <text:span text:style-name="T292">вызывает </text:span>жут<text:span text:style-name="T292">ь</text:span>. И <text:s/>даже <text:span text:style-name="T292">сам </text:span>чувствует, обычно, в какие моменты он <text:span text:style-name="Emphasis">становится</text:span> жутким—<text:span text:style-name="T292">та</text:span> определённая расстановка мускулов его лица, <text:span text:style-name="T292">и ощущает</text:span> испарин<text:span text:style-name="T292">у</text:span>… но с этим, похоже, ему уж ничего не поделать, <text:span text:style-name="T292">не получается</text:span> даже долго <text:span text:style-name="T292">себя контролировать</text:span>, до того они его отвлекают—и в следующую секунду от него уже снова исходит привычная жуть… а их реакция вполне предсказуема, пускаются наутёк испуская визги слышные только им и ему. О, но <text:span text:style-name="T292">уж</text:span> хотел<text:span text:style-name="T292">ось бы</text:span> однажды <text:s/>устроить им что-нибудь такое, чтобы и <text:span text:style-name="Emphasis">вправду было от чего развизжаться</text:span>... </text:p>
      <text:p text:style-name="P68"><text:soft-page-break/>Вот <text:span text:style-name="T326">вам </text:span>пожалуйста, <text:span text:style-name="T326">наклюнулась</text:span> эрекция, сегодня ночью он будет мастурбировать на сон грядущий. Безрадостная постоянная, составная в его жизни. Но, подстёгивая его к яркому пику, какие нахлынут образы? Конечно же, башенки и синие воды, паруса и церковные шпили Стокгольма—жёлтая телеграмма, лицо <text:span text:style-name="T292">рослой</text:span>, понимающей и прекрасной женщины оборачивается пронаблюдать его проезд в церемониальном лимузине, женщина, которая позже, вряд ли случайно, посетит его в номере Гранд-Отел<text:span text:style-name="T292">я</text:span>… это вам не просто <text:span text:style-name="T292">сплошняк из</text:span> рубиновы<text:span text:style-name="T292">х</text:span> соск<text:span text:style-name="T292">ов</text:span> и чёрно-кружевны<text:span text:style-name="T293">х</text:span> пеньюар<text:span text:style-name="T293">ов</text:span>, знаете ли. <text:span text:style-name="T293">Существуют неприметные</text:span> входы в комнаты с запахом бумаги, негласные голосования в <text:span text:style-name="T293">каком-то</text:span> Комитете, или <text:span text:style-name="T293">в </text:span>другом, посты Председателей, Премии… что может сравниться! <text:span text:style-name="Emphasis">Потом, как станешь старше, поймёшь,</text:span> говорили ему. Да, и это ему доходит, каждый год равен дюжине из мирного времени, ей-ей, до чего ж они были правы. </text:p>
      <text:p text:style-name="Text_20_body">Его везение всегда как знало, его подкорковая, животная удача, его дар к выживанию пока други<text:span text:style-name="T293">х</text:span>, лучши<text:span text:style-name="T293">х</text:span> люд<text:span text:style-name="T293">ей</text:span> вы<text:span text:style-name="T293">дёргивает</text:span> Смерть, имеется дверь, что мерещилась ему так часто в одиноких Тезеевых скитаний вдоль полиров<text:span text:style-name="T294">ки</text:span> коридоров лет: выход <text:span text:style-name="T294">расстаться с личиной</text:span> ортодокса-Павловца, раскрывающий перед ним просторы Нормалма, Сёдермалма, Оленьего Парка, Старого Города.... </text:p>
      <text:p text:style-name="Text_20_body">Одного за другим их прибирает вокруг него: в небольшом кругу коллег пропорция нарастает до дисбаланса, всё больше призраков, больше с каждой зимой, меньше живых… и после каждого он <text:span text:style-name="T295">как бы</text:span> даже чувствует затуха<text:span text:style-name="T295">ние</text:span> контур<text:span text:style-name="T295">ов</text:span> в коре <text:span text:style-name="T295">сво</text:span>его мозга, отправ<text:span text:style-name="T295">ка</text:span> <text:span text:style-name="T295">на</text:span> вечн<text:span text:style-name="T295">ый покой</text:span> част<text:span text:style-name="T295">ей</text:span> того, кто уж там содержался, <text:span text:style-name="T295">заполнение</text:span> нетронут<text:span text:style-name="T295">ой</text:span> хими<text:span text:style-name="T295">ей</text:span>.... </text:p>
      <text:p text:style-name="Text_20_body">Кевин Спектро не проводил тако<text:span text:style-name="T296">е же, как у него,</text:span> чётко<text:span text:style-name="T296">е</text:span> разграничени<text:span text:style-name="T296">е</text:span> <text:s/>между Внешним и Внутренним. Тому кора представлялась <text:s/>орган<text:span text:style-name="T296">ом</text:span>-интерфейс<text:span text:style-name="T296">ом</text:span>, посредник<text:span text:style-name="T296">ом</text:span> между тем и <text:span text:style-name="T296">тем</text:span>, но <text:span text:style-name="T296">также </text:span>и<text:span text:style-name="Emphasis"> часть</text:span><text:span text:style-name="Emphasis"><text:span text:style-name="T296">ю</text:span></text:span><text:span text:style-name="Emphasis"> каждого</text:span>. «<text:span text:style-name="T296">Увидев</text:span> как оно <text:span text:style-name="T296">на</text:span> самом деле»,– спросил он однажды,– «<text:span text:style-name="T296">разве мы </text:span><text:s/>можем, любой из нас, оста<text:span text:style-name="T296">ва</text:span>ться <text:s/>отдел<text:span text:style-name="T296">ёнными</text:span>». Он <text:span text:style-name="T296">был </text:span>моим Пьером Жане, подумал Пойнтсмен.... </text:p>
      <text:p text:style-name="Text_20_body">Скоро, согласно диалектике Книги, Пойнтсмен останется один, в тёмном поле, скатываясь в одно<text:span text:style-name="T297">м </text:span>направлен<text:span text:style-name="T297">ии</text:span>, к нулю, в ожидании превра<text:span text:style-name="T297">щения</text:span> в последнего из уходящих… <text:span text:style-name="T297">Успеет ли он</text:span>? <text:span text:style-name="T297">Ему надо</text:span> выжить… <text:span text:style-name="T297">добиться</text:span> Преми<text:span text:style-name="T297">и</text:span>, не для <text:span text:style-name="T297">личной</text:span> славы, нет—а исполнить обещание человеческому полю из семи, в которым был и он когда-то, <text:span text:style-name="T297">ради</text:span> те<text:span text:style-name="T297">х,</text:span> кто не дотянул.... Кадр среднего плана, он сам в освещении сзади, <text:span text:style-name="T297">в одиночестве</text:span> перед высоким окном <text:s/>Гранд-Отел<text:span text:style-name="T297">я</text:span>, стакан виски поднят к бледному небу суб-Арктики <text:s/><text:span text:style-name="Emphasis">за вас, ребята, на сцене завтра мы будем все, просто Неду Пойнтсмену повезло выжить</text:span>… В СТОКГОЛЬМ его девиз и знамя, а после Стокгольма расплывчат<text:span text:style-name="T297">ая</text:span>, долгая золотистая сумеречность.... </text:p>
      <text:p text:style-name="P69">О, да, однажды, знаете ли, он вправду верил в Минотавра, что дожидается его: видел себя в снах врывающимся в последнюю из комнат, сверкающий меч на<text:span text:style-name="T297">отлёт</text:span>, <text:span text:style-name="T297">с </text:span>воп<text:span text:style-name="T297">лями</text:span>, как Коммандос, давая выход всему наконец-то—некий поистине чудный взлёт жизни внутри него, в первый и <text:span text:style-name="T297">единственный</text:span> раз, когда лицо об<text:span text:style-name="T297">орачивается</text:span> к нему, древнее, усталое, не замечающее ничего человеческого в Пойнтсмене, готовое встретить его просто очередным, давно рутинным тыком рога, взбрыком копыта (но на этот раз тут будет бой, кровь Минотавра, ёбаного зверя, крики из ра<text:span text:style-name="T298">здвинувшихся в нём далей</text:span>, жесток<text:span text:style-name="T298">ая</text:span> мужественность которых изумляют его самого).... То <text:soft-page-break/>было сном. Обстановка, лицо переменились, <text:span text:style-name="T298">почти ничего</text:span> кроме последовательности, что шло за чем, <text:span text:style-name="T298">не </text:span>удержалось после первой чашки кофе и сплюснутой зеленоватой таблетки Бензедрина. <text:span text:style-name="T298">Что-то похожее</text:span> на широкую стоянку грузовиков перед рассветом, <text:s/>свеже-пробрызганная мостовая <text:span text:style-name="T298">отливает</text:span> жирно-коричневыми, брезентоверхие оливковые грузовики стоят, <text:span text:style-name="T298">в </text:span>кажд<text:span text:style-name="T298">ом</text:span> сво<text:span text:style-name="T298">я</text:span> тайн<text:span text:style-name="T298">а</text:span>, каждый ждёт… но он знает, что внутри одного из них… и наконец, прочёсывая их, находит, код опознания безмолвен, забирается в кузов, под брезент, выжидает в пыли и коричневом свете, пока в туманном продолговатом окошечке кабины лицо, лицо, которое он знает, начинает оборачиваться… но <text:span text:style-name="T299">главное в</text:span> поворот<text:span text:style-name="T299">е</text:span> лица, <text:span text:style-name="T299">во </text:span>встреч<text:span text:style-name="T299">е</text:span> глаз… делающий стойку Райхсзигер фон Танац Альпдрукен, самый неуловимый из нацистских гончих, чемпион Ваймаранер 1941 года, номер родословной книги 416832, вытатуирован внутри его уха, по Лондоноподобной Германии, его печёночно-серые очертания удаляются, уносятся <text:span text:style-name="T299">скачками</text:span> вдоль сумеречных набережных каналов забитых отбросами войны, взрывы ракет всякий раз <text:span text:style-name="T299">уступают путь</text:span>, гонка не прекращается, блюдо гравированное огневзрывами, карта города приносимого в жертву, из коры мозга человечьего и собачьего, ух<text:span text:style-name="T299">о</text:span> собаки мягко <text:span text:style-name="T299">полощется</text:span>, в <text:span text:style-name="T300">куполе</text:span> черепа ярко<text:span text:style-name="T299">е</text:span> отраж<text:span text:style-name="T299">ение</text:span> зимни<text:span text:style-name="T299">х</text:span> облак<text:span text:style-name="T299">ов</text:span>, к убежищу лежащему под бронёй за мили под городом, на оперу Балкансой интриги, в чьей герметичной безопасности, среди синих пучков неравномерно подчёркнутого диссонанса, который<text:span text:style-name="T300"> </text:span>не удаётся <text:span text:style-name="T300">ему </text:span>избежать до конца, потому что как всегда Райхсзигер <text:span text:style-name="T300">упорствует</text:span>, возглавляя, спокойный, неотменимый, <text:s text:c="2"/>за ним <text:span text:style-name="T300">ему буквально <text:s/>приходится гнаться, вновь и вновь</text:span> возвращаться <text:span text:style-name="T300">к погоне</text:span> в лихорадочном рондо, пока наконец они на склоне холма в конце долгого дня <text:span text:style-name="T300">срочных </text:span>донесений <text:span text:style-name="T300">фронтов</text:span> Армагеддона, среди алых сугробов буганвиллии, золотисты<text:span text:style-name="T300">х</text:span> троп<text:span text:style-name="T300">ов</text:span>, где вздымается пыль, столбы дыма над <text:span text:style-name="T301">далями </text:span>паучь<text:span text:style-name="T301">его</text:span> город<text:span text:style-name="T301">а</text:span>, который они пересекли, голоса в воздухе <text:span text:style-name="T301">оповещают</text:span>, что Южная Америка испепелена, небо над Нью-Йорком мерцает багрово от новейшего всё с<text:span text:style-name="T301">м</text:span>етающего смерто-луча, и вот только когда серый пёс может, наконец, обернуться, чтобы кареглазо уставиться во взгляд Неда Пойнтсмена…. </text:p>
      <text:p text:style-name="Text_20_body">Всякий раз, на каждом вираже, собственная кровь его и сердце обласканы, избиты, приведены в радостный восторг, сброшены к леденящим ноктилукам, в полыханье термитной сварки, пока не начинает разливаться он, неудержимый свет, стены зала превращены в синее свечение, оранжевое, потом белое и начинают сминаться, течь как воск, всё, что осталось от лабиринта распадающегося <text:span text:style-name="T302">кругами</text:span> наружу, герой и ужас, мастер и Ариадна, поглощаясь, плавясь в свете самого себя, в безумном взрыве себя…. </text:p>
      <text:p text:style-name="Text_20_body">Много лет назад. Сны, которые он почти забыл. Издавна зачастили посредники между ним и его последним зверем. Они не позволят ему даже лёгкой извращённости быть влюблённым в собственную смерть… </text:p>
      <text:p text:style-name="Text_20_body">Но теперь, когда появился Слотроп—нежданный ангел, сюрприз термодинамики, или что уж он там такое… может быть это изменится? Может у Пойнтсмена всё же получится выйти против Минотавра? </text:p>
      <text:p text:style-name="Text_20_body">Слотроп к этому времени должен быть на Ривьере, в тепле, в добре, по уши в ебле. Но здесь, в позднюю английскую зиму, беспризорные собаки всё ещё бродят по проулкам и задним дворам, обнюхивают мусорные ящики, оскальзываются на полосах снега, схватываются друг с другом, бросаются наутёк, дрожат меж своих тёмно-синих луж… пытаются избежать то, чего никак не <text:soft-page-break/>распознать по запаху или увидеть, что объявляет о себе рёвом хищника настолько абсолютным, что они с визгом падают на снег и переворачиваются подставляя Этому свои мягкие незащищённые брюшины…. </text:p>
      <text:p text:style-name="Text_20_body">Отказался ли от них Пойнтсмен ради одного единственного, непроверенного человеческого субъекта? Не сочтите будто он лишён сомнений хотя бы относительно валидности данного проекта. Пусть викарий Де ла Нут беспокоится о «правильности», он штатный священник. Но… как же с собаками? Пойнтсмем знает их. Мигом подбирает отмычки к их осторожности. В них нет секретов. Он может доводить их до безумия и, адекватными дозами бромидов, возвращать в норму. Однако, Слотроп… </text:p>
      <text:p text:style-name="Text_20_body">И вот Павловец мер<text:span text:style-name="T302">и</text:span>т шагами свой кабинет, чувствуя себя взвинченным и старым. Ему бы поспать, но он не может. Тут требуется больше, чем просто привитие вторичного рефлекса ребёнку, сто лет назад. Как <text:span text:style-name="T302">же</text:span> б<text:span text:style-name="T302">удучи</text:span> доктором <text:span text:style-name="T302">он так и</text:span> не развил рефлексов на определённые раздражители? Ему лучше знать: он знает, <text:span text:style-name="T302">тут</text:span> нечто большее. Спектро погиб, а Слотроп (<text:span text:style-name="Emphasis">sentiments d’emprise</text:span>, старина, полегче тут) был со своей Дарлин за пару кварталов от Св. Вероники двумя днями раньше. </text:p>
      <text:p text:style-name="Text_20_body">Когда одно событие следует за другим с такой ужасающей регулярностью, ты, конечно, их не увязываешь автоматически в причину-и-следствие. Однако, начинаешь поиск какого-то механизма для объяснения. Пробуешь, проводишь скромный эксперимент… Этим он обязан Спектро. Даже если американец, по законам, не убийца, он всё равно больной. Причинность должна быть установлена, и найдено лечение. </text:p>
      <text:p text:style-name="Text_20_body">В этом предприятии, и Пойнтсмен понимает это, присутствует доля соблазна. Из-за симметрии… Он всегда руководствовался, знаете ли, продвигаясь по сад<text:span text:style-name="T303">овой дорожке</text:span>, симметрией: в результатах определённых опытов… в предположении, что механизм может опираться на зеркальное отражение—«излучение», например, или «взаимо-индукция»… а кем доказано, будто и то и то существует? Может и в данном случае тоже так получится. Но что не даёт ему покоя, так это симметрия в данной паре видов секретного оружия, Снаружи, в Блице, звуки V-1 и V-2, каждый обратная направленность другого… Павлов показал какими сбивчивыми могут быть зеркальные образы Внутри. Его идеи противоположностей. Но что за новая патология разворачивается сейчас Снаружи? Какая болезнь последовательностей—самой Истории—способна творить такие симметричные противоположности, как эти робото-вооружения? </text:p>
      <text:p text:style-name="Text_20_body">Признак и симптомы. Может Спектро прав? Может быть Вовне и Внутри части общего поля? Но если честно, до конца… Пойнтсмену следовало искать ответы в интерфейсе… не так ли... в коре головного мозга лейтенанта Слотропа. Человек пострадает—возможно, в определённом клиническом смысле, разрушится—но сколько других в эту ночь пострадали из-за него? Да, Бога ради, каждый день там в Вайтхолле они планируют и идут на риск, по сравнению с которым его, в данном случае, почти тривиален. Почти. В этом есть что-то слишком прозрачное и скорое, чтобы ухватить—в Секции Пси могут трепаться об эктоплазмах—но он знает, что никогда не было более подходящего времени, и что самый подходящий объект для эксперимента у него в руках. Он должен поймать сейчас, или остаться обречённым на всё те же каменные <text:soft-page-break/>приёмные, которые ему известно как кончаются. Однако нужно быть готовым ко всему—даже и к той возможности, что люди из Секции Пси правы. «Возможно, мы все правы»,– записывает он в свой журнал в этот вечер,– «<text:span text:style-name="T303">и все наши гипотезы верны</text:span>, и <text:span text:style-name="T303">многое другое</text:span>. К чему бы мы ни пришли, нельзя сомневаться, что он, физиологически, исторически, выродок. Нам ни в коем случае нельзя <text:span text:style-name="T303">утратить</text:span> контроль. Мысль о нём затерявшемся в мире людей, после войны, наполняет меня глубоким ужасом, от которого не могу избавиться….» </text:p>
      <text:p text:style-name="P197"><draw:frame draw:style-name="fr1" draw:name="Image18" text:anchor-type="paragraph" svg:width="6.9252in" svg:height="0.3661in" draw:z-index="18"><draw:image xlink:href="Pictures/1000000000000B720000009B428C9716555D8079.png" xlink:type="simple" xlink:show="embed" xlink:actuate="onLoad" loext:mime-type="image/png"/></draw:frame></text:p>
      <text:p text:style-name="P161">Всё больше и больше, в эти дни ангельского посещения и оглашения, Кэрол Эвентир чувствует себя жертвой своего ненормального дара. Как выразилась однажды Нора Дадсон-Трак, своей «бесподобной слабости». Она проявилась поздно в жизни: ему было 35, когда из другого мира, однажды утром на Набережной, перед штрихами художника на тротуаре, два пастельных цвета, светло-розовый темнеющий до светло-коричневого, и группой долговязых человеческих фигур, рвано-траурно переплетавшихся с железом моста и дымами вдали над рекой, вдруг кто-то н<text:span text:style-name="T304">е</text:span>жданно заговорил через Эвентира, так негромко, что Норе едва удавалось расслышать хоть что-нибудь, даже чья именно душа вошла и <text:span text:style-name="T304">пользуется</text:span> <text:span text:style-name="T304">им</text:span>. В тот момент не получилось. Это было что-то на немецком, она запомнила несколько слов. Она бы спросила своего мужа, с которым встречалась в тот день в Сюрей—но тот опаздывал, <text:span text:style-name="T304">и </text:span>все те тени, мужчин и женщин, собак, труб, такие длинные и чёрные поперёк необъятной лужайки, и она крошащейся охрой, едва различимой в позднем солнце, рассыпавшегося мелкими лучиками по краю её вуали—этот мелок она выхватила из деревянного ящика тротуаро-писца и быстро, плавно обернувшись, <text:s/>касаясь лишь к носк<text:span text:style-name="T304">а</text:span> туфли и кремово-жёлтого цилиндрика, что крошился по поверхности, не выпуская его ни на миг, нарисовала пятиконечную звезду на асфальте, <text:span text:style-name="T304">несколько</text:span> в<text:span text:style-name="T304">ыше</text:span> по течению реки от недружелюбного подобия Ллойд Джорджа в гелиотропно-сиреневом и зелновато-морском: потянула Эвентира за руку встать внутрь центрального пентагона, морские чайки стонущей диадемой над его головой, затем вступила и сама, инстинктивно, по-матерински, какой она была ко всем, кого любила. Пентограмму она рисовала даже и вполовину не шутки ради. Никогда нельзя быть слишком уверенным, зло никогда не дремлет…. </text:p>
      <text:p text:style-name="Text_20_body">Почувствовал ли он её, даже тогда, отдаляясь… окликнул ли свой контроль из-за Стены пытаясь удержаться? Она уходила из его яви, из его взгляда как свет на кромке вечера, когда на, примерно, десять гибельных минут ничто не помогает: одень очки, включи лампы, сядь у западного окна, а всё равно уходит, ты теряешь свет и, может быть, в этот раз навсегда… хорошее время суток научиться подчинению, научиться угасать как свет, как некая музыка. Эта подчинённость его единственный дар. Потом он ничего не сможет вспомнить. Иногда, изредка, могут оставаться манящие—не слова, но нимбы значения оболочки слов, которые рот его явно выговаривал, <text:span text:style-name="T304">вот и всё, что задерживалось</text:span>—если такое случалось—на миг, как сны, которые невозможно удержать или продолжить и вскоре они исчезают. Он проверялся на детекторе лжи Ролло Гроста бе<text:span text:style-name="T304">с</text:span>сч<text:span text:style-name="T304">ёт</text:span>ное множество раз с тех пор как явился в «Белое Посещение», и всё нормально-штатно за исключением, о, <text:span text:style-name="T305">всего </text:span>один или, <text:span text:style-name="T305">возможно,</text:span> два раза, непонятный скачок в 50 милливольт из височой доли, бывало из левой, бывало из правой, ничего определённого, право же—настоящая борьба мнений в стиле существуют-ли-каналы-на-Марсе шла в те годы <text:soft-page-break/>между различными наблюдателями—Аарон Тровстер клянётся, что <text:s/>видел протяжённые дельтовидные волны из левой лобовой и подозревает опухоль, а прошлым летом Эдвин Трикл отметил «приглушённо эпилептические изменения по типу всплеск-волны, но, что любопытно, намного медленнее обычных трёх в секунду»—хотя, бесспорно, Трикл провёл в Лондоне всю ночь накануне, в загуле с Аленом Ламплайтером и его компанией азартных игроков. Менее, чем через неделю робот-бомба подарила Ламплайтеру его шанс: найти Эвентира с той стороны и подтвердить, что <text:span text:style-name="T305">тот</text:span> был тем, за кого его и держали: интерфейсом между мирами, одушевлённым. Ламплайтер предложил делать ставки 5 к 2. Но с тех пор он замолчал: ничего подобного на мягких ацетат/метал дисках или в распечатках записей, что <text:span text:style-name="T305">было бы </text:span>невозможно <text:span text:style-name="T305">не </text:span>приписать дюжине иных душ…. </text:p>
      <text:p text:style-name="P70">Приезжали, в своё время, аж из института в Бристоле, поглазеть, замерить и систематически посомневаться в ненормальных из Секции Пси. Вот Рональд Черикок, известный психометрист, глаза малость помаргивают, руки не ближе чем на дюйм от коробки в коричневой упаковке где надёжно укрыты некоторые памятки более раннего периода Войны, тёмно-малиновый галстук, поломанная авторучка Шэфер, поблекшее пенсне белого золота, всё принадлежности капитана эскадрильи «Молотилы» Сэнт-Блейза, что дислоцируются к северу от Лондона… и <text:span text:style-name="T305">вот</text:span> этот Черикок, с виду нормальный увалень, может чуть толстоват, начинает <text:span text:style-name="T305">излагать вам</text:span> интимное резюме капитана эскадрильи, его переживания, что выпадают волосы, его энтузиазм от мультиков с Дональдом Даком, о случае во время налёта на Любек, которому были свидетелями только он и его ведомый, ныне погибший, о котором они <text:span text:style-name="T305">с</text:span>говорились не докладывать—ничего такого, что наруш<text:span text:style-name="T305">и</text:span>ло бы секретность: что позже подтверждает сам, фактически, Сэнт-Блейз, с улыбкой отчасти слишком широко разинутого рта, ладно, вы меня подкололи, но хоть теперь скажите в чём подвох? И действительно, как Черикок такое делает? Как это делают все остальные? Как Маргарет Квортертон <text:span text:style-name="T306">умудряется посылать</text:span> голоса <text:span text:style-name="T306">на диски</text:span> или в <text:span text:style-name="T306">записывающее устройство</text:span> на расстоянии во много миль не <text:span text:style-name="T306">издавая звуков</text:span> и физически не прикасаясь к оборудованию? <text:span text:style-name="T306">Что за динамики</text:span> нач<text:span text:style-name="T306">али теперь</text:span> выпускать? Откуда являются группы из пяти цифр, которые преподобный д-р Пол де ла Нут, священник и штатный автоматист, записывает неделю за неделей и которые, такое есть зловещее предчувствие, никто в Лондоне <text:span text:style-name="T306">понятия не имеет</text:span> как расшифровать? Что означают недавние сны Эдвина Трикла о полёте, особенно с учётом совпадения по времени со снами Норы Додсон-Трак, <text:span text:style-name="T306">будто она</text:span> падает? Что накопилось во всех в них такого, что могут выказать, каждый своим ненормальным образом, но не словесно, ни даже суржиком кабинетной<text:span text:style-name="Emphasis"> lingua franca</text:span>? Турбуленции в эфире, неопределённости из ветров кармы. Души по ту сторону интерфейса, те кого мы называем покойными, всё более осторожны и уклончивы. Даже собственный контроль Эдвина Эвентира, обычно спокойный и саркастичный Петер Сачса, тот самый, что вышел на него в тот давний день на Набережной и <text:span text:style-name="T306">по сей день</text:span>—когда имеются послания для передачи—даже Сачса занервничал.... </text:p>
      <text:p text:style-name="Text_20_body">С недавних пор, всё словно бы <text:span text:style-name="T306">подчинено</text:span> нек<text:span text:style-name="T307">оей</text:span> эфемерн<text:span text:style-name="T307">ой</text:span> Программ<text:span text:style-name="T307">е</text:span> Х, новые разновидности ненормальных стали появляться в «Белом Посещении», в любое время дня и ночи, молчат, смотрят, ждут когда ими займутся, под мышкой машинки из чёрного металла и стеклянные пряники, побелелые от трансов до отключки, в гипер-кинетичном ожидании <text:span text:style-name="T307">нужного ключевого</text:span> вопроса, чтоб завестись на 200 спотыкливых слов в минуту про свои <text:soft-page-break/>особые, жуткие способности. Нашествие какое-то. Ну, и что нам делать с Гевином Трефойлом, дару которого ещё даже имени нет? (Ролло Грост хочет назвать это <text:span text:style-name="T1">автохроматизмом</text:span>). Гевин самый молодой здесь, всего 17, ему каким-то образом удаётся по собственной воле метаболизировать одну из своих аминокислот, тайросин. Она вырабатывает меланин, представляющий собой чёрно-коричневый пигмент отвечающий за цвет кожи. Гевин <text:span text:style-name="T307">способен</text:span> также препятствовать этой метаболизации путём—как полагают—изменения уровня фенилаланина в своей крови. Таким образом, он может менять свой цвет от почти призрачно альбиносового до, через плавные градации спектра, очень глубокого, лилово-чёрного. Сосредоточившись, он в состоянии удерживать его, на любой стадии, неделями. Обычно он отвлекается, или забывает и постепенно откатывается вспять к своему истинному состоянию, веснушчатая окраска рыжеголового бледнолицего. Но можете себе представить как он пригодился Герхардту фон Гёлю во время съёмок плёнки о<text:span text:style-name="Emphasis"> Schwarzkommando</text:span>: он помог <text:span text:style-name="T307">сэкономить</text:span> буквально часы гримировки и установки освещения, работая как регулируемый отражатель. Ролло выдвинул лучшую из теорий с чего бы это, но она безнадёжно неясна—нам известно, что клетки <text:span text:style-name="T307">эпидермы </text:span>вырабатывающие меланин—меланоциты—когда-то были, в каждом из нас, на ранней стадии эмбрионального роста, частью центральной нервной системы. Но с ростом эмбриона ткани разделяются, некоторые их этих нервных окончаний покидают то, что <text:span text:style-name="T307">затем </text:span>разовьётся в ЦНС и мигрируют в кожу, чтобы стать меланоцитами. Они сохраняют свою изначальную трёх-палую форму, аксон и отростки типичной нервной клетки. Однако, теперь назначение отростков не передача электрического импульса, а пигментация кожи. Ролло Грост предполагает существование определённой связи, пока что не открытой—некоей сохранившейся клеточной памяти, которая, ретроколониально, всё ещё отвечает на сигналы из метрополисного мозга. Сигналы, которые у юного Трефойла остаются неосознанными. «Всё это»,– пишет Ролло домой старшему д-ру Гросту в Ланкашире, в виде изысканной мести за сказки детства про Дженни Зелёный Клык, что дожидается в болотах, чтоб утопить его,– «часть давней тайной драмы, для которой человеческое тело служит всего лишь набором весьма непрямых, шифрованных программных заметок—<text:span text:style-name="T308">выходит</text:span> <text:span text:style-name="T308">т</text:span>ак <text:span text:style-name="T308">будто</text:span> поддающееся нашим измерениям тело всего лишь обрывок <text:span text:style-name="T308">такой</text:span> программы <text:span text:style-name="T308">подобранный</text:span> на улице, рядом с величественным каменным театром, куда мы не можем войти. Извилины языка не допустили нас! великая Сцена, даже темнее, чем привычный мрак м-ра Кутри…. Позолота и зеркала, красный бархат, ложи, ярус над ярусом, тоже все в тени, словно где-то внизу, в глубине просцениума, глубже, чем известные нам геометрии, голоса обмениваются секретами, которых нам никогда не доверят….» </text:p>
      <text:p text:style-name="Text_20_body">– Всё входящее от ЦНС нам положено хранить здесь, понимаешь. Очень скоро это надоедает до чёртиков. В основном, полнейшая чепуха. Но ведь не угадать, когда они что-то затребуют. Посреди ночи, или в худший из моментов ультрафиолетовой бомбардировки, понимаешь, для них там разницы нет. </text:p>
      <text:p text:style-name="Text_20_body">– А когда-нибудь приходится выходить на… ну, на Внешний Уровень? </text:p>
      <text:p text:style-name="Text_20_body">(Долгая пауза во время которой старшая сотрудница <text:span text:style-name="T308">откровенно</text:span> таращится, пока несколько перемен проплывают в её чертах—усмешка, жалость, сочувствие—прежде чем стажёр заговаривает снова).– Я… я прошу прощения. Я не хотел быть— </text:p>
      <text:p text:style-name="Text_20_body"><text:soft-page-break/>– (Отрывисто.) Мне придётся сказать тебе <text:span text:style-name="T308">об </text:span>это<text:span text:style-name="T308">м</text:span> в ходе инструктажа. </text:p>
      <text:p text:style-name="Text_20_body">– <text:span text:style-name="T308">С</text:span>казать мне что? </text:p>
      <text:p text:style-name="Text_20_body">– То же самое, что когда-то было сказано и мне. Мы передаём это, от поколения к поколению. (<text:span text:style-name="T308">Ей не подворачивается постороннего</text:span> занятия, как-то прикрыться им. Мы чувствуем, что для неё это <text:span text:style-name="T308">всё </text:span>ещё не стало рутиной. Из благовоспитанности, она <text:span text:style-name="T308">сейчас</text:span> старается говорить негромко, пожалуй даже мягко.) Мы все выходим на Верхний Уровень, молодой человек. Некоторые сразу, другие чуть погодя. Но, рано или поздно, тут каждый должен стать Эпидермой. Без исключения. </text:p>
      <text:p text:style-name="Text_20_body">– Должен… </text:p>
      <text:p text:style-name="Text_20_body">– Сочувствую. </text:p>
      <text:p text:style-name="Text_20_body">– Но разве тут… я думал это только—ну, уровень. Место, которое <text:span text:style-name="T309">минуешь</text:span>. Разве нет…? </text:p>
      <text:p text:style-name="Text_20_body">– Заморские пейзажи, о, да, и я так думала—необычные формирования, <text:span text:style-name="T309">взгляд</text:span> в<text:span text:style-name="T309">о</text:span> <text:span text:style-name="T309">Внешнюю</text:span> Луч<text:span text:style-name="T309">езарность</text:span>. Но всё это из нас, пойми. Миллионов нас, изменённых, чтоб стать интерфейсом, ороговеть, не чувствовать и <text:span text:style-name="T309">с</text:span>молкнуть. </text:p>
      <text:p text:style-name="Text_20_body">– О, Боже. (Пауза пока он пытается осознать—затем, в панике, отвергает.) Нет—как можно говорить такое—разве ты не чувствуешь памяти? тяги... мы в<text:span text:style-name="T309">далеке</text:span>, но у нас есть дом! (В ответ молчание.) Вернуться туда! Не наверх в интерфейс. Обратно в ЦНС! </text:p>
      <text:p text:style-name="Text_20_body">– (Спокойно) Так<text:span text:style-name="T309">овы</text:span>м было расхожее понятие. Отвеянные искры. Черепки сосудов разбившихся при Творении. И однажды, как-то, перед концом, вернуться обратно домой. Посланец из Царствия, прибывает в последний момент. Но говорю тебе, нет такого послания, ни такого дома—только лишь миллионы последних мигов… и ничего больше. Наша история это собрание последних мигов. </text:p>
      <text:p text:style-name="Text_20_body">Она пересекает комнату полную всего, <text:span text:style-name="T309">податливые</text:span> шкуры, тик натёртый лимоном, <text:span text:style-name="T309">вздымающиеся</text:span> извивы благовоний, яркая оптическая медь, <text:span text:style-name="T309">поблёкшие</text:span> Центрально-Азиатские ковры, алые с золот<text:span text:style-name="T309">ы</text:span>м, нависающая ажурность кованного железа, долгий, долгий проход по сцене, поедая апельсин, дольку за кислой долькой, она идёт, халат из шёлка<text:span text:style-name="Emphasis"> faille</text:span> стекающего бесподобно, рукава утончённой работы спадают с очень расширенных плечей до тугого сбора в длинные манжеты стянутые рядком пуговок каких-то безымянных земных оттенков—мшисто-зелёный, глино-коричневый, штришок ржавчины, выдох осеннего—свет уличных фонарей <text:span text:style-name="T309">проникает</text:span> сквозь стебли филоденронов и разлапистых листьев <text:span text:style-name="T309">схвативших</text:span> в пригоршню <text:span text:style-name="T309">гаснущий</text:span> исход заката, <text:span text:style-name="T309">проскальзывает</text:span> умиротворённо жёлтым по резной стали пряжек на её <text:span text:style-name="T309">лодыжках,</text:span> полосками по бокам и вниз высоких каблуков её туфлей из патентованной кожи, <text:span text:style-name="T309">на</text:span>полированной до утраты цвета вообще, <text:span text:style-name="T309">за исключением чуть</text:span> цитрусового отсвета, где он прикасается к ним, а они его отторгают словно это поцелуй мазохиста. Следом за её шагами ковёр распрямляется по направлению к потолку, отпечатки подошв и каблуков медленно затягиваются поверхностью шерстистого ворса. Одиночный разрыв ракеты грохочет через город далеко к востоку отсюда, к востоку юго-востоку. Свет стекает по её туфлям и замирает словно послеполуденное уличное движение. Она останавливается о чём-то вспомнив: армейская юбка трепещет, шёлковые нити полотна дрожат тысячами пока холодный свет <text:span text:style-name="T310">скатывается прочь</text:span> по <text:soft-page-break/>ним и снова возвращается к их беззащитному тылу. Запахи тлеющег<text:span text:style-name="T310">о </text:span>мускуса и сандалового дерева, кожи и пролитого виски загустевают в комнате. </text:p>
      <text:p text:style-name="Text_20_body">А он—пассивно, как в трансе, позволяет её красоте—войти в него или покинуть, как ей будет угодно. Разве может он быть чем-то кроме как покорным воспринимающим, заполнителем молчаний? Все радиусы в её комнате, водянистый целлофан, потрескиваю<text:span text:style-name="T310">щий</text:span> по касательной, когда она проворачивается на оси своего каблука, начинает, чуть наклонясь, двигаться обратно. Неужели он любит её почти десять лет. Это невероятно. Эту умудрённую специалистку в «бесподобной слабости», влекомый не похотью, ни даже желанием, а лишь вакуумом: отсутствием <text:span text:style-name="T310">всякой</text:span> человеч<text:span text:style-name="T310">еской</text:span> надежды. Она отпугивает. Кто-то назвал её эротичным нигилистом… каждый из них, Черикок, Пол де ла Нут, даже, он может это представить, юный Трефойл, даже—как он слышал—Маргарет Квотертон, каждый из них ради идеологии Нуля делали… великую самоотверженность Норы ещё более потрясающей. Потому что… если она любит его: если все эти слова, десятилетие комнат и бесед ничего не значат...если она любит его и всё же отвергнет, выбрав меньшую ставку <text:span text:style-name="T310">из</text:span> 5-к-2, отвергнет его дар, отвергнет что наполняет каждую его клеточку… тогда… </text:p>
      <text:p text:style-name="P71">Если она любит его. Он слишком пассивен, у него не достаёт решимости проникнуть, как однажды попытался Черикок… Конечно же Черикок странный. Он слишком часто смеётся. Не то, чтобы бесцельно, но обращаясь к чему-то что, как он <text:span text:style-name="T310">считает</text:span>, каждый тоже может видеть. Каждый из нас просматрива<text:span text:style-name="T310">е</text:span>т некую скособоченную сводку киноновостей, луч из проектора падает, молочно-белый, густея от дыма трубок и сигар, Кэмелов и Вудбайнзов... освещён<text:span text:style-name="T310">н</text:span>ые профили военного персонала и молодых дам окаймляют края облаков: мужественный креп экспедиционной пилотки <text:span text:style-name="T310">бороздит</text:span> вперёд темнот<text:span text:style-name="T310">у</text:span> кинозала, блестящая округлость шёлковой ножки лениво переброшена между двух кресел в нижнем ряду, ниже: суляще-затенённые тюрбаны бархата и перистость ресниц. Среди неразборчивых и похотливых пар этих ночей, смех Черикока и ноша своего одиночества, хрупкого, легко бьющегося, истекающего смолой из трещин, странный макинтош из расползающейся ткани.... Из всех её милых заморышей, именно он отваживается на самые опасные заходы в её опустошённость, в поисках сердца, чьи ритмы будут вызываться им. Это должно изумить её, Нору-такую-бессердечную, Черикок, <text:span text:style-name="T310">держа</text:span> на коленях, будоражит её шелка, меж его рук история былого струится водоворотами—шарфы шафрана, аквамарина, лаванды сменяются, шпильки, броши, опаловые скорпионы (знак её рождения) в золотых оправах треножника, застёжки туфель, поломанные перламутровые веера и театральные программки, резинки подвязок, тёмные, длинные чулки до-экономны<text:span text:style-name="T310">х времён</text:span>… на его непривычных коленях, руки плывут в круговороте, выискивая её прошлое в молекулярных следах таких изменчивых в потоке предметов, в продвижении через его руки, она с восторгом выражает свои запреты, отзываясь на его попадания (близкие, порой в точку) поднаторело, словно это комедия в гостиной….</text:p>
      <text:p text:style-name="P162">Черикок играет тут в опасные игры. Иногда ему кажется что сам уже объём информации льющейся через его пальцы переполнит, сожжёт его… она похоже решилась оглушить его своей историей, болью её, и её краем, постоянно свежезаточенным, обрезающим его надежды, все их надежды. Он всерьёз уважает её: он знает: что во всём этом мало что от женского актёрства, право же. Она действительно оборачивалась лицом, и не однажды, к Внешней Лучезарности и <text:soft-page-break/>просто ничего не увидала. И всякий раз вот так вбирала в себя ещё чуть больше от Нуля. Для этого требуется решимость, в худшем случае запас самообмана, который скоро истощается: он невольно восхищается этим, пусть даже и не принимает её затянутых стеклом пустынь, её <text:span text:style-name="T311">приятия дня</text:span> не гнева, но окончательного безразличия.... О себе <text:span text:style-name="T311">же </text:span>он знает, что способен <text:span text:style-name="T311">объять</text:span> чуть больше истины, чем она. Он действительно воспринимает эманации, впечатления… крик внутри камня… экскрементные поцелуи невидимо запечатлённые на ярме старой рубахи… предательство, информатор, чья вина однажды сгустится до рака горла, набатом, ясным как день, <text:span text:style-name="T311">всё это звучит </text:span><text:s/>сквозь прорези и отвороты потрёпанной итальянской перчатки… ангел Молотилы Сэнт-Блейза, и <text:span text:style-name="T311">на йоту</text:span> не вымышленный, подыма<text:span text:style-name="T311">вш</text:span>ийся над Любеком в то пред-пасхальное воскресенье с ядовито-зелёными куполами у него под ступнями, неотвязный перекрёстный <text:span text:style-name="T311">раз</text:span>лёт красных черепиц мечущихся вверх и вниз с тысяч <text:span text:style-name="T311">заострённых</text:span> крыш, а бомбардировщики грудятся и пикируют, Балтика уже затерялась за занавесью дыма <text:span text:style-name="T311">от</text:span> зажигательных, и тут Ангел: кристаллики льда срываются с задних краёв крыл угрожающе глубоких, распахнутых двинуться в новую белую бездну.... На полминуты радиомолчание было нарушено. Прозвучало следующее: </text:p>
      <text:p text:style-name="P72">Сэнт-Блейз: Фрикшоу Два,<text:span text:style-name="T1"> ты это видишь</text:span>, конец. </text:p>
      <text:p text:style-name="Text_20_body">Ведомый: Это Фрикшоу Два—подтверждаю. </text:p>
      <text:p text:style-name="Text_20_body">Сэнт-Блейз: Хорошо. </text:p>
      <text:p text:style-name="Text_20_body">Похоже, никто больше на том задании не вёл радиопереговоры. После рейда, Сэнт-Блейз проверил рации тех, кто вернулся на базу и не обнаружил никаких отклонений: все кристаллы на частоту, питание безупречно, как и следовало ожидать—но остальные помнили, как пару минут длилось наваждение, даже треск статических разрядов исчез из наушников. Некоторым померещилось высокое пение: <text:span text:style-name="T312">словно</text:span> ветер в мачтах, обрывках, кроватных пружинах или тарелках антенн флотов зимующих в доках… но только <text:span text:style-name="T312">лишь </text:span>Молотила и его ведомый видели, гудя перед огненными лигами лика, глаз, что взгромадились на мили, поворачиваясь проследить их полёт, радужка красная как уголья, переходя через жёлтый в белое, пока они сбрасывали свои бомбы куда попадя, капризный прицел Нордена, капли потв в воздухе вокруг его вертлявого окуляра, изумлённые своей нежданной потребностью <text:span text:style-name="T312">набрать высоту</text:span>, <text:span text:style-name="T312">прекратить бить </text:span><text:s/>по земле <text:span text:style-name="T312">ради</text:span> удар<text:span text:style-name="T312">а</text:span> по небу…. </text:p>
      <text:p text:style-name="P73">Капитан эскадрильи Сэнт-Блейз не включил описание этого ангела в свой <text:span text:style-name="T312">служебный</text:span> <text:span text:style-name="T312">рапорт</text:span>, опрашивающая его офицер ВААФ была известна на базе как драконша буквоедка худшего сорта <text:span text:style-name="T312">(э</text:span>то она представила Бловита на списание в психушку за его радужных Валькирий над Пенемюнде, и Грихэма за ярко синих бесов, что сыпались как пауки с крыльев его Тайфуна и мягко спускались в леса Гааги на парашютиках того же цвета). Но чёрт побери, это не облако было. Неофициально, за полмесяца между сожжением Любека и приказом Гитлера «начать атаку ужаса и мести»—имея ввиду оружие V-класса—про Ангела прослышали. Хотя Капитан эскадрильи не слишком-то соглашался, Рональду Черикоку позволено было проверить некоторые предметы из того полёта. Так обнаружился Ангел. </text:p>
      <text:p text:style-name="Text_20_body">Кэрол Эвентир тогда же попытался связаться с Теренсом Овербеби, ведомым Сэнт-Блейза. После того как навалилась куча «мессеров» скопом и <text:span text:style-name="T312">уже </text:span>никуда не денешься. Результаты <text:soft-page-break/>оказались сбивчивыми. Петер Сачса поделился, что, фактически, было множество версий ангела, которые могли бы подойти. Овербеби не так доступен, как некоторые другие. Имеются проблемы с уровнями, с Судом, как он подразумевается в системе Таро.... Это всё часть шторма, который сейчас проносится над всеми, по обе стороны Смерти. Неприятно. Со своей стороны, Эве<text:span text:style-name="T312">н</text:span>тир чувствует себя совершенно униженным, даже возмущённым. Петер Сачса, на своей, выпадает, к удивлению, из роли, чтобы впасть в ностальгию по жизни, прежнему миру, по веймарскому <text:span text:style-name="T312">декадансу</text:span>, который его кормил и одевал. Унесённый насильно в 1930 ударом полицейской дубинки во время уличного шествия в Не<text:span text:style-name="T312">в</text:span>кёльне, он теперь сентиментально вспоминает вечера <text:span text:style-name="T313">наполированного</text:span> тёмного дерева, дым сигар, дам в гранёном нефрите, в паннэ, розовое масло, новомодные угловатые пастели на стенах, новомодные наркотики во множестве ящиков маленьких столиков. Не просто «Круги», в большинстве вечеров целые мандалы расцветали: из всех кругов общества, всех кварталов столицы, прижав ладони к знаменитой кровавой полировке, соприкасаясь лишь мизинцами. Стол Сачсы был словно глубокий пруд в лесу. Под поверхностью что-то начинало вращаться, проскальзывать, подыматься… Вальтера Аша («Тауруса») в один из вечеров посетило нечто столь необычное, что потребовалось три дозы «Хирепонса» (250 гр.), чтобы вернуть его обратно, но даже и после этого он никак не засыпал. Все они стояли наблюдая за ним, неровными рядами <text:span text:style-name="T313">напоминавшими</text:span> спортивный строй. Вимпе, человек от ИГ, державший Хирепонс настроенный под Саргнера, гражданского сотрудника при Генеральном Штабе, на фланге лейтенат Вайсман, недавно из Юго-Западной Африки, и адьютант Иреро, которого он привёз с собою, глазеющий, глазеющий на всех на них, на всё… а позади дамы двигались в шуршащих тканях, блёстках, вспыхивая белейшими чулками, чёрно-белая косметика в деликатной тревоге через нос, глаза распахиваются о.... Каждое из лиц наблюдавших Вальтера Аша стало кукольной сценой: на каждой отдельный спектакль. </text:p>
      <text:p text:style-name="Text_20_body">...демонстрирует хорошие руки, да, осунулись и запястья до самой респираторно расслабленной впадины мускула… </text:p>
      <text:p text:style-name="Text_20_body">...всё то же… всё то же… моё лицо белое в зеркале три три-тридцать четыре марш Часов тикает в комнате… нет не могу войти недостаточно света не достаточно нет аааххх— </text:p>
      <text:p text:style-name="Text_20_body">...театр и ничего друг Вальтер подаёт себя глянь на неестественный угол закида головы хочет поймать свет хорошая подсветка на жёлтый гель… </text:p>
      <text:p text:style-name="Text_20_body">(Пневматическая игрушка жабы вспрыгивает на лист лилии дрожащий: под поверхностью подстерегает ужас… поздняя неволя… но сейчас он проплывает над тем, что унесло б его обратно… его глаза не могут различить…) </text:p>
      <text:p text:style-name="Text_20_body"><text:span text:style-name="Emphasis">. . . mba rara m’eroto ondyoze . . . mbe mu munine m’oruroto ayo u n’omuinyo </text:span>(глубже вспять перекрученность толстых нитей или бечёвок, гигантская паутина, натяжение шкуры, мускулы твёрдо стиснуты чем-то, что приходит бороться когда ночь глубока… и ощущение, тоже, посещения мёртвыми, потом болезненное чувство, что они не так дружелюбны как кажутся… он очнулся, плакал, просил объяснений, но никто не сказал ничего, чему можно было бы поверить. Мёртвые говорили с ним, пришли и сели вокруг, пили его молоко рассказывали про <text:soft-page-break/>предков или о духах из других мест равнины—потому что время и пространство на их стороне не имеют значения всё едино.) </text:p>
      <text:p text:style-name="Text_20_body">– Имеются социологии,– Эдвин Трикл с волосами торчащими по всем направлениям, пытается раскурить трубку жалких остатков—осенние листья, кусочки верёвки, окурки,– к рассмотрению которых мы даже ещё не приступали. Взять хотя бы социологию нашей братии, например. Секция Пси, ОПИ, старушенции из Альтринчема, что пытаются вызвать Дьявола, все мы на этой стороне, видишь ли, только лишь половина истории. </text:p>
      <text:p text:style-name="Text_20_body">– Поаккуратней с этим «все мы»,– Роджера Мехико сегодня отвлекает много всякой всячины, неподатливость выражения степени чи, потерянные книги, пропажа Джессики… </text:p>
      <text:p text:style-name="Text_20_body">– Она утрачивает смысл без учёта тех, кто перешёл на ту сторону. Ведь мы общаемся с ними, не так ли? Через специалистов типа Эвентира и его контроли на той стороне. Но все мы вместе взятые это единая субкультура, психическая общность, если угодно. </text:p>
      <text:p text:style-name="Text_20_body">– Нет, не угодно,– сухо отвечает Мехико,– но, да, полагаю кому-то <text:span text:style-name="T313">пора</text:span> этим заняться. </text:p>
      <text:p text:style-name="Text_20_body">– Есть народы—вон Иреро, например—которые каждодневно сталкиваются со своими предками. Мёртвые настолько же реальны, как и живые. Как можно понять их не применяя к обеим сторонам стены смерти одинаковый научный подход? </text:p>
      <text:p text:style-name="Text_20_body">И всё-таки для Эвентира тут нет общения, на которое надеется Трикл. На его стороне не <text:span text:style-name="T313">остаётся</text:span> памяти: никаких личных отметок. Ему приходится читать об<text:span text:style-name="T313">о всём</text:span> <text:span text:style-name="T313">в</text:span> запис<text:span text:style-name="T313">ях</text:span> других, слушать диски. <text:span text:style-name="T313">И</text:span> значит он должен <text:span text:style-name="T313">полагаться на</text:span> други<text:span text:style-name="T313">х</text:span>. И это уже усложнённый общественный расклад. Он должен основывать большую часть своей жизни на честности людей кому доверена роль интерфейса между тем, за кого его считают и им самим. Эвентир знает насколько он близок к Сачсе на той стороне, но он не помнит, а <text:span text:style-name="T313">его</text:span> воспит<text:span text:style-name="T313">ывали </text:span>в христианской, Западно-Европейской вере в <text:span text:style-name="T313">гла</text:span>венствующую роль своего «сознательного» с его воспоминаниями, всё прочее счита<text:span text:style-name="T314">ется</text:span> ненормальным либо тривиальным, и поэтому он тронут беспокойством, глубоко…. </text:p>
      <text:p text:style-name="Text_20_body">Записи документируют Петера Cачсу, а также души, с которыми он сводит. Они отражают, с некоторыми подробностями, его навязчивую любовь к Лени Пёклер, что была замужем за молодым инженером-химиком, а также активисткой в КПГ, курсируя между 12-м Районом и посиделками у Сачсы. Всякий раз, когда она приходила, ему хотелось плакать при виде её безысходности. В её расплывшихся глазах проступала явная ненависть к жизни, которую она не могла оставить: мужа, которого она не любила, ребёнка причинявшего неизбывное чувство вины за то, что недостаточно любит. </text:p>
      <text:p text:style-name="P74">У мужа Франца имелась связь, слишком неясная для Сачсы, чтоб отследить, в Военном Артиллерийском Ведомстве, так что возникали ещё и идеологические барьеры, для преодоления которых ни у одного из них не хватало энергии. Она ходила на уличные демонстрации, Франц отправлялся в ракетный цех в Райникендорф, проглотив свой утренний чай в комнате полной женщин слишком хмур<text:span text:style-name="T314">о</text:span>, как ему казалось, дожидавши<text:span text:style-name="T314">х</text:span>ся, чтобы он ушёл: они приносили свои пачки листовок, свои рюкзаки полные книг и политических газет, пробираясь через дворы Берлинской бедноты на рассвете…. </text:p>
      <text:p text:style-name="P198"><draw:frame draw:style-name="fr1" draw:name="Image19" text:anchor-type="paragraph" svg:width="6.9252in" svg:height="0.3661in" draw:z-index="19"><draw:image xlink:href="Pictures/1000000000000B720000009B428C9716555D8079.png" xlink:type="simple" xlink:show="embed" xlink:actuate="onLoad" loext:mime-type="image/png"/></draw:frame><text:soft-page-break/></text:p>
      <text:p text:style-name="P163">Они дрожат и голодны. В Штудентенхайм нет отопления, не слишком много освещения и миллионы тараканов. Запах капусты, древней, из Второго Рейха, капусты бабушек, дым подгоревшего сала, <text:span text:style-name="T316">что</text:span> за долгие годы достиг какой-никакой <text:span text:style-name="Emphasis">détente </text:span>с воздухом, <text:span text:style-name="T316">который</text:span> пытается его расщепить, запахи долгой болезни и неизлечимой работы осыпаются с крошащихся стен. Одна из стен в жёлтых потёках канализации треснувшей этажом выше. Лени сидит на полу с четырьмя или пятью другими, передают по кругу тёмную краюху хлеба. В сыром гнезде из <text:span text:style-name="Emphasis">Die Faust Hoch</text:span>, старые номера, читать уже никто не будет, её дочь Ильзе спит, дыхание до того мелкое, что и не заметишь. Её ресницы оставляют громадные тени на верхних полукружьях щёчек. </text:p>
      <text:p text:style-name="Text_20_body">На этот раз они ушли насовсем. Эта комната <text:span text:style-name="T316">сгодится</text:span> на день, даже два… а что потом, Лени не знает. Она взяла один чемодан для них обеих. Он понимает что значит для женщины родившейся под знаком Рака, для матери, держать весь свой дом в одном чемодане? У неё есть пара марок, у Франца его игрушечные ракеты на луну. Всё и вправду кончено. </text:p>
      <text:p text:style-name="Text_20_body">Как ей и снилось в снах, она пройдёт прямо к Петеру Сачсе. Если он её не примет, то хотя бы поможет найти работу. Но сейчас, когда она <text:span text:style-name="T316">окончательно</text:span> порвала с Францем… есть нечто, какая-то враждебность земного знака, что время от времени промелькивает в Петере.... В последне время она <text:span text:style-name="T316">уже не так </text:span>уверена в его настроениях. На него давят с уровней, как ей кажется, более высоких чем обычно, и что-то у него не совсем идёт как надо.... </text:p>
      <text:p text:style-name="P75">Но худшие из детских вспышек Петера всё же лучше, чем самые безмятежные вечера с её мужем, Рыбы они такие, плавает в морях своих фантазий, <text:span text:style-name="T316">жажды</text:span> смерти, ракетного мистицизма—им такой и нужен, как Франц. Они-то уж знают как этим <text:span text:style-name="T316">вос</text:span>пользоваться. Знают как использовать почти кого угодно. Что станет с теми, кого использовать не получа<text:span text:style-name="T316">е</text:span>тся? </text:p>
      <text:p text:style-name="Text_20_body">Руди, Ваня, Ребекка, мы тут как <text:span text:style-name="T316">бы </text:span>срез Берлинской жизни, ещё один шедевр от Ufa, образ Богемного Студента, образ Славянина, образ Еврейки, полюбуйтесь на нас: Революция. Конечно, нет никакой Революции, даже и в кино, нет Германского<text:span text:style-name="Emphasis"> Октября</text:span>, не при такой «Республике». Революция умерла—хотя Лени была ещё совсем девчонкой и не интересовалась политикой—вместе с Розой Люксембург. Самое большее, на что можно сейчас надеяться это Революция-во-внутренней-эмиграции, преемственность, выживание на суровом краю в эти веймаровские годы, в ожидании своего часа и своей реинкарнации Розы Люксембург…. </text:p>
      <text:p text:style-name="P76">армия любовников может быть <text:span text:style-name="T321">разбита</text:span>. </text:p>
      <text:p text:style-name="Text_20_body"><text:span text:style-name="T317">Такие</text:span> надписи появились на стенах в Красных районах в одну ночь. Никто не может выследить автора или пишущего хоть одну из них, наталкивает на подозрение, что лицо одно и то же. Попробуй не уверовать в народное сознание. Не столько лозунги как тексты, представлены, чтоб народ задумывался, делал выводы, приступал к действию.... </text:p>
      <text:p text:style-name="Text_20_body">– Всё правильно,– говорит Ваня,– взгляни на формы капиталистического самовыражения. Сплошь порнография: порнография любви, эротической любви, христианской любви, мальчика-и-его-собаки, порнография закатов, порнография убийств, и порнография дедукции—аах, <text:soft-page-break/>стонем мы, угадав убийцу—все эти новеллы, эти фильмы и песни, они нас убаюкивают, затягивают, с больш<text:span text:style-name="T317">ей</text:span> или меньш<text:span text:style-name="T317">ей</text:span> <text:span text:style-name="T317">приятностью</text:span>, в Абсолютный Комфорт.– Пауза для быстрой кривой усмешки Руди.– До самопроизвольного оргазма. </text:p>
      <text:p text:style-name="Text_20_body">– «Абсолютный»?– Ребекка подаётся вперёд на свои голые коленки передать ему хлеб, влажный, тающий от прикосновения её мокрого рта.– Два человека могут… </text:p>
      <text:p text:style-name="Text_20_body">– Два человека это то, что тебе говорят,– Руди почти не усмехается. Благодаря её стараниям, и к сожалению не в первый тут раз, звучит фраза о мужском превосходстве... и чего они так превозносят свою мастурбацию?– однако, в природе такое почти не <text:span text:style-name="T317">встречается</text:span>. <text:span text:style-name="T317">Тут</text:span>, главным образом, каждый сам по себе. Сама знаешь. </text:p>
      <text:p text:style-name="P78">– Я знаю, что можно кончать вместе,– вот и весь её ответ. Хотя они не занимались любовью, она произносит это с упрёком. Но он отворачивается, как мы отворачиваемся от тех, кто только что воззвал нас слепо верить и дальше уже говорить не о чем. </text:p>
      <text:p text:style-name="P78">Лени, из времени потраченного на Франца, достаточно известно про кончание водиночку. Поначалу его пассивность вообще не <text:span text:style-name="T317">позволяла</text:span> ей кончить. <text:span text:style-name="T317">Затем</text:span> она поняла, что может воображать вообще что угодно для заполнения свободы, которую он ей предоставил. Стало намного комфортнее: она могла выдумывать <text:span text:style-name="T317">всякие</text:span> нежности между ними (в настоящее время она пускала в грёзы и других мужчин)—но одиночества тоже прибавилось. <text:span text:style-name="T317">Однако,</text:span> морщины её не скоро <text:span text:style-name="T317">ещё углубятся</text:span>, её рот не выучился становиться твёрже того выражения, которым она <text:span text:style-name="T317">и</text:span> саму себя <text:span text:style-name="T317">изумляла</text:span>, лицо мечтательного ребёнка, которое выдавало её каждому, с одного взгляда, несобранная слабость, которая заставляет мужчин прочитывать её как <text:span text:style-name="T317">Несамостоятельная</text:span> Маленькая Девочка—даже у Петера Сачсы она подмечала этот взгляд—и это всё та же грёза, на поиски которой она ушла, пока Франц стонет внутри своих тёмных желаний боли, грёза о мягкости, свете, её преступное сердце раскаялось, нет нужды убегать, бороться, появляется мужчина беспечный как <text:span text:style-name="T317">сама </text:span>она, и сильный, улица становится далёким воспоминанием: именно такая грёза, которую здесь она может позволить себе меньше всего. Она знает кого ей следует изображать. Тем более <text:span text:style-name="T318">теперь</text:span>, когда Ильзе всё время на неё смотрит. Ну, уж нет, Ильзе им не удастся использовать. </text:p>
      <text:p text:style-name="Text_20_body">Ребекка продолжает спор с Ваней, вполовину флиртуя, Ваня старается сдерживать всё в интеллектуальном русле, но Еврейка сворачивает, раз за разом, в плотское… такие чувственные: её ляжки повыше, как раз над коленями, гладкие как масло, тугость её мускулов, настороженное лицо, прикидывается морда жидовская, дожимает пробежками языка по толстым губам… каково бы оно было, если б она взяла в свою постель? Заняться этим не <text:span text:style-name="T315">просто </text:span>с другой женщиной,<text:span text:style-name="T1"> а с Еврейкой</text:span>… Их животная тёмность… зад в испарине агрессивно накатывает к её лицу, чёрные волосы темнеющие пушистым полумесяцем вкруг каждой половинки от промежности… лицо в полуобороте через плечо в несдержанном восторге… совсем без подготовки, правда, пока мужчины бродят по другим комнатам с наркотическими улыбками… «Нет, не так сильною. Нежнее. Я скажу, когда надо сильнее…» Светлая кожа Лени, её вид невинности и более тёмный цвет Еврейки, её сыромятность в контрасте с хрупкостью строения Лени, её кожей, лобок растягивает паутинку гладко от паха и вкруг живота, две женщины, скользя<text:span text:style-name="T318">т</text:span>, всхрипыва<text:span text:style-name="T318">ют</text:span>, <text:span text:style-name="T318">стонут</text:span>… <text:span text:style-name="T1">Я знаю, что можно кончать вместе</text:span>… <text:span text:style-name="T318">и</text:span> Лени просыпается одна—Еврейка уже в <text:soft-page-break/>какой-то другой из здешних комнат—никогда не <text:span text:style-name="T318">могла </text:span>ул<text:span text:style-name="T318">овить</text:span> момент, <text:span text:style-name="T318">когда</text:span> она засыпала своим истинно младенческим сном, мягкая перемена состояния, чего просто не случалось с Францем… И она причесала и взбила кончиками пальцев свои волосы показать своё отношение к клиентуре этой ночи, и прошагала к бассейнам, обнажилась, без внимания к взглядам, и соскользнула в телесную теплоту, в установленный аромат её… И вдруг, сквозь крики и пар, что мешал <text:span text:style-name="T318">различить разборчиво</text:span>, она увидела, там, на одном из краёв, смотр<text:span text:style-name="T318">ит</text:span> вниз на неё… Да, это <text:span text:style-name="T318">же</text:span> Ричард Хирш, с Маусигштрассе, столько лет прошло… она сразу поняла, что лицо её никогда ещё не выглядело таким беззащитным—это видно было по его глазам.... </text:p>
      <text:p text:style-name="Text_20_body">Все вокруг них брызгались, занимались любовью, смешно пререкались, наверное, это его друзья—да, <text:s text:c="2"/>вон <text:span text:style-name="T318">ведь </text:span>Зигги рядом проплыл, по-собачьи, мы звали его «<text:span text:style-name="T318">Тролль</text:span>», он с т<text:span text:style-name="T318">ой</text:span> пор<text:span text:style-name="T318">ы</text:span> даже <text:span text:style-name="T318">и </text:span>на сантиметр не подрос… с тех пор как мы бежали домой от канала, споткнулись и упали на камни самой твёрдой мостовой в мире, а когда утром проснулись, увидели снег на спицах колеса телеги, пар из ноздрей старой лошади.... «Лени, Лени». Волосы Ричарда отброшены назад, золотистое тело, сгибается, чтобы поднять её из пара бассейна, посадить рядом с собой. </text:p>
      <text:p text:style-name="Text_20_body">– Но разве ты не...– она в растерянности, не знает как это сказать.– Кто-то мне говорил, что ты не вернулся из Франции.– Она смотрит на его колени. </text:p>
      <text:p text:style-name="Text_20_body">– Даже французские девушки не смогли удержать меня во Франции.– Он всё тут: она чувствует как он пытается заглянуть ей в глаза: и он так просто говорит, такой живой, конечно же, французским девушкам нужно быть убедительнее, чем английские пулемёты… она знает, наполнясь плачем по его невинности, что он ни с кем не был там, что для него французские девушки всё ещё прекрасные и далёкие <text:span text:style-name="T318">пособницы</text:span> Любви…. </text:p>
      <text:p text:style-name="Text_20_body">В Лени, сейчас, ничто не выдаёт её долгое занятие профессией, ничто. Она <text:span text:style-name="T318">всё </text:span>то <text:span text:style-name="T318">же</text:span>, прежнее дитя, на которую он заглядывался на дорожках парка, или встречал, как топала домой по переулкам в горбушечно-коричневом свете, её лицо, в ту пору довольно широкое, склонялось вниз, светлые брови взъерошены, сумка с книгами на спине, руки в карманах фарту<text:span text:style-name="T319">ч</text:span>ка… <text:span text:style-name="T319">некоторые из</text:span> камн<text:span text:style-name="T319">ей</text:span> в стене были белыми как мука… может она его <text:span text:style-name="T319">и </text:span>ещё как-нибудь встречала, но он был старше, всегда с друзьями…. </text:p>
      <text:p text:style-name="Text_20_body">Теперь они все немного утихомирились вокруг них, стали внимательными, даже застенчивыми, рады за Ричарда и Лени. «Лучше позже, чем никогда!»– про<text:span text:style-name="T319">трубил</text:span> Зигги своим ускоренным голос<text:span text:style-name="T319">к</text:span>ом коротышки, приподымаясь на цыпочки разлить Майское вино всем по стаканам. Лени отправляется сделать новую стрижку и чуть осветлить волосы и Ребекка идёт вместе с ней. Они говорят, в первый раз, о планах и будущем. Без прикосновений, Ричард и она полюбили, как им нужно было ещё тогда. Само собой, он заберёт её с собою…. </text:p>
      <text:p text:style-name="Text_20_body">Старые друзья по Гимназии часто попада<text:span text:style-name="T319">лись под конец</text:span>, приход<text:span text:style-name="T319">или</text:span> с экзотической едой и винами, с новыми наркотиками, намного проще и честнее в вопросах секса. Никто не <text:span text:style-name="T319">торопится</text:span> одеться. Не прячут свои обнажённые тела. Никто не чувствует беспокойства или неловкости из-за размеров её груди или его члена.... Всё это так прекрасно всех освежает. Лени привыкает к своему новому имени «Лени Хирш», <text:span text:style-name="T319">иногда </text:span>даже к<text:span text:style-name="T319">ак</text:span> сидит <text:span text:style-name="T319">рядом </text:span>с Ричардом за столиком кафе поутру: «Лени Хирш», и он-таки улыбается, в замешательстве, пытается отвести взгляд, но не <text:soft-page-break/>может избежать её глаз и наконец оборачивается к ней откровенно, с громким смехом, смехом чистой радости, протягивает руку, ладонь его милой руки, <text:span text:style-name="T319">приложить к</text:span> её лиц<text:span text:style-name="T319">у</text:span>…. </text:p>
      <text:p text:style-name="Text_20_body">Ранним вечером на многоярусных балконах, террасах, слушатели <text:span text:style-name="T319">плотными</text:span> группа<text:span text:style-name="T319">ми</text:span> на разных уровнях, все смотрят вниз, в направлении общего центра, галереи молодых женщин с зелёными листьями вкруг их талий, вечнозелёные деревья, лужайки, течение воды и национальной <text:span text:style-name="T319">церемониальности</text:span>, Президент, посреди <text:span text:style-name="T319">сво</text:span>его обращения к Бундестагу, его привычным голосом от забитого носа, о гигантских военных ассигнованиях, вдруг останавливается:– «А, к ебеням...» <text:span text:style-name="Emphasis">Fickt es</text:span>, фраза, что вскоре станет бессмертной, звенит до небес, проносится над страной, <text:span text:style-name="Emphasis">Ja, fickt es</text:span>! –«Я возвращаю всех солдат домой. Мы закроем все <text:span text:style-name="T320">военные</text:span> заводы, мы утопим всё вооружение в море. Мне тошно от войны. Мне тошно просыпаться каждое утро <text:span text:style-name="T320">боясь</text:span> погибнуть». И вдруг ста<text:span text:style-name="T320">новится</text:span> невозможным ненавидеть его <text:span text:style-name="T320">и </text:span>дальше: он такой же человек, такой же смертный как все люди. Будут проведены новые выборы. От Левых выставляется женщина, чьё имя никак не оглашено, но все понимают, что это Роза Люксембург. Все прочие кандидаты окажутся настолько неспособными и бесцветными, что никто не отдаст за них голоса. У Революции появится шанс. Президент обещал. </text:p>
      <text:p text:style-name="P164">Невероятно весело в бассейнах, среди друзей. <text:span text:style-name="T322">Настоящее</text:span> веселье: течение диалектических процессов не способно вызывать такой в<text:span text:style-name="T322">сплеск</text:span> в сердце. Каждый становится любовью.... </text:p>
      <text:p text:style-name="Text_20_body"><text:span text:style-name="T104">армия любовников может быть побеждена</text:span>. </text:p>
      <text:p text:style-name="Text_20_body">Руди и Ваня затеяли спор об уличной тактике. Где-то кап<text:span text:style-name="T322">а</text:span>ет вода. Улица на<text:span text:style-name="T322">стига</text:span>ет, даёт <text:span text:style-name="T322">знать о</text:span> себ<text:span text:style-name="T322">е</text:span> повсюду. Лени <text:span text:style-name="T322">известно</text:span> это и ненави<text:span text:style-name="T322">стно</text:span>. Ни минуты покоя… вынуждена доверяться чужакам, которые могут сотрудничать с полицией, если не сейчас, то потом, когда улица станет для них пустыннее, чем они в состоянии вынести… Как бы ей хотелось найти способ оградить ребёнка от <text:span text:style-name="T322">эт</text:span>ого, но возможно уже слишком поздно. Франц—Франц никогда не выходил на улицу надолго. <text:span text:style-name="T322">Вечно</text:span> какие-<text:span text:style-name="T322">нибудь</text:span> оправдания. Беспокоился о безопасности, не попасть бы в кадр кого-нибудь из фотографов в кожаных куртках, которые всегда по краям демонстрации. Или же: «Но как же с Ильзе? А если там будет драка?» Если случится драка, как нам быть с Францем? </text:p>
      <text:p text:style-name="Text_20_body">Она пыталась объяснить ему про уровень на который выходишь, впрыгиваешь обеими ногами, когда утрачиваешь свой страх, страха нет вовсе, ты вошёл в момент, чётко вписался в его бороздки, металлически серые но мягкие как латекс, и сейчас фигуры танцуют, каждая отрепетировано, <text:span text:style-name="T322">чётко на своём месте</text:span>, вспых коленок под жемчужной юбкой, когда девушка в косынке склоняется <text:span text:style-name="T322">ухватит</text:span>ь булыжник, мужчин<text:span text:style-name="T322">у</text:span> в чёрном костюме и коричневой безрукавке <text:span text:style-name="T322">сграбастали</text:span> полицейски<text:span text:style-name="T322">е</text:span>, вцепились по одному в каждую руку, пытаются запрокинуть его голову, он скалится, пожилой либерал в грязном бежевом пальто, делает шаг назад <text:span text:style-name="T323">увернуться от</text:span> <text:span text:style-name="T323">бегущего</text:span> демонстранта, <text:span text:style-name="T323">косится</text:span> поверх лацкана как-ты-посмел или <text:span text:style-name="T323">же </text:span>смотри-мне, стёкла его очков наполнены пыланьем зимнего неба. Накатывает момент и его возможности. </text:p>
      <text:p text:style-name="Text_20_body">Она даже попробовала, с помощью той математики, насколько поняла когда-то, объяснить это Францу как приближение Δt к нулю, бесконечное приближение, отрезки времени становятся всё <text:span text:style-name="T323">мельче</text:span> и <text:span text:style-name="T323">мельче</text:span>, череда комнат со стенами всё серебристее, прозрачней, с приближением к чистому свету нуля…. </text:p>
      <text:p text:style-name="Text_20_body"><text:soft-page-break/>Но он качал головой: «Это другое, Лени. Важно доводить функцию до её предела. Δt всего лишь способ достичь этого.» </text:p>
      <text:p text:style-name="P79">У него есть, то есть была, эта способность лишать вещи всякой восхитительности всего лишь парой реплик. И даже сло<text:span text:style-name="T323">в</text:span> не подбирал: у него это получалось инстинктивно. Когда они ходили в кино, он там засыпал. Он заснул во время Нибелунгов. Пропустил как Атилла ворвался с Востока уничтожить Бургундцев. Франц любил кино, но так уж он смотрел фильмы, заснёт-проснётся. –«Ты ведь человек причины-и-следствия»,– восклицала она. Как же он увязывал фрагменты, которые смотрел пока не <text:span text:style-name="T323">слипнутся</text:span> глаза? </text:p>
      <text:p text:style-name="P79">Он был человеком причины-и-следствия: безжалостно развенчивал <text:s/>её астрологию, сначала изложит, с чем она согласится, а потом опровергнет. –«Приливы, радиопомехи, до черта всякой всячины. Невозможно, чтобы изменения там произвели перемены тут….» </text:p>
      <text:p text:style-name="Text_20_body">– Не произв<text:span text:style-name="T323">одят</text:span>,– защищалась она,– не причин<text:span text:style-name="T323">яют</text:span>. Всё идёт вместе. Параллельно, не друг за другом. Метафора. Признаки и симптомы. Наложение на разные системы координат, я не знаю...– Она не знала и просто лишь хотела достучаться до него. </text:p>
      <text:p text:style-name="Text_20_body">Но он ответил: «Попробуй спроектируй что-нибудь в таком роде и чтобы работало». </text:p>
      <text:p text:style-name="Text_20_body">Они посмотрели <text:span text:style-name="Emphasis">Die Frau im Mond</text:span>. Франца фильм позабавил, <text:s/><text:span text:style-name="T323">начал</text:span> снисходительн<text:span text:style-name="T323">о потешаться</text:span>, придирался к техническим деталям. Он знал кого-то из людей, которые работали над спецэффектами. Лени увидела грёзу полёта. Одну из многих возможных. Реальный полёт и грёзы о нём идут вместе. Они часть единого движения. Не А потом В, а вместе…. </text:p>
      <text:p text:style-name="Text_20_body">Разве с ним могло хоть что-то быть надолго? Если бы Еврейский волк Пфламбаум не поджёг свою собственную фабрику возле канала, Франц, возможно, смог бы зарабатывать <text:span text:style-name="T323">им </text:span>на <text:s/>жизнь занимаясь невозможными проектами Еврея, изобретал краску с узорами, растворяя кристалл за терпеливым кристаллом, контролируя температуры с навязчивой аккуратностью, чтобы после охлаждения аморфный сгусток смо<text:span text:style-name="T323">г</text:span> <text:span text:style-name="T323">бы</text:span>, на этот раз смог, вдруг переключаться, застывать полосками, крапинками, звёздами Соломона—вместо того, чтоб однажды ранним утром найти почернелые руины, банки краски взорвавшиеся громадными выплесками малинового и бутылочно-зелёного, вонь обугленной древесины и керосина, Пфламбаума заламывающего руки, вей, вей, вей, пронырливый лицемер. Всё ради страховки. </text:p>
      <text:p text:style-name="Text_20_body">Так что Франц и Лени какое-то время здорово голодали, а Ильзе росла у неё в животе каждый день. Всё что ни подворачивалось было исключительно физическим трудом, за который почти не платили. Это его убивало. Потом он встретил старого друга из Мюнхенской ВТШ, однажды ночью на болотистой окраине. </text:p>
      <text:p text:style-name="Text_20_body">Он не был дома весь день, пролетарский муж, расклеивал афиши фильма фантазии какого-то счастливчика Макса Шлепцига, а Лени лежала беременной пока боль в спине не заставляла её переворачиваться в их меблированном мусорном ящике в последнем из многоквартирных <text:span text:style-name="Emphasis">Hinterhöfe</text:span>. Уже давно стемнело и жуткая была холодина, когда он докончил последнее ведро клея, и все афиши дожидались на своих местах пока их обоссут, сорвут, измалюют свастиками. (Наверно, это была местная дешёвка для заполнения квоты. Возможно, случилась опечатка, но когда он пришёл в кинотеатр в указанную в договоре дату, там было совершенно темно, пол в <text:soft-page-break/>фойе усыпан кусками штукатурки, а внутри раздавались жуткие крушащие удары, звук бригады разрушения, только голосов не слышно, и даже света он не разглядел в глубине… он позвал, но разгром продолжалось, громкий скрежет в потрохах позади электрической бегущей строки, которая тоже, как он заметил, была отключена….) Он побрёл, смертельно усталый, на несколько миль к северу, в Райникендорф, квартал небольших фабрик, ржавеющей жести крыш, борделей, хижин, кирпичных пристроек в ночь и заброшенность, ремонтных мастерских, где вода в бочках для охлаждения деталей застоялась и заросла. Редкие розбрызги света. Пустота, сорняки на участках, на улицах ни души: одна из окраин, где каждую ночь бьётся стекло. Должно быть это ветер притащил его вдоль грязной дороги, мимо старой воинской части, которую теперь заняла полиция, среди бараков и будок с инструментами к проволочному забору с воротами. Ворота оказались открытыми и он двинулся дальше. Ему послышался звук, где-то впереди. Однажды летом перед Мировой Войной, он на каникулах был в Шафхаузене вместе со своими родителями и они на электрическом трамвае поехали к Рейнским Водопадам. Они спустились по лестнице и вышли к деревянному павильону с остроконечной крышей—всё вокруг из облаков, радуг, капелек сверкающих огнём. И гул водопада. Он держался за руки обоих, Мутти и Папи приподняли его в холодном облаке из брызгов, почти невозможно разглядеть деревья наверху приникшие к краю зелёной мокрой полосой, или маленькие прогулочные катера внизу, что подходили прямо к месту падения струй в Рейн. Но сейчас, в зимнем сердце Райникендорфа, он был один, с пустыми руками, спотыкался по замёрзшей грязи старой свалки боеприпасов, заросшей берёзами и ивами, тянувшейся в темноте вверх к холмам и вниз к болотам. Бетонные коробки бараков и десятиметровых насыпей высились неподалёку, а за ними звук, звук водопада, нарастал, окликая из его воспоминаний. Такими были призраки нашедшие Франца, <text:s/>привидения <text:span text:style-name="T324">не </text:span>людей, но форм энергии, абстракций…. </text:p>
      <text:p text:style-name="Text_20_body">В просвете между насыпями он увидал маленькое серебристое яйцо, с пламенем чистым и ровным, что исходило снизу, освещая <text:span text:style-name="T324">человеческие </text:span>фигуры в костюмах, свитерах, пальто, наблюдавши<text:span text:style-name="T324">е</text:span> из бункеров или траншей. Это была ракета на своём стенде: статичное испытание. </text:p>
      <text:p text:style-name="Text_20_body">Звук начал <text:span text:style-name="T324">из</text:span>меняться, прерываясь время от времени. Удивлённому Францу он не показался зловещим, просто другим. Но свет стал ярче и наблюдающие фигуры вдруг бросились в укрытия, ракета взревела и издала протяжный треск, голоса орут <text:span text:style-name="T1">ложись</text:span> и он шлёпнулся в грязь как раз в момент, когда серебряная штука разлетелась на куски с ужасным взрывом, метал прошелестел сквозь воздух где он только что стоял, Франц прижимается к земле, в ушах звон, ничего не чувствует, ни даже холода, на какое-то время не понять остался ли он ещё в своём теле…. </text:p>
      <text:p text:style-name="Text_20_body">Приблизились бегущие ноги. Он посмотрел вверх и увидел Курта Мондаугена. Ветер всей этой ночи, а может и всего года, свёл их вместе. Так он потом начал думать, что это был ветер. Большая часть жирка школьника теперь сменилась мускулами, волосы редели, цвет лица темнее, чем Францу попадался в ту зиму на улицах, тёмный даже в бетонных складках тени от пламени расплескавшегося топлива ракеты, но это был точно Мондауген, семь или восемь лет прошло, а они узнали друг друга мгновенно. Когда-то жили в одной и той же мансарде полной сквозняков в Мюнхене на Либигштрассе. (Адрес в то время казался Францу счастливым предзнаменованием, потому что Юстус фон Либиг был одним из его героев, героем химии. <text:soft-page-break/>Позднее, в подтверждение, курс теории полимеров читал Профессор-Доктор Ласло Джамф, последний в истинной преемственности, от Либига к Августу Вильгельму фон Хофману, к Герберту Ганистеру, к Ласло Джамфу, прямая цепочка, причина-и-следствие). Они ездили в одном и том же дребезжащем <text:span text:style-name="Emphasis">Schnellbahnwagen</text:span> с тремя контактными дугами хрупкими как ноги насекомого, скрипящими по проводу над головой, в ВТШ: Мондауген был на отделении электро-инженерии. По окончании, он уехал в Юго-Западную Африку с каким-то радио-исследовальским проектом. Какое-то время они переписывались, потом прекратили. </text:p>
      <text:p text:style-name="P80">Их воссоединение продолжалось допоздна в пивном зале Рейникендорфа, старшекурсники орущие среди пьяниц из рабочего класса, разгульные грандиозные поминки по испытанию ракеты—<text:span text:style-name="T324">чиркают</text:span> по влажным бумажным салфеткам, говорят все <text:span text:style-name="T324">разом</text:span> вокруг заставленного бокалами стола, спорят сквозь дым и шум исток тепла, специфический импульс, толкающий поток…. </text:p>
      <text:p text:style-name="P81">– Это был провал,– Франц, пошатываясь под электрической лампочкой в три или четыре часа утра, с широкой улыбкой на лице,– не удалось, Лени, но они говорят лишь об успехе! Двадцать килограммов сдвинулись на несколько секунд, но <text:span text:style-name="T1">никто </text:span><text:span text:style-name="T17">прежде</text:span><text:span text:style-name="T1"> не делал </text:span><text:span text:style-name="T17">такого</text:span>. Я бы не поверил Лени, я видел нечто, чего раньше никто не делал…. </text:p>
      <text:p text:style-name="Text_20_body">Он хотел обвинить её, как она пон<text:span text:style-name="T325">яла</text:span>, в желании доводить его до отчаяния. Но она лишь хотела, чтоб он повзрослел. Что за разновидность <text:span text:style-name="Emphasis">Wandervögel</text:span> идиотизма бегать всю ночь по болоту и называть себя Обществом Навигации в Пространстве? </text:p>
      <text:p text:style-name="P165">Лени выросла в Любеке, в ряду <text:span text:style-name="Emphasis">kleinbürger</text:span> домиков вдоль Траве. Стройные деревья на равноотстоящие одно от другого вдоль обращённого к реке края её мощёной улицы склоняли свои длинные ветви над водой. Из окна спальни ей виден был сдвоенный шпиль Купола вознёсшегося над крышами. Её затхлое прозябание в задних дворах Берлина стало просто декомпрессионной камерой—<text:span text:style-name="Emphasis">должно</text:span> быть. Вырвалась из чопорной мещанской удавки, с погашением долга в лучшие времена, после Революции. </text:p>
      <text:p text:style-name="Text_20_body">Франц, в шутку, частенько называл её «Ленин». Тут никогда не было сомнений кто из них активный, кто пассивный—но она всё же надеялась, что он это перерастёт. Она говорила с психиатрами, знает о германских мужчинах в пору созревания. Растянувшись на спине в лугах и среди гор, глядят в небо, мастурбируют, тоскуя. От судьбы не уйти, тьма заложена в ткань летнего ветра. Судьба предаст, сокрушит твои идеалы, сбросит тебя в то же самое отвратное <text:span text:style-name="Emphasis">Bürgerlichkeit</text:span>, что и твоего отца посасывающего трубку на воскресной прогулке после церкви мимо ряда домов вдоль реки—обрядит тебя в серую униформу ещё одного семейного человека, и не скуля будешь отбывать свой срок, перелетать от боли к долгу, от веселья к работе, от преданности к нейтральности. Судьба всё это сделает с тобой. </text:p>
      <text:p text:style-name="Text_20_body">Франц любил её невротически, по-мазохистски, он принадлежал ей и верил, что она сможет унести его на своей спине куда-то, где Судьба не сумеет достать. Можно подумать это гравитация. Однажды ночью, наполовину проснувшись, он зарылся лицом ей в подмышку, бормоча: «Твои крылья… о, Лени, твои крылья...» </text:p>
      <text:p text:style-name="Text_20_body"><text:soft-page-break/>Но её крыльев хватит лишь для собственного веса и, она надеется, для Ильзе на какое-то время. Франц мёртвый груз. Пусть ищет себе полёт на <text:span text:style-name="Emphasis">Raketenflugplatz</text:span>, где его будут использовать милитаристы и картели. Пусть летит на мёртвую луну, если так уж ему охота…. </text:p>
      <text:p text:style-name="Text_20_body">Ильзе проснулась, и плачет. Весь день ничего не ела. Надо всё-таки пойти к Петеру. У него молоко найдётся. Ребекка протягивает остатки горбушки, которую она ела: «Будешь?» </text:p>
      <text:p text:style-name="Text_20_body">Не такая уж она и Еврейка. Отчего половина всех известных Левых Евреи? Она тут же себе напомнила, что и Маркс был из них. Расовая тяга к книгам, к теории, раввинская любовь к громким спорам… Она отдаёт горбушку ребёнку, поднимает её. </text:p>
      <text:p text:style-name="Text_20_body">– Если он сюда придёт, скажи ты меня не видела. </text:p>
      <text:p text:style-name="Text_20_body">Они пришли к Петеру Сачса совсем в темноте. У него вот-вот начнётся сеанс. Она тут же почувствовала до чего блядское на ней пальто и ситцевое платье (подол слишком короток), стоптанные туфли в городской пыли, и полное отсутствие драгоценностей. Опять рефлексы среднего класса… остатки их, она надеется. Но большинство женщин стары. Остальные чересчур роскошны. Хмм. Мужчин собралось больше, чем обычно. Лени подмечает на лацканах, тут и там, серебряные свастики. На столах отличные вина 21-го и 22-го. <text:span text:style-name="Emphasis">Schloss Vollrads, Zeltinger, Piesporter</text:span>—тут явно Особый Случай. </text:p>
      <text:p text:style-name="Text_20_body">Цель этой ночи, вступить в контакт с покойным министром иностранных дел Вальтером Ратенау. В Гимназии Лени пела с другими детьми миленький уличный напев той поры: </text:p>
      <text:p text:style-name="P215"><text:span text:style-name="Emphasis">Knallt ab den Juden Rathenau,<text:line-break/>Die gottverdammte Judensau .</text:span> . . </text:p>
      <text:p text:style-name="Text_20_body">После его убийства она несколько недель вообще не пела, в уверенности, что если и пение это вызвало, то во всяком стало пророчеством, заклятием…. </text:p>
      <text:p text:style-name="Text_20_body">В эту ночь предстоят специфичные послания. Вопросы к бывшему министру. Идёт процесс мягкого отсева. Для безопасности. Только определённым гостям позволено пройти в гостиную Сачсы. Отвергнутые остаются снаружи, переговариваются, показывают в напряжённости дёсна, разводят руками.... Крупный скандал вокруг ИГ Фарбен на этой неделе по поводу несчастного филиала Шпотбилигфилм АГ, чьё руководство в полном составе будет вычищено за предложенный в отдел вооружений ВКВ проект изобретения нового луча посылаемого по воздуху, который вызовет у всего населения, в радиусе десяти километров, абсолютную слепоту. Отдел проверок ИГ вовремя перехватил предложение. Бедняги в Шпотбилигфилм. Их коллективному сознанию не дошло каким образом подобное оружие скажется на рынке красок после следующей войны. Опять менталитет Сумерков Богов. Оружие было известно как С-5227, где «С» стоит за «свет», ещё один комичный немецкий эфемизм, как «А» в обозначении ракеты, сокращённое «агрегат», или сама ИГ, <text:span text:style-name="Emphasis">Interessengemeinschaft</text:span>, Товарищество по Интересам… или этот случай катализаторного отравления в Праге—правда ли, что Штат Группы VI b при Химическом Реагировании на Аномальности в полном составе вылетел на восток со статусом чрезвычайности, и что это отравление комплексное, замешан не только селений, но и теллурий… имена ядов отрезвляют беседу, как упоминание рака…. </text:p>
      <text:p text:style-name="Text_20_body"><text:soft-page-break/>Элита, которым сидеть в кругу сегодня, представители корпоративной толпы Нацистов, среди которых Лени приметилаб кто бы мог подумать, Генерального Директора Смарагда из филиала ИГ, который был заинтересован, какое-то время, в её муже. Но затем контракт был резко прекращён. Загадочно, малость зловеще, правда в те дни всё можно было валить на экономику…. </text:p>
      <text:p text:style-name="Text_20_body">В толпе, глаза её встретили взгляд Петера. –«Я ушла от него»,– шепнула она кивая, когда они пожимали руки. </text:p>
      <text:p text:style-name="Text_20_body">– Можешь уложить Ильзе в какой-то из спален. Позже поговорим, ладно?– В его глазах замечается некий фавновский прищур. Примет ли он, что она станет<text:span text:style-name="Emphasis"> его</text:span> не больше, чем принадлежала Францу? </text:p>
      <text:p text:style-name="Text_20_body">– Да, конечно. Что происходит? </text:p>
      <text:p text:style-name="Text_20_body">Он фыркает, выразить <text:span text:style-name="Emphasis">они мне не сказали</text:span>. Они используют его—всегда использовали, различные они, вот уже десять лет. Но он никогда не знает каким образом, разве что в редком случае, по намёку, перехватив улыбки. Кривое и навсегда затуманенное зеркало, улыбки клиентов…. </text:p>
      <text:p text:style-name="Text_20_body">Зачем им нужен Ратенау в эту ночь? Что Цезарь на самом деле сказал своему протеже, когда рухнул? <text:span text:style-name="Emphasis">Et tu, Brute</text:span>, официальная ложь, а чего ещё от них ждать—которая ровным счётом не говорит ничего. Момент убийства является мигом, когда сходятся власть и незнание власти, Смерть в роли свидетеля. Если кто-то обращается к другому, то не затем, чтоб скоротать денёк всякими <text:span text:style-name="Emphasis">et-tu-Brute</text:span>. Передаётся истина настолько жуткая, что история—в лучшем случае сговор, не всегда между джентльменами, облапошить—ни за что не признает её. Истину заглушат, или, во времена особой элегантности, переоденут во что-нибудь другое. Что Ратенау, через минуту, годы спустя в новом потустороннем бытии, может поведать о былых раскладах? Скорее всего, ничего настолько невероятного, что мог бы сказать в момент когда шок шибанул его смертные нервы, когда впорхнул Ангел…. </text:p>
      <text:p text:style-name="Text_20_body">Но они разберутся. Ратенау—согласно историям—был пророком и архитектором картелизованного государства. Из того, что начиналось как маленькое бюро при Военном Ведомстве в Берлине, он координировал экономику Германии во время Мировой Войны, контролировал снабжение, квоты и цены, прорезал и разбивал барьеры секретности и собственности, отделявшие фирму от фирмы—корпоративный Бисмарк, перед властью которого ни одна книга бухгалтерского учёта не была слишком привилегированной, ни одно соглашение слишком тайным. Его отец, Эмиль Ратенау, основал AEG, Общую Электрическую Компанию Германии, но молодой Вальтер оказался больше, чем всякий прочий индустриальный наследник—он был философом провидящим послевоенное Государство. Он рассматривал длившуюся войну как мировую революцию, которая завершится ни Красным коммунизмом, ни бесконтрольностью Правых, а рациональной структурой, где бизнес по праву станет истиной властью—структура основанная, и тут удивляться нечему, на созданной им в Германии для ведения Мировой Войны. </text:p>
      <text:p text:style-name="Text_20_body"><text:soft-page-break/>Такова официальная версия. Достаточно грандиозная. Но Генеральный Директор Смарагд и коллеги собрались тут не затем, чтоб им вещали то, во что верят даже массы. Это даже может—при достаточно параноидальном взгляде—показаться сотрудничеством всех по обе стороны Стены, между материей и духом. Что им известно, чего не знают отвергнутые? Какая жуткая структура сокрыта видом разнообразия и предпринимательства? </text:p>
      <text:p text:style-name="Text_20_body">Юмор висельника. Чортова настольная игра. Смарагд не может всерьёз поверить ничему подобному, Смарагд техник и управляющий. Ему могут понадобиться лишь знаки, предзнаменования, подтверждения чему-то уже существующему, что-то, над чем можно подхихикнуть в <text:span text:style-name="Emphasis">Herrenklub</text:span>—«у нас теперь есть даже благословение Еврея!» Что ни явилось бы в эту ночь через медиума, они исказят, подредактируют в благословение. Это глумление над разреженными. </text:p>
      <text:p text:style-name="Text_20_body">Лени находит диван в тихом углу комнаты забитой китайской слоновой костью и шёлковыми запонами, ложится, свесив одну икру, и пытается отдохнуть. Сейчас Франц уже дома после ракетного поля, моргает под лампочкой, пока соседка фрау Зильбершлаг передаёт последнее послание Лени. Послания этой ночи, рождённые в огнях Берлина… неоновых, накаливания, звёздными… послания вплетаются в сеть информации, которую никто не в силах избежать…. </text:p>
      <text:p text:style-name="Text_20_body">– Путь ясен,– голос движет губами Сачсы и напряжённо белым горлом.– Вам там приходится следовать ему во времени, шаг за шагом. Однако, отсюда возможно охватывать всю форму сразу—не мне, я ещё не настолько продвинулся—но многим это известно как ясное присутствие… вообще-то «форма» не подходящее слово.... Позвольте быть с вами откровенным. Мне труднее смотреть с вашей точки зрения. Проблемы, с которыми вы возможно сталкиваетесь, даже самого глобального значения, многим из нас тут кажутся тривиальными отклонениями. Вы ступили на извилистую неровную дорогу, которая вам кажется широкой и прямой, Автобан, по которому можете двигаться без помех. Есть ли для меня смысл повторять вам, что кажущееся вам реальным всего лишь иллюзия? Я не знаю станете ли вы слушать или пропустите мимо ушей. Вам хочется знать лишь про свой путь, ваш Автобан. </text:p>
      <text:p text:style-name="Text_20_body">– Хорошо. Анилиновый пурпур: возьмите за образец. Изобретение пурпура, выход на ваш уровень этого цвета. Вы слушаете Генеральный Директор? </text:p>
      <text:p text:style-name="Text_20_body">– Я слушаю, херр Ратенау,– отвечает Смарагд из ИГ Фарбен. </text:p>
      <text:p text:style-name="Text_20_body">– Тирский пурпур, ализарин и индиго, другие краски угольной смолы имеют место, однако, наиважнейший анилиновый пурпур. Вильям Перкин открыл его в Англии, но его обучал Хофман, которого обучал Либиг. Тут прослеживается преемственность. Если это кармическое, то в очень ограниченном смысле… другой англичанин, Герберт Ганистер, и поколение химиков, которых он обучил.... Затем открытие Онерина. Спросите своего сотрудника Вимпе, он эксперт по цикловым бензилизохинилинам. Исследуйте клинические эффекты наркотика. Я не знаю. Кажется, вам стоит посмотреть в этом направлении. Оно сливается с линией пурпура, Перкин-Ганистер. Но всё, что у меня есть, это молекула, набросок… Метаонерин, как сульфат. Не в Германии, а в Соединённых Штатах. Тут как-то увязывается с Соединёнными Штатами. Выход на Россию. Отчего, по-вашему, фон Малцан и я настойчиво проводили договор Раппало? Это являлось необходимым шагом на восток. Вимпе может вам рассказать. Этот <text:span text:style-name="Emphasis">V-Mann </text:span>тоже там <text:soft-page-break/>бывал. Отчего, по-вашему, мы так добивались, чтобы Крупп продавал им сельскохозяйственную технику? Это было частью процесса. В то время я не понимал этого так ясно, как сейчас. Но я знал что мне следует это делать. </text:p>
      <text:p text:style-name="Text_20_body">– Взгляните на уголь и сталь. Имеется место их встречи. Интерфейсом между между углём и сталью служит угольная смола. Представьте уголь, глубоко в земле, мертвенно чёрный, никакого света, сама субстанция смерти. Смерти древней, доисторической, видов, которые мы никогда не увидим. По наростающей, всё более старые, чёрные, глубинные в слоях вечной ночи. Над поверхностью прокатывается сталь, огненная, яркая. Но для производства стали угольные смолы, более тёмные и тяжёлые, должны быть извлечены из изначального угля. Экскремент Земли, очищенный для облагораживания сияющей стали. Переданный дальше. </text:p>
      <text:p text:style-name="Text_20_body">– Мы называли это индустриальным процессом. Но в этом заложено больше. Мы передавали угольные смолы. Тысячи различных молекул ожидали в пропущенном дерьме. Вот знак откровения. Развития. В этом одно из значений анилинового пурпура, первого нового цвета Земли, вскочившего на свет Земли из угрюмых миль и толщи эпох. Есть и другое значение… преемственность… я пока не в состоянии видеть настолько…. </text:p>
      <text:p text:style-name="Text_20_body">– Но всё это лишь прикидывается жизнью. Истинное продвижение идёт не от смерти к некоему возрождению. Но от смерти к смерти преобразованной. Лучше всего попытайтесь полимеризовать пару мёртвых молекул. Однако, полимеризация не воскрешение. Я имею ввиду вашу ИГ, Генеральный Директор. </text:p>
      <text:p text:style-name="Text_20_body">– Нашу ИГ, я бы сказал,– отвечает Смарагд с более, чем обычной натянутостью и холодом. </text:p>
      <text:p text:style-name="Text_20_body">– Называйте как хотите. Хоть и союзом, если вам так нравится. Я здесь насколько вам потребуюсь. Вы не обязаны слушать. Вы думаете, что вы бы предпочли услышать о том, что вы зовёте жизнью: растущий органический Картель. Но это лишь ещё одна иллюзия. Очень умный робот. Чем динамичнее он кажется вам, тем глубже и мертвей, на самом деле, становится. Взгляните на дымогарные трубы, как они размножаются, распыляя отходы изначальных отходов над всё более обширными массами города. Структурно, они превосходят всё в противостоянии компрессии. Дымогарная труба может выстоять в любом взрыве—даже противостоять ударной волне от этих новых космических бомб,– некоторое перешёптывание вокруг стола на это,– как вам известно. Получается, устойчивость структур вспомагающих смерти. Смерть превращённая в больше смерти. Совершенствует своё правление, точно так же как похороненный уголь становится плотнее и покрывается большими толщами—эпоха поверх эпохи, город поверх разрушенного города. В этом знак притворщицы Смерти. </text:p>
      <text:p text:style-name="Text_20_body">– Эти знаки реальны. Они также симптомы процесса. Процесс следует одной и той же форме, одной и той же структуре. Чтобы постичь это, вам следует руководствоваться знаками. Все разговоры о причине и следствии, это мирская история, а мирская история тактика для диверсий. Полезна для вас, джентльмены, но нам здесь ни к чему. Если хотите знать истину—полагаю мне она известна—вам нужно углубиться в технологию этих материй. Даже в сердца некоторых молекул—это ведь они, в конце концов, диктуют температуры, давления, скорость изменения цен, доходы, форму башен…. </text:p>
      <text:p text:style-name="Text_20_body"><text:soft-page-break/>– Вам следует задаться двумя вопросами. Первый, в чём истинная природа синтеза? И следующий: в чём истинная природа контроля? </text:p>
      <text:p text:style-name="Text_20_body">– Вам кажется, что вы знаете, вы цепляетесь за свои убеждения. Но рано или поздно, вам придётся с ними расстаться. </text:p>
      <text:p text:style-name="Text_20_body">Затяжная тишина. Некоторое шевеление на стульях вокруг стола, однако спаренные мизинцы удерживают соприкосновение. </text:p>
      <text:p text:style-name="Text_20_body">– Херр Ратенау, вы можете сказать мне прямо,– этой Хайнц Риппенштос, шальной нацистский шутник и перекати-поле. Сидящие начинают хихикать, а Петер Сачса возвращаться в свою комнату.– Так Бог вправду Еврей? </text:p>
      <text:p text:style-name="P199"><draw:frame draw:style-name="fr1" draw:name="Image20" text:anchor-type="paragraph" svg:width="6.9252in" svg:height="0.3661in" draw:z-index="20"><draw:image xlink:href="Pictures/1000000000000B720000009B428C9716555D8079.png" xlink:type="simple" xlink:show="embed" xlink:actuate="onLoad" loext:mime-type="image/png"/></draw:frame></text:p>
      <text:p text:style-name="P166">Памм, Естерлинг, Дромонд, Ламплайтер, Спектро это звёзды на праздничной ёлке доктора. Блестят сверху в эту самую святую из ночей. Каждая как холодное напоминание о тупиках, солнцах, что не желают терпеть, а убегают к югу, всегда к югу, оставляя нас на бесконечном севере. Но Кевин Спектро самая яркая, самая далёкая из всех. Толпы нахлынули в Найтбридж, по радио звучат рождественские песни, в Подземке массовки столпотворения, и только Пойнтсмен всё один. Однако, он получил свой рождественский подарок, тра ля ля, и не придётся довольствоваться собакой из переработанной жестянки, ребята, он получил <text:span text:style-name="T327">персональное</text:span> чудо и человеческое дитя, развившееся в мужчину, пусть и с отметиной где-то на своей нынешней Слотроповой коре, полученной в пору детства своей Психики, да, уже чисто история, инертная, обросшая кистой, не реагирующая на джаз, депрессию, войну—выживший, если угодно, кусочек покойного д-ра Джамфа, собственной персоной, после его смерти, после получения расчёта в, в старой центральной палате, вы ж понимаете.... </text:p>
      <text:p text:style-name="Text_20_body">Ему не у кого спросить, не с кем поделиться. Моё сердце, ощущения, сердце переполнено такой силой и надеждой.... С Ривьеры отличные новости. Эксперименты здесь вошли в ровную колею, наконец-то. Из-за какой-то неясной накладки, увеличились ассигнования, или где-то прикрыли фонд, бригадный генерал Падинг улучшил финансирование ОИА. Или он тоже ощутил силу Пойнтсмена? Покупает себе индульгенцию? </text:p>
      <text:p text:style-name="Text_20_body">Иногда среди дня Пойнтсмен обнаруживает, что член у него стоит. Он начал рассказывать анекдоты, английские анекдоты вивисектора-Павловца, в которых всё вертится вокруг какого-нибудь несчастного случая: что латинское <text:span text:style-name="T1">cortex</text:span> переводится на английский как «кора», зачем собакам кора деревьев? (Полная дребедень и у людей в ПРПУК хватает ума уворачиваться, но эти шутки верх остроумия по сравнению с его дежурными, типа, «Отчего коренной лондонец, обращаясь к ковбою из Сан-Антонио говорит, "Cor, Tex!") Один раз по ходу ежегодного Рождественского Вечера в ПРПУК, Моди Чилкс завела Пойнтсмена в кладовку полную беладонны, марли, пипеток, и запаха хирургической резины, и там, в одну секунду, она уже стоит на своих красных коленках, расстёгивает на нём брюки, а он, растерянный, Боже мой, поглаживает её волосы, неловко растрепав их половину из-под бордовой ленты—и вот вам, настоящий, сочный, горячий «роток» рабыни в тугих чулочках, да, среди этих по-зимнему <text:soft-page-break/>бледных клинических залов, где-то вдали граммофон играет румбу, басы, ксилофон, истомное бренчание тропических струнных каденций, пока где-то там все танцуют по свободному от ковров полу, а старая сфера в стиле Палладио, раковина тысячи комнат, откликается резонансом, сдвигая такты среди стен и балок… смелая Мод, невероятно, заглатывает розовый хуй Павловца, насколько влезет, подбородок вертикально упёрт в ключицы, как у шпагоглотателя, всякий раз выпуская его с коротким придыхающим звуком настоящей леди, запах дорогого Шотландского подымается как распускающийся цветок, руки её стискивают спущенный зад его шерстяных брюк, вплетаясь, расплетаясь—всё происходит так быстро, что Пойнтсмен только лишь поколыхивается, помаргивает чуть охмелело, ты ж понимаешь, удивляется это приснилось ему или он обнаружил совершенную пропорцию, надо бы запомнить, сульфат амфетамина, 5 mg q 6 h, прошлой ночью, амобарбитал соды 0.2 Gm. перед сном, сегодня утром исключительные витаминные капсулы, унцию спирта, скажем, в час, поверх… сколько это выходит cc, наверное, о, Исусе, я кончаю. Точно кончаю? да... ну… а Моди, милая Мод, проглатывает, ни капли не пролила… улыбаясь тихонько, отдёрнувшись наконец, она возвращает размягчённого коршуна в его холостяцкое гнездо, но остаётся на коленях чуть дольше в окружающей кладовой этого мига, какой-то мотив Эрнесто Лекуона, наверное, его «Сибони» теперь доносится к ним по коридорам длинным как приморские аллеи, спиной к зелёному приливу, слизким камням укреплений, и пальмовым вечерам Кубы… викторианская поза, она щекой к его ноге, его рука в сетке выпуклых вен, касается её лица. Но никто их не видел, ни тогда ни вообще, и в последующую зиму, тут и там, её взгляд пересекался с его и она начинала пунцово краснеть, как её коленки, она придёт в его комнату рядом с лабораторией, раза два, наверное, но как-то у них не получится поиметь это снова, эти нежданные тропики в затаённом дыхании войны и английского декабря, этот момент совершенного мира…. </text:p>
      <text:p text:style-name="Text_20_body">Некому рассказать. Мод что-то знает наверняка, финансы ПРПУК проходят через её руки, ничего не упустит. Но он не может рассказать ей… или не всё, не в точности словами его надежды, которую он никогда, даже самому себе… она лежит впереди в темноте, определённая навыворот, <text:span text:style-name="T327">от</text:span> <text:span text:style-name="T327">боязни</text:span>, как все надежды, <text:span text:style-name="T327">которые</text:span> могут ещё рухнуть и перед ним окажется только лишь его смерть, эта тупая, пустая шутка в конце его Павловианского Продвижения. </text:p>
      <text:p text:style-name="Text_20_body">Так что Томас Гвенхидви <text:s/>тоже чувствует перемену в глубинной структуре лица и походки его коллеги. Толстый, с преждевременно побелевшей бородой Сант<text:span text:style-name="T327">ы</text:span> Клауса, приятный, морщинистый лицедей, ежесекундно ведущий представление, старается говорить на двойном языке, провинциально комичного валлийца и алмазно твёрдой нищенской истины, выслушивай какой изберёшь. У него невероятный певческий голос, в свободное время он гуляет вдоль проволочной сетки взлётной полосы дожидаясь самолётов побольше—потому что он любит репетировать басовую партия к «Диадем», когда Летающие Крепости взлетают на полную мощь, но и тогда он слышит себя, глушащего <text:span text:style-name="T327">бомбардировщики</text:span> вибрирующей чистотой, до самого Сток Поджес, прикинь. Однажды леди написала в<text:span text:style-name="Emphasis"> Times</text:span> из Лутон Ху, Бердфордшир, спрашивая, что это за мужчина с таким превосходно глубоким голосом поёт «Диадем». Какая-то м-с Снейд. <text:span text:style-name="T328">Гвенхидви</text:span> любитель выпить, в основном <text:span text:style-name="T328">спирт</text:span> из зерна, щедро смешивая в больших странных рецептах безумца-учёного с бульоном, гранатом, сиропом от кашля, горькими каплями против отрыжки из синих колокольчиков, <text:span text:style-name="T328">с </text:span>корня<text:span text:style-name="T328">ми</text:span> валериана, бородавочника и орхидей, <text:span text:style-name="T328">со всем, </text:span>что только подвернётся, честно <text:span text:style-name="T328">говоря</text:span>. Он воплощение жизнерадостного алкоголика воспетого в <text:soft-page-break/>национальных балладах и легендах. Прямой потомок Валлийца в Генри V, что носится там предлагая всем подряд закусить его Луковицей. Однако, не из стационарных пьяниц. Пойнтсмен никогда не видел Гвенхидви <text:s/>сидящим или стоящим на месте—тот постоянно теребит<text:span text:style-name="Emphasis"> давай-давай пошевеливайтесь, бездельники</text:span> длинные ряды больных и умирающих лиц, и даже Пойнтсмен замечал грубую любовь в мелких жестах, переменах дыхания и голоса. Они чёрные, индейцы, евреи-ашкенази говорящие на диалектах, которые он не слыхал на Харлей-Стрит: их бомбили, держали в холоде и голоде, в непригодных убежищах, и на их лицах, даже у детей, всегда проглядывает какая-то древняя <text:span text:style-name="T328">породнённость</text:span> с болью и превратностями, которая изумляет Пойнтсмена, более поляризованного к перечням утончённых признаков и симптомов Вест-Енда, из рождённые из головы анорексий и запоров, на которые у Валлийца просто зла не хватает. В палатах у <text:span text:style-name="T328">Гвенхидви</text:span> есть больные с <text:span text:style-name="T328">пониженным</text:span> метаболизмом, до -35, -40. Белые линии утолщаются на рентгеновских призраках костей, серые соскрёбы из-под языка расцветают под линзами его чешуйчато-чёрного микроскопа в облака Висентеских нашествий, маленькие мерзкие клыки вгрызаются, стара<text:span text:style-name="T328">ются</text:span> изъязвить бедную витаминами ткань, откуда взяты на пробу. Совершенно иной домейн, понимаешь. </text:p>
      <text:p text:style-name="P82">– Я не знаю, мэн—нет, не знаю,– вскидывает толстую медленную руку из-под своей пелерины ежиного цвета, всё ещё в госпитале, когда они шагают через снегопад—у Пойнтсмена чёткое распределено, вот монахи, вот собор, вон солдаты и гарнизон—но не так просто для Гвенхидви, часть которого всё ещё остаются позади, в заложниках. Улицы пусты, день Рождества, они топают вгору, в комнаты Гвенхидви <text:s/>в тихой пелене снега падающего на них и между ними и на провалы в стенах <text:span text:style-name="T329">учреждения</text:span> шагающих в каменном параллаксе вперёд в белую сумеречность.– Как они <text:span text:style-name="Emphasis">выдерживают</text:span>. Беднота, чёрные. И евреи! Уэльс, Уэльс давным-давно был еврейским когда-то? уэй, уэй… одно из Затерянных Колен Израиля, колено чёрных, забрело туда столетия назад? О, невероятное путешествие. Пока не узрели Уэльс, понимаешь. </text:p>
      <text:p text:style-name="Text_20_body">– Уэльс… </text:p>
      <text:p text:style-name="Text_20_body">– Остались и превратились в Кимри. Что если мы все евреи, понимаешь? Рассеяны все подобно семенам? Всё ещё в полёте дальше из изначальной горсти в давние времена. Мэн, а я верю в это. </text:p>
      <text:p text:style-name="Text_20_body">– Уж ты-то конечно, веришь, Гвенхидви . </text:p>
      <text:p text:style-name="Text_20_body">– А что, нет? А ты как? </text:p>
      <text:p text:style-name="Text_20_body">– Ну, не знаю. Сегодня не чувствую себя евреем. </text:p>
      <text:p text:style-name="Text_20_body">– Я насчёт непрерывного полёта, а?– Он имеет в виду одиноким и навсегда отделённым: Пойнтсмен знает, что тот имеет в виду. Поэтому, на удивление, это как-то его затрагивает. Он чувствует сейчас Рождественский снег в складках своих ботинков, резкий холод пытается проникнуть. Коричневый шерстяной бок Гвенхидви <text:s/>движется на краю его обзора, клок цвета, зацепка против этого седеющего дня. В непрерывном полёте. В полёте… Гвенхидви, миллион точек льда падают наискосок его неизмеримой для них пелерины, его уничтожение кажется таким невероятным, что сейчас, оттуда, где он таился, возвращается всё тот же дремотно бо<text:span text:style-name="T329">рмочу</text:span>щий страх, Проклятие Книги, а вот тут кто-то, кого он хочет, честное слово, всем своим <text:soft-page-break/>низким сердцев, видеть уцелевшим… хотя он слишком застенчив, или горд, <text:span text:style-name="T329">чтобы</text:span> хотя бы <text:s/>улыбнуться Гвенхидви <text:span text:style-name="T329">не</text:span> сопрово<text:span text:style-name="T329">ждая объяснительной</text:span> реч<text:span text:style-name="T329">ью</text:span>, <text:span text:style-name="T329">что сведёт</text:span> улыбку <text:span text:style-name="T329">на нет</text:span>…. </text:p>
      <text:p text:style-name="Text_20_body">Собаки с лаем убегают при их приближении. Им достаётся Взгляд Профессионала от Пойнтсмена. Гвенхидви <text:s/>мурлычет рождественский гимн. Во двор выходит дочь привратника Эстелла с малышом или двумя путающимися в ногах и рождественской бутылкой чего-то терпкого, но очень горячего в груди первую минуту после приёма. Запахи угольного дыма, мочи, мусора, вчерашней зажарки наполняют прихожие. Гвенхидви отпивает из бутылки, <text:span text:style-name="T330">по ходу донимая Эстеллу</text:span> <text:span text:style-name="T330">сноровистыми</text:span> шл<text:span text:style-name="T330">епками</text:span>-щекот<text:span text:style-name="T330">ульками</text:span>, <text:span text:style-name="T330">да ещё затеял</text:span> где-это-он-а-вот-он-где с Арчем, её младшеньким, вокруг широкой линии бедра его матери, который хочет его стукнуть, но он слишком увёртлив. </text:p>
      <text:p text:style-name="Text_20_body">Гвенхидви <text:s/>дышит на газовый счётчик промёрзший насквозь, слишком тугой чтоб проскочила монета. Ужасная погода. Он окутывает его, проклинает, изгибаясь как любовник с экрана, полы его пелерины в складках—Гвенхидви, лучистый как солнце…. </text:p>
      <text:p text:style-name="Text_20_body">За окнами гостиной ряд голых тополей армейского цвета, канал, заснеженная спортплощадка, а за ней длинная зубчатая куча головешек, всё ещё дымятся от вчерашней V-бомбы. Рваный дымок сдвинут в сторону, клубится и прижимается к земле падающим снегом. </text:p>
      <text:p text:style-name="Text_20_body">– Это пока что самое ближнее,– Гвенхидви возле чайника, запах серной спички наполняет воздух. Минутой позже, всё ещё глядя на кольцо газа,– Пойнтсмен, <text:span text:style-name="T330">хочешь скажу</text:span> что-то реально паранойное? </text:p>
      <text:p text:style-name="Text_20_body">– И ты туда же? </text:p>
      <text:p text:style-name="Text_20_body">– Ты давно сверялся с картой Лондона? Во всю эту метеоритную чуму V-оружия, они долбят сюда, понимаешь? Не <text:span text:style-name="T330">по У</text:span>айтхолл<text:span text:style-name="T330">у</text:span>, куда надо бы, а на меня, и я считаю это изуверством? </text:p>
      <text:p text:style-name="Text_20_body">– Чертовски непатриотичный разговор. </text:p>
      <text:p text:style-name="Text_20_body">– О,– отхаркнув сплюнул в умывальный таз,– ты не хочешь <text:span text:style-name="T330">по</text:span>верить. Да и с чего бы? Порода с Харлей-Стрит, мой добрый Иисусе. </text:p>
      <text:p text:style-name="Text_20_body">Это давнишняя игра с Гвенхидви, Королевским Доктором–подначки. Какой-то заблудивший ветер или термовпадина на небе доносит к ним глубокий гул хорала американских бомбардировщиков: <text:span text:style-name="Emphasis">Gymanfa Ganu </text:span>Смерти. Одиночный маневровый локомотив молча ползёт в паутине железнодорожных путей внизу. </text:p>
      <text:p text:style-name="Text_20_body">– Они падают согласно распределению Поиссона,– говорит Пойнтсмен негромко, как будто с этим можно спорить. </text:p>
      <text:p text:style-name="Text_20_body">– Несомненно, мэн, несомненно–отлично подмечено. Но распределяются они по этому <text:span text:style-name="T330">вот </text:span>ёбаному Ист-Енду, понимаешь?– Арч, или кто-то ещё, нарисовал коричневого, оранжевого и синего Гвенхидви <text:s/>с сумкой доктора на плоской линии горизонта с зелёными трубами. Сумка полна бутылок джина, Гвенхидви <text:s/>улыбается, синичка выглядывает из гнезда в его бороде, а небо синее и солнце жёлтое,– но ты никогда не задумался почему? Вот тебе Город Параноик. Все эти долгие столетия разрастался в сельскую местность, а? как разумное существо. Актёр, <text:soft-page-break/>фантастический мим, Пойнтсмен! Подделывается под все правильные силы, а? эко-номические, демо-графические? о, да, теперь ещё и слу-чайные, видишь ли? </text:p>
      <text:p text:style-name="Text_20_body">– Что значит «видишь ли»? Я не вижу.– В окне, подсвеченном белым полднем, лица Пойнтсмена не видно, кроме крохотного яркого полумесяца в каждом из его глаз. Что ему, <text:span text:style-name="T331">ощупью</text:span> искать себя в окне? Наверное, мохнатый Валлиец совсем слетел с катушек? </text:p>
      <text:p text:style-name="P83">– Ты <text:s/>их не видишь,– <text:span text:style-name="T331">узорочье</text:span> пара начинает исходить через испятнанную сталь клюва лебедя,– чёрных и евреев, в их тьме. Ты не умеешь. Ты не слышишь их молчания. Ты слишком привык к разговорам и свету. </text:p>
      <text:p text:style-name="Text_20_body">– Ну, к лаю это точно. </text:p>
      <text:p text:style-name="Text_20_body">– Через мой госпиталь не проходит никто кроме несчастных, видишь ли.– Уставился с застывшей улыбкой алкаша-придурка.– Что я могу излечить? Я могу <text:span text:style-name="T331">лишь</text:span> <text:span text:style-name="T331">выписывать</text:span> их, из госпиталя. Обратно в это? Здесь тоже вполне могла быть Европа, <text:span text:style-name="T331">с бит-вами</text:span>, дребез-г<text:span text:style-name="T331">ам</text:span>и и вытаскивать их до мини-мального уровня, чтоб<text:span text:style-name="T331">ы</text:span> <text:span text:style-name="T331">бойня </text:span>продолжа<text:span text:style-name="T331">сь</text:span>? </text:p>
      <text:p text:style-name="Text_20_body">– Так ты не знал, что идёт война?– За это Пойнтсмен<text:span text:style-name="T331">у</text:span>, вместе с чашкой чая, <text:span text:style-name="T331">уделяется</text:span> <text:span text:style-name="T334">жуткая</text:span> <text:span text:style-name="T334">хмурость</text:span>. Вообще-то, тупым недопониманием он надеется отвлечь Гвенхидви <text:s/>от продолжения про свой Города Параноик. Пойнтсмен скорее предпочёл бы разговор о жертвах ракетной бомбардировки поступивших сегодня в госпиталь. Но это экзорцизм, мэн, пение поэта отпугнуть тишину, отваживание белых всадников, и Гвенхидви <text:s/>знает <text:span text:style-name="T332">лучше</text:span>, <text:span text:style-name="T332">чем</text:span> может знать Пойнтсмен, что это часть <text:span text:style-name="T332">течения</text:span> дня: сидеть в этой подлой комнате и <text:span text:style-name="T332">выкрикивать</text:span> в такую вот глухоту: что <text:span text:style-name="T332">мистер </text:span>Пойнтсмен <text:span text:style-name="T332">может</text:span> лишь играть самого же себя—стил<text:span text:style-name="T332">ь</text:span>ного, раздражённого, непонимающего…. </text:p>
      <text:p text:style-name="Text_20_body">– В некоторых городах богатые живут на возвышенности, а бедные ютятся в низине. В других, богатые занимают прибрежную линию, а бедные <text:span text:style-name="T333">оттиснуты глубже на</text:span> сушу. <text:span text:style-name="T334">Но</text:span> вот в Лондоне, <text:span text:style-name="T334">наличествует</text:span> градиент зловредности, а? <text:span text:style-name="T334">Разрастается</text:span> по мере того, как река расширяется к морю. Я просто спра-шиваю, почему? Это из-за судо-ходства? Из-за образа землепользования, особенно с началом Индустриального Века? Или это случай древнего племенного табу, сохранившегося во всех английских поколениях? Нет. Истинная причина в Угрозе с Востока, видишь ли. И с Юга: от массы Ев-ропы, разумеется. Людям в этой части<text:span text:style-name="T1"> </text:span><text:span text:style-name="T18">предназначено гибнуть</text:span><text:span text:style-name="T1"> первыми</text:span>. Мы заменимы, а те, в Вест-Енде и к северу от реки, нет. О, я не хочу сказать, будто Угроза имела <text:span text:style-name="T334">хоть </text:span>какой-то тот или другой определённый образ. Политический, нет. Если Городу Параноику что-то приснится, нам <text:span text:style-name="T334">то неведомо</text:span>. Может Го-роду приснился вра-жеский город, плывёт через море вор-ваться в устье… может волны тьмы… волны огня…. Может как его заглатывает обратно бескрайний мол-чащий Материнский Континент? Это не моё дело, городские сны… Но что если Го-род это растущий нео-плазм, через столетия, постоянно изменяющийся, чтобы столкнуться с меняющейся формой своих наихудших, тай-ных страхов? Обшарпанные пешки, <text:span text:style-name="T337">обесчещенная</text:span> коро-лева, испуганный конь, мы все обречены, безнадёжно пропали, брошены тут, подставленными, в ожидании. Было известно, не отрицай—известно, Пойнтсмен! Что фронт в Ев-ропе однажды должен сложиться таким образом, а? что продвинется к востоку, сделает ракеты необходимостью, известно как и где они будут падать с недолётом. <text:soft-page-break/>Спроси<text:span text:style-name="T334">шь</text:span> своего друга Мехико? Посмотри<text:span text:style-name="T334">шь</text:span> на плотности по его карте? восток, восток и к югу от реки тоже, где <text:span text:style-name="T334">проживают</text:span> все блохи, вот <text:span text:style-name="T334">кому достаётся</text:span> по пол-ной, мой друг. </text:p>
      <text:p text:style-name="Text_20_body">– Ты прав, Гвенхидви,– рассудительно прихлёбывает чай,– это очень паранойно. </text:p>
      <text:p text:style-name="Text_20_body">– Это правда.– Он достаёт праздничную бутылку Бочки 69 и готов налить им для тоста. </text:p>
      <text:p text:style-name="Text_20_body">– За младенцев!– ухмыляется, полностью чокнутый. </text:p>
      <text:p text:style-name="Text_20_body">– Младенцев, Гвенхидви ? </text:p>
      <text:p text:style-name="Text_20_body">– А <text:span text:style-name="T334">если</text:span> я составлял свою личную карту? Отмечал данные родильных палат? младенцы родившиеся во время Блица тоже следуют распределению Поиссона, видишь ли. </text:p>
      <text:p text:style-name="Text_20_body">– Тогда за странность всего этого. Несчастные сволочата. </text:p>
      <text:p text:style-name="P84">Позже, ближе <text:span text:style-name="T336">к</text:span> темноте, <text:span text:style-name="T336">группа</text:span> громадных <text:span text:style-name="T336">тараканов</text:span>, очень тёмно-красно-коричневые, появляются как эльфы из деревянной облицовки и пробираются в кладовку, беременные жучихи тоже, с прозрачными новорожденными, <text:span text:style-name="T336">тащатся</text:span> следом как сопрово<text:span text:style-name="T334">ждение морских</text:span> конво<text:span text:style-name="T334">ев</text:span>. Ночью, в очень поздние затишья между бомбовозами, огнём зениток и попаданиями ракет, их можно услышать, громк<text:span text:style-name="T334">о</text:span> как мыши, <text:span text:style-name="T334">прогрызают</text:span> бумажные пакеты Гвенхидви, оставляя полосы и отпечатки говна такого же цвета, как сами. <text:span text:style-name="T335">Им</text:span>, <text:span text:style-name="T335">как видно,</text:span> не слишком <text:span text:style-name="T335">по вкусу</text:span> мягкое, фрукты, овощи и тому подобное, предпочитают твёрдую чечевицу и бобы, чтоб было что пожевать, бумагу, штукатурные преграды, прогрыз<text:span text:style-name="T335">а</text:span>ть твёрдые интерфейсы, потому что они <text:span text:style-name="T335">старатели единения</text:span>, видишь ли. Рождественские жуки. Они сидели глубоко в соломе яс<text:span text:style-name="T335">лей</text:span> в Вифлееме, они копошились, взбирались, сваливались, блестяще красные среди золотистых прядей соломы, что им должно быть казаться протяжённой на мили и мили вверх и вниз—съедобный мир-жилище, время от времени прогрызаешься насквозь, чтоб нарушить какой-то тайный сноп векторов, из-за чего соседние жуки закувыркаются мимо вниз, зад-усики-зад-усики, пока ты всеми ножками вцепляешься в долгое дрожание золотистых стеблей. Безмятежный мир: температура и влажность остаются почти постоянными, дневной цикл приглушён до мягкого лёгкого колебания света, от золотого, к цвету старого золота, к теням, и опять сначала. Плач младенца достиг тебя, наверное, как вспышки энергии на невидимом расстоянии, почти неощутимый, часто не замечаемый. <text:span text:style-name="T335">С</text:span>паситель <text:span text:style-name="T335">твой</text:span>, <text:s/>понимаешь.... </text:p>
      <text:p text:style-name="P200"><draw:frame draw:style-name="fr1" draw:name="Image21" text:anchor-type="paragraph" svg:width="6.9252in" svg:height="0.3661in" draw:z-index="21"><draw:image xlink:href="Pictures/1000000000000B720000009B428C9716555D8079.png" xlink:type="simple" xlink:show="embed" xlink:actuate="onLoad" loext:mime-type="image/png"/></draw:frame></text:p>
      <text:p text:style-name="P167">В аквариуме две рыбки за<text:span text:style-name="T338">сты</text:span>ли изображая знак Рыб, голова к хвосту, и вовсе не движутся. Пенелопа сидит уставившись в их мир. Там есть маленький затонувший галеон, фарфоровый ныряльщик с аквалангом, красивые камни и ракушки, которые она и сёстры привозили с моря. </text:p>
      <text:p text:style-name="Text_20_body">Тётя Джессика и дядя Роджер на кухне, целуются и обнимаются. Элизабет дразнит Клэр в прихожей. Их мама в туалете. Кошка Сути спит на кресле, чёрная туча переменяется в разное всякое, которое как раз сейчас похоже на кошку. Это первый день после Рождества. Последняя бомба-ракета была час назад, где-то к югу. Клэр получила роскошную куклу, Пенелопе достался свитер, в подарок Элизабет платье, которое перейдёт Пенелопе. </text:p>
      <text:p text:style-name="Text_20_body"><text:soft-page-break/>Пантомима, куда дядя Роджер водил их всех сегодня днём, называлась <text:span text:style-name="Emphasis">Гансель и Гретель</text:span>. Клэр сразу же спустилась под стулья, где другие уже передвигались тайными тропами, иногда мелькнёт косичка или белый воротничок между высокими внимательными дядями в военной форме или под спинками сидений занавешенных шинелями. На сцене Гансель, который должен быть мальчиком, а на самом деле высокая девушка в штанишках, грустила в клетке. Смешная старая Ведьма кричала до упаду и <text:span text:style-name="T338">карабкалась</text:span> на декорации. Красивая Гретель выжидала возле Печи удобный момент…. </text:p>
      <text:p text:style-name="Text_20_body">Потом немцы сбросили ракету на ту же улицу, где и театр. Некоторые малыши начали плакать. Они испугались. Гретель, которая как раз вертела свою метлу, чтобы ударить Ведьму прямо в зад, остановилась: опустила метлу, в сгустившейся тишине шагнула к лампам на полу сцены и запела: </text:p>
      <text:p text:style-name="P235">Пусть ничего вас не тревожит,</text:p>
      <text:p text:style-name="P236">Тогда увидим мы, быть может </text:p>
      <text:p text:style-name="P235">Что-то, что вам не заметно пока— </text:p>
      <text:p text:style-name="P235">Большое, злючее, колючее </text:p>
      <text:p text:style-name="P235">тянется вцепиться вам в бока </text:p>
      <text:p text:style-name="P235">О, садовнику сегодня радуга нужна, </text:p>
      <text:p text:style-name="P236">Мусорщик свой галстук нагладил, повязал. </text:p>
      <text:p text:style-name="P235">И каждый идёт и песенку поёт </text:p>
      <text:p text:style-name="P235">Вместе с круглым лицом в небесах. Ах! </text:p>
      <text:p text:style-name="P235"/>
      <text:p text:style-name="P235">Прекрасный в небе дом из полиэтилена </text:p>
      <text:p text:style-name="P235">Кегли из платины у тебя в руках— </text:p>
      <text:p text:style-name="P235">О, мамочка твоя толстенный пулемёт из теста, </text:p>
      <text:p text:style-name="P235">А папа страшный молодец-премолодец </text:p>
      <text:p text:style-name="P276">(Шёпотом и стакатто): </text:p>
      <text:p text:style-name="P235">О, менеджер посасывает трубку, </text:p>
      <text:p text:style-name="P235">Банкиры поедают своих жён, </text:p>
      <text:p text:style-name="P236">Весь мир <text:span text:style-name="T339">пошёл </text:span>вверх дном, пляшет под оркестры </text:p>
      <text:p text:style-name="P236">Проверь свои карманы и получи сюрприз твой наконец— </text:p>
      <text:p text:style-name="P235"/>
      <text:p text:style-name="P235"> Карманы выверни сюр-приз свой получи: </text:p>
      <text:p text:style-name="P235"><text:soft-page-break/> В них абсо-лютно ни души, в них пусто очень! </text:p>
      <text:p text:style-name="P235"> Погасли лампы над ступеньками в ночи, </text:p>
      <text:p text:style-name="P235">  Сезон для ламп прошёл и бал окончен… </text:p>
      <text:p text:style-name="P235"> А где-то на пляже <text:span text:style-name="T339">шёпот</text:span> пальм и <text:span text:style-name="T339">морская </text:span>природа, </text:p>
      <text:p text:style-name="P235"> Спасатель не пере-стаёт вздыхать, </text:p>
      <text:p text:style-name="P235"> И голоса—это Парень и Девушка Года, </text:p>
      <text:p text:style-name="P235"> Детишки, которым надо научится умирать…. </text:p>
      <text:p text:style-name="P235"/>
      <text:p text:style-name="Text_20_body">Кресло отца Пенелопы в углу, возле стола с лампой. Ей видна ажурная шаль на спинке, множество узелков серых, кирпичного, чёрных, коричневых, с необыкновенной ясностью. В узоре, или перед ним что-то шевел<text:span text:style-name="T339">ьнулось</text:span>: поначалу не более, чем дрожание, как будто от источника тепла перед пустым креслом. </text:p>
      <text:p text:style-name="Text_20_body">– Нет,– шепчет она громко.– Я не хочу. Ты не он. Я не знаю кто ты, но ты не мой отец. Уходи. </text:p>
      <text:p text:style-name="Text_20_body">Его подлокотники и ножки напряжённо молчат. Она всматривается. </text:p>
      <text:p text:style-name="Text_20_body"><text:span text:style-name="Emphasis">Я только хочу навестить тебя. </text:span></text:p>
      <text:p text:style-name="Text_20_body">– Ты хочешь сделать меня одержимой. </text:p>
      <text:p text:style-name="Text_20_body">Демонические одержимости не новость в этом доме. Это вправду Кайт, её отец? он прибран когда она была вдвое моложе, чем сейчас, и вот вернулся не человеком, которого она знала, но лишь как скорлупа—с мягким мяском слизня души, та улыбается и любит, и чувствует свою смертность, либо выгнившую, либо отодранную шестерёнками смерти-при-исполнении-долга—процес<text:span text:style-name="T339">с</text:span>, в котором живые души не по своей воле становятся демонами, что в основном течении Западной магии носят имя Клиппото<text:span text:style-name="T339">в</text:span>, Скорлупы Мёртвых…. То же самое нынешний распорядок делает с приличными мужчинами и женщинами целиком по эту сторону от могилы. Ни в одном из помянутых процессов нет ни достоинства, ни жалости. Матерям и отцам создают условия для предумышленной смерти каким-нибудь из наиболее предпочитаемых способов: довести себя до рака или сердечного приступа, попасть в автокатастрофу, пойти на Войну и погибнуть—бросив своих детей в лесу одних. Тебе всегда будут говорить, что отцы «взяты», но отцы только бросают—вот как оно на самом деле. Все отцы друг друга выгораживают, вот и всё. Может даже и лучше иметь это присутствие, натирающее комнату до стеклянной сухости, проскальзывая в кресло и оттуда, чем <text:span text:style-name="T339">такого </text:span>отца, который ещё не умер, человека, которого ты любишь и <text:span text:style-name="T339">вынужден видеть</text:span> как оно происходит…. </text:p>
      <text:p text:style-name="Text_20_body">На кухне, вода в чайнике колотиться, пищит перед закипанием, а снаружи дует ветер. Где-то, на другой улице, срывается лист шифера крыши и падает. Роджер охватил холодные <text:span text:style-name="T339">кисти</text:span> Джессики, чтобы согреть их у себя на груди, чувствует их, ледяные, сквозь свитер и рубашку, при<text:span text:style-name="T339">тисну</text:span>ты к нему. Но она стоит отстранённо, дрожит. Он хочет согреть её всю, не только <text:soft-page-break/>комичные конечности, хочет сверх разумной надежды. Сердце его колотится как вскипающий чайник. </text:p>
      <text:p text:style-name="Text_20_body">Уже начало доходить: насколько <text:span text:style-name="T339">за</text:span>просто она может уйти. В первый раз он понимает почему это равносильно умиранию, и почему ему хочется плакать, когда она уходит. Он научился распознавать время, когда её ничто не держит, кроме его тощих рук на 20 отжиманий…. Если она уйдёт, то уже не имеет значения куда падают ракеты. Но совпадения карт, девушек, и ракетных ударов вошли в него молча, молчаливые как лёд и молекулы Квислинга, сыпанули сквозь решето заморозить его. Если бы он мог чаще быть с нею… если б это случилось, когда они вместе—в <text:span text:style-name="T340">иные</text:span> врем<text:span text:style-name="T340">ена</text:span> это могло бы звучать романтично, однако, в культуре смерти, определённые ситуации просто более популярная тема, чем другие—но они так часто не вместе…. </text:p>
      <text:p text:style-name="P85">Если её не достанут ракеты, всё равно остаётся её лейтенант. Чёртов Бобёр/Джереми и <text:span text:style-name="Emphasis">есть </text:span>Война, он каждое из утверждений когда-либо выдвинутых ёбаной Войной—что наше предназначение работа и служба правительству, бережливая экономность: и что это всё должно быть выше любви, мечты, духа, чувств и прочей второстепенной ерунды, что подворачивается в незадействованные и бездумные часы бодрствования…. К чёрту их, они неправы. Они безумны. Джереми заберёт её словно сам Ангел в своё безрадостное выдро-сословное прозябание, а Роджер будет забыт, забавный маньяк, но неуместный в рационализированном ритуале власти, которым обернётся близящийся мир. Она станет подчиняться приказам своего мужа, <text:span text:style-name="T341">превратится в</text:span> домашн<text:span text:style-name="T341">юю</text:span> <text:span text:style-name="T341">управляющую</text:span>, младш<text:span text:style-name="T341">его</text:span> партнёр<text:span text:style-name="T341">а</text:span>, и будет <text:s/>вспоминать Роджера, если вообще будет, как ошибку, которую, слава Богу, она не совершила…. О, он чувствует как накатывает волна неистовства—как чёрт побери выжить ему без неё? Она утепляющие британские прослойки на его сутулых плечах, и зазимовавший воробей, которого он держит в своих ладонях. Она его глубочайшая невинность в пространствах сена и кущей из времён до того, как желания получили раздельные наименования, предостерегая, что они могут и не сбыться, и она его гибкая парижская дочка радости, пред вечным зеркалом, с изменчивым ароматом, в декольте от подмышек, всё очень <text:span text:style-name="T342">даже з</text:span>апросто сработает: обездолить его ради более стоящей любви. </text:p>
      <text:p text:style-name="Text_20_body">Ты бродишь во мне из одного сна в другой. Ты дошла до самого невзрачного из моих уголков и там, в мусоре, ты нашла жизнь. Я уже не знаю какое из всех слов, образов, снов или духов «твоё» а какое «моё». Поздно сортировать. Мы оба теперь кто-то новый, кто-то небывалый…. </text:p>
      <text:p text:style-name="Text_20_body">Его деяние веры. На улице ребятишки поют: </text:p>
      <text:p text:style-name="P215">Слышишь, ангелы сходят с небес, трубя:</text:p>
      <text:p text:style-name="P215">М-с Симпсон украла нашего Короля… </text:p>
      <text:p text:style-name="Text_20_body"/>
      <text:p text:style-name="Text_20_body">На каминной доске сын Сути, Ким, страшно толстый косоглазый сиамец, затаился, чтоб отчебучить то, что ему теперь нравиться больше всего. Больше жратвы, сна или ебли, его главная зацикленность на том, чтобы прыгнуть, или свалиться на его мать и держаться там, ухохатываясь, пока она с воплями бегает по комнате. Нэнси, сестра Джессики выходит из <text:soft-page-break/>уборной прекратить то, что переходит уже в полномасштабную ссору между Элизабет и Клэр. Джессика делает шаг назад от Роджера, чтобы высморкаться. </text:p>
      <text:p text:style-name="Text_20_body">Звук знаком ему как пение птички, ип-ип-ип-ип НГАННГГ, и платочек убирается… –«О, суббер дуббер»,– говорит она,–«бахоже я батхватила простуду». </text:p>
      <text:p text:style-name="Text_20_body">Ты подхватила Войну. Она заразная, ты и я не знаем как уберечься. О, Джес. Джессика. Не покидай меня…. </text:p>
      <text:p text:style-name="P201"><draw:frame draw:style-name="fr1" draw:name="Image22" text:anchor-type="paragraph" svg:width="6.9252in" svg:height="0.3661in" draw:z-index="22"><draw:image xlink:href="Pictures/1000000000000B720000009B428C9716555D8079.png" xlink:type="simple" xlink:show="embed" xlink:actuate="onLoad" loext:mime-type="image/png"/></draw:frame></text:p>
      <text:h text:style-name="P212" text:outline-level="3">2</text:h>
      <text:h text:style-name="P212" text:outline-level="3">Un Perm’ au Казино Герман Геринг<text:line-break/> </text:h>
      <text:p text:style-name="P271"><text:span text:style-name="Emphasis">Тебе достанется самый высокий, самый темноволосый ведущий актёр Голливуда.</text:span> </text:p>
      <text:p text:style-name="P286">Мериан С. Купер сказал Фэй Рэй</text:p>
      <text:p text:style-name="Text_20_body"><draw:frame draw:style-name="fr2" draw:name="Image24" text:anchor-type="paragraph" svg:width="4.9555in" svg:height="0.2618in" draw:z-index="23"><draw:image xlink:href="Pictures/1000000000000B720000009B428C9716555D8079.png" xlink:type="simple" xlink:show="embed" xlink:actuate="onLoad" loext:mime-type="image/png"/></draw:frame><text:s/></text:p>
      <text:p text:style-name="Text_20_body"/>
      <text:p text:style-name="Text_20_body">Улицы этого утра уже цокают, поближе, подальше, под ногами гражданских на деревянных подошвах. Выше по ветру стая чаек. Скользят легко, бок о бок, крылья раскинуты неподвижно, когда-никогда слегка пожмёт плечом, чтоб набрать высоту для этого расклада, сбора, белой замедленной растасовки карт в фараоне невидимых пальцев…. Вчерашний первый взгляд, на подъезде днём по эспланаде, встретил суровый приём: море в оттенках серого под серыми тучами, Казино Герман Геринг обесцвечено белым, чёрная зубчатая бахрома пальм едва пошевеливалась…. Но в это утро деревья на солнце снова зелёные. Налево, вдалеке, древний акведук заворачивает осыпаясь, <text:span text:style-name="T343">иссохше-</text:span>жёлтый, вдоль отрогов <text:span text:style-name="Emphasis">Козырька</text:span>, дома и виллы пекутся там до тёпло-ржавого, мягкая коррозия через все цвета Земли, от бледно сырой до глубоко прожаренной. </text:p>
      <text:p text:style-name="P86">Солнце, не слишком, пока что, высокое, схватывает ту или иную птицу за оперенье её крыльев, превращает кончики их в сверкающие ноготки срезанного льда. Слотроп выстукивает зубами к птицам столпившимся в вышине, охвачен дрожью тут внизу, на своём мини-балкончике, тепло от электро-камина в глубине комнаты, едва достигает тыла его ног. Ему отвели комнату высоко в белом, обращённом к морю фасаде, на одного. Тантиви Макер-Мафик с его приятелем Тедди Блотом в одной на двоих, дальше по коридору. Он втягивает ладони внутрь рубчатых манжет свитера, скрестив руки наблюдает изумительное иностранное утро, дополняя его призраками своего дыхания, ощущая первое тепло солнца, <text:span text:style-name="T343">позыв</text:span> к первой сигарете—и, совсем <text:span text:style-name="T343">уж</text:span> ненормально, всё ещё дожидаясь грохота первой ракеты, что положит начало дню. Зная всё <text:span text:style-name="T343">это</text:span> время, что он в сторонке от великой войны отошедшей к северу и что взрывом тут может быть лишь хлопок пробки шампанского, мотора шикарного Испано-Свиза, любовного шлепка, будем <text:soft-page-break/>надеяться…. Вдали от Лондона? Никакого Блица? Сможет ли он свыкнуться с этим? Ну, конечно, как раз ко времени, когда пора будет вернуться назад. </text:p>
      <text:p text:style-name="Text_20_body">– Так он проснулся.– Блот, в пижонистом костюме в тончайшую полоску, украдкой проник в комнату, покусывает чубук дымящей трубки, Тантиви следом в униформе. – Торчит у щелки, прочёсывает пляж насчёт незанятой мамзели или двух, могу поспорить… </text:p>
      <text:p text:style-name="Text_20_body">– Не мог заснуть,– Слотроп, зевая, возвращается в комнату. Залитые солнцем птицы парят позади него. </text:p>
      <text:p text:style-name="Text_20_body">– Мы тоже,– откликается Тантиви,– Годы уйдут, пока привыкнешь. </text:p>
      <text:p text:style-name="Text_20_body">– Боже,– Блот не скупится на показной энтузиазм в это утро, театрально указывая на огромную постель, затем рухнул туда и <text:span text:style-name="T343">принялся вовсю</text:span> качаться,– За тебя точно замолвили словечко, Слотроп. Роскошь! А нам с тобой дали какую-то заброшенную кладовку, прикинь. </text:p>
      <text:p text:style-name="Text_20_body">– Эй, что ты тут гонишь?– Слотроп рыщет вокруг в поисках сигарет.– Я, типа, Ван Джонсон что ли? </text:p>
      <text:p text:style-name="Text_20_body">– Только в том, что касается,– Тантиви с балкона бросает свою зелёную пачку Кревенс,– девушек, понимаешь— </text:p>
      <text:p text:style-name="Text_20_body">– Англичане довольно сдержаны,– поясняет Блот, учащая качку для выразительности. </text:p>
      <text:p text:style-name="Text_20_body">– О, шальные маньяки,– бормочет Слотроп направляясь в свой личный туалет,– ворвались, банда сдвинутых, точняк…. Стоит довольный, ссыт без рук, закуривает, но малость прикидывает насчёт этого Блота. Типа, давний приятель Тантиви. Спичка щелчком послана в унитаз, краткий пшик: но как-то держит он себя со Слотропом, свысока? может из-за нервов… </text:p>
      <text:p text:style-name="Text_20_body">– Так вы, ребята, ждёте, что я устрою вам знакомства,– орёт он, покрывая шум спуска воды в туалете,– а мне всегда казалось, как только кто из вас пересекает Пролив, то он уже заправский Валентино. </text:p>
      <text:p text:style-name="Text_20_body">– Мне говорили, что до войны существовала такая, типа, традиция,– Тантиви с печалью прислоняется к двери,– но Блот и я часть Нового Поколения, мы вынуждены полагаться знатока Янки… </text:p>
      <text:p text:style-name="Text_20_body">И тут Блот выскакивает из постели, стараясь просветить Слотропа песней: </text:p>
      <text:p text:style-name="P77">англичанин застенчив очень (фокс-трот)</text:p>
      <text:p text:style-name="P215">Англичанин застенчив очень, <text:span text:style-name="T344">повторю вам снова,</text:span></text:p>
      <text:p text:style-name="P237">Это вам не Ка-за-но-ва,</text:p>
      <text:p text:style-name="P237">Где надо дам раскрутить, </text:p>
      <text:p text:style-name="P237">Американцы впереди— </text:p>
      <text:p text:style-name="P237"/>
      <text:p text:style-name="P237">(Тантиви): — У англичанина нет той </text:p>
      <text:p text:style-name="P237"><text:soft-page-break/>Удали заатлантической, </text:p>
      <text:p text:style-name="P237">Что <text:span text:style-name="T344">дамам кажется</text:span> столь романтической, </text:p>
      <text:p text:style-name="P237">И притягательной такой… </text:p>
      <text:p text:style-name="P237"/>
      <text:p text:style-name="P237">(Блот): Янки многоженец с толпой своих подружек </text:p>
      <text:p text:style-name="P237">Не сможет смягчить лёд британских лиц, </text:p>
      <text:p text:style-name="P237">(Тантиви): Но он втайне их восхищает, </text:p>
      <text:p text:style-name="P237">Как, типа, эро-тич-ный Клаузевиц…. </text:p>
      <text:p text:style-name="P237"/>
      <text:p text:style-name="P237">(Вместе): А если б кто-то смог в себе объединить </text:p>
      <text:p text:style-name="P237">Американскую постельную техничность </text:p>
      <text:p text:style-name="P237">И внешности английской симпатичность, </text:p>
      <text:p text:style-name="P237">Ему б красотки все достались, в любое время дня и ночи </text:p>
      <text:p text:style-name="P237">Хотя мы знаем, что Англичанин застенчив очень. </text:p>
      <text:p text:style-name="P237"/>
      <text:p text:style-name="Text_20_body">– Ну, тогда вы обратились по адресу,– кивает Слотроп, соглашаясь.– Только не ждите, что я и вставлять за вас буду. </text:p>
      <text:p text:style-name="Text_20_body">– Только для предварительного съёма,– <text:span text:style-name="T344">уверяет</text:span> Блот. </text:p>
      <text:p text:style-name="Text_20_body">– <text:span text:style-name="Emphasis">Moi</text:span>,– орёт тем временем Тантиви вниз с балкона,–<text:span text:style-name="Emphasis"> Moi</text:span> Тантиви, понимаете, Тантиви. </text:p>
      <text:p text:style-name="Text_20_body">– Тантиви,– откликается неясный девичий хор снизу. </text:p>
      <text:p text:style-name="Text_20_body">– <text:span text:style-name="T1">J’ai deux amis, aussi</text:span>, по странному совпадению. <text:span text:style-name="Emphasis">Par un bizarre</text:span> совпадение, или как оно по-французски,<text:span text:style-name="Emphasis"> oui</text:span>? </text:p>
      <text:p text:style-name="Text_20_body">Слотроп, занявшийся было бритьём, выступает со всклоченной пеной на зажатом в кулак помазке и сталкивается с Блотом, который бросился взглянуть вниз поверх левого эполета своего соотечественника на троицу миленьких девичьих лиц, задранных кверху, в соломенных нимбах громадных панам, улыбки у всех ослепительны, глаза загадочны, как море за их спинами. </text:p>
      <text:p text:style-name="Text_20_body">– Скажем, примерно в<text:span text:style-name="Emphasis"> où</text:span>,– спрашивает Блот,–<text:span text:style-name="Emphasis"> où</text:span>, хорошо, <text:span text:style-name="Emphasis">déjeuner</text:span>? </text:p>
      <text:p text:style-name="Text_20_body">– Рад, что я пригодился,– бормочет Слотроп, намыливая Тантиви между лопаток. </text:p>
      <text:p text:style-name="Text_20_body">– Так пошли с нами,– зовут девушки поверх шума волн, две из них удерживают большущую <text:span text:style-name="T344">плетёную</text:span> корзину, а в ней стройные лощёные зелёные бутылки вина и батоны с хрусткой <text:soft-page-break/>корочкой всё ещё точащие из под белой тряпицы, лёгкий парок всплыва<text:span text:style-name="T344">ет</text:span> как пёрышки от каштановой глазури и из более бледных полос-трещинок,– идёмте—<text:span text:style-name="Emphasis">sur la plage</text:span> . . . </text:p>
      <text:p text:style-name="Text_20_body">– Я просто,– Блот уже наполовину за дверью,– поддержу им компанию пока вы… </text:p>
      <text:p text:style-name="Text_20_body">– <text:span text:style-name="Emphasis">Sur la plage</text:span>,– Тантиви чуть мечтательно моргает на солнце, улыбается, что их пожелания о добром утре сбылись,– о, это звучит как живопись. Что-то из Импрессионистов. Фа<text:span text:style-name="T350">у</text:span>истов. Искрится светом. </text:p>
      <text:p text:style-name="Text_20_body">Слотроп расхаживает стирая крем со своих с ладоней. Запах в комнате на миг переносит в Беркширские субботы—флакончики сливового и янтарного тоников, облепленная мухами бумажка поворачивает бока под волну от вентилятора над головой, щипки боли от тупых ножниц…. Выдираясь из своего свитера, затягивается <text:span text:style-name="T345">зажатой во</text:span> рт<text:span text:style-name="T345">у</text:span> сигаретой, дым валит из горловины словно от вулкана: «Эй, можно тебя расколоть на одну из твоих—» </text:p>
      <text:p text:style-name="Text_20_body">– Ты уже забрал всю пачку,– вскрикивает Тантиви,— Боже милостивый, а <text:span text:style-name="Emphasis">это</text:span> что такое? </text:p>
      <text:p text:style-name="Text_20_body">– Ты о чём?– На лице Слотропа ничего кроме невинности, пока он впихивает и начинает застёгивать помянутый объект. </text:p>
      <text:p text:style-name="Text_20_body">– Ты, конечно, пошутил. Там ожидают юные дамы, Слотроп, одень что-нибудь цивилизованное, будь умницей— </text:p>
      <text:p text:style-name="Text_20_body">– Всё путём,– Слотроп, минуя зеркало, причёсывает волосы в обычный спортивный помпадур Бинга Кросби. </text:p>
      <text:p text:style-name="Text_20_body">– Ты же не хочешь, чтоб нас увидели с— </text:p>
      <text:p text:style-name="Text_20_body">– Мой брат Хоган прислал её мне,– оповещает его Слотроп,– аж с Тихого океана. Видишь на спине? под парнями в том каноэ, налево от цветущих Китайских роз, там же грица СУВЕНИР ИЗ ГОНОЛУЛУ? Это реальная вещь, Макер-Мафик, не какая-нибудь дешёвая подделка. </text:p>
      <text:p text:style-name="Text_20_body">– Боже правый,– стонет Тантиви, удручённо таща его из комнаты, <text:span text:style-name="T345">жмуря</text:span> глаза от рубахи, которая слегка мерцает в полумраке коридора.– Ну, хотя бы заправь её и покрой чем-нибудь. Вот, я даже одолжу тебе этот <text:span text:style-name="T345">фирменный</text:span> китель…. Велика жертва: это китель из заведения на Севил-Роу, чьи примерочные в натуре украшены портретами досточтимых овечек—какие-то возвышенно позируют на скалах, другие задумчиво,<text:span text:style-name="T345">на</text:span> мягком ближнем плане—с которых изначальная, осеребрённая туманом, состригалась шерсть. </text:p>
      <text:p text:style-name="Text_20_body">– Ткань наверняка из колючей проволоки,– делится мнением Слотроп,– какая девушка захочет прижаться к чему-то <text:span text:style-name="T345">такому</text:span>. </text:p>
      <text:p text:style-name="Text_20_body">– Ну, а какая женщина в здравом уме захочет быть в радиусе десяти миль от этой— этой жуткой рубахи, а? </text:p>
      <text:p text:style-name="Text_20_body">– Погоди!– Слотроп откуда-то вытаскивает броский жёлто-зелёно-оранжевый красочный платок и под стоны ужаса Тантиви пристраивает его в кармане друга, чтоб тот вытарчивал тремя уголками.– Вот так!– Сияет,– теперь, что называется, <text:span text:style-name="T1">полный блеск</text:span>. </text:p>
      <text:p text:style-name="P168"><text:soft-page-break/>Они возникают в потоках солнечного света. Чайки <text:span text:style-name="T346">встре</text:span>чают <text:span text:style-name="T346">их </text:span>криком, прикид Слотропа переливается персональной радужной жизнью. Тантиви накрепко зажмуривает глаза. Когда он их открывает, девушки уже облипли Слотропа, поглаживают его рубаху, пощипывают уголки её воротника, воркуют на французском. </text:p>
      <text:p text:style-name="Text_20_body">– Ну, конечно.– Тантиви подымает корзину,– ещё бы. </text:p>
      <text:p text:style-name="P87">Эти девушки танцовщицы. Управляющий <text:span text:style-name="T346">в </text:span>Казино Герман Геринг, некто Сезар Флеботомо, привёз целую шеренгу хористок, как только прибыли освободители, хотя ещё не нашёл времени сменить название заведения времён оккупации. Похоже, до этого тут никому и дела нет, симпатичная мозаика из м<text:span text:style-name="T346">ел</text:span>ких отборных морских ракушек, тысячи их вмурованы в штукатурку, пурпурны<text:span text:style-name="T346">е</text:span>, <text:s/>коричневы<text:span text:style-name="T346">е</text:span>, розовы<text:span text:style-name="T346">е</text:span>, <text:span text:style-name="T346">взамен</text:span> большущ<text:span text:style-name="T346">ей</text:span> част<text:span text:style-name="T346">и</text:span> крыши (старая черепица всё ещё сложена штабелем возле Казино), созда<text:span text:style-name="T346">валась</text:span> два года назад в виде курортной терапии отпускниками эскадрильи Мессершмиттов, немецким шрифтом достаточно громадным, чтоб различаться с неба, как и было задумано. Солнце всё ещё слишком низко, чтобы зажечь слова, просто выделяет их из основного фона, и они придавлено висят, утратившие всякое отношение к работягам, к боли в их ладонях от водянок чернеющих на солнце инфекцией и запекшейся кровью—<text:span text:style-name="T346">и только</text:span> лишь отступают, уменьшаясь, пока компания спускается мимо простыней и наволочек отеля, разостланных сохнуть на склоне пляжа, мелкие морщинки очерч<text:span text:style-name="T346">иваются</text:span> голубым, который растает с подъёмом солнца к зениту, шесть пар ног пошевеливают никогда не сгребавшийся мусор, где и старая игральная фишка, наполовину выбеленная солнцем, и прозрачные кости чаек, и изношенная майка, сделано для Вермахта, разодранная, в пятнах солидола…. </text:p>
      <text:p text:style-name="P87">Они продвигаются вдоль пляжа, чудо-рубаха Слотропа, платочек Тантиви, платья девушек, зелёные бутылки в танце, все говорят разом, лингва франка меж-парней-и-девушек, девушки много о чём извещают друг дружку, поглядывая искоса на свой эскорт. Тут неплохо бы подпустить малость, хе-хе, ранней паранойи, типа, выбери меня, чтоб легче терпеть то, что уж точно стрясётся в этот днём. Ан, нет. Слишком уж утро хорошее для <text:span text:style-name="T346">всякого </text:span>такого. Тихие волны набегают, разбиваясь в виде крема на торте, вдоль вогнутой полосы тёмной гальки, а там впереди пенятся между чёрных скал, что выступают вдоль Козырька. В открытом море мигает двойня крохотных парусов, растворяясь в дали и в солнце, курсом к Антибам, постепенная смена галсов, хрупкой скорлупкой среди невысокой зыби, чей напор и резкий шелест под острым носом Слотропу чувствуется этим утром, вспомнились довоенные Кометы и Хэмптоны, за которыми следил с пляжа на Мысе Код среди запахов суши, усыхающей морской травы, масла для жарки остатков лета, ощущение песка на сгоревшей под солнцем коже, остро колкая трава дюн под босыми ступнями…. Ближе к берегу продвигается <text:span text:style-name="Emphasis">pedalo </text:span>полный солдат с девушками—они свешиваются, плещут, валяются в бело-зелёных полосатых шезлонгах на корме. Вдоль края воды ребятня гонятся с криками и с хохотом малышей защекотанных до хрипоты безвозвратно. Вверху, на прогулочной эспланаде, старая пара сидят на лавочке, синий и белый, и кремовый цвет зонта от солнца, утренняя привычка, заякориться в день…. </text:p>
      <text:p text:style-name="Text_20_body">Они подходят к первым скалам, найдя там бухточку скрытую от остального пляжа и от громоздкого Казино. На завтрак вино, хлеб, улыбки, солнце преломляющееся в тончайшей сети длинных волос танцовщиц, встряхиваемых, поправляемых, ни секунды в покое, сверканье <text:soft-page-break/>фиолетового, чалого, шафранного, изумрудного…. На минуту можешь дать миру волю, твёрдые формы распались, тепло внутри хлеба дожидается между кончиков твоих пальцев, изысканное вино долгим лёгким потоком струится вниз вокруг корня твоего языка…. </text:p>
      <text:p text:style-name="Text_20_body">Блот вмешивается: «Эй, Слотроп, и эта тоже твоя подружка?» </text:p>
      <text:p text:style-name="Text_20_body">Хм? о чём тут… она, что? Вот Блот сидит, самодовольный, тычет пальцем на скалы и бухточку рядом…. </text:p>
      <text:p text:style-name="Text_20_body">– Она строит тебе глазки, старик. </text:p>
      <text:p text:style-name="Text_20_body">Ну… она, должно быть, вышла из моря. На таком расстоянии, метров за 20, она лишь неясная фигура в чёрном платье из бомбазина ей до колен, длинные стройные голые ноги, короткий капюшон ярких волос блондинки держит её лицо в тени, прядки задрались вверх касаться её щёк. Она смотрит на Слотропа, это верно. Он улыбается, типа, машет. Она продолжает стоять, бриз плещется в её рукавах. Он оборачивается назад вытащить пробку из бутылки вина и её «плоп» сливается с визгом одной из танцовщиц. Тантиви уже почти на ногах, Блот пялиться в сторону девушки, балеринки в стоп-кадре защитных рефлексов, волосы вразлёт, платья перекошены, ляжки напоказ— </text:p>
      <text:p text:style-name="Text_20_body">Блядь святая, это там<text:span text:style-name="Emphasis"> вылазит</text:span>—осьминог? Да, при<text:span text:style-name="T347">ч</text:span>ём наигромаднейший ёбаный осьминог из всех, что Слотроп видел не в кино, Джексон, <text:span text:style-name="T347">что</text:span> только что вырос из воды и всплюхнулся до середины одной из чёрных глыбин. Теперь, нацелив злобный глаз на девушку, он вскидывает длинное усаженное присосками щупальце, обвивает вокруг её шеи, пока все уставились, другим хватает за талию и начинает тащить её, упирающуюся, под воду. </text:p>
      <text:p text:style-name="Text_20_body">Слотроп несётся, с бутылкой в руке, мимо Тантиви, который исполняет нерешительную чечётку, прихлопывая руками по карманам парадной формы в поисках оружия, которого там нет, чем ближе он подбегает, тем больше видно осьминога и ух-ты! ну и <text:span text:style-name="Emphasis">здоровила</text:span>, охренеть—тормозит рядом, одной ногой в воде, и начинает колошматить осьминога винной бутылкой по голове. Крабы-отшельники оскальзываются, бьются на смерть вокруг его ноги. Девушка, уже наполовину в воде, пытается закричать, но щупальце, подвижное и леденящее, едва оставляет ей возможность вдоха. Она протягивает руку, мягко-костную детскую руку с мужским стальным опознавательным браслетом на запястье и вцепляется в Гавайскую рубаху Слотропа, пытаясь ухватить покрепче, и кто мог <text:span text:style-name="T347">подумать</text:span>, что напоследок ей привидятся вульгарные лица красоток в хула, мужики с укулеле, сёрфингисты, и всё в расцветке из книжки комиксов… о Боже пожалуйста Боже, бутылка трахает вновь и вновь по мокрой плоти осьминога, но хули толку, осьминог зырит на Слотропа, победно, пока тот, рядом с неотвратимой смертью, не в силах оторвать свой взгляд от её руки, от ткани изборождённой по касательным к её ужасу, от пуговицы на последней, туго натянутой ниточке—он видит имя на браслете, вцарапанные серебряные буквы все ясны, но для него не складываются перед слизистым серым захватом, что крепчает, приливает, сильнее, чем он и она вместе, стискивает несчастную руку, его жестокий <text:span text:style-name="T347">жим</text:span> отделяет от Земли— </text:p>
      <text:p text:style-name="Text_20_body">– Слотроп!– Это Блот метра за три, предлагает ему здоровенного краба. </text:p>
      <text:p text:style-name="Text_20_body">– Какого хуя?– Может, если разбить бутылку о камень и садануть паскуду промеж глаз— </text:p>
      <text:p text:style-name="Text_20_body"><text:soft-page-break/>– Он голодный, он бросится за крабом. Не убивай его, Слотроп. Лови, Бога ради…– и тот летит, крутясь, по воздуху, ноги выставлены центробежно врозь: засомневавшийся Слотроп роняет бутылку за миг до шлепка краба в его другую ладонь. Чёткий перехват. Сразу же, через её пальцы и свою рубаху, он ощущает реакцию на пищу. </text:p>
      <text:p text:style-name="Text_20_body">– Окей!– Вихляясь, Слотроп помахивает крабом перед осьминожьей рожей.– Пора перекусить, парниша. – Надвигается ещё одно щупальце. Волнистая слякоть касается его запястья. Слотроп отбрасывает краба на пару метров дальше по пляжу, ну, ты подумай, осьминог тут же двинул следом, таща следом девушку и Слотропа вперевалку, но недалеко, потом отпускает её. Слотроп быстро подхватывает краба опять, побалтывает им так, чтоб осьминог мог видеть и начинает оттанцовывать зверюгу прочь, вдоль пляжа, слюни скатываются по его клюву, глаза прикипели к членистоногому. </text:p>
      <text:p text:style-name="Text_20_body">За краткое время, которое они провели вместе, у Слотропа сложилось впечатление, что данный осьминог не совсем психически здоров, однако, на каком основании? Но бывает же некий сумасшедший всплеск энергии, как с неодушевлёнными предметами, когда те грохаются со столов, а мы улавливаем шум и свою собственную неуклюжесть и не хотим, чтоб грохнулись, типа, такой бзденц! ха-ха, слышишь это? вот и опять БЗДЕНЦ! в каждом <text:span text:style-name="T347">из</text:span> движени<text:span text:style-name="T347">й</text:span> осьминога, от которого Слотроп рад наконец-то отделаться, метнув краба, словно дискобол, изо всех сил, в море, а чудище тут же—плюх!—вдогонку побулькало следом и вскоре пропало. </text:p>
      <text:p text:style-name="Text_20_body">Ослабшая девушка лежит на пляже, вдыхая большими глотками воздух, уже в окружении остальных. Одна из танцовщиц удерживает её в своих объятиях и говорит, с французским прононсом и «r-r», на языке, который Слотропу, на подходе, как-то не удаётся распознать. </text:p>
      <text:p text:style-name="P88">Тантиви встречает улыбкой и кратким взмахом руки в символической отдаче чести. –«Отличное шоу!» – орёт Тедди Блот,– «но я б не хотел попробовать сам». </text:p>
      <text:p text:style-name="Text_20_body">– Почему нет? <text:span text:style-name="T347">При тебе</text:span> ж был тот краб. Постооой—откуда он у тебя? </text:p>
      <text:p text:style-name="Text_20_body">– Нашёл,– отвечает Блот, твердея лицом. Слотроп всматривается в эту пташку, но никак не может уловить его глаз. Что за хуйня тут происходит? </text:p>
      <text:p text:style-name="Text_20_body">– Я лучше глотну этого вина,– решает Слотроп. Он пьёт из бутылки. Воздух взымается вверх перекошенными сферами внутри зелёного стекла. Девушка смотрит на него. Он останавливается, чтобы перевести дух и улыбается. </text:p>
      <text:p text:style-name="Text_20_body">– Спасибо, лейтенант,– ни малейшей дрожи в голосе, а акцент Тевтонский. Теперь он может рассмотреть её лицо, мягкий нос лани, глаза под светлыми ресницами полны горькой зелени. Один из тех тонкогубых <text:span text:style-name="T348">Е</text:span>вропейских ртов: «Я совсем уж было задохнулась». </text:p>
      <text:p text:style-name="Text_20_body">– Э..э—вы не немка. </text:p>
      <text:p text:style-name="Text_20_body">Отрицательно встряхива<text:span text:style-name="T348">ет</text:span> головой: «Голландка». </text:p>
      <text:p text:style-name="Text_20_body">– И вы тут оказались— </text:p>
      <text:p text:style-name="P89">Её глаза отведены, тянется взять бутылку из его рук. Она смотрит в море вслед осьминогу:– «У них такое зрение, правда? Он разглядел меня. Меня. Я ж не похожа на краба.»</text:p>
      <text:p text:style-name="Text_20_body"><text:soft-page-break/>– Нет, по-моему. Вы молодая женщина, великолепно смотритесь.– На заднем плане, Блот восторженно толкает локтем Тантиви. За-атлантический съём. Слотроп берёт её запястье, теперь запросто читает этот опознавательный браслет. Там грица КАТЬЕ БОРГЕЗИУС. Он ощущает удары её пульса. Она его знает откуда-то? странно. Смесь узнавания и <text:span text:style-name="T348">беспричинной</text:span> хитрости в её лице… </text:p>
      <text:p text:style-name="Text_20_body">И вот тут, в пляжной компании с незнакомцами, начина<text:span text:style-name="T349">ет полязгивать</text:span> в каждом слове твёрдо-острый прищёлк <text:span text:style-name="T349">металла</text:span>, а свет, хотя по-прежнему такой же яркий, уже не <text:span text:style-name="T349">изливает</text:span> ясности… это Пуританский рефлекс выискивать иные расклады под покровом видимо<text:span text:style-name="T349">го</text:span>, известный также, как паранойя, закрадывается потихоньку. Бледные силовые линии гудят в морском воздухе… договорённости скреплённые клятвами в комнатах взорванных затем до состояния их рабочих чертежей, не просто по случайности войны, приходят на ум. О, тот краб не «нашёлся», Асс—ни осьминог не приблудный, ни девушка, не-а. Структура с деталями явится позже, но махинацию, закрученную вокруг него сейчас, он чувствует секундально, своим сердцем. </text:p>
      <text:p text:style-name="Text_20_body">Все они ещё малость побыли на пляже, доканчивая завтрак. Но бесхитростный день, птицы и солнце, девушки и вино, смылись от Слотропа. Тантиви пьянеет, становится раскованнее и забавней, когда опустели бутылки. Он застолбил не только девушку, на которую положил глаз вначале, но также и ту, к которой, в этот момент, несомненно подкатывал бы Слотроп, не подвернись тот осьминог. Он посланник из невинного, до-осьминожьего прошлого Слотропа. Тогда как Блот, наоборот, сидит трезвый как стёклышко, усы приглажены, по уставной форме, не спускает со Слотропа глаз. Его подружка Ислейн, маленькая и гибкая, ноги девушки с картинок, длинные волосы зачёсаны назад за уши, спадают вниз за спину, пошевеливает свой кругленький зад по песку, выписывая <text:span text:style-name="T349">по</text:span>метки на полях вокруг текста Блота. Слотроп, который уверен, что у женщин, как у Марсиан, имеются антенны каких нет у мужчин, посматривает на неё. Она взглянула в ответ только раз и её глаза расширились скрытой тайной. Он готов поклясться, ей что-то известно. На обратном пути в Казино, помахивая тарой в корзине с осколками утра, он улучил момент перекинуться словом с нею. </text:p>
      <text:p text:style-name="Text_20_body">– Ничего себе пикничок, нессе-па? </text:p>
      <text:p text:style-name="P90">Ямочки появляются возле её рта: «Ты всё время знал про осьминога? <text:span text:style-name="T349">Мне так показалось</text:span>, потому что <text:span text:style-name="T349">до того </text:span>так похоже было на танец—все вы». </text:p>
      <text:p text:style-name="Text_20_body">– Нет, честно, не знал. Так по-твоему это был, типа, прикол, что ли? </text:p>
      <text:p text:style-name="Text_20_body">– Малыш Тайрон,– она шепчет вдруг, расплываясь в большой поддельной улыбке для отвода глаз остальных. Малыш? Он вдвое выше неё: «Пожалуйста—будь осторожен….» Вот и всё. С другой стороны, у него Катье, два чертёнка, в противовесе, по одной с каждой стороны. Теперь пляж пуст, за исключением полусотни серых чаек, что сидят глядя на воду. Белые кучи облаков стоят над морем, туго-лицые, херувимо-пухлые—листва пальм в движении вдоль всей эспланады. Ислейн приотстала на пляже, подобрать зануду Блота. Кат<text:span text:style-name="T349">ье</text:span> пожимает бицепс Слотропа и говорит ему именно то, что он хочет услышать в этот момент: «Наверное, нам всё же <text:span text:style-name="T1">предназначено было встретиться</text:span>….»</text:p>
      <text:p text:style-name="P202"><draw:frame draw:style-name="fr1" draw:name="Image23" text:anchor-type="paragraph" svg:width="6.9252in" svg:height="0.3661in" draw:z-index="24"><draw:image xlink:href="Pictures/1000000000000B720000009B428C9716555D8079.png" xlink:type="simple" xlink:show="embed" xlink:actuate="onLoad" loext:mime-type="image/png"/></draw:frame></text:p>
      <text:p text:style-name="P202"><text:soft-page-break/></text:p>
      <text:p text:style-name="P169">С моря, в этот час Казино просто оспинка на горизонте: его частокол пальм уже лишь тени в тающем свете. Углубляется жёлто-коричневость этих маленьких зубчатых гор, подкрашенное морем мягкое нутро чёрных олив, белых вилл, унасестившихся шатэ, целых и разваленных, <text:span text:style-name="T351">блеклая</text:span> зелень рощиц и отдельных сосен, всё углубляется к ночному пейзажу, спавшему в них весь день. Костры горят на пляже. Отголоски английских голосов, и даже обрывки песен, доносятся над водой туда, где д-р Поркиевич стоит на палубе. Внизу, Осьминог Григорий, налопавшись крабьего мяса, резвится счастливо в своей спецзагородке. Догоняющий радиус маяка на суше <text:span text:style-name="T351">проскальзывает</text:span> мимо рыболовного судна уходящего в море. Гриша, дружочек, ты исполнил свой последний, пока что, номер…. Есть ли надежда на дальнейшее финансирование от Пойнтсмена, после того как Поркиевич и его Баснословный Осьминог исполнили свою роль? </text:p>
      <text:p text:style-name="Text_20_body">Он давно перестал переспрашивать приказы—даже переспрашивать своё изгнание. Показания о его связи с заговором Бухарина, о деталях которого он никогда не слыхал, возможно, в чём-то были правдивы—Троцкистский Блок мог знать о нём, о его репутации, использовать его тайным образом… навсегда тайным: есть формы невинности, <text:span text:style-name="T351">как ему известно</text:span>, неспособные понять такое, а ещё меньше принять, как <text:span text:style-name="T351">и </text:span>он. Потому что, в конце концов, <text:span text:style-name="T351">возможно, это был всего лишь обрывок из</text:span> неоглядно<text:span text:style-name="T351">го</text:span>, патологическо<text:span text:style-name="T351">го</text:span> сн<text:span text:style-name="T351">а</text:span> Сталина. По крайней мере, <text:span text:style-name="T352">ему </text:span>оставалась физиология, <text:span text:style-name="T352">нечто</text:span> внепартийное… те, у кого не было ничего кроме партии, которые строили все свои жизни на ней, до очередной чистки, должно быть, переживали что-то типа смерти… не зная никогда ничего определённого, без опоры на лабораторную чёткость… она-то и не давала ему свихнуться, видит Бог, уже двадцать лет. Во всяком случае, им никогда не удастся— </text:p>
      <text:p text:style-name="Text_20_body">Нет, у них не получится, такого ещё не <text:span text:style-name="T352">случалось</text:span>… если только не умолчали, в журналах, конечно, ни за что не напечатают— </text:p>
      <text:p text:style-name="Text_20_body">Станет ли Пойнтсмен— </text:p>
      <text:p text:style-name="Text_20_body">Он может. Да. </text:p>
      <text:p text:style-name="Text_20_body">Гриша, Гришенька! Так уж случилось. На нас всё так сразу: чужие города, комедианты в мятых шляпах, девицы канкана, фонтаны огней, оркестр гремящий из своей ямы… Гриша с флажками всех наций в своих извилистых руках… свежие беззубки, тёплый пирожок, вечером стаканы горячего чая, между представлениями… учись забывать Россию, довольствоваться подлыми, поддельными кусочками её, какие <text:span text:style-name="T352">уж </text:span>подвернутся…. </text:p>
      <text:p text:style-name="Text_20_body">И вот, распросторилось небо принять единственную первую звезду. Но Поркиевич ничего не загадывает. Такая его политика. <text:span text:style-name="T352">Приз</text:span>наки начала его не интересуют, ни даже знаки отходные… Когда мотор судна даёт полный вперёд, взбитая им вода взды<text:span text:style-name="T352">билась,</text:span> розовая <text:span text:style-name="T352">от</text:span> закат<text:span text:style-name="T352">а</text:span>, скрыв белое Казино на берегу. </text:p>
      <text:p text:style-name="Text_20_body">Сегодня есть электричество, Казино снова подключено в электросеть Франции. Мохнатые кристальными иглами люстры блистают над головой, лампы помягче светят в саду снаружи. Спускаясь к обеду с Тантиви и танцовщицами, Слотроп остолбенел с глазами округлившимися от вида Катье Боргезиус, волосы в одной из тех изумрудных тиар, прочие части покрыты <text:soft-page-break/>длинным платьем в стиле Медичи из бархата цвета морской волны. Её <text:span text:style-name="T352">эскортом</text:span> Генерал-полковник и Бригадный Генерал. </text:p>
      <text:p text:style-name="Text_20_body">– Привилегии вышестоящим,– напевает Тантиви, шаркая саркастическими подошвами по ковру,– о, вышестоящим, да-да-да. </text:p>
      <text:p text:style-name="Text_20_body">– Хочешь меня взбесить,– улыбается Слотроп,– <text:s/>не <text:span text:style-name="T352">про</text:span>фурычет. </text:p>
      <text:p text:style-name="Text_20_body">– Сам вижу.– Его ответная улыбка застывает.– О, нет, Слотроп, пожалуйста, нет, мы же идём к обеду— </text:p>
      <text:p text:style-name="Text_20_body">– Я знаю, что мы идём к обеду— </text:p>
      <text:p text:style-name="Text_20_body">– Это уже ни в какие ворота, сними это. </text:p>
      <text:p text:style-name="Text_20_body">– Тебе нравится? Рисунок ручной работы. Классные титьки, а? </text:p>
      <text:p text:style-name="Text_20_body">– Это галстук из лондонской тюрьмы Вормвуд-Скрабз. </text:p>
      <text:p text:style-name="Text_20_body">В главном обеденном зале они сливаются с потоками официантов, офицеров, дам. Слотроп, под руку с молодой танцовщицей, захваченный круговертью, умудряется проскользнуть <text:span text:style-name="T352">вместе </text:span>с не<text:span text:style-name="T352">й</text:span> на пару только что освободившихся мест: и кто же оказался там его соседом слева, если не Катье. Он отдувает щёки, косит глаза, старательно приглаживает волосы руками и тут подают суп, к которому он приступает как к обезвреживанию мины. Катье его игнорирует, занятая оживлённой беседой, поверх своего Генерала, с каким-то пернатым Полковником о его довоенной профессии управляющего площадкой гольфа в Корнуэле. Лунки с ямками. Получаешь навык чувствовать расклад местности. Но больше всего ему нравилось там по ночам, когда барсуки выходили для своих игрищ…. </text:p>
      <text:p text:style-name="Text_20_body">Когда принесли и разделались с рыбой, приключилось кое-что забавное. Коленка Катье, похоже, трётся об Слоптропову, бархатно-тёплая, под столом. </text:p>
      <text:p text:style-name="Text_20_body">О-оопаньки, приходит Слотроп к выводу, ты ж посмотри: я наловчусь в таких уловках, не зря же оказался в Европе, а? Он поднимает свой бокал объявить:– «Баллада Тантиви Макер-Мафика». Раздаются крики «ура», застенчивый Тантиви пытается сдержать улыбку. Эта песня известна всем: <text:span text:style-name="T352">кто-то</text:span> из Шотландцев <text:span text:style-name="T352">поспешает</text:span> через комнату к роялю. Сезар Флеботомо подкручивает свои скользкие усы придать <text:span text:style-name="T352">им </text:span>вид острий ятаганов, шарит позади пальмы в бочке ещё чуть-чуть добавить огней, моргает вынырнув обратно и шипящим шёпотом вызывает своего Метр д’отеля. Вино пробулькало, глотки прочистились и добрая половина компании затягивает </text:p>
      <text:p text:style-name="P17"><text:span text:style-name="T104">балладу тантиви макер-мафика</text:span> </text:p>
      <text:p text:style-name="P238">Джин из Италии <text:span text:style-name="T353">под стать </text:span>проклять<text:span text:style-name="T353">ю</text:span> матери,</text:p>
      <text:p text:style-name="P238">А пиво Франции мерзкий антисептик, </text:p>
      <text:p text:style-name="P238">Испанский виски <text:span text:style-name="T353">может вы</text:span>пить лишь святой, </text:p>
      <text:p text:style-name="P238">Или хотя бы эпилептик. </text:p>
      <text:p text:style-name="P238">Белая молния пламя зажгла </text:p>
      <text:p text:style-name="P238"><text:soft-page-break/>Под бродильным чаном с отравой, </text:p>
      <text:p text:style-name="P238">От которой раскалывается голова, </text:p>
      <text:p text:style-name="P238">Но всё ни по чём его глотке бравой. </text:p>
      <text:p text:style-name="P238">(<text:span text:style-name="T1">Припев</text:span>): О—Тантиви <text:span text:style-name="T355">повсюду </text:span>напивался,</text:p>
      <text:p text:style-name="P238">С кем попадя и в любых местах, </text:p>
      <text:p text:style-name="P238">Пред выпивкой не молвит он «не буду», </text:p>
      <text:p text:style-name="P238">Он хлыщет всё с улыбкой на устах! </text:p>
      <text:p text:style-name="P91"/>
      <text:p text:style-name="Text_20_body">В хоре звучат, типа, сотня—но скорее всего только два—Валлийца, тенор с юга и бас с севера их краёв, ты ж понимаешь, так что любой разговор, будь тот тихим, хоть нет, глушится по полной. Именно то, что надо Слотропу. Он склоняется в направлении Катье. </text:p>
      <text:p text:style-name="Text_20_body">– Приходи в мою комнату,– шепчет она,– 306, после полуночи. </text:p>
      <text:p text:style-name="Text_20_body">– Понял.– И Слотроп распрямляется вовремя, чтобы присоединиться к хору на первом же такте:</text:p>
      <text:p text:style-name="P91"/>
      <text:p text:style-name="P238"><text:span text:style-name="T353">З</text:span>аматерел он в океанах грога,</text:p>
      <text:p text:style-name="P238">Где шатается поддатый кашалот, </text:p>
      <text:p text:style-name="P238">Он пол-морей избороздил, как сельскую дорогу, </text:p>
      <text:p text:style-name="P238">В любые бури он прёт вперёд. </text:p>
      <text:p text:style-name="P238">И в лондонский туман, и под солнцем Сахары, </text:p>
      <text:p text:style-name="P238">И<text:span text:style-name="T353">ли</text:span> на горных ледниках, под ветра вой, </text:p>
      <text:p text:style-name="P238">Будь хоть по самые завязки он затарен, </text:p>
      <text:p text:style-name="P238">Всегда готов он хряпнуть по одной. </text:p>
      <text:p text:style-name="P238"/>
      <text:p text:style-name="P239">Да—Тантиви повсюду напивался… и т.д. </text:p>
      <text:p text:style-name="Text_20_body">После обеда, Слотроп подаёт знак Тантиви. Их танцовщицы рука об руку отправляются в мраморные палаты, где кабинки туалета сообщаются сетью медных голосовых трубок, все акустические, чтобы облегчить разговор кабинки-с-кабинкой. Слотроп и Тантиви направляются в ближайший бар. </text:p>
      <text:p text:style-name="Text_20_body">– Послушай,– Слотроп толкует набычившись в свой фужер, отражая слова от кубиков льда, чтоб звучали с подобающей холодностью,– или меня малость психоз хватает, или же тут что-то не так, верно? </text:p>
      <text:p text:style-name="Text_20_body"><text:soft-page-break/>Тантиви, изображая беззаботность, прекращает напевать «У Моря Позволяешь Себе Много Всякого, Чего не Можешь в Городе <text:span text:style-name="T354">Чудить</text:span>», чтобы спросить: «Да, ну? Ты вправду так думаешь?» </text:p>
      <text:p text:style-name="Text_20_body">– Брось, хотя бы тот осьминог. </text:p>
      <text:p text:style-name="Text_20_body">– Каракатицы не редкость у берегов Средиземноморья. Хотя обычно не столь крупные—так тебя размер тревожит? Разве Американцы не любят— </text:p>
      <text:p text:style-name="Text_20_body">– Тантиви, это не случайность. Ты слышал Блота? «Не убей его!» Краб у него был наготове, а и может в той его планшетке, чтобы отманить зверя. А теперь куда он запропастился вообще? </text:p>
      <text:p text:style-name="Text_20_body">– Думаю, он на пляже. Там много выпивки. </text:p>
      <text:p text:style-name="Text_20_body">– Он много пьёт? </text:p>
      <text:p text:style-name="Text_20_body">– Нет. </text:p>
      <text:p text:style-name="Text_20_body">– Послушай, ты его друг— </text:p>
      <text:p text:style-name="Text_20_body">Тантиви стонет: «Боже, Слотроп, я не-зна-ю, тебе я тоже друг, но тут всегда, ты ж понимаешь, приходится соперничать с элементарной Слотропианской паранойей….» </text:p>
      <text:p text:style-name="Text_20_body">– Ни хрена не паранойя, а и ты знаешь тут что-то не чисто. </text:p>
      <text:p text:style-name="Text_20_body">Тантиви грызёт ледышку, прицеливается вдоль палочки для размешивания в фужере, рвёт салфеточку в мелкий снегопад, все барные уловки, он опытный пройдоха. Но, наконец, негромко: «Ну, он получает шифрованные сообщения». </text:p>
      <text:p text:style-name="Text_20_body">– Ха! </text:p>
      <text:p text:style-name="Text_20_body">– Я увидел одно в его сумке сегодня. Просто взглянул. Не пытался вникать. Он же при Верховном Главнокомандовании, в конце концов—думаю, в этом всё дело. </text:p>
      <text:p text:style-name="Text_20_body">– Нет, не в этом. А как тебе такое….– И Слотроп рассказывает о свидании назначенном Катье в полночь. На мгновение они почти вернулись в бюро ТОТСССГ, и падают ракеты, и чай в бумажных стаканчиках, и всё опять правильно…. </text:p>
      <text:p text:style-name="Text_20_body">– Ты пойдёшь? </text:p>
      <text:p text:style-name="Text_20_body">– А что, не надо? Думаешь, она опасна? </text:p>
      <text:p text:style-name="Text_20_body">– Я думаю, она восхитительна, если б мне не надо было думать о Франсуазе, не говоря уж про Ивонну, я бы наперегонки с тобою мчался к её двери. </text:p>
      <text:p text:style-name="Text_20_body">– Но? </text:p>
      <text:p text:style-name="Text_20_body">Но часы над баром щёлкают один раз, а вскоре ещё один, утаскивая время поминутно в их прошлое. </text:p>
      <text:p text:style-name="Text_20_body">– Или твой сдвиг заразный,– начинает Тантиви,– или же они и за мной следят. </text:p>
      <text:p text:style-name="Text_20_body">Они смотрят друг на друга. Слотроп вспоминает, что без Тантиви он был бы тут совсем один: «Рассказывай». </text:p>
      <text:p text:style-name="Text_20_body"><text:soft-page-break/>– Если бы я знал что. Он изменился—только я ничем не могу тебе это доказать. Началось где-то… Ну, не знаю. С осени. Он перестал говорить о политике. Боже, мы могли обсуждать часами— И он уже не делится своими планами, чем займётся после дембеля, а раньше это была его главная тема. Я думал это Блиц так его кувыркнул… но после вчерашнего, мне кажется тут что-то больше. Чёрт, до чего же грустно. </text:p>
      <text:p text:style-name="Text_20_body">– Что произошло? </text:p>
      <text:p text:style-name="Text_20_body">– О. Не то, чтобы угроза. Или же не слишком всерьёз. Я говорил, шутя, что займусь Катье. А Блот стал вдруг очень холоден и сказал: «Вот от кого, на твоём месте, я бы держался подальше».– Потом пытался сгладить всё смешками, типа, он тоже на неё запал. Но это не то. Я— он больше мне не доверяет. Я— у меня такое чувство, что он использует меня не знаю для чего. Терпит меня, покуда я полезен. Как <text:span text:style-name="T354">заведено</text:span> между университетскими приятелями. Не знаю, приходилось ли тебе почувствовать это в Гарварде… время от времени, ещё как я учился в Оксфорде, у меня возникало ощущение какой-то особой структуры, о которой все умалчивают—которая продляется дальше Тёрл-Стрит, дальше Корнмаркета, она составляет счета подлежащие оплате… никто не знает кому, когда, или в какой форме… но я думал, это неважно, частные мелочи попутно с тем, ради чего я там действительно был, понимаешь…. </text:p>
      <text:p text:style-name="P92">– Ещё как понимаю. В той же самой Америке, тебе об этом говорят прежде всего прочего. У Гарварда там своё назначение. Его «образовательная» часть <text:span text:style-name="T354">всего</text:span> лишь только вывеска. </text:p>
      <text:p text:style-name="Text_20_body">– Мы тут ещё <text:span text:style-name="T354">совершенно</text:span> невинны, как видишь. </text:p>
      <text:p text:style-name="Text_20_body">– Возможно, некоторые из вас. Сочувствую насчёт Блота. </text:p>
      <text:p text:style-name="Text_20_body">– Я всё ещё надеюсь, что ошибся. </text:p>
      <text:p text:style-name="Text_20_body">– Это заметно. Но что теперь? </text:p>
      <text:p text:style-name="Text_20_body">– Ну, как по-моему—сходи на свидание, будь осторожен. Держи меня в курсе. Возможно, завтра и мне будет что рассказать о приключении, или двух, тебе на потеху. А если нужна помощь,– взблеснули зубы, лицо чуть зарделось,– так <text:span text:style-name="T354">только кликни, </text:span>я тебе помогу. </text:p>
      <text:p text:style-name="Text_20_body">– Спасибо, Тантиви.– Иисусе, британский союзник. Заглянули Ивонна с Франсуазой, манят их на выход. Затем Шпильзаль-Гимлера и до полуночи за баккара. Слотроп закончил с чем начинал, Тантиви проиграл, а девушки выиграли. Блот так и не показался, хотя несколько дюжин офицеров заходили и выходили, коричневые и отдалённые, как в ротогравюрах, по ходу вечера. Его девушку Ислейн тоже нигде не видно. Слотроп спросил, Ивонна пожимает плечами: «Гуляет с вашим другом? <text:span text:style-name="T354">Как</text:span> знать?»– Длинные волосы Ислейн и руки тронутые загаром, её лицо в улыбке шестилетней…. Если дознаются, что ей что-то известно, она не пострадает? </text:p>
      <text:p text:style-name="Text_20_body">В 11:59, Слотроп оборачивается к Тантиви, кивает обеим девушкам, пытается похотливо хмыкнуть и отвешивает другу быстрый, подбадривающий тычок кулаком в плечо. Однажды, ещё в школе, перед тем как послать его на поле, футбольный тренер юного Слотропа точно так же стукал его, придавая уверенности секунд на пятьдесят хотя бы, перед тем, как его, опрокинутого на задницу, растопчет свора парней из школы Чойт, каждый с инстинктами и живой массой носорога-убийцы. </text:p>
      <text:p text:style-name="Text_20_body"><text:soft-page-break/>– Удачи,– говорит Тантиви искренне, рука уже тянется к сладкому шифону на попке Ивонны. Минуты сомнения, да, да… Слотроп подымается по маршам красно-ковровой лестницы (Добро Пожаловать Мистер Слотроп Добро Пожаловать в Наше <text:span text:style-name="T354">Заведение</text:span> Надеемся Вам Понравится Ваш Визит Сюда), малахитовые нимфы и сатиры парализованы в погоне, вечнозелёные, на молчащих лестничных площадках, к единственной лампе на самом верху…. </text:p>
      <text:p text:style-name="P170">У её двери он останавливается пригладить свои волосы. Сейчас на ней белый пелис весь в блёстках, на подплечниках, неровный белый плюмаж страусиных перьев по декольте и на запястьях. Тиары нет: под электричеством её волосы как свежий снегопад. Но внутри горит всего одна ароматичная свеча, и весь номер залит лунным светом. Она наливает бренди в узкие высокие стаканы, а когда он тянется взять, их пальцы соприкасаются. «Вот уж не знал, что ты так сдвинута на этом гольфе!» Безупречно романтичный Слотроп. </text:p>
      <text:p text:style-name="Text_20_body">– Он хотел быть приятным. Я отвечала приятностью,– один глаз, типа, дрогнул, лоб наморщился. Слотроп опасается, не распах<text:span text:style-name="T356">ну</text:span>лась ли у него ширинка. </text:p>
      <text:p text:style-name="Text_20_body">– А игнорировать меня. Зачем?– Вот это грамотный захват, Слотроп—но она лишь растворяется перед вопросом, возникает в другой части комнаты…. </text:p>
      <text:p text:style-name="Text_20_body">– Разве я тебя игнорирую?– Она перед своим окном, море ниже и позади неё, полуночное море, бег его отдельных волн невозможно отслеживать на таком расстоянии, всё слилось в зависшую неподвижность старой картины в покинутой галерее, где ты затаился в тени, забыв, зачем ты тут, охваченный жутью в этом освещении, льющемся из такой же выбеленной засечки месяца, что располосовала море в эту ночь. </text:p>
      <text:p text:style-name="Text_20_body">– Не знаю. Но ты заигрываешь налево и направо. </text:p>
      <text:p text:style-name="Text_20_body">– Может быть, в этом моё назначение. </text:p>
      <text:p text:style-name="Text_20_body">– Типа: «Наверно, нам предназначалось встретиться». </text:p>
      <text:p text:style-name="Text_20_body">– О, ты видишь во мне нечто большее, чем я есть,– проскользнула на дивану, подкладывает одну ногу под себя. </text:p>
      <text:p text:style-name="Text_20_body">– Я знаю. Ты всего лишь голландская молочница или типа того. Одёжный отсек забит накрахмаленными фартуками и теми, как их, деревянными башмаками, верно? </text:p>
      <text:p text:style-name="Text_20_body">– Пойди, проверь. </text:p>
      <text:p text:style-name="Text_20_body">– Окей. Проверю!– Он распахивает её отделение для одежды и, в лунном свете отражённом зеркалом, обнаруживает переполненный лабиринт из сатина, тафты, замши, эпонжа, воротники и отделку тёмного меха, пуговицы, кушаки, позументы, мягкие, сбивающие с толку, женские системы тоннелей, что могут длиться милями—он бы заблудился в пол-минуты… кружево мерцает, проймы мигают, креповый шарф трётся о его лицо… Ага! минуточку, ключевой запах тут чистый <text:span text:style-name="T356">у</text:span>глерод, Джексон, и этот здешний гардероб, в основном, бутафория. – Шикарный ништяк. </text:p>
      <text:p text:style-name="Text_20_body">– Если это комплимент, то спасибо. </text:p>
      <text:p text:style-name="Text_20_body">Пусть Они поблагодарят меня, крошка: «Это <text:span text:style-name="T356">такой </text:span>Американизм». </text:p>
      <text:p text:style-name="Text_20_body"><text:soft-page-break/>– Ты первый Американец, который мне встретился. </text:p>
      <text:p text:style-name="Text_20_body">– Хм. Должно быть, ты выезжала из страны через тот Арнхем, верно? </text:p>
      <text:p text:style-name="Text_20_body">– Ох, до чего ты сообразительный,– её тон предупреждает его оставить эту тему. Он вздыхает, щелчком ногтя извлекает из стакана тонкий звон. В тёмной комнате, с обездвиженным молчащим морем за спиной, он пробует запеть: </text:p>
      <text:p text:style-name="P77">слишком рано, чтоб понять (фокс-трот) </text:p>
      <text:p text:style-name="P240">Мы всё ещё не целовались в страсти жаркой, </text:p>
      <text:p text:style-name="P240">Не мчались за луной, круша покой ночной, </text:p>
      <text:p text:style-name="P240">Когда утихли танцы </text:p>
      <text:p text:style-name="P240">Над тайною лужайкой… </text:p>
      <text:p text:style-name="P240"/>
      <text:p text:style-name="P240">Слишком рано, чтоб понять </text:p>
      <text:p text:style-name="P240">Была ли наша болтовня, </text:p>
      <text:p text:style-name="P240">Вздох или два тому назад, </text:p>
      <text:p text:style-name="P240">Не просто флирт, обычный флирт, </text:p>
      <text:p text:style-name="P240">Который унесётся прочь, </text:p>
      <text:p text:style-name="P240">Минует, как и эта ночь… </text:p>
      <text:p text:style-name="P240"> </text:p>
      <text:p text:style-name="P240">Как можно знать, </text:p>
      <text:p text:style-name="P240">Как угадать? </text:p>
      <text:p text:style-name="P240">Любовь готовит сети втайне, </text:p>
      <text:p text:style-name="P240">Не нам решать… </text:p>
      <text:p text:style-name="P240"/>
      <text:p text:style-name="P240">Быть может, </text:p>
      <text:p text:style-name="P240">Это начало радостной любви, </text:p>
      <text:p text:style-name="P240">И день вдруг превратится в ночь вращением Земли</text:p>
      <text:p text:style-name="P240">Милая, откуда же нам знать, </text:p>
      <text:p text:style-name="P240">Ещё так СЛИШКОМ РАНО, ЧТОБ ПОНЯТЬ. </text:p>
      <text:p text:style-name="P240"/>
      <text:p text:style-name="Text_20_body">Зная что от неё ожидается, она с пустопорожним видом ждёт пока он допоёт, мелодичные свирельные ноты ещё миг звучат в воздухе, потом протягивает руку, тая перед ним пока он в <text:soft-page-break/>замедленном движении припадает к её рту, перья соскальзывают, рукава закатываются, обнажившиеся поднятые руки, мелко запорошённые луной, гладят вверх и вокруг его спины, её липкий язык, нервный как мотылёк, его руки скрипят по блёсткам… затем её груди плющатся об него, а руки убегают вверх и назад, нашарить зиппер и вжикнуть его вниз вдоль линии спины.... </text:p>
      <text:p text:style-name="Text_20_body">Кожа Катье белее белизны одежды, из которой она восстаёт.<text:span text:style-name="Emphasis"> Рождённая заново</text:span>… через окна он почти может разглядеть то место, где каракатица вползала на скалу. Она ступает как балерина, на цыпочках, длинный изгиб ляжек, Слотроп расстёгивает пояс, пуговицы, шнурки обуви, скача то на одной, то на другой ноге, ох, парень, парень, но лунный свет белит лишь её спину, и всё ещё остаётся тёмная сторона, её входная сторона, её лицо, которое ему уже не видно, и ужасающая звериная перемена прокатывается по пасти и нижней челюсти, чёрные зрачки расплываются, целиком покрывают пространства глаз, вытеснив белки, и в них лишь красное живое отражение когда достигает свет выявить<text:span text:style-name="Emphasis"> неизвестно когда свет достигает</text:span>— </text:p>
      <text:p text:style-name="Text_20_body">Она опрокинулась в глубокую постель, потянув его следом, вниз в атласную, серафимовую, цветастую вышивку, тут же развернулась принять его торчащий хуй в свою растянутую развилину, в единственную вибрацию для настройки ночи… в ебле она ходит ходуном, тело проваливается на мили под ним в кремовый и ноче-синий, всякий звук заглушён, глаза полумесяцами под золотом ресниц, нефритовые серьги, длинные, восьмигранные, бесшумно мечутся, ударяясь о её щёки, чёрный снег с дождём, его лицо над нею безучастно, полна отличной техники—это она для себя? или включено в Слотропианскую Случайную Встречу, как её инструктировали—она его доведёт, не даст, чтоб её покрывала пластиковая скорлупа… её дыхание погрубело, перевалив за порог в звучание… думая, что она близка к оргазму, он запускает руку в её волосы, пытается укротить её голову, ему нужно видеть её лицо: и это вдруг становится борьбой, злой и непритворной—она не сдаст своё лицо—и из ниоткуда она начинает кончать, и то же самое Слотроп. </text:p>
      <text:p text:style-name="Text_20_body">Неизвестно с чего, сейчас она, которая никогда не смеётся, вдруг превращается в маковку обширного, взмывающегося шара смеха. Позже, уже почти заснув, она прошепчет «смеюсь» и засмеётся снова. </text:p>
      <text:p text:style-name="Text_20_body">Он захочет сказать:– «О, Они и это тебе позволяют»,– хотя, возможно, Они тут ни при чём. Но Катье, с которой он разговаривает, уже заснула и вскоре его глаза закрываются тоже. </text:p>
      <text:p text:style-name="Text_20_body">Как ракета, чьи клапаны в предопределённые моменты открываются и закрываются дистанционным управлением, Слотроп, при вхождении в сон, в какой-то момент перестаёт дышать через нос и начинает дышать ртом. Вскоре дыхание переходит в храп, что славился способностью сотрясать оконные рамы, пускать ставни в пляс, а люстры в безудержную тинь-дилинь качку, да, впра-ав-ду…. При первом за эту ночь, Катье просыпается трахнуть его по голове подушкой. </text:p>
      <text:p text:style-name="Text_20_body">– Прекрати. </text:p>
      <text:p text:style-name="Text_20_body">– Хм. </text:p>
      <text:p text:style-name="Text_20_body">– У меня чуткий сон. Попробуй захрапеть, получишь этим,– помахивает подушкой. </text:p>
      <text:p text:style-name="Text_20_body"><text:soft-page-break/>И это не шутка, нет. Такой режим сна, получить подушкой, проснуться, сказать «хм», заснуть снова, продолжается до самого утра. «Ну, брось»,– наконец,– «перестань». </text:p>
      <text:p text:style-name="Text_20_body">– Рото-дых!– кричит она. Он хватает свою подушку и шмякает её ею. Она увернулась, перекатилась и соскочила на пол, фехтуя свой подушкой, отступила к серванту с выпивкой. Он не врубается что у неё на уме, пока она не отбросила подушку, чтоб ухватить бутылку Зельтерской шипучки. </text:p>
      <text:p text:style-name="Text_20_body">Че-го? <text:span text:style-name="Emphasis">Бутылку Зельтерской</text:span>? Что тут, блядь, творится? Какие ещё лабораторные прибамбасы Они тут понатыкали и за какими ещё американскими рефлексами у них охота? Где же <text:span text:style-name="Emphasis">торты с банановым кремом</text:span>, а? </text:p>
      <text:p text:style-name="Text_20_body">Он помахивает парой подушек и следит за нею. «Ещё один шаг»,– хихикает она. Слотроп ныряет вперёд шлёпнуть её по заду, на что она окатывает его из бутылки Зельтерской, есесна. Подушка лопается на одном из мраморных бёдер, лунный свет в комнате забит перьями и пухом, а вскоре и разреженным <text:span text:style-name="T357">фонтаном из</text:span> струй Зельтерской. Слотроп всё пытается выхватить бутылку. Скользкая девушка извернулась, прячется за стул. Слотроп берёт графин коньяка с полки серванта, откупоривает его и мечет чёткий янтарный выплеск с псевдоножками поперёк комнаты дважды, войти в лунный свет и выйти, чтоб шлёпнуться вокруг её шеи, между чёрно-конечных грудей, на её бока. «Сволочь»,– снова ударяет в него струёй Зельтерской. <text:span text:style-name="T358">Нис</text:span>падающие перья налипают им на кожу, пока бегают по спальне, её испятнанное тело постоянно увиливает, часто даже в этом свете, совсем <text:span text:style-name="T358">в</text:span>близи, неразличимо. Слотроп раз за разом сковыривается через мебель. «Ох, уж доберусь<text:span text:style-name="Emphasis"> до тебя</text:span>!» В этот момент она открыла дверь в гостиную, заскочила и вновь захлопнула, так что Слотроп с разгону врезается, отшатывается, грит блядь, открывает дверь и видит красную шёлковую скатерть, которой она помахивает перед ним. </text:p>
      <text:p text:style-name="Text_20_body">– Это ещё что,– спрашивает Слотроп. </text:p>
      <text:p text:style-name="Text_20_body">– Фокус,– кричит она и набрасывает скатерть на него, чётко собранные складки распелёнываются слёту как <text:span text:style-name="T358">кристаллические</text:span> разломы, красным по воздуху.– Представляем исчезновение Американского Лейтенанта. </text:p>
      <text:p text:style-name="Text_20_body">– В том-то и фокус,– вдруг внутри, рядом с ним, губы на его сосках, руки ерошат волосы у него на затылке, медленно тянет его на толстый ковёр,– мой цыплёночек. </text:p>
      <text:p text:style-name="Text_20_body">– Где ты видела это кино, а? А помнишь, как он оказался потом с той козой? </text:p>
      <text:p text:style-name="Text_20_body">– О, не спрашивай…. На этот раз просто <text:span text:style-name="T358">приятельский</text:span> ладный перепихон, оба слегка сонные, покрыты налипшими перьями… кончив, они лежат плотно притиснувшись, слишком увлажнённые для движений, мм, шёлк и ворс, так уютно, и красновато словно в лоне… Калачиком, держа её ступни между своих, с хуем угнездившимся в тёплой расселине меж её ягодиц, Слотроп по честному пытается дышать через нос, они засыпают. </text:p>
      <text:p text:style-name="P171">Слотропа будит солнечный свет утра от здешнего Средиземноморья, отфильтрованный пальмой за окном, красной скатертью, птицами, водой спущенной этажом выше. Минуту он лежит приходя в себя, никакого похмелья, всё ещё <text:span text:style-name="T360">в</text:span>не-Слотроповски принадлежа струящемуся циклу <text:soft-page-break/>отхода и возвращения. Катье лежит, живая и тёплая, буквой S, охваченной его S, начинает шевелиться. </text:p>
      <text:p text:style-name="Text_20_body">Из соседней комнаты он слышит несомненный звук пряжки армейского ремня. «Кто-то»,– отмечает он, быстро догоняя в чём дело,– «крадёт мои штаны». Ноги протопали по ковру рядом с его головой. Слотропу слышно как его собственная мелочь бряцает в его карманах. «Вор!»– орёт он и от этого пробуждается Катье, которая оборачивается обнять его. Слотроп, сумев нащупать край, что никак не находился среди ночи, выметается из-под скатерти как раз вовремя, чтобы увидеть <text:span text:style-name="T360">крупную</text:span> ступню в дву<text:span text:style-name="T360">х</text:span>цветном ботинке, кофе с индиго, исчезающем за дверью. Вбежав в спальню, он обнаруживает, что всё, в чём он <text:span text:style-name="T360">приходил</text:span>, исчезло тоже, включая обувь и трусы. </text:p>
      <text:p text:style-name="P93">– Моя одежда!– пробегая обратно мимо Катье, которая выпутывается из шёлка и пробует схватить его ноги. Слотроп распахивает дверь, выбегает в холл и вспоминает, что он тут <text:span text:style-name="Emphasis">голый</text:span>, заметив тележку со стиркой, выдёргивает из неё лиловую атласную простыню, заворачивается в неё, типа, тога на нём. От лестничной клетки доносится хмыканье и топ-топ-топ мягких подошв. «Ага!»– вскрикивает Слотроп стартуя вдоль <text:span text:style-name="T360">коридора.</text:span> Скользкая простыня никак не хочет держаться. Она плещет, сползает, спадает под ноги. Вверх по ступеням, <text:span text:style-name="T360">через</text:span> две за шаг, лишь затем, чтоб найти наверху ещё один коридор, такой же пустой. Куда все запропастились? </text:p>
      <text:p text:style-name="P94">В <text:span text:style-name="T360">дальнем конце</text:span> маленькая головка выглядывает из-за угла, высовывается маленькая рука и показывает Слотропу маленький средний палец. Спустя секунду, до него доносится неприятный смех, <text:span text:style-name="T360">сам же он </text:span>к этому времени уже несётся туда. На лестнице он слышит шаги <text:span text:style-name="T361">спешащие </text:span><text:s/>вниз. Большой Пурпурный Змей с проклятьями ска<text:span text:style-name="T362">тывается на </text:span><text:s/>три пролёта следом <text:s/>и <text:span text:style-name="T362">через</text:span> дверь на маленькую террасу, <text:span text:style-name="T362">как раз</text:span>, чтобы заметить как кто-то прыгнул через каменную балюстраду и исчез в верхней половине толстого дерева, растущего откуда-то снизу. «Загнан, наконец!»– кричит Слотроп. </text:p>
      <text:p text:style-name="Text_20_body">Сперва надо перебраться на дерево, а <text:span text:style-name="T362">дальше уж</text:span> карабкаешься без проблем, как по приставной лестнице. И вот там, окружённый роскошным лиственным светом, Слотроп<text:span text:style-name="T363">у</text:span> не вид<text:span text:style-name="T363">но</text:span> дальше, чем на пару сучьев. Однако, дерево подрагивает, и<text:span text:style-name="T363">з чего</text:span> он делает вывод, что вор должен быть где-то тут. Упорно <text:span text:style-name="T363">взбирается</text:span> он дальше, простыня цепляется, рвётся, кожа исколота иглами, <text:s/><text:span text:style-name="T363">ис</text:span>царап<text:span text:style-name="T363">ана</text:span> кор<text:span text:style-name="T363">ою</text:span>. Ступням больно. Скоро он начинает задыхаться. Постепенно, конус зелёного света сжимается, становится ярче. Ближе к макушке, Слотроп замечает надпил поперёк ствола, но не останавливается поразмыслить что бы это могло значить, пока не <text:span text:style-name="T363">оказался</text:span> на сам<text:span text:style-name="T363">ой</text:span> верхушк<text:span text:style-name="T363">а</text:span> дерева и, вцепившись, <text:span text:style-name="T363">раскачивается</text:span> вместе с ней, наслажда<text:span text:style-name="T363">ется</text:span> прекрасным видом на гавань и сушу, акварельно син<text:span text:style-name="T363">ее</text:span> море, <text:span text:style-name="T363">с </text:span>барашками на гребнях волн, <text:span text:style-name="T363">со </text:span>штормом, что собирается на дальнем горизонте, <text:span text:style-name="T363">поглядывает на </text:span>макушк<text:span text:style-name="T363">и</text:span> людских голов, которые движутся далеко внизу. Ё-моё. Ниже, ствол дерева начинает <text:span text:style-name="T363">по</text:span>треск<text:span text:style-name="T363">ивать</text:span>, <text:s/>вибраци<text:span text:style-name="T363">я чувствуется и</text:span> тут, на <text:span text:style-name="T363">его</text:span> хрупком насесте. </text:p>
      <text:p text:style-name="P95">– О-о, эх…– Тот <text:span text:style-name="Emphasis">прохиндей</text:span>. <text:span text:style-name="T367">На</text:span> дерев<text:span text:style-name="T367">е</text:span> он <text:span text:style-name="T363">по</text:span>лез <text:span text:style-name="Emphasis">вниз</text:span>, а не наверх! Теперь он где-то там внизу, наблюдает! Они знали, что Слотроп <text:span text:style-name="T363">направится</text:span> вверх, а не вниз—они рассчитывали на <text:span text:style-name="Emphasis">тот</text:span> проклятый Американский рефлекс, плохой парень уходя от погони всегда устремляется вверх—почему вверх? и они <text:span text:style-name="T364">на</text:span>дпилили ствол почти напрочь <text:span text:style-name="T364">сволочи</text:span>, а и теперь—</text:p>
      <text:p text:style-name="P95"><text:soft-page-break/>Они? <text:span text:style-name="Emphasis">Они</text:span>? </text:p>
      <text:p text:style-name="P96">– Ну,– приходит Слотроп к выводу,– мне лучше пожалуй, э-э… <text:span text:style-name="T364">Но</text:span> тут верхушка обламывается и, с великим шелестом и <text:span text:style-name="T364">треском</text:span>, смерч тёмных веток с иголками <text:span text:style-name="T364">крошит</text:span> его на пару тысяч острых <text:span text:style-name="T364">нис</text:span>падающих <text:span text:style-name="T364">осколков</text:span>, вниз валится Слотроп, <text:span text:style-name="T364">перефутболиваемый</text:span> <text:span text:style-name="T364">от</text:span> ветки <text:span text:style-name="T364">к</text:span> ветк<text:span text:style-name="T364">е</text:span>, пытаясь держать лиловую простынь над головой, как парашют. Ууф. Ввуй. Где-то на полпути к земле, на уровне террасы или около того, ему случилось глянуть вниз, и различить там много старших офицеров и упитанных дам в белых батистовых платьях и <text:span text:style-name="T364">в </text:span>шляпах с цветочками. Они играют в кр<text:span text:style-name="T365">о</text:span>кет. Похоже, Слотроп <text:span text:style-name="T364">шмякнется</text:span> где-то <text:span text:style-name="T364">среди них</text:span>. Он закрывает глаза и пытается представить тропический остров, надёжную комнату, где ничего <text:span text:style-name="T364">подобного</text:span> не может <text:span text:style-name="T364">произойти</text:span>. Откры<text:span text:style-name="T364">л он</text:span> их в момент удара о <text:span text:style-name="T364">землю</text:span>. В глубокой тиши<text:span text:style-name="T364">не</text:span>, прежде, чем он <text:span text:style-name="T364">успел </text:span>даже почувствова<text:span text:style-name="T364">ть</text:span> боль, раздаётся громкий цок удара деревом по дереву. Ярко-жёлтый полосатый шар про<text:span text:style-name="T364">носи</text:span>тся за дюйм от носа Слотропа и исчезает из виду, секундой позже <text:span text:style-name="T364">раздаётся</text:span> взрыв поздравлений, дамы в восторге, к нему приближаются шаги. Похоже, что он, ууйй, малость вывихнул спину, но пока что не чувствует особой охоты двигаться вообще. Вскоре небо заслонилось лицами какого-то Генерала и Тедди Блота, с любопытством глазеющими вниз. </text:p>
      <text:p text:style-name="Text_20_body">– Это Слотроп,– грит Блот,– а на нём лиловая простыня. </text:p>
      <text:p text:style-name="Text_20_body">– Что за дела, милейший,– вопрошает Генерал,– костюм театрический, а?– К нему присоединяются пара дам, сияющих <text:span text:style-name="T364">по направлению</text:span> направлении, а возможно и сквозь, Слотропа. </text:p>
      <text:p text:style-name="Text_20_body">– С кем вы говорите, Генерал? </text:p>
      <text:p text:style-name="Text_20_body">– С эт<text:span text:style-name="T364">ой</text:span> вот <text:span text:style-name="T364">помехой</text:span> в тоге,– отвечает генерал,– что разлёгся между мной и моими следующими воротцами. </text:p>
      <text:p text:style-name="Text_20_body">– Какая странность, Ровена,– обернувшись к своей компаньонке,–<text:span text:style-name="Emphasis"> ты </text:span>видишь тут как<text:span text:style-name="T365">ую</text:span>-нибудь «<text:span text:style-name="T365">помеху</text:span> в тоге»? </text:p>
      <text:p text:style-name="Text_20_body">– Ах, ничего подобного, Джевел,– отвечает беззаботная Ровена.– <text:span text:style-name="Emphasis">Я </text:span>полагаю, Генерал <text:span text:style-name="Emphasis">на подпитии</text:span>.– Дамы начинают хихикать. </text:p>
      <text:p text:style-name="Text_20_body">– Если Генерал <text:span text:style-name="Emphasis">все</text:span> свои решения принимает в таком состоянии,– Джевел пытается отдышаться,– то, конечно, конечно же, легко докатится и до <text:span text:style-name="Emphasis">заката sauerkraut</text:span>.– Они обе начинают взвизгивать, очень громко, до неприятного продолжительно. </text:p>
      <text:p text:style-name="Text_20_body">– А твоё имя уже может стать Брун<text:span text:style-name="Emphasis">хильда</text:span>,– их лица придушено розовеют,– вместо Джевел.– Они вцепляются друг в друга, чтоб не свалиться замертво. Слотроп хмурится на этот спектакль, к которому добавилась массовка из нескольких дюжин. </text:p>
      <text:p text:style-name="Text_20_body">– Ну-у-у-у, кто-то спёр мою одежду, и я как раз шёл пожаловаться администрации— </text:p>
      <text:p text:style-name="Text_20_body">– Но по пути решил натянуть лиловую простыню и залезть на дерево,– кивает Генерал.– Что ж, могу заверить, мы в силах как-то посодействовать. Блот, у вас примерно тот же размер, как у пострадавшего, не так ли? </text:p>
      <text:p text:style-name="Text_20_body"><text:soft-page-break/>– О,– крокетная бита через плечо, позирует как рекламный щит Килгура или Кёртиса, с ухмылкой вниз на Слотропа.– У меня где-то была запасная форма. Пошли, Слотроп, ты в порядке, не правда ли. Ничего не сломал. </text:p>
      <text:p text:style-name="Text_20_body">– Йёёохх.– Завёрнутому в подранную простынь, кр<text:span text:style-name="T366">о</text:span>кетисты помогли подняться на ноги, Слотроп, прихрамывая, идёт за Блотом с травяной площадки Казино. Сначала они зашли в комнату Слотропа. Он находит её недавно убранной, совершенно пустой, готовой для новых постояльцев. –«Эй…»– Выдёргивает ящики, пустые как барабаны: вся его одежда, до ниточки, исчезла, вместе с Гавайской рубахой. Что за ёб твою. Со стонами, обыскивает стол. Пусто. Шкафы пусты. Отпускные документы, удостоверение, всё забрано. Мускулы его спины пульсируют болью. –«Что это, Асс?»– ещё раз выходит проверить номер на двери, совершенно для проформы. Он знает. Больше всего жалко рубаху <text:span text:style-name="T366">от </text:span>Хогана. </text:p>
      <text:p text:style-name="Text_20_body">– Прежде всего, одень что-нибудь подобающее,– тон Блота полон отвращением директора школы. Два младших офицера врываются со своими саквояжами. Они остановились вылупившись на Слотропа.– «Эй, приятель, ты угодил не в тот театр военных действий»,– орёт один.– «Прояви хоть каплю уважения»,– ха-хакает второй,– «это Лоренс Аравийский!» </text:p>
      <text:p text:style-name="Text_20_body">– Блядь,– грит Слотроп. Не может даже руку поднять, ещё меньше замахнуться. Они прошли в комнату Блота, где напару обрядили его в форму. </text:p>
      <text:p text:style-name="Text_20_body">– Слушай,– вдруг осенило Слотропа,– где этот Макер-Мафик сегодня утром? </text:p>
      <text:p text:style-name="Text_20_body">– Понятия не имею, право же. Гуляет с девушкой. Или девушками. А ты где был? </text:p>
      <text:p text:style-name="Text_20_body">Но Слотроп осматривается вокруг, сжимающий очко страх запоздало охватывает его, шея и лицо в каплях нахлынувшего пота, пытается найти в этой комнате, которую Тантиви делит с Блотом, хоть какой-то след своего друга. Колючий Норфолкский китель, костюм в тонюсенькую полоску, хоть что-нибудь…. </text:p>
      <text:p text:style-name="Text_20_body">Ничего.– «Этот Тантиви съехал, что ли?» </text:p>
      <text:p text:style-name="Text_20_body">– Он мог и съехаться, с Франсуазой или Как-бишь-её. Мог вернуться в Лондон пораньше, он мне не отчитывается, я не бюро пропавших без вести… </text:p>
      <text:p text:style-name="Text_20_body">– Он твой друг…– Блот, вызывающе пожав плечами, в первый раз за всё их знакомство, смотрит прямо в глаза Слотропу.– А ты ему нет? Кто же вы тогда? </text:p>
      <text:p text:style-name="Text_20_body">Ответ во взгляде Блота, сумрачная комната целиком рационализировалась, в ней ничего праздничного, только униформы с Савил-Роу, серебряные расчёски и бритвенный станок разложены по ранжиру, блестящий шип на восьмиугольном постаменте с наколотою кипой, высотой в полдюйма, бледных квадратиков бумаги для заметок, края чётко <text:span text:style-name="T366">выровнены</text:span>… кусочек Уайтхолла на Ривьере. </text:p>
      <text:p text:style-name="Text_20_body">Слотроп отводит взгляд: «Попробую найти его»,– бормочет он, отступая за дверь, форма отвисает на заднице, а в талии жмёт. Сживайся с тем что чувствуешь, приятель, тебе её носить пока что…. </text:p>
      <text:p text:style-name="Text_20_body"><text:soft-page-break/>Он начинает с бара, где они говорили в прошлую ночь. Тут никого кроме полковника с громадными подкрученными усами, в фуражке, который сидит перед чем-то большим, пенным, и приправленным белой хризантемой.– «В Сандхёрсте они тебя не научили отдавать честь?»– орёт офицер. Слотроп, поколебавшись лишь мгновенье, салютует.– «<text:span text:style-name="T359">Грёбанное</text:span> У.П.О.К., они там <text:span text:style-name="T359">просто </text:span>сборище нацистов». Бармена не видно. Никак не вспомнить что— </text:p>
      <text:p text:style-name="Text_20_body">– Ещё что надо? </text:p>
      <text:p text:style-name="Text_20_body">– В общем-то, я, э, Американец, просто одолжил униформу, и, ну, я искал лейтенанта Макер-Мафика…. </text:p>
      <text:p text:style-name="Text_20_body">– Ты кто?– взревел полковник, выдёргивая зубами лепестки из хризантемы.– Это что за нацистские бредни, а? </text:p>
      <text:p text:style-name="Text_20_body">– Да, спасибо,– Слотроп убирается из комнаты, ещё раз отдавая честь. </text:p>
      <text:p text:style-name="Text_20_body">– Просто невероятно!– катится следом эхо вдоль коридоров к Гимлер-Шпильзааль.– Полный нацизм! </text:p>
      <text:p text:style-name="P172">В безлюдьи полуденного затишья, <text:span text:style-name="T368">распростёрлось</text:span> красное дерево, зелёная бязь, зависшие фестоны бордового бархата. Длинноручечные деревянные грабельки для сгребания денег разложены веерно по столам. Серебряные колокольчики с эбонитовыми <text:span text:style-name="T369">черенками</text:span> перевёрнуты <text:span text:style-name="T369">устьем</text:span> книзу на красноватую полировку. Вокруг столов, ровнёхонько расставлены Имперские кресла, пустопорожние. Но какие-то выше прочих. Здесь нет уже <text:span text:style-name="T369">безутайных</text:span> и явных признаков азартной игры на удачу. Занятие <text:span text:style-name="T369">тут</text:span> иное, более реальное, менее жалостливое, систематически скры<text:span text:style-name="T369">ваем</text:span>ое от Слотропа и ему подобных. Кто сидит на креслах, что повыше? Есть ли у Них имена? Что разложено по бязевой поверхности пред Ними? </text:p>
      <text:p text:style-name="Text_20_body">Свет медного цвета сочится внутрь сверху. Фрески опоясывают огромный зал: пневматические боги с богинями, <text:span text:style-name="T369">застенчивые</text:span> юноши <text:span text:style-name="T369">с</text:span> пастушк<text:span text:style-name="T369">ам</text:span>и, <text:s/>туманя<text:span text:style-name="T369">щаяся</text:span> листва, всплес<text:span text:style-name="T369">к</text:span> шарф<text:span text:style-name="T369">иков</text:span>…. Отовсюду <text:span text:style-name="T369">на</text:span>висает заокругленная позолота висюлек—с лепнины, люстр, колонн, оконных рам… паркетины в царапинах лоснятся под стеклом крыши… С потолка, кончаясь метра за полтора над столами, висят длинные цепи с крюками на концах. Что цепляют на эти крюки? </text:p>
      <text:p text:style-name="P97">Около минуты Слотроп, в его английской униформе, один на один с параферналиями распорядка, присутствие которого среди обыденного крошева пробуждения он только-только лишь начинает прозревать. </text:p>
      <text:p text:style-name="Text_20_body">Возможно, на какой-то миг, некая золотистая, отдалённо смахивающая на корень или людскую фигуру форма начала складываться среди коричневатых и ярко кремовых теней вокруг. Но Слотроп не из тех, от кого легко отделаться. Кратко, до неприятного, ему доходит, что всё в этой комнате действительно используется для чего-то ещё. Иная предназначенность вещей для Них, ничего не означающая для нас. Никогда. Два порядка наличия. кажущиеся идентичными… но, но… </text:p>
      <text:p text:style-name="P215">О, МИР ТАМ, он</text:p>
      <text:p text:style-name="P241">Текуч, изворотлив, необясним! </text:p>
      <text:p text:style-name="P241"><text:soft-page-break/>Словно-как-будто-бы, сон-что-пришёл, блуждать в мозгу у тебя! </text:p>
      <text:p text:style-name="P241"><text:span text:style-name="T370">П</text:span>ляск<text:span text:style-name="T370">ой шута</text:span> в Запретном Крыле, </text:p>
      <text:p text:style-name="P241"><text:span text:style-name="T370">До</text:span>жидая<text:span text:style-name="T370">сь</text:span>, вдруг-осенит-и-забрезжит?—ну, </text:p>
      <text:p text:style-name="P241">Кто сказал даже вздумать нельзя? </text:p>
      <text:p text:style-name="P241">Ес-ли станет-малость-больнее, </text:p>
      <text:p text:style-name="P241">Всегда-можешь вернуться-обратно, ведь </text:p>
      <text:p text:style-name="P241">Ты-ж-никогда не-говоришь прощай-навсегда! </text:p>
      <text:p text:style-name="P241"/>
      <text:p text:style-name="Text_20_body">Почему здесь? Отчего радужные кромки того, что ему вот-вот станет яснее ясного, прорываются в этой многообразно зашифрованной комнате? ну, почему просто войти сюда равносильно проникновению в самое Запретное—есть такие же длинные комнаты, комнаты застарелого паралича и <text:span text:style-name="T370">дисциляции</text:span> зла, конденсат и осадк<text:span text:style-name="T370">и</text:span>, к которым боишься принюхаться, от забытых коррупций, комнаты полные стоячих статуй в сером оперении простёрты<text:span text:style-name="T370">х</text:span> крыль<text:span text:style-name="T370">ев</text:span>, неразборчивые лица под пылью—комнаты полны пыли, что клубиться скрыть формы обитателей за углами, или немного глубже, что оседает на их чёрные парадные лацканы, что смягчает до сахарности белые лица, белые манишки сорочек, ювелирные камни и платья, белые руки в движении слишком быстром, чтоб смог рассмотреть… какую игру Они сдают? Что это за ходы, такие <text:span text:style-name="T370">гладкие</text:span>, такие древние и безукоризненные? </text:p>
      <text:p text:style-name="P97">– На хуй,– шепчет Слотроп. Ему известно лишь это заклятье, довольно-таки подходящее на любой случай, кстати. Шёпот его плутает в тысячах очертаний крохотных рококо. Может он сегодня ночью прокрадётся сюда—нет, не ночью—но в какое-то время, с ведром и кистью, и пририсует НА ХУЙ внутри облачка исходящего изо рта какой-нибудь из розовеньких здешних пастушек…. </text:p>
      <text:p text:style-name="Text_20_body">Он уходит, пятится через дверь, как будто половина, его ключевая половина прилипла к царственному излучению: удаляясь, оставаться лицом к Присутствию вселяющего страх, манящего. </text:p>
      <text:p text:style-name="Text_20_body">Снаружи, он направляется к заливу, к резвящимся людям, белым ныряющим птицам, к беспрестанным шлепкам чаячьего дерьма. Когда гуляю я по Бва-дебулон с независимым видом… Отдаёт честь всем и каждому в униформе, чтоб закрепить это как рефлекс, не напрашивайся на лишние неприятности, старайся стать невидимым… с каждым разом возвращает руку к боку чуть придурковатее. Облака быстро собираются, из моря. Тантиви тут не видать, совсем. </text:p>
      <text:p text:style-name="Text_20_body">Призраки рыбаков, стеклодувов, торговцев мехом, проповедников отщепенцев, патриархов возвышенностей и политиканов долин, лавиной устремляются вспять от Слотропа, обратно в 1630, когда губернатор Винтроп прибыл в Америку на Арбелле, флагманском судне пуританской флотилии того года, на котором первый Американский Слотроп был корабельным коком или типа того—и вот эта Арбелла и целый флот плывут под парусами задом наперёд, ветер <text:soft-page-break/>отсасывает их обратно к востоку, создания приопёршиеся на полях по краям неведомого втянули свои щёки, аж глаза с натуги вылупились, до чёрных глубоких впадин, на милость зубов, а не молочных зубиков херувимов, покуда старые лоханки прут из Бостонской Гавани вспять через Атлантику, чьи течения и валы струятся и вздымаются задом наперёд… воздаяние за каждого из корабельных коков, кто когда-либо поскальзывался и падал <text:span text:style-name="T371">от</text:span> нежданного толчк<text:span text:style-name="T371">а</text:span> палубы, вечернее хлёбово само собой сбирается с досок и с возмущённых туфлей более высокопоставленного в оловянный котелок, а сам слуга подскакивает и снова распрямляется, а блевотина, на которой он поскользнулся, влетает обратно в рот выблевавшего… Круто переменно-о! Тайрон Слотроп снова Англичанин! Но похоже, это не совсем то воздаяние, на которое Они рассчитывали…. </text:p>
      <text:p text:style-name="Text_20_body">Он на широкой мощёной эспланаде с рядами пальм по сторонам, что наполн<text:span text:style-name="T371">я</text:span>ются густой чернотой, когда тучи начинают набегать на солнце. На пляже тоже Тантиви нет, как нет и двух девушек. Слотроп сидит на невысокой стенке, болтает ногами, смотрит как надвигается от моря, серый, грязно-пурпуровый, фронт дождя полосами, порывами. Воздух вокруг него холодеет. Его трясёт. Что Они делают? </text:p>
      <text:p text:style-name="Text_20_body">Слотроп возвращается в Казино как раз, когда крупные круглые капли дождя, густые как мёд, начинают расшлёпываться в гигантские звёздочки примечаний по тротуару, приглашая его взглянуть пониже текста текущего дня, там всё разъясняется. Он не станет смотреть. Никто никогда не говорил, что в день надо ещё впихивать хоть какой-либо смысл в конце дня. Он просто бежит. Дождь нарастает в мокром крещендо. Его подошвы взмётывают тонкие цветы воды, каждый на секунду зависает позади его бега. Это побег. Он заходит испятнанный дождём в яблоко и начинает лихорадочный поиск в огромном инертном Казино, начиная опять с того же <text:span text:style-name="T371">задымлённого</text:span>, пропахшего самогоном бара, затем через маленький театр, где в этот вечер будет представлена сокращённая версия<text:span text:style-name="Emphasis"> L’Inutil Precauzione</text:span> (вымышленная опера, которой Росина пытается одурачить своего опекуна в Севильском цирюльнике), в его зелёную комнату, где девушки, шелковистый набор девушек, но без тех троих, которых так хотелось бы увидеть Слотропу, взбивают волосы, поправляют подвязки, наклеивают ресницы, улыбаются ему. Ни одна не видела Француазу, Ислейн, Ивонну. В соседней комнате оркестр репетирует оживлённую тарантеллу Россини. Флейты с кларнетами, все, примерно на полтона ниже. Вдруг Слотроп понимает, что он окружён женщинами, которые прожили добрую часть их жизней в войну и под оккупацией, для которых люди исчезали ежедневно… да, в паре-другой глаз он встречает давнишнюю и Европейскую жалость, взгляд, что станет привычным задолго до того, как он утратит невинность и обернётся одним из них…. </text:p>
      <text:p text:style-name="Text_20_body">И так он шатается по ярким людным комнатам для игр, обеденному залу и его приватным спутникам поменьше, обламывая тет-а-теты, сталкиваясь с официантами и видя одних лишь незнакомцев, куда ни глянь. А если нужна помощь, так я тебе помогу…. Голоса, музыка, растасовка карт становятся всё шумнее, гнетущее, и вот он снова стоит оглядывая Гимлер-Шпильзааль, уже заполненный, блеск драгоценностей, глянец кожи, спицы рулетки крутятся-вертятся—именно тут он понял, что сыт по горло, это всё эта игральная круговерть, слишком много её, слишком много игр: гнусавый прилипчивый голос крупье, которого ему не видно—<text:span text:style-name="Emphasis">messieurs, mesdames, les jeux sont faits</text:span>—вдруг заговорили из Запретного Крыла с ним напрямую <text:soft-page-break/>и о том именно, во что Слотроп играл против невидимого Заведения, то есть, в конце концов, за собственную душу, весь день—в ужасе, он разворачивается, возвращается снова под дождь, где электрические огни Казино, полным холокостом, глазеют из отражения в обожжённых плитах мостовой. Задрав воротник, натянув фуражку Блота до ушей, повторяя <text:span text:style-name="Emphasis">блядь</text:span> каждые пару минут, дрожа, спина всё ещё ноет после того падения с дерева, он бредёт, спотыкаясь, под дождём. Чувствует, что может расплакаться. Как всё так быстро обернулось против него? Его друзья, давние и новые, каждый клочок бумаги и одежды, что увязывали его с тем, кто он есть, просто исчезли к ебеням. Как можно снести такое не теряя достоинства? Только много позже, измотанный, шмыгая носом, замёрзший и несчастный в этой тюрьме из отсыревшей армейской шерсти, он таки подумал о Катье. </text:p>
      <text:p text:style-name="Text_20_body">В Казино он возвращается около полуночи, её час, топает наверх, оставляя мокрые следы за собой, громкие как стиральная машина—останавливается перед её дверью, дождь стекает на ковёр, боясь даже постучать. Её тоже забрали? Кто ждёт за дверью и какие приборы принесли Они с Собою? Но она услыхала его и открыла с улыбчивыми ямочками улыбки упрёка, что такой мокрый. «Тайрон, я по тебе скучала». </text:p>
      <text:p text:style-name="Text_20_body">Он пожимает плечами, конвульсивно, беспомощно, окатив их обоих брызгами: «Это единственное место, куда я мог прийти». Её улыбка медленно распахивается. Тогда он мягко ступает через порог, толком не соображая дверь это или высокое окно, в её комнату. </text:p>
      <text:p text:style-name="P203"><draw:frame draw:style-name="fr1" draw:name="Image25" text:anchor-type="paragraph" svg:width="6.9252in" svg:height="0.3661in" draw:z-index="25"><draw:image xlink:href="Pictures/1000000000000B720000009B428C9716555D8079.png" xlink:type="simple" xlink:show="embed" xlink:actuate="onLoad" loext:mime-type="image/png"/></draw:frame></text:p>
      <text:p text:style-name="P173">Добрые утра старой доброй похоти, ранние ставни распахнуты к морю, ветра входят с увесистым трением пальмовых листьев, безудержный вспрыг сквозь поверхность к солнцу, дельфины в гавани. </text:p>
      <text:p text:style-name="Text_20_body">– О,– стонет Катье, где-то под кипой батистов и парчи,– Слотроп, ты свинья. </text:p>
      <text:p text:style-name="Text_20_body">– Хрю, хрю, хрю,– грит Слотроп радостно. Отсветы моря пляшут по потолку, вьётся дым сигареты с чёрного рынка. Свет в эти утра отчётлив и чёток, всплывающий дым демонстрирует элегантность форм, в извивах, сплетениях, <text:span text:style-name="T372">истончаясь</text:span> та<text:span text:style-name="T372">ет</text:span> до ясности…. </text:p>
      <text:p text:style-name="Text_20_body">В установленный час, синь гавани отразится в выбеленном морем фасаде и высокие окна снова закроются. Образы волн замигают по ним светящейся сетью. К тому времени Слотроп уже встанет, оденет британскую униформу, будет глотать круа<text:span text:style-name="T372">с</text:span>саны и кофе, готовый к <text:span text:style-name="T372">возобновительному</text:span> курсу <text:s/>техническо<text:span text:style-name="T372">го</text:span> <text:span text:style-name="T372">Н</text:span>емецко<text:span text:style-name="T372">го</text:span>, <text:span text:style-name="T372">либо во всю</text:span> пытаясь затвердить теорию стреловидно-стабильных траекторий, <text:span text:style-name="T372">а может</text:span> водить, почти касаясь, кончиком носом по каким-нибудь немецким электросхемам, <text:span text:style-name="T372">в</text:span> которых сопротивления выглядят как катушки, а катушки, как сопротивления— «Что за блядская каламуть»,– возмутился он однажды,– «с чего это они их так вот поменяли? Для маскировки, или <text:span text:style-name="T372">что</text:span>?» </text:p>
      <text:p text:style-name="Text_20_body">– Вспомните свои древние германские руны,– предлагает сэр Стивен Додсон-Трак, который из ОПР при МИДе и говорит на 33 языках, включая английский, с заметным Оксфордским акцентом. </text:p>
      <text:p text:style-name="Text_20_body"><text:soft-page-break/>– Мои что? </text:p>
      <text:p text:style-name="Text_20_body">– О,– губы стискиваются, тут явный приступ тошноты в мозгах,– этот символ катушки весьма подобен Старо-Норвежской руне “S”, <text:span text:style-name="Emphasis">sôl</text:span>, что означает «солнце». На Старом Верхне-Немецком именовалась “<text:span text:style-name="Emphasis">sigil</text:span>”. </text:p>
      <text:p text:style-name="Text_20_body">– Забавный <text:span text:style-name="T373">нашли </text:span>способ <text:s/>солнце <text:span text:style-name="T373">рисовать</text:span>,– <text:span text:style-name="T373">излагает своё мнение</text:span> Слотроп. </text:p>
      <text:p text:style-name="Text_20_body">– Действительно, Готы, намного ранее, <text:span text:style-name="T373">для этого применяли</text:span> кружок с точкой в его центре. Обрыв <text:span text:style-name="T373">данной</text:span> линии явно совпадает с порой утраты наследия, <text:span text:style-name="T373">с</text:span> фрагментаци<text:span text:style-name="T373">ей племени, а</text:span> возможно <text:span text:style-name="T373">и</text:span> отчуждения—любая аналогия годится, в социальном смысле, вплоть до развития независимого эго в ребёнке, понимаете ли… </text:p>
      <text:p text:style-name="Text_20_body">В общем-то, нет, Слотроп как-то не очень понимает. И такое вот всякое слышит он от Додсон-Трака почти каждый раз как они сойдутся. Этот человек просто в один из дней материализовался, там на пляже, в чёрном костюме, по плечам звёздная пыль перхоти из редеющих морковных волос, возник на фоне белого лица Казино, которое <text:span text:style-name="T373">трепетало поверх него. пока</text:span> <text:span text:style-name="T373">он</text:span> приближ<text:span text:style-name="T373">ался</text:span>. Слотроп читал какой-то из комиксов про Пластмасмэна. Катье дремала на солнце, лицом кверху. Но когда звук его шагов стал ей слышен, она перевернулась на локоть и помахала приветно. Партнёр валяется во весь рост, Отношение 8.11, Апатия, Второкурсник.– «Стало быть, это лейтенант Слотроп». </text:p>
      <text:p text:style-name="Text_20_body">Четырёхцветный Пластмасмэн <text:span text:style-name="T373">в</text:span>текает через замочную скважину, за угол и по трубе к раковине в лаборатории нацистского безумца-учёного, из крана уже показалась голова Пластма, пустой внешний глаз и распласмасенная челюсть, как раз хотят капнуть.– «Да, <text:span text:style-name="T373">я, </text:span>а кто ты, Асс?» </text:p>
      <text:p text:style-name="Text_20_body">Сэр Стивен представляется, с любопытством взглядывает на страницы комикса:– «Насколько я понимаю, это не учебное пособие». </text:p>
      <text:p text:style-name="Text_20_body">– Он в теме? </text:p>
      <text:p text:style-name="Text_20_body">– Он в теме,– Катье, пожимая плечом, улыбается Додсон-Траку. </text:p>
      <text:p text:style-name="Text_20_body">– У меня <text:span text:style-name="T374">сейчас</text:span> перемена в этом радиоконтроле Телефункена. Т<text:span text:style-name="T374">а</text:span> их <text:span text:style-name="T374">разработка, </text:span>«Гаваи I». Что-нибудь говорит? </text:p>
      <text:p text:style-name="Text_20_body">– Ровно столько, чтобы удивиться откуда они взяли это имя. </text:p>
      <text:p text:style-name="Text_20_body">– Имя? </text:p>
      <text:p text:style-name="P98">– В нём явное присутствие поэзии, инженерной, то есть, поэзии… тут заложено <text:span text:style-name="Emphasis">Haverie</text:span>—среднее, сами знаете—<text:span text:style-name="T375">наверняка, там речь</text:span> <text:span text:style-name="T375">о</text:span> дв<text:span text:style-name="T375">ух</text:span> полусфер<text:span text:style-name="T375">ах</text:span>, не так ли, симметрично предпол<text:span text:style-name="T375">агаем</text:span>ому азимуту курса ракеты… а ещё, также, <text:span text:style-name="Emphasis">hauen</text:span>—разбивать что-то мотыгой, или палкой…– и вот уже унёсся в личное путешествие, улыба<text:span text:style-name="T375">ется</text:span> не кому-то конкретно, привод<text:span text:style-name="T375">ит</text:span> в пример популярные выражения времён войны <text:span text:style-name="T1">ab-hauen, quarterstaff-technique</text:span>, крестьянский юмор, фалличную комедию из времён древних Греков… первым порывом Слотропа было вернуться к тому, что там дальше с Пластмом, но что-то в этом человеке, несмотря на его явную причастность к заговору, заставляло слушать… невинность, возможно старание проявлять <text:soft-page-break/>дружелюбие единственным доступным ему образом, делясь тем, в чём вся его жизнь, любовью к Слову. </text:p>
      <text:p text:style-name="Text_20_body">– Ну, мо<text:span text:style-name="T376">жет</text:span> просто <text:span text:style-name="T376">для</text:span> пропаганд<text:span text:style-name="T376">ы</text:span> Оси. Что-то на тему того Пирл-Харбора. </text:p>
      <text:p text:style-name="P99">Сэр Стивен взвешивает предположение, явно довольный. Он <text:s/>выбра<text:span text:style-name="T376">н Ими</text:span> из-за всех тех Пуритан пришибленных словом, которыми тут и там увешано фамильное дерево Слотропа? Или <text:span text:style-name="T376">же</text:span> Они теперь <text:span text:style-name="T376">хотят</text:span> ввести в соблазн его мозги <text:span text:style-name="T376">тоже</text:span>, как и его вчитывающийся глаз? Случаются моменты, когда Слотропу и впрямь удаётся найти рычаг сцепления между собой и Их движком окованным железом в дальних далях цепочки власти, об очертаниях и конструкции которой ему приходиться лишь гадать, он может отключать сцепление, и тогда чувствует всю инертность своего движения, всю свою беспомощность… ни то, ни другое не так уж и неприятно. Странное дело. Он почти уверен, что Их намерения не включают риск его жизн<text:span text:style-name="T376">ью</text:span>, ни даже слишком больших для него неприятностей. Но у него никак не складывается общая картина, невозможно увязать такого, как Додсон-Трак, с такой, как Катье…. </text:p>
      <text:p text:style-name="Text_20_body">Соблазнительница-и-простофиля, хорошо, это не такая уж и плохая игра. Они почти не притворяются. Он не винит её: истинный враг где-то далеко, в том Лондоне, а это просто её работа. Она умеет быть <text:span text:style-name="T376">из</text:span>менчивой, весёлой, доброй и ему лучше тут с ней, чем мёрзнуть в Лондоне под Блицем. Но только вот иногда… слишком неощутимо, чтобы определить, в её лице мелькает выражение, что-то вне её контроля, что <text:span text:style-name="T376">у</text:span>гнет<text:span text:style-name="T376">ае</text:span>т его, о чём он даже <text:span text:style-name="T376">было </text:span>и мечтал и вот нашёл, <text:span text:style-name="T376">да </text:span>слишком, к своему неподдельному испугу, <text:span text:style-name="T376">интенсивным</text:span>: ужасную возможность, что она тоже узница. Такая же жертва, как и он—это несчастное непередаваемое выражение отнятого будущего…. </text:p>
      <text:p text:style-name="Text_20_body">Однажды серым днём, ну: конечно, в Гимлер-Шпильзаале, где же ещё, он застал её одну рядом с колесом рулетки. Она стоит, склонив голову, грациозно отставив бедро, воображает себя в роли крупье. Работник Заведения. На ней белая крестьянская блуза и атласная дирндль-юбка из полос радуги, переливается под светом сквозь стекло в крыше. Тарахтенье шара, поверх вертящихся спиц, набирает длинный, скребущий резонанс в замкнутом фресками пространстве. Она не оборачивалась, пока Слотроп не подошёл вплотную. В её дыхании печальный мерный медленный тремор: она бьётся о заслонки его сердца, открывает перед ним краткие промельки осеннего края, о котором он всего лишь подозревал, которого боялся, вне <text:span text:style-name="T377">его </text:span>личных пределов, в её стороне…. </text:p>
      <text:p text:style-name="Text_20_body">– Привет, Катье…– протягивает руку, сгибает палец остановить колесо. Шар падает в отделение пронумерованное числом, которое они никогда не увидят. Увидеть число, вот в чём смысл. Но в игре за пределами игры в этом нет смысла. </text:p>
      <text:p text:style-name="P100">Она качает головой. Ему ясно, что это что-то там в Голландии, до Арнхема—преграда навечно вмонтированная в схему их цепи. Ох, скольким ушам, с ароматом <text:span text:style-name="Emphasis">Palmolive</text:span> или<text:span text:style-name="Emphasis"> Camay</text:span>, мурлыкал он напевы, песенки из переулка-рядом-с-боулингом, песенки позади-рекламного-щита-Мокси, песенки субботний-вечер-так-налей-нам-ещё-по-одной, все об одном и том же, милая, неважно, где <text:s/>ты <text:span text:style-name="T377">пропадала</text:span>, не будем жить прошлым, <text:span text:style-name="T377">вот </text:span>это сейчас и <text:span text:style-name="T377">есть </text:span>всё, что у нас есть…. </text:p>
      <text:p text:style-name="P101"><text:soft-page-break/>Там это классно срабатывало. Но не тут, постукав по её голому плечу, заглянув в её Европейскую темень, ошеломлённый увиденным, а сам-<text:span text:style-name="T378">то</text:span> с прямыми волосами едва поддающимися расчёске и бритым лицом без единой морщинки, такое вот беспорочное вторжение в Гимлер-Шпильзааль до краёв полный Германо-Барокковыми недоуменьями форм (ритуал рук для каждого последнего раза, который каждая рука должна совершать, потому что на то и рука, тем и должна оборачиваться, чтобы всё выходило именно так… весь холод, боль, минувшая плоть, что когда-либо касались её….) В перекручено позолоченном игральном пространстве его тайные движения проясняют для него, кое-что. Ставки, которые Они тут делают, принадлежат прошлому, и только прошлому. Они никогда не ставили на вероятность, но исключительно на <text:span text:style-name="T378">одну лишь </text:span>уже отслеженную повторяемость. Тут банкует прошлое по своей прихоти. Оно нашептывает, и сгребает выигрыш, и, с отвратной глумливостью, ощипывает жертвы. </text:p>
      <text:p text:style-name="Text_20_body">Когда Они выбирают число, красное, чёрное, чёт, нечет, какой Они вкладывают смысл? Какое запускают Они Колесо? </text:p>
      <text:p text:style-name="Text_20_body">В далёкой комнате, в начале жизни Слотропа, в комнате запретной для него теперь, там что-то очень нехорошее. Что-то там сделали с ним и, быть может, Катье знает что. Разве не увидел он в её «лишённом будущего» виде некую связь со своим собственным прошлым, что-то, что связало их накрепко как любовников? Она <text:span text:style-name="T378">при</text:span>видилась ему стоящей в конце коридора её жизни, где нет возможности следующего шага—все её ставки сделаны, осталась лишь скука от перебр<text:span text:style-name="T378">оски</text:span> из одной комнаты в следующую, череда пронумерованных комнат, чьи номера не имеют значения, пока инерция не занесёт её в последнюю. Вот и всё. </text:p>
      <text:p text:style-name="Text_20_body">Наивный Слотроп и представить не мог, что чья-то жизнь может заканчиваться так. Ничего настолько удручающего. И для него это становится уже не совершенно чуждым—он свыкается, мастурбаторно запугано-взвинченный, с гадостной вероятностью, что в точности такой Контроль установлен уже и над ним. </text:p>
      <text:p text:style-name="Text_20_body">Запретное Крыло. О, рука жуткого крупье, прикосновение к <text:span text:style-name="T378">тем </text:span>файлам о его мечтах: всё в его жизни, что казалось произвольным или случайным, оказывается, под<text:span text:style-name="T378">ч</text:span>инялось <text:span text:style-name="T378">целенаправленному</text:span> Контролю, всё время, на манер управляемого колеса рулетки—где важен <text:span text:style-name="T378">лишь</text:span> результат, в це<text:span text:style-name="T378">н</text:span>тре внимания долгосрочная статистика, не личности: и где Заведение неизменно, конечно же, загребает прибыль…. </text:p>
      <text:p text:style-name="Text_20_body">– Ты был в Лондоне,– <text:span text:style-name="T378">в</text:span>скор<text:span text:style-name="T378">е</text:span> прошепчет она, оборачиваясь к своему колесу, чтоб крутануть его снова, лицо отвёрнуто, по-женски отматывая сотканную за ночь полосу её прошлого,– когда они падали. Я была возле Гааги.– вздыхающие фрикативы, название выговорено с тоской изгнанницы,– когда они поднимались. Между тобой и мной не только траектория ракеты, но ещё и жизнь. Ты поймёшь, что между этими двумя точками, в эти пять минут, она проживает всю свою жизнь целиком. Ты даже не изучил ещё данные с нашей стороны программы полёта, видимые или счисляемые. А ведь кроме них есть ещё столько всего, так много, ч<text:span text:style-name="T378">т</text:span>о никому из нас не известно… </text:p>
      <text:p text:style-name="Text_20_body">Однако, это кривая, и каждый из них это чувствует, несомненно. Парабола. Они должны были угадать пару раз—угадали и отказались поверить—что всё, всегда, совместно, двигалось к этой <text:soft-page-break/>очищенной форме, заложенной в небе, форме без сюрпризов, без вторых попыток, без возврата. И всё же они зашли <text:span text:style-name="T379">таки </text:span>под неё, зарезервированную для собственных чёрно-белых плохих новостей, <text:span text:style-name="T379">словно</text:span> то и вправду был<text:span text:style-name="T379">о</text:span> Радуг<text:span text:style-name="T379">ой</text:span>, а они её родны<text:span text:style-name="T379">ми</text:span> дет<text:span text:style-name="T379">ьми</text:span>…. </text:p>
      <text:p text:style-name="P174">По мере того, как Война отодвигается от них всё дальше и Казино превращается во всё более глубокий тыл, вода становится всё грязнее, а цены растут, так что военнослужащие, прибывающие в отпуск, становятся всё шумливее и предрасположеннее к полному долбоёбству—среди них и близко нет никого похожего на Тантиви, с его привычкой вытанцовывать подвыпивши, с его притворной самовлюблённостью и застенчивыми, честными порывами к заговору, как угодно мелкому, при малейшей возможности, против властей и безразличия…. Про него ни слуху ни духу. Слотропу его не хватает, не как союзника, а просто его присутствия, доброты. Он продолжает верить, тут в своём Французском отпуске, что это препятствия временные и чисто бумажные, вопрос почтовой путаницы и задержки пересылок, неприятность, которая кончится вместе с Войной, до того хорошо они распахали целину в его мозгах, разрыхлили и посеяли, и взяли подписку не выращивать ничего по собственному почину…. </text:p>
      <text:p text:style-name="Text_20_body">Никаких сообщений из Лондона, нет даже отклика от ТОТСССГ. Всё исчезло. В один из дней Тедди Блот тоже просто растворился: другие конспираторы, как шеренга хора, вздрыгнутся и исчезнут позади Катье и сэра Стивена, проплясывая мимо, все с идентичными Корпоративными Улыбками, заморочить его умножением своего зубоблистания, отвлечь, как они полагают, покуда <text:span text:style-name="T380">подтибривают</text:span> его <text:span text:style-name="T380">удостоверение</text:span>, его служебное досье, его прошлое. Ну, поебать… сам знаешь. Он не обращает внимания. Ему интереснее, а иногда тревожнее насчёт того, что они подкладывают. В какой-то момент, явно по капризу, хотя как тут определишь наверняка, Слотропу взбрело завести усы. Последние усы у него были в возрасте 13, он послал почтовый перевод к тем Джонсон Смит за целый Набор Усов, 20 различных вариантов, от Фу Манчу до Грочо Маркс. Они изготовлены из чёрного картона, с крепёжными загогулинами для вставки в <text:s/>нос <text:span text:style-name="T380">пользователя</text:span>, спустя какое-то время сопли впитываются в загогулины и те теряют упругость, а усы обвисают. </text:p>
      <text:p text:style-name="Text_20_body">– Теперь какие?– спрашивает Катье, как только подделка становится явной. </text:p>
      <text:p text:style-name="Text_20_body">– Плохой-парень,– грит Слотроп. Имея ввиду, объясняет он, подбритые, узкие, негодяйские. </text:p>
      <text:p text:style-name="Text_20_body">– Нет, такие выставляют тебя в плохом свете. Почему не одеть усы хороший-парень для свежести образа? </text:p>
      <text:p text:style-name="Text_20_body">– Но у хороших парней нет— </text:p>
      <text:p text:style-name="Text_20_body">– Ах, нет? А как же Вайат Эрп? </text:p>
      <text:p text:style-name="Text_20_body">На что можно возразить, что Вайат не таким уж был и хорошим. Но покуда что тянется эра Стюарта Лейка, до того как распоясались ревизионисты, и Слотроп верит, что Вайат был что надо. Однажды такой себе Генерал Виверн из Техической Службы ВКСЭС пришёл и увидал такие. </text:p>
      <text:p text:style-name="Text_20_body">– Концы опущены,– замечает он. </text:p>
      <text:p text:style-name="Text_20_body">– Ну, как и у Вайата,– поясняет Слотроп. </text:p>
      <text:p text:style-name="Text_20_body"><text:soft-page-break/>– А ещё и у Джона Вилкиз Бута,– говорит Генерал,– а? </text:p>
      <text:p text:style-name="Text_20_body">Слотроп призадумался. –«Тот был плохим парнем». </text:p>
      <text:p text:style-name="Text_20_body">– Точно. А почему бы не подкрутить концы кверху? </text:p>
      <text:p text:style-name="Text_20_body">– Типа, на Английский манер. Ну, я так пробовал. Только из-за погоды или ещё там чего, эта ветошь всю дорогу опадает книзу, а и мне приходится обкусывать те кончики. Что вообще бесит. </text:p>
      <text:p text:style-name="Text_20_body">– Такая гадость,– грит Виверн,– в следующий приезд привезу ваксу для них. Её специально делают с горьким вкусом, чтобы отвадить, э, кончико-жуев, понимаешь. </text:p>
      <text:p text:style-name="P102">Так что, если усы начинают делать мозги, Слотроп их ваксит. Катье всегда под рукой, подложена Ими к нему в постель, как мелочь под подушку, чтоб стряхнул уже своё Американство, невинные резцы и Мамолюбящие молочные зубики рассыпаны, остав<text:span text:style-name="T381">ляя</text:span> <text:span text:style-name="T381">погромыхивающий</text:span> след, за эти дни в Казино. По какой-то неясной причине, после уроков у него встаёт. Хм, совсем непонятно. Ничего такого особо эротичного в чтении инструкций наспех переведённых с <text:span text:style-name="T381">Н</text:span>емецкого—смазанные <text:s/><text:span text:style-name="T381">оттиски мимеографа</text:span>, несколько выужен<text:span text:style-name="T381">ы даже</text:span> Польским Сопротивлением в сортирах тренировочного лагеря в Ближне, в пятнах неподдельного SS дерьма с мочой… или <text:span text:style-name="T381">в </text:span>заучивани<text:span text:style-name="T381">и</text:span> факторов конвертирования, дюймы в сантиметры, лошадиные силы в <text:span text:style-name="Emphasis">Pherdestärke</text:span>, <text:span text:style-name="T381">в </text:span>рисование по памяти схем и изометрии <text:span text:style-name="T381">крученного</text:span> лабиринта линий топлива, окислителя, пара, пероксида, перманганата, клапанов, входов, камер—что такого сексуального во всём этом? Тем не менее, после каждого урока хуй стоит как полено, внутри давление зашкаливает… какое-то временное помешательство, считает он, и отправляется на поиски Катье, рук, что бегают крабами по его спине и шёлковистого поскрипывания чулок о его берцовые кости…. </text:p>
      <text:p text:style-name="P102">Во время занятий, поднимая голову, он частенько ловит сэра Стивена Додсон-Трака на том как тот, сверившись с секундомером, чиркает какие-то заметки. Охренеть. Хотелось бы знать, к чему это всё. Ему и в голову не приходит, что это как-то связано с теми его загадочными эрекциями. Личность человека была подобрана—или же подогнана так—чтобы подозрения сбивались на побочные прежде, чем наберут разгон. Зимний свет солнца охватывает половину его лица, как мигрень, наутюженные отвороты брюк, мокры и полны песка, потому что каждый день в шесть утра он шагает вдоль берега, сэр Стивен делает <text:s/>свой прикид вполне опознаваемым, если не свою роль в заговоре. Слотропу известно лишь, что он агроном, хирург мозгов, исполнитель партии <text:span text:style-name="T381">г</text:span>обоя в концерте—в том же Лондоне на всех командных уровнях <text:span text:style-name="T381">полно таких</text:span> <text:s/>многосторонних гениев. Но, как и с Катье, вокруг всесторонне образованной задорности Додсон-Трака висит явная аура подёнщика и лузера…. </text:p>
      <text:p text:style-name="Text_20_body">Однажды Слотропу подвернулся случай проверить это. Похоже, <text:span text:style-name="T381">этот</text:span> Додсон-Трак <text:span text:style-name="T382">любитель </text:span>шахмат. Под вечер одного из дней он в баре спросил Слотропа играет ли тот. </text:p>
      <text:p text:style-name="Text_20_body">– Никак нет,– врёт,– ни даже в шашки. </text:p>
      <text:p text:style-name="Text_20_body">– Проклятье. Мне до сих пор не <text:span text:style-name="T382">случилось сыграть</text:span> ни одной стоящей партии. </text:p>
      <text:p text:style-name="Text_20_body">– Я знаю одну игру,– что-то от Тантиви пряталось внутри всё это время?– игра на выпивку, называется Принц, возможно как раз даже Англичане придумали её, потому что принцы же у <text:soft-page-break/>вас, верно? а у нас нет, хотя в этом ничего плохого, понимаешь, но каждый берёт номер, а и начинаешь, что с Принц Уэльский потерял хвосты, ну, это так просто, без обид, номера идут по часовой стрелке вокруг стола, а номер два их нашёл, по часовой от Принца, или кто какой себе надумает, и он теперь Принц этот самый, шесть или ещё там что, понятно, сперва выбирается Принц, он начинает, потом номер два, или кого там Принц назвал, грит, но сперва он говорит, Принц, то есть, Уэльский, хвосты, сэр два, после того как скажет про то, как Принц Уэльский потерял свои хвосты, и номер второй отвечает, не я, сэр— </text:p>
      <text:p text:style-name="Text_20_body">– Да, да, но,– взглянув на Слотропа самым странным взглядом,– то есть, хочу сказать, я не совсем понимаю, знаете ли, в чём, собственно, суть. Как в ней выигрывать? </text:p>
      <text:p text:style-name="P103">Ха! Он ещё спрашивает как выигрывать: «Тут не выигрывают»,– уже на всех парусах, вспомянув Тантиви, маленький такой анти-заговорный экспромт,– «в неё проигрывают. Один за другим, победитель тот, кто остался». </text:p>
      <text:p text:style-name="Text_20_body">– Звучит довольно отрицательно. </text:p>
      <text:p text:style-name="Text_20_body">– Гарсон!– Выпивка для Слотропа всегда на Заведении—Им только того и надо, как ему кажется.– Вон того шампанского! Постоянно подливай, а когда кончается пусть несут ещё, <text:span text:style-name="T1">компредез</text:span>?– Какое-то число висло-губых младших офицеров, заслышав магическое слово, подтягиваются ближе и занимают места, пока Слотроп объясняет правила. </text:p>
      <text:p text:style-name="Text_20_body">– Я не вполне уверен,— начинает Додсон-Трак. </text:p>
      <text:p text:style-name="Text_20_body">– Чепуха. Чего там, только на пользу вырваться из той шахматной колеи. </text:p>
      <text:p text:style-name="Text_20_body">– Стаканы побольше,– орёт Слотроп официанту.– Наверное, вон те пивные бокалы! Да! Самое оно. – Официант выхлопывает пробку из трёхлитровой бутыли <text:span text:style-name="Emphasis">Veuve Clicquot Brut</text:span> и наполняет всем по кругу. </text:p>
      <text:p text:style-name="Text_20_body">– В общем, Принц Уэльский,– заводится Слотроп,– потерял свои хвосты и номер третий нашёл их. Принц, хвосты, номер три. </text:p>
      <text:p text:style-name="Text_20_body">– Не я, сэр,– отвечает Додсон-Трак, как-то малость оборонительно. </text:p>
      <text:p text:style-name="Text_20_body">– Кто, сэр? </text:p>
      <text:p text:style-name="Text_20_body">– Пять, сэр. </text:p>
      <text:p text:style-name="Text_20_body">– А что говорить надо?– Спрашивает Пять, шотландец в парадных брюках в клеточку, хитрый с виду. </text:p>
      <text:p text:style-name="Text_20_body">– Ты проебал,– распоряжается по-принцевски Слотроп,– так что пей. Всё до дна и без передыху. </text:p>
      <text:p text:style-name="Text_20_body">Так оно и идёт. Слотроп <text:span text:style-name="T382">сдаёт</text:span> роль Принца Четвёртому и все номера сдвигаются. Шотландец выбывает первым, делая сперва умышленные ошибки, но вскоре уже неизбежные. Трёхлитровые бутыли приходят и приканчиваются, толстенные, зелёные, мятая серая фольга на горлышках отбрасывает электрическое сияние бара. Пробки становятся прямее, не такие грибовидные, даты <text:span text:style-name="Emphasis">degorgement </text:span>продвигаются всё ближе в военные годы, а компания хмелеет. Шотландец с хихиканьем скатился со стула, продержался ходячим метра три, а там свалился спать под <text:soft-page-break/>горшком пальмы. Другой молодой офицер немедленно вскальзывает на его место. Слово, из уст в уста, разнеслось по Казино, и вскоре толпа обитателей собралась вокруг стола, выжидая вылета следующих. Притащен лёд громадным куском, папоротниково-растресканный внутри, испускающий белое дыхание каждой своею гранью, размолочен и <text:span text:style-name="T382">расщеплён</text:span> в большое мокрое корыто принимать процессию бутылей, что плывут из погреба уже как на конвейере. Вскоре замученным официантам приходится воздвигать пирамиды их пустых бокалов и наполнять их, как фонтаном, через верхний, пузырящиеся струи ниспадают, вызывая радостные клики толпы. Конечно же, какой-то шутник дотягивается выдернуть бокал у основания, вся конструкция начинает шататься, все подскакивают спасти что получится прежде чем всё с грохотом <text:span text:style-name="T382">рухнет</text:span>, обливая униформы и обувь—чтобы они могли начать построение заново. Игра пере<text:span text:style-name="T382">ходит</text:span> в <text:span text:style-name="T382">Сменного</text:span> Принца, где каждый <text:span text:style-name="T382">на</text:span>званный номер моментально становится Принцем и все номера сдвигаются, соответственно. К этому времени уже невозможно определить кто ошибается. А кто нет. Возникают пререкания. Половина комнаты поют вульгарную песню: </text:p>
      <text:p text:style-name="P17">ВУЛЬГАРНАЯ ПЕСНЯ </text:p>
      <text:p text:style-name="P242">Всю ночь вчера я шпокал Королеву Трансиль-ва-ни-и,</text:p>
      <text:p text:style-name="P242">Бургундскую сегодня буду шпокать, брат, </text:p>
      <text:p text:style-name="P242">Вот-вот пересеку границу Шизофре-ни-и, </text:p>
      <text:p text:style-name="P242">У Королевок я просто нарасхват…. </text:p>
      <text:p text:style-name="P242">На завтрак розовый шампусик и икра, </text:p>
      <text:p text:style-name="P242">А к чаю <text:span text:style-name="T383">завсегда</text:span> Шатобриан, кусочка два—</text:p>
      <text:p text:style-name="P242"><text:span text:style-name="T383">С</text:span>игары <text:span text:style-name="T383">я курю не ниже </text:span>десят<text:span text:style-name="T383">и</text:span> за штуку шиллингов, </text:p>
      <text:p text:style-name="P242">И до упаду хохочу, <text:span text:style-name="T384">когда хочу,</text:span></text:p>
      <text:p text:style-name="P242"><text:span text:style-name="T384">Передо мною</text:span> <text:span text:style-name="T383">чернь</text:span> расступ<text:span text:style-name="T384">ится</text:span> заранее, </text:p>
      <text:p text:style-name="P242">Дорогу <text:span text:style-name="T383">дать Шпок-</text:span>шпокарю Царицы Трансиль-вааа-ни-ии! </text:p>
      <text:p text:style-name="P104">Голова у Слотропа уже шар, который <text:span text:style-name="T385">летит</text:span> не вертикально, а по горизонтали, исключительно поперёк комнаты, но при этом остаётся на месте. Каждая клетка мозга <text:span text:style-name="T385">стала</text:span> пузырё<text:span text:style-name="T385">ч</text:span>к<text:span text:style-name="T385">ом</text:span>: он трансмутировал в виноград Эперней, прохладная тенистость, благородный отжим. Он вглядывается напротив, в сэра Додсон-Трака, который чудесным образом всё ещё прям, хотя в глазах остекленелость. Ага, пральна, тута тоже стал анти-заговорным, да, да, щас... он сосредоточился пронаблюдать очередной пирамидальный фонтан, теперь уже из сладкого<text:span text:style-name="Emphasis"> Taittinger</text:span>, без всякой даты на наклейке. Официанты и сменившиеся крупье, сидят вдоль стойки, как птички на проводе, глазеют. Шум вокруг невероятнейший. Валлиец с аккордеоном стоит на столе. Наяривает «Испанскую красавицу» в до-мажоре, терзая этот хрипоящик как маньяк. Дым висит густой, клубящийся. В глубине его тлеют трубки. <text:s/><text:span text:style-name="T385">Н</text:span>е менее трёх кулачных поединков <text:span text:style-name="T385">в процесс продолжения</text:span>. Уже трудно определить <text:span text:style-name="T385">в каком конкретно месте идёт</text:span> игр<text:span text:style-name="T385">а</text:span> Принц. Девушки толпятся в дверях, хихикая, указывая пальцами. Свет в комнате побурел от набившейся униформы. Слотроп ухватил свой бокал, пытается встать на ноги, его крутануло и он с грохотом <text:soft-page-break/>падает на текущую игру в кости. Элегантность, предупреждает он себя: эл<text:span text:style-name="T385">лл</text:span>егантность….Собутыльники поднимают его за подмышки и задние карманы, чтобы швырнуть в направлении Додсон-Трака. Он пробирается под столом, лейтенант, а может два, падают на него по пути, через ещё один пруд искристого, добавочную трясину блевотины, прежде чем нащупалось то, что кажется ему набитыми песком отворотами брюк Додсон-Трака. </text:p>
      <text:p text:style-name="Text_20_body">Осторожно опуская взгляд вниз на Слотропа: «Не уверен смогу ли, собственно, стоять….» Им потребовалось некоторое время, чтобы выпутать Слотропа из стула, а затем встать, тут случались сложности—определить направление к двери, нацелиться в неё…. Шатаясь, поддерживая друг друга, они протолкались сквозь машущую бутылками, застывшую глазами, расхрыстанную, орущую, побелело-лицую, <text:span text:style-name="T386">брюхо</text:span>-хватную <text:span text:style-name="T386">шарагу</text:span>, в плывуче гибкую надушенную зрительскую аудиторию из девушек у двери, такие все сладко высокие, шлюз декомпрессии перед выходом. </text:p>
      <text:p text:style-name="P175">– Блядь Святая!– таких закатов уже почти не бывает, закат необжитых земель 19-го столетия, пара из которых были перенесены, того стоили, на полотно, пейзажи Дикого Запада кисти художников, о которых никто никогда не слыхал, когда земли оставались ещё свободными, <text:s/>глаз невинным, а присутствие Творца более явным. И вот он всколоколил тут над Средиземноморьем, возвышенный и одинокий, этот анахронизм изначально красным, жёлтым такой чистоты, что уж нигде не отыщешь сегодня, чистота, что так и напрашивается на загрязнение… несомненно Империя продви<text:span text:style-name="T387">га</text:span>лась к западу, а куда <text:span text:style-name="T387">ж </text:span>ещё <text:span text:style-name="T387">ей было</text:span> кроме этих девственных закатов, чтобы всунуться и осквернить? </text:p>
      <text:p text:style-name="Text_20_body">Но там на горизонте, вон возле кромки обожжённого мира, кто они, те недвиж<text:span text:style-name="T387">им</text:span>ые гости… вон те фигуры в длинных одеяниях—наверное, <text:span text:style-name="T387">с учётом</text:span> такой удалённости, ростом в сотни миль—их лица, безмятежные, отстранённые, как у Будды, склоняются к морю, непостижимые, честное слово, как у того Ангела, что стоял над Любеком во время бомбёжки в пятницу перед Пасхой, явившийся тогда ни разрушать, ни сохранять, но засвидетельствовать игру в соблазн. Это стало предпоследним шагом британской столицы перед тем, как она отдалась, вступила в связь, от которой пойдут у неё после сыпь и струпья отмеченные на карте Роджера Мехико, <text:span text:style-name="T387">таящиеся</text:span> в этой любви, разделённой с <text:span text:style-name="T387">череном</text:span> еженощных грабель Господина Смерти… потому что приказ КАС совершить рейд против гражданского Любека <text:span text:style-name="T387">явился</text:span> тем долгим взглядом, который не спутаешь ни с чем, зовущим <text:span text:style-name="T1">скорей же, иди и выеби меня,</text:span> на который подымаются и с визгом сыпятся ракеты, те самые, А4, которые по любому должны были пускать, да только б чуть пораньше…. </text:p>
      <text:p text:style-name="Text_20_body">Так что же в этот вечер высматривают стражи края мира? теперь уже темнеющие, монументальные создания, стоически переходя в цвет шлака, пепла для стабилизации ночи, сегодняшней ночи… что тут такого грандиозно сто́ящего наблюдения? Только Слотроп тут, да сэр Стивен, счастливо бредут себе поперёк длинных тюремно-решёточных теней отбрасываемых пальмами, что окаймляют эспланаду, отрезки между тенями сейчас омыты очень тёплым закатно-красным, поверх зернисто-шоколадного пляжа. Тут явно ничего с минуты на минуту не случится. Ни шелеста автомобильного движения на круговых дорожках, ни миллиарда франков поставленных на женщину или на соглашение наций за каким-то из столов внутри. Всего лишь довольно формальные взрыды сэра Стивена, только что опустившегося на <text:soft-page-break/>одно колено в песок, ещё тёплый после минувшего дня: мягкие придушенные всхлипы отчаяния сдерж<text:span text:style-name="T388">иваем</text:span>ого внутри, <text:span text:style-name="T388">так </text:span>явно выдающие всю муку и гнёт, через которые пришлось ему пройти, что даже Слотроп способен ощутить, в своём личном горле, болезненные вспышки сочувствия к усилиям, что прилагает этот человек…. </text:p>
      <text:p text:style-name="Text_20_body">– О, да, да, знаете ли, я, я, я не могу. Нет. Я полагал, что вы знаете—хотя зачем вам скажут? Все <text:span text:style-name="Emphasis">Они</text:span> знают. Я служебный курьёз. Даже людям известно. Нора путалась с толпой психов годы напролёт. Всегда сгодится для выпуска <text:span text:style-name="Emphasis">Новости Мира</text:span>— </text:p>
      <text:p text:style-name="Text_20_body">– Ах! Да! Нора—та дама, которую застукали в тот раз с парнишкой который-кто может<text:span text:style-name="Emphasis"> менять свой цвет</text:span>, верно? Охренеть! Точно, Нора Додсон-Трак! То-то мне имя показалось знакомым— </text:p>
      <text:p text:style-name="Text_20_body">Но сэр Стивен уже продолжал: – «…был сын, да, мы были благословлены разумным сыном, мальчик вашего возраста. Франк… Думаю, его послали в Индо-Китай. Они очень вежливы, когда я спрашиваю, очень вежливы, но не дают мне знать где он…. Они хорошие люди в Фицморис-Хаус, Слотроп. Они хотят как лучше. Всё это, в основном, моя собственная вина…. Я очень любил Нору. Очень. Но были и другие вещи…. Важные вещи. Такими я их считал. До сих пор считаю. Должен. Когда она продолжила, ну, знаете… такая их натура. Сами знаете как они, домогаются, им только бы за-затащить в постель. Я не мог,– тряся головой, волосы раскалённо-оранжевые в этих сумерках,– я не мог. Забрался слишком далеко. Другая ветвь. Не мог спуститься обратно к ней. Она-она ст<text:span text:style-name="T388">а</text:span>новилась счастливой просто от <text:span text:style-name="Emphasis">прикосновения</text:span>, когда-никогда…. Слушайте, Слотроп, ваша девушка, ваша Катье, о-она очень <text:span text:style-name="Emphasis">красивая</text:span>, знаете. </text:p>
      <text:p text:style-name="Text_20_body">– Знаю. </text:p>
      <text:p text:style-name="Text_20_body">– О-они думают мне всё равно, уже. «Вы <text:span text:style-name="T388">с</text:span>можете прослеживать беспристрастно». Ублюдки… Нет, это я просто так… Слотроп, мы все такие механические люди. Делаем что скажут. Вот и всё что в нас есть. Слушайте—<text:span text:style-name="T389">что</text:span>, по-вашему, я <text:span text:style-name="Emphasis">чувствую</text:span>? Когда вы отлучаетесь после каждого урока. Да, я<text:span text:style-name="Emphasis"> бессильный</text:span>—мне остаётся лишь вести учёт, Слотроп. Писать отчёты… </text:p>
      <text:p text:style-name="Text_20_body">– Эй, Асс… </text:p>
      <text:p text:style-name="Text_20_body">– Не злитесь. Я безвреден. Вот ударьте меня, я свалюсь и тут же вскочу. Вот так.– Он демонстрирует.– Я переживаю за вас, за вас обоих. Я правда переживаю, поверьте, Слотроп. </text:p>
      <text:p text:style-name="Text_20_body">– Окей. Вот и скажите мне что происходит. </text:p>
      <text:p text:style-name="Text_20_body">– Мне <text:span text:style-name="Emphasis">не всё равно</text:span>. </text:p>
      <text:p text:style-name="Text_20_body">– Ладно, ладно… </text:p>
      <text:p text:style-name="Text_20_body">– Моя «задача» наблюдать вас. Это моя задача. Вам нравится моя задача? Нравится?<text:span text:style-name="Emphasis"> Ваша</text:span> «задача»… изучить ракету, дюйм за дюймом.<text:span text:style-name="Emphasis"> Я</text:span> должен… посылать ежедневный отчёт о вашем прогрессе. И это всё, что мне известно. </text:p>
      <text:p text:style-name="Text_20_body">Но это не всё. Он что-то утаивает, что-то <text:span text:style-name="T389">ещё </text:span>в глубине, а дурак Слотроп слишком пьян, чтоб<text:span text:style-name="T389">ы хоть как-то</text:span> докопаться.– «<text:span text:style-name="T389">Про м</text:span>еня и Катье тоже? Подглядываешь в замочную скважину?» </text:p>
      <text:p text:style-name="Text_20_body">Всхлипы:– «Какая разница? Для этого я совершенно подходящий человек. Совершенно. В половине случаев я не могу даже мастурбировать… гадкая молофья не брызжет на отчёты, <text:soft-page-break/>знаете ли. Им не понравилось бы. Просто нейтральный, просто регистрирующий <text:span text:style-name="T389">взгляд</text:span>.… Они так жестоки. Не думаю, что они даже понимают, на самом деле… Они даже и не садисты… Там просто <text:span text:style-name="Emphasis">полное бесчуствие</text:span>…. </text:p>
      <text:p text:style-name="Text_20_body">Слотроп кладёт руку на его плечо. Подкладка костюма с<text:span text:style-name="T389">двига</text:span>ет<text:span text:style-name="T389">ся</text:span> <text:s/>соб<text:span text:style-name="T389">равшись</text:span> на тёплой кости под нею. Он не знает что сказать, что сделать: а сам чувствует себя порожним, спать хочется…. Но сэр Стивен, коленопреклонённый, вот-вот, подрагивая на самом краю, скажет Слотропу ужасный секрет, роковое признание про: </text:p>
      <text:p text:style-name="P77">Пенис, Который Он Считал Своим </text:p>
      <text:p text:style-name="P243">(ведущий тенор): <text:span text:style-name="T389">Он</text:span> пенис <text:span text:style-name="T389">тот </text:span>считал <text:span text:style-name="T390">за</text:span> сво<text:span text:style-name="T390">й</text:span>—</text:p>
      <text:p text:style-name="P243">Твёрд <text:span text:style-name="T390">словно</text:span> кость, большой, озорной… </text:p>
      <text:p text:style-name="P243">С отважной сизой головой </text:p>
      <text:p text:style-name="P243">Торчком в кровати той, </text:p>
      <text:p text:style-name="P243">Где девоньки играли в Телефон— </text:p>
      <text:p text:style-name="P243">(бас): Те-ле-фон…. </text:p>
      <text:p text:style-name="P243">(внутренние голоса): Но пришли Они из дырки ночью, </text:p>
      <text:p text:style-name="P243">(бас): И ласково тетешкали покуда не пропал— </text:p>
      <text:p text:style-name="P243">(внутренние голоса): И больше уж нигде его он не сыскал… </text:p>
      <text:p text:style-name="P243">(тенор): Теперь он тает на глазах, </text:p>
      <text:p text:style-name="P243">Всё только "ох!", да только "ах!" </text:p>
      <text:p text:style-name="P243">По пенису, который он считал своиииим! </text:p>
      <text:p text:style-name="P243">(внутренние голоса): Был <text:span text:style-name="T390">да сплыл</text:span>! </text:p>
      <text:p text:style-name="Text_20_body">Фигуры в море выслушали, а теперь растрепались ветром и стали ещё отдалённей, пока отходит, холодея, свет…. К ним так трудно дотянуться—трудно ухватить. Кэрол Эвентир, ища подтверждения ангелу Любека, узнал насколько трудно—он и его контроль Петер Сачса, оба, барахтаясь в трясине между мирами. Впоследствии, в Лондоне, состоялся визит самого вездесущего из всех двойных агентов, Сэмми Хильберт-Шпейса, про которого все думали, что он в Стокгольме, или всё-таки в Парагвае? </text:p>
      <text:p text:style-name="Text_20_body">– Вот оно что,– снисходительно рыбье лицо изучает Эвентира, подвижное, как тарелка антенны управления стрельб<text:span text:style-name="T390">ой</text:span> и даже менее жалостливое,– а я-то думал, что— </text:p>
      <text:p text:style-name="Text_20_body">– Вы думали, что просто отметитесь. </text:p>
      <text:p text:style-name="Text_20_body">– Ещё и телепат, Боже, ну, он хорош, а?– Однако, не спускает рыбьих глаз. Это довольно пустая комната. Адрес за Голахо-Мьюз обычно используется для трансакций наличными. Они вызвали Эвентира из «Белого Посещения». В Лондоне тоже знают как рисовать пентаграммы и произносить заклинания, как вызывать именно тех, кто потребуется…. Стол уставлен стаканами, <text:soft-page-break/>захватанными, беловатыми, пустыми или с осадком от тёмно-коричневых, либо красных напитков, пепельницами и обрывками искусственных цветов, которые этот вот Сэмми ощипывает, раскручивает, складывает в загадочные кривые и узлы. Паровозные дымы заносит в приоткрытое окно. Одна из стен в комнате, хоть и пустая, истёрта годами мелькающих теней агентов, как некоторые зеркала в общественных пунктах питания от отражений посетителей: поверхность обретает характер, как старое лицо…. </text:p>
      <text:p text:style-name="Text_20_body">– Но ведь вы с ним не беседуете на самом деле,– ах, Сэмми, уж этого у него не отнять, умеет эдак вот мягонько, мягче мягкого,– то есть это же вам не телеграфист какой-то, типа, малость поболтать среди ночи…. </text:p>
      <text:p text:style-name="Text_20_body">– Нет, нет.– Эвентир тут понимает, что записи всего, что приходит через Сачсу, прочитываются—и ему показывают то, что прошло цензуру. И что <text:span text:style-name="T390">именно </text:span>так оно и <text:span text:style-name="T390">продолжается</text:span> уже какое-то неопределённое время…. Вот и расслабься, впади в пассивность, посмотри что <text:span text:style-name="T390">вы</text:span>рис<text:span text:style-name="T390">овыва</text:span>ется из разговора Сэмми, очертания, впрочем, Эвентиру уже известны—он вызван в Лондон, но его не просят войти в связь с кем-либо, значит, их интересует сам Сачса и цель этой встречи не в том, чтобы задействовать Эвенира, а предупредить его. Наложить вето на часть его личной скрытой жизни. Обрывки, тон голосов, выбор слов сейчас всё сплетается в нечто целостное: «…должно быть изумился, как обнаружил себя по ту сторону… однажды мне тоже достался Зачза или два… так уж держись от улицы подальше… <text:span text:style-name="T390">с</text:span>вер<text:span text:style-name="T390">ять</text:span> что к чему, <text:span text:style-name="T390">старина</text:span> Зачза тоже фильтрует <text:span text:style-name="Emphasis">наши личности</text:span>, понимаешь, исходя из данных, так нам будет легче…» </text:p>
      <text:p text:style-name="Text_20_body"><text:span text:style-name="Emphasis">Подальше от улицы</text:span>? Всем известно как погиб Сачса. Но никто не знает почему он выходил в тот день, что привело его к этому. И Сэмми сейчас говорит Эвентиру: <text:span text:style-name="Emphasis">Не спрашивай</text:span>. </text:p>
      <text:p text:style-name="Text_20_body">Но попытаются ли они подобраться и к Норе тоже? Если тут возможны аналогии, если Эвентир как-то проецируется на Петера Сачсу, тогда, быть может, Нора Дадсон-Трак становится женщиной, которую Сачса любил, Лени Пёклер? Распространится ли вето на прокуренный голос Норы и её уверенные руки, и не станут ли держать Эвентира, на срок, может даже пожизненный, под некоей весьма утончённой формой домашнего ареста за преступления, о которых ему никогда не скажут? </text:p>
      <text:p text:style-name="P105">Нора всё ещё продолжает своё Приключение, свою «Идеологию Нуля», <text:span text:style-name="T391">у</text:span>держи<text:span text:style-name="T391">ва</text:span>тся среди прочёсанных кам<text:span text:style-name="T391">енных</text:span> волос самых последних белых хранителей, пред самым последним шагом в тьму, в сияющее…. Но где теперь отыщешь Лени? Куда могла она уйти, унося своего ребёнка и свои грёзы, что никак не взрослеют? Либо мы не собирались терять её—либо мы имели дело с эллипсом, в чём, как некоторые из нас готовы поклясться, и заключается наша любовь, или же кто-то забрал её, умышленно, по причинам не подлежащим разглашению, и смерть Сачсы часть этого. <text:span text:style-name="T391">С</text:span>воими крыльями <text:span text:style-name="T391">о</text:span>на смела <text:span text:style-name="T391">не ту</text:span> жизнь—не жизнь своего мужа Франца, который мечтал, умолял быть забранным именно так, но вместо этого удерж<text:span text:style-name="T391">ан</text:span> для чего-то совершенно другого—Петера Сачсу, <text:span text:style-name="T391">что</text:span> был пассивен по иному… или тут какая-то ошибка? Неужто Они никогда не д<text:span text:style-name="T391">опуск</text:span>ают ошибок, или… почему он оказался тут, мчась вместе с нею к её собственному концу (как, собственно, и Эвентир втянутый в буруны оставленные яростным продвижением Норы) её тело заслоняет ему полный обзор того, что лежит впереди, стройная девушка оберну<text:span text:style-name="T391">лась</text:span> древесной, широкой, материнской… всё, чему он должен следовать, это <text:soft-page-break/>обломки их времён <text:span text:style-name="T391">осыпающиеся</text:span> от каждой стороны, разлетающиеся длинными спиралями, в запылённое невидимое, где последний осколок солнечного света лежит на булыгах дороги… Да: как ни абсурдно, он исполняет фантазию Франца Пёклера для него, здесь притиснувшись к её спине, совсем маленький, <text:span text:style-name="T19">взят</text:span>: уносимый вперёд в эфиро-ветер запах которого… нет,<text:span text:style-name="T1"> не тот запах</text:span>, что он ощутил в последний миг перед своим рождением… пустоты задолго до того, которую он должен был запомнить… и стало быть, если он здесь опять… значит… <text:span text:style-name="T1">тогда</text:span>…. </text:p>
      <text:p text:style-name="P204"/>
      <text:p text:style-name="P176">Их оттесняет цепь полицейских. Петер Сачса стиснут со всех столон, пытается удержаться на ногах, вырваться невозможно… Лицо Лени движется, безостановочно, напротив проносящихся окон Гамбургского Экспресса, бетонных дорог, эстакад, произодственных башен Марка, улетающих прочь свыше сотни миль в час, превосходный фон, коричневый, смазанный, малейшая ошибка курса, дорожного покрытия на такой скорости и им конец… её юбка задралась сзади, оголились ляжки, красноватые отметины от сиденья в вагоне, обёрнуты к нему… да.. от неизбежности катастрофы, да, кто бы ни взглянул, да…. «Лени, ты где?» Она держала его локоть меньше десяти секунд назад. Они условились заранее держаться вместе насколько получится. Но тут уже движение двух разновидностей—не реже, чем случайные промельки чужаков, за чёткой линией стычки по разметкам Силы сводящей людей, оказаться какое-то время вместе, в любви, когда даже насилие кажется бессильным фиаско, точно так же любовь, здесь на улице, может оказаться вновь в центробежном разбросе: лица, увиденные тут в последний миг, слова, выговоренные бездумно, через плечо, в полной уверенности, что она рядом, уже последние слова… «Вальтер тоже принесёт вина? Я забыл…» это стало шуткой между ними, его забывчивость, затерянность в подростковом замешательстве, а теперь и безнадёжная влюблённость в малышку, Ильсе. Она его убежище от общества, вечеров, клиентов… часто она его спасенье от безумия. Он втянулся ненадолго каждую ночь посидеть рядом с её кроваткой, совсем запоздно, глядя как она спит, попкой кверху, лицом в подушку… такая чистота, <text:span text:style-name="T1">истинность</text:span> в этом… А вот мать её, в своём сне, стала часто скрипеть по ночам зубами, хмурится, говорить на языке, на котором он вряд ли, когда или где-либо, говорил достаточно бегло. Вот уже неделю… ну, что он понимает в политике? Он толькео лишь видит, что она переступила порог, нашла развилку во времени, куда ему не дано последовать…. </text:p>
      <text:p text:style-name="Text_20_body">– Ты ведь мать ей… а если тебя арестуют, с нею что будет? </text:p>
      <text:p text:style-name="Text_20_body">– А им только этого—Петер, как ты не понимаешь, им нужна громадная набухшая титька и некое атрофированное ничто, под именем человека, блеющее где-то там в её тени. Разве могу я быть для неё <text:span text:style-name="T1">человеком</text:span>? Ни даже <text:span text:style-name="T1">матерью </text:span><text:span text:style-name="T19">е</text:span><text:span text:style-name="T108">й</text:span>. «Мать» это категория общественных служб, Матери <text:span text:style-name="T392">работают</text:span> на <text:span text:style-name="T1">Них</text:span>! Они полицаи душ…– лицо её потемнело, стало иудейским от слов произносимых ею, не потому, что громко, а потому, что она так и думает, и она права. Рядом с её убеждённостью, Сачсе виднее мелкота его собственной жизни, застоялая ванна тех посиделок, где годами не меняются даже лица... слишком много полу-тёпленьких лет…. </text:p>
      <text:p text:style-name="Text_20_body">– Но я люблю тебя…– она отбрасывает волосы с его вспотевшего лба, они лежат под окном, куда уличный-и-рекламный свет вливается постоянно, охлёбывая их кожу, все её выпуклости и затенённости, в спектрах холоднее тех, что астрологи отводят луне…. – Тебе не надо быть кем-то, кем ты не есть, Петер. Меня бы здесь не было, если бы я не любила тебя такого…. </text:p>
      <text:p text:style-name="Text_20_body"><text:soft-page-break/>Она гнала его на улицу, была его смертью? С его точки зрения, с той стороны, нет. В любви, слова можно толковать слишком по-разному, вот и всё. Но он действительно чувствует, что был послан, по какой-то особой причине…. </text:p>
      <text:p text:style-name="Text_20_body">А Ильсе, заигрывает с ним своими тёмными глазками. Она может произносить его имя. Но часто, чтобы пофлиртовать, отказывается, или зовёт его <text:span text:style-name="T1">Мама</text:span>. «Нет-нет, Мама вон <text:span text:style-name="T396">она</text:span>, а я Петер. Запомнила? Петер». </text:p>
      <text:p text:style-name="Text_20_body">– Мама. </text:p>
      <text:p text:style-name="Text_20_body">Лени только уставится и смотрит, задержавшаяся меж её губ улыбка почти что, должен он отметить, самодовольная, попустительская путанице имён, вызывает затухающее эхо попранной мужской гордости, которого она не может не слышать. </text:p>
      <text:p text:style-name="Text_20_body">– Я просто радуюсь, что <text:span text:style-name="T1">на меня</text:span> она не говорит Мама,– Лени это кажется исчерпывающим объяснием, но это всё слишком связано с идеологии, он в этом ещё не разобрался. Он не знает, как слушать такие разговоры, выходящие за пределы лозунгов: не научился слушать революционным сердцем, и ему, фактически, не отпущено достаточно времени, чтобы накопить революционное сердце из худородной товарищеской любви остальных, нет, на это теперь уже нет времени, да и вообще ни на что-либо другое кроме последнего вдоха, резкого вдоха человека напуганного улицей, нет даже времени утратить свой страх как издревле водится, нет, потому что вот он шуцман Йохе, дубинка уже занесена, часть головы Коммуниста подставилась так по-глупому, так без понятия про него и его мощь… первый чёткий удар шуцмана за весь день… секундочка в секунду, он чувствует это в своей руке и в дубинке, что уже не болтается сбоку, но отведена сейчас назад в мускулистом замахе, до упора, до пика потенциальной энергии… далеко внизу эта серая вена на виске человека, хрупкая, как пергамент, так отчётливо выпукла, вздрагивает уже в своём предпоследнем ударе пульса… и, БЛЯДЬ! о—<text:span text:style-name="T1">как</text:span>— </text:p>
      <text:p text:style-name="Text_20_body"><text:span text:style-name="T1">Как </text:span><text:span text:style-name="T20">оно </text:span><text:span text:style-name="T1">прекрасно</text:span>! </text:p>
      <text:p text:style-name="Text_20_body">В эту ночь сэр Стивен исчезает из Казино. </text:p>
      <text:p text:style-name="Text_20_body">Но не прежде, чем сказать Слотропу, что его эрекции представляют немалый интерес для Фицморис-Хауса. </text:p>
      <text:p text:style-name="Text_20_body">Уже утром врывается Катье, всполошённая больше мокрой курицы, сказать Слотропу, что сэра Стивена нет. Всем вдруг приспичило что-то ему сказать, а он едва-едва проснувшись. Дождь стучит по ставням и окнам. Утра понедельников, расстроенные желудки, прощания… он моргает на затянутое туманом море, горизонт окутан серым, пальмы поблескивают в дожде, тяжёлые, мокрые, и очень зелёные. Возможно, в нём всё ещё то шампанское—на десять необычайных секунд, ничто его не задевает, кроме просто любви к тому, что видит. </text:p>
      <text:p text:style-name="Text_20_body">Затем, извращенчески сознавая это, он отворачивается, обратно в комнату. Время поиграть с Катье, теперь…. </text:p>
      <text:p text:style-name="Text_20_body">Её лицо побелело, как её волосы. Дождевая ведьма. Поля её шляпы создают шикарный кремово-зелёный ореол вокруг её лица. </text:p>
      <text:p text:style-name="Text_20_body"><text:soft-page-break/>– <text:s/>Ну, тогда его, выходит, нет.– Глубокомыслие подобного рода вполне может вывести её из себя.– Это плохо, очень. Но, опять-таки—может и к лучшему. </text:p>
      <text:p text:style-name="Text_20_body">– Хватит о нём. Что тебе известно, Слотроп? </text:p>
      <text:p text:style-name="Text_20_body">– Что значит, хватит о нём? Ты что, так вот просто отшвыриваешь людей? </text:p>
      <text:p text:style-name="Text_20_body">– Ты хочешь узнать? </text:p>
      <text:p text:style-name="Text_20_body">Он стоит покручивая ус:– «Расскажи мне, в чём дело». </text:p>
      <text:p text:style-name="Text_20_body">– Ты сволочь. Всё пустил под откос, этой своей хитренькой игрой в коллективную пьянку. </text:p>
      <text:p text:style-name="Text_20_body">– Что всё, Катье? </text:p>
      <text:p text:style-name="Text_20_body">– Что он сказал тебе?– Она придвигается на шаг ближе. Слотроп следит за её руками, вспоминая армейских инструкторов дзюдо, которых ему доводилось видеть. Ему доходит, что он голый и к тому же, хмм, похоже, у него встал, осторожней, Слотроп. Да тут и запротоколировать некому, или размыслить с чего бы оно так…. </text:p>
      <text:p text:style-name="Text_20_body">– Точно не говорил, что ты натаскана в этом дзюдо. Обучалась, небось, в той <text:span text:style-name="T1">Голландии</text:span>, а? Правда, мелочи,– распевает нисходящими ребячьими терциями,– тебя выдают, сама знаешь…. </text:p>
      <text:p text:style-name="Text_20_body">– Ааа…– взбешённо, она в броске целит ему в голову, от чего ему удаётся увернуться—идёт нырком под её руку, вскидывает на себя, как пожарный пострадавшего, швыряет её на кровать и бросается следом. Она пинает его в хуй, с чего и надо было сразу начинать. Её момент, однако, сокрушительно упущен, не то разделала бы Слотропа под орех… впрочем, возможно, она хотела промахнуться, лишь пропахала Слотропа вдоль ноги, но он снова увиливает, хватает её за волосы и заламывает её руку назад, толкая, лицом вперёд, на постель. Её юбка задралась выше задницы, ляжки выкручиваются под ним, его пенис в жуткой эрекции. </text:p>
      <text:p text:style-name="Text_20_body">– Послушай, пизда, не выводи меня из себя, мне женщин бить не жалко, я Кэгни из Французской Риверы, так что смотри мне. </text:p>
      <text:p text:style-name="Text_20_body">– Я убью тебя… </text:p>
      <text:p text:style-name="Text_20_body">– Что? И пустишь под откос всё это? </text:p>
      <text:p text:style-name="Text_20_body">Катье оборачивает голову и впивается зубами ему в предплечье, как раз то место, куда входили иглы с Пентоналом.– «О, <text:span text:style-name="T1">блядь</text:span>—»,– он отпускает руку, которую выкручивал и сдёргивает трусики с неё, стискивает одно бедро и входит в неё сзади, дотягиваясь снизу до её сосков, наминая её клитор, скребёт ногтями промеж ляжек, вот что значит Мистер Техника, хотя всё это ни к чему, они оба вот-вот кончат—Катье первой, визжа в подушку, Слотроп секундой или двумя позже. Он лежит на ней, обливаясь потом, прерывисто дышит, глядя на её лицо отвернувшееся на ¾, не профиль даже, а ужасное Лицо, что Уже не Лицо, ставшее слишком абстрактным, недосягаемым: впадинка глазницы, но никак не скачущий глаз, всего лишь анонимный изгиб щеки, выступ рта, безносая маска Существа Иного Порядка, существа Катье—безжизненная безликость единственное из её лиц, что он действительно изучил, или навсегда запомнил. </text:p>
      <text:p text:style-name="Text_20_body">– Эй, Катье,– всё, что он грит. </text:p>
      <text:p text:style-name="Text_20_body"><text:soft-page-break/>– Мм.– Но теперь остаётся лишь её давняя осадочная горечь, а они, в конце концов, не из тех любовников, кто спускается на парашютах в залитой солнечным светом кисее, мягко спадая, рука об руку, на что-то полное лужаек и покоя. Тебя удивляет? </text:p>
      <text:p text:style-name="Text_20_body">Она отодвинулась, выпустив его хуй в холод комнаты.– «Как оно в Лондоне, Слотроп? Когда падают ракеты?» </text:p>
      <text:p text:style-name="Text_20_body">– Как?– После ебли, он обычно любит поваляться, подымить сигаретой думая о еде,– ну, пока не ахнет, ты не знаешь, что она где-то есть. Блин, уже после того, как рванёт. И если не в тебя, значит ты в порядке до следующей ракеты. Как услышишь взрыв, стаёт ясно, что ты должно быть жив. </text:p>
      <text:p text:style-name="Text_20_body">– Это так узнаёшь, что жив. </text:p>
      <text:p text:style-name="Text_20_body">– Верно.– Она садиться, подтягивая трусики обратно вверх, а юбку обратно вниз, проходит к зеркалу, начинает причёсывать волосы:– «Ну-ка, послушаем про температуры внешнего слоя. Пока ты одеваешься». </text:p>
      <text:p text:style-name="Text_20_body">– Температура внешнего слоя, Т корень из е, что <text:span text:style-name="T1">оно</text:span> такое? нарастает резко до <text:span text:style-name="Emphasis">Brennschluss</text:span>, где-то в районе 70 миль, а и потом там крутой взмыв, 1200 градусов, потом немного падает, минимум 1050 градусов, пока не покинет атмосферу, где опять скачок до 1080 градусов. Остаётся довольно стабильной при обратном вхождении,– блаблабла. <text:span text:style-name="T393">Тут</text:span> музыка <text:span text:style-name="T393">перехода</text:span>, <text:span text:style-name="T394">расц</text:span>веченная ксилофонами, основана на каком-нибудь старом хите, что прокомметирует, с лёгкой иронией, дальнейшее развитие—мелодия типа «Школьные дни, Школьные дни», или «Жозефина, садись в мой самолёт», а хоть даже и «Ох, жаркой будет эта ночка в нашем городишке», выбирай что приглянётся—замедляется и стихает к остеклённому крыльцу входа, Слотроп и Катье в<text:span text:style-name="Emphasis"> tête-à-tête</text:span>, за исключением нескольких музыкантов в углу, что кряхтят и трясут головами, сговариваясь как им всё-таки заставить Сезара Флеботомо платить им иногда. Хреновая халтура, хреновая халтура… Дождь разбивается о стекло, лимонные и миртовые деревья снаружи трепещут на ветру. Над круссантами, земляничным вареньем, настоящим маслом, настоящим кофе, она проверяет его по профилю полёта относительно температуры стен и коэффициентов Нусельта, его подсчёты в уме из чисел Рейнольдса, что она выдаёт ему… уравнения движения, сброса, моментов выравнивания… методика счисления <text:span text:style-name="Emphasis">Brennschluss</text:span> по IG и радио методы… уравнения, трансформации…. </text:p>
      <text:p text:style-name="Text_20_body">– Теперь рост тяги при изменении угла. Я называю высоту, ты говоришь мне угол. </text:p>
      <text:p text:style-name="Text_20_body">– Катье, может ты будешь говорить<text:span text:style-name="Emphasis"> мне </text:span>угол? </text:p>
      <text:p text:style-name="P177">Её позабавила, как-то раз, мысль о павлине, обхаживает, распускает свой хвост… она углядела это в переливающихся оттенках цвета пламени, что отрывалось от платформы, алый, оранжевый, радужно-зелёный… некоторые немцы, даже из SS, называли ракету <text:span text:style-name="Emphasis">Der Phau. «</text:span><text:span text:style-name="Emphasis"><text:span text:style-name="T105">Phau Zwei»</text:span></text:span>. Подъём, <text:span text:style-name="T397">пере</text:span>программированный в обряд любви… к <text:span text:style-name="Emphasis">Brennschluss</text:span> он завершался—чисто женское дополнение Ракеты, нулевая точка в центре цели, отдавалась. Всё прочее произойдёт следуя законам баллистики. Тут у Ракеты уже нет вариантов. Что-то распоряжается ею. Что-то за пределами встроенного. </text:p>
      <text:p text:style-name="Text_20_body"><text:soft-page-break/>Катье воспринимала огромную арку в безвоздушность, как <text:s/>явный намёк на некие похотливые желания, что движут планетой и ею, и Теми, кто использует её—перевалить через пик и вниз, с разгону, в горении, к окончательному оргазму… чего, конечно, она никак не может пересказать Слотропу. </text:p>
      <text:p text:style-name="Text_20_body">Они сидят выслушивая порывы ливня порой почти переходящего в мокрый снег. Зима накапливается, дышит, углубляется. Шарик рулетки тарахтит где-то в глубине другой комнаты. Она увиливает. Почему? Слотроп пытается припомнить, всегда ли только лишь так приходилось ей говорить, отстреливаясь, отшатываясь прежде, чем сможет к нему прикоснуться. Самое время, чтоб начать задаваться вопросами. Он составляет анти-заговор впотьмах, налегая на ту, или другую из дверей, никогда не знаешь что выбредет наружу…. </text:p>
      <text:p text:style-name="Text_20_body">Тёмный базальт выпирает из моря. Па́ром зависла маскировочная сеть над сушей и над шатэ на ней, превращая всё это в зернисто-старинную почтовую открытку. Он прикасается к её кисти, пальцы движутся вверх по обнажённой руке, достигая… </text:p>
      <text:p text:style-name="Text_20_body">– Хмм? </text:p>
      <text:p text:style-name="Text_20_body">– Пойдём наверх,– грит Слотроп. </text:p>
      <text:p text:style-name="Text_20_body">Она, возможно, заколебалась, но до того кратко, что он и не заметил:– «О чём мы только что тут говорили?» </text:p>
      <text:p text:style-name="Text_20_body">– Про ту ракету, А4. </text:p>
      <text:p text:style-name="Text_20_body">Она смотрит на него очень долго. Сперва ему кажется, что она вот-вот рассмеётся. Потом, похоже, она собирается заплакать. Он не понимает. –«О, Слотроп. Нет. Ты меня не хочешь. Может им это нужно, но ты не хочешь. Не больше, чем А4 хочет Лондон. Однако, не думаю, что кого-то <text:span text:style-name="T397">интересуют</text:span> другие «я»… твоё, или Ракеты… нет. Не больше твоего. Если сейчас не в состоянии понять этого, то хотя бы запомни. Это всё, что я могу для тебя сделать. </text:p>
      <text:p text:style-name="Text_20_body">Они возвращаются в её комнату снова: хуй, пизда, понедельничный дождь в окнах…. Слотроп проводит остальную часть утра и первую половину дня штудируя профессоров: Шиллера о регенеративном охлаждении, Вагнера об уравнениях зажигания, Пауэра и Бека о выхлопных газах и эффективности сгорания. Слотроп проводит пару часов внизу, в баре, официанты, поймав его взгляд, лыбятся, приподымают бутылки шампанского, побалтывают их приглашающе. «Нет, <text:span text:style-name="Emphasis">merci, non</text:span>….» Он старается заучить организационную структуру там у них в Пенемюнде. </text:p>
      <text:p text:style-name="Text_20_body">Когда свет начинает стекать прочь с нависшего неба, он и Катье выходят пройтись, прогулка под конец дня вдоль эспланады. Её рука без перчатки, как лёд холодна в его руке, узкое чёрное пальто делает её выше, а её затяжные молчания истончают её до тумана… Они останавливаются, <text:span text:style-name="T397">опёршись</text:span> на перила, он смотрит на <text:span text:style-name="T397">с</text:span>редизимнее море, она на слепое промозглое Казино, высящееся позади них. Бесцветные тучи скользят мимо, бесконечно, в небе. </text:p>
      <text:p text:style-name="Text_20_body">– Мне вспомнилось, как я наткнулся на тебя. В тот день.– Он как-то не может выразиться вслух точнее, но она знает, что это про Гимлер-Шпильзааль. </text:p>
      <text:p text:style-name="Text_20_body">Она резко обернулась:– «Мне тоже». </text:p>
      <text:p text:style-name="Text_20_body"><text:soft-page-break/>Их дыхания отрываются клочками фантомов уносимых в море. Сегодня она зачесала волосы вверх, в помпадур, её светлые брови выщипаны в крылья, подчернены, глаза обведены чёрным, только крайние пара ресниц пропущены и остались светлыми. Свет туч, падая наискосок через её лицо, уносит цвета, мало что оставляя, кроме формального снимка, вроде того, что вклеивают в паспорт…. </text:p>
      <text:p text:style-name="Text_20_body">– А и ты так была далеко тогда… Я не мог до тебя дотянуться…. </text:p>
      <text:p text:style-name="Text_20_body">Тогда. Что-то похожее на жалость появляется в её лице и снова уходит. Но её шёпот смертельно ярок, как нежданная телеграмма: «Может ты ещё узнаешь. Может в каком-то из их разбомблённых городов, рядом с какой-то из их рек или лесов, однажды даже в дождь, это придёт к тебе. Ты вспомнишь Гимлер-Шпильзааль и юбку, что была на мне… воспоминание затанцует перед тобой, и ты сможешь даже представить мой голос <text:span text:style-name="T397">прозносящий</text:span> то, что я не смогла тогда сказать. Или сейчас». О, что это, неужто она улыбнулась ему, всего на эту секунду? и вот уже нет. Вернулась к маске не имеющей удачи, ни будущего—дежурное состояние её лица, <text:span text:style-name="T397">излюбленное</text:span>, самое лёгкое…. </text:p>
      <text:p text:style-name="Text_20_body">Они стоят среди гнутых чёрных скелетов скамей, на изгибе эспланады вздыбленной круче, чем вообще требуется для яви: круговоротно, стараясь сбросить их в море и отделаться от этого всего в конце концов. День схолодал. Ни один из них не может удерживаться в равновесии надолго, каждую пару секунд кто-то переступает с ноги на ногу, чтоб устоять. Он протягивает руки и поднимает её воротник кверху, удерживает её щёки в своих ладонях… пытается вернуть цвет плоти, что ли? Он смотрит вниз, пытаясь заглянуть в её глаза и с изумлением видит слёзы в каждом из них, что просачиваются через ресницы, тушь истекает чёрной кровью тонких витков… прозрачные каменья, дрожащие в своей оправе…. </text:p>
      <text:p text:style-name="Text_20_body">Волны дёргают и колошматят камни пляжа. Гавань разбита в барашки, слишком блестящие, вряд ли собрали свой свет со скудного неба. Вот он снова тут, тот идентичного вида Иной Мир—так ему теперь ещё и об этом переживать, сейчас? Что за—гля, эти деревья—каждая из длинных косм, пронизана, выворачиваясь напряжённым <text:span text:style-name="T397">изломом</text:span> напротив неба, каждая размещена с таким совершенством…. </text:p>
      <text:p text:style-name="Text_20_body">Она выгнула свои ляжки прикоснуться к нему выступом бёдер, сквозь своё пальто—может это поможет, всё-таки, вернуть его обратно—её дыхание белым шарфиком, дорожки от её слёз, подсвечен<text:span text:style-name="T398">ы</text:span> зимо<text:span text:style-name="T398">й</text:span>, л<text:span text:style-name="T398">ьдисты</text:span>. Ей тепло. Но этого недостаточно. Никогда не было—нет уж, он понимает всё правильно, она имела ввиду <text:span text:style-name="T398">прощание</text:span> надолго. Противостоя ветру испускаемому барашками, или же уклону тротуара, они держаться друг за друга. Он целует её глаза, чувствует, что хуй снова начал полниться добрым старым, <text:span text:style-name="T398">остервенелым</text:span> давним—давним, в любом случае—вожделением. </text:p>
      <text:p text:style-name="Text_20_body">Где-то от моря начинает играть одинокий кларнет, комичная мелодия, поддержанная через несколько тактов мандолинами и гитарами. Птицы хохлятся, блеско-глазые, на пляже. На сердце у Катье легчает, немного, от звука. У Слотропа ещё не выработаны Европейские рефлексы на кларнет, он всё ещё представляет Бенни Гудмена, а не клоунов цирка—но погоди-ка… это не <text:span text:style-name="T1">казу</text:span> ли вступа<text:span text:style-name="T399">е</text:span>т? Точняк, <text:span text:style-name="T1">цел</text:span><text:span text:style-name="T21">ьн</text:span><text:span text:style-name="T1">ая куча</text:span> казу! Казу <text:span text:style-name="T1">Оркестр</text:span>! </text:p>
      <text:p text:style-name="Text_20_body"><text:soft-page-break/>Поздно той ночью, опять в её комнате, на ней красное платье тяжёлого шёлка. Две высокие свечи горят на неопределённом расстоянии позади неё. Он чувствует перемену. После того, как они занимались любовью, она лежит, приподнявшись на локте, рассматривая его, глубоко дышит, тёмные соски вздымаются, как буйки скачущие на белом море. Но глаза её затянуты поволокой: ему не видно даже её обычного отхода, в этот последний раз, скрытного, ловкого, в угол какой-то далёкой внутренней комнаты…. </text:p>
      <text:p text:style-name="Text_20_body">– Катье. </text:p>
      <text:p text:style-name="Text_20_body">– Шшш,– проведя <text:span text:style-name="T398">замечтавшимися</text:span> ногтями в направлении утра, вдоль Côte d’Azur, в сторону Италии. Слотропу хочется запеть, он так и собирается, но на ум не приходит ничего подходящего. Он протягивает руку и, не поплевав на пальцы, гасит свечи. Она целует боль. Стало ещё больнее. Он засыпает в её объятиях. Когда он просыпается, её нет, совершенно, большинство её никогда не надёванных платьев так и висят в гардеробе, волдыри, малость воска на его пальцах, и одна сигарета, <text:span text:style-name="T398">до сроку</text:span> сдавленная в раздражённый рыболовный крюк… Она никогда не тратила сигарет попусту. Должно быть, она сидела, курила, наблюдая, как он спит… покуда что-то, ему никогда уже не спросить её что именно, сорвало её, сделало невозможным ждать пока кончится сигарета. Он распрямил её, докуривает, нечего разбрасываться куревом, раз война идёт дальше…. </text:p>
      <text:p text:style-name="P205"><draw:frame draw:style-name="fr1" draw:name="Image26" text:anchor-type="paragraph" svg:width="6.9252in" svg:height="0.3661in" draw:z-index="26"><draw:image xlink:href="Pictures/1000000000000B720000009B428C9716555D8079.png" xlink:type="simple" xlink:show="embed" xlink:actuate="onLoad" loext:mime-type="image/png"/></draw:frame><text:s/></text:p>
      <text:p text:style-name="P178">– Обычно, своим поведением мы реагируем не на что-<text:span text:style-name="T401">либо</text:span> единичное, но на всю совокупность содержа<text:span text:style-name="T401">щегося</text:span> в нашем <text:span text:style-name="T401">непрестанно</text:span> присутствующем окружении. Тогда как у стариков,– излагал в своих лекциях 83-летний Павлов,– всё обстоит совершенно иначе. Сосредотачиваясь на единичном стимуле, мы исключаем, путём отрицательной индукции, другие сопутствующие и одновременные стимулы, поскольку те зачастую не вписываются в обстоятельства, не являются дополняющими реакциями на данную обстановку. </text:p>
      <text:p text:style-name="Text_20_body"/>
      <text:p text:style-name="P244">Так [никому эти личные записи Пойнтсмен никогда показывает], потянувшись</text:p>
      <text:p text:style-name="P244">к цветку на столе у себя, </text:p>
      <text:p text:style-name="P244">Знаю я, что комнаты моей мозаика простая </text:p>
      <text:p text:style-name="P244">Неспешно начинает растворяться, ингибиционно, </text:p>
      <text:p text:style-name="P244">Вокруг цветенья, стимула, потребности </text:p>
      <text:p text:style-name="P244">Горящей ярче, покуда резкость отхлынувшая </text:p>
      <text:p text:style-name="P244">Из всего вокруг, на нём сосредоточена </text:p>
      <text:p text:style-name="P244">(Но не настолько, чтобы слепить), как фокус наведённый. </text:p>
      <text:p text:style-name="P244">Хоть тут же, в гипнотичном комнаты смерканьи, </text:p>
      <text:p text:style-name="P246">Немало прочей всячины—книги, инструменты, </text:p>
      <text:p text:style-name="P246"><text:soft-page-break/>Одежда старика, для городков увесистая бита, </text:p>
      <text:p text:style-name="P244">Всё <text:span text:style-name="T402">стушевалось в призраки вещей</text:span>, </text:p>
      <text:p text:style-name="P244"><text:span text:style-name="T402">В</text:span> мои воспоминанья о том, где, как и почему всё было, </text:p>
      <text:p text:style-name="P244">Стёрты, в этот миг, лишь фокус пламенеет: </text:p>
      <text:p text:style-name="P244">В наклоне к хрупкому и ждущему цветку…</text:p>
      <text:p text:style-name="P244">Попутно, что-то там из прочего всего—ручка, иль пустой стакан— </text:p>
      <text:p text:style-name="P244">Задето, уронилось с места, где стояло, и, возможно, закатится </text:p>
      <text:p text:style-name="P247"><text:span text:style-name="T403">Вовне</text:span> границ померкших памяти…. </text:p>
      <text:p text:style-name="P244">Что, ясность тут внесём, отнюдь не «ротозейство старца», </text:p>
      <text:p text:style-name="P244">Тут сконце<text:span text:style-name="T400">н</text:span>трированность, которую те, что помоложе, </text:p>
      <text:p text:style-name="P244">Со смехом, тут же отметут, их мир </text:p>
      <text:p text:style-name="P244">Им дарит больше, чем одна потеря— </text:p>
      <text:p text:style-name="P244">Тогда как, в восемьдесят три, кора уж ослабела, </text:p>
      <text:p text:style-name="P244">Процессы возбуждения сгорели до золы, </text:p>
      <text:p text:style-name="P244">Настройкой к сдерживающим запретам истёрты пальцы, </text:p>
      <text:p text:style-name="P244">И всякий раз, как комната уходит в <text:s/>неясность <text:span text:style-name="T403">таковую</text:span>, </text:p>
      <text:p text:style-name="P244">Мне кажется, что я взглянул на город в учениях по отключенью света </text:p>
      <text:p text:style-name="P244">(Докатимся и до такого, если Германия <text:s/>продолж<text:span text:style-name="T401">и</text:span>т </text:p>
      <text:p text:style-name="P245">Столь безумный курс). И гаснет каждый огонёк…. </text:p>
      <text:p text:style-name="P245">За исключеньем одного цветка <text:span text:style-name="T403">горящего</text:span>, </text:p>
      <text:p text:style-name="P245">И не под силу погасить его Дежурным. Ил<text:span text:style-name="T403">ь</text:span> не <text:span text:style-name="T403">на</text:span> этот раз. </text:p>
      <text:p text:style-name="P245"/>
      <text:p text:style-name="Text_20_body">Еженедельные брифинги в «Белом Посещении» попросту прекратились. Бригадного Генерала как-то и не видать нигде. Явный признак бюджетной необеспеченности начавшей просачиваться в увенчанные херувимами залы и закоулки дислокации ПРПУК. </text:p>
      <text:p text:style-name="Text_20_body">– Старик сдрейфил,– вопит Майрон Грантон, и сам-то не сильно стабильный в эти дни. Группа по Слотропу собралась на своё регулярное заседание в крыле ОИА.– Он прикончит всю программу, стоит ему хоть одну ночь <text:span text:style-name="T404">промаятьс</text:span>я <text:span text:style-name="T404">в </text:span>бессоннице…. </text:p>
      <text:p text:style-name="Text_20_body">Некая доля благовоспитанной паники проступает среди присутствующих. На заднем плане движутся лабораторные ассистенты занятые уборкой собачьего дерьма и калибровкой инструментов. Крысы с мышами, белые и чёрные, а также несколько оттенков серого, топоча несутся в колёсах в сотне клеток. </text:p>
      <text:p text:style-name="Text_20_body"><text:soft-page-break/>Лишь Пойнтсмен сохраняет при этом спокойствие. Его отличает вид невозмутимой силы. Лабораторные халаты на нём с недавних пор начали приобретать безмятежность Севил-Роу, талия присобрана, рукава клёшем, прорези в лацканах с лёгкой задоринкой. В эту засушливо скудную пору, он лучится изобилием. Когда лай, наконец, улёгся, он произносит, <text:span text:style-name="T404">успокаивающе</text:span>: «Бояться нечего». </text:p>
      <text:p text:style-name="Text_20_body">– Бояться нечего?– вскрикивает Аарон Тростер и все они заводят снова свой скулёж и причитания. </text:p>
      <text:p text:style-name="Text_20_body">– Слотроп вышиб Додсон-Трака и девушку <text:span text:style-name="T404">за</text:span> один день! </text:p>
      <text:p text:style-name="Text_20_body">– Всё рухнуло, Пойнтсмен! </text:p>
      <text:p text:style-name="Text_20_body">– С момента возвращения сэра Стивена, Фицморис-Хаус отменил их участие в программе, и последовали нескромные запросы от Дункана Сандис— </text:p>
      <text:p text:style-name="Text_20_body">– Это же зять Премьер-Министра, Пойнтсмен, нехорошо, нехорошо! </text:p>
      <text:p text:style-name="Text_20_body">– Мы начинаем уже скатываться в дефицит— </text:p>
      <text:p text:style-name="Text_20_body">– Финансирование,– ЕСЛИ не терять головы,– выделено и вскоре будет поступать… наверняка, раньше, чем у нас возникнут серьёзные трудности. Сэра Стивена вовсе не «вышиб<text:span text:style-name="T404">л</text:span>и», и он, как ни в чём не бывало, работает в Фицморис-Хаус, желающие мо<text:span text:style-name="T404">г</text:span>ут у<text:span text:style-name="T404">бед</text:span>иться. Мисс Боргезиус остаётся в программе, а м-р Дункан Сандис получил ответы на свои запросы. Но самое главное, мы в бюджете на финансовый '46-й, прежде, чем что-либо смахивающее на дефицит начнёт поднимать голову. </text:p>
      <text:p text:style-name="Text_20_body">– Опять ваши Заинтересованные Стороны, Пойнтсмен?– грит Ролло Грост. </text:p>
      <text:p text:style-name="Text_20_body">– А, то-то я видел как Клив Монсун из Империал Кемикалз уединялся с вами позавчера,– припоминает Эдвин Трикл. – Мы с Кливом проходили курс-другой органической химии в Манчестере– Так ИК один из наших, э, спонсоров, Пойнтсмен? </text:p>
      <text:p text:style-name="Text_20_body">– Нет,– без запинки.– Клив Монсун, во<text:span text:style-name="T404">о</text:span>бще-то, работает от Молет-Стрит сейчас. Боюсь, мы не злоумышляли ничего страшнее небольшой координации усилий в этом дел<text:span text:style-name="T404">е</text:span> по<text:span text:style-name="Emphasis"> Schwarzkommando</text:span>. </text:p>
      <text:p text:style-name="Text_20_body">– Чёрта с два. Я знаю, что Клив в ИК заведует какой-то разработкой по полимерам. </text:p>
      <text:p text:style-name="Text_20_body">Они уставились друг на друга. Один из них лжёт, либо блефует, или оба, или же сразу всё из вышеперечисленного. Но при любом раскладе у Пойн<text:span text:style-name="T404">т</text:span>смена есть небольшое преимущество. В упор наблюдая, как сдыхает его программа, он обрёл здоровенный шмат Мудрости: что если в природе существует некая жизненная сила, то ничего подобного бюрократия не имеет. Ничего настолько мистич<text:span text:style-name="T404">но</text:span>го. Всё сводится, как и следовало ожидать, к желаниям отдельных индивидуумов. О, и женщин тоже, конечно, да будут благословенны их пустые головки. Но выживание зависит от наличия достаточно сильных желаний—от знания Системы лучше, чем другой, и от умения использовать её. Работа такая, только и всего, и тут не остаётся места внечеловеческим опасениям—те только расслабляют волю, делают её бабьей, а мужчина либо <text:soft-page-break/>поддаётся им, или же бьётся до победного конца,<text:span text:style-name="Emphasis"> und so weiter</text:span>. –«Хотел бы я, чтобы ИК и <text:span text:style-name="T1">впрямь</text:span> отчасти финансировали это»,– улыбается Пойнтсмен. </text:p>
      <text:p text:style-name="Text_20_body">– Слабовато, слабовато,– бормочет д-р Грост, молодой ещё. </text:p>
      <text:p text:style-name="Text_20_body">– Ну, и что с того?– кричит Аарон Тростер.– Стоит старику встать не с той ноги и капут всей музыке. </text:p>
      <text:p text:style-name="Text_20_body">– Бригадный Генерал Падинг будет придерживаться своих обязательств,– Пойнтсмен весьма уверен, спокоен,– с ним у нас имеются договорённости. Детали не <text:span text:style-name="T405">слишком </text:span>важны. </text:p>
      <text:p text:style-name="Text_20_body">А други<text:span text:style-name="T405">х</text:span> и не бывают на этих его собраниях. Трикл в два счёта пущен по ложному следу насчёт Монсуна, въедливое пыхтенье Ролло Гроста никогда не поднимается до уровня серьёзной оппозиции, и оно на руку для придания видимости открытого обсуждения, так же как эпизодические истерики Тростера для отвлечения остальных…. Так-то вот, собрание заканчивается, заговорщики направляются к чашечкам кофе, жёнам, виски, сну, безразличию. Вебли Силвермейл остаётся настраивать свой аудиовизуальный прибор и шмонать пепельницы. Пёс Ваня, на данный момент в своём нормальном состоянии рассудка, но не почек (которые у него бобо после курса бромо-терапии), выпущен ненадолго из тестового стенда и сейчас со всех сторон обнюхивает клетку Крысы Ильи. Илья прикладывает свою мордочку к гальванизированной сетке и оба замирают так, нос к носу, жизнь и жизнь…. Силвермейл, обдувая согнутый в дугу окурок, под грузом 16-мм проектора, покидает ОИА вдоль длинного прохода между клетками. Разминочные колёса мельтешат в свете флуоресцентных ламп. Бережись, робяты, вона прёт мудло. О, он так ничё, Луи, он чувак нормальный. Остальные ухохатываются. Тады, чё он тута делайить, а? Длинные белые лампы зудят над головой. Серо-халатные ассистенты болтают, курят, копошатся в рутинных действиях. Опаньки, Лефти, этот раз за тобой идут. Глянь-ка, гля, хохочет мыш Алексей, ща он меня возьмёт, <text:span text:style-name="T404">а</text:span> я <text:span text:style-name="T404">и </text:span>насру ему прямо в руку! Лучче не нада, сам знаешь шо было Слагу, не? Када он так вот учудил, они ево паджарили, паря, как токо сунулсси не туды в ёбаном лабиринте. Сто вольт, ага. Сказали, шо то так по случайности вышло. Ага… <text:span text:style-name="T1">канешна</text:span>, а шо ж ишчо! </text:p>
      <text:p text:style-name="P180">Сверху, под Германск<text:span text:style-name="T408">им</text:span> углом <text:span text:style-name="T407">съёмки</text:span>, Вебли Силвермейлу вся эта лаборатуха смахивает на полн<text:span text:style-name="T408">ейший</text:span> лабиринт, <text:span text:style-name="T408">а </text:span>чё не<text:span text:style-name="T408">т</text:span>?.. бихейвиористы крутятся вокруг всех тех ихних столов и приборов, <text:span text:style-name="T408">прям тебе</text:span> крысы с мыш<text:span text:style-name="T408">вой</text:span>. Их <text:span text:style-name="T408">заставляет</text:span> бег<text:span text:style-name="T408">ать</text:span> не кусочек жрачки, а удачный эксперимент. Но кто наблюдает сверху, кто <text:span text:style-name="T408">от</text:span>сле<text:span text:style-name="T408">живает</text:span> их реакци<text:span text:style-name="T408">ю</text:span>? Кто слушает зверушек в клетке, когда они спариваются, кормят, или общаются через серые прямоугольнички, или же, вот как сейчас, начинают петь… <text:span text:style-name="T408">покидают</text:span> <text:s/>свои загород<text:span text:style-name="T408">ки</text:span>, разрастаясь до размеров Вебли Силвермейла (хотя все <text:span text:style-name="T408">те</text:span> лаборанты, похоже, без понятия про это всё), чтоб танцевать с ним вдоль длинных проходов и мимо <text:span text:style-name="T408">всякого железа</text:span> приборов-аппаратов под <text:s/>барабаны конга и там-тамы тропически жгучего оркестра, под очень популярный бит и мелодию: </text:p>
      <text:p text:style-name="P17"><text:span text:style-name="T104">Павловия</text:span> (бальный танец) </text:p>
      <text:p text:style-name="P249">Весна пришла в Павловию-ю-ю,</text:p>
      <text:p text:style-name="P249">Я в лабиринте заблудился… </text:p>
      <text:p text:style-name="P248"><text:soft-page-break/>Пропах лизолом лёгкий бриз, </text:p>
      <text:p text:style-name="P248">И без конца мой поиск длился. </text:p>
      <text:p text:style-name="P248">Тебя я встретил в тупичке, </text:p>
      <text:p text:style-name="P249">Откуда взялась ты <text:span text:style-name="T409">и</text:span> как тебя звать? </text:p>
      <text:p text:style-name="P249">Тут наши носики нечаянно столкнулись </text:p>
      <text:p text:style-name="P249">И сердце моё научилось летать! </text:p>
      <text:p text:style-name="P248"/>
      <text:p text:style-name="P248">Так вместе отыскали мы путь свой, </text:p>
      <text:p text:style-name="P248">Кусочек жрачки сгрызли, или два… </text:p>
      <text:p text:style-name="P248">Всё было словно вечер в кафешке с тобой, </text:p>
      <text:p text:style-name="P248">Ничё мне не надо, не нужны нам слова… </text:p>
      <text:p text:style-name="P248">Осень пришла в Павловию-ю-ю, </text:p>
      <text:p text:style-name="P248">И <text:span text:style-name="T408">вот</text:span> я <text:span text:style-name="T408">снова </text:span>один— </text:p>
      <text:p text:style-name="P248">Долбают меня милливольтами, </text:p>
      <text:p text:style-name="P248">Аж до нейронов и до кости </text:p>
      <text:p text:style-name="P248">Тебя вспоминаю моментами, </text:p>
      <text:p text:style-name="P250">Хоть имя <text:span text:style-name="T409">забылось</text:span>, уж ты прости— </text:p>
      <text:p text:style-name="P248">Ничего не осталось <text:span text:style-name="T409">мне кроме</text:span> Павлови-и-и, </text:p>
      <text:p text:style-name="P248">Уйду в лабиринт и меня не зовиии…. </text:p>
      <text:p text:style-name="Text_20_body">Они танцуют плавными витками. Крысы и мыши кружат в хороводе, выгибая свои хвосты так и эдак, чтоб сложился узор хризантемы, или <text:span text:style-name="T409">же </text:span>солнца раскинувшего лучи, под конец, все вместе составляют очертание единой гигантской мыши, в чьём глазу Сильвермейл позирует с улыбкой, вскинув руки буквой V, продляя последнюю ноту песни вместе с огромным хором грызунов и оркестром. Одна из классических пропагандистских листовок ОПВ в эти дни призывает гренадеров фольксштурма:<text:span text:style-name="Emphasis"> SETZT V-2 EIN</text:span>!, а в примечании поясняет, что «V-2» означает вскинуть руки над головой и «почётно сдаться»—такой вот юмор висельника—а заодно учит как надо фонетически правильно говорить «йа здайусся». Так эта Веблинова V тут призвана символизировать «викторию» или «здайусся»? </text:p>
      <text:p text:style-name="Text_20_body">Они насладились моментом своей свободы. Вебли нужен был лишь как заезжая звезда на гастролях. Теперь брысь по клеткам, обратно к рационализированным формам смерти—смерть на службе единственному виду, что проклят знанием о собственной смертности…. «Я б вас освободил, если б знал как. Но свободы тут не дождёшься. Все животные, растения, минералы, даже другие виды человека, ежедневно распускаются и складываются заново, ради сохранности немногих элитных, что громче всех теоретизируют о свободе, но свободны меньше остальных. Я <text:soft-page-break/>даже не могу вас обнадёжить, что когда-нибудь станет иначе—что Они выйдут и забудут смерть, и утратят выверенный ужас своей технологии, и перестанут использовать все остальные формы жизни без жалости, для поддержания человека на достаточно запуганном уровне—но вместо этого просто станут как вы тут, просто живыми….» Гастролирующая звезда удаляется вдоль коридоров. </text:p>
      <text:p text:style-name="Text_20_body">Огни, все, кроме розбрызгов там и сям, погашены в «Белом Посещении». Небо в эту ночь тёмно-синее, синее как флотская шинель, и облака в нём удивительно белые. Ветер твёрд и холоден. Старый Бригадный Генерал Падинг, дрожа, выскальзывает из своего помещения по ступеням чёрного хода, маршрутом известным лишь ему, через пустую оранжерею в свете звёзд, вдоль галереи развешенной, чтобы сплести кружево из модников, лошадей, дам с яйцами варёными вкрутую вместо глаз, чтобы покинуть её через маленькую антресоль (пункт <text:span text:style-name="T22">максимальной</text:span><text:span text:style-name="T1"> опасности</text:span>…) и далее в комнату-склад лишней мебели, где штабели старья и черноты пролёгшей без разбору, даже на таком удалении от детства, запросто осыпают морозом по коже, а там снова наружу и вниз по нескольким ступенькам из метала, напевая, как он надеется, тихонько, для храбрости: </text:p>
      <text:p text:style-name="P249">Омой меня водой, </text:p>
      <text:p text:style-name="P249">Которой моешь дочь свою грязнулю, </text:p>
      <text:p text:style-name="P249">И стану я белей побелки на стене…. </text:p>
      <text:p text:style-name="Text_20_body">Вот наконец и крыло Д, где окопались сумасшедшие из 30-х. Ночной дежурный спит накрывшись номером <text:span text:style-name="Emphasis">Дейли Херальд</text:span>. По виду он грубый жлоб, а читал передовицу. Знак близящихся перемен, предстоят выборы? Ой-ой-ой… </text:p>
      <text:p text:style-name="Text_20_body">Но у того приказ пропускать Бригадного Генерала. Старик крадётся мимо на цыпочках, учащённо дыша. Мокрота похрипывает в глубине его горла. В таком возрасте мокрота ежедневный компаньон, культура мокроты среди пожилых, в тысяче её проявлений, мокрота , что выскакивает сгустками, когда совсем не ждёшь, на скатерть стола в гостях у друга, окольцовывает его дыхательные пути по ночам, превращая их в трубки Вентури, такие твёрдые, что затемняют сны и заставляют пробудиться, с мольбою…. </text:p>
      <text:p text:style-name="Text_20_body">Голос из камеры слишком отдалённой, чтоб удалось <text:span text:style-name="T409">отсюда</text:span> уловить обертона: «Я благословенный Метатрон. Я хранитель Тайны. Я о<text:span text:style-name="T409">берегаю</text:span> Трона...» Здесь, самые возбуждающие из Виговских эксцессов были срублены долотом или замазаны краской. Ни к чему ерепенить пациентов. Всё в нейтральных тонах, с мягкими шторами, на стенах репродукции Импрессионистов. Только мраморный пол оставлен как был и взблёскивает под лампами <text:span text:style-name="T410">словно</text:span> вода. Старому Падингу нужно выдержать с полдюжины кабинетов или приёмных, прежде чем он достигнет <text:s/>место <text:span text:style-name="T410">своего </text:span>назначения. Не прошло ещё и полмесяца, но здесь уже зарождается некое подобие ритуала, его повторяемости. В каждой из комнат <text:span text:style-name="T410">подстроена</text:span> какая-нибудь особенная гадость для него: тест, который он должен пройти. Хотелось бы ему знать, не <text:span text:style-name="T410">происки </text:span><text:s/>ли это Пойнтсмен<text:span text:style-name="T410">а</text:span>. Конечно, конечно, <text:span text:style-name="T410">чьи</text:span> же ещё… как <text:span text:style-name="T410">только </text:span>этот молодой ублюдок вообще узнал? Может я разговаривал во сне? Или они проникали среди ночи со своими уколами истины и—и лишь мелькнула эта мысль, как перед ним начальный тест <text:soft-page-break/><text:span text:style-name="T410">текущей</text:span> ночи. В первой комнате: шприц и прочие к нему причиндалы оставлены на столе. Очень явно поблескивают, а всё прочее в<text:span text:style-name="T410">округ</text:span> лишено резкости. Да, по утрам я чувствовал жуткую вялость, не мог проснуться после снов—но во сне ли это было? Я разговаривал… Но всё, что <text:span text:style-name="T410">сохранилось в памяти</text:span>, это <text:span text:style-name="T410">что</text:span> он говори<text:span text:style-name="T410">т</text:span>, а кто-то его слуша<text:span text:style-name="T410">ет</text:span>… Он дрожит <text:span text:style-name="T410">в</text:span> страх<text:span text:style-name="T410">е с</text:span> лицо<text:span text:style-name="T410">м</text:span> белее побелки. </text:p>
      <text:p text:style-name="Text_20_body">Во второй приёмной красная жестянка из-под кофе, Название бренда Саварин. Он понимает, что тут подразумевается Северин. О, грязный, глумливый негодяй…. Но это не злобные насмешки предуготовленные страдальцу, скорее сочувственная магия, повторение, где <text:span text:style-name="T410">лишь</text:span> <text:span text:style-name="T410">воз</text:span>можно, преобладающей формы (<text:span text:style-name="T410">типа, </text:span>как безумный разрушитель в своей вечерней посудомоечной воде нач<text:span text:style-name="T410">инае</text:span>т тереть ложку меж<text:span text:style-name="T410">ду</text:span> двух чашек, или даже <text:span text:style-name="T410">затиснув</text:span> стаканом и тарелкой, из страха перед Трясучкой, якобы… потому что на самом деле это он <text:span text:style-name="T410">уже </text:span>ухватил трясучкин язык, защемил между двух фатальных контактов пальцами, что <text:span text:style-name="T410">аж </text:span>заныли от такого нежданного напоминания)… В третьей, ящик стола чуть выдвинут с кипой историй болезни и томом Крафт-Эбинга. В четвёртой, человеческий череп. Его возбуждение растёт. В пятой, обрезок тростника с Малакки с узловатой головкой набалдашника. Я участвовал в<text:span text:style-name="T410">о</text:span> стольких войнах за Англию, <text:span text:style-name="T410">ч</text:span>то всех уж не упомню… разве я не <text:span text:style-name="T410">заплатил сполна</text:span>? Рисковал для них всем, раз за разом… Зачем им мучить старика? В шестой комнате, распотрошённый английский солдат на Кряже Белого Листа, полевая форма прожжена дырками из пулемёта Максим, в чёрной кайме, как глаза Клео де Мероде, его собственный левый глаз выбит напрочь, труп уже завонялся… нет… нет! Пальто, чьё-то старое пальто забыто на крюке в стене… но разве он не слышал <text:span text:style-name="T1">запах</text:span>? А вот теперь наплывает горчичный газ, с фатальным гу<text:span text:style-name="T410">л</text:span>ом, как сны, которых не хотим, или когда задыхаемся. Пулемёт с Германской стороны напевает <text:span text:style-name="T1">дам диди да да</text:span>, Английский ему отвечает <text:span text:style-name="T1">дум дум</text:span>, и ночь обвивает, стискивает его тело, за минуту до назначенной атаки…. </text:p>
      <text:p text:style-name="Text_20_body">В седьмую камеру, суставами хрупкими против тёмного дуба, он стучит. Замок, дистанционно, электрически управляемый, распахивается с чётким лязгом эха. Войдя, он закрывает за собою дверь. Камера тонет в полумраке, лишь ароматическая свеча светит в углу, далеко, словно за несколько миль. Она ждёт его на высоком Адамовом стуле, белое тело и чёрная униформа мрака. Он падает на колени. </text:p>
      <text:p text:style-name="Text_20_body">– Повелительница Ночи… блистающая мать и последняя любовь… слуга твой, Эрнест Падинг, явился по <text:span text:style-name="T411">вызову</text:span>. </text:p>
      <text:p text:style-name="Text_20_body">В эти военные годы, средоточие женского лица это её рот. Губная помада, среди этих грубоватых и часто недалёких девушек, преобладает как кровь. Глаза оставлены погоде и слезам: в эти дни, когда столько смерти таится в небе, и в морской глубине, среди пятен и полос разведснимков, большинство женских глаз чисто функциональны. Но Падинг, происхождением, из другого времени, так что Пойнтсмен учёл и эту деталь. Леди Бригадного Генерала провела целый час с косметикой, тушью, тенями, и карандашом, с кремами и румянами, щёточками и щипчиками, консультируясь иногда с альбомом несшитых листов наполненных фотопортретами красавиц тридцати и сорокалетней давности, чтобы её правление в эти ночи было аутентичным, если не—это для её умственного состояния, так же как и для его—узаконенным. Её светлые волосы спрятаны и стянуты шпильками под громадным чёрным париком. Когда она сидит опустив голову, <text:span text:style-name="T411">отвлёкшись</text:span> от царственной позы, волосы спадают вперёд через плечи ниже её грудей. <text:soft-page-break/>Сейчас на ней нет одежды, за исключением длинной отороченной соболями мантии и чёрных сапог на дворцовых каблуках. Единственная драгоценность на ней, серебряное кольцо с искусственным рубином, <text:span text:style-name="T411">но</text:span> без огранки, а цельным куском, наглый артрит крови, протянута сейчас принять его поцелуй. </text:p>
      <text:p text:style-name="Text_20_body">Его подстриженные усы топорщатся, трепеща поперёк её пальцев. Она подточила свои ногти в длинные острия и отполировала в тот же красный, как и её рубин. Их рубин. При <text:span text:style-name="T406">таком</text:span> свете ногти почти черны. «Хватит. Приготовься». </text:p>
      <text:p text:style-name="P181">Она наблюдает его раздевание, ордена чуть позвякивают, шелестит накрахмаленная рубаха. Ей жутко хочется курить, но у неё инструкция, никаких сигарет. Она старается удерживать руки неподвижными. «О чём ты думаешь, Падинг?» </text:p>
      <text:p text:style-name="Text_20_body">– О той ночи, когда мы встретились впервые.– Смердела грязь. Зенитки частили в темноте. Его люди, его бедные овцы, с утра наглотались газов. Через перископ, под <text:span text:style-name="T419">осветительной ракетой</text:span>, что висел<text:span text:style-name="T419">а</text:span> в небе, он увидал её… и хотя он был в укрытии, она видела Падинга. Лицо её было бледно, одежда вся чёрная, она стояла на Ничейной Земле, пулемёты <text:span text:style-name="T412">вы</text:span>стр<text:span text:style-name="T412">а</text:span>чи<text:span text:style-name="T412">ва</text:span>ли свои узоры <text:span text:style-name="T412">со всех сторон</text:span> вокруг неё, но она не нуждалась в защите. «Они знали тебя, Госпожа. Они были твоими». </text:p>
      <text:p text:style-name="Text_20_body">– И ты тоже. </text:p>
      <text:p text:style-name="Text_20_body">– Ты позвала меня, сказала: «Я тебя никогда не оставлю. Ты принадлежишь мне. Мы будем вместе, снова и снова, хотя может <text:span text:style-name="T412">миновать</text:span> много лет. И ты всегда будешь служить мне». </text:p>
      <text:p text:style-name="Text_20_body">Он опять на коленях, голый как младенец. Его старческая плоть всколыхивается, грубо шершавая в свете свечи. Старые шрамы и свежие рубцы сгруппированы тут и там <text:span text:style-name="T412">по</text:span> его коже. Его член стоит навытяжку. Она усмехается. По её команде, он ползёт вперёд поцеловать ей сапоги. Он чувствует запах ваксы и кожи, чувствует как пальцы её ног подаются под его языком, сквозь чёрную <text:span text:style-name="T412">союзку</text:span>. Уголком глаза, на столике, <text:span text:style-name="T413">ему удаётся</text:span> различить остатки её раннего ужина, край тарелки, горлышки двух бутылок, минеральная вода, французское вино…. </text:p>
      <text:p text:style-name="P106">– Время для боли, Генерал. Получишь двенадцать самых лучших, если твоё <text:span text:style-name="T413">священодейство</text:span> в эту ночь понравится мне. </text:p>
      <text:p text:style-name="P106">Это <text:span text:style-name="T413">самый тяжкий</text:span> момент для него. Она уже отвергала его <text:span text:style-name="T413">прежде</text:span>. Его воспоминания про Выступ ей не интересны. Похоже ей не так интересно про массовую мясорубку, как <text:span text:style-name="T413">сам</text:span> миф, <text:span text:style-name="T413">а</text:span> <text:span text:style-name="T413">пр</text:span>о пережит<text:span text:style-name="T413">ый</text:span> ужас не интересно… но, пожалуйста… пожалуйста, пусть она выслушает…. </text:p>
      <text:p text:style-name="P106">– В Бадайозе,– уничижённым шёпотом,– во время войны в Испании, соединение из Легиона Франко атаковало город распевая гимн своего полка. Они пели о взятой невесте. Это была ты, Госпожа: они– они объявляли тебя своей невестой. </text:p>
      <text:p text:style-name="P107">Она чуть помолчала, заставляя его ожидать. Наконец, глядя ему в глаза, она улыбается, <text:span text:style-name="T413">добавка</text:span> злости, <text:span text:style-name="T413">что</text:span>, <text:span text:style-name="T413">как </text:span>ей уже известно, нужна ему, <text:span text:style-name="T413">подействует</text:span> <text:span text:style-name="T413">и скажется</text:span> как всегда: «Да…. Многие из них стали моими женихами в тот день»,– шепчет она выгибая яркий хлыст. В комнате словно повеяло зимним ветром. Её образ грозит распасться в белые снежинки. Он любит слушать когда она говорит, этот голос встречал его в разбитых комнатах фламандских деревень, он знает это, <text:soft-page-break/>чувствует по акценту, все те девушки, что <text:span text:style-name="T414">старели</text:span> в Нидер-Ландах, чьи голоса портились из юных в старческие, от задорности к безразличию, а та война <text:span text:style-name="T414">всё так и </text:span>длилась из года в ещё более горький год…. «Я прижимала их коричневые испанские тела к моему. Они были цвета пыли, и сумерков, и мяса поджаренного до превосходной корочки… большинство <text:span text:style-name="T414">оказались</text:span> <text:span text:style-name="T414">совсем</text:span> молоденькими. Летний день, день любви: один из самых страстных дней, что я познала. <text:span text:style-name="T414">Неплохо</text:span>. Ты заслужил сегодня <text:s/>свою боль». </text:p>
      <text:p text:style-name="Text_20_body">Эта часть исполняемой рутины ей не претит, по крайней мере. Хотя <text:span text:style-name="T415">ей</text:span> никогда не <text:span text:style-name="T415">доводилось </text:span>чита<text:span text:style-name="T415">ть</text:span> класси<text:span text:style-name="T415">ку</text:span> британской порно-литературы, она чувствует себя уверенно, как рыба в воде, <text:span text:style-name="T415">в</text:span> основно<text:span text:style-name="T415">м из</text:span> местн<text:span text:style-name="T415">ых</text:span> течени<text:span text:style-name="T415">й</text:span>. Шесть по ягодицам, ещё шесть по соскам. <text:span text:style-name="T1">Хрясь</text:span> так где теперь тот Тыквенный Сюрприз? А? Ей нравится как взбрызгивает кровь из рубцов от предыдущей ночи. Часто, <text:span text:style-name="T415">лишь</text:span> так ей удаётся сдерж<text:span text:style-name="T415">ив</text:span>ать собственные стоны <text:span text:style-name="T415">при</text:span> кажд<text:span text:style-name="T415">ом</text:span> из его всхлипов боли, два голоса диссонанс<text:span text:style-name="T415">ом</text:span> , что стал бы куда менее случайным, чем звучащее…. В какие-то из ночей она затыкала его рот парадным кушаком, связывала наградным вымпелом с золотыми аксельбантами или его собственной портупеей. Но в эту ночь он скрючился на полу у её ног, его иссохшая задница приподнята навстречу хлысту, никаких уз, кроме его потребности <text:span text:style-name="T415">в </text:span>боли, <text:span text:style-name="T415">нужды в чём-то</text:span> <text:s/>настояще<text:span text:style-name="T415">м</text:span>, неподдельно<text:span text:style-name="T415">м</text:span>. Его так далеко <text:span text:style-name="T415">сманили </text:span>от его простых нервов. Напихали бумажных иллюзий и армейских эвфемизмов между ним и этой истиной, этой неспешной откровенностью, этим моментом у её победительных ног… нет, тут не за что винить, тут можно скорее лишь изумляться—что он смог столько лет слушать министров, учёных, врачей, каждый излагает свою профессиональную ложь, тогда как она всё время была тут, уверенная в своём владении его слабеющим телом: не спрятанным униформой, не набитым лекарствами, чтоб скрыть от него её оповещение тошноты, головокружения и боли…. Прежде всего, боли. Наичистейшей поэзии, бесценнейшей ласки.... </text:p>
      <text:p text:style-name="Text_20_body">Он приподымается на колени, поцеловать орудие. Теперь она стоит над ним, ноги широко расставлены, лобок выпячен, мантия в меховой опушке распахнута на бёдрах. Он осмеливается поднять взгляд к её пизде, этому жуткому омуту. <text:span text:style-name="T415">Для</text:span> тако<text:span text:style-name="T415">го</text:span> случа<text:span text:style-name="T415">я</text:span>, волосы у неё на лобке покрашены чёрным. Он вздыхает, испуская маленький постыдный стон. </text:p>
      <text:p text:style-name="Text_20_body">– Ах… да, знаю.– Она смеётся.– Несчастный смертный Генерал, я знаю. Это моя заключительная тайна,– поглаживая ногтями губки своего влагалища,– нельзя просить женщину, чтобы раскрыла свою последнюю тайну, так ведь? </text:p>
      <text:p text:style-name="Text_20_body">– Пожалуйста… </text:p>
      <text:p text:style-name="Text_20_body">– Нет. Не сегодня. На колени и принимай, что я даю тебе. </text:p>
      <text:p text:style-name="Text_20_body">Невольно—это уже рефлекс—он быстрым взглядом окидывает бутылки на столе, тарелки в пятнах от сочного мяса, голландский сыр, кусочки хряща и кости…. Её тень покрывает его лицо и верхнюю часть торса, её кожаные сапоги чуть поскрипывают, отвечая на движение мускулов ляжки и брюшины, а затем резко она начинает ссать. Он раскрывает рот, чтобы поймать струю, пёрхая, стараясь не прерывать глотки, чувствуя как тёплая моча выплёскивается из уголков его рта ему на шею и плечи, утопая в шипучем шторме. Когда она прекратила, он слизывает последние пару капель со своих губ. Ещё несколько, золотисто-прозрачных, зависли на <text:soft-page-break/>блестящих волосках её пизды. Её лицо, проглядывающее между её голых грудей, гладко как сталь. </text:p>
      <text:p text:style-name="Text_20_body">Она разворачивается. «Придержи мои меха»,– Он повинуется.– «Осторожней, не коснись моей кожи». Раньше в этой игре она нервничала, случались запоры, наверное, думала она, это сходно с мужской импотенцией. Однако, предусмотрительный Пойнтсмен, предугадав такую возможность, присылал слабительные таблетки вместе с ужином. Сейчас её кишки слегка покряхтывают, и она ощущает, как говно прёт вниз и вовне. Он на коленях, вскинутыми вверх руками удерживает драгоценную мантию. Тёмная какашка появляется из расселины, из абсолютной тьмы между её белых ягодиц. Он раздвигает свои колени, неуклюже, пока не начинает ощущать кожу её сапог. Он наклоняется вперёд охватить губами горячую какашку, нежно посасывая, облизывая её нижний край… <text:s text:c="2"/>ему <text:span text:style-name="T416">представляется, такая неловкость</text:span>, но <text:span text:style-name="T416">с</text:span>держаться <text:span text:style-name="T416">никак</text:span> не <text:span text:style-name="T416">получается</text:span>, <text:span text:style-name="T416">представляется</text:span> негритянск<text:span text:style-name="T416">ий</text:span> член, он знает, что <text:span text:style-name="T416">да,</text:span> отчасти <text:span text:style-name="T416">это </text:span>вразрез с <text:span text:style-name="T416">окружающими</text:span> условиями, но невозможно отринуть этот образ брутального Африканца, <text:span text:style-name="T416">что</text:span> сделает его шёлковым…. Смрад говна переполняет его нос, забивая его, окружая. Это запах Пашенделе, Выступа. Смешанный с грязью и разложением трупов, он был суверенным запахом их первой встречи и её эмблемой. Какашка соскальзывает ему в рот, вниз до горла. Он давится, но храбро стискивает зубы. Хлеб, что лишь уплывал бы где-то в фаянсовых водах, невиданным, не испробованным—подошёл и был <text:span text:style-name="T416">испечён</text:span> сейчас в горькой кишечной Печи, чтобы стать известным нам хлебом, хлебом пышным, как домашний уют, тайным, как смерть в постели…. Спазмы в его горле продолжаются. Ужасная боль. Своим языком он давит говно о нёбо у себя во рту, и начинает жевать, взахлёб, чавканье наполняет комнату…. </text:p>
      <text:p text:style-name="P108">Есть ещё две какашки, поменьше, а когда он съел их, <text:span text:style-name="T416">ему досталось вылизать </text:span>ещё и остатки кала из её ануса. Он молит, чтоб она ему позволила опустить низ мантии и на него, и разрешила, в отороченной шёлком тьме, побыть так чуть дольше, засунув его верноподданнический язык вверх, в дыру её жопы. Но она отходит. Мех <text:span text:style-name="T416">выскальзывает</text:span> из его рук. Она приказывает ему дрочить пред нею. <text:span text:style-name="T416">Н</text:span>а<text:span text:style-name="T416">смотревшись</text:span> капитана Блисеро с Готфридом, <text:span text:style-name="T416">она </text:span>знает как отдать команду надлежащ<text:span text:style-name="T416">и</text:span>м <text:span text:style-name="T416">тоном</text:span>. </text:p>
      <text:p text:style-name="Text_20_body">Бригадный Генерал быстро кончает. Густой запах семени заполняет комнату, словно дым. </text:p>
      <text:p text:style-name="Text_20_body">– Теперь уходи.– Ему хочется плакать. Но он уже молил прежде, предлагал ей—какой абсурд—свою жизнь. Слёзы наполняют и скатываются из его глаз. Он не может смотреть в её. «У тебя сейчас говно вокруг всего рта. Может, я тебя таким сфотографирую. На случай, если когда-нибудь надоем». </text:p>
      <text:p text:style-name="Text_20_body">– Нет. Нет. Мне надоело только <text:span text:style-name="T1">это</text:span>,– дёргает головой назад, в сторону крыла Д, чтоб охватить всё остальное «Белое Посещение»,– насточертело…. </text:p>
      <text:p text:style-name="Text_20_body">– Оденься. Не забудь рот вытереть. Я пришлю за тобой, когда захочу тебя снова. </text:p>
      <text:p text:style-name="Text_20_body">Отпущен. Вновь в униформе, он закрывает дверь камеры и возвращается тем же путём, которым приходил. Ночной дежурный всё ещё спит. Холодный воздух наотмашь <text:span text:style-name="T418">хлещет</text:span> Падинга. Он рыдает, согбенный, одинокий, щека на миг прижимается к шершавому камню стен Палладиева <text:soft-page-break/>дома. Его обычная квартира превратилась в место ссылки, а его <text:span text:style-name="T417">истинный</text:span> дом рядом с Госпожою Ночи, возле её мягких сапог и твёрдого иностранного голоса. Его ничто не ждёт впереди, кроме поздней чашки бульона, рутины подписания бумаг, дозы пенициллина, предписанной ему Пойнтсменом для <text:span text:style-name="T417">сдерживания</text:span> поноса. Хотя возможно, завтрашней ночью… может тогда. Он не знает как ему выдерживать дальше. Но, может, <text:s/>в <text:span text:style-name="T420">часы перед <text:s/></text:span>рассвет<text:span text:style-name="T420">ом</text:span>…. </text:p>
      <text:p text:style-name="P206"><draw:frame draw:style-name="fr1" draw:name="Image27" text:anchor-type="paragraph" svg:width="6.9252in" svg:height="0.3661in" draw:z-index="27"><draw:image xlink:href="Pictures/1000000000000B720000009B428C9716555D8079.png" xlink:type="simple" xlink:show="embed" xlink:actuate="onLoad" loext:mime-type="image/png"/></draw:frame></text:p>
      <text:p text:style-name="P182">Великий гребень—зелёное равноденствие и превращение, сонных рыб в молодого барашка, водной дрёмы в пробудившийся огонь, <text:span text:style-name="T421">при</text:span>хлынув катится к нам. За Западным фронтом, в Бляхероде среди гор Гарца, Вернер фон Браун, с рукой загипсованной после недавней поломки, готовиться отпраздновать свой 33-й день рождения. В дневное время громыхает артиллерийская канонада. Русские танки вздымают пылевые фантомы над Германскими пастбищами. Аисты вернулись из тёплых краёв и появились первые фиалки. </text:p>
      <text:p text:style-name="P110">В «Белом Посещении», дни, вдоль отрезка мелового побережья, стали прекрасно ясными теперь. Девушки из офисов перестали укутываться в несколько свитеров за раз и груди снова бугрятся для обозрения. Март прибрёл как ягнёночек. Лойдж Джордж при смерти. Приблудные гуляки уже замечаются вдоль всё ещё запретного пляжа, сидят себе среди заброшенной сети стальной арматуры и тросов, штаны закатаны до колен, или до волос <text:span text:style-name="T422">выпущенных на волю</text:span>, продрогшие серые пальцы ног пошевеливают гальку. Чуть дальше от берега, под водой, проложены мили секретного трубопровода, нефть готов<text:span text:style-name="T422">а</text:span>, с поворотом задвижки, выплеснуться и поджарить Германских захватчиков, <text:span text:style-name="T422">которые застряли</text:span> в устаревших уже кошмарах… горючее в ожидании гиперголичного возж<text:span text:style-name="T423">ига</text:span>ния, либо майского <text:span text:style-name="T423">бунта</text:span> ду<text:span text:style-name="T423">ши</text:span>, <text:span text:style-name="T423">чтобы </text:span>под <text:span text:style-name="T423">бодрую</text:span> мелодию баварского музыкотворца Карла Орфа </text:p>
      <text:p text:style-name="P232">O, O, O,</text:p>
      <text:p text:style-name="P232">To-tus flore-o! </text:p>
      <text:p text:style-name="P232">Iam amore virginali </text:p>
      <text:p text:style-name="P251"><text:span text:style-name="T1">Totus ardeo .</text:span> . .</text:p>
      <text:p text:style-name="P111">воспламенить вс<text:span text:style-name="T423">ю</text:span> эт<text:span text:style-name="T423">у </text:span>крепость-побережье, от Портсмута до Дангениза, полыхать весенней люб<text:span text:style-name="T423">овью</text:span>. Такие вот замыслы вынашиваются ежедневно в <text:span text:style-name="T423">самых</text:span> <text:span text:style-name="T423">шустрых</text:span> из голов пребывающих в «Белом Посещении»—зиме собак, чёрных снегопадов из бессвязных слов, приходит конец. Скоро мы оставим её позади. Но оказавшись там, позади нас—продолжит ли она испускать свой <text:span text:style-name="T423">затаённый</text:span> холод, вопреки раздуваемым в море пожарам? </text:p>
      <text:p text:style-name="P111">В Казино Герман Геринг новый режим приходит к власти. Единственн<text:span text:style-name="T423">о</text:span> знакомым остаётся теперь лишь лицо Генерала Виверна, хотя его, похоже, понизили. Собственное представление Слотропа о сговоре против него заметно <text:span text:style-name="T423">пошло в рост</text:span>. Прежде заговор был монолитным, всемогущим, вне пределов его досягаемости. До той упойной игры, и той сцены с Катье, и двух нежданных <text:span text:style-name="T423">расставаний</text:span>. Но теперь— </text:p>
      <text:p text:style-name="P271"><text:soft-page-break/>Пословицы для Параноиков, 1: Тебе никак не позволяется коснуться Хозяина, но можешь щекотать <text:s/>его <text:span text:style-name="T421">творения</text:span>. </text:p>
      <text:p text:style-name="Text_20_body">И потом, ну, он с недавних пор начинает <text:span text:style-name="T424">осваивать способ приходить </text:span><text:s/>в особое состояние сознания, не то, чтобы сон, а так называемые «грёзы», только цвета там довольно резкие, не пастельные… и в такие моменты <text:span text:style-name="T424">ему </text:span>кажется будто он прикоснулся, и остался притронутым, на какое-то время, к знакомой нам <text:span text:style-name="T424">уже </text:span>душе, к голосу, который не раз <text:span text:style-name="T424">вещал</text:span> через медиума исследовательского заведения Кэрола Эвентира: <text:span text:style-name="T424">снова</text:span> покойный Роланд Фельдпат, издавна привлечённый специалист по системам управления, формулам наведения, <text:span text:style-name="T424">реагированию </text:span><text:s/>на <text:span text:style-name="T424">ЧП</text:span> <text:s/>в одном <text:span text:style-name="T424">или ином </text:span>из Заведений Аэронавтики. <text:span text:style-name="T424">Похоже</text:span> на то, что, по неким личным мотивам, Роланд продолжает зависать над этим Слотропианским пространством, <text:span text:style-name="T424">как</text:span> залитом светом солнца, чья энергия едва ли до него доходит, <text:span text:style-name="T424">так </text:span>и в бури щекочущие его спину статичным электричеством, шептания Роланда доносятся с восьми километров, <text:span text:style-name="T424">крутая</text:span> высота, где он расквартирован на одной из Последних Парабол—куда никогда не <text:span text:style-name="T424">следует</text:span> распростран<text:span text:style-name="T424">ять</text:span> зон<text:span text:style-name="T424">у</text:span> полётов—<text:span text:style-name="T424">занимая</text:span> теперь должност<text:span text:style-name="T424">ь</text:span> одного из невидимых <text:span text:style-name="T424">Огранич</text:span>ителей в стратосфере, на безнадёжно <text:span text:style-name="T424">обюрократившейся</text:span> той стороне, ничуть не <text:span text:style-name="T424">в </text:span>мен<text:span text:style-name="T424">ьш</text:span>е<text:span text:style-name="T424">й мере</text:span>, чем всегда было и на этой, он <text:span text:style-name="T425">поджал</text:span> свои астральные растопырки насколько можно было <text:span text:style-name="T425">рассчитывать</text:span>, при<text:span text:style-name="T427">мазался</text:span> к «небу», такой весь из себя взвинченный <text:span text:style-name="T428">провалами</text:span> попыт<text:span text:style-name="T428">ок</text:span> установить контакт, <text:span text:style-name="T428">по причине</text:span> бессилия <text:span text:style-name="T428">кое-каких</text:span> сновидцев, <text:span text:style-name="T426">что</text:span> пытаются про<text:span text:style-name="T426">буди</text:span>ться, <text:span text:style-name="T428">либо</text:span> заговорить, <text:span text:style-name="T427">да</text:span> не <text:span text:style-name="T427">выходит,</text:span> и <text:span text:style-name="T428">брыкаются против гирек</text:span> и щуп<text:span text:style-name="T428">ов</text:span> черепной боли, той что, похоже, при пробуждении станет и вовсе невыносимой, он <text:span text:style-name="T428">дожидается</text:span> бесцельны<text:span text:style-name="T428">х,</text:span> не вызванны<text:span text:style-name="T428">х</text:span> необходимостью появлени<text:span text:style-name="T428">й</text:span> тут пеньтюхов наподобие Слотропа— </text:p>
      <text:p text:style-name="Text_20_body">Роланд <text:span text:style-name="T428">в мандраже</text:span>. Может вон <text:span text:style-name="T23">тот</text:span>? <text:span text:style-name="T433">Или </text:span>тот? станет марионеткой в ближайшем воплощении? Ё-моё. Помилуй, Господи: ну, и штормит, что за чудищ Эфира вообще раздрочил этот Слотроп, для кого <text:span text:style-name="T428">о</text:span>н наживка? </text:p>
      <text:p text:style-name="P112">Как видно, Роланду придётся попыхтеть, тут уж ничего не поделаешь. Раз <text:span text:style-name="T428">уж </text:span>они до такого доходят, он им <text:span text:style-name="T428">растолкует</text:span> свои понятия об Управлении. В этом одна из секретных миссий его смерти. Загадочные высказывания, что выдавал он в ту ночь в Сноксоле насчёт экономических систем, всего лишь ежедневный фон будничной болтовни на этой стороне, привходящее условие существования. В особенности порасспросите Немцев. О, это и впрямь печальная история, как подло использовалась их<text:span text:style-name="Emphasis"> Schwärmerei</text:span> к Управлению теми, кто дорвался к власти. Параноидные Системы Истории (ПСИ), скоропостижно <text:span text:style-name="T428">пропавшее</text:span> периодическое издание 1920-х, все выпуски которого мистически исчезли, есессно, предполагали даже, более чем в одной передовице, что вся Германская Инфляция была подстроена намеренно, просто <text:span text:style-name="T428">за</text:span>гнать молодых энтузиастов Кибернетической Традиции в <text:span text:style-name="T429">пахоту на</text:span> Управлени<text:span text:style-name="T429">е</text:span>: в конце концов, экономическая инфляция, устремляясь в высь, как шар, в её своеобразном <text:span text:style-name="T429">воспроизведении</text:span> поверхности Земли, возносясь ценами всё выше, неуправляемо, день за днём взлетала <text:span text:style-name="T429">всё выше и выше</text:span>, <text:span text:style-name="T429">а</text:span> конструктивная система призванная удерживать стоимость марки постоянной, так жалко провалилась…. Идентичный рост за оборот, идентичность роста, ноль изменений, и тишина, таким образом, навеки, такими были тайные считалочки детства Науки Управления—тайные и ужасные, как повествуют багровые истории. Отклоняющиеся колебания любого рода это почти Худшая из Угроз. Ты не мог раскачивать качели на этих игровых площадках выше <text:soft-page-break/>определённого угла от вертикали. Драки прекращались быстро, с<text:span text:style-name="T430">о сноровкой</text:span>, которая не заставила себя ждать. Дождливые дни никогда не <text:span text:style-name="T431">позволяли себе лишнего</text:span> гром<text:span text:style-name="T431">а</text:span> и молни<text:span text:style-name="T431">й</text:span>, <text:span text:style-name="T431">а только</text:span> высокомерно стеклянная серость <text:span text:style-name="T431">с</text:span>капливала<text:span text:style-name="T430">с</text:span>ь в нижних <text:span text:style-name="T431">слоях</text:span>, монохромный вид долин заполненных мшистой трухой, корнями торчащими к небу с не слишком злобной игривостью (вроде <text:span text:style-name="T431">определённого</text:span> бело<text:span text:style-name="T431">го сюрприза</text:span> для элитарников, там наверху, которые никогда не замечают, нет… ), долины переполняются осенью, <text:span text:style-name="T431">и</text:span> <text:s/>увядают <text:span text:style-name="T431">с дождём</text:span>, стародевственно коричневые за её золотом… весьма избирательно дроблённый ливень выманивает тебя через участки в окраинные улочки, что становятся всё загадочней и хуже мощёными, и всё плотнее спланированными, участок втискивается в перекрученный другой раз семь, а то и больше, <text:s text:c="2"/>углами каменной ограды, <text:span text:style-name="T431">с</text:span> выкрутасами оптического дневного времени, покуда не вырвемся, разгорячённые, примолкшие, из крайнего района улиц за город, в чересполосицу тёмных полей и перелесков, к началу настоящего леса, где предстоящее испытание понемногу начинает возникать, и наши сердца чувствовать страх… но, как ни одни качели не в состоянии размахнуться дальше определённой высоты, так же и лес, за пределы определённого радиуса, не пускает проникнуть, до сих <text:span text:style-name="T431">и не далее</text:span>. Предел присутствовал всегда, чтобы в него упереться. И до чего же легко было расти при подобной упорядоченности. Всё являлось до того цельным, насколько можно. Кромки едва ли вообще удавалось приметить, ещё меньше заглянуть за них. Разрушение, о, и демоны—да, в том числе и Максвелов—таились глубоко в лесах, с прочим зверьём, в склепах и недрах редутов твоей безопасности…. </text:p>
      <text:p text:style-name="P109">Точно так же и жуткий пробег Ракеты был сведён, буквально, к буржуазным терминам, терминам уравнения, как тот элегантн<text:span text:style-name="T432">ое</text:span> <text:span text:style-name="T432">сочетание</text:span> философии и материальной конструкции, абстрактный переход и ключевой механизм из настоящего металла, которое описывает движение в аспекте контроля направления:</text:p>
      <text:p text:style-name="P19"><text:s/><draw:frame draw:style-name="fr3" draw:name="Image28" text:anchor-type="as-char" svg:width="5.4618in" svg:height="0.7909in" draw:z-index="28"><draw:image xlink:href="Pictures/10000201000003340000006A8A05325EC82813B0.png" xlink:type="simple" xlink:show="embed" xlink:actuate="onLoad" loext:mime-type="image/png"/><svg:title>formula</svg:title></draw:frame><text:s/></text:p>
      <text:p text:style-name="P109">сохраняя, владея, направляя между Скиллой и Харибдой на протяжении всего пути до <text:span text:style-name="Emphasis">Brennschluss</text:span>. Если кто-то из молодых инженеров замечал соответствие между глубоким консерватизмом Обратой Связи и жизнями всякого рода, которые им доводилось вести по ходу процесса прожития их, то оно утрачивалось или заморачивалось—никто из них не пользовался связью, во всяком случае при жизни: потребовалась смерть, чтоб Роланд Фелдпат её обнаружил, смерть плюс очень большая вероятность, что Слишком Поздно, и несчётное число прочих душ, что чувствуют себя, даже теперь, Ракетоподобными, уносясь к огонькам каменной синевы Управляемого Вакуума, имя которого им вряд ли известно… освещение тут на удивление мягкое, <text:span text:style-name="T432">бархатистое</text:span>, как небесные одеяния, ощущение многонаселённости и невидимой силы, обрывков «голосов», мимолётные видения <text:span text:style-name="T1">бытия иного порядка</text:span>…. </text:p>
      <text:p text:style-name="P114">После чего Слотроп оставался не то, чтобы с каким-то <text:span text:style-name="T434">чётким</text:span> символом или схемой, а скорее с щемящим привкусом горечи, не поддающаяся сокращению <text:span text:style-name="T1">чуждость</text:span>, непроницаемая самодостаточность…. </text:p>
      <text:p text:style-name="P114"><text:soft-page-break/><text:span text:style-name="T138">Да, такие эпизоды бывали, типа, </text:span><text:span text:style-name="T140">Германскими</text:span><text:span text:style-name="T138">. Ну, в последнее время Слотропу даже сны сн</text:span><text:span text:style-name="T139">ятся</text:span><text:span text:style-name="T138"> на этом языке. Его тут вовсю обуча</text:span><text:span text:style-name="T139">ют</text:span><text:span text:style-name="T138"> диалектам,</text:span><text:span text:style-name="Emphasis"><text:span text:style-name="T141"> Plattdeutsch</text:span></text:span><text:span text:style-name="T138">, для зоны, которая планир</text:span><text:span text:style-name="T139">уется</text:span><text:span text:style-name="T138"> под Британскую оккупацию, говор Тюрингии, на случай если русские не продвинутся до Нордхаузена, где расположены основные линии производства ракет. Вместе с преподавателями языка, </text:span><text:span text:style-name="T139">по</text:span><text:span text:style-name="T138">являлись эксперты по баллистике, электронике, и аэродинамике, а также один малый из Шелл Интернэшнэл Петролеум по имени Хилари Бонс, для обучения насчёт движущей силы. </text:span></text:p>
      <text:p text:style-name="Text_20_body">Похоже, в начале 1941, Британское Министерство Снабжения выделило £10,000 на исследовательский контракт с Шелл—хотели, чтобы в Шелл разработали ракетный двигатель с каким-нибудь другим горючим вместо кордита, который в те дни уходил на взрывы людей всякого сорта со скоростью охренеть сколько тонн в час и жалко было его тратить на ракеты. Группа, сколоченная неким Айзеком Лабоком, устроил<text:span text:style-name="T435">и</text:span> базу статичных тестов в Лэнгхёрсте возле Хорсхэма и начал<text:span text:style-name="T435">и</text:span> экспериментировать с жидким кислородом и авиационным топливом, первые удовлетворительные результаты пришлись на август 42-го. Инженер Лабок с отличием закончил два из курсов Кембриджа и <text:span text:style-name="T435">стал</text:span> Отцом Британских Исследований Жидкого Кислорода, <text:span text:style-name="T435">так что</text:span> то, чего он не знал про этот кислый род уже и знать не стоило. Заместителем его в те дни был м-р Джеффри Голин, вот этому-то Голину и подчиняется Хилари Бонс. </text:p>
      <text:p text:style-name="Text_20_body">– Ну, я, вообще-то, болельщик Эссо,– считает нужным отметить Слотроп.– Мой старый коротышка жрал бензин как все, но был гурманом. При заправке тем Шеллом мне приходилось заливать в него ещё и целую бутылку Бромо, чтоб ёбаный бедняга Тераплейн прочхался. </text:p>
      <text:p text:style-name="Text_20_body">– Фактически,– брови капитана Бонса, человека верного компании на 110%, ходят вверх-вниз, помогая ему вывернуться,– тогда мы отвечали лишь за транспортировку и хранение. В те дни, до Япошек и Наци, и всё такое, добычей и очисткой занимался голландский офис, в Гааге. </text:p>
      <text:p text:style-name="Text_20_body">Слотроп, бедный простофиля, вспоминает Катье, утраченную Катье, произнося название её города, бормоча голландские слова любви, переносящие на утренний пляж у моря, уже в ин<text:span text:style-name="T435">ую</text:span> эпох<text:span text:style-name="T435">у</text:span>, <text:span text:style-name="T435">к </text:span>иной распределённости…. <text:span text:style-name="T1">Но погоди-ка</text:span>. –«Это Батафше Петролеум Маатшапий, Н.В.?» </text:p>
      <text:p text:style-name="Text_20_body">– Точно. </text:p>
      <text:p text:style-name="Text_20_body">Всплывает также негатив разведснимка города, в разляпистых пятнах от воды, никогда нет времени просушить их как следует— </text:p>
      <text:p text:style-name="Text_20_body">– А вы, парни, <text:span text:style-name="T1">отдаёте себе отчёт</text:span>,– Слотропа заодно пытаются обучить и англо-английскому, одному только небу известно зачем, и это звучит как, типа, у Кэри Гранта,– что Фрицы—ещё те Фрицы, само собой—были <text:span text:style-name="T1">в той</text:span> Гааге, пускали грёбаные ракеты на тот Лондон, а и <text:span text:style-name="T1">использовали</text:span>… здание <text:span text:style-name="T1">штаб-квартиры</text:span> Роял Датч Шелл на Йосеф Исраелплейн, если правильно помню, установили там <text:span text:style-name="T1">радио передатчик для наведения</text:span>? Что <text:span text:style-name="T436">это</text:span> за хрень с подвохом, старина? </text:p>
      <text:p text:style-name="Text_20_body">Бонс уставился на него, побалтывая своей желудочной висюлькой, не зная о чём это Слотроп вообще. </text:p>
      <text:p text:style-name="Text_20_body">– Хочу сказать,– Слотроп тут уж и себя ввёл в мандраж из-за чего-то, что всего лишь беспокоит его, смутно, ничего такого, чтоб затевать бучу, так ведь?– тебе не кажется <text:span text:style-name="T436">такое</text:span> малость странным, вы, парни из Шелла, работаете над <text:span text:style-name="T1">своим</text:span> жидким двигателем с одной стороны <text:soft-page-break/>Канала, понимаешь, а их парни <text:s/><text:span text:style-name="T1">своими</text:span> чёртовыми хреновинами пуляют по вам с вашей собственной… башни Шелла <text:span text:style-name="T436">с</text:span> передатчик<text:span text:style-name="T436">ом</text:span>, понимаешь. </text:p>
      <text:p text:style-name="Text_20_body">– Нет, я не вижу какой тут—к чему ты клонишь? Да они просто выбрали самое высокое здание, какое подвернулось, на прямой линии от их пусковых площадок до Лондона. </text:p>
      <text:p text:style-name="Text_20_body">– Да, а к тому же и на нужном <text:span text:style-name="T1">расстоянии</text:span>, не забывай—ровно двенадцать километров <text:span text:style-name="T1">от</text:span> пусковой площадки. Каково? Вот я о чём толкую.– Погоди-ка, о, по<text:span text:style-name="T436">стой</text:span>. <text:s/><text:span text:style-name="T440">Т</text:span>олько <text:span text:style-name="T440">ли </text:span><text:span text:style-name="T1">это</text:span> <text:span text:style-name="T440">он </text:span>имеет в виду? </text:p>
      <text:p text:style-name="Text_20_body">– Ну, я как-то об этом не задумывался. </text:p>
      <text:p text:style-name="Text_20_body">Мне тоже, Джексон, даже и в голову не приходило. Да, и мне, парни, нет…. <text:span text:style-name="T439">с</text:span> </text:p>
      <text:p text:style-name="Text_20_body">Хилари Бонс и его Озадаченная Улыбка. Ещё один невинный, тихий энтузиаст, <text:span text:style-name="T436">из породы</text:span> сэр<text:span text:style-name="T436">а</text:span> Стивен<text:span text:style-name="T436">а</text:span> Додсон-Трак<text:span text:style-name="T436">а</text:span>. Но: </text:p>
      <text:p text:style-name="P271">Пословицы для Параноиков, 2: невинность созданий обратно пропорциональна аморальности Творца. </text:p>
      <text:p text:style-name="Text_20_body">– Надеюсь, я не сказал чего-то лишнего. </text:p>
      <text:p text:style-name="Text_20_body">– Эт чё так? </text:p>
      <text:p text:style-name="Text_20_body">– У тебя,– Бонс пытается <text:span text:style-name="T436">изобразить</text:span> что-то <text:span text:style-name="T436">такое</text:span>, что, по его мнению, прокатит за дружеский смешок,– вид встревоженный. </text:p>
      <text:p text:style-name="Text_20_body">Встревожен, это точно. Зубами и челюстями некоего Создания, какого-то Присутствия настолько огромного, что никто, кроме него, не замечает—вон там! вон это чудище, что я вам говорил.—Это не чудище, глупышка, это <text:span text:style-name="T1">облака</text:span>!—Да нет же, разве ты не <text:span text:style-name="T1">видишь</text:span>? Вон его <text:span text:style-name="T1">ноги</text:span>—Ну, Слотроп может чувствовать этого зверюгу в небе: те явные когти и чешую по ошибке принимают за тучи и прочие предположительности… либо же все сговорились <text:span text:style-name="T1">называть их другими именами</text:span>, в присутствии Слотропа…. </text:p>
      <text:p text:style-name="Text_20_body">– Это просто «шальное совпадение», Слотроп. </text:p>
      <text:p text:style-name="Text_20_body">Он научится слышать кавычки в разговоре других. Такой вот рефлекс с книжным уклоном, <text:span text:style-name="T436">вероятно</text:span> у него генетическая к тому предрасположенность—<text:span text:style-name="T436">от </text:span>все<text:span text:style-name="T436">х</text:span> те<text:span text:style-name="T436">х</text:span> былые Слотропы, таскавши<text:span text:style-name="T436">х</text:span> библии сред<text:span text:style-name="T436">и</text:span> синеющих вершин, как часть своего снаряжения, знавши<text:span text:style-name="T436">х</text:span> назубок главы и стихи <text:span text:style-name="T436">о </text:span>конструкци<text:span text:style-name="T436">ях</text:span> Арок, Храмов, Тронов <text:span text:style-name="T436">Зримых</text:span>—все материалы и размеры. Данные, за которыми <text:span text:style-name="T436">повсюду</text:span>, когда ближе, когда дальше, стояла сверхъестественная неоспоримость Бога. </text:p>
      <text:p text:style-name="Text_20_body">Ну, разве мог Тайрон Усечь Это более надёжным образом, чем, в одно холодное утро, <text:span text:style-name="T436">эд</text:span>аким макаром: </text:p>
      <text:p text:style-name="Text_20_body">Вот копия Германского списка частей, составленного до того плотно, что он насилу может вычитать слова—“<text:span text:style-name="Emphasis">Vorrichtung für die Isolierung, 0011-5565/4</text:span>”, а это ещё что такое? Номер он знает наизусть, это изначальный номер контракта на ракету А4 в целом. <text:span text:style-name="T437">Однако,</text:span> что <text:span text:style-name="T437">данное</text:span> «устройство изоляции» делает рядом с номером контракта на Агрегат? А к тому же ещё <text:soft-page-break/>помечен<text:span text:style-name="T437">о</text:span> DE, самым высоким уровнем приоритета у Наци? Либо писарь в ВКВ хуйню спорол, что, таки, случается, или же не знал номера и вписал ракету, как самое подходящее. Заказ, <text:span text:style-name="T437">зап</text:span>часть и номер исполнителя имеют одну и ту же пометку, что отсылает Слотропа к Документу SG-1. Сама же пометка помечена «<text:span text:style-name="Emphasis">Geheime Kommandosache</text:span>! Это государственный секрет, в силу § 35 R5138». </text:p>
      <text:p text:style-name="Text_20_body">– В общем,– вместо «здрасьте!» приветствует он <text:span text:style-name="T439">Г</text:span>енерала Виверна, заскакивая в дверь,– хотелось бы глянуть на тот Документ SG-1. </text:p>
      <text:p text:style-name="Text_20_body">– Хо, хо,– отвечает <text:span text:style-name="T439">Г</text:span>енерал,– я так прикидываю, что наши парни тоже б не отказались. </text:p>
      <text:p text:style-name="Text_20_body">– Кроме шуток.– Каждый кусочек информации имеющейся в распоряжении Союзников по А4, любого уровня секретности, засовывают в тайную воронку где-то в Лондоне и всё выныривает в шикарной камере Слотропа при Казино. До сих пор от него ничего не скрывалось. </text:p>
      <text:p text:style-name="Text_20_body">– Слотроп, никаких документов SG не существует. </text:p>
      <text:p text:style-name="Text_20_body">Первым порывом было сунуть тому под нос список частей, но сегодня он проныра Янки перехитривший красномундирников. «О. Ладно, наверно я не так прочитал»,– простоватый взгляд вокруг себя по комнате заваленной бумагами,– «может там было ”56”, или типа того, блин, где-то же <text:span text:style-name="T1">тут</text:span> мне попадалось….» </text:p>
      <text:p text:style-name="Text_20_body">Генерал уходит снова, оставив Слотропа в недоумении и с, типа как, нет, не с навязчивой идеей… пока нет… Напротив перечня частей, над колонкой «Материалы», проставлено «Imipolex G». О, вот оно что. Устройство изоляции сделан из Imipolex G, да? Он рыщет по комнате за своим указателем немецких торговых наименований. Там ничего и близко нет такого… он находит затем главный список материалов для А4 и всего вспомогательного оборудования, а кто бы сомневался, что Imipolex G в нём тоже отсутствует. Чешуя и когти, а ещё <text:span text:style-name="T437">крадущиеся</text:span> шаг<text:span text:style-name="T437">и</text:span>, которые, похоже никому не слышны…. </text:p>
      <text:p text:style-name="Text_20_body">– Что-то не так?– В дверном проёме снова нос Хилари Бонса. </text:p>
      <text:p text:style-name="Text_20_body">– <text:span text:style-name="T437">Да</text:span> насчёт этого жидкого кислорода, нужны ещё данные по его импульсу. </text:p>
      <text:p text:style-name="Text_20_body">– То есть... по движущей силе? </text:p>
      <text:p text:style-name="Text_20_body">– Чёрт! Силе, силе, конечно.– Англо-английский выручает, забил баки Бонсу. </text:p>
      <text:p text:style-name="Text_20_body">– Для ЖК в смеси со спиртом это 200. Что тебе ещё надо знать? </text:p>
      <text:p text:style-name="Text_20_body">– Ну, а бензин <text:span text:style-name="T437">вы</text:span>, ребята, в Лангхёрсте не <text:span text:style-name="T437">использовали</text:span>? </text:p>
      <text:p text:style-name="Text_20_body">– Среди всего прочего, да. </text:p>
      <text:p text:style-name="Text_20_body">– Так вот речь как раз об этих прочих. Или забыл, что тут война идёт. Нельзя утаивать такие вещи. </text:p>
      <text:p text:style-name="Text_20_body">– Но все отчёты нашей компании в Лондоне. Может, когда поеду туда— </text:p>
      <text:p text:style-name="Text_20_body">– Блядь, этот бюрократизм. Мне нужно это сейчас, капитан.– Он зашёл с тыла, предполагая, что ему отпущено безграничное Нужно Знать, и Бонс подтверждает это: </text:p>
      <text:p text:style-name="Text_20_body"><text:soft-page-break/>– Я бы мог запросить по телетайпу, наверное… </text:p>
      <text:p text:style-name="P113">– Вот <text:span text:style-name="T1">это</text:span> дело!– Телетайп? Да, у Бонса есть свой персональный Телетайп, Терминал Международной Сети Шелл, как Слотроп и надеялся, прямо в его номере отеля, в гардеробе позади вешалки элитарных форм от Алкита и крахмальных сорочек. Слотроп ухитряется проникнуть с помощью своей подружки Мишель, с которой, как он заметил, Бонс глаз не сводит. –«Приветули, крошка»,– в коричневом, увешанном чулками, чердаке, где спят хористки. –«Как ты насчёт прификсироваться с большим нефтяником сегодня ночью?» Тут возникает языковая проблема, ей представилось, что её привинтят к здоровяку, у которого откуда-то капает сырая нефть, она не уверена, что ей понравится секс в таком ракурсе, но они сняли недоразумение и Мишель уже полна рвения отманить человека от его телетайпа настолько, чтоб Слотроп успел связаться с Лондоном и спросить про Imipolex G. И впрямь, она иногда примечала капитана Бонса среди своих еженощных поклонников, заметила и безделушку набрюшной меди, которую видел также Слотроп: бензольное кольцо с тевтонским крестом внутри—награда от ИГ Фарбен за Похвальный Вклад в Исследование Синтетических Материалов. Бонсу она досталась ещё в ’32-м. Свидетельство промышленной связи, это украшеньице дремало в уме Слотропа, когда поднялся Вопрос Радиопередатчика Наводки Ракет. Оно даже, в некотором смысле, дало толчок текущему плану с телетайпом. Кому же лучше знать, если не Шелл, организации без прописки в какой-либо определённой стране, не участвующей в войнах на чьей-либо стороне, без определённого лица или наследника: <text:span text:style-name="T437">разве сдержишься</text:span> не подбуриться к этому глобальному слою, самому глубинному, от которого берут начало все проявления корпоративной собственности? </text:p>
      <text:p text:style-name="Text_20_body">Ладненько. Итак, сегодня званый вечер на Козырьке, в доме Рауля де ла Перлимпиньпиня, молодого чокнутого наследника Жоржа («Пудры») де ла Перлимпиньпиня, фейерверочного магната из Лиможа—если «званый вечер» подходящее название для чего-то продолжающегося нон-стоп <text:span text:style-name="T437">аж</text:span> с момента освобождения данного куска Франции. Слотропу позволено—под обычным присмотром—заскакивать к Раулю, когда будет охота. Там неизменная умопомрачительная толпа—стекаются <text:span text:style-name="T438">со</text:span> всех уголков Союзной Европы связанные некоей сетью семейственности, сладострастия и историей других таких же вечеринок, со столь неохватной переплетенностью, что как-то никак не укладывалась у него в голове. Тут и там промелькнут лица, давние Американские лица из Гарварда или В<text:span text:style-name="T441">К</text:span>С<text:span text:style-name="T441">Э</text:span>С, забытые им имена—тут вот воскресли тебе, может и случайно, может быть…. </text:p>
      <text:p text:style-name="Text_20_body">Как раз туда, на этот званый вечер, и соблазнила Мишель Бонса, и для которого Слотроп, как только <text:span text:style-name="T438">получен</text:span> ответ из Лондона, пр<text:span text:style-name="T438">и</text:span>тарахтел, чисто печатаясь на машине Бонса, теперь прихорашивается. Информацию можно прочесть и после. Напевает, </text:p>
      <text:p text:style-name="P252">С лицом как микрофон <text:s/>сияющим,</text:p>
      <text:p text:style-name="P252"><text:span text:style-name="T438">С прямым пробором</text:span> в волосах, </text:p>
      <text:p text:style-name="P252"><text:span text:style-name="T438">Пломбира</text:span> шарик<text:span text:style-name="T438">ом сладкo <text:s/>тающим,</text:span>, </text:p>
      <text:p text:style-name="P252">Я, мистер Беззаботность, <text:span text:style-name="T438">у всех на устах</text:span>…. </text:p>
      <text:p text:style-name="Text_20_body"><text:soft-page-break/>и наряжается в зелёный Французский костюм нахального кроя, с лёгким лиловым отливом, широкий цветастый галстук выигранный за столом для<text:span text:style-name="Emphasis"> trente-et-quarante</text:span>, туфли-броги для гольфа, со вставками, и белые носки, всё это Слотроп завершает федорой с короткими полями цвета полуночной сини и, с чечёточным <text:span text:style-name="T438">перестуком</text:span> покидает фойе Казино Герман Геринг, выглядя крутым франтом. Когда он выходит, мускулистый гражданский, переодетый по понятиям Секретной Службы о стиле Апаш, возникает из <text:span text:style-name="Emphasis">porte-cochere</text:span> и следует за такси Слотропа по тёмной извилистой дороге на вечеринку у Рауля. </text:p>
      <text:p text:style-name="P207"><draw:frame draw:style-name="fr1" draw:name="Image29" text:anchor-type="paragraph" svg:width="6.9252in" svg:height="0.3661in" draw:z-index="29"><draw:image xlink:href="Pictures/1000000000000B720000009B428C9716555D8079.png" xlink:type="simple" xlink:show="embed" xlink:actuate="onLoad" loext:mime-type="image/png"/></draw:frame></text:p>
      <text:p text:style-name="P183">Оказывается, кто-то из веселящихся гостей успел нашпиговать голландский сыр сотней граммов гашиша. Слушок разнёсся. Приглашённых враз потянуло на брокколи с сыром. Ростбифы лежат <text:span text:style-name="T442">нетронутыми, </text:span>остывая на длинных столах буфетной. Треть собравшихся уже уснули, в основном на полу. Приходится пробираться между тел, чтобы добраться туда, где хоть что-то вообще происходит. </text:p>
      <text:p text:style-name="P115">Что именно происходит неясно. В сад<text:span text:style-name="T442">у,</text:span> на свежем воздухе, обычные тесные группки, заняты сделками. Сегодня особо не на что посмотреть. Гомосексуальный треугольник шипит в обоюдных щипках и обличения<text:span text:style-name="T442">х</text:span>, перекрыв доступ к двери в туалет. <text:span text:style-name="T442">Снаружи,</text:span> офицеры <text:span text:style-name="T442">помоложе</text:span> заблёвывают цинии. Парочки прогуливаются. Девушек предостаточно, драпированы <text:span text:style-name="T442">в</text:span> бархат, рукава прозрачны<text:span text:style-name="T442">е</text:span>, <text:span text:style-name="T442">сами широкие в плечах, со </text:span>следами недоедания, <text:span text:style-name="T442">в</text:span> шестимесячны<text:span text:style-name="T442">х</text:span> завивка<text:span text:style-name="T442">х</text:span>, говорят на полудюжине языков, <text:span text:style-name="T442">попадаются</text:span> коричневые от здешнего солнца, другие бледны как Зам Смерти из более восточных <text:span text:style-name="T442">регионов</text:span> Войны. Рьяные молодчики с волосами <text:span text:style-name="T442">глаже </text:span>патентованной кожи шустрят вокруг, старательно завлекая дам, тогда как головы постарше и <text:span text:style-name="T442">вовсе</text:span> без волос предпочитают <text:span text:style-name="T442">вы</text:span>ж<text:span text:style-name="T442">и</text:span>дать, прикладывая минимум усилий, глаза <text:s/>и рт<text:span text:style-name="T443">ы устремлены</text:span> по комнатам вокруг, толкуя, между тем, про бизнес. <text:span text:style-name="T443">Дальний</text:span> конец салона занят танцевальным оркестром и тощим шансонье с очень красными глазами, который поёт: </text:p>
      <text:p text:style-name="P77">Джулия (Фокс-Трот) </text:p>
      <text:p text:style-name="P253">Джу-лия,</text:p>
      <text:p text:style-name="P253">Без тебя проживу ли я? </text:p>
      <text:p text:style-name="P253">Как мне выманить твой </text:p>
      <text:p text:style-name="P253">Хоть один поцелуй? </text:p>
      <text:p text:style-name="P253"/>
      <text:p text:style-name="P253">Джуул-яааа, </text:p>
      <text:p text:style-name="P253">Никто тебя не любит так как я, </text:p>
      <text:p text:style-name="P253">Никто не приголубит так, как я, </text:p>
      <text:p text:style-name="P253">Только дай мне один поцелуй! </text:p>
      <text:p text:style-name="P253"/>
      <text:p text:style-name="P253"><text:soft-page-break/>Ах, Джуул-яааа— </text:p>
      <text:p text:style-name="P253">Тебя одну люблю я, </text:p>
      <text:p text:style-name="P253">Стремлюсь, как пчёлка к улью, </text:p>
      <text:p text:style-name="P253">К тебе одной— </text:p>
      <text:p text:style-name="P253">Поверь, постой— </text:p>
      <text:p text:style-name="P253"/>
      <text:p text:style-name="P253">Джу-лия, </text:p>
      <text:p text:style-name="P253">Вопить я буду Алелуйа, </text:p>
      <text:p text:style-name="P253">Когда красотка Джулия </text:p>
      <text:p text:style-name="P253">Придёт в объятия мои. </text:p>
      <text:p text:style-name="Text_20_body">Саксофония и мелодия в стиле Парк-Лейн, <text:span text:style-name="T443">самое оно </text:span><text:s/>для определённых состояний сознания. Слотроп <text:span text:style-name="T443">заметил</text:span> Хилари Бонса, <text:s/>явно <text:span text:style-name="T443">павшего</text:span> жертвой <text:span text:style-name="T443">галлюциногенного</text:span> голландского сыра, <text:span text:style-name="T443">тот</text:span> <text:span text:style-name="T443">задремал</text:span> на здоровенном пуфе с Мишель, которая ласкает его брелок от ИГ Фарбен вот уже часа два или три. Слотроп помахал, но никто из них его не <text:span text:style-name="T443">видит</text:span>. </text:p>
      <text:p text:style-name="P116">Алкаши с наркушами, утратив всякий стыд, вступают в <text:span text:style-name="T443">бойцовские</text:span> <text:span text:style-name="T443">единоборства</text:span> в буфете и на кухнях, обыскивают кладовки, вылизывают донышки кастрюль. <text:span text:style-name="T443">Фланирует </text:span>партия купальщиков-нудистов, направляясь к ступеням ведущим на пляж. Наш гостеприимец, этот самый Рауль, бродит в трёхведёрной шляпе, рубахе как у Тома Микса, с парой шестизарядных, водя за узду Першеронскую лошадь. Лошадь роняет яблоки навоза на Бухарский ковёр, и на распростёртых гостей, кто подвернётся. Всё это как-то бесформенно, не <text:span text:style-name="T443">сфокусировано</text:span>, пока не разда<text:span text:style-name="T443">ёт</text:span>ся саркастичный туш оркестра на появление сам<text:span text:style-name="T443">ого</text:span> жутк<text:span text:style-name="T443">ого</text:span> мордоворота из всех, какие <text:span text:style-name="T443">попадались</text:span> Слотропу за пределами кино про Франкенштейна—в белом зут-с<text:span text:style-name="T443">ъю</text:span>те, с уймой складок <text:span text:style-name="T443">на штанинах</text:span>, да <text:span text:style-name="T443">при том</text:span> ещё и длинная золотая цепочка <text:span text:style-name="T443">от</text:span> часов, что взбалтывается сверкающей петлёю на каждый его шаг по комнате, где он хмурится на каждого, типа, в спешке, <text:span text:style-name="T444">однако,</text:span> уделяя время осмотру лиц и тел, качая головой из стороны в сторону, методично, чуть зловеще. Он останавливается наконец перед Слотропом, который <text:span text:style-name="T444">смешивает</text:span> коктейль Ширли Темпл для самого себя. </text:p>
      <text:p text:style-name="Text_20_body">– Ты.– Палец размером с кукурузный початок, за дюйм от носа Слотропа. </text:p>
      <text:p text:style-name="Text_20_body">– Эт точно,– Слотроп <text:span text:style-name="T444">роняет</text:span> на ковёр вишню марашино и раздавливает <text:span text:style-name="T444">при</text:span> шаг<text:span text:style-name="T444">е</text:span> назад.– Эт я. Точняк. А чё? Да хоть шо. </text:p>
      <text:p text:style-name="Text_20_body">– Пошли.– Они выходят наружу в рощицу эвкалиптов, где Жан-Клод Гонгье, пресловутый торговец белыми рабынями из Марселя, ведёт охоту на потенциальный товар. «Эй, ты»,– орёт он в деревья,– «хочешь быть белой рабыней, а?» –«Да, ну, на хер»,– откликается голос невидимой девушки,– «я хочу быть зелёной рабыней!» –«Лиловой!»–кричит кто-то с оливкового дерева. –«Бордовой!» –«<text:span text:style-name="T444">Пора переходить в толкачи</text:span> наркот<text:span text:style-name="T444">ой</text:span>»,– грит Жан-Клод. </text:p>
      <text:p text:style-name="Text_20_body"><text:soft-page-break/>– Слышь,– приятель Слотропа вытаскивает конверт плотной бумаги, который, <text:span text:style-name="T444">как </text:span>даже в сумраке <text:span text:style-name="T444">угадывает</text:span> Слотроп, набит американскими оккупационными кредитками с жёлтой печатью,– ты подержи это при себе, пока не <text:span text:style-name="T444">заберу</text:span>. Похоже Итало хочет <text:span text:style-name="T444">за</text:span>явиться <text:span text:style-name="T444">сюда</text:span> раньше Тамары, а я не уверен кто— </text:p>
      <text:p text:style-name="Text_20_body">– Расклад, сталпыть, такой, Тамара <text:span text:style-name="T444">на</text:span>думала <text:span text:style-name="T444">тут показаться</text:span> раньше, чем сегодня,– вставляет Слотроп голосом Грочо Маркса. </text:p>
      <text:p text:style-name="Text_20_body">– Не подрывай свой авторитет в моих глазах,– советует Здоровила.– Ты как раз, кто нужен. </text:p>
      <text:p text:style-name="Text_20_body">– Точно,– Слотроп впихивает конверт в карман.– Эй, а где ты пригрёб себе такой зут-с<text:span text:style-name="T444">ъ</text:span>ют, шо на тебе прям щас? </text:p>
      <text:p text:style-name="Text_20_body">– Ты какой размер носишь? </text:p>
      <text:p text:style-name="Text_20_body">– 42, средний. </text:p>
      <text:p text:style-name="Text_20_body">– Будет тебе такой,– и, <text:span text:style-name="T444">после </text:span>эти<text:span text:style-name="T444">х</text:span> слов, <text:s/>угрохотал обратно в дом. </text:p>
      <text:p text:style-name="Text_20_body">– А и <text:span text:style-name="T1">крутую цепочку для часов</text:span>!– кричит вслед Слотроп. Что за херня тут творится? Он бродит кругами, задаёт вопрос-другой. Оказыца, детину зовут Бладгет Ваксвинг, широко известный беглец из Казарм Мартьер в Париже, худшей из тюрем для военнослужащих на Европейском Театре Военных Действий. Ваксвинг специализируется на подделке всевозможных документов—карточки для военных магазинов, паспорта, <text:span text:style-name="Emphasis">Soldbücher</text:span>—армейским снаряжением тоже приторговывает. Он в самоволке и в бегах после Бельгийской Битвы и, с приговором к смерти над головой за это, продолжает по ночам появляться в столовых армейских баз посмотреть кино—при условии, что <text:span text:style-name="T444">будет</text:span> вестерн, он любит такую хренотень, топот копыт из металлических репродукторов вдоль сотни метров бочек с горючим на чужой земле изъезженной покрышками армейских тягачей ерошит его сердце, словно <text:s/>ду<text:span text:style-name="T445">новения</text:span> бриз<text:span text:style-name="T445">а</text:span>, через кого-то из множества своих контактов он снял общее расписание на каждый фильм в каждом оккупационном городе, и известен случай, <text:span text:style-name="T445">когда</text:span> он угнал Генеральский джип просто <text:span text:style-name="T445">затем</text:span>, чтоб <text:span text:style-name="T445">смотаться</text:span> в тот Понтьер на один вечер посмотреть старого доброго Боба Стила, а может Мака Брауна. И пусть его фото висит на видном месте во всех караул<text:span text:style-name="T445">ка</text:span>х и запечатлено в мозгах тысяч военных полицейских, но он посмотрел <text:span text:style-name="Emphasis">Возвращение Джека Слейда </text:span>двадцать семь раз. </text:p>
      <text:p text:style-name="Text_20_body">История, что разворачивается тут сегодня ночью, типично романтичная интрига <text:span text:style-name="T445">времён</text:span> Второй Мировой, <text:span text:style-name="T445">обыкновенная</text:span> вечеринка у Рауля, на которой предстоящая доставка <text:span text:style-name="T445">партии </text:span>опиума используется Тамарой <text:span text:style-name="T445">в виде</text:span> обеспечения её займа у Итало, а тот, в свою очередь, должен Ваксвингу за танк Шерман, который его друг Теофил пытается контрабандно переправить в Палестину, но должен собрать пару тысяч фунтов для взяток на границах, вот он и заложил танк, чтобы одолжить у Тамары, которая уделила ему часть своего займа от Итало. Тем временем, сделка с опиумом, похоже, накрылась, потому что от посредника уже несколько недель ни слуху ни духу, не говоря уж<text:span text:style-name="T445">е</text:span> про деньги, полученные авансом от Тамары, которые она взяла у Рауля де ла Перлимпиньпина через Ваксвинга, от которого теперь Рауль требует деньги, потому что Итало, сделал вывод будто танк принадлежит теперь Тамаре, явился прошлой ночью и забрал его в Неизвестном Направлении, в виде платы за свой займ, оттого-то Рауль теперь в панике. Примерно, типа, в таком роде. </text:p>
      <text:p text:style-name="Text_20_body"><text:soft-page-break/>Хвост за Слатропом получает неприличные предложения от двух из дерущихся в туалете гомосексуалистов. Бонса с Мишелью нигде не видать, как и Ваксвинга. Рауль на полном серьёзе беседует с лошадью. Слотроп только что присоседился к девушке в довоенном платье от Ворта и с лицом как у Алисы у Тенниела, такой же лоб, нос, волосы, когда снаружи раздаётся этот богомерзкий лязг, рёв, треск дерева, девушки в ужасе разбегаются из эвкалиптовых деревьев прямиком в дом, а по пятам за ними что <text:span text:style-name="T445">оно </text:span>там прёт <text:span text:style-name="T445">такое </text:span>сюда в мертвенном полумраке сада?—опа! Танк Шерман собственной персоной! фары горят как глаза Кинг-Конга, гусеницы изрыгают траву и куски бордюра пока он прокручивается, чтоб остановиться. Его 75 мм пушка разворачивается и целит через Французские окна прямиком в комнату. «Антуан!»– молодая дама сфокусировалась на гигантском жерле,– «ради всего святого, не сейчас...» Крышка люка распахивается и Тамара—насколько понимает Слотроп: но разве танк не у Итало?—ёпсь—возникает снизу, визгливо понося Рауля, Ваксвинга, Итало,Теофила и посредника в сделке с опиумом. «Но теперь»,– верезжит она,– «я всех вас поимею! Одним <text:span text:style-name="Emphasis">coup de foudre</text:span>!» Люк захлопывается—Исусе!—слышен звук подачи 3-дюймового снаряда в затвор. Девушки <text:span text:style-name="T445">заводятся</text:span> визжать, спринтуя на <text:span text:style-name="T445">все </text:span>выходы. Наркуши оглядываются по сторонам, помаргивая, улыбаясь, вторя, всяк <text:span text:style-name="T445">по своему</text:span>. Рауль пытается сесть на лошадь и ускакать, однако не попадает в седло и соскальзывает на другую сторону, шмякнуться в таз Желе-о с чёрного рынка, со вкусом малины и взбитыми сливками сверху. «О, нет...»– Слотроп почти решил бегом зайти к танку с фланга когда ЕБЛАААНННГГГ! Пушка издаёт оглушительный рёв, пламя на метр влетает в комнату, разрывная волна вбивает барабанные перепонки до центра мозгов, вплющив всех в окружающие стены. </text:p>
      <text:p text:style-name="Text_20_body">Штора вспыхнула. Слотроп, спотыкаясь об участников вечеринки, глухой как пень, голова раскалывается от боли, продолжает бежать сквозь дым к танку—запрыгивает на него, тянется открыть люк и его чуть не сшибает Тамара, выскочив как буёк снова наорать на всех. Последовала борьба не без своих эротичных моментов, потому что Тамара смотрится классно и умело выкручивается, Слотропу удаётся довести её до ладно-чё-<text:span text:style-name="T445">ты-</text:span>уж-та<text:span text:style-name="T445">к-в-натуре</text:span> и стащить вниз с танка. Но, при этом грохоте и всё такое, глянь-ка—у него не встал. Хмм. Эти данные Лондон не получит никогда, потому что никто не отслеживал. </text:p>
      <text:p text:style-name="Text_20_body">Оказывается, снаряд, холостой, всего лишь пробил дыры в нескольких стенах и разнёс большую аллегорическую картину Добродетель и Порок в неестественном акте. У Добродетели одна из тех туманных отсутствующих улыбок. Порок почёсывает свою лохматую голову, малость озадаченный. Горящая штора потушена шампанским. Рауль в слезах, с благодарностью за спасение его жизни, вцепляется в руки Слотропа, обцеловывает ему щёки, оставляя мазки Желе-о на всём, к чему прикоснётся. Тамару сопровождают прочь телохранители Рауля. Слотроп только что отцепился и вытирает Желе-о со своего костюма, когда на его плечо ложится тяжкая рука. </text:p>
      <text:p text:style-name="Text_20_body">– Ты пральна грил. Ты чек чё нада. </text:p>
      <text:p text:style-name="P117">– Эт чепуха.– Эрол Флин приглаживает свои усики.– Я <text:span text:style-name="T446">тут недавно</text:span> даму спас от осьминога, <text:span text:style-name="T446">прикинь</text:span>? </text:p>
      <text:p text:style-name="Text_20_body"><text:soft-page-break/>– С одной разницей,– грит Бладгет Ваксвинг,– щас эт всё взаправду было. А с тем осьминогом нет. </text:p>
      <text:p text:style-name="Text_20_body">– Откуда ты знаешь? </text:p>
      <text:p text:style-name="Text_20_body">– Я много чё знаю. Не всё, но кой-чё, чево и ты не знаешь. Слушай, Слотроп—тебе понадобится друг и скорее, чем ты думаешь. На виллу эту не приходи—тут стаёт сильно жарко—но если сможешь добраться до Ниццы— он протягивает визитную карточку с рельефом шахматного коня и адресом на <text:span text:style-name="Emphasis">Rue</text:span> Россини.– Конверт я забираю. Вот твой костюм. Спасибо, брат.– Он исчез<text:span text:style-name="T448">ает</text:span>. У него талант растворяться, когда захочет. Костюм зуттера в коробке обвязанной пурпурной ленточкой. Цепочка для часов тоже там. Они принадлежали пареньку, что жил в Восточном Лос-Анжелосе, по имени Рики Гутьерес. Во время Зут-С<text:span text:style-name="T447">ъ</text:span>ют Бунтов 1943, на юного Гутьереса навалились кучей Англо-дружинники из Витера и молотили, пока полиция Лос-Анжелеса любовались и помогали им советами, а потом арестовали его за нарушение общественного порядка. Судья предоставлял зуттерам выбор между тюрьмой и армией. Гутьерес призвался, получил ранение на Сайпане, подцепил гангрену, руку пришлось ампутировать, теперь вернулся домой, женился на девушке, что готовит тортиллы-тако на кухне одной забегаловки в Сан Габриел, а сам не может найти работы, много пьёт по ходу дня… Но его старый зут-с<text:span text:style-name="T447">ъ</text:span>ют и костюмы тысяч других зуттеров, кого прищучили в то лето, висели пустыми на обратной стороне всех Мексиканских дверей в Лос-Анжелосе, были скуплены и добрались аж сюда, на рынок, кому повредит немножко зашибить деньгу, а там висели себе просто в жирном дыму, запахах младенцев, в комнатах с занавесками опущенными от солнца, что палит день за днём усохшие пальмы и забитые мусором сточные канавы, внутри <text:span text:style-name="T447">тех</text:span> пустых комнат, где роятся мухи…. </text:p>
      <text:p text:style-name="P208"><draw:frame draw:style-name="fr1" draw:name="Image30" text:anchor-type="paragraph" svg:width="6.9252in" svg:height="0.3661in" draw:z-index="30"><draw:image xlink:href="Pictures/1000000000000B720000009B428C9716555D8079.png" xlink:type="simple" xlink:show="embed" xlink:actuate="onLoad" loext:mime-type="image/png"/></draw:frame></text:p>
      <text:p text:style-name="P184">Imipolex G <text:s/>оказался <text:span text:style-name="T460">ни</text:span>чем <text:s/>более—или менее—страшным, чем новы<text:span text:style-name="T451">м видом </text:span>пластик<text:span text:style-name="T451">а</text:span>, <text:span text:style-name="T451">этот</text:span> ароматический гетероцикличный полимер <text:span text:style-name="T451">был</text:span> разработан <text:s/>в 1939, на годы опередив своё время, неким Л. Джамфом для ИГ Фарбен. Он стабилен при высоких температурах, где-то порядка 900°, сочетает высокую прочность с низким фактором потери упругости. По своей структуре, это отвердевшая цепь ароматических колец, шестиугольники, как <text:span text:style-name="T451">и </text:span>тот из золота, что болтается и пошлёпывает вокруг пупка Хилари Бонса, сочетаясь, тут и там, в так называемые гетероцикличные кольца. </text:p>
      <text:p text:style-name="P118">Происхождение Imipolex G прослеживается <text:span text:style-name="T451">до</text:span> ранни<text:span text:style-name="T451">х</text:span> исследовани<text:span text:style-name="T451">й</text:span> проводивши<text:span text:style-name="T451">х</text:span>ся в лабораториях Дюпона. Пластичность имеет собственную великую традицию и основное течение, которому случилось протекать через владения Дюпонов и их знаменитого исследователя Каротерса, известного как Великий Синтезаторщик. Его классическое изучение больших молекул, охватывая десятилетие двадцатых, напрямую вывело нас к нейлону, который не только добавил восторга фетишистам и удобств для восставших с оружием в руках, но <text:s/>также <text:span text:style-name="T451">послужил весьма</text:span> своевременным, и хорошо вписавшимся в Систему, провозглашением главного канона Пластичности: химики уже не ждут милостей от Природы. Теперь они <text:span text:style-name="T451">могут </text:span>заранее <text:s/>определится какие <text:span text:style-name="T452">именно </text:span>свойства ожидают от молекулы, и – приступать к её созданию. У <text:soft-page-break/>Дюпонов, следующим шагом после нейлона, стало введение ароматических колец в цепочку полиамидов. Очень скоро возникла целая семья «ароматических полимеров»: ароматические полиамиды, поликарбонаты, полиэфиры, полисульфаты. Целевым свойством чаще всего оказывалась прочность—первая в достохвальной триаде Пластичности, включающей Прочность, Устойчивость, Белизну (<text:span text:style-name="Emphasis">Kraft, Standfestigkeit, Weiße</text:span>: <text:span text:style-name="T452">их</text:span> часто принимали <text:s/>за Нацистские лозунги и, <text:s/>в общем-то, <text:s text:c="2"/>они <text:span text:style-name="T452">и впрямь почти</text:span> неотличимы на промытых дождём стенах, вдоль которых автобусы переключали скорость сворачивая в следующую улицу, трамваи скрежетали металлом, а люди больше помалкивали в дождь, пок<text:span text:style-name="T452">уд</text:span>а <text:span text:style-name="T452">близящийся</text:span> вечер сгущался до фактуры дыма из курительной трубки, а руки молодых пассажиров <text:span text:style-name="T452">тянулись прочь</text:span> из рукавов своих пальто в<text:span text:style-name="T452">о</text:span> <text:span text:style-name="T452">что</text:span>-нибудь ещё, как карлики в поисках убежища, либо экстатично <text:span text:style-name="T452">отрешались от</text:span> расписания <text:span text:style-name="T453">ради</text:span> тактильны<text:span text:style-name="T453">х</text:span> утех с бельём намного <text:span text:style-name="T453">превосходившим нейлон своей </text:span>соблазнительн<text:span text:style-name="T453">остью</text:span>…). Л. Джамф, <text:span text:style-name="T453">в числе</text:span> прочих, предложил тогда, логично, диалектично, взять родительские полиамидные секции новой цепочки и увязать их петлеобразно, тоже в кольца, гигантские «гетероцикличные» кольца, перемежая их с ароматическими. Этот же принцип легко распространялся и на предшествующие молекулы. <text:span text:style-name="T453">Искомый</text:span> мономер высокого молекулярного веса мог быть синтезирован подобным образом, свёрнут в своё гетероцикличное кольцо, увязан в звено и сочленён в цепочку с более «естественными» бензольными и ароматическими кольцами. Такие цепочки станут известны как «ароматические гетероцикличные полимеры». Одна из гипотетических цепочек предложенных Джамфом, как раз перед войной, была впоследствии модифицирована в Imipolex G. Джамф в то время работал на Швейцарскую компанию Psychochemie AG, изначально именовавшуюся Grössli Chemical Corporation, побочное предприятие от Сандоз (где, как известно любому школьнику, легендарный д-р Хофман сделал своё грандиозное открытие.) В начале 20-х, Сандоз, Циба, и Гейги слились в Швейцарский Химический картель. Вскоре после этого, химическая фирма Джамфа также была поглощена. По-видимому, бо́льшая часть контрактов Grössli был<text:span text:style-name="T453">и уже</text:span> заключена с Сандоз, и без того. Ещё в 1926 имелась устная договорённость между Швейцарским картелем и ИГ Фарбен. Когда Немцы создали свою офшорную компанию в Швейцарии, ИГ Химие, то два года спустя, контрольный пакет акций Grössli был продан им, а компания преобразовалась в Psychochemie AG. Патент на Imipolex G был, таким образом, перекрёстно зарегистрирован как на ИГ, так и на Psychochemie. Шелл Ойл затесался туда же через соглашение с Имперал Кемиклз в 1939. По какой-то любопытной причине, как обнаружит Слотроп, ни одно соглашение между ИК и ИГ не датируется позднее 39-го года. <text:span text:style-name="T453">Согласно</text:span> упомянутому соглашению об Imipolex, Икота могла поставлять новый пластик на рынки Британского Содружества в обмен на один фунт и прочие <text:span text:style-name="T453">достаточно</text:span> ценные <text:span text:style-name="T453">эквиваленты</text:span>. Очень мило. Psychochemie AG всё ещё при делах, продолжает делать бизнес по своему старому адресу на Шоколадештрассе, в том Цюрихе, Швейцария. Слотроп раскачивает длинную цепочку часов своего зут-съюта, <text:span text:style-name="T453">с нескрываемым</text:span> <text:span text:style-name="T453">волнением</text:span>. Пара моментов, <text:span text:style-name="T454">незамедлительно</text:span> бросаются в глаза. Ему доходит больше, чем он вообще мог <text:span text:style-name="T454">предположит</text:span>ь, даже в <text:span text:style-name="T454">своих</text:span> самых параноидных <text:span text:style-name="T454">озарениях</text:span>. Imipolex G выныривает как загадочное «устройство изоляции» на ракете, которую запускают с помощью передатчика на крыше штаб-квартиры Датч Шелл, имеющей со-лицензию на продажу Imipolex—двигательная система ракеты сверхъестественно похожа на ту, что разрабатыва<text:span text:style-name="T454">ется</text:span> в Бритиш Шелл в тот же, примерно, период… и, ой, ё-моё, <text:soft-page-break/>Слотропу вдруг доходит где <text:span text:style-name="T26">собрана</text:span><text:span text:style-name="T454"> </text:span>вся информация о ракете—в офисе м-ра Дункана Сандиса, где же ещё, у зятя Черчилля собственной персоной, который работает в Министерстве Снабжения, что расположено где бы вы думали, если не в Мекс-<text:span text:style-name="T1">Хаус принадлежащем Шелл, о, ради Бога</text:span>…. Тут Слотроп организует блестящий развед-рейд, вместе с верным напарником Бладгетом Ваксвингом, в сам<text:span text:style-name="T454">оё</text:span> Шелл Мекс-Хаус—<text:span text:style-name="T454">буквально</text:span> в сердце <text:span text:style-name="T454">личного</text:span> филиала Ракеты в Лондоне. Кося вооружённую охрану, взвод за взводом, из своего автомата «стен», отшвыривая заневестившихся, визжащих секретарш из ЖКАП (а как ещё <text:span text:style-name="T454">от них отделаешься</text:span>, даже если не больно?), грубо <text:span text:style-name="T454">расшвыривая</text:span> папки, <text:span text:style-name="T454">меча</text:span> коктейли Молотова, Дуболомы Зуттеры ворвались, наконец, в святая святых, подтягивая свои штаны до подмышек, попахивая жжёной волоснёй, пролитой кровью, чтобы найти не м-ра Дункана Сандиса <text:s/>труслив<text:span text:style-name="T455">о</text:span> бле<text:span text:style-name="T455">ющего</text:span> перед их правотой, и не распахнутое окно, побег по-Цыгански, гадальные карты <text:span text:style-name="T455">россыпью</text:span> в спешке, и даже не <text:span text:style-name="T455">давай-</text:span>посмотрим-кто-кого с сами великим Консорциумом—но всего лишь довольно унылую комнату бизнес-машин расставленных вдоль стен, спокойно себе перемаргиваются, кипы перфокарт зияющих дырами <text:span text:style-name="T455">словно</text:span> кожа прыщавых лиц, хрупких как последние <text:span text:style-name="T455">из</text:span> Германски<text:span text:style-name="T455">х</text:span> стен, <text:span text:style-name="T455">что</text:span> стоя<text:span text:style-name="T455">т </text:span><text:s/><text:span text:style-name="T455">лишившись</text:span> опоры после <text:span text:style-name="T455">взрывов</text:span> отгремевшей бомбёжки и <text:span text:style-name="T455">колеблются </text:span>теперь высоко над головой, готовые <text:span text:style-name="T455">вот-вот </text:span>сложиться вниз с небес под <text:span text:style-name="T455">дуновением</text:span> ветерка, что относит дым прочь…. В воздухе пахнет порохом и гарью дымящихся стволов, и ни одной офисной дамы вокруг. Машины болтают и перезваниваются друг с другом. <text:span text:style-name="T455">Пора</text:span> сдвинуть шляпу на лоб, пустить по кругу после-заварушную сигарету, прикидывая как будем ноги уносить… ты запомнил как<text:span text:style-name="T455">им путём</text:span> добирались, все <text:span text:style-name="T455">те</text:span> повороты с заворотами? Нет. Ты не смотрел. Любая из этих дверей может стать путём спасения, но времени может и не остаться…. </text:p>
      <text:p text:style-name="Text_20_body">Однако, Дункан Сандис всего лишь имя, функция во всём этом. «Как высоко это заходит?» вопрос излишний абсолютно, потому что организационные списки составляли Они, имена и должности заполняли Они, потому что </text:p>
      <text:p text:style-name="P271">Пословица для Параноиков, 3: Если тебя вынудили задавать неправильные вопросы, то им <text:span text:style-name="T456">и</text:span> думать <text:span text:style-name="T456">ни к чему как отвечать </text:span>на <text:span text:style-name="T456">них</text:span>. </text:p>
      <text:p text:style-name="Text_20_body">Слотроп замечает, что он застыл над синим листком списка деталей с которого всё и началось. <text:span text:style-name="T1">Как высоко это заходит</text:span>… уххх. Вопрос-капкан не предназначен быть обращённым к людям вообще, но к <text:span text:style-name="T1">оборудованию</text:span>! Прищурившись, внимательно передвигая палец по колонкам, Слотроп находит, что<text:span text:style-name="Emphasis"> Vorrichtung für die Isolierung</text:span> является Составной Частью Более <text:span text:style-name="T456">C</text:span>ложного Изделия. </text:p>
      <text:p text:style-name="P119">“<text:span text:style-name="Emphasis"><text:span text:style-name="T105">S-Gerät</text:span></text:span>, 11/00000.” </text:p>
      <text:p text:style-name="P119">Если эти цифры серийный номер ракеты, как видно по их форме, то это должн<text:span text:style-name="T456">о</text:span> быть <text:span text:style-name="T456">некая</text:span> спецмодель—Слотроп ни разу не слыхал о чём-то с четырьмя нулями, не говоря уж о пяти… и ни про какое изделие <text:span text:style-name="Emphasis"><text:span text:style-name="T105">S-Gerät</text:span></text:span>, <text:span text:style-name="T456">имеются лишь</text:span> <text:span text:style-name="Emphasis">K-Gerät</text:span> и <text:span text:style-name="Emphasis">L-Gerät </text:span><text:s/>упом<text:span text:style-name="T456">янутые</text:span> в руководстве… ну, Документ SG-1, который, якобы, не существует, должен прояснять всё это…. </text:p>
      <text:p text:style-name="Text_20_body"><text:span text:style-name="T456">Он в</text:span>ыходит из номера: никуда конкретно, двигаясь под медленный барабанный бой в брюшных мускулах, <text:span text:style-name="T1">по</text:span><text:span text:style-name="T25">гляд</text:span><text:span text:style-name="T1">им что дальше, будь наготове</text:span>…. В ресторане Казино ни малейшего препятствия на входе, ни перепада температур ощутимого его кожей, Слотроп садится за стол, где кто-то оставил лондонскую <text:span text:style-name="Emphasis">Times</text:span> за прошлый четверг. Хмм. Давненько ни одн<text:span text:style-name="T456">а</text:span> из <text:span text:style-name="T1">них</text:span> не <text:soft-page-break/>попадалось…. Перелистывает страницы, дум, дум, дем-ду, да, Война идёт как и шла, Союзники надвигаются на Берлин с востока и запада, порошковые яйца по-прежнему держатся на одном и трёх за дюжину, «Погибшие Офицеры», МакГрегор, Макер-Мафик, Вайтстрит, Личные Награды… <text:span text:style-name="Emphasis">Встретимся в Сант-Луи</text:span><text:span text:style-name="Emphasis"><text:span text:style-name="T461">c</text:span></text:span><text:span text:style-name="Emphasis">е</text:span> крутят в Эмпайр Синема (вспоминает давний трюк член-в-коробке-с-поп-корном, который повторял там с какой-то Мадлен, а та даже—)— </text:p>
      <text:p text:style-name="Text_20_body">Тантиви… О, нет, блядь, нет погоди— </text:p>
      <text:p text:style-name="Text_20_body">«Истинное обаяние… отсутствие заносчивости… сила характера… фундаментальная Христианская чистота и правильность… мы все любили Оливера, его смелость, доброе сердце и неизменно добрый юмор служили вдохновением для каждого из нас… отважно погиб в бою пытаясь доблестно спасти бойцов своего подразделения прижатого к <text:span text:style-name="T461">земле</text:span> Германской артиллерией...» и подписал его самый предан<text:span text:style-name="T456">н</text:span>ый товарищ по оружию, Теодор Блот. <text:span text:style-name="T1">Майор</text:span> Теодор Блот теперь уже— </text:p>
      <text:p text:style-name="Text_20_body">Уставясь в окно, уставясь ни на что, стис<text:span text:style-name="T457">кивает</text:span> нож со стола так, что вот-вот треснут какие-то из костей в его руке. Так случается иногда у прокажённых. Сбой сигнала мозгу—не могут знать насколько крепко сжат их кулак. Сам знаешь, эти прокажённые. В общем— </text:p>
      <text:p text:style-name="Text_20_body">Десять минут спустя, в своём номере, лёжа ничком на своей кровати, он чувствует себя опустошённым. Не может плакать. <text:span text:style-name="T1">Ничего</text:span> не может. </text:p>
      <text:p text:style-name="Text_20_body">Они это сделали. <text:span text:style-name="T457">Отправили</text:span> его друга <text:span text:style-name="T457">погибнуть </text:span>в какой-то <text:span text:style-name="T457">ловушке</text:span>, возможно, позволили изобразить «почётную» смерть… а потом просто <text:span text:style-name="T1">закрыли его личное дело</text:span>…. </text:p>
      <text:p text:style-name="Text_20_body">Позднее у него появится мысль, что может вся эта история ложь. Они запросто могли вложить её в ту лондонскую <text:span text:style-name="Emphasis">Times</text:span>, разве нет? подбросили газету, чтоб Слотроп её нашёл? Но на тот момент, когда он это вычислил, возврата уже не было. </text:p>
      <text:p text:style-name="Text_20_body">В полдень Хилари Бонс заходит потирая глаза, с подхалимской улыбочкой. –«Как вчера повеселился? Я замечательно». </text:p>
      <text:p text:style-name="Text_20_body">– Рад слышать,– Слотроп улыбается. <text:span text:style-name="T1">Ты </text:span><text:span text:style-name="T24">тоже у меня дождёшься</text:span><text:span text:style-name="T1">, </text:span><text:span text:style-name="T24">миляга</text:span>. Эта улыбка потребовала от него больше грации, чем за всю его вялую Американскую жизнь, до этого момента. Он всегда <text:span text:style-name="T457">считал</text:span>, что на грацию у него дефицит. Однако, <text:span text:style-name="T457">получилось</text:span>. Он изумлён и <text:span text:style-name="T458">еле сдерживает слёзы</text:span> благодарности. Самое замечательное тут не в том, что Бонс явно одурачен его улыбкой, но что Слотроп теперь знает: у него получается это…. </text:p>
      <text:p text:style-name="Text_20_body">Так что он, таки, <text:span text:style-name="T458">сорвался</text:span> в Ниццу, в быстром побеге по горной дороге, заносясь на виражах и <text:span text:style-name="T458">визжа</text:span> тормозами над согретыми солнцем пропастями, <text:span text:style-name="T458">стряхнув </text:span><text:s/>хвосты <text:s/>ещё на пляже, где он догадался одолжить своему приятелю Клоду, помощнику повара, такого же роста и сложения, свои собственные новенькие псевдо-Таитянские плавки и, пока они стерегли того Клода, нашёл чёрный Ситроен с оставленными ключами, а что такого, парни—в<text:span text:style-name="T459">ъезж</text:span>ает в город в своём белом зуте, тёмных очках, трепеща полями шляпы как у Сидни Гринстрита. Он не <text:span text:style-name="T459">отличается особой</text:span> непримет<text:span text:style-name="T459">ностью в</text:span> толп<text:span text:style-name="T459">е</text:span> военных и мамзелей, <text:span text:style-name="T459">что перешли</text:span> уже на летнюю форму одежды. Но <text:s/>брос<text:span text:style-name="T459">ив</text:span> машину возле Площади Гарибальди, <text:span text:style-name="T459">он отыскивает</text:span> бистро в старой Ницце, по ту сторону<text:span text:style-name="Emphasis"> La Porte Fausse</text:span>, и находит время на булочку с кофе, прежде чем пойти по адресу, <text:soft-page-break/><text:span text:style-name="T459">который</text:span> дал ему Ваксвинг. Там оказался древний четырёхэтажный отель с ранними алкашами распростёртыми по коридорам, веки глаз в виде крохотных буханок смазанных прощальными лучами заходящего солнца, а летняя пыль чинно проворачивается сквозь тёмно-серый свет, летнее приволье на прилегающих улицах, апрельское лето, пока великая передислокация из Европы в Азию курлычет мимо, заставляя немало душ каждую ночь чуть крепче хвататься за здешние безмятежности, в этой близи к канализационному люку Марселя, на этой предпоследней остановке бумажного циклона, что уносит их из Германии, вниз по долинам вдоль течения рек, начиная захватывать некоторых аж из Антверпена и других северных портов теперь, когда круговерть набирает силу и устанавливаются торные пути…. Просто как острие к этому лезвию, тут на <text:span text:style-name="Emphasis">Rue</text:span> Россини, Слотропа посещает самое лучшее из ощущений, что могут принести сумерки в чужеземном городе: как раз <text:span text:style-name="T459">когда</text:span> свет неба уравнивается со светом уличных фонарей, <text:s/>перед <text:span text:style-name="T459">самой </text:span>первой звездой, <text:span text:style-name="T459">некое</text:span> обещание беспричинных событий, неожиданностей, направление под прямым углом ко всем направлениям, которые его жизнь способна была избирать до сих пор. </text:p>
      <text:p text:style-name="P185">Слишком нетерпеливый, чтобы дождаться первой звезды, Слотроп заходит в отель. Ковры нечищены, всё пропахло алкоголем и жавелём. Матросы и девушки прогуливаются туда-сюда, вместе и по отдельности, пока Слотроп параноится от двери к двери, высматривая кого-то, у кого есть что ему сказать. Радиоприёмники играют <text:span text:style-name="T462">вовсю </text:span>в комнатах с увесистой мебелью. Лестничная клетка оказывается не очень вертикальной, а <text:span text:style-name="T464"><text:s/></text:span><text:span text:style-name="T1">скошенной</text:span> под некоторым углом, а спадающий по стенам свет всего из двух цветов: землистого и блекло-лиственного. На самом верхнем этаже Слотроп замечает, наконец, старую материнскую <text:span text:style-name="Emphasis">femme de chambre</text:span>, что заходит в какую-то из комнат со сменой постельного белья, очень белого в глубине сумерек. </text:p>
      <text:p text:style-name="Text_20_body">– Зачем ты сбежал,– грустный шёпот звучит словно в телефонной трубке откуда-то очень издалека.– Они хотели тебе помочь. Ничего плохого не сделали б….– Её волосы завиты кверху, в стиле Джорджа Вашингтона, со всех сторон. Она уставилась на Слотропа под углом в 45°, терпеливым взором игрока в шахматы на парковой скамье, очень большой, добродушно горбатый нос и сияющие глаза: <text:span text:style-name="T463">вся из себя</text:span> крахмальна, крепко сложена, носки её кожаных туфель слегка загибаются кверху, полосатые красно-белые носки на громадных ступнях придают ей вид вспомогающего существа из какого-то иного мира, типа, эльфа, что не только начисти<text:span text:style-name="T463">т</text:span> обувь пока ты спишь, но ещё и подм<text:span text:style-name="T463">етёт</text:span> маненько, постави<text:span text:style-name="T463">т</text:span> горшок на огонь перед тем, как проснёшься и, может быть, живой цветок на подоконник— </text:p>
      <text:p text:style-name="Text_20_body">– Ещё не поздно. </text:p>
      <text:p text:style-name="P122">– Вы не понимаете. Они убили моего друга.– Но увидеть это напечатанным в <text:span text:style-name="T464"><text:s/></text:span><text:span text:style-name="Emphasis">Times</text:span>, так публично… как может что-то подобное быть реальным, настолько реальным, чтоб убедить его, что Тантиви не перешагнёт порог однажды,<text:span text:style-name="Emphasis"> </text:span><text:span text:style-name="Emphasis"><text:span text:style-name="T464"><text:s/></text:span></text:span><text:span text:style-name="Emphasis">как вы парни</text:span> и застенчивая улыбка… эй, Тантиви, ты где пропадал? </text:p>
      <text:p text:style-name="P122">– Где <text:span text:style-name="T464"><text:s/></text:span><text:span text:style-name="T1">я пропадал</text:span>, Слотроп? Ну, ты умеешь пошутить.– Его улыбка снова озаряет время и вольный мир…. </text:p>
      <text:p text:style-name="Text_20_body">Он достаёт карточку Ваксвинга. Старуха расплывается в невиданной улыбке, два зуба оставшиеся у неё в голове лучатся под свежевключенными на ночь лампочками. Большим <text:soft-page-break/>пальцем она отсылает его выше и шлёт ему то ли V-знак-победы, то ли захолустное заклятье против сглаза, чтоб не скисало молоко. Что бы то ни было, хихикает она саркастически. </text:p>
      <text:p text:style-name="P122">Выше только крыша и, типа, пентхаус, по центру. Три молод<text:span text:style-name="T463">чика</text:span> с бачками Апашей и молодая женщина вооружённая плетёной кожаной дубинкой сидят перед входом и курят тонкие сигареты двусмысленного аромата. «Ты заблудился, <text:span text:style-name="T464"><text:s/></text:span><text:span text:style-name="Emphasis">mon ami</text:span>». </text:p>
      <text:p text:style-name="Text_20_body">– Ну, ладно,– снова машет карточкой Ваксвинга. </text:p>
      <text:p text:style-name="P122">– Ах, <text:span text:style-name="T464"><text:s/></text:span><text:span text:style-name="Emphasis">bien</text:span>. . . .– они сдвигаются в сторону и он заходит в разнобой канареечно-жёлтых шляп от Борсалини, обуви на пробковых подошвах из книжек комиксов, с громадными круглыми носками, до фига тех седельных прошивок контрастных цветов (таких как оранжевый на синем, и вечный фаворит, зелёный на лиловом), будничные стоны усмир<text:span text:style-name="T463">яем</text:span>ого дискомфорта, обычно слышные в публичных туалетах, телефонные переговоры внутри тучи сигарного дыма. Ваксвинга нет, но один из коллег приостанавливает какую-то громкую сделку при виде его визитки. </text:p>
      <text:p text:style-name="Text_20_body">– Что нужно? </text:p>
      <text:p text:style-name="Text_20_body">– <text:span text:style-name="Emphasis">Carte d’identité</text:span>, проезд в Цюрих, Швейцария. </text:p>
      <text:p text:style-name="Text_20_body">– Завтра. </text:p>
      <text:p text:style-name="Text_20_body">– Место ночёвки. </text:p>
      <text:p text:style-name="Text_20_body">Человек протягивает ключ от одной из комнат внизу. «Деньги есть?» </text:p>
      <text:p text:style-name="Text_20_body">– Немного. Только не знаю, когда смогу— </text:p>
      <text:p text:style-name="Text_20_body">Отсчитывает, прищуривается, <text:span text:style-name="T463">пере</text:span>пролистывает. «Вот». </text:p>
      <text:p text:style-name="Text_20_body">– Э… </text:p>
      <text:p text:style-name="Text_20_body">– Всё нормально, это не в долг. Из прошлого заработка. Теперь, отель не покидать, не напиваться, держись подальше от девушек, что тут работают. </text:p>
      <text:p text:style-name="Text_20_body">– О… </text:p>
      <text:p text:style-name="Text_20_body">– Увидимся завтра.– Вернулся к делам. </text:p>
      <text:p text:style-name="Text_20_body">Ночь Слотропа проходит с неудобствами. Никак не удаётся заснуть дольше, чем минут на десять. Боевые группы клопов <text:span text:style-name="T463">совершают</text:span> вылазки на его тело не без учёта уровня его сонливости. Алкаши стучат в дверь, алкаши и пропавшие без вести. </text:p>
      <text:p text:style-name="Text_20_body">– Тайр, впусти меня, это Дампстер, Дампстер Вилард. </text:p>
      <text:p text:style-name="Text_20_body">–Что за— </text:p>
      <text:p text:style-name="Text_20_body">– Сегодня совсем плохая ночь, извини. Мне не стоило так врываться, от меня больше неприятностей, чем я того стою… слушай… я замёрз… я долго добирался…. </text:p>
      <text:p text:style-name="Text_20_body">Резкий стук. «Дампстер—» </text:p>
      <text:p text:style-name="Text_20_body"><text:soft-page-break/>– Нет, нет. Это Мюрей Смайл, я был с тобой в учебке, 84 рота, помнишь? У наших серийных номеров разница всего в две цифры. </text:p>
      <text:p text:style-name="Text_20_body">– Мне надо было впустить… впустить Дампстера… куда он делся? Или я заснул? </text:p>
      <text:p text:style-name="Text_20_body">– Не говори им, что я тут был. Пришёл сказать, что тебе не обязательно возвращаться. </text:p>
      <text:p text:style-name="Text_20_body">– Правда? Они сказали, что ничего? </text:p>
      <text:p text:style-name="Text_20_body">– Да, ничего. </text:p>
      <text:p text:style-name="P121">– Хорошо, но они <text:span text:style-name="T464"><text:s/></text:span><text:span text:style-name="T1">так сказали</text:span>?– Тишина.– Мюрей?– Тишина. </text:p>
      <text:p text:style-name="Text_20_body">Ветер звучно продувает железо пожарной лестницы, а внизу по улице кувыркается упаковочный ящик для овощей, деревянный, пустой, тёмный. Должно быть четыре утра. –«Пора <text:span text:style-name="T463">возвращаться</text:span>, блядь, я опаздываю….» </text:p>
      <text:p text:style-name="Text_20_body">– Нет.– Только шёпот…. Но с ним остался только её «нет». </text:p>
      <text:p text:style-name="Text_20_body">– Эт кто? Дженни? Это ты, Дженни? </text:p>
      <text:p text:style-name="Text_20_body">– Да, это я. О, милый, как хорошо, что я тебя нашла. </text:p>
      <text:p text:style-name="Text_20_body">– Но я должен...– Они бы ей позволили жить с ним в Казино… </text:p>
      <text:p text:style-name="P120">– Нет, я не могу.– <text:span text:style-name="T464"><text:s/></text:span><text:span text:style-name="T1">Но что у неё <text:s/>с голосом</text:span>? </text:p>
      <text:p text:style-name="Text_20_body">– Дженни, я слышал твой парень убит, кто-то мне говорил, через день после Нового года… ракета… мне надо было придти, увидеть как ты… только я не пошёл… а потом Они забрали меня в то Казино…. </text:p>
      <text:p text:style-name="Text_20_body">– Это ничего. </text:p>
      <text:p text:style-name="Text_20_body">А где-то, тёмными рыбинами затаившимися вне углов отражения в течении этой ночи, Катье и Тантиви, два гостя, которых он хочет увидеть больше всего. Он пытается <text:span text:style-name="T463">подправить</text:span> голоса, что подходят к двери, смодулировать как на губной гармонике, однако, не получается. То, что он хочет, запрятано слишком глубоко…. </text:p>
      <text:p text:style-name="Text_20_body">Перед самым рассветом стук становится совсем громким, упорным как сталь. Слотропу хватило ума не откликнуться на этот раз. </text:p>
      <text:p text:style-name="Text_20_body">– Открывай давай! </text:p>
      <text:p text:style-name="Text_20_body">– Военная полиция, открывай. </text:p>
      <text:p text:style-name="Text_20_body">Американские голоса, голоса кантри, высокие и безжалостные. Он лежит замерзая, думая выдадут ли его пружины кровати. Потому что впервые он слышит Америку, как она должна звучать для не-Американца. Позднее он припомнит, что более всего его изумила фанатичность, уверенность не просто в силе, а в <text:span text:style-name="T464"><text:s/></text:span><text:span text:style-name="T27">правоте</text:span> того, что они сделают… когда-то давным-давно ему говорили, что именно так будут вести себя Нацисты, а тем более Япошки—а мы всегда играли по-честному—но эти двое за дверью настолько же деморализуют, как ближний план Джона <text:soft-page-break/>Уэйна (в ракурсе, что подчёркивает насколько у него раскосые глаза, смешно: как ты до сих пор не замечал), орущего БАНЗАЙ! </text:p>
      <text:p text:style-name="Text_20_body">– Погоди, Рой, вон он— </text:p>
      <text:p text:style-name="Text_20_body">– Хопер! Иди сюда, падла— </text:p>
      <text:p text:style-name="Text_20_body">– Вы больше не запхнёте меня в смирительную рубаааашку!– Голос Хопера гаснет за углом, военная полиция бросаются в погоню. </text:p>
      <text:p text:style-name="Text_20_body">Слотропу доходит, вместе с рассветом за жёлто-коричневой занавеской в окне, что это его первый день За Пределами. Его первое утро на свободе. Он не обязан возвращаться. Свободный? Что такое свободный? Он наконец-то засыпает. Ближе к полудню молодая женщина заходит в комнату, открыв дверь своим ключом, и оставляет документы. Теперь он английский военный корреспондент Йан Скафлинг. </text:p>
      <text:p text:style-name="Text_20_body">– Вот адрес одного из наших людей в Цюрихе. Ваксвинг желает вам удачи и спрашивает что вас так задержало. </text:p>
      <text:p text:style-name="Text_20_body">– То есть он ждёт ответа? </text:p>
      <text:p text:style-name="Text_20_body">– Он сказал, чтоб вы об этом подумали. </text:p>
      <text:p text:style-name="Text_20_body">– А скажи-и-и-те,– его только что осенило,– а почему вы мне помогаете? Так вот бесплатно и вообще? </text:p>
      <text:p text:style-name="Text_20_body">– А кто его знает? Нам приходится играть по схемам. Должно быть есть какая-то схема, в которой вы находитесь, на данный момент. </text:p>
      <text:p text:style-name="Text_20_body">– Э… </text:p>
      <text:p text:style-name="Text_20_body">Но она уже ушла. Слотроп осматривает номер: при свете дня тот жалок и безлик. Даже тараканам тут должно быть неуютно…. Выходит, он сорвался, так же скоро как Катье с её колесом, сорвался в неизбывную колею таких вот комнат, побыть в каждой не дольше пока наберётся достаточно сил или отчаяния, чтобы двигаться дальше, к следующей, но теперь уже без возврата, никогда. Нет времени даже на то, чтоб познакомиться с <text:span text:style-name="Emphasis">Rue</text:span> Россини, чьи лица шумят за окнами, где тут можно вкусно поесть, как называется песня, которую каждый насвистывает в это преждевременное лето…. </text:p>
      <text:p text:style-name="Text_20_body"/>
      <text:p text:style-name="Text_20_body">Неделю спустя он в Цюрихе, после долгой поездки поездом. Покуда создания из металла в их отъединённости, день за днём плотного стойкого тумана, <text:span text:style-name="T464">из</text:span>водят часы <text:span text:style-name="T464">на </text:span>игр<text:span text:style-name="T464">у</text:span> в молекулы, имитиру<text:span text:style-name="T464">ют</text:span> производственный синтез, рассыпаясь, складываясь вновь, сцепленные и пересцепленные, он то <text:span text:style-name="T464">погружается</text:span>, то всплывает из дремотной галлюцинации из Альп, туманов, пропастей, туннелей, скрежещущих подъёмов по невообразимым уклонам, коровьих колокольчиков в темноте, поутру зелёные насыпи, запахи мокрых пастбищ, за окнами всегда небритая бригада рабочих направля<text:span text:style-name="T464">ется</text:span> подштопать где-то отрезок колеи, долгие ожидания на сортировочных станциях, где рельсы <text:span text:style-name="T464">расходятся</text:span> подобно слоям в располовиненной луковице, серые пустынные места, ночи сигнальных гудков, сцепок, лязгов, боковых веток, взоры коров с <text:soft-page-break/>вечерних склонов, армейские колонны в ожидании на переездах, покуда поезд пропыхтит мимо, нигде никакого отчётливого ощущения что это за страна конкретно, ни даже <text:span text:style-name="T464">какая из </text:span>воюющих сторон, только сама Война, неизменный исковерканный пейзаж, в котором «нейтральная Швейцария» довольно <text:span text:style-name="T464">приблизительный</text:span> термин, употребляемый с такой же долей сарказма, как «освобождённая Франция», «тоталитаристская Германия», «фашистская Испания» и тому подобные…. </text:p>
      <text:p text:style-name="Text_20_body">Война перекроила пространство и время по своему подобию. Пути расходятся теперь в иных сетях железных дорог. То, что выглядит разрушением, на самом деле преобразование железнодорожных пространств для иных целей, для назначений, чьи контуры он, проезжая тут впервые, может только лишь предугадывать…. </text:p>
      <text:p text:style-name="P186">Он останавливается в Отеле Нимбус, в районе цюрихских кабаре. Комната на чердаке, взбираться по приставной лестнице. За окном есть ещё одна лестница, так что он решил всё будет как надо. С наступлением ночи он отправляется искать местного представителя Ваксвинга, находит его дальше по Лимматквей, под мостом, в комнатах, где полно наручных и стенных швейцарских часов, вперемешку с альтиметрами. Это русский, фамилия Семявин. Снаружи корабли <text:span text:style-name="T465">перекликаются</text:span> гудк<text:span text:style-name="T465">ам</text:span>и на реке и озере. Этажом выше, кто-то упражняется на пианино: спотыкается, сладкие <text:span text:style-name="T1">lieder</text:span>. Сенявин вливает водку из горечавки в стаканы только что заваренного им чая. –«Прежде всего, ты должен <text:span text:style-name="T465">усвоить</text:span> как именно всё тут специализировано. Если нужны часы, отправляйся в одно кафе. За женщинами, в другое. Меха распределяются на Соболей, Горностаев, Норку и Прочих. То же самое с наркотиками: Стимулянты, Депресанты, Психомиметики…. А тебе что надо?» </text:p>
      <text:p text:style-name="Text_20_body">– Ну, информацию?– Опа, это питьё на вкус, типа, Мокси… </text:p>
      <text:p text:style-name="P123">– О. В совсем другое.– дарит Слотропу кислый взгляд.– Жизнь была проще до первой войны. Не на твоей памяти. Наркотики, секс, драгоценности. Валюта в те дни была просто мелким приработком, а термина «промышленный шпионаж» вообще не существовало. Но я видел как всё меняется—о, и <text:span text:style-name="T465">до чего</text:span> же всё переменилось. Германская инфляция, мне с бы <text:span text:style-name="T465">с</text:span>ледовало делать выводы, нули нанизанные друг за другом отсюда и аж до Берлина. Мне при<text:span text:style-name="T465">ходи</text:span>лось уговаривать самого себя: «Семявин, это просто временное помутнение реальности. Небольшое отклонение, беспокоиться не о чем. Крепись, будь тем же—сила характера, крепкое умственное здоровье. Смел<text:span text:style-name="T465">ее</text:span>, Семявин! Скоро всё опять придёт в норму.» Но знаешь что? </text:p>
      <text:p text:style-name="Text_20_body">– Попробую угадать. </text:p>
      <text:p text:style-name="Text_20_body">Трагический вздох. –«Информация. Чем плохи наркотики и женщины? Что ж удивляться, что мир сошёл с ума, если основным средством обмена стала информация?» </text:p>
      <text:p text:style-name="Text_20_body">– Я думал сигареты стали. </text:p>
      <text:p text:style-name="Text_20_body">– Размечтался.– Он приносит список кафе и мест <text:span text:style-name="T465">тусовок</text:span> в Цюрихе. Под рубрикой Шпионаж, Промышленный, Слотроп находит три. Ультра, Лихтшпиль и Штрёгли. Они на разных берегах Лиммат и далеко<text:span text:style-name="T465">вато</text:span> друг от друга. </text:p>
      <text:p text:style-name="Text_20_body">– Ногам работа,– складывая список в карман зут-съюта. </text:p>
      <text:p text:style-name="Text_20_body"><text:soft-page-break/>– Оно полегчает. Придёт день и всё это будут делать машины. Машины информации. Ты выбрызг из волны будущего. </text:p>
      <text:p text:style-name="P124">Начался период обходов трёх кафе, просиживания по два часа над кофе в каждом из них, еды раз в день, цюрихская колбаса и <text:span text:style-name="T1">rösti</text:span> в Народных Кухнях… наблюдение нескончаемых толп бизнесменов в синих костюмах, дочерна загорелых лыжников, всё своё время отдающих скоростному спуску по ледникам и снегу, которые и слыхом не слыхали ни про политику, ни про смены курса, они читают лишь термометры и флюгера, находят свои ужасы в лавинах и рухнувших колоннах глетчерного льда, свои триумфы в напластованиях хорошей снежной пудры… оборванные иностранцы в промасленных кожаных куртках и подранной по<text:span text:style-name="T466">лев</text:span>ой форме, выходцы из Южной Америки, закутанные в меховые пальто и дрожащие на ярком солнце, пожилые ипохондрики, <text:span text:style-name="T466">которых</text:span> <text:span text:style-name="T466">грянувшая</text:span> Войн<text:span text:style-name="T466">а</text:span> застука<text:span text:style-name="T466">ла</text:span> на каком-нибудь курорте, где они и торчат с тех пор, неулыбчивые женщины в длинных чёрных платьях, мужчины в засалившихся пальто, которые… и сумасшедшие, спустившиеся из своих психбольниц на дни уик-энда—о, психические отклонения Швейцарии: Слотроп значится среди них, <text:span text:style-name="T466">уж это </text:span>будь уверен, среди всех мрачных лиц и улиц <text:span text:style-name="T466">тёмных оттенков</text:span>, только он в белом, туфли, зут и шляпа, белые как кладбищенские горы тут…. К тому же, он Новый Лох в Городе. Ему трудно отличать первую волну корпоративных шпионов от тех, кто просто </text:p>
      <text:p text:style-name="P17"><text:span text:style-name="T104">Психи на Побывке!</text:span> </text:p>
      <text:p text:style-name="P215">(Линия хористов поделена не на традиционных Парней и Девушек, но на Санитаров и Чокнутых, без учёта половой принадлежности, хотя все четыре возможных варианта представлены на сцене. На многих чёрные очки в белых оправах, не как дань моде, а для намёка на снежную слепоту, антисептическую белизну Клиники, возможно даже <text:span text:style-name="T466">на </text:span>затемнение рассудка. Однако, с виду все счастливы, по-свойски <text:span text:style-name="T466">приятельски</text:span>… ни малейшего признака подавления, даже одежда не отличается, так что поначалу как-то трудно разобраться кто Чокнутые, а кто Санитары, когда они врываются из коридоров приплясывая под свой напев): </text:p>
      <text:p text:style-name="P215"/>
      <text:p text:style-name="P254">А вот и мы, привет-привет—готовы вы к такому или нет,</text:p>
      <text:p text:style-name="P254">Хоть маски одевайте, хоть козни <text:span text:style-name="T466">затев</text:span>айте, </text:p>
      <text:p text:style-name="P254">Нам все лишь смех—из саночек мы сковырнулись в снег,</text:p>
      <text:p text:style-name="P254">Как детвора, когда пришла весёлая пора </text:p>
      <text:p text:style-name="P254">Каникулов. </text:p>
      <text:p text:style-name="P254"/>
      <text:p text:style-name="P254">О, да, мы Психи на Побывке </text:p>
      <text:p text:style-name="P254">Забот ни шиша— </text:p>
      <text:p text:style-name="P254">Мозги наши в промывке, </text:p>
      <text:p text:style-name="P254"><text:soft-page-break/>На Ярмарке душа, </text:p>
      <text:p text:style-name="P254">Придурки в отпуску, похерили тоску, </text:p>
      <text:p text:style-name="P254">Под лёгкий модный стук </text:p>
      <text:p text:style-name="P254">Нашей чечётки! </text:p>
      <text:p text:style-name="P254"/>
      <text:p text:style-name="P254">По кругу шляпу мы пускаем—для вашей хмурости и слёз, </text:p>
      <text:p text:style-name="P254"><text:span text:style-name="T467">А с ними</text:span> страхов, что одолевают вас <text:span text:style-name="T467">из</text:span>давн<text:span text:style-name="T467">а</text:span> и так всерьёз— </text:p>
      <text:p text:style-name="P254">Поверьте опытному психу, жизнь стоит, чтобы жить её, </text:p>
      <text:p text:style-name="P254">Так обними и расцелуй своё сегодня и моё! </text:p>
      <text:p text:style-name="P254">Ла-да-да, яа-та, йа-та, та-та… (Они продолжают распевать без слов, фоном для того, что следует дальше): </text:p>
      <text:p text:style-name="P278">Первый Чокнутый (или, возможно, Санитар): Имеется бесподобное предложение, как раз тебе. Американец? Я так и думал, всегда опознаю наших по лицу, опять же этот твой костюм, влезь на ледник повыше и фиг тебя <text:span text:style-name="T467">хоть </text:span>кто разглядит! Ну, в общем, короче, мне ясно прекрасно как тебя колбасит от этих уличных торгашей, что тут т<text:span text:style-name="T467">у</text:span>суются, это же старая три-листика на тротуаре [грузовики пересекают сцену какое-то время, туда-сюда, помахивает пальцем в воздухе, напевая: «Три-листика на трот, уаре», раз за разом, с одной и той же монотонной зацикленностью, не переставая до тех пор, сколько его могут выдержать], да ты-то враз смекнёшь, что оно не так, каждый обещает тебе что-то затак, точно? да, и как ни странно, основное возражение на это исходит от учёных с инженерами, которые всегда катили против идеи [понижая голос] вечного движения, но нам привычней называть это Контролем Энтропии—вот в чём наш козырь—ну, а они, конечно, правы. Во всяком случае, были. До сих пор…. </text:p>
      <text:p text:style-name="P277"/>
      <text:p text:style-name="P277">Второй Чокнутый или Санитар: Короче, ты уже наслушался про карбюратор галлон-бензина-на-двести миль, и лезвие бритвы, что ни в жизнь не затупится, про вечную ботиночную подошву, таблетку от чесотки полезную <text:span text:style-name="T467">при</text:span> гланд<text:span text:style-name="T467">ах</text:span>, мотор, что заправляется песком, про орнитоптеров и робобостеров—ты не ослышался, с маленькой бородкой из стальной ваты—круто, то, что надо, но есть кое что как раз тебе по уму! Готов? Это Люк-Молния, Дверь, что Распахивает Тебя! </text:p>
      <text:p text:style-name="P277">Слотроп: Пойду вздремну, пожалуй… </text:p>
      <text:p text:style-name="P277">Третий Ч. Или С.: Трансмогрифируй обыкновенный воздух в бриллианты через Катаклизменную Редукцию Углекислого Газ-а-а-а-а-а-а…. </text:p>
      <text:p text:style-name="Text_20_body">Будь он чувствительнее к подобным вещам, всё это воспринималось бы просто как оскорбление, эта первая волна. Она прокатывает, жестикулирует, обвиняюще, умоляюще. Слотропу удаётся сохранять спокойствие. Минует пауза—затем появляются настоящие, медленно поначалу, но <text:soft-page-break/>собираются, собираются. Синтетическая резина или бензин, электронные калькуляторы, анилиновые краски, акриловые, духи (краденые эсенции в фиалах для пробы), сексуальные привычки сотни членов совета директоров, на выбор, дислокация заводов, кодовые книги, связи и выплаты, только попроси, они достанут. </text:p>
      <text:p text:style-name="Text_20_body">Наконец, однажды в Штрёгли, Слотроп заправляется жареной капустой и краюхой хлеба, которую всё утро таскал с собой в бумажном пакете, вдруг из ниоткуда появляется некий Марио Швайтар в зелёно-лягушачьем жилете, просто вынырнул из отголосков эха часов с кукушкой, прям тебе Тук Тук и Тут, бесконечные тёмные коридоры за его спиной, с оборотом удачи для Слотропа. «Псст, Джо»,– начинает он,– «эй, мистер». </text:p>
      <text:p text:style-name="Text_20_body">– Не ко мне,– отвечает Слотроп с набитым ртом. </text:p>
      <text:p text:style-name="Text_20_body">– Интересуетесь насчёт L.S.D.? </text:p>
      <text:p text:style-name="Text_20_body">– Это сокращение от фунтов, шиллингов, пенсов. Ты попал не в то кафе, Дружище. </text:p>
      <text:p text:style-name="Text_20_body">– Мне кажется, я попал не в ту страну,– Швайтар немного траурен.– Я из Сандоза. </text:p>
      <text:p text:style-name="Text_20_body">– Ага, Сандоз!– Вскрикивает Слотроп и выдвигает стул для мужика. </text:p>
      <text:p text:style-name="Text_20_body">Оказывается Швайтар и впрямь очень крепко связан с Psychochemie AG, он один из тех вольноплавающих улаживателей проблем вокруг Картеля, нанимается ими для подённой работы и занимается шпионажем на стороне. </text:p>
      <text:p text:style-name="Text_20_body">– Ну,– грит Слотроп,– я б не прочь насчёт что у них есть по Л. Джамфу, а и про Imipolex G. </text:p>
      <text:p text:style-name="Text_20_body">– Веее… </text:p>
      <text:p text:style-name="Text_20_body">– Извините? </text:p>
      <text:p text:style-name="Text_20_body">– Та мура? Забудь. Это даже не по нашей части. <text:span text:style-name="T467">Случалось заниматься</text:span> разраб<text:span text:style-name="T467">откой</text:span> полимер<text:span text:style-name="T467">а</text:span>, когда вокруг одни <text:span text:style-name="T467">лишь</text:span> праздношатающиеся? <text:span text:style-name="T467">При</text:span> наш<text:span text:style-name="T467">е</text:span>м гигантск<text:span text:style-name="T467">о</text:span>м родителе <text:span text:style-name="T467">с</text:span> север<text:span text:style-name="T467">а</text:span>, что каждый день шлёт ультиматумы? Imipolex G это обуза для компании, Янки. В ней даже имеются вице-президенты, чья единственная обязанность прослеживать неукоснительное соблюдение ритуала ежевоскресного посещения могилы Джамфа, чтоб плюнуть на неё. У тебя мало опыта тусовки с толпой бездельников. Они очень элитарны. Воспринимают себя как завершение долгой Европейской диалектики, поколений недорода, эрготизма, оргий в складчину, из кантонов где-то там наверху, затерянных в горных складках, где не знали и дня без галлюцинаций за последние 500 лет, ведьмы на мётлах—блюстители традиции, аристократы— </text:p>
      <text:p text:style-name="Text_20_body">– Постой-постой…. Джамф умер? Ты сказал «могила Джамфа»?– Должно быть зацепило, не считая того, что этот человек, в сущности, не жил, и как он теперь, спрашивается— </text:p>
      <text:p text:style-name="Text_20_body">– Высоко в горах, неподалёку от Йетлиберга. </text:p>
      <text:p text:style-name="Text_20_body">– Ты когда-нибудь— </text:p>
      <text:p text:style-name="Text_20_body">– Что? </text:p>
      <text:p text:style-name="Text_20_body">– Когда-нибудь встречал его? </text:p>
      <text:p text:style-name="Text_20_body"><text:soft-page-break/>– <text:span text:style-name="T468">Случилось</text:span> до меня. Но мне известно, что на него большое досье в засекреченных файлах Сандоза. Достать что тебе надо не просто будет. </text:p>
      <text:p text:style-name="Text_20_body">– Эх… </text:p>
      <text:p text:style-name="Text_20_body">– Пять сотен. </text:p>
      <text:p text:style-name="Text_20_body">– Пятьсот чего? </text:p>
      <text:p text:style-name="Text_20_body">Швейцарских франков. У Слотропа нет 500 чего-либо, за исключением проблем. Деньги из Ниццы почти на исходе. Он отправляется к Сенявину, через мост Гемюзе-Брюке, принимая решение отныне и впредь ходить пешком, дожёвывая свою белую колбасу, гадая когда ему достанется другая. </text:p>
      <text:p text:style-name="Text_20_body">– В первую очередь, тебе нужно,– советует Сенявин,– отправиться в ломбард и получить несколько франков за это вот,– указывая на костюм. О, нет, только не костюм. Сенявин отправляется порыться в задней комнате, возвращается с узлом одежды разнорабочего.– Пора задуматься о своей приметности. Приходи завтра, посмотрю что ещё найдётся. </text:p>
      <text:p text:style-name="Text_20_body">Белый зут в свёртке подмышкой, менее приметный Йан Скафлинг возвращается на улицу, в средневековый день Нидердорфа, каменные стены доходят как хлеб в печи под меркнущим солнцем, ё-моё, ему теперь доходит: нарвётся тут на ещё одни манёвры Тамара/Итало и окажется в таком глубоком, что в жизнь не выкарабкаться…. </text:p>
      <text:p text:style-name="P187"><text:span text:style-name="T473">С</text:span>ворачивая в свою улицу, в колодцах тени, он замечает чёрный роллс-ройс, мотор не заглушен, затемнённые стекла, а день настолько сумрачный, что ему не видно кто внутри. Красивая машина. Давно такую не видел, должно быть просто из любопытства, если бы не </text:p>
      <text:p text:style-name="P215">Пословицы для Параноиков, 4: <text:span text:style-name="T469">Начнёшь с</text:span>крыва<text:span text:style-name="T469">т</text:span>ься, начинают искать. </text:p>
      <text:p text:style-name="Text_20_body">Заннгггг! диддиланг, диддила-та-та-та, йа-та-та-та это тут Увертюра к Вильгельму Теллю, <text:span text:style-name="T469">назад</text:span> в тени, хоть бы только никто не глянул через те односторонние стёкла, скорей, скорей, виляя за углы, проносясь вдоль аллей, погони не слышно, но ведь это самый тихий мотор на дорогах, за исключением танка Королевский Тигр. </text:p>
      <text:p text:style-name="Text_20_body">Забудь этот отель Нимбус, <text:span text:style-name="T469">прикидывает</text:span> он. Ноги уже нач<text:span text:style-name="T469">али</text:span> ныть. Он выходит на Луизенштрассе и к магазинчику как раз перед закрытием, где ему удаётся отовариться немного, на пару дней, болонской колб<text:span text:style-name="T469">а</text:span>сой, за зут-съют. Прощай зут. </text:p>
      <text:p text:style-name="Text_20_body">Этот город и вправду закрывается рано. Но где же будет Слотроп спать в эту ночь. У него минутный рецидив оптимизма: заскакивает в какой-то ресторан и звонит в регистратуру отеля Нимбус: «Ах, да»,– на Англо-Английском,– «не могли бы вы мне сказать, тот Британский парень, что ожидал в фойе, он ещё <text:span text:style-name="T1">там</text:span>?...» </text:p>
      <text:p text:style-name="Text_20_body">Через минуту отвечает приятный недоумевающий голос с а-ты-кто? О, такой ангельский. Слотроп в панике вешает трубку, смотрит на обедающих, которые смотрят на него—напартачил, напартачил, теперь Они знают, что он подбирается к Ним. Остаётся обычный шанс, что у него разгулялась паранойя, но слишком уж участились совпадения. Кроме того, ему уже знакомо звучание Их расчётливой невинности, это часть Их стиля…. </text:p>
      <text:p text:style-name="P125"><text:soft-page-break/>Снова по городу: прецизионные банки, церкви, готические входы маршируют мимо… от отеля нужно держаться подальше, и от трёх кафе, <text:span text:style-name="T469">точно</text:span>, <text:span text:style-name="T469">точно</text:span>… В начинающемся вечере постоянные жители Цюриха гуляют в синем. Синий, как городские сумерки, густеющий синий…. Шпионы и дилеры разошлись по домам. К Семявину нельзя, круг Ваксвинга оказал поддержку, не стоит их подставлять. Какой вес имеют Пришлые в этом городе? Может ли Слотроп рискнуть в другом отеле? Наверное, нет. Холодает. Ветер дует с озера. </text:p>
      <text:p text:style-name="P126">Он замечает, что <text:span text:style-name="T470">уже</text:span> дотопал аж до Одеона, одного из кафе широкого мира, специализированность которого не значится ни в каких списках—фактически, никогда не была установлена. Ленин, Троцкий, Джеймс Джойс, д-р Эйнштейн, все они посиживали за этими столиками. Что-то же всех их объединяло: чего-то ради они тут отмечались… возможно, это как-то связано с людьми <text:span text:style-name="T470">вообще</text:span>, со смертностью пешеходов, с безостановочным пересечением потребностей или отчаяния <text:span text:style-name="T470">на</text:span> одном роковом отрезке улицы… диалектики, матрицы, архетипы, всем нужно подключаться, время от времени, снова к части пролетарской крови, к запахам тел и бессмысленным воплям через стол, к обману и последним надеждам, иначе всё оборачивается ветхим Дракулизмом, известным проклятием Запада…. </text:p>
      <text:p text:style-name="Text_20_body">Слотроп убедился, что <text:span text:style-name="T470">наличной </text:span>мелочи хват<text:span text:style-name="T470">и</text:span>т на один кофе. Он заходит и садиться, выбрав место лицом ко входу. Через пятнадцать минут он получает шпионский сигнал от смуглого кудрявого пришельца в зелёном костюме за пару стоиков от него. Ещё один боец с передовой. На его столике старая газета, <text:span text:style-name="T471">да </text:span>ещё и на испанском. Она раскрыта на определённой политической карикатуре с шеренгой мужчин среднего возраста в платьях и париках, внутри полицейского участка, где коп держит буханку белого… нет, это младенчик, а бирка на его пелёнке грит <text:span text:style-name="Emphasis">LA REVOLUCIÓN</text:span> . . . о, а каждый из них твердит, что новорожденная революция его произведение, и эт<text:span text:style-name="T471">а</text:span> вот карикатура тут, типа как, для <text:span text:style-name="T471">о</text:span>познания, этот парняга в зелёном костюме, который оказался аргентинцем по имени Франческо Сквалидози, следит за реакцией… ключевые слова в самом конце строки, где великий поэт Аргентины, Леопольд Лугонес, говорит: «Теперь я расскажу тебе стихами, как я зачал её свободной от грязи Первородного Греха...» Это революция Урибуру 1930. Газете уже пятнадцать лет. Трудно сказать, что именно Сквалидози ожидает от Слотропа, но натыкается на полное невежество. Оно, похоже, прокатило за приемлемое и вот уже Аргентинец делится секретом, что он с дюж<text:span text:style-name="T471">и</text:span>ной коллег, <text:span text:style-name="T471">в том числе</text:span> международн<text:span text:style-name="T471">ая звезда</text:span> эксцентрик<text:span text:style-name="T471">и</text:span> Грасиела Имаго Порталес, угнали Германскую подлодку устаре<text:span text:style-name="T471">вше</text:span>го образца <text:span text:style-name="T471">из </text:span>Мар де Плата, пару недель назад, и вот приплыли обратно через Атлантику, просить политического убежища в Германии, как только война там…. </text:p>
      <text:p text:style-name="Text_20_body">– Ты говоришь в <text:span text:style-name="T1">Германии</text:span>? Вы что, с катушек <text:span text:style-name="T471">по</text:span>слет<text:span text:style-name="T471">а</text:span>ли? Там полный бардак, Джексон! </text:p>
      <text:p text:style-name="Text_20_body">– И близко не тянет на тот бардак, что мы оставили дома,– отвечает печальный Аргентинец. Длинные морщины пролегли по сторонам его рта, морщины, которым обучила жизнь рядом с тысячами лошадей, где повидал слишком много обречённых жеребят и закатов к югу от Ривадавиа, где начинается истинный Юг….– Всё обернулось бардаком, когда к власти пришли полковники. Теперь их смен<text:span text:style-name="T471">ил</text:span> Перóн… нашей последней надеждой стала<text:span text:style-name="Emphasis"> Acción Argentina</text:span>,– (<text:span text:style-name="T1">о чём он болтает, Исусе, до чего же жрать охота</text:span>),– но подавили через месяц со дня восстания… теперь все в ожидании. Выходят на демонстрации просто по привычке. Надежды уже не осталось. Мы решили убраться прежде, чем Перóн получит ещё один портфель. Скорее <text:soft-page-break/>всего министерство обороны. Он уже прибрал к рукам <text:span text:style-name="Emphasis">descamisados</text:span>, это отдаст ему и Армию, понятное дело… просто вопрос времени… мы могли бы двинуть в Уругвай, переждать его, такая традиция. Но он наверное надолго. Монтевидео переполнено эмигрантами, рухнувшими надеждами…. </text:p>
      <text:p text:style-name="Text_20_body">– Да, но Германия—туда лучше не попадать вообще. </text:p>
      <text:p text:style-name="P127">– <text:span text:style-name="Emphasis">Pero ché, no sós argentino</text:span>. . . .– Долгий взгляд прочь вдоль шрамов швейцарских авеню, высматривая оставленный им Юг. Не тот Аргентинец, Слотроп, которого тот Боб Эберле видел в каждом-прекаждом баре по пути, подымающим тост за мандарины… <text:span text:style-name="T471">Сквалидози</text:span> хочет сказать: <text:span text:style-name="T1">Мы, </text:span><text:span text:style-name="T28">во всём</text:span><text:span text:style-name="T1"> <text:s/>стонуще</text:span><text:span text:style-name="T28">м</text:span><text:span text:style-name="T1">, исходящ</text:span><text:span text:style-name="T28">ем</text:span><text:span text:style-name="T1"> парами </text:span><text:span text:style-name="T28">к</text:span><text:span text:style-name="T1">олдовской возгонки, перегонно</text:span><text:span text:style-name="T28">м</text:span><text:span text:style-name="T1"> куб</text:span><text:span text:style-name="T28">е</text:span><text:span text:style-name="T1"> Европы, мы самые тощие, опасные, подходящие для мирского использования…. Мы пытались извести своих индейцев, как и вы: нам </text:span><text:span text:style-name="T28">возжелали</text:span><text:span text:style-name="T1"> замкнутой белой версии доставшейся нам реальности—но даже в самых задымлённых лабиринтах, в самом глубинном отупении полуденного балкона или двора с воротами, земля никак не позволяла нам забыть</text:span>…. Однако, вслух он спросил, –«Послушай— у тебя голодный вид. Ты ел вообще-то? Не окажешь ли мне честь?» </text:p>
      <text:p text:style-name="Text_20_body">В Кроненхале они нашли свободный стол наверху. Вечерний наплыв спадает. Сосиски и фондю: Слотроп загибается с голоду. </text:p>
      <text:p text:style-name="Text_20_body">– В дни гаучо, моя страна была нетронутым листом бумаги. Пампасы простирались насколько могло хватить воображения, неисчерпаемые, неограждённые. Куда гаучо мог прискакать, место принадлежало ему. Но Буэнос-Айрес добивался гегемонии над провинциями. Все неврозы <text:span text:style-name="T471">на почве</text:span> собственности набирали силу, и начали заражать вольные просторы. Выросли ограждения и гаучо стали не такими свободными. Это наша национальная трагедия. У нас мания строить лабиринты там, где прежде простирались открытая равнина и небо. Чтобы выписывать всё более усложнённые вавилоны на чистом листе. Нам нестерпима <text:span text:style-name="T472">подобная</text:span> открытость: она нас ужасает. Взгляни на Борхеса. Посмотри на окраины Буэнос-Айреса. Тиран Розас умер столетие тому, но культ его процветает. Под городскими улицами, катакомбы комнатушек и коридоров, заборы и сеть стальных путей, Аргентинское сердце, при вс<text:span text:style-name="T472">е</text:span>й его извращённости и <text:span text:style-name="T472">греховности</text:span>, жаждет возвращения к той неисчёрканной безмятежности… к анархическому единению пампасов и неба…. </text:p>
      <text:p text:style-name="Text_20_body">– Но ведь проволока,– Слотроп со ртом набитым фондю, глотает не жуя,– это ж <text:s/><text:span text:style-name="T1">прогресс</text:span>—невозможно хранить целину веками, нельзя стоять на пути прогресса— да, он и впрямь готов завестись не меньше, как на полчаса, цитируя воскресные дневные сеансы с вестернами, где всё посвящено Собственности, такое кино, перед этим иностранцем, что оплатил его еду. </text:p>
      <text:p text:style-name="Text_20_body"><text:span text:style-name="T472">Сквалидози</text:span> принимает это за тихое помешательство, не грубость, просто моргает пару раз: «В обычные времена»,– пытается он объяснить,– «центр всегда побеждает. Власть его растёт с течением времени, и это необратимо, неодолимо обычными средствами. Децентрализа<text:span text:style-name="T472">ц</text:span>ия, возврат к анархизму требует экстраординарных времён… эта Война—эта невероятная Война—на данный момент стёрла размножение мелких государств преобладавшее в Германии тысячу лет. Стёрла начисто. <text:span text:style-name="T29">Распахнула</text:span> её. </text:p>
      <text:p text:style-name="Text_20_body">– Эт точно. Надолго ли? </text:p>
      <text:p text:style-name="Text_20_body"><text:soft-page-break/>– Долго не протянет. Конечно, нет. Но на несколько месяцев… наверно, к осени наступит мир—<text:span text:style-name="Emphasis">discúlpeme</text:span>, к весне, я всё ещё не привык к вашему полушарию—к наступлению весны, наверно…. </text:p>
      <text:p text:style-name="Text_20_body">– Да, но—что вы собираетесь делать, захватить землю и попытаться её удержать? Вас сгонят, партнёр. </text:p>
      <text:p text:style-name="Text_20_body">– Нет. Захватывать землю значит разводить ещё больше заборов. Мы хотим оставить её открытой. Мы хотим, чтобы она росла, менялась. В открытости Германской Зоны, наша надежда безгранична.– Затем, словно получив по лбу, быстрый взгляд, не на дверь, а <text:span text:style-name="T1">вверх, к потолку</text:span>— Но и наша опасность не меньше. </text:p>
      <text:p text:style-name="Text_20_body">Подводная лодка в данный момент плавает у берегов Испании, большую часть дня в погружении, по ночам поднимается зарядить батареи, время от времени украдкой заходит пополнить запас горючего. <text:span text:style-name="T472">Сквалидози</text:span> не слишком-то распространяется о деталях договорённости о заправках, но у них явно имеется давняя связь с Республиканским подпольем—сообщество светлости, дар упорства…. Теперь <text:span text:style-name="T472">Сквалидози</text:span> в Цюрихе, чтобы установить контакт с правительствами, которые захотели бы, <text:span text:style-name="T472">из каких</text:span> угодно <text:span text:style-name="T472">побуждений</text:span>, содействовать его анархизму-в-изгнании. К завтрашнему дню он должен доставить сообщение в Женеву: оттуда весточка попадёт в Испанию и на подлодку. Но здесь в Цюрихе крутятся агенты Перона. За ним следят. Он не может рисковать связным в Женеве. </text:p>
      <text:p text:style-name="Text_20_body">– Я могу помочь,– Слотроп облизывает свои пальцы,– но у меня с деньгами туго и— </text:p>
      <text:p text:style-name="Text_20_body"><text:span text:style-name="T472">Сквалидози</text:span> называет сумму, которой хватит расплатиться с Марио Швейтаром и поддержит Слотропа <text:span text:style-name="T472">в </text:span>сыт<text:span text:style-name="T472">ости</text:span> несколько месяцев. </text:p>
      <text:p text:style-name="Text_20_body">– Половину вперёд и я отправляюсь. </text:p>
      <text:p text:style-name="Text_20_body">Аргентинец передаёт записку, адреса, деньги и платит по чеку. Они договариваются о встрече в Кроненхале через три дня. –«Удачи». </text:p>
      <text:p text:style-name="Text_20_body">– Тебе тоже. </text:p>
      <text:p text:style-name="Text_20_body">Прощальный грустный взгляд от <text:span text:style-name="T472">Сквалидози</text:span>, что остаётся один за столом. Встрях чубом, свет меркнет. </text:p>
      <text:p text:style-name="P209"/>
      <text:p text:style-name="P188">Самолёт, развалюшный DC-3, выбран за сходство с лунным светом, за доброе выражение его морды с окошками, <text:span text:style-name="T474">за</text:span> неосвещённость внутри и снаружи. Он просыпается свернувшись среди груза, мрак металла, вибрация мотора в его костях… красный огонёк едва сочится от кабины в голове фюзеляжа. Он пробирается к маленькому окошку и смотрит наружу. Альпы в лунном свете. Маловаты, не <text:span text:style-name="T474">так</text:span> зрелищны, как <text:span text:style-name="T474">ожидалось</text:span>… Ну, ладно… Он садится обратно на мягкую кровать из упаковочной стружки, закуривает одну из Сквалидозиных с пробковым мундштуком, в раздумьи, ё-моё, неплохо, парни просто прыгают <text:span text:style-name="T474">себе </text:span>в самолёт и летят куда хотят… зачем тормозится в Женеве? Точн<text:span text:style-name="T474">як</text:span>, <text:span text:style-name="T474">и </text:span>как насчёт—ну, той же Испании? Нет, погоди, там фашисты. Острова Южных Морей! хмм, полно Япошек и Американских солдат. Ну, ещё Африка, Тёмный Континент, уж <text:span text:style-name="T1">там-</text:span><text:span text:style-name="T30">то</text:span> ничего кроме аборигенов и слонов, и ещё тот Спенсер Трейси…. </text:p>
      <text:p text:style-name="Text_20_body"><text:soft-page-break/>– Податься некуда, Слотроп, некуда.– Фигура жмётся к упаковочному ящику и дрожит. Слотроп щурится в слабом красном свете. Это широко известное лицо с обложек, лицо беззаботного искателя приключений Ричарда Халибёртона: но странно изменившееся. Вниз по его обеим щекам жуткая сыпь, покрывшая россыпь давних оспинок от прыщей, по симметричности которой Слотроп, <text:span text:style-name="T475">имей он намётанный</text:span> взгляд врача, прочёл бы реакцию на наркотики. Брюки для верховой езды на Ричарде Халибёртоне порваны и запятнаны, его яркие волосы засалились, висят сосульками. Похоже, он молча рыдает, <text:span text:style-name="T475">скрючившись</text:span>, падший ангел, над всеми этими второсортными Альпами, над всеми ночными лыжниками далеко внизу, на склонах, пересекают без устали, оттачивают и совершенствуют свой Фашистский идеал Действия, Действия, Действия, что был когда-то и его стимулом к существованию. Минуло навсегда. Навсегда миновало. </text:p>
      <text:p text:style-name="Text_20_body">Слотроп потянулся затушить сигарету о пол. Слишком легко эти ангельски белые древесные стружки могут заняться. Лежи тут в этом дребезжащем разболтанном аэроплане, лежи тихо, как только можешь, чёртов дурак, да, они тебя обложили—обложили тебя опять. Ричард Халибёртон, Ловел Томас, Парни Ровера и Мотора, желтушные кипы <text:span text:style-name="T1">National Geographics</text:span>, наверху в комнате Хогана, <text:span text:style-name="T475">ведь</text:span> все ему лгали, и не было никого, ни даже призрака с колониальных времён на чердаке, сказать ему, что не так оно…. </text:p>
      <text:p text:style-name="Text_20_body">Шарах, занос, ещё и ещё, приземление как блин комом, ёбаные недоучки из школы запуска воздушных змеев, свет серого швейцарского рассвета через маленькие оконца и каждый сустав, мускул и кость Слотропа ноет и болит. Пора на выход. </text:p>
      <text:p text:style-name="Text_20_body">Он сходит с самолёта без происшествий, смешивается с зевающим недовольным стадом ранних пассажиров, агентов по доставке, рабочих аэродрома. Коинтрин ранним утром. Ошеломляюще зелёные холмы с одной стороны, по другую коричневый город. Мостовые скользки и влажны. Облака медленно разбухают в небе. Монблан грит привет, озеро тоже грит как ты, Слотроп покупает 20 сигарет и местную газету, спрашивает в какую ему сторону, садится в подошедший трамвай, и в холоде сквозящем от дверей и окон, чтоб <text:span text:style-name="T475">он проснулся</text:span>, катит в Город Мира. </text:p>
      <text:p text:style-name="Text_20_body">Ему надо встретить Аргентинского связного в Café l’Éclipse, далеко от троллейбусных линий, по мощёной брусчаткой улице и на маленькую площадь окружённую овощными и фруктовыми лавками под бежевыми навесами, магазинами, другими кафе, витринами, чистыми промытыми тротуарами. Собаки <text:span text:style-name="T475">шастают</text:span> из <text:span text:style-name="T475">улочки</text:span> в <text:span text:style-name="T475">улочку</text:span>, Слотроп сидит с кофе, круасантом, газетой. Вскоре тучи рассеиваются. Солнце <text:span text:style-name="T475">раскинуло</text:span> тени почти до того места, где сидит он в насторожённом внимании. Похоже, никто не следит. Он ждёт. Тени отступают, солнце поднялось, потом начинает опускаться, наконец, показывается нужный ему человек, точно по описанию: костюм повседневно чёрного, как в Буэнос-Айресе, усы, очки в золотой оправе, и насвистывает старинное танго Хуана д’Ариенцо. Слотроп устраивает представление, рыща по своим карманам, достаёт иностранную купюру, как говорил ему Сквалидози, хмурится на неё, встаёт, подходит ближе. </text:p>
      <text:p text:style-name="Text_20_body"><text:span text:style-name="T1">Como no, señor</text:span>, нет проблем разменять банкноту в 50 песо—приглашает присесть, достаёт валюту, блокноты, карты, скоро стол завален бумагами всякого рода, которые всё же <text:soft-page-break/><text:span text:style-name="T475">рассовываются</text:span> обратно по карманам так, что человек забирает записку от Сквалидози, а Слотроп ту, что отвезёт к нему. Всего и делов-то. </text:p>
      <text:p text:style-name="Text_20_body">Обратно в Цюрих на послеполуденном поезде, в дремотном сне большую часть пути. Он сходит в Шлирен, в безбожно тёмный час, на всякий, если Они следят за городским вокзалом, на такси добирается до Св. Петерхофштат. Стрелки его огромных часов зависли высоко над ним и пустыми акрами улиц, в чём <text:span text:style-name="T475">он</text:span> сейчас <text:span text:style-name="T475">усматривает </text:span>туп<text:span text:style-name="T475">ую</text:span> зловещесть. Как-то увязывается с квадратами Лиги Плюща в его отдалённой юности, башни циферблатов освещались так слабо, ничего не разберёшь, и соблазн, не такой сильный как сейчас, поддаться смеркающемуся году, принять по полной настоящего ужаса в час без имени (если только это не… нет… НЕТ…): то было тщеславием, тщеславием как его понимали его Пуританские предки, кости и сердце настороженные на Ничто, Ничто под саксофоны колледжа в сладостном слиянии, белые блейзеры в губной помаде на отворотах, дым робеющих Фатим, мыло Кастилии испаря<text:span text:style-name="T476">ет</text:span>ся с блестящих волос, и мятные поцелуи, и роса на гвоздиках. Дошло до того, что перед самым рассветом шутники моложе него, вытащили из постели, завязали глаза, на то и Райнхардт, вывели в осенний холод, <text:span text:style-name="T476">к </text:span>тен<text:span text:style-name="T476">ям</text:span> и листв<text:span text:style-name="T476">е</text:span> под ногами, и к мигу сомнения, а вдруг они и впрямь что-то другое—а всё что перед этим не настоящее: просто продуманный театр, чтобы тебя одурачить. Но теперь экран потемнел, и времени нисколько не осталось. Вот тебе агенты наконец…. </text:p>
      <text:p text:style-name="Text_20_body">Где более подходящее место, чем Цюрих, чтоб заново найти тщету? Это страна Реформации, город Цвингли, человека в самом конце энциклопедии, и повсюду напоминания в камне. Шпионы и большой бизнес в своей стихии, неутомимо движутся среди суровых памяток. Будь уверен, здесь найдутся экс-молодые люди, в самом этом городе, лица которых попадались Слотропу в школьных спортивных командах, которые приобщились в Гарварде к Пуританским Таинствам: они на полном серьёзе давали клятву почитать и действовать всегда во имя <text:span text:style-name="T1">Vanitas</text:span>, Тщеты, их правителя… кто теперь по плану жизни такого-то и такого прибыли сюда в Швейцарию, работать на Аллена Даллеса и его «разведывательную» сеть, которая нынче проходит под именем «Офис Стратегических Служб». Но для посвящённых ОСС ещё и тайный акроним: в виде мантры для моментов неотвратимых кризисов, они обучены выговаривать про себя… <text:span text:style-name="T1">oss . . . oss</text:span>, слово-покойник, перевранное Латинское слово Тёмных Веков обозначать кость…. </text:p>
      <text:p text:style-name="P128">На следующий день, когда Слотроп встречается с Марио Швейтаром у Штрёгли <text:span text:style-name="T477">выплатить тому аванс, он также спрашивает о месте захоронения Джамфа. И они уславливаются завершить там сделку, в горах.</text:span></text:p>
      <text:p text:style-name="Text_20_body">Сквалидози не показывается в Кроненхале, или в Одеоне, или в любом из других мест, что Слотроп догадается проверить в последующие дни. Исчезновения, в Цюрихе, не такая уж и редкость. Но Слотроп так и будет возвращаться, на всякий. Записка на испанском, он не в силах разобрать больше одного слова, или двух, но он не расстаётся с ней, вдруг подвернётся случай передать. И, ну, та анархистская убеждённость его подкупает немного. Когда-то, когда Шэйс сражался против федеральных войск в Масучусетсе, где Регуляторы Слотропы патрулировали Бёркшир помогая восставшим, с веточками болиголова в их шляпах, чтобы отличаться от солдат Правительства. Федералы втыкали в свои обрывок белой бумаги. Слотропы в те дни ещё не <text:soft-page-break/>настолько вовлеклись в бумажный бизнес и поголовную резню деревьев. Они всё ещё были за живой зелёный против мёртвого белого. Позднее они утратили, или продали, своё понятие на чьей они стороне. Наш Тайрон унаследовал полное невежество на эту тему. </text:p>
      <text:p text:style-name="Text_20_body"/>
      <text:p text:style-name="Text_20_body">За спиной у него ветер дует сквозь склеп Джамфа. Слотроп уже две ночи как устроил тут кемпинг, деньги почти на исходе, дожидается <text:span text:style-name="T476">вести</text:span> от Швайтара. Укрывшись от ветра, укутавшись в пару швейцарских армейских одеял, он смог продержаться, ему удаётся даже поспать. Точнёхонько поверх Мистера Imipolex. В первую ночь засыпать было страшно, боялся посещения духа Джамфа, чей Германо-научный склад ума Смерть разнесёт до самых диких рефлексов, бесполезно умолять тупо ухмыляющееся зло остатков скорлупы… голоса похрипывают в лунном свете вокруг его явления, пока он, Оно, Подавленное, приближается… <text:span text:style-name="T1">стойчтоза</text:span> проснувшись, лицо на холоде, оглядывается на чуждые могильные камни, <text:span text:style-name="T1">то что? что это было</text:span>… обратно в сон, почти, снова проснулся… туда-сюда, и так большую часть первой ночи. </text:p>
      <text:p text:style-name="Text_20_body">Явления не состоялось. Похоже Джамф просто мёртв. Слотроп, проснувшись наутро, чувствует, несмотря на пустой желудок и текущий нос, себя лучше, чем за многие месяцы. Похоже, он прошёл испытание проводимое не кем-то другим, но лично им, для разнообразия. </text:p>
      <text:p text:style-name="Text_20_body">Город под ним, отчасти уже в купели света, являет собой некрополь из церковных шпилей и флюгеров, белых музейно-замковых башен, широких зданий с мансардами крыш, и тысяч блестящих окон. В это утро горы прозрачны как лёд. Позднее, днём они обернутся грудами синего мятого атласа. Озеро зеркально гладко, но горы и дома отражённые в нём странно размыты, края их источены, словно мелкий дождь: сон про Атлантиду, Suggenthal. Игрушечные деревушки, уединённый город из раскрашенного алебастра… Слотроп сидит тут на корточках, на повороте горной тропы, леп<text:span text:style-name="T476">ит</text:span> и швыря<text:span text:style-name="T476">ет</text:span> снежки от безделья, нечем заняться, кроме как докуривать последнюю, как ему кажется, Лаки Страйк на всю Швейцарию…. </text:p>
      <text:p text:style-name="Text_20_body">Шаги по тропе снизу. Щёлканье галош. Это посыльный Марио Швейтара с большим толстым конвертом. Слотроп платит ему, выпрашивает сигарету и несколько спичек и они расстаются. Вернувшись в склеп, Слотроп опять зажигает маленькую кучку растопки и веток сосны, согревает руки и приступает листать папку. Отсутствие Джамфа окружает его словно запах, который он не может точно определить, аура грозящая впасть в эпилепсию каждую секунду. Вот она, информация—не так много, как ему хотелось (о, <text:span text:style-name="T476">так</text:span> и сколько же он хотел?), но больше чем надеялся, как всякий из практичных Янки. В последующие недели, в те очень редкие минуты, что выпадали ему заглянуть в своё прошлое, он улучал время пожалеть, что вообще прочёл это…. </text:p>
      <text:p text:style-name="P210"><draw:frame draw:style-name="fr1" draw:name="Image31" text:anchor-type="paragraph" svg:width="6.9252in" svg:height="0.3661in" draw:z-index="31"><draw:image xlink:href="Pictures/1000000000000B720000009B428C9716555D8079.png" xlink:type="simple" xlink:show="embed" xlink:actuate="onLoad" loext:mime-type="image/png"/></draw:frame></text:p>
      <text:p text:style-name="P189">М-р Пойнтсмен решил Троицу <text:span text:style-name="T478">отметить </text:span>на море. Чувствует себя малость великим в последнее время, беспокоиться, право же, не о чем, до мании далеко, о, наверное, от ощущения, когда он скорым шагом <text:span text:style-name="T479">верстает</text:span> коридоры «Белого Посещения», где все прочие словно бы застыли в <text:soft-page-break/>позах явно паркинсонов<text:span text:style-name="T479">ы</text:span>х, и только он единственный полон бодрости, не парализован. Вот и снова настало мирное время, голубям не пробиться было на Трафальгарскую площадь в Ночь Победы, в заведении тогда все понапивались поголовно до умопомрачения, объятий, поцелуев, за исключением Блаватского крыла Отдела Пси, которые по случаю Дня Белого Лотоса отправились в паломничество на Авеню-Роуд, 19, в Св. Джонз Вуд. </text:p>
      <text:p text:style-name="Text_20_body">Снова пришло время празднеств. Хоть Пойнтсмен и без того чувствует себя просто обязанным поехать расслабиться, однако, разразился и, разумеется, Кризис. Руководитель обязан проявлять самообладание, вплоть до демонстрации праздничного настроения посреди Кризиса. О Слотропе ни слуху ни духу, почти <text:span text:style-name="T479">уже</text:span> месяц, с того момента, как тупые ослы из военной разведки упустили его в Цюрихе. Пойнтсмен малость раздосадован на Контору. Его хитроумная стратегия явно накрылась. В изначальных обсуждениях с Клайвом Мосмуном и остальными всё выглядело железно надёжным: позволить Слотропу сбежать из Казино Герман Геринг и после этого положиться на Секретную Службу вместо ПРПУК. Из чистой экономии. Счёт за слежку был самым мучительным тернием в венце проблем по финансированию, который ему, похоже, суждено носить по ходу всего данного проекта. Проклятое финансирование станет причиной его кончины, если Слотроп не доведёт его сперва до психушки. </text:p>
      <text:p text:style-name="Text_20_body">Пойнтсмен лоханулся. Нет даже Теннисонова утешения свалить просчёт на «кого-то». Нет, именно он, и только он, дал «добро» Англо-Американской команде в составе Харвея Спида и Флойда Пурде исследовать произвольный <text:span text:style-name="T479">срез</text:span> секс<text:span text:style-name="T479">уальных</text:span> приключений Слотропа. Бюджет позволял, и кому помешает? Они стартовали буквально <text:span text:style-name="T1">вприпрыжку</text:span>, как братцы-козлики, углубиться в эротическое приложение Поиссона. Дон Хуанова карта Европы—640 в Италии, 231 в Германии, 100 во Франции, 91 в Турции, <text:span text:style-name="T1">но</text:span>, но, но—в Испании! в Испании, 1003!—представляет карту Лондона Слотропа , и эти два полукеда заразились столь непомерной склонностью к бездумным удовольствиям, что нынче дни напролёт засиживаются в ресторанных <text:span text:style-name="T479">сквериках</text:span>, корота<text:span text:style-name="T479">ют</text:span> время над салатами из хризантем и кастрюльками <text:span text:style-name="T479">с </text:span>баранин<text:span text:style-name="T479">ой</text:span>, либо торчат в <text:span text:style-name="T479">какой-нибудь</text:span> фруктовой лавке. —«Эй, Спид, гля<text:span text:style-name="T479">нь</text:span>, <text:span text:style-name="T1">дыни</text:span>! Я ни одной не <text:span text:style-name="T479">пробовал</text:span> <text:span text:style-name="T479">с</text:span> Третьего Курса—ух-ты, понюхай вот эту, просто прелесть! Как насчёт дыни, Спид? А? Да, <text:span text:style-name="T479">да</text:span>вай. </text:p>
      <text:p text:style-name="Text_20_body">– Отличная идея, Пурде, отличная! </text:p>
      <text:p text:style-name="Text_20_body">– Ага… О, ну, ты выбери какую сам захочешь. </text:p>
      <text:p text:style-name="Text_20_body">– Самую-самую? </text:p>
      <text:p text:style-name="P129">– Да. Вот <text:span text:style-name="T480">эта вот</text:span>,– проворачивает показать ему, как негодяи поворачивают лица запуганных девушек,– та самая, что выбрал я, <text:span text:style-name="T480">ну, как</text:span>? </text:p>
      <text:p text:style-name="Text_20_body">– Но, но я думал мы собирались на двоих— слабо машет в сторону того, что он всё ещё не может принять за дыню Пурде, в чьей гравюрной сетке, как из кратеров бледной луны, и впрямь вырисовывается лицо, лицо пленённой женщины с глазами опущенными вниз, веки гладки поверху словно Персидские потолки…. </text:p>
      <text:p text:style-name="Text_20_body">– Ну, нет, в общем, я обычно, э...— Пурде приходит в <text:span text:style-name="T1">замешательство</text:span>, это как найти повод, чтобы съесть яблоко, или даже вбросить <text:span text:style-name="T1">виноградину</text:span> себе в рот— просто, ну, типа, ем их… <text:soft-page-break/>целиком, понимаешь,– прихихикивает, чтобы, как ему кажется, дружески указать, повежливее, <text:span text:style-name="T1">странность</text:span> подобного обсуждения на публике— <text:s/>но смешок воспринят неверно Спидом: истолкован как свидетельство умственной нестабильности этого угловатого Американца с парой выпирающих верхних зубов, который скатывается уже от сутулости к Английской сутулости, тощий как уличная марионетка на ветру. Покачивая головой, он всё же выбирает свою целую дыню, осознаёт, что был оставлен заплатить по непомерно большому счёту, и вприпрыжку отправляется вслед за Пурде, с притопом да с пристуком, оба они, тра-ля-ля-ля плюх прямиком в очередной тупик: </text:p>
      <text:p text:style-name="Text_20_body">– Дженни? Нет— тут никакой Дженни… </text:p>
      <text:p text:style-name="Text_20_body">– А какая-нибудь Дженифер, тогда? Дженивив? </text:p>
      <text:p text:style-name="Text_20_body">– Джинни (может записано было с ошибкой), Вирджиния? </text:p>
      <text:p text:style-name="Text_20_body">– Если вы, джентльмены, ищите хорошо провести время— её ухмылка, её красная, маниакально доброе-утро-и-говорю-<text:span text:style-name="T480">ж-оно-</text:span>точно-<text:span text:style-name="T1">доброе</text:span>! ухмылка <text:span text:style-name="T480">достаточно</text:span> широка, чтоб <text:span text:style-name="T480">распрямить</text:span> их обоих, <text:s text:c="2"/>осклабившихся <text:span text:style-name="T480">до дрожи</text:span>, тут <text:span text:style-name="T480">вот</text:span>, а сама <text:span text:style-name="T480">до того</text:span> <text:span text:style-name="T1">старая</text:span>, что годится <text:span text:style-name="T480">им в</text:span> Матер<text:span text:style-name="T480">и</text:span>—их общей Матерью, вобравшей самые гадкие черты м-с Пурде и м-с Спид—фактически, она теперь и становится именно такой, <text:span text:style-name="T480">буквально</text:span> у них на глазах. Эти <text:span text:style-name="T480">руины </text:span>моря <text:s/>полны <text:span text:style-name="T480">соблазни</text:span>тельниц—вот уж где склизко и блудливо. И пок<text:span text:style-name="T481">уд</text:span>а <text:span text:style-name="T481">двух вылупившихся</text:span> детектив<text:span text:style-name="T481">ов</text:span> всмятку <text:span text:style-name="T481">затягивает</text:span> её аур<text:span text:style-name="T481">а</text:span>, <text:span text:style-name="T481">с </text:span>подмиг<text:span text:style-name="T481">ами</text:span> прям тут, на улице, <text:span text:style-name="T481">в </text:span>медн<text:span text:style-name="T481">ых</text:span> <text:span text:style-name="T481">от</text:span>блеск<text:span text:style-name="T481">ах</text:span> хны, с цветами страсти на вискозном шёлке—за миг до спотыкливой <text:span text:style-name="T481">безоговорочной</text:span> капитуляции безумию её лиловых глаз, они позволяют себе, ради греховного интереса, последнюю мысль об исследовании, которое они тут, типа, проводят—Зона Случаев Слотропа, Еженедельные Отслеживание Истории (ЗСС ЕОИ)—мысль, что промелькнула обрядившись клоуном, вульгарным нахрапистым клоуном в мишуре бессловесных острот <text:span text:style-name="T481">пр</text:span>о сок<text:span text:style-name="T481">и</text:span> тела, лысого, с ошеломляющим потоком волос из носа через обе ноздри, которые он заплёл в косички и повязал кислотно-зелёными бантами—резк<text:span text:style-name="T481">о</text:span> <text:span text:style-name="T481">выскакивает</text:span> <text:span text:style-name="T481">в этот миг</text:span>, мимо мешков с песком и <text:span text:style-name="T481">низвергающихя</text:span> кулис, сдерживая одышку, чтобы прокартавить им скрипуче <text:span text:style-name="T481">отвратным</text:span> визгом: «Никакой Дженни. Никакой Салли В. Никакой Сибелы. Никакой Анджелы. Никакой Катрин. Никакой Люси. Никакой Гретхен. Когда вам уже дойдёт? Когда вам уже дойдёт?» </text:p>
      <text:p text:style-name="Text_20_body">Никакой «Дарлин» тоже. Это выяснилось вчера. Они отследили имя до резиденции м-с Квод. Но броская молодая разведёнка никогда, так прямо и заявила, не предполагала даже, что Английским детям давали бы имя «Дарли». Ей ужасно жаль, но ничем. А м-с Квод нынче бездельничает по довольно напедикюренному адресу в Мэйфловер, и оба исследователя с облегчением покинули этот район…. </text:p>
      <text:p text:style-name="Text_20_body"><text:span text:style-name="T1">Когда вам уже дойдёт</text:span>? Пойнтсмену доходит моментально. <text:span text:style-name="T481">Однако,</text:span> «доходит» <text:span text:style-name="T481">на тот манер </text:span>как, типа, заходишь <text:span text:style-name="T482">к себе в</text:span> спальню, а на тебя <text:span text:style-name="T482">валится</text:span>, из лёгкой <text:span text:style-name="T482">сумеречности</text:span> на твоём потолке, гигантский угорь мурена, зубы <text:span text:style-name="T482">оскалены</text:span> в дурноватой ухмылке смерти, выдыхает, <text:span text:style-name="T482">шмякнувшись</text:span> на твоё открытое лицо, долгий человечий звук, в котором ты распознаёшь, ужасаясь, <text:span text:style-name="T1">сексуальн</text:span><text:span text:style-name="T32">ое придыхание</text:span>…. </text:p>
      <text:p text:style-name="Text_20_body"><text:soft-page-break/>Это к тому, что Пойнтсмен избегает затронутую тему—настолько же рефлективно, как избегал бы любой кошмар. На случай, если вдруг обернётся не сном, а <text:span text:style-name="T1">реальностью</text:span>, ну… </text:p>
      <text:p text:style-name="P130">– Данные, пока что, неполны.– Это следует отчётливо подчёркивать в любых заявлениях.– Надо признать, что предварительные данные демонстрируют,– помни, <text:span text:style-name="T31">держаться с</text:span><text:span text:style-name="T1"> искренность</text:span><text:span text:style-name="T31">ю</text:span>,– <text:span text:style-name="T482">обнаружение</text:span> случа<text:span text:style-name="T482">ев</text:span>, когда имена на карте Слотропа не <text:span text:style-name="T482">не приходят в</text:span> соответстви<text:span text:style-name="T482">е</text:span> с фактами, которые нам удалось установить, его пребывани<text:span text:style-name="T482">я</text:span> в Лондоне. Установ<text:span text:style-name="T482">ленными</text:span> на <text:span text:style-name="T1">данный момент</text:span>, разумеется. Это, в основном, всего лишь первые, видите ли, имена, <text:s/>просто Иксы <text:s/>без Игреков, так сказать, звания без указания принадлежности.— Пойди определи сколько тянется один «данный момент» на самом деле. </text:p>
      <text:p text:style-name="Text_20_body">– А <text:span text:style-name="T482">вдруг</text:span> многие—даже большинство—Слотроповских звёзд окажутся, в отдалённом будущем, отражением сексуальных фантазий вместо реальных событий? Вряд ли подобный оборот сведёт на нет наш подход более, чем это случилось с воззрениями Зигмунда Фрейда столкнувшегося там, в старой Вене, с похожими отклонениями от вероятности—все те истории папенька-меня-изнасиловал, которые, будучи, фактически, ложью, остаются истинными <text:span text:style-name="T1">клинически</text:span>. Постарайтесь понять, мы, в ПРПУКе, заинтересованы в строго определённой, клинической версии истины. Мы не углубляемся в вопрос чем это <text:span text:style-name="T482">было </text:span>вызвано. </text:p>
      <text:p text:style-name="Text_20_body">На данный момент, Пойнтсмен несёт это бремя один. Одиночество фюрера: он чувствует себя сильнее в лучах этого тёмного компаньона теперь, когда его звезда на подъёме… но он и не хочет делиться этим, нет не не сейчас ещё пока что…. </text:p>
      <text:p text:style-name="Text_20_body">Собрания штата служащих, его служащих, становятся много хуже, чем бесполезными. Погрязли в бесконечных спорах о мелочах—нужно или нет переименовывать ПРПУК теперь, когда Капитуляция уже Ускорена, аббревиатуру какого сорта, если вообще какого-то, принять. Представитель Шелл Мекс-Хаус, м-р Деннис Джойнт, <text:span text:style-name="T483">намеревается</text:span> перевести программу в Группу Операций Особых Запусков (ГООС), <text:span text:style-name="T483">в виде</text:span> придаток<text:span text:style-name="T483">а</text:span> к Британским усилиям ракетной зачистки, Операция Ответный Огонь, что базируется в Каксхевене на Северном море. Чуть ли не каждый день <text:span text:style-name="T483">видит</text:span> <text:span text:style-name="T483">очередную</text:span> попытку, с той или иной стороны, реконструировать или даже распустить ПРПУК. Пойнтсмену всё проще, с недавних пор, впадать в настроение <text:span text:style-name="T1">l’état c’est moi</text:span>—а кто <text:span text:style-name="T483">же </text:span><text:span text:style-name="T1">ещё</text:span> делает хоть что-нибудь? разве не на нём всё <text:span text:style-name="T1">держится</text:span>, <text:span text:style-name="T485">за</text:span>част<text:span text:style-name="T485">ую</text:span> без опоры на что-<text:span text:style-name="T483">либо</text:span> помимо его голой воли…? Шелл Мекс-Хаус, естественно, вне себя по поводу исчезновения Слотропа. Нате вам, в бега сорвался человек, который знает всё, что возможно знать—не только об А-4, но и о том, что <text:span text:style-name="T1">Великобритания</text:span> знает об А-4. Цюрих кишит советскими агентами. Что если они уже заполучили Слотропа? Весно<text:span text:style-name="T483">ю</text:span> они заняли Пенемюнде, похоже теперь им достанется центральный ракетный завод в Нордхаузене, ещё одна из Ялтинских договорённостей…. Не менее трёх агенств, ВИПМ, ЦАГИ, и РСКФ, а также инженеры из других комиссариатов, уже сейчас являются в оккупированную Советами Германию со списками персонала и оборудования подлежащего отправке на восток. В <text:span text:style-name="T483">распоряжении</text:span> ВКСЭС Артиллерийское управление Американской Армии и целая рать конкурирующих исследовательских команд заняты<text:span text:style-name="T483">х</text:span> сбором всего, что <text:span text:style-name="T483">только </text:span>подвернётся. Они уже обложили фон Брауна и 500 других, интернировали их в Гармише. Что если они <text:span text:style-name="T483">с</text:span>хватили Слотропа? </text:p>
      <text:p text:style-name="P131"><text:soft-page-break/><text:span text:style-name="T483">Произошли,</text:span> также ухудшая Кризис, и предательства: Ролло Грост перекинулся обратно в Общество Психологических Исследований, Трикл налаживает собственную практику, Майрон Грантон снова постоянная фигура на радио. Мехико начал отдаляться. Эта Боргесиус всё ещё исполняет свои ночные обязанности, но с болезнью бригадного генерала (может старый дурак <text:span text:style-name="T484">забыл</text:span> про свои антибиотики? Неужто Пойнтсмену всё нужно делать самому?) она начинает беспокоить. Конечно, Гёза Рожевоглий всё ещё в программе. Фанатик. Рожевоглий <text:span text:style-name="T1">никогда</text:span> не оставит. </text:p>
      <text:p text:style-name="P190">Итак, выходной на море. Из политических соображений, участвуют Пойнтсмен, Мехико, девушка Мехико, Деннис Джойнт, Катье Боргесиус. На Пойнтсмене сандалии, довоенная шляпа-котелок, редкая улыбка. Погода не идеальная. Пасмурно, ветер, который к вечеру станет холодным. Запах озона доносится от аттракцион-машинок в серой стальной загородке вдоль променада, вместе с запахами ракушек на тачках и солёного моря. Галечный пляж заполнен семьями: разутые отцы в пиджачных костюмах и высоких белых воротничках, матери в блузах и юбках вытащенных из камфорного забытья длинною в целую войну, дети бегают повсюду в костюмчиках для приёма солнечных ванн, подгузниках, комбинезончиках, коротких штанишках, гольфах, итоновских шляпах. Идёт торговля мороженым, сладостями, кока-колой, съедобными моллюсками, устрицами, креветками <text:span text:style-name="T486">под</text:span> солью и соусом. Автоматы для игры в пинбол морщатся от грубостей фанатичных солдат и их девушек, которые своими телодвижениями поддерживают движение ярких шариков, клянут, пристанывают, пока те тарахтят книзу о деревянные препятствия аркад, вспышки огоньков, гулкие рычажки. Ослы и-акают и срут, дети вступают в дерьмо, родители орут. Мужчины провисают в полосатых холстяных стульях и разговаривают о бизнесе, спорте, сексе, но <text:span text:style-name="T486">чаще</text:span> всего о политике. Шарманщик играет увертюру Россини к <text:span text:style-name="T1">La Gazza Ladra</text:span> (которая, как мы увидим позже, в Берлине, является высоким достижением в музыке, которое все игнорируют, отдавая предпочтение Бетховену, а тот в жизни не продвинулся далее одних лишь заявлений о намерениях), а здесь, без барабанов или вопленного надрыва духовых труб, мягкое произведение, <text:span text:style-name="T486">исполненное</text:span> надежд<text:span text:style-name="T486">ы</text:span>, обещани<text:span text:style-name="T486">я</text:span> лавандовых сумерек, беседок из нержавеющей стали, где каждый возведён наконец-таки в аристократы, и где любовь без <text:span text:style-name="T487">всякой</text:span> платы…. </text:p>
      <text:p text:style-name="P132">Пойнтсмен на сегодня планировал не говорить о делах, <text:span text:style-name="T487">а</text:span> пустить беседу на самотёк, более или менее органичный. Ждать пока другие выдадут себя. Разговор минимален. Деннис Джойн<text:span text:style-name="T487">т</text:span> посматривает на Катье с возбуждённой улыбкой, время от времени бросает на Мехико подозрительный взгляд. У Мехико тем временем свои проблемы с Джессикой—всё более и более частые в эти дни—и в данный момент эти двое даже не смотрят друг на друга. Глаза Катье Боргесиус направлены далеко в море и невозможно сказать что с ней происходит. Невесть с чего, Пойнтсмен, хот<text:span text:style-name="T488">я</text:span> никак не предполагает в ней какого-либо влияния, всё же её побаивается. Много чего он всё-таки пока ещё не знает. <text:span text:style-name="T489">Пожалуй</text:span>, всего бол<text:span text:style-name="T489">е</text:span>е, что беспокоит его <text:span text:style-name="T489">нынче</text:span>, это её связь, если таковая имеет место, с Пиратом Прентисом. Прентис приезжал в «Белое Посещение» несколько раз и задавал весьма конкретные о ней вопросы. <text:span text:style-name="T490">С недавних пор, к</text:span>огда ПРПУК открыли свой офис-филиал в Лондоне (который какой-то бездельник, скорее всего, этот молодой недоумок, Вебли Силвермейл, уже окрестил « <text:span text:style-name="T490">Дом </text:span>Двенадцат<text:span text:style-name="T490">ь</text:span>»), Прентис слишком <text:span text:style-name="T490">уж</text:span> зачастил туда, подкатывает к секретаршам, пыта<text:span text:style-name="T490">ется</text:span> заглянуть в ту или иную папку…. С чего бы это? Какую послежизнь <text:span text:style-name="T490">обрела</text:span> Контора по эту сторону Дня Победы? Что <text:span text:style-name="T490">надо </text:span>Прентису… <text:soft-page-break/>сколько он стоит? Может влюбился в эту Боргесиус? Разве <text:span text:style-name="T490">способна</text:span> эта женщина любить? <text:span text:style-name="T1">Любовь</text:span>? <text:span text:style-name="T491">Попробуй</text:span> тут не <text:span text:style-name="T491">за</text:span>вопить. Каким может быть её представление о любви…. </text:p>
      <text:p text:style-name="Text_20_body">– Мехико,– ухватывая руку молодого статистика. </text:p>
      <text:p text:style-name="Text_20_body">– А?– Роджер прекратил глазеть на хорошенькую, <text:span text:style-name="T490">чуть</text:span> смахивает на Риту Хейворт, в цельном цветастом купальнике, бретельки скрещены в Х на её худощавой спине…. </text:p>
      <text:p text:style-name="Text_20_body">– Мехико, мне кажется у меня галлюцинации. </text:p>
      <text:p text:style-name="Text_20_body">– О, правда? Вам так кажется? И что же видите? </text:p>
      <text:p text:style-name="Text_20_body">– Мехико, я вижу… Я вижу… При чём тут что я <text:span text:style-name="T1">вижу</text:span>, олух! Я о том, что я <text:span text:style-name="T1">слышу</text:span>. </text:p>
      <text:p text:style-name="Text_20_body">– Хорошо, и что же слышится, в таком случае,– Роджер уже малость сварливо. </text:p>
      <text:p text:style-name="Text_20_body">– Только что я услышал твои слова «И что же слышится, в таком случае». И <text:span text:style-name="T1">мне это не нравится</text:span>! </text:p>
      <text:p text:style-name="Text_20_body">– Почему нет? </text:p>
      <text:p text:style-name="P133">–Потому что: при всей неприятности этой галлюцинации, я бы ей <text:span text:style-name="T1">скорее предпочёл</text:span> звук твоего голоса. </text:p>
      <text:p text:style-name="Text_20_body">Весьма странное поведение со стороны кого угодно, но от обычно сдержанного м-ра Пойнтсмена этого достаточно, чтобы застопорить эту взаимно параноидную собирушку намертво. Неподалёку Колесо Фортуны с пачками Лаки Страйк, куклами пупсиками и конфетами нанизанными между спиц. </text:p>
      <text:p text:style-name="Text_20_body">– Это ж надо,– светловолосый здоровяк Деннис Джойнт подталкивает Катье локтем широким, как колено. В своей профессии он научился моментально <text:span text:style-name="T492">смекать</text:span> с кем имеет дело. Он прикинул, что эта милашка Катье весёлая девушка, которой тут охота малость порезвиться. Да, он прирождённый руководитель, определённо.– Тут явн<text:span text:style-name="T493">ы</text:span>й сдвиг по фазе, нет?– старается говорить негромко, ухмыляясь со спортивной паранойей туманно в сторону странного Павловца—не <text:span text:style-name="T493">прямиком</text:span> на него, ты ж понимаешь, встретиться глазами может оказаться самоубийственной глупостью при таком умственной состоянии…. </text:p>
      <text:p text:style-name="Text_20_body">Тем временем Джессика перешла к своему номеру с Фэй Рей. Это разновидность защитного паралича, наподобие твоей личной реакции, когда на тебя прыгает с потолка угорь мурена. Но сейчас всё за Кулак Гориллы, огни электрического Нью-Йорка, чтоб вдруг вспыхнули в комнате, которая казалась тебе безопасной, куда никогда не ворвутся… за жёсткость чёрных волос, за сухожилия потребностей трагичной любви…. </text:p>
      <text:p text:style-name="Text_20_body">– Да уж,– как высказался кинокритик Митчел Притифейс в своём исчерпывающем 18-томном исследовании <text:span text:style-name="T1">Кинг Конг</text:span>,– он, таки, любит её, парни.– Исходя из этого тезиса, похоже Притифейс затронул всё, что можно, каждый кадр, включая вырезанные, прочёсан, выгрести все крохи символизма до последней, представлены полные биографии <text:span text:style-name="T493">вснх имеющих</text:span> хоть как-то <text:span text:style-name="T493">отношение к</text:span> фильм<text:span text:style-name="T493">у</text:span>, участников массовок, установщиков камер, работников <text:span text:style-name="T493">по </text:span>проявлени<text:span text:style-name="T493">ю</text:span> плёнки… Включены даже интервью с приверженцами Культа Кинг Конга, для членства в котором нужно просмотреть фильм не менее 1000 раз и пройти 8-часовый вступительный <text:soft-page-break/>экзамен… И всё-таки, и всё же: нельзя сбрасывать со счетов Закон Мёрфи, это нахальное ирландско-пролетарское изложение Теоремы Гёделя—<text:span text:style-name="T1">когда всё предусмотрено, когда ничто не может пойти не так, ни даже застать нас врасплох… что-то всё-таки сможет</text:span>. Так что, перестановки и комбинации у Падинга в его <text:span text:style-name="T1">Что мо</text:span><text:span text:style-name="T33">гло бы</text:span><text:span text:style-name="T1"> произойти в Европейской Политике</text:span> за 1931 год, год публикации Теоремы Гёделя, Гитлер не получал ни малейшего шанса. Потому-то, при фундаментально обоснованных законах наследственности, начинают рождаться мутанты. Даже такое детерминированное вооружение, как ракета А-4, начинает спонтанно выкидывать <text:span text:style-name="T493">фортели наподобие</text:span> <text:s/>«S-Gerät», за которым Слотроп, по его личному мнению, гоняется как за Граалем. И точно так же, легенда о чёрной обезьяне отпущения сброшенной нами, как Люцифер, с высочайшего возвышения в мире смогла, когда пришло время, произвести своих собственных деток, что бегают по Германии даже теперь—<text:span text:style-name="T1">Schwarzkommando</text:span>, которых Митчел Притифейс и вообразить не мог. </text:p>
      <text:p text:style-name="P134">В ПРПУК широко распространено мнение, что <text:span text:style-name="T1">Schwarzkommando</text:span> были вызваны, подобно заклятию для призыва демонов в мир и на свет дневной, Операцией Чёрное Крыло, ныне уже покойной. Будьте уверены, поначалу в Отделе Пси только хихикали. Кто мог предположить, что и взаправду появятся чёрные ракетчики? Что история выдуманная для <text:span text:style-name="T493">устрашения</text:span> прошлогоднего врага окажется истинной, буквально—и теперь никак не <text:span text:style-name="T493">выйдет</text:span> загнать их назад в бутылку или даже выговорить заклинание задом наперёд: никто и не знал заклинани<text:span text:style-name="T493">я </text:span>целиком—разным людям были известны различные его кусочки, в чём и заключается суть работы командой…. К моменту, когда им дошло обратиться к Наисекретнейшей Документации относительно Операции Чёрное Крыло, попытаться понять как такое могло случиться, они обнаружат, что любопытно, отсутствие некоторых основных документов или обновление их по завершении Операции, и невозможность с таким опозданием воссоздать заклинание вообще, хотя начнутся, как обычно, элегантные или плохо рифмующиеся предположения. Даже более ранние из предположений будут урезаны и сглажены. Ничего не останется, например, от предварительных выводов Фрейдиста Эдвина Трикла с его приспешниками, который под конец оказался на ножах со своим собственным меньшинством, психоаналитическим крылом Отдела Пси. Началось это с поиска соизмеримого о<text:span text:style-name="T493">бо</text:span>снования общего случаям преследования умершими. Через какое-то время коллеги начали подавать рапорты с просьбой о переводе их куда-нибудь. Гадости, типа, «Тут уже попахивает Институтом Тавистока», начали бурчаться по всем подвальным коридорам. Дворцовые перевороты, многие из которых задумывались в орнаментально изящных приливах паранойи, приводили к регулярным вызовам бригад слесарей и сварщиков, вызывали нехватку офисных принадлежностей, даже воды и отопления… ничто не свернуло Трикла и его приспешников от приверженности Фрейдисткому, не говоря уже о Юнговском, направлению ума. Известие о реальном существовании <text:span text:style-name="T1">Schwarzkommando</text:span> <text:span text:style-name="T493">п</text:span>остигло их за неделю до Дня Победы. Отдельные эпизоды, кто на кого что именно сказал на самом деле, затерялись в пылу обвинений, криков, нервных припадков и выходок дурного толка, которые последовали. Кому-то запомнилось как Гавин Трефойл, с лицом синим как у Кришны, бегал среди подстриженных деревьев совершенно голым, а Трикл гнался за ним с топором крича: «Большая <text:span text:style-name="T1">горилла</text:span>? Я покажу тебе <text:span text:style-name="T1">гориллу</text:span>!» </text:p>
      <text:p text:style-name="Text_20_body">Действительно, он показал бы эту животину многим из нас, только мы и смотреть бы не стали. В своей невинности, он не находил причин почему бы сотрудникам по служебному проекту не <text:soft-page-break/>практиковать самокрити<text:span text:style-name="T494">чность</text:span> с дотошностью присущей революционным ячейкам. И в мыслях не держа задеть чьи-либо чувства, он всего лишь хотел показать всем, вполне даже достойные парни до единого, что их отношение к черноте связано с их отношением к говну, а отношение к говну с их отношением к разложению и смерти. Самом<text:span text:style-name="T494">у</text:span>-то это казалось настолько явным… почему они даже и слушать не хотят? Почему не хотят признать, что их подавления <text:span text:style-name="T34">являются</text:span>, в смысле, который Европа, в своём изнеможении на заключительных стадиях своего извращения волшебного, утратила, <text:span text:style-name="T34">есть</text:span><text:span text:style-name="T495"> </text:span>воплощением реально существующих людей, возможно управляющих (по свидетельству самой лучшей разведки) реально существующим вооружением, подобно тому как мёртвый отец, никогда с тобой не переспавший, Пенелопа, ночь за ночью возвращается в твою постель, чтобы пристроиться сзади… или как твой нерождённый ребёнок будит <text:span text:style-name="T1">тебя</text:span> своим плачем посреди ночи и ты чувствуешь его призрачные губы у себя на груди… они настоящие, они живут, пока ты притворяешься визжащей в Кулаке Гориллы… но погляди на более подходящего сейчас кандидата, кремово-кожую Катье под Колесом Фортуны, что готова пуститься бегом по пляжу к относительному покою Американских горок. Пойнтсмен галлюцинирует. Он потерял управление. Пойнтсмену положено иметь абсолютный контроль над Катье. И где она теперь? Под управлением утратившего контроль. Даже в прошлом, в кожах и боли <text:span text:style-name="T1">gemütlich</text:span> мира Капитана Блисеро, не испытывала она такого ужаса, как сейчас. </text:p>
      <text:p text:style-name="Text_20_body">Роджер Мехико принимает это на свой счёт, о-подумаешь, просто хотел помочь…. </text:p>
      <text:p text:style-name="Text_20_body">То, что несколько отрешённый м-р Пойнтсмен слышал всё это время, было голосом, странно знакомым, голосом, который <text:s/>однажды представлял<text:span text:style-name="T494">ся ему</text:span> принадлежащим лицу на широко известной фотографии <text:span text:style-name="T494">из </text:span>газет Войны: </text:p>
      <text:p text:style-name="Text_20_body">– Вот что ты должен сделать. Сейчас тебе нужен Мехико, больше, чем когда-либо. Твои зимние тревоги на тему Конца Истории уже похоже упокоились с миром, часть твоей биографии стала дурным минувшим сном. Но, как всегда грит лорд Актон, Историю ткут отнюдь не невинные руки. Эта вот подружка Мехико угроза всей твоей затее. Он пойдёт на всё, чтоб удержать её. Своею хмуростью и даже нападками, она, тем не менее, его спровадит, в густой туман гражданской жизни, где ты его потеряешь и уже никогда не найдёшь—если не начнёшь сейчас же действовать, Пойнтсмен. Операция Ответный Огонь <text:span text:style-name="T494">направляет</text:span> девушек ВТС в Зону. Девушки ракетчицы: секретарши и даже несложные технические обязанности на полигоне в Каксхавене. Тебе стоит лишь замолвить слово в ГООС, через этого Денниса Джойнта, и Джессика Свонлейк убрана с пути. Мехико, возможно, поноет какое-то время, но у него станет больше причин, если придать правильное направление, С Головою Уйти в Работу, а? Вспомни красноречивые слова сэра Дэниса Нейланда Смита юному Алану Стёрлингу, чья невеста оказалась в когтях коварного жёлтого Врага: «Мне довелось проходить через огонь, который испепеляет сейчас тебя, Стёрлинг, и я всегда находил, что работа является лучшей из всех мазей от ожогов». И мы оба знаем что олицетворяет Нейланд Смит, не так ли, а? </text:p>
      <text:p text:style-name="Text_20_body">– Я знаю,– грит Пойнтсмен,– только я не могу знать знаешь ли ты, не так ли, если я даже не знаю кто ты, знаешь ли. </text:p>
      <text:p text:style-name="Text_20_body">Эта странная выходка не добавляет уверенности компаньонам Пойнтсмена. Они начинают отодвигаться, явно встревоженные. –«Мы должны найти доктора»,– бормочет Деннис Джойнт, <text:soft-page-break/>подмигивая Катье, как светловолосый Грочо Маркс. Джессика, забыв сердиться, берёт руку Роджера. </text:p>
      <text:p text:style-name="Text_20_body">– Вот видишь,– снова заводится голос,– она чувствует, что защищает его<text:span text:style-name="T1"> против тебя</text:span>. Часто ли <text:span text:style-name="T494">по</text:span> шанс стать синтезом, Пойнтсмен? Восток и Запад в одном и том же малом? Ты можешь быть не только Нейландом Смитом, давать мудрые советы впавшему в панику юноше, но вместе с тем, в то же самое время, становишься ещё и <text:span text:style-name="T1">Фу Манчу</text:span>, а? и в чьих руках оказывается теперь юная леди?! Ну, <text:span text:style-name="T1">как</text:span>? Протагонист и антагонист в одном лице. Я бы долго не думал на твоём месте. </text:p>
      <text:p text:style-name="Text_20_body">Пойнтсмен собирается ответить что-нибудь вроде: «Но ты, не я»,– однако, замечает как все таращатся на него. –«О, ха, ха, ха»,– грит он вместо этого.– «Разговорился тут сам с собой. Немножко—так сказать—эксцентричности, хе, хе» </text:p>
      <text:p text:style-name="Text_20_body">– Инь и Янь,– шепчет голос,– Инь и Янь. </text:p>
      <text:p text:style-name="P211"><draw:frame draw:style-name="fr1" draw:name="Image32" text:anchor-type="paragraph" svg:width="6.9252in" svg:height="0.3661in" draw:z-index="32"><draw:image xlink:href="Pictures/1000000000000B720000009B428C9716555D8079.png" xlink:type="simple" xlink:show="embed" xlink:actuate="onLoad" loext:mime-type="image/png"/></draw:frame></text:p>
      <text:h text:style-name="P214" text:outline-level="3">2</text:h>
      <text:h text:style-name="Heading_20_1" text:outline-level="1">В Зоне</text:h>
      <text:h text:style-name="P213" text:outline-level="3"> </text:h>
      <text:p text:style-name="P280">Тото, у меня такое чувство, что это мы совсем не в Канзасе… </text:p>
      <text:p text:style-name="P17">—<text:span text:style-name="T104">Дороти, оказавшись в Оз</text:span>...</text:p>
      <text:p text:style-name="Text_20_body"><draw:frame draw:style-name="fr1" draw:name="Image33" text:anchor-type="paragraph" svg:width="6.9252in" svg:height="0.3661in" draw:z-index="33"><draw:image xlink:href="Pictures/1000000000000B720000009B428C9716555D8079.png" xlink:type="simple" xlink:show="embed" xlink:actuate="onLoad" loext:mime-type="image/png"/></draw:frame><text:s/></text:p>
      <text:p text:style-name="P135">Мы без ущерба миновали дни <text:span text:style-name="Emphasis">Eis-Heiligen</text:span>— Св. Панкратия, Св. Серватия, Св. Бонифация и <text:span text:style-name="Emphasis">die kalte</text:span> Софии… они витают в тучах над виноградниками, свят<text:span text:style-name="T496">ой</text:span> <text:span text:style-name="T496">леденящий сонм</text:span>, способные одним выдохом, <text:span text:style-name="T496">по своей воле</text:span>, загубить урожай года морозом и холодом. В определённые годы, особенно годы Войны, они не склонны к благотворительности, капризны, <text:span text:style-name="T497">хохорятся</text:span> своею мощью: не <text:span text:style-name="T497">слишком</text:span>-то <text:s/>к лицу святым <text:span text:style-name="T497">такое</text:span>, ни даже Христианам. Молитвы виноградарей, сборщиков, энтузиастов винопотребления, к ним <text:span text:style-name="T497">несомненно</text:span> возносятся, но пойди угадай как примут их ледовые святые—грубым смехом, языческой непримиримостью, кто разберёт этот заключительный отряд <text:span text:style-name="T497">о</text:span>хранителей зимы от революционеров Мая? </text:p>
      <text:p text:style-name="Text_20_body">Горы и долы, в этом году, встретили их миром наступившим считанные дни тому назад. Уже лоза нач<text:span text:style-name="T497">ала</text:span> <text:span text:style-name="T497">возрастать</text:span> поверх зубов дракона, падших Юнкерсов, сожжённых танков. Солнце <text:span text:style-name="T497">про</text:span>гре<text:span text:style-name="T497">ва</text:span>ет холмистые склоны, реки текут яркие, как вино. Святые сжали<text:span text:style-name="T497">ли</text:span>сь. Ночи мягки. Мороз не вернулся. Это весна мира. Урожай винограда, даст Бог хотя бы сто солнечных дней, <text:span text:style-name="T497">выдастся замечательный</text:span>. </text:p>
      <text:p text:style-name="Text_20_body"><text:soft-page-break/>В Нордхаузене меньше почтения ледо-святым, чем в более южных винодельческих регионах, но даже тут сезон выглядит многообещающим. Дождь налет<text:span text:style-name="T497">ел,</text:span> рассыпаясь по городу, <text:span text:style-name="T498">с приходом сюда</text:span> Слотропа ранним утром, босые ноги, натёртые и перенатёртые, охлаждает мокрая трава. На горах лежит солнечный свет. Его ботинки спёр какой-то Пе-Э<text:span text:style-name="T498">л</text:span>, чьи пальцы легче снов, на <text:span text:style-name="T498">одном</text:span> из многих поездов после Швейцарской границы, пока сам он похрапывал под стук колёс через Баварию. Кто бы то ни был, он оставил красный тюльпан между пальцев ступни Слотропа. Тот воспринял это как знак. Напоминание о Катье. </text:p>
      <text:p text:style-name="Text_20_body">Знаки будут находить его тут в Зоне, и предки снова и снова напоминать о себе. Это, типа, как отправиться в ту Темнейшую Африку для изучения местных жителей и обнаружить, что перенимаешь их дикие предрассудки. Фактически, даже и забавно, в минувшую ночь Слотропу встретился Африканец, первый увиденный им в своей жизни. Их разговор на крыше товарного вагона в лунном свете продлился всего минуту или две. Обмен мнениями по поводу внезапного отбытия майора Дуайна Марви под откос железнодорожной насыпи с гравийной отсыпкой в глубь долины—но, разумеется, <text:span text:style-name="T499">по ходу события</text:span> <text:span text:style-name="T499">никакого</text:span> обсужд<text:span text:style-name="T499">ения</text:span> <text:s/>верований Иреро относительно предков <text:span text:style-name="T499">не велось</text:span>. И всё же своих он чувствует сейчас тем сильнее, чем дальше отступают границы, а Зона <text:span text:style-name="T499">смыкается вокруг</text:span> <text:span text:style-name="T499">н</text:span>его, тех своих Англо-Саксонских Белых Протестантов в застёгнутом чёрном, которы<text:span text:style-name="T500">м</text:span> слышал<text:span text:style-name="T500">ся</text:span> обращённый к ним голос Бога в каждом встрепенувшемся листке или <text:span text:style-name="T500">в </text:span>корове отпущенной пастись среди яблоневых садов осенью…. </text:p>
      <text:p text:style-name="Text_20_body">Знаки Катье и <text:span text:style-name="T500">её </text:span>двойники тоже. Однажды ночью он сидел в детском домике для игр среди покинутой усадьбы, подкладыва<text:span text:style-name="T500">л</text:span> в костёр волосы куклы блондинки с глазами из ляпис-лазури. Он оставил эти глаза, через пару дней <text:span text:style-name="T500">об</text:span>менял на них проезд попутным поездом и половинку варёной картофелины. Собаки лаяли вдали, летний ветер гулял в березняке. Он был на одной из основных <text:span text:style-name="T500">магистралей</text:span> последнего рас<text:span text:style-name="T500">сея</text:span>ния весны и отступления. Где-то поблизости один из ракетных расчётов Генерал-Майора Камлера сообща нашли свою корпоративную смерть, оставив, в своей изувеченной военной ярости, обломки, модули, секции остова, батареи гнить, бумажные секреты рассыпанными по навозной жиже. Слотроп идёт по следу. Малейшего намёка достаточно, чтоб вспрыгнул на попутный поезд…. </text:p>
      <text:p text:style-name="Text_20_body">Волосы на кукле были человечьи. Воняли в огне жутко. Слотроп услышал движение по ту сторону костра. Потрескивающий шумок—схватил своё одеяло, готовый выскочить в пустой оконный проём, ожидая гранату. Но тут одна из тех ярко раскра<text:span text:style-name="T500">ш</text:span>енных Германских игрушечек, орангутанг на колёсиках, появляется ки-ки-кикая в света костра, дёргается, болта<text:span text:style-name="T501">я</text:span> головой, на лице ухмылка идиота, царапая ста<text:span text:style-name="T500">л</text:span>ьными сгибами пальце<text:span text:style-name="T500">в</text:span> пол. Чуть не за<text:span text:style-name="T500">ехал</text:span> в огонь прежде чем кончился завод, качающаяся голова замерла в <text:span text:style-name="T501">полуобороте</text:span>, чтобы уставиться на Слотропа. </text:p>
      <text:p text:style-name="Text_20_body">Он подбрасывает в костёр ещё один локон золотистых волос. –«Здрасте». </text:p>
      <text:p text:style-name="Text_20_body">Смех, откуда-то: Ребёнок. Но смех старческий. </text:p>
      <text:p text:style-name="Text_20_body">– Выходи, от меня вреда не бойся. </text:p>
      <text:p text:style-name="Text_20_body">– Зачем ты жжёшь волосы моей куклы? </text:p>
      <text:p text:style-name="Text_20_body">– Ну, это не её волосы, вообще-то. </text:p>
      <text:p text:style-name="Text_20_body"><text:soft-page-break/>– Папа сказал, они от Русской Еврейки. </text:p>
      <text:p text:style-name="Text_20_body">– Почему не идёшь к огню? </text:p>
      <text:p text:style-name="Text_20_body">– Мне глаза щиплет.– Снова заводит что-то. Ничего не выкатывается. Но начинает играть музыкальная шкатулка. Отчётливая мелодия в миноре.– Потанцуй со мной. </text:p>
      <text:p text:style-name="Text_20_body">– Я тебя не вижу. </text:p>
      <text:p text:style-name="Text_20_body">– Вот я.–Из бледности пламени, крохотный заиндевелый цветок. Слотроп тянется, насилу удаётся найти её руку, ухватить маленькую талию. Они начинают свой чинный танец. Он даже не знает ведёт ли он. </text:p>
      <text:p text:style-name="Text_20_body">Лица её он так и не увидел. <text:span text:style-name="T501">Прикосновение</text:span> как вуаль из тонкой кисеи. </text:p>
      <text:p text:style-name="Text_20_body">– Красивое платье. </text:p>
      <text:p text:style-name="Text_20_body">– Я одевала его на моё первое причастие.– Огонь вскоре угас, оставив свет звёзд и слабое мерцание над каким-то городом восточнее через полностью выбитые окна. Музыкальная шкатулка всё играла уже, казалось, без завода, про обыкновенную весну. Их ноги двигались по затуманенным осколкам старого стекла, по лоскутам шелков, костям мёртвых котят и кроликов. Геометрическая дорожка вывела их к вздувшимися разодранным гобеленам, запаху пыли, и более древних зверюг, чем та у костра… единороги, химеры… но что там за гирлянды в дверных проёмах детского размера? Головки чеснока? Погоди—ими кажется отпугивают вампиров? Слабый запах чеснока доносится к нему в тот самый миг, вторжение Балканской крови в мотив его севера, когда он оборачивается спросить действительно ли она Катье. Прекрасная маленькая королева Трансильвании. Но музыка уже умолкла. Она испарилась уже из его рук. </text:p>
      <text:p text:style-name="Text_20_body">Ну, вот он скользит по Зоне как сердцевидная дощечка по доске Видже, а что показывается внутри пустого круга в его мозгу может сложиться в послание, а может и нет, ему виднее. Но он ощущает внимательные пальцы, что неслышно, однако уверено, возложены на его дни и, как ему думается, это пальцы Катье. </text:p>
      <text:p text:style-name="Text_20_body">Он всё ещё Йан Скафлинг, военный (мирный?) корреспондент, хотя снова облачился в Британскую униформу с некоторых пор, и времени у него вагон на этих поездах, чтоб так и эдак обдумывать информацию контрабандно доставленную Марио Швейтаром ещё там в Цюрихе. Среди прочего, толстая папка по Imipolex G, и та<text:span text:style-name="T501">м</text:span>, похоже, указывает<text:span text:style-name="T501">ся</text:span> Нордхаузен. Инженер, заказавший Imipolex, некто Франц Пёклер, прибыл в Нордхаузен в начале 44-го, когда ракета переводилась в массовое производство. Он был <text:span text:style-name="T501">приписан к</text:span> <text:s/>Мительверке, <text:s/>подземном<text:span text:style-name="T502">у призводственному</text:span> комплекс<text:span text:style-name="T502">у</text:span> <text:span text:style-name="T502">в подчинении </text:span><text:s/>SS. <text:span text:style-name="T502">И</text:span> слова <text:span text:style-name="T502">нет</text:span>, куда он делся при эвакуации завода в феврале и марте. Но Йан Скафлинг, асс репортёрской журналистики, наверняка найдёт зацепку в Мительверке. </text:p>
      <text:p text:style-name="P136">Слотроп сел в раскачивающийся вагон с тридцатью другими продрогшими оборванными душами, глаза <text:span text:style-name="T502">пере</text:span>полнены зрачками, губы в кратерах болячек. Они пели, <text:span text:style-name="T502">не все, но </text:span>некоторые. Многие из них ещё дети. Это песня Перемещённого Лица, Пе-Эла, и Слотропу не раз ещё доведётся <text:span text:style-name="T502">выслушать</text:span> её в Зоне, на привалах, на дорогах, в дюжине вариаций: </text:p>
      <text:p text:style-name="P255">Как увидишь поезд этим вечером,</text:p>
      <text:p text:style-name="P255"><text:soft-page-break/>На краю небес вдали, </text:p>
      <text:p text:style-name="P255">Завернись в одеяло из досок </text:p>
      <text:p text:style-name="P255">Пусть пройдёт он, а ты засни. </text:p>
      <text:p text:style-name="P255"/>
      <text:p text:style-name="P256"><text:span text:style-name="T503">Ночь за ночью поезда нас зовут</text:span>, </text:p>
      <text:p text:style-name="P255">Из далей <text:span text:style-name="T504">где меркнет свет</text:span>, </text:p>
      <text:p text:style-name="P256"><text:s/><text:span text:style-name="T503">Ч</text:span>ерез пустые города <text:span text:style-name="T503">п</text:span>оезда <text:span text:style-name="T503">те</text:span> идут, </text:p>
      <text:p text:style-name="P255"><text:span text:style-name="T504">Нигде им пристанища нет</text:span>. </text:p>
      <text:p text:style-name="P255"/>
      <text:p text:style-name="P255">Паровоз без машиниста, </text:p>
      <text:p text:style-name="P255">И прожектор светит сам, </text:p>
      <text:p text:style-name="P255">Пассажиров им не надо </text:p>
      <text:p text:style-name="P255">Полуночным поездам, </text:p>
      <text:p text:style-name="P255"/>
      <text:p text:style-name="P255">Опустели все вокзалы, </text:p>
      <text:p text:style-name="P255">Рельсы холодно молчат: </text:p>
      <text:p text:style-name="P255">Что <text:span text:style-name="T504">теряем –</text:span> им в прибыток, </text:p>
      <text:p text:style-name="P255"><text:span text:style-name="T506">И </text:span>колёса <text:span text:style-name="T506">всё</text:span> стучат. </text:p>
      <text:p text:style-name="P255"/>
      <text:p text:style-name="P257">Поезда<text:span text:style-name="T505">м</text:span> <text:span text:style-name="T505">средь</text:span> ночи чёрной,</text:p>
      <text:p text:style-name="P255"><text:span text:style-name="T505">Вольно</text:span> вместе с ветром выть, </text:p>
      <text:p text:style-name="P257"><text:span text:style-name="T507">Да греметь во тьме бездонной</text:span>, </text:p>
      <text:p text:style-name="P255">Ну, а нам петь и грешить. </text:p>
      <text:p text:style-name="P191"/>
      <text:p text:style-name="P191">Трубки ходят по кругу. Дым зависает на сырых деревянных брусьях, выплёскивается через щели в <text:span text:style-name="T508">течение </text:span>ноч<text:span text:style-name="T508">и</text:span>. Спящие дети заходятся кашлем, пищат рахитичные младенцы… время от времени матери перекинутся словом. Слотроп нахохлился над своим бумажным <text:span text:style-name="T508">несчастьем</text:span>. </text:p>
      <text:p text:style-name="Text_20_body">Досье Швейцарской фирмы на Л. (т. е. Ласло) Джамфа перечисляет все его достижения к моменту <text:span text:style-name="T508">его </text:span><text:s/>при<text:span text:style-name="T508">езда для</text:span> работ<text:span text:style-name="T508">ы</text:span> в Цюрихе. <text:span text:style-name="T508">В</text:span>ыясн<text:span text:style-name="T508">яется</text:span>, <text:span text:style-name="T508">что</text:span> он сидел—в качестве символического учёного—в совете директоров Химической Корпорации Грёсли после 1924 года. Среди биржевых бумаг данной фирмы и её кусочков-отростков в Германии за тот же период—в <text:soft-page-break/>последующие год-два отростки были вобраны гигантским спрутом ИГ—имелась запись о сделке между Джамфом и м-ром Лайлом Блендом из Бостона, штат Масачусетс. </text:p>
      <text:p text:style-name="P137">Лёг на курс, Джексон. Имя Лайла Бленда ему знакомо, даже очень. И оно же часто всплывает в частных записях Джамфа о <text:span text:style-name="T508">личных</text:span> деловых сделках. Похоже этот Бленд, в начале двадцатых, плотно стыковался с операциями Гуго Штинеса в Германии. Штинес, при жизни, <text:span text:style-name="T508">представлял из себя</text:span> вундеркинда Европейских финансов. За пределами Рура, где его семья на протяжении поколений <text:span text:style-name="T509">оставались</text:span> угольными баронами, молодой Штинес создал <text:span text:style-name="T509">обширную</text:span> империю производства стали, газа, электроэнергии, трамвайных и судоходных линий <text:span text:style-name="T509">прежде</text:span>, <text:span text:style-name="T509">чем</text:span> ему исполнилось 30. Во время Мировой Войны он тесно сотрудничал с Вальтером Ратенау, заправлявшего тогда всей экономикой. После войны Штинесу удаётся объединить горизонтальный электрический трест Сименс-Шухерт с запасами угля и железа <text:span text:style-name="T509">под контролем </text:span>Рейнелбе-Юнион в <text:span text:style-name="T509">единый </text:span>сверх-картель, ставший как вертикальным, так и горизонтальным, и вкладывал деньги буквально во всё—судоверфи, пароходные линии, отели, рестораны, леса, производство бумаги, газеты—при этом продолжал валютные спекуляции, скупа<text:span text:style-name="T509">л</text:span> иностранные деньги за марки занятые в Рей<text:span text:style-name="T509">х</text:span>сбанке, <text:span text:style-name="T509">по</text:span>нижая <text:span text:style-name="T509">затем </text:span>курс марки, и выплачива<text:span text:style-name="T509">л</text:span> займы ничтожной долей <text:span text:style-name="T509">от </text:span>первоначальной <text:span text:style-name="T509">суммы</text:span>. Бол<text:span text:style-name="T509">е</text:span>е всех прочих финансистов <text:span text:style-name="T509">в нём видели виновника</text:span> Инфляции. В те дни за покупками на день ты отправлялся с мешком марок на тачке и их же использовал как туалетную бумагу, если тебе было чем срать. Международные связи Штинеса охватывали весь мир—Бразилия, Индокитай, Соединённые Штаты—на бизнесменов подобных Лайлу Бленду его показатели роста доходов действовали неотразимо. По возникшей в те времена теории, Штинес сговорился с Круппом, Тиссеном и другими обесценить марку и тем самым освободить Германию от уплаты её военных долгов. </text:p>
      <text:p text:style-name="Text_20_body">Связь с Блендом не очень ясна. Записи Джамфа упоминают, что тот устраивал контракты на многотонные поставки негосударственных бумажных денег, так называемые Нотгельд, Штинесу и его коллегам, а также «банкноты МЕФО» в Веймарскую республику—одна из многих бухгалтерских уловок Ялмара Шахта, чтобы в официальных отчётах не оставалось и намёка о закупках вооружений, что запрещалось Версальским договором. </text:p>
      <text:p text:style-name="Text_20_body">Некоторые из таких банкнотных контрактов выводили на некое предприятие в Масачусетсе, в совете которого сидел и Лайл Бленд. Контрактором значилась Бумажная Компания Слотропа. </text:p>
      <text:p text:style-name="Text_20_body">Он прочитывает собственное имя не слишком-то удивляясь. Оно сюда вполне вписывается, как большинство мелких деталей по ходу <text:span text:style-name="Emphasis">déjà vu</text:span>. Вместо нежданного озарения (даже в <text:span text:style-name="T510">образе</text:span> человеческого существа: золотистого и предостерегающе невесомого), пока он уставился на эту семёрку зачернённых значков, в нём проворачивается неприятный желудочный случай, жутко осязаемый, как <text:span text:style-name="T510">нарастающий</text:span> позыв к рвоте—такое же головокружение, что однажды, очень давно, охватывало его в Гимлер-Шпильзааль. Противогаз обжимает его голову, резиновый, нескончаемый, давит со всех сторон, это чувство нам знакомо, да, но… У него при этом ещё и хуй встаёт, без особого повода. И к тому же опять <text:span text:style-name="T510">э</text:span>тот <text:span text:style-name="T1">запах</text:span>, запах из времени до начала его сознательной памяти, вкрадчивый химический запах, угрожающий, неотступный, такой не встретишь в мире—<text:span text:style-name="T35">так пахнет дыхание</text:span><text:span text:style-name="T1"> Запретного Крыла</text:span>… квинтэссенция всех тех неподвижных фигур, что ждут его внутри, берут на слабо́, чтобы вошёл узнать тайну, которую не переживёт. </text:p>
      <text:p text:style-name="Text_20_body"><text:soft-page-break/>Однажды что-то сделали с ним, в комнате, где он беспомощно лежал…. </text:p>
      <text:p text:style-name="Text_20_body">У его эрекции какой-то отдалённый гул, словно <text:span text:style-name="T510">от </text:span>вживлённ<text:span text:style-name="T510">ого</text:span> <text:span text:style-name="T510">прибора</text:span>, <text:span text:style-name="T510">который они внесли</text:span> в его тело подобно колониальному аванпосту тут, в нашем неупорядоченном шумном мире, ещё одно <text:span text:style-name="T510">из </text:span>представительств их белой Метрополии за тридевять земель…. </text:p>
      <text:p text:style-name="Text_20_body">Печальный случай, чего уж там. Слотроп, разнервничавшись, продолжает чтение. Лайл Бленд, да? Ещё бы, всё сходится. Он может смутно припомнить те раза два, когда он видел Дядю Лайла. Тот человек приходил к его отцу, приветливый, со светлыми волосами, пройдоха в региональном стиле Джима Фиска. Бленд всегда хватал маленького Тайрона и покачивал его за ноги. Слотроп не протестовал—в те времена ему и кверх ногами нравилось. </text:p>
      <text:p text:style-name="Text_20_body">Судя по тому, что идёт дальше, Бленд или предчувствовал, что Штинесу подкрадывается капец, либо просто занервничал. В начале 23-го он начал <text:span text:style-name="T510">рас</text:span>продавать свою долю в операциях Штинеса. <text:span text:style-name="T510">Какая-то</text:span> из <text:span text:style-name="T510">таких</text:span> продаж произв<text:span text:style-name="T510">одилась</text:span> через Ласло Джамфа <text:span text:style-name="T510">в </text:span>Химической Корпорации Грёсли (впоследствии Psychochemie AG). Одним из активов переведённых в той сделке стало «владение предприятием Чёрный Пацан целиком. Продавец соглашается исполнять обязанности по наблюдению в продолжение времени, сколько понадобиться Деляге для выкупа, приемлемость которого определяется продавцом». </text:p>
      <text:p text:style-name="Text_20_body">Кодовая книга Джамфа оказалась в досье. Тоже ведь часть личности, в конце концов. «Деляга» было кодовым именем Гуго Штинеса. Тонкое чувство юмора, старый пердун. Напротив «Чёрного Пацана» значатся лишь инициалы: «Т. С.» </text:p>
      <text:p text:style-name="Text_20_body">Ну, святые угодники, прикидывает Слотроп, это должен быть я, ха. Исключая побочную вероятность: Тупая Срань. </text:p>
      <text:p text:style-name="Text_20_body">В списке задолженности «Чёрному Пацану», неоплаченный остаток счёта Гарвардского университета, около $5000, включая проценты, как «условлено (устно) с Чёрным Папой». </text:p>
      <text:p text:style-name="Text_20_body">«Чёрный Папа» это кодовое обозначение для «С. С.» Что, исключая побочную вероятность "Сукин Сын", похоже собственный отец Слотропа, Саймон. Чёрн<text:span text:style-name="T516">о</text:span>папа Слотроп. </text:p>
      <text:p text:style-name="P138">Н<text:span text:style-name="T511">е</text:span>слабый способ докопаться, что твой отец заключил, 20 лет тому, сделку для <text:span text:style-name="T511">о</text:span>платы тво<text:span text:style-name="T511">его</text:span> образовани<text:span text:style-name="T511">я</text:span>. Если вдуматься, Слотропу не <text:span text:style-name="T511">слишком-то </text:span>удавалось увязывать объявления о неминуемом разорении семьи, на протяжении всей Депрессии, с комфортом предоставленным ему в Гарварде. Ну, так что же за сделка заключена была между его отцом и Блендом? Я был продан, Боже правый, меня продали в ИГ Фарбен как кусок говядины. А <text:span text:style-name="T511">насчёт </text:span>наблюдени<text:span text:style-name="T511">я</text:span>? Штинес, как любой промышленный император, имел в своей компании штат шпионов. Точно так же и ИГ. Выходит Слотроп находился у них под присмотром—м-может с момента рождения? Ввеее… </text:p>
      <text:p text:style-name="Text_20_body">Вновь в его мозгу всплеск страха. Такой не <text:span text:style-name="T511">обуздат</text:span>ь обычным Ёб Твою… Запах, запретная комната, на самом краешке его памяти. Не видно, <text:span text:style-name="T511">нет возможности </text:span>различить. Он и не хочет. Это смыкается с Самым Худшим. </text:p>
      <text:p text:style-name="Text_20_body">Ему известно каким должен быть тот запах: хотя согласно этим бумагам для этого ещё слишком рано, хотя он никогда не пересекался с ним в дневных координатах <text:span text:style-name="T511">своей</text:span> жизни, однако, <text:s/>в <text:soft-page-break/><text:span text:style-name="T511">самых</text:span> глубин<text:span text:style-name="T511">ах</text:span>, <text:span text:style-name="T511">вернувшись </text:span>обратно <text:s/>в <text:span text:style-name="T511">ту </text:span>тёпл<text:span text:style-name="T511">ую</text:span> тем<text:span text:style-name="T511">ень</text:span>, <text:span text:style-name="T511">к</text:span> начальны<text:span text:style-name="T511">м</text:span> форм<text:span text:style-name="T511">ам</text:span>, где часы и календари мало что значат, он знает, <text:s/>то, что преследует его сейчас, окажется запахом Imipolex G. </text:p>
      <text:p text:style-name="Text_20_body">А ко всему этому тут ещё и тот недавний сон, который страшно увидеть снова. Он был в своей комнате, дома. Летний день сирени и пчёл, и тёплый воздух в открытое окно. Слотроп нашёл очень <text:span text:style-name="T512">древний</text:span> словарь технического немецкого. Тот упал и раскрылся на определённой странице, что наёжилась чёрным шрифтом. Прочитывая страницу, он доходит до ДЖАМФ. В определении стоит: я. Он проснулся умоляя Это<text:span text:style-name="Emphasis"> нет</text:span>—но даже после пробуждения, он знал наверное, и останется уверен, что Это может явиться ему снова, как только Оно так захочет. Возможно, и тебе знаком этот сон. Возможно, Оно предупреждало тебя никому не называть Его имени. Если да, тогда тебе известно каково Слотропу. </text:p>
      <text:p text:style-name="Text_20_body">На этом он подымается на ноги, пошатываясь, направляется к двери товарного вагона, что ползёт вверх по уклону. Отодвинув дверь в сторону, он выскальзывает наружу—действие действие—и карабкается по лесенке на крышу. За полметра от его лица, тут висит двойной ряд блестящих ярких зубов в воздухе. Именно то, что ему надо. Это Майор Марви из армейской артилерии США, командир Мамочек Марви, самой хитрожопой группы технической разведки на всё эту ёбаную Зону, мистер. Слотроп может называть его Дуэйн, если хочет. «Распробуги всю их вуги! Зацени этих <text:span text:style-name="T1">джунглевых</text:span> зайчиков <text:span text:style-name="T515">прям ото </text:span>в <text:span text:style-name="T1">следующем вагоне</text:span>! Ни себе хохо!» </text:p>
      <text:p text:style-name="Text_20_body">– Погоди-ка,– грит Слотроп,– я похоже чёй-то проспал или ещё чего.– Этот Марви жирный-прежирный. Штаны заправлены в начищенные ботинки, валик жира свешивается поверх армейского ремня, на котором он держит свои солнцезащитные очки и кольт .45, волосы прилизаны назад, глаза как предохранительные клапаны, что таращятся на тебя как только—вот как сейчас—давление у него в голове зашкаливает. </text:p>
      <text:p text:style-name="Text_20_body">На попутном П-47, он прилетел из Парижа в Кассель, пересел на этот поезд к западу от Хайлигенштадта. Его место назначения Мительверке, как и у Йана Скафлинга. Надо скоорд<text:span text:style-name="T512">и</text:span>нироваться с каким-то проектом Гермес парней из Дженерал Электрик. Конечно же, действуют ему на нервы, те негры по соседству. –«Эй, можешь сделать неплохую статью. Предупреди своих дома». </text:p>
      <text:p text:style-name="Text_20_body">– Военнослужащие? </text:p>
      <text:p text:style-name="P139">– Нет блядь. Капустники. Юго-Западные Африканосы. Вроде того. Так говоришь, ты не знал? Да брось. О. Разведка Англикашек мало ела каши, хахахах, без обид, сам знаешь. Я думал всем известно.– Тут следует крутая побасенка—похоже, состряпанная <text:span text:style-name="T513">при </text:span>ВКОЭС, фантази<text:span text:style-name="T513">ям</text:span> Геббельса не <text:span text:style-name="T513">хватало такой</text:span> разухабист<text:span text:style-name="T513">ости</text:span>, те не улетали дальше Альпийских Редутов и тому подобного—про планы Гитлера установить Нацистскую империю в чёрной Африке, но планы ухнули, когда старый вояка Паттон отшиб Роммелю задницу в пустыне. –«Получите вашу жопу, Генерал». –«<text:span text:style-name="Emphasis">Ach du lieber! Mein Arsch</text:span>! АГА—хахаха...»– комически хватается за свои широкие штанины сзади. Вопщем, чёрным кадрам уже ничто не светило в Африке, остались в Германии как эмиграционное правительство даже без официального признания, как-то прибились к артиллерии Германской армии и очень скоро обучились запускать ракеты. А теперь просто болтаются без дела. Дикие. Не были интернированы как военнопленные <text:span text:style-name="T513">и</text:span> даже, как известно <text:soft-page-break/>Марви, не разоружены. –«Мало нам забот с Русами, <text:span text:style-name="T513">Л</text:span>ягушатниками, <text:span text:style-name="T513">А</text:span>нгликашками—уй, извини, приятель. Так теперь ещё влупились не просто в ниггеров, а в ниггеров <text:span text:style-name="T36">К</text:span><text:span text:style-name="T1">апустников</text:span>. Охренеть, Исусе. <text:span text:style-name="T513">После</text:span> Д<text:span text:style-name="T513">ня</text:span> Победы почти везде, где была ракета, <text:span text:style-name="T513">встретишь</text:span> ниггера. Никогда чтоб вся батарея из одних буги-вугов, даже <text:span text:style-name="T513">К</text:span>апустники не <text:span text:style-name="T1">настолько</text:span> тупые! Одна батарея это 81 человек, <text:span text:style-name="T1">плюс</text:span> всё <text:span text:style-name="T513">её</text:span> обеспечение, тут тебе и управление стартом, и электричество, и топливо, охранение тоже—кореш, это <text:span text:style-name="T513">получилася</text:span> б целая куча ниггеров в одном месте. А они всё так же по<text:span text:style-name="T513">разбросаны</text:span>, как раньше? Вот узнай и заимеешь полную сенсацию, друг. Патамушша, если они теперь соберутся вместе, будет <text:span text:style-name="T1">бааальшущая</text:span> беда! В том вагоне их не меньше как дюжины две—прямо там, слушай. А и они <text:span text:style-name="T1">едут в Нордхаузен</text:span>, приятель!»– толстый палец тычет в грудь на каждое слово,– «а? И шо по-твоему они задумали? Знаешь шо я думаю? У них есть план. Да. Думаю насчёт ракет. Не спрашивай как, ну, просто вот сердцем чую. А и сам знаешь, это <text:span text:style-name="T1">жуть</text:span> как опасно. Нельзя <text:span text:style-name="T1">им</text:span> доверять— С <text:span text:style-name="T1">ракетами</text:span>? Они же как дети, их раса. Мозги ме<text:span text:style-name="T513">л</text:span>ь<text:span text:style-name="T513">ч</text:span>е. </text:p>
      <text:p text:style-name="Text_20_body">– Зато наше терпение,– добавляет спокойный голос из темноты,– <text:span text:style-name="T514">необъятно</text:span>, хотя, <text:span text:style-name="T514">пожалуй</text:span>, не безгранично.– С этими словами, высокий Африканец с широкой длинной бородой подступает <text:span text:style-name="T514">и </text:span>сошвыр<text:span text:style-name="T514">ивает</text:span> толстяка Американца, который успевает кратко вскрикнуть, слетая с крыши. Слотроп и Африканец прослеживают как Майор скатывается с насыпи, отстав от поезда и, <text:span text:style-name="T517">колеся</text:span> руками-ногами, пропадает из виду. Ели толпятся на холмах. Ущербная луна взошла над зазубренным кряжем.</text:p>
      <text:p text:style-name="P192">Человек представляется как Оберст Енцин, из <text:span text:style-name="Emphasis">Schwarzkommando</text:span>. Он просит извинить его за проявленную несдержанность, замечает нарукавную повязку Слотропа и отказывается давать интервью прежде, чем тот успел и сказать хоть слово. –«Статьи не получится. Мы такие же перемещённые лица, Пе-Элы, как и все остальные. </text:p>
      <text:p text:style-name="Text_20_body">– Майора, похоже, беспокоило, что вы направляетесь в Нордхаузен. </text:p>
      <text:p text:style-name="Text_20_body">– <text:span text:style-name="T519">С</text:span> Марви одн<text:span text:style-name="T519">и</text:span> беспокойств<text:span text:style-name="T519">а</text:span>, это точно. Всё же он не настолько большая проблема как...– Он всматривается в Слотропа.– Хмм. А вы действительно военный <text:span text:style-name="T519">корреспондент</text:span>? </text:p>
      <text:p text:style-name="Text_20_body">– Нет. </text:p>
      <text:p text:style-name="Text_20_body">– Независимый агент, я полагаю. </text:p>
      <text:p text:style-name="Text_20_body">– Не уверен насчёт «независимого», Оберст. </text:p>
      <text:p text:style-name="Text_20_body">– Но вы вот независимый. Мы все тут свободны. Увидите сами. И очень скоро.– Он шагает прочь по хребту товарного вагона, помахав на прощанье.– Очень скоро… </text:p>
      <text:p text:style-name="Text_20_body">Слотроп сиди<text:span text:style-name="T518">т</text:span> на крыше, по<text:span text:style-name="T518">чёсывает</text:span> свои босые ноги. Друг? Добрый знак? <text:span text:style-name="T521">^</text:span><text:span text:style-name="T1">Чёрные ракетчики</text:span>? Что блядь за головоломки? </text:p>
      <text:p text:style-name="P258">Ну, банда, <text:s/>утро доброе, начнём его прощаньем:</text:p>
      <text:p text:style-name="P259"><text:span text:style-name="T519">Бывай, </text:span>Втора-а-я Мирова-а-я!</text:p>
      <text:p text:style-name="P258"><text:span text:style-name="T518">П</text:span>ока, трах-тарарах! </text:p>
      <text:p text:style-name="P258">Б<text:span text:style-name="T519">итвы позади</text:span> и мы кайфуем, </text:p>
      <text:p text:style-name="P258"><text:soft-page-break/>И вот он я, несу вам солнца на плечах— </text:p>
      <text:p text:style-name="P258">Привет, Германский Герман, и неча рожу кривить, </text:p>
      <text:p text:style-name="P258">Домой ты попадёшь, так радуйся давай— </text:p>
      <text:p text:style-name="P258">Нам тут в Ракете хмурых лиц не нада, </text:p>
      <text:p text:style-name="P258">У нас прекрасен каждый-божий день— </text:p>
      <text:p text:style-name="P258">(Брось хныкать, Гретхен!) <text:span text:style-name="T519">В</text:span>аляй </text:p>
      <text:p text:style-name="P258">И поимей прекрасный деееень! </text:p>
      <text:p text:style-name="Text_20_body">Утром Нордхаузен: пастбище зелёный салат, хрусткий, в каплях дождя. Всё свежо, промыто. Гарц горбится со всех сторон, тёмные склоны до верху в бороде из ел<text:span text:style-name="T519">ей</text:span>, пихт, лиственниц. Дома с высокими фронтонами, лужи воды с отражением неба, грязь на дорогах, Американские и Русские военные валят в и из кабаков и импровизированных магазинчиков, у каждого на боку пистолет. Луга и бессвязные клинья на сторонах гор истекают пёстрым светом покуда дождевые тучи продвигаются над Тюрингией. Замки унасестились высоко над городами, заныривая и всплывая из разорванных туч. Старые лошади с ошмётками грязи на узловатых коленях, коротконогие и широкогрудые, напрягают шеи в хомутах сдвоенных запряжек, тяжёлые подковы всплескивают букеты грязи каждым мокрым шлёпом, от виноградников к кабакам. </text:p>
      <text:p text:style-name="Text_20_body">Слотроп забредает в лишённую крыш часть города. Старики в чёрном поторапливаются меж стен, как летучие мыши. Магазины и дома тут давно разграблены рабами-рабочими освобождёнными из лагеря Дора. Целая куча этих <text:span text:style-name="T521">^</text:span><text:span text:style-name="T1">педиков</text:span> всё ещё тут с корзинами и розовыми треугольниками по статье 175, увлажнённо выглядывают в дверные проёмы. Из выступающей, лишённой стекла витрины магазина одежды, в сумраке позади пластмассового манекена, лысого, опрокинутого, вскинувшего к небу руки с пальц<text:span text:style-name="T519">ами</text:span> скрюченными для букета или фужера, которые ему уже никогда не держать, Слотроп слышит пение девушки. Подыгрывает себе на балалайке. Одна из тех грустных парижских песенок на три-четверти. </text:p>
      <text:p text:style-name="P258">Любовь никогда не уйдёт, </text:p>
      <text:p text:style-name="P258">До конца никогда не умрёт, </text:p>
      <text:p text:style-name="P258">При взгляде на сувенир, </text:p>
      <text:p text:style-name="P258">Нежданно вдруг оживёт. </text:p>
      <text:p text:style-name="P258"/>
      <text:p text:style-name="P258">Ты покинул меня, </text:p>
      <text:p text:style-name="P258">Но цветок розы белой </text:p>
      <text:p text:style-name="P258">Хранит книга моя, </text:p>
      <text:p text:style-name="P258">Меж страниц пожелтелых… </text:p>
      <text:p text:style-name="P258"/>
      <text:p text:style-name="P258"><text:soft-page-break/>Год сменяется годом, </text:p>
      <text:p text:style-name="P258">Я давно уж не та, </text:p>
      <text:p text:style-name="P258">Отчего же слезами </text:p>
      <text:p text:style-name="P258">Роза та залита… </text:p>
      <text:p text:style-name="P258"/>
      <text:p text:style-name="P258">Любовь не пройдёт никогда, </text:p>
      <text:p text:style-name="P258">Если это любовь, </text:p>
      <text:p text:style-name="P258">Днём, иль ночью тревожит она, </text:p>
      <text:p text:style-name="P258">Вновь свежа и нежна, </text:p>
      <text:p text:style-name="P258">Как алая роза, любимый, </text:p>
      <text:p text:style-name="P258">Что я тебе подарила. </text:p>
      <text:p text:style-name="Text_20_body">Как оказалось, её зовут Гели Трипинг, а балалайка от русского офицера разведки по фамилии Чичерин. По-своему, Гели тоже занимается разведкой—временами, во всяком случае. Этот Чичерин, похоже, держит гарем, по девушке в каждом ракетном городе Зоны. Да, вот ещё один ракетный маньяк. Слотроп чувствует себя участником экскурсии. </text:p>
      <text:p text:style-name="Text_20_body">Гели толкует о своём ненаглядном. Они сидят в её комнате без крыши, пьют бледное вино, которое в округе зовётся Нордхаузенский Сок Теней. Над головой чёрные дрозды с жёлтыми клювами ширяют в небе, кружат в солнечном свете, взлетев из своих гнёзд в горных замках наверху и руин города понизу. Вдалеке, наверное на рыночной площади, колонна грузовиков стоит урча всеми своими моторами, запах выхлопных газов разносится по лабиринту стен, обомшелых, сочащихся водой, с тараканами в поисках поживы, стен<text:span text:style-name="T519">ы</text:span> сбивают с толку звук моторов и, кажется, он идёт <text:span text:style-name="T519">с</text:span>о всех сторон. </text:p>
      <text:p text:style-name="Text_20_body">Она худа, немного неловка, очень молода. В глазах её нет и следа порчи—возможно всю свою Войну она провела под кровом, в безопасности, покое, играя с лесными зверушками где-нибудь на отшибе. Её песня, соглашается она со вздохом, в основном просто мечтания. –«Если его нет, то уж нет. Когда ты зашёл, мне почти показалось, что это Чичерин». </text:p>
      <text:p text:style-name="Text_20_body">– Ничего подобного. Старательный пёс из породы ищеек новостей, вот и всё. Никаких гаремов, никаких ракет. </text:p>
      <text:p text:style-name="Text_20_body">– Это договорённость,– говорит она,– Тут <text:span text:style-name="T520">до того </text:span>всё <text:s/>неорганизованно. Без договорённостей никак не<text:span text:style-name="T520">л</text:span>ь<text:span text:style-name="T520">зя</text:span>. Сам увидишь.– И он действительно увидит—столкнётся с тысячами договорённостей об обогреве, любви, просто передвижении по дорогам, путям, каналам. Даже Группа 5-ти, живя своей фантазией будто стала теперь единственной властью в Германии, является просто договорённостью <text:span text:style-name="T520">являться</text:span> победителями, только и всего. Не более и не менее реальной, чем все прочие, такие частные, умалчиваемые, пропавшие для Истории. Слотроп, хоть он пока что не знает об этом, является настолько же правомочным государством, как любое другое в эти дни в Зоне. Никакая не паранойа. Просто как оно есть. Временные альянсы <text:soft-page-break/>заключаются и расторгаются. Он и Гели достигают свою договорённость утаённую от оккупированных улиц останками стен, на древней кровати с четырьмя стойками обёрнутой к тёмному зеркалу трюмо. Через крышу, которой нет, ему виден затяжной горный подъём покрытый деревьями. Вино в её дыхании, мягкий пушок в ямках под руками, в ляжках упругость саженцев под ветром. Едва он успел войти, она <text:span text:style-name="T520">тут же</text:span> кончает, фантазии о Чичерине, нескрываемо и трогательно, на её лице. Это раздражает Слотропа, хотя не мешает кончить и самому. </text:p>
      <text:p text:style-name="P291">Тупизм нахлынул сразу же как обмяк, пошли смешные вопросы, типа, какое такое слово отвадило от Гели всех, кроме меня. Или, может что-то во мне напоминает ей Чичерина, а если так, <text:span text:style-name="T528">^</text:span><text:span text:style-name="T1">что</text:span> именно? А, интересно, где этот Чичерин сейчас? Он <text:span text:style-name="T522">погружается</text:span> в дремоту, вновь возбуждается её губами, пальцами, скольжением по нему рос<text:span text:style-name="T522">ян</text:span>ых ног. Солнце в <text:span text:style-name="T522">броске</text:span> через их кусочек неба, затмевается грудью, отражается в её детских глазах… затем тучи, дождь, от которого она натягивает зелёный брезент с кисточками, которые сама нашивала, на манер балдахина… дождь хлыщет с кисточек, холодный и звучный. Свечерело. Она <text:span text:style-name="T522">угощает</text:span> его вареной капустой, ложк<text:span text:style-name="T522">а</text:span> из старинного наследства, с гребешком. Они снова пьют то же вино. Сумерки в мягких тонах. Дождь перестал. Где-то дети пинают пустую бензиновую канистру <text:span text:style-name="T522">вдоль</text:span> мостовой. </text:p>
      <text:p text:style-name="Text_20_body">Что-то <text:span text:style-name="T523">грянуло</text:span>, хлопая крыльями, с неба, когти скребут верх балдахина. «Что это?»– <text:span text:style-name="T523">сквозь сон,</text:span> и она снова укрывает одеялом, ну же, Гели... </text:p>
      <text:p text:style-name="Text_20_body">– Мой филин,– грит Гели,– Вернер. Там в верхнем ящике шифоньера есть шоколадка, ^<text:span text:style-name="Emphasis">Liebchen</text:span>, можешь его покормить? </text:p>
      <text:p text:style-name="Text_20_body">Да уж, ^<text:span text:style-name="Emphasis">Liebchen</text:span>. Выбравшись из постели, впервые за весь день вертикально, Слотроп снимает обёртку с Беби Рут, откашливается, решает не спрашивать откуда у неё это, потому что он и так знает, и зашвыривает шоколад на брезент тому Вернеру. Вскоре, снова лёжа вместе, они слышат хруст арахиса, прищёлкивания клюва. </text:p>
      <text:p text:style-name="Text_20_body">– Шоколадные батончики,– брюзжит Слотроп,– Что с ним не так? Ты что, не знаешь? Ему надо </text:p>
      <text:p text:style-name="Text_20_body">охотиться на мышей или ещё какую-то там херню. Ты превратила его в ручную сову. </text:p>
      <text:p text:style-name="Text_20_body">– Ты и сам лентяй,– младенческие пальцы сползают вниз по его рёбрам. </text:p>
      <text:p text:style-name="Text_20_body">– Ну—могу поспорить—ладно, забудь—могу поспорить, что <text:span text:style-name="T529">^</text:span><text:span text:style-name="T1">Чичерину</text:span> не приходиться вставать и кормить ту сову. </text:p>
      <text:p text:style-name="Text_20_body">Она застывает, рука остановилась в движении. –«Он любит Чичерина,. Никогда не прилетит <text:s/><text:span text:style-name="T523">полакомится</text:span>, <text:span text:style-name="T523">пока тот не </text:span>тут. </text:p>
      <text:p text:style-name="Text_20_body">Слотроп похолодел, точнее оледенел. «Э-э, ты ж не имеешь в виду, что Чичерин и вправду, э-э..» </text:p>
      <text:p text:style-name="Text_20_body">– Должен бы был,– вздыхает. </text:p>
      <text:p text:style-name="Text_20_body">– О. Когда? </text:p>
      <text:p text:style-name="Text_20_body">– Сегодня утром. <text:span text:style-name="T523">Но где-то </text:span>задерживается. Так<text:span text:style-name="T523">ое </text:span>случается. </text:p>
      <text:p text:style-name="Text_20_body"><text:soft-page-break/>Слотроп выс<text:span text:style-name="T523">прыгну</text:span>л из кровати до середины комнаты, хуй упал, один носок одет, второй держит в зубах, голова продета не в тот проём майки, зиппер ширинки заело, орёт <text:span text:style-name="T523">^</text:span><text:span text:style-name="T1">блядь</text:span>. </text:p>
      <text:p text:style-name="Text_20_body">– Мой бравый Англичанин,– мурлычет она. </text:p>
      <text:p text:style-name="Text_20_body">– Что ж ты раньше не сказала, Гели, а? </text:p>
      <text:p text:style-name="P288">– О, иди сюда. Ночь уже, он где-нибудь с женщиной. <text:span text:style-name="T523">Один н</text:span>е может спать один. </text:p>
      <text:p text:style-name="Text_20_body">– Надеюсь, ты сможешь. </text:p>
      <text:p text:style-name="Text_20_body">– Тише ты. Ну, иди же. Куда пойдёшь босиком? Я дам тебе его старые ботинки и расскажу его тайны. </text:p>
      <text:p text:style-name="Text_20_body">– Тайны?– Ой, осторожней, Слотроп,– Зачем мне его— </text:p>
      <text:p text:style-name="Text_20_body">– Ты не военный корреспондент. </text:p>
      <text:p text:style-name="Text_20_body">– Ну, почему все твердят это? Никто мне не верит.– Машет перед ней своей нарукавной повязкой.– Читать умеешь? Грит: « Военный Корреспондент». У меня даже усы вот есть, а? Прям как Эрнест Хемингуэй. </text:p>
      <text:p text:style-name="Text_20_body">– О. Тогда я так думаю, <text:span text:style-name="T524">что </text:span>ты вовсе не ищешь Ракету Номер 00000. Надо же, <text:s text:c="2"/>глупо <text:span text:style-name="T524">так</text:span> <text:span text:style-name="T524">ошиблась</text:span>. Извини. </text:p>
      <text:p text:style-name="Text_20_body">Ой-ой, мне надо уносить ноги отсюда, грит Слотроп сам себе, тут явный капкан для шантажа, мэн. Кто ещё будет гоняться за <text:span text:style-name="T524">единственной</text:span> ракетой из 6000 <text:span text:style-name="T524">оборудованной</text:span> прибором <text:span text:style-name="T524">из </text:span>Imipolex G? </text:p>
      <text:p text:style-name="Text_20_body">– А про <text:span text:style-name="T524">^</text:span><text:span text:style-name="T1">Schwarzgerät</text:span>, тебе вообще до лампочки,– не унимается она. <text:span text:style-name="T524">Ни в какую не хочет </text:span>ун<text:span text:style-name="T524">я</text:span>т<text:span text:style-name="T524">ь</text:span>ся. </text:p>
      <text:p text:style-name="P289">– <text:span text:style-name="T524">Эт ты о чём</text:span>?</text:p>
      <text:p text:style-name="P289">– Его ещё называют <text:span text:style-name="T524">^</text:span><text:span text:style-name="T1">S-Gerät</text:span>. </text:p>
      <text:p text:style-name="P289">Из списка <text:span text:style-name="T524">последующей</text:span> сборки , Слотроп, вспомнил? Вернер, на балдахине, заухал. Сигналит тому Чичерину, точняк. </text:p>
      <text:p text:style-name="P271">Параноики не <text:span text:style-name="T530">оттого</text:span> параноики (Пословица 5) что они параноики, а потому что постоянно <text:span text:style-name="T524">вляпываются</text:span>, эти ёбаные идиоты, <text:s/>в <text:span text:style-name="T524">заведомо </text:span>параноидные ситуации. </text:p>
      <text:p text:style-name="Text_20_body">– Но как вообще,– аккуратно откупоривая следующую бутылку Нордхаузерского Сока Теней, <text:span text:style-name="T524">^</text:span><text:span text:style-name="T1">чппок</text:span>, с лучшей имитацией Кэри Гранта, на какую только способен, внутренности напряжены до звона, учтиво наполняет стаканы, один подаёт ей,– такая молоденькая прелесть, как ты, может что-то знать про <text:span text:style-name="T524">всякие там </text:span>ракеты, приборы. </text:p>
      <text:p text:style-name="Text_20_body">– Я <text:span text:style-name="T524">прочитываю</text:span> почту Вацлава,– как будто отвечает на тупой вопрос, но <text:span text:style-name="T524">тот и вправду</text:span> такой.</text:p>
      <text:p text:style-name="Text_20_body">– Не следует болтать об этом кому попало так вот. Если узнает, он тебя убьёт. </text:p>
      <text:p text:style-name="Text_20_body">– Ты мне нравишься. Мне нравится интриговать. Нравится играть. </text:p>
      <text:p text:style-name="Text_20_body">– Наверно, нравится подводить людей под монастырь. </text:p>
      <text:p text:style-name="Text_20_body"><text:soft-page-break/>– Ну и ладно,– выпятилась нижняя губа. </text:p>
      <text:p text:style-name="Text_20_body">– Хорошо, хорошо, расскажи мне. Но не знаю заинтересуется ли этим <text:span text:style-name="T525">^</text:span><text:span text:style-name="T1">Гардиан</text:span>. <text:span text:style-name="T525">У меня</text:span> редакторы <text:span text:style-name="T525">такие</text:span> твердолобы<text:span text:style-name="T525">е</text:span>, ты ж понимаешь. </text:p>
      <text:p text:style-name="P290">Гусиная кожа собирается на её голых маленьких грудях. –«Я один раз позировала для ракетной эмблемы. Может ты видел. Молоденькая ведьма верхом на А-4. Н<text:span text:style-name="T525">е</text:span>нужная <text:span text:style-name="T525">больше</text:span> метла через плечо. Меня избрали <text:span text:style-name="T525">Любимицей</text:span> 3/Арт. Часть. (моторизир.) 485. </text:p>
      <text:p text:style-name="Text_20_body">– Ты настоящая ведьма? </text:p>
      <text:p text:style-name="Text_20_body">– Думаю, у меня есть тенденции. Ты уже поднимался на Брокен? </text:p>
      <text:p text:style-name="Text_20_body">– Только-только прибыл в город вообще-то. </text:p>
      <text:p text:style-name="Text_20_body">– Я <text:span text:style-name="T525">отправляюсь туда</text:span> <text:s text:c="2"/>каждую Вальпургиеву ночь с тех пор, как у меня начались периоды. Могу взять тебя, если хочешь. </text:p>
      <text:p text:style-name="Text_20_body">– Расскажи мне про этот, этот <text:span text:style-name="T525">^</text:span><text:span text:style-name="T1">Schwarzgerät</text:span>. </text:p>
      <text:p text:style-name="Text_20_body">– А я думала тебе не интересно. </text:p>
      <text:p text:style-name="P290">– Откуда мне знать интересно или нет, <text:span text:style-name="T525">если даже</text:span> не знаю что <text:span text:style-name="T525">тут вообще может <text:s/>быть </text:span>интересного. </text:p>
      <text:p text:style-name="Text_20_body">– <text:span text:style-name="T526">Наверно,</text:span> ты и вправду корреспондент. Умеешь крутить словами. </text:p>
      <text:p text:style-name="Text_20_body">Чичерин с рёвом врывается через окно, Наган бьёт всполохами из кулака. Чичерин приземляется на парашюте и валит Слотропа одним ударом дзю-до. Чичерин вламывается на Сталинском танке прямо в комнату и разносит Слотропа 76 миллиметровым. Спасибо, что задержала его, <text:span text:style-name="T526">^</text:span><text:span text:style-name="T1">Liebchen</text:span>, <text:span text:style-name="T526">покойник</text:span> был шпион<text:span text:style-name="T526">ом</text:span>, <text:span text:style-name="T526">ладно</text:span>, пока, мне <text:span text:style-name="T526">ещё</text:span> в Пенемюнде и к <text:span text:style-name="T526">одной </text:span>роскошной польской девке с грудями как ванильное мороженое, заскочу к тебе в другой раз. </text:p>
      <text:p text:style-name="Text_20_body">– Мне, <text:span text:style-name="T526">так </text:span>думаю, <text:span text:style-name="T526">уже </text:span>пора отсюда,– грит Слотроп,– в пишущую машинку ленту надо <text:span text:style-name="T526">ещё</text:span> заправ<text:span text:style-name="T526">ля</text:span>ть, карандаши под<text:span text:style-name="T526">за</text:span>точить, сама знаешь как оно— </text:p>
      <text:p text:style-name="Text_20_body">– Говорю же тебе, его сегодня ночью не будет. </text:p>
      <text:p text:style-name="Text_20_body">– Почему? Отправился за тем <text:span text:style-name="T526">^</text:span><text:span text:style-name="T1">Schwarzgerät</text:span>, нет? </text:p>
      <text:p text:style-name="Text_20_body">– Нет, последн<text:span text:style-name="T527">его</text:span> он ещё не <text:span text:style-name="T527">видел</text:span>. Письмо вчера пришло из Штеттина. </text:p>
      <text:p text:style-name="Text_20_body">– Прямым текстом конечно. </text:p>
      <text:p text:style-name="Text_20_body">– А почему нет? </text:p>
      <text:p text:style-name="Text_20_body">– Вряд ли что-то важное. </text:p>
      <text:p text:style-name="Text_20_body">– Он продаётся. </text:p>
      <text:p text:style-name="Text_20_body">– Текст? </text:p>
      <text:p text:style-name="Text_20_body">– <text:span text:style-name="T527">^</text:span><text:span text:style-name="T1">S-Gerät</text:span>, лопух. Человек в Свинемюнде <text:span text:style-name="T527">готов</text:span> достать. За полмиллиона швейцарских франков, если ты в курсе. <text:span text:style-name="T527">Будет ждать </text:span>на Странд-Променад, каждый день до полудня. <text:span text:style-name="T527">В</text:span> бел<text:span text:style-name="T527">ом</text:span> костюм<text:span text:style-name="T527">е</text:span>. </text:p>
      <text:p text:style-name="Text_20_body"><text:soft-page-break/>О, даже так? –«Блодгет Ваксвинг». </text:p>
      <text:p text:style-name="Text_20_body">– Он не подписал. Но не думаю, что Ваксвинг. <text:span text:style-name="T527">Хотя т</text:span>от держится ближе к Средиземноморью. </text:p>
      <text:p text:style-name="Text_20_body">– У тебя широкий круг знакомств. </text:p>
      <text:p text:style-name="Text_20_body">– Ваксвинг уже легенда в Зоне. Как и Чичерин. Могу поспорить, что ты тоже. Как твоё ия? </text:p>
      <text:p text:style-name="Text_20_body">– Кэри Грант. Ге-ли, Ге-ли, Ге-ли… Послушай, Свинемюнде это же в Советской зоне, так? </text:p>
      <text:p text:style-name="Text_20_body">– Ты говоришь как Немец. Забудь про границы, Забудь разделения. Их нет. </text:p>
      <text:p text:style-name="Text_20_body">– Есть солдаты. </text:p>
      <text:p text:style-name="Text_20_body">– Это верно.– Уставившись на него,– но какая разница? </text:p>
      <text:p text:style-name="Text_20_body">– О. </text:p>
      <text:p text:style-name="Text_20_body">– Научишься. Всё приостановлено. Вацлав называет это «междуцарствием». Тут надо просто плыть по течению. </text:p>
      <text:p text:style-name="Text_20_body">– Мне пора выгребать отсюда, детка. Пасибаньки за инфу, Скафлинг перед тобой в долгу— </text:p>
      <text:p text:style-name="Text_20_body">– Ну, останься ,пожалуйста.– Свернувшись на кровати, из глаз вот-вот закапают слёзы. О, блядь, Слотроп, ты лох… но она просто ребёнок…. «Иди сюда». </text:p>
      <text:p text:style-name="Text_20_body">Хотя, когда он вставил, она осатанела и малость сдвинулась, полосуя его ноги, плечи, жопу обкусанными ногтями острее пилы. Расчётливый Слотроп старается сдержать оргазм пока она дойдёт, как вдруг, нежданно, что-то увесистое, пернатое и со множеством острий рухнуло ему на поясницу и, дёргаясь, спускает его спусковой крючок и тут же Гели тоже ЗДЕННЦ! ииииии... о, нас не догоняаат!. Хлопанье крыльев и Вернер—потому что это он—взвивается в темноту. </text:p>
      <text:p text:style-name="Text_20_body">– Ёбаная птица!– Орёт Слотроп,– ещё раз устроит такое, я ему Беби Рут в жопу вобью, ую-юй— это сговор это<text:span text:style-name="T530"> с</text:span>говор, это <text:span text:style-name="T530">^</text:span><text:span text:style-name="T1">вторичный рефлекс по Павлову</text:span>! или ещё там что,– Чичерин надрессировал его так, верно? </text:p>
      <text:p text:style-name="Text_20_body">– Неверно! Это я его так приучила,– она улыбается ему с <text:span text:style-name="T527">полным</text:span> счастьем четырёхлет<text:span text:style-name="T527">ки</text:span> и <text:span text:style-name="T527">до того открыта</text:span>, что Слотроп решает поверить всему, что слышал от неё. </text:p>
      <text:p text:style-name="Text_20_body">– Ты ведьма.– При всей своей параноидности, он прижимается под покрывалом к длинноногой колдунье, закуривает сигарету и, несмотря на нескончаемых Чичериных, что сыпятся поверх бескрышных стен с арсеналами уничтожения его <text:span text:style-name="T527">персонально</text:span>, даже засыпает, вскоре, в объятии её голых рук. </text:p>
      <text:p text:style-name="P292"><draw:frame draw:style-name="fr1" draw:name="Image34" text:anchor-type="paragraph" svg:width="6.9252in" svg:height="0.3661in" draw:z-index="34"><draw:image xlink:href="Pictures/1000000000000B720000009B428C9716555D8079.png" xlink:type="simple" xlink:show="embed" xlink:actuate="onLoad" loext:mime-type="image/png"/></draw:frame>&amp;&amp;</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Mono" svg:font-family="'Liberation Mono', 'MS Gothic'" style:font-family-generic="modern"/>
    <style:font-face style:name="Liberation Serif1" svg:font-family="'Liberation Serif', 'Times New Roman'" style:font-family-generic="roman"/>
    <style:font-face style:name="FreeSans1" svg:font-family="FreeSans" style:font-family-generic="swiss"/>
    <style:font-face style:name="FreeSans2" svg:font-family="FreeSans, Arial" style:font-family-generic="swiss"/>
    <style:font-face style:name="DejaVu Sans1" svg:font-family="'DejaVu Sans', 'Times New Roman'" style:font-pitch="variable"/>
    <style:font-face style:name="FreeSerif" svg:font-family="FreeSerif" style:font-family-generic="roman" style:font-pitch="variable"/>
    <style:font-face style:name="Liberation Serif" svg:font-family="'Liberation Serif'" style:font-family-generic="roman" style:font-pitch="variable"/>
    <style:font-face style:name="Times New Roman Cyr" svg:font-family="'Times New Roman Cyr'"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vertical-align="baseline" style:writing-mode="lr-tb"/>
      <style:text-properties style:use-window-font-color="true" style:font-name="Liberation Serif1" fo:font-family="'Liberation Serif', 'Times New Roman'" style:font-family-generic="roman" fo:font-size="12pt" fo:language="ru" fo:country="RU" style:letter-kerning="true" style:font-name-asian="DejaVu Sans1" style:font-family-asian="'DejaVu Sans', 'Times New Roman'" style:font-pitch-asian="variable" style:font-size-asian="12pt" style:language-asian="zh" style:country-asian="CN" style:font-name-complex="FreeSans2" style:font-family-complex="FreeSans, Arial" style:font-family-generic-complex="swiss" style:font-size-complex="12pt" style:language-complex="hi" style:country-complex="IN" fo:hyphenate="false" fo:hyphenation-remain-char-count="2" fo:hyphenation-push-char-count="2"/>
    </style:style>
    <style:style style:name="Heading" style:family="paragraph" style:parent-style-name="Standard_20__28_user_29_" style:next-style-name="Text_20_body_20__28_user_29_"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1" style:font-family-asian="'DejaVu Sans', 'Times New Roman'" style:font-pitch-asian="variable" style:font-size-asian="14pt" style:font-name-complex="FreeSans2" style:font-family-complex="FreeSans, Arial" style:font-family-generic-complex="swiss"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_20__28_user_29_" style:class="list">
      <style:text-properties fo:font-size="12pt" style:font-size-asian="12pt" style:font-name-complex="FreeSans2" style:font-family-complex="FreeSans, 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_20__28_user_29_" style:class="index">
      <style:paragraph-properties text:number-lines="false" text:line-number="0"/>
      <style:text-properties fo:font-size="12pt" style:font-size-asian="12pt" style:font-name-complex="FreeSans2" style:font-family-complex="FreeSans, Arial" style:font-family-generic-complex="swiss"/>
    </style:style>
    <style:style style:name="Standard_20__28_user_29_" style:display-name="Standard (user)" style:family="paragraph">
      <style:paragraph-properties fo:margin-left="0in" fo:margin-right="0in" fo:orphans="2" fo:widows="2" fo:hyphenation-ladder-count="no-limit" fo:text-indent="0in" style:auto-text-indent="false" style:vertical-align="baseline"/>
      <style:text-properties style:use-window-font-color="true" style:font-name="Liberation Serif1" fo:font-family="'Liberation Serif', 'Times New Roman'" style:font-family-generic="roman" fo:font-size="12pt" fo:language="ru" fo:country="RU" style:letter-kerning="true" style:font-name-asian="DejaVu Sans1" style:font-family-asian="'DejaVu Sans', 'Times New Roman'" style:font-pitch-asian="variable" style:font-size-asian="12pt" style:language-asian="zh" style:country-asian="CN" style:font-name-complex="FreeSans2" style:font-family-complex="FreeSans, Arial" style:font-family-generic-complex="swiss" style:font-size-complex="12pt" style:language-complex="hi" style:country-complex="IN" fo:hyphenate="false" fo:hyphenation-remain-char-count="2" fo:hyphenation-push-char-count="2"/>
    </style:style>
    <style:style style:name="Heading_20_1" style:display-name="Heading 1" style:family="paragraph" style:parent-style-name="Heading" style:next-style-name="Text_20_body_20__28_user_29_" style:default-outline-level="1" style:class="text">
      <style:paragraph-properties fo:margin-top="0.1665in" fo:margin-bottom="0.0835in" loext:contextual-spacing="false" fo:text-align="center" style:justify-single-word="false"/>
      <style:text-properties style:font-name="Times New Roman Cyr" fo:font-family="'Times New Roman Cyr'" style:font-family-generic="roman" style:font-pitch="variable" style:font-name-complex="Times New Roman Cyr" style:font-family-complex="'Times New Roman Cyr'" style:font-family-generic-complex="roman" style:font-pitch-complex="variable"/>
    </style:style>
    <style:style style:name="Text_20_body_20__28_user_29_" style:display-name="Text body (user)" style:family="paragraph" style:parent-style-name="Standard_20__28_user_29_">
      <style:paragraph-properties fo:margin-top="0in" fo:margin-bottom="0.0972in" loext:contextual-spacing="false" fo:line-height="115%"/>
    </style:style>
    <style:style style:name="Название_20_объекта" style:display-name="Название объекта" style:family="paragraph" style:parent-style-name="Standard_20__28_user_29_">
      <style:paragraph-properties fo:margin-top="0.0835in" fo:margin-bottom="0.0835in" loext:contextual-spacing="false" text:number-lines="false" text:line-number="0"/>
      <style:text-properties fo:font-size="12pt" fo:font-style="italic" style:font-size-asian="12pt" style:font-style-asian="italic" style:font-name-complex="FreeSans2" style:font-family-complex="FreeSans, Arial" style:font-family-generic-complex="swiss" style:font-size-complex="12pt" style:font-style-complex="italic"/>
    </style:style>
    <style:style style:name="forward" style:family="paragraph" style:parent-style-name="Standard_20__28_user_29_">
      <style:paragraph-properties fo:margin-left="0in" fo:margin-right="0in" fo:text-indent="0in" style:auto-text-indent="false"/>
      <style:text-properties fo:language="ru" fo:country="RU" fo:font-style="normal" style:font-style-asian="normal" style:font-style-complex="normal"/>
    </style:style>
    <style:style style:name="Header" style:family="paragraph" style:parent-style-name="Standard_20__28_user_29_" style:class="extra">
      <style:paragraph-properties fo:margin-left="0in" fo:margin-right="0in" fo:text-align="center" style:justify-single-word="false" fo:text-indent="0in" style:auto-text-indent="false" text:number-lines="false" text:line-number="0"/>
    </style:style>
    <style:style style:name="indent-big" style:family="paragraph" style:parent-style-name="Standard_20__28_user_29_">
      <style:paragraph-properties fo:margin-left="0in" fo:margin-right="0in" fo:text-align="center" style:justify-single-word="false" fo:text-indent="2.2402in" style:auto-text-indent="false"/>
      <style:text-properties fo:language="ru" fo:country="RU" fo:font-style="normal" style:font-style-asian="normal" style:font-style-complex="normal"/>
    </style:style>
    <style:style style:name="big-left-indent" style:family="paragraph" style:parent-style-name="indent-big">
      <style:paragraph-properties fo:margin-left="0in" fo:margin-right="0in" fo:text-align="start" style:justify-single-word="false" fo:text-indent="4.2402in" style:auto-text-indent="false"/>
    </style:style>
    <style:style style:name="Figure" style:family="paragraph" style:parent-style-name="Название_20_объекта" style:class="extra"/>
    <style:style style:name="Footer" style:family="paragraph" style:parent-style-name="Standard_20__28_user_29_" style:class="extra">
      <style:paragraph-properties text:number-lines="false" text:line-number="0"/>
    </style:style>
    <style:style style:name="center" style:family="paragraph" style:parent-style-name="forward">
      <style:paragraph-properties fo:text-align="center" style:justify-single-word="false"/>
      <style:text-properties fo:font-variant="small-caps"/>
    </style:style>
    <style:style style:name="center-norm" style:family="paragraph" style:parent-style-name="center">
      <style:paragraph-properties fo:text-align="center" style:justify-single-word="false"/>
      <style:text-properties fo:font-variant="normal" fo:text-transform="none"/>
    </style:style>
    <style:style style:name="caps" style:family="paragraph" style:parent-style-name="indent-big">
      <style:paragraph-properties fo:margin-left="0in" fo:margin-right="0in" fo:text-align="start" style:justify-single-word="false" fo:text-indent="2.1in" style:auto-text-indent="false"/>
      <style:text-properties fo:text-transform="uppercase"/>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DejaVu Sans" style:font-family-asian="'DejaVu Sans'"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Основной_20_шрифт_20_абзаца" style:display-name="Основной шрифт абзаца" style:family="text"/>
    <style:style style:name="Source_20_Text" style:display-name="Source Text" style:family="text">
      <style:text-properties style:font-name="Liberation Mono" fo:font-family="'Liberation Mono', 'MS Gothic'" style:font-family-generic="modern" style:font-name-asian="Liberation Mono" style:font-family-asian="'Liberation Mono', 'MS Gothic'" style:font-family-generic-asian="modern" style:font-name-complex="Liberation Mono" style:font-family-complex="'Liberation Mono', 'MS Gothic'" style:font-family-generic-complex="modern"/>
    </style:style>
    <style:style style:name="Emphasis" style:family="text">
      <style:text-properties fo:font-style="italic" style:font-style-asian="italic" style:font-style-complex="italic"/>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1in" fo:margin-left="1in"/>
        </style:list-level-properties>
      </text:outline-level-style>
      <text:outline-level-style text:level="2" style:num-format="">
        <style:list-level-properties text:list-level-position-and-space-mode="label-alignment">
          <style:list-level-label-alignment text:label-followed-by="listtab" text:list-tab-stop-position="1in" fo:margin-left="1in"/>
        </style:list-level-properties>
      </text:outline-level-style>
      <text:outline-level-style text:level="3" style:num-format="">
        <style:list-level-properties text:list-level-position-and-space-mode="label-alignment">
          <style:list-level-label-alignment text:label-followed-by="listtab" text:list-tab-stop-position="1in" fo:margin-left="1in"/>
        </style:list-level-properties>
      </text:outline-level-style>
      <text:outline-level-style text:level="4" style:num-format="">
        <style:list-level-properties text:list-level-position-and-space-mode="label-alignment">
          <style:list-level-label-alignment text:label-followed-by="listtab" text:list-tab-stop-position="1in" fo:margin-left="1in"/>
        </style:list-level-properties>
      </text:outline-level-style>
      <text:outline-level-style text:level="5" style:num-format="">
        <style:list-level-properties text:list-level-position-and-space-mode="label-alignment">
          <style:list-level-label-alignment text:label-followed-by="listtab" text:list-tab-stop-position="1in" fo:margin-left="1in"/>
        </style:list-level-properties>
      </text:outline-level-style>
      <text:outline-level-style text:level="6" style:num-format="">
        <style:list-level-properties text:list-level-position-and-space-mode="label-alignment">
          <style:list-level-label-alignment text:label-followed-by="listtab" text:list-tab-stop-position="1in" fo:margin-left="1in"/>
        </style:list-level-properties>
      </text:outline-level-style>
      <text:outline-level-style text:level="7" style:num-format="">
        <style:list-level-properties text:list-level-position-and-space-mode="label-alignment">
          <style:list-level-label-alignment text:label-followed-by="listtab" text:list-tab-stop-position="1in" fo:margin-left="1in"/>
        </style:list-level-properties>
      </text:outline-level-style>
      <text:outline-level-style text:level="8" style:num-format="">
        <style:list-level-properties text:list-level-position-and-space-mode="label-alignment">
          <style:list-level-label-alignment text:label-followed-by="listtab" text:list-tab-stop-position="1in" fo:margin-left="1in"/>
        </style:list-level-properties>
      </text:outline-level-style>
      <text:outline-level-style text:level="9" style:num-format="">
        <style:list-level-properties text:list-level-position-and-space-mode="label-alignment">
          <style:list-level-label-alignment text:label-followed-by="listtab" text:list-tab-stop-position="1in" fo:margin-left="1in"/>
        </style:list-level-properties>
      </text:outline-level-style>
      <text:outline-level-style text:level="10" style:num-format="">
        <style:list-level-properties text:list-level-position-and-space-mode="label-alignment">
          <style:list-level-label-alignment text:label-followed-by="listtab" text:list-tab-stop-position="1in" fo:margin-left="1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37"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dmin</meta:initial-creator>
    <meta:creation-date>2020-10-07T22:16:00</meta:creation-date>
    <dc:date>2021-06-29T19:03:10.305964477</dc:date>
    <meta:editing-cycles>465</meta:editing-cycles>
    <meta:editing-duration>P13DT6H13M59S</meta:editing-duration>
    <meta:generator>LibreOffice/6.1.5.2$Linux_X86_64 LibreOffice_project/10$Build-2</meta:generator>
    <meta:document-statistic meta:table-count="0" meta:image-count="34" meta:object-count="1" meta:page-count="254" meta:paragraph-count="2171" meta:word-count="108173" meta:character-count="736548" meta:non-whitespace-character-count="628207"/>
  </office:meta>
</office:document-meta>
</file>

<file path=Object 1/content.xml><?xml version="1.0" encoding="utf-8"?>
<math xmlns="http://www.w3.org/1998/Math/MathML" display="block">
  <semantics>
    <mrow>
      <msup>
        <mi mathvariant="italic">Ne</mi>
        <mrow>
          <mo stretchy="false">−</mo>
          <mi>m</mi>
        </mrow>
      </msup>
      <mrow>
        <mo fence="true" stretchy="false">(</mo>
        <mrow>
          <mrow>
            <mn>1</mn>
            <mo stretchy="false">+</mo>
            <mi>m</mi>
            <mo stretchy="false">+</mo>
            <mfrac>
              <msup>
                <mi>m</mi>
                <mn>2</mn>
              </msup>
              <mrow>
                <mn>2</mn>
                <mi>!</mi>
              </mrow>
            </mfrac>
            <mo stretchy="false">+</mo>
            <mfrac>
              <msup>
                <mi>m</mi>
                <mn>3</mn>
              </msup>
              <mrow>
                <mn>3</mn>
                <mi>!</mi>
              </mrow>
            </mfrac>
            <mo stretchy="false">+</mo>
            <mn>...</mn>
            <mo stretchy="false">+</mo>
            <mfrac>
              <mrow>
                <msup>
                  <mi>m</mi>
                  <mi>n</mi>
                </msup>
                <mo stretchy="false">−</mo>
                <mn>1</mn>
              </mrow>
              <mrow>
                <mrow>
                  <mi>n</mi>
                  <mo stretchy="false">−</mo>
                  <mn>1</mn>
                </mrow>
                <mi>!</mi>
              </mrow>
            </mfrac>
          </mrow>
        </mrow>
        <mo fence="true" stretchy="false">)</mo>
      </mrow>
    </mrow>
    <annotation encoding="StarMath 5.0">				Ne^ -m (1 + m + {m^2} over {2!} + {m^3} over {3!} + ... + {m^n-1} over {n-1!}) </annotation>
  </semantics>
</math>
</file>